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1" style:family="table-column">
      <style:table-column-properties fo:break-before="auto" style:column-width="130.99pt"/>
    </style:style>
    <style:style style:name="co12" style:family="table-column">
      <style:table-column-properties fo:break-before="auto" style:column-width="308.89pt"/>
    </style:style>
    <style:style style:name="co3" style:family="table-column">
      <style:table-column-properties fo:break-before="auto" style:column-width="21.6pt"/>
    </style:style>
    <style:style style:name="co4" style:family="table-column">
      <style:table-column-properties fo:break-before="auto" style:column-width="20.49pt"/>
    </style:style>
    <style:style style:name="co5" style:family="table-column">
      <style:table-column-properties fo:break-before="auto" style:column-width="193.55pt"/>
    </style:style>
    <style:style style:name="co6" style:family="table-column">
      <style:table-column-properties fo:break-before="auto" style:column-width="54.06pt"/>
    </style:style>
    <style:style style:name="co7" style:family="table-column">
      <style:table-column-properties fo:break-before="auto" style:column-width="36pt"/>
    </style:style>
    <style:style style:name="co8" style:family="table-column">
      <style:table-column-properties fo:break-before="auto" style:column-width="25.2pt"/>
    </style:style>
    <style:style style:name="co9" style:family="table-column">
      <style:table-column-properties fo:break-before="auto" style:column-width="15.11pt"/>
    </style:style>
    <style:style style:name="co10" style:family="table-column">
      <style:table-column-properties fo:break-before="auto" style:column-width="452.15pt"/>
    </style:style>
    <style:style style:name="co13" style:family="table-column">
      <style:table-column-properties fo:break-before="auto" style:column-width="278.19pt"/>
    </style:style>
    <style:style style:name="co14" style:family="table-column">
      <style:table-column-properties fo:break-before="auto" style:column-width="64.01pt"/>
    </style:style>
    <style:style style:name="ro3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ro4" style:family="table-row">
      <style:table-row-properties style:row-height="99.24pt" fo:break-before="auto" style:use-optimal-row-height="true"/>
    </style:style>
    <style:style style:name="ro5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8" style:family="table-cell" style:parent-style-name="Default" style:data-style-name="N100"/>
    <style:style style:name="ce9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99"/>
    <style:style style:name="ce11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9" style:family="table-cell" style:parent-style-name="Default">
      <style:table-cell-properties style:rotation-angle="90"/>
    </style:style>
    <style:style style:name="ce20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26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column table:style-name="co9" table:number-columns-repeated="8" table:default-cell-style-name="Default"/>
        <table:table-column table:style-name="co9" table:default-cell-style-name="ce15"/>
        <table:table-column table:style-name="co9" table:number-columns-repeated="45" table:default-cell-style-name="Default"/>
        <table:table-column table:style-name="co9" table:default-cell-style-name="ce15"/>
        <table:table-column table:style-name="co9" table:number-columns-repeated="24" table:default-cell-style-name="Default"/>
        <table:table-column table:style-name="co9" table:default-cell-style-name="ce15"/>
        <table:table-column table:style-name="co9" table:default-cell-style-name="Default"/>
        <table:table-column table:style-name="co9" table:number-columns-repeated="21" table:default-cell-style-name="ce15"/>
        <table:table-column table:style-name="co9" table:number-columns-repeated="915" table:default-cell-style-name="Default"/>
        <table:table-row table:style-name="ro2">
          <table:table-cell table:style-name="ce1" table:formula="of:=COM.MICROSOFT.TEXTJOIN(CHAR(10); 1; [List.A$1:.A$1048576]) &amp; CHAR(10) &amp; CHAR(10) &amp; [.D1] &amp; CHAR(10) &amp; [.E1]" office:value-type="string" office:string-value="[b]1. [url=https://www.moddb.com/mods/brutal-doom/addons/project-brutality]Project Brutality[/url][/b] [[b]53[/b]: [size=85]Koto: 3, JDSH98: 2, TDRR: 1, MasterBeavis: 2, AlexThePianoNailer: 5, ErrantMasa: 4, iamcarrotmaster: 5, A_D_M_E_R_A_L: 5, Martinoz: 5, LastManonEarth: 5, Cacodemon345: 5, Craneo: 2, Dawn111: 4, Elodorian: 5[/size]]&#10;[b]2. [url=https://forum.zdoom.org/viewtopic.php?t=37044#p703341]DoomRL Arsenal[/url][/b] [[b]46[/b]: [size=85]wildweasel: 3,  TheNightATK300: 2, lil'devil: 1, Hege Cactus: 3, TriMetall: 3, kadu522: 3, Azba: 3, 4thcharacter: 3, ZikShadow: 2, Sumwunn: 4, Marrub: 3, Master Medi: 2, Turbo: 2, Crazy Toni: 3, Hellser: 3, IdiotBitz: 1, ErrantMasa: 5[/size]]&#10;[b]3. [url=https://forum.zdoom.org/viewtopic.php?f=43&amp;t=47494#p805770]The Trailblazer[/url][/b] [[b]45[/b]: [size=85]m8f: 1, Matt: 1, Hege Cactus: 1, lud: 1, ZikShadow: 1, Cyanide: 1, D3athStalker: 2, erni945: 4, insightguy: 3, eharper256: 3, sycspysycspy: 5, Ikazu-san: 2, Rowsol: 5, AlphaEnt: 2, BerserkerNoir: 2, Error313: 3, shotfan: 3, Squirb: 3, iamcarrotmaster: 2[/size]]&#10;[b]4. [url=https://forum.zdoom.org/viewtopic.php?f=43&amp;t=37066#p703762]Guncaster[/url][/b] [[b]44[/b]: [size=85]Brohnesorge: 4, Shi No Hime: 2, ZippeyKeys12: 4, HaraSwift: 1, Somagu: 1,  TheNightATK300: 1, kadu522: 2, ZikShadow: 1, D3athStalker: 4, erni945: 5, GeneralDelphox: 3, QuakedoomNukem Cz: 1, Rowsol: 5, IdiotBitz: 1, BerserkerNoir: 2, shotfan: 2, iamcarrotmaster: 3, Martinoz: 2[/size]]&#10;[b]5. [url=https://forum.zdoom.org/viewtopic.php?f=43&amp;t=57098#p1006858]High Noon Drifter[/url][/b] [[b]42[/b]: [size=85]m8f: 1, Matt: 1, GAA1992: 3, phantombeta: 1, Hege Cactus: 3, kadu522: 2, Captain J: 4, Master Medi: 1, Cyanide: 1, D3athStalker: 1, erni945: 3, GeneralDelphox: 3, insightguy: 3, Hellser: 3, QuakedoomNukem Cz: 1, BerserkerNoir: 2, ChocoGuevara: 4, Dawn111: 3, Elodorian: 2[/size]]&#10;[b]6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&#10;[b]7. [url=https://forum.zdoom.org/viewtopic.php?t=54750#p965349]Death Foretold (D4T)[/url][/b] [[b]37[/b]: [size=85] TheNightATK300: 2, D3athStalker: 2, insightguy: 3, DoodGuy: 4, JDSH98: 5, AlphaEnt: 2, SunPraiser: 3, The_Abysswalker: 3, BerserkerNoir: 2, excedentia: 2, shotfan: 1, Craneo: 3, Dawn111: 5[/size]]&#10;[b]7. [url=https://forum.zdoom.org/viewtopic.php?f=43&amp;t=57716#p1016051]Quake Champions: Doom Edition (QCDE)[/url][/b] [[b]37[/b]: [size=85] TheNightATK300: 3, Cyanide: 1, D3athStalker: 2, Apaul27 : 1, DoodGuy: 5, JDSH98: 3, SunPraiser: 5, The_Abysswalker: 5, TDRR: 4, excedentia: 5, Error313: 3[/size]]&#10;[b]9. [url=https://forum.zdoom.org/viewtopic.php?t=25836#p492521]Project MSX[/url][/b] [[b]33[/b]: [size=85]Marisa Kirisame: 4, Combine_Kegan: 2, TerminusEst13: 4, wildweasel: 2, ibm5155: 4, Somagu: 1, Azba: 1, Eric_: 5, sycspysycspy: 4, AlphaEnt: 2, Dylan558: 4[/size]]&#10;[b]10. [url=https://forum.zdoom.org/viewtopic.php?f=43&amp;t=55061#p973066]Final Doomer[/url][/b] [[b]32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[/size]]&#10;[b]10. [url=https://forum.zdoom.org/viewtopic.php?f=43&amp;t=29915#p567421]Russian Overkill[/url][/b] [[b]32[/b]: [size=85]leodoom85: 1, Marisa Kirisame: 2, Untitled: 2, HaraSwift: 5, wildweasel: 1,  TheNightATK300: 1, Beed28: 5, Hege Cactus: 1, TriMetall: 1, Azba: 1, 4thcharacter: 3, dard22: 1, Koto: 1, wolfmanfp: 5, Rowsol: 1, Martinoz: 1[/size]]&#10;[b]12. [url=https://forum.zdoom.org/viewtopic.php?f=43&amp;t=57964#p1019776]Netronian Chaos[/url][/b] [[b]29[/b]: [size=85]TerminusEst13: 2, DrPyspy: 3, phantombeta: 5,  TheNightATK300: 2, PlayerLin: 5, Turbo: 2, TheLightBad96: 2, Vostyok: 3, lizardcommando: 1, TDRR: 1, silentzora: 3[/size]]&#10;[b]13. [url=https://forum.zdoom.org/viewtopic.php?f=43&amp;t=47980#p818030]Colourful Hell[/url][/b] [[b]28[/b]: [size=85]Brohnesorge: 3, Shadelight: 2, Shi No Hime: 2, Marisa Kirisame: 3, HaraSwift: 3, Somagu: 2, lud: 4, 4thcharacter: 3, D3athStalker: 1, Rowsol: 1, BerserkerNoir: 1, shotfan: 1, ChocoGuevara: 2[/size]]&#10;[b]13. [url=https://forum.zdoom.org/viewtopic.php?t=51771#p902709]Samsara[/url][/b] [[b]28[/b]: [size=85]Matt: 2, Combine_Kegan: 3, Untitled: 5, Turbo: 3, Crazy Toni: 2, Cyanide: 1, GeneralDelphox: 1, Revae: 5, Hellser: 3, Dylan558: 3[/size]]&#10;[b]15. [url=https://forum.zdoom.org/viewtopic.php?f=43&amp;t=45115#p742401]GMOTA[/url][/b] [[b]26[/b]: [size=85]Shadelight: 3, TerminusEst13: 3, DrPyspy: 3, Somagu: 1,  TheNightATK300: 2, Hege Cactus: 2, Captain J: 3, Azba: 3, Eric_: 1, Marrub: 1, Revae: 3, QuakedoomNukem Cz: 1[/size]]&#10;[b]15. [url=http://adventuresofsquare.com/]The Adventures of Square[/url][/b] [[b]26[/b]: [size=85]Matt: 1, Combine_Kegan: 3, ZippeyKeys12: 4, TriMetall: 1, Bigger C: 2, TheLightBad96: 2, Revae: 3, QuakedoomNukem Cz: 1, AlphaEnt: 2, Vostyok: 5, MasterBeavis: 2[/size]]&#10;[b]15. [url=https://forum.zdoom.org/viewtopic.php?t=29304#p557222]Winter's Fury[/url][/b] [[b]26[/b]: [size=85]Rachael: 1, Shadelight: 3, Jaxxoon R: 3, insightguy: 2, Zcat: 3, Zan: 4, QuakedoomNukem Cz: 1, Solmir : 4, SunPraiser: 2, Dylan558: 2, MasterBeavis: 1[/size]]&#10;[b]18. [url=https://forum.zdoom.org/viewtopic.php?t=57817#p1017445]Touhou Doom[/url][/b] [[b]24[/b]: [size=85]ZikShadow: 3, Master Medi: 5, GeneralDelphox: 5, dard22: 4, insightguy: 2, Dylan558: 5[/size]]&#10;[b]19. [url=https://forum.zdoom.org/viewtopic.php?f=43&amp;t=53867#p947413]Hearts of Demons - BARON[/url][/b] [[b]23[/b]: [size=85]leodoom85: 1, Shadelight: 4, Shi No Hime: 1, HaraSwift: 5, Somagu: 1, kadu522: 3, lud: 5, shotfan: 2, Martinoz: 1[/size]]&#10;[b]20. [url=https://forum.zdoom.org/viewtopic.php?f=19&amp;t=47801#p813367]Blade of Agony[/url][/b] [[b]21[/b]: [size=85]Caligari87: 2, ZikShadow: 3, The Ultimate DooMer: 1, dard22: 2, Zcat: 2, Zan: 1, Ravick: 1, Koto: 4, Solmir : 5[/size]]&#10;[b]20. [url=https://forum.zdoom.org/viewtopic.php?f=43&amp;t=54843#p967174]DOOM For DooM (D4D)[/url][/b] [[b]21[/b]: [size=85]Caligari87: 3, Shi No Hime: 2, ZippeyKeys12: 1, GAA1992: 1, Beed28: 3, GeneralDelphox: 3, Rowsol: 1, Dylan558: 1, shotfan: 1, xim: 3, MasterBeavis: 2[/size]]&#10;[b]22. [url=https://forum.zdoom.org/viewtopic.php?t=46787#p786254]Demonsteele[/url][/b] [[b]20[/b]: [size=85]Untitled: 4, Azba: 1, Eric_: 3, Zcat: 5, TheMightyHeracross: 3, sycspysycspy: 3, Ikazu-san: 1[/size]]&#10;[b]22. [url=https://forum.zdoom.org/viewtopic.php?f=43&amp;t=58594#p1029236]Doom Incarnate[/url][/b] [[b]20[/b]: [size=85]Somagu: 1, ZikShadow: 1, TheLightBad96: 4, Koto: 1, Error313: 3, xim: 5, Cacodemon345: 4, Elodorian: 1[/size]]&#10;[b]22. [url=https://forum.zdoom.org/viewtopic.php?f=43&amp;t=58343#p1025452]La Tailor Girl[/url][/b] [[b]20[/b]: [size=85]leodoom85: 1, Rachael: 1, Marisa Kirisame: 3, Somagu: 1, lud: 3, 4thcharacter: 1, PlayerLin: 1, insightguy: 2, eharper256: 1, QuakedoomNukem Cz: 1, SunPraiser: 2, TDRR: 2, MasterBeavis: 1[/size]]&#10;[b]22. [url=http://action.mancubus.net/ad2free.htm]Urban Brawl: Action Doom 2[/url][/b] [[b]20[/b]: [size=85]DrPyspy: 3, wildweasel: 4, Captain J: 1, PlayerLin: 1, dard22: 5, QuakedoomNukem Cz: 1, TDRR: 5[/size]]&#10;[b]26. [url=http://www.moddb.com/mods/brutal-doom]Brutal Doom[/url][/b] [[b]18[/b]: [size=85]lil'devil: 1, Olroda: 1, Zcat: 1, Zan: 3, wolfmanfp: 1, Rowsol: 1, BerserkerNoir: 1, MasterBeavis: 1, AlexThePianoNailer: 5, Martinoz: 3[/size]]&#10;[b]26. [url=https://forum.zdoom.org/viewtopic.php?f=19&amp;t=21681#p426527]Psychic[/url][/b] [[b]18[/b]: [size=85]TerminusEst13: 5, phantombeta: 2, Somagu: 1, Marrub: 5, Crazy Toni: 2, Tapwave: 3[/size]]&#10;[b]28. [url=https://forum.zdoom.org/viewtopic.php?f=43&amp;t=50004]Beautiful Doom[/url][/b] [[b]16[/b]: [size=85]m8f: 1, ZippeyKeys12: 1, GAA1992: 1, Мichаеlis: 1, SunPraiser: 3, Squirb: 3, Rex705: 1, A_D_M_E_R_A_L: 2, Cacodemon345: 3[/size]]&#10;[b]28. [url=https://forum.zdoom.org/viewtopic.php?f=19&amp;t=33292#p630099]Doom RPG[/url][/b] [[b]16[/b]: [size=85]kadu522: 3, ZikShadow: 1, Sumwunn: 5, Marrub: 2, Master Medi: 3, Ikazu-san: 2[/size]]&#10;[b]28. [url=http://www.thekinsie.com/reelism/]Reelism[/url][/b] [[b]16[/b]: [size=85]Marisa Kirisame: 1, Untitled: 3, undeadmonk354: 1, Beed28: 2, Hege Cactus: 2, TriMetall: 1, Captain J: 2, Crazy Toni: 2, QuakedoomNukem Cz: 1, IdiotBitz: 1[/size]]&#10;[b]31. [url=https://forum.zdoom.org/viewtopic.php?f=43&amp;t=51035#p888249]LegenDoom[/url][/b] [[b]15[/b]: [size=85]Hege Cactus: 3, lud: 2, 4thcharacter: 3, ZikShadow: 1, Sumwunn: 3, Crazy Toni: 2, IdiotBitz: 1[/size]]&#10;[b]31. [url=https://forum.zdoom.org/viewtopic.php?t=32674#p618450]Pirate Doom[/url][/b] [[b]15[/b]: [size=85]Combine_Kegan: 4, undeadmonk354: 5, Zcat: 4, Ravick: 1, MasterBeavis: 1[/size]]&#10;[b]33. [url=https://forum.zdoom.org/viewtopic.php?f=19&amp;t=47573#p807968]Ashes 2063 TC[/url][/b] [[b]13[/b]: [size=85]Olroda: 2, Bigger C: 3, TheLightBad96: 2, The_Abysswalker: 3, Error313: 3[/size]]&#10;[b]33. [url=https://forum.zdoom.org/viewtopic.php?f=43&amp;t=57053#p1006227]Kriegsland: Blutorden[/url][/b] [[b]13[/b]: [size=85]TheLightBad96: 2, erni945: 2, Apaul27 : 1, DoodGuy: 1, YukesVonFaust: 1, JDSH98: 2, Vostyok: 4[/size]]&#10;[b]35. [url=https://www.doomworld.com/vb/wads-mods/91854-wip-doom-64-retribution/]Doom 64: Retribution[/url][/b] [[b]12[/b]: [size=85]leodoom85: 1, Jaxxoon R: 3, YukesVonFaust: 1, silentzora: 3, A_D_M_E_R_A_L: 4[/size]]&#10;[b]35. [url=https://forum.zdoom.org/viewtopic.php?f=46&amp;t=62641#p1080654]Nash's Gore Mod[/url][/b] [[b]12[/b]: [size=85]Hipnotic Rogue: 1, AlphaEnt: 1, BerserkerNoir: 2, xim: 2, Rex705: 1, Craneo: 5[/size]]&#10;[b]37. [url=https://forum.zdoom.org/viewtopic.php?f=19&amp;t=35135#p661646]Doom: The Golden Souls[/url][/b] [[b]11[/b]: [size=85]Matt: 1, The Ultimate DooMer: 1, Koto: 1, Apaul27 : 2, Мichаеlis: 1, excedentia: 5[/size]]&#10;[b]37. [url=https://forum.zdoom.org/viewtopic.php?t=53010#p928835]MetaDoom[/url][/b] [[b]11[/b]: [size=85]Shadelight: 1, DrPyspy: 3, Sumwunn: 1, Crazy Toni: 2, DoodGuy: 3, ErrantMasa: 1[/size]]&#10;[b]37. [url=https://forum.zdoom.org/viewtopic.php?f=46&amp;t=48780#p839642]Ultimate DoomVisor[/url][/b] [[b]11[/b]: [size=85]BerserkerNoir: 1, LastManonEarth: 5, Elodorian: 5[/size]]&#10;[b]37. [url=https://www.doomworld.com/idgames/levels/doom2/Ports/v-z/zendyn_x]Zen Dynamics[/url][/b] [[b]11[/b]: [size=85]TerminusEst13: 1, Captain J: 5, Crazy Toni: 2, Tapwave: 3[/size]]&#10;[b]41. [url=https://forum.zdoom.org/viewtopic.php?f=43&amp;t=58191#p1023165]Enhanced Vanilla Project (EVP)[/url][/b] [[b]10[/b]: [size=85]Rex705: 2, Craneo: 4, ChocoGuevara: 4[/size]]&#10;[b]41. [url=https://forum.zdoom.org/viewtopic.php?f=43&amp;t=54904#p969133]Lithium[/url][/b] [[b]10[/b]: [size=85]GAA1992: 1, Somagu: 1, TriMetall: 3, Ikazu-san: 3, Dawn111: 2[/size]]&#10;[b]43. [url=https://forum.zdoom.org/viewtopic.php?f=19&amp;t=47574#p808023]Doom: The Golden Souls 2[/url][/b] [[b]9[/b]: [size=85]QuakedoomNukem Cz: 1, Apaul27 : 2, wolfmanfp: 2, Мichаеlis: 2, DoodGuy: 2[/size]]&#10;[b]43. [url=https://forum.zdoom.org/viewtopic.php?t=22008#p433365]Legacy of Suffering[/url][/b] [[b]9[/b]: [size=85]ibm5155: 5, Ravick: 1, Koto: 1, AlphaEnt: 1, Kappes Buur: 1[/size]]&#10;[b]43. [url=https://forum.zdoom.org/viewtopic.php?f=43&amp;t=60054#p1047705]ouch_m 2: abort_m[/url][/b] [[b]9[/b]: [size=85]leodoom85: 1, ZippeyKeys12: 5, Azba: 1, wolfmanfp: 2[/size]]&#10;[b]43. [url=https://forum.zdoom.org/viewtopic.php?t=14722&amp;#p297378]The Ultimate Torment and Torture[/url][/b] [[b]9[/b]: [size=85]DrPyspy: 3, ibm5155: 2, JDSH98: 1, silentzora: 3[/size]]&#10;[b]47. [url=https://www.doomworld.com/forum/topic/57957-psx-doomfinal-doom-tc-version-2135-now-released/]PlayStation Doom TC[/url][/b] [[b]8[/b]: [size=85]leodoom85: 1, lil'devil: 1, Olroda: 5, Ravick: 1[/size]]&#10;[b]48. [url=https://forum.zdoom.org/viewtopic.php?t=30942#p586255]Hunter’s Moon[/url][/b] [[b]7[/b]: [size=85]ibm5155: 3, D3athStalker: 1, Мichаеlis: 1, shotfan: 2[/size]]&#10;[b]48. [url=https://forum.zdoom.org/viewtopic.php?t=56668#p1000996]Rise Of The Wool Ball[/url][/b] [[b]7[/b]: [size=85]TheMightyHeracross: 3, QuakedoomNukem Cz: 1, Apaul27 : 3[/size]]&#10;[b]48. [url=https://forum.zdoom.org/viewtopic.php?t=61301#p1063747]Slayer's Rampage[/url][/b] [[b]7[/b]: [size=85]Rex705: 2, iamcarrotmaster: 4, Martinoz: 1[/size]]&#10;[b]48. [url=https://forum.zdoom.org/viewtopic.php?f=45&amp;t=13704#p278356]The Ghoul's Forest 3[/url][/b] [[b]7[/b]: [size=85]ibm5155: 1, undeadmonk354: 4, lil'devil: 2[/size]]&#10;[b]48. [url=https://forum.zdoom.org/viewtopic.php?t=35846#p676444]Wrath of Cronos RPG[/url][/b] [[b]7[/b]: [size=85]Master Medi: 2, Zan: 1, TheMightyHeracross: 3, IdiotBitz: 1[/size]]&#10;[b]48. [url=https://forum.zdoom.org/viewtopic.php?f=43&amp;t=55465#p982269]WW-Cola3[/url][/b] [[b]7[/b]: [size=85]phantombeta: 2, Apaul27 : 2, wolfmanfp: 3[/size]]&#10;[b]54. [url=https://forum.zdoom.org/viewtopic.php?f=43&amp;t=55487#p982784]AEons Of Death[/url][/b] [[b]6[/b]: [size=85]leodoom85: 1, undeadmonk354: 2, lil'devil: 1, The_Abysswalker: 2[/size]]&#10;[b]54. [url=https://forum.zdoom.org/viewtopic.php?f=19&amp;t=55387#p980696]Daytime Drama[/url][/b] [[b]6[/b]: [size=85]leodoom85: 1, Marisa Kirisame: 1, lil'devil: 4[/size]]&#10;[b]54. [url=https://forum.zdoom.org/viewtopic.php?t=34430#p651069]DTS-T[/url][/b] [[b]6[/b]: [size=85]Sgt. Shivers: 5, IdiotBitz: 1[/size]]&#10;[b]54. [url=https://forum.zdoom.org/viewtopic.php?t=29815#p565772]Nazis![/url][/b] [[b]6[/b]: [size=85]Matt: 1, ZikShadow: 1, Sgt. Shivers: 4[/size]]&#10;[b]54. [url=https://forum.zdoom.org/viewtopic.php?f=19&amp;t=52867#p925329]Project Einherjar[/url][/b] [[b]6[/b]: [size=85]Rachael: 1, TheLightBad96: 2, YukesVonFaust: 1, Vostyok: 2[/size]]&#10;[b]54. [url=https://forum.zdoom.org/viewtopic.php?t=52301#p913612]Shadow Of The Wool Ball[/url][/b] [[b]6[/b]: [size=85]QuakedoomNukem Cz: 1, Apaul27 : 3, AlphaEnt: 2[/size]]&#10;[b]54. [url=https://forum.zdoom.org/viewtopic.php?t=45550#p753192]Smooth Doom[/url][/b] [[b]6[/b]: [size=85]GAA1992: 1, lizardcommando: 1, AlexThePianoNailer: 2, Cacodemon345: 2[/size]]&#10;[b]54. [url=https://forum.zdoom.org/viewtopic.php?f=19&amp;t=54380#p957591]The Inquisitor III[/url][/b] [[b]6[/b]: [size=85]The Ultimate DooMer: 1, Zan: 5[/size]]&#10;[b]54. [url=https://forum.zdoom.org/viewtopic.php?f=19&amp;t=36821#p698354]Weapons of Saturn[/url][/b] [[b]6[/b]: [size=85]m8f: 1, Cyanide: 1, eharper256: 2, lizardcommando: 1, BerserkerNoir: 1[/size]]&#10;[b]54. [url=https://forum.zdoom.org/viewtopic.php?f=43&amp;t=60436#p1052527]Zagemod[/url][/b] [[b]6[/b]: [size=85]Error313: 3, Squirb: 3[/size]]&#10;[b]54. [url=https://forum.zdoom.org/viewtopic.php?t=51000#p887649]Zero Tolerance[/url][/b] [[b]6[/b]: [size=85]Combine_Kegan: 1, Tapwave: 3, Hellser: 2[/size]]&#10;[b]65. [url=https://forum.zdoom.org/viewtopic.php?f=19&amp;t=50299#p874982]Aracnocide[/url][/b] [[b]5[/b]: [size=85]TheLightBad96: 1, erni945: 1, YukesVonFaust: 3[/size]]&#10;[b]65. [url=https://forum.zdoom.org/viewtopic.php?f=43&amp;t=52262#p912321]Doom Delta[/url][/b] [[b]5[/b]: [size=85]PlayerLin: 2, Hellser: 2, YukesVonFaust: 1[/size]]&#10;[b]65. [url=https://forum.zdoom.org/viewtopic.php?f=43&amp;t=48985#p845608]Faspons[/url][/b] [[b]5[/b]: [size=85]Somagu: 1, Bigger C: 4[/size]]&#10;[b]65. [url=https://www.doomworld.com/idgames/levels/doom2/Ports/a-c/circus2]Happy Time Circus ][[/url][/b] [[b]5[/b]: [size=85]Ravick: 1, Major Cooke: 4[/size]]&#10;[b]65. [url=https://forum.zdoom.org/viewtopic.php?f=43&amp;t=47229#p798227]JohnnyDoom[/url][/b] [[b]5[/b]: [size=85]Brohnesorge: 4, Turbo: 1[/size]]&#10;[b]65. [url=http://doomworld.com/idgames/?id=12747]RTC-3057 Hub 1[/url][/b] [[b]5[/b]: [size=85]wildweasel: 5[/size]]&#10;[b]65. [url=https://forum.zdoom.org/viewtopic.php?f=42&amp;t=35879#p677083]S.U.P.E.R Natural[/url][/b] [[b]5[/b]: [size=85]Major Cooke: 5[/size]]&#10;[b]65. [url=https://forum.zdoom.org/viewtopic.php?f=42&amp;t=60219#p1049804]Soundless Mound[/url][/b] [[b]5[/b]: [size=85]Rachael: 1, dard22: 3, MasterBeavis: 1[/size]]&#10;[b]65. [url=http://stronghold.drdteam.org/]Stronghold: On the Edge of Chaos[/url][/b] [[b]5[/b]: [size=85]Caligari87: 2, The Ultimate DooMer: 1, Ravick: 1, AlphaEnt: 1[/size]]&#10;[b]65. [url=https://forum.zdoom.org/viewtopic.php?t=33330#p630834]Terrorists![/url][/b] [[b]5[/b]: [size=85] TheNightATK300: 2, TriMetall: 2, ZikShadow: 1[/size]]&#10;[b]65. [url=https://forum.zdoom.org/viewtopic.php?f=43&amp;t=57655#p1015050]The Soldier Z[/url][/b] [[b]5[/b]: [size=85]Shi No Hime: 5[/size]]&#10;[b]65. [url=https://forum.zdoom.org/viewtopic.php?f=42&amp;t=45877#p761802]Threshold Of Pain[/url][/b] [[b]5[/b]: [size=85]JDSH98: 2, silentzora: 3[/size]]&#10;[b]65. [url=https://forum.zdoom.org/viewtopic.php?f=42&amp;t=25358#p484506]Unloved[/url][/b] [[b]5[/b]: [size=85]Rachael: 1, Ravick: 1, excedentia: 2, MasterBeavis: 1[/size]]&#10;[b]78. [url=https://forum.zdoom.org/viewtopic.php?f=43&amp;t=48872#p842280]10x[/url][/b] [[b]4[/b]: [size=85]Beed28: 4[/size]]&#10;[b]78. [url=http://action.mancubus.net/actiondoom/]Action Doom[/url][/b] [[b]4[/b]: [size=85]lil'devil: 2, QuakedoomNukem Cz: 1, IdiotBitz: 1[/size]]&#10;[b]78. [url=https://www.doomworld.com/idgames/levels/doom2/Ports/m-o/njbgpabh]BGPA Missions Liberation[/url][/b] [[b]4[/b]: [size=85]Ravick: 1, Koto: 3[/size]]&#10;[b]78. [url=https://forum.zdoom.org/viewtopic.php?f=43&amp;t=52102#p909138]Bratwurst[/url][/b] [[b]4[/b]: [size=85]xim: 4[/size]]&#10;[b]78. [url=https://www.moddb.com/mods/brutal-doom-64]Brutal Doom 64[/url][/b] [[b]4[/b]: [size=85]MasterBeavis: 2, AlexThePianoNailer: 1, Martinoz: 1[/size]]&#10;[b]78. [url=https://forum.zdoom.org/viewtopic.php?f=43&amp;t=54322#p956169]Bullet-Eye[/url][/b] [[b]4[/b]: [size=85]eharper256: 1, Ikazu-san: 3[/size]]&#10;[b]78. [url=https://forum.zdoom.org/viewtopic.php?f=19&amp;t=35458#p668203]Burl Tumd[/url][/b] [[b]4[/b]: [size=85]Matt: 1, Combine_Kegan: 2, Azba: 1[/size]]&#10;[b]78. [url=https://www.doomworld.com/idgames/levels/doom2/Ports/d-f/de-pkg]Demon Eclipse[/url][/b] [[b]4[/b]: [size=85]The Ultimate DooMer: 1, Solmir : 3[/size]]&#10;[b]78. [url=https://forum.zdoom.org/viewtopic.php?t=45804#p760002]Hocusdoom[/url][/b] [[b]4[/b]: [size=85]Master Medi: 2, Мichаеlis: 2[/size]]&#10;[b]78. [url=https://forum.zdoom.org/viewtopic.php?f=43&amp;t=48074#p820532]HXRTC Project[/url][/b] [[b]4[/b]: [size=85]leodoom85: 1, ErrantMasa: 3[/size]]&#10;[b]78. [url=https://forum.zdoom.org/viewtopic.php?f=43&amp;t=57092#p1006758]Juvenile Power Fantasy[/url][/b] [[b]4[/b]: [size=85]Brohnesorge: 2, Rachael: 1, Shi No Hime: 1[/size]]&#10;[b]78. [url=https://forum.zdoom.org/viewtopic.php?f=46&amp;t=33079#p626384]NC HUD[/url][/b] [[b]4[/b]: [size=85]m8f: 1, Squirb: 3[/size]]&#10;[b]78. [url=http://www.perkristian.net/game_doom-sfx.shtml]Perkristan's HD Sounds[/url][/b] [[b]4[/b]: [size=85]Caligari87: 1, AlexThePianoNailer: 2, LastManonEarth: 1[/size]]&#10;[b]78. [url=https://forum.zdoom.org/viewtopic.php?f=46&amp;t=58340#p1025419]Reikall's Voxels[/url][/b] [[b]4[/b]: [size=85]m8f: 1, LastManonEarth: 3[/size]]&#10;[b]78. [url=https://forum.zdoom.org/viewtopic.php?t=23024&amp;#p451257]Serpent Resurrection[/url][/b] [[b]4[/b]: [size=85]The Ultimate DooMer: 1, TheMightyHeracross: 3[/size]]&#10;[b]78. [url=https://forum.zdoom.org/viewtopic.php?f=43&amp;t=57310#p1010252]Shades of Doom[/url][/b] [[b]4[/b]: [size=85]GAA1992: 2, eharper256: 2[/size]]&#10;[b]78. [url=https://forum.zdoom.org/viewtopic.php?t=47302#p800865]Shut up and Bleed[/url][/b] [[b]4[/b]: [size=85]GAA1992: 1, Somagu: 1, Azba: 1, YukesVonFaust: 1[/size]]&#10;[b]78. [url=https://forum.zdoom.org/viewtopic.php?f=105&amp;t=54992#p971348]SpriteShadow[/url][/b] [[b]4[/b]: [size=85]m8f: 1, Caligari87: 1, Hipnotic Rogue: 1, Cyanide: 1[/size]]&#10;[b]78. [url=https://forum.zdoom.org/viewtopic.php?t=55741#p985511]Waterlab GZD[/url][/b] [[b]4[/b]: [size=85]Caligari87: 1, Jaxxoon R: 3[/size]]&#10;[b]78. [url=https://zandronum.com/forum/viewtopic.php?t=123]Who Dun It[/url][/b] [[b]4[/b]: [size=85]Matt: 2, Revae: 2[/size]]&#10;[b]98. [url=https://www.doomworld.com/idgames/combos/alanguns]Alandoguns[/url][/b] [[b]3[/b]: [size=85]lil'devil: 1, Мichаеlis: 2[/size]]&#10;[b]98. [url=https://forum.zdoom.org/viewtopic.php?f=43&amp;t=52363#p914958]Argent[/url][/b] [[b]3[/b]: [size=85]Cyanide: 1, eharper256: 2[/size]]&#10;[b]98. [url=https://forum.zdoom.org/viewtopic.php?f=19&amp;t=57800#p1017196]Castlevania - Simon's Destiny[/url][/b] [[b]3[/b]: [size=85]Rachael: 1, QuakedoomNukem Cz: 1, MasterBeavis: 1[/size]]&#10;[b]98. [url=https://zdoom.org/wiki/Cold_as_Hell]Cold as Hell[/url][/b] [[b]3[/b]: [size=85]Ravick: 1, Solmir : 2[/size]]&#10;[b]98. [url=https://forum.zdoom.org/viewtopic.php?f=43&amp;t=51066#p888943]Combined Arms[/url][/b] [[b]3[/b]: [size=85]ChocoGuevara: 3[/size]]&#10;[b]98. [url=https://forum.zdoom.org/viewtopic.php?f=43&amp;t=58535#p1028376]Complex Doom[/url][/b] [[b]3[/b]: [size=85]leodoom85: 1, Rowsol: 1, iamcarrotmaster: 1[/size]]&#10;[b]98. [url=https://www.doomworld.com/idgames/combos/wwhcdiaz]Diaz: Last Hours of Purity[/url][/b] [[b]3[/b]: [size=85]TheMightyHeracross: 3[/size]]&#10;[b]98. [url=https://forum.zdoom.org/viewtopic.php?f=19&amp;t=46509#p778245]Droplets: Simulated Blood[/url][/b] [[b]3[/b]: [size=85]Hipnotic Rogue: 1, GAA1992: 1, IdiotBitz: 1[/size]]&#10;[b]98. [url=https://forum.zdoom.org/viewtopic.php?f=43&amp;t=58486#p1027620]Factotum[/url][/b] [[b]3[/b]: [size=85]kadu522: 1, YukesVonFaust: 2[/size]]&#10;[b]98. [url=https://www.doomworld.com/idgames/levels/doom2/Ports/a-c/circus666]Happy Time Circus[/url][/b] [[b]3[/b]: [size=85]Major Cooke: 3[/size]]&#10;[b]98. [url=https://forum.zdoom.org/viewtopic.php?f=43&amp;t=37130#p705156]Insanity's Requiem[/url][/b] [[b]3[/b]: [size=85]D3athStalker: 2, Martinoz: 1[/size]]&#10;[b]98. [url=https://forum.zdoom.org/viewtopic.php?f=46&amp;t=29117#p553405]Jimmy’s Jukebox[/url][/b] [[b]3[/b]: [size=85]Tapwave: 3[/size]]&#10;[b]98. [url=https://mmaulwurff.github.io/pages/toolbox]m8f’s toolbox[/url][/b] [[b]3[/b]: [size=85]Squirb: 3[/size]]&#10;[b]98. [url=https://forum.zdoom.org/viewtopic.php?f=19&amp;t=16480#p326745]PlayStation Doom TC[/url][/b] [[b]3[/b]: [size=85]A_D_M_E_R_A_L: 3[/size]]&#10;[b]98. [url=https://forum.zdoom.org/viewtopic.php?f=3&amp;t=13117#p267820]Queen's Crusade[/url][/b] [[b]3[/b]: [size=85]Matt: 3[/size]]&#10;[b]98. [url=http://www.prodigal-game.com/doomwads.html]Redux E2M4[/url][/b] [[b]3[/b]: [size=85]Jaxxoon R: 3[/size]]&#10;[b]98. [url=https://forum.zdoom.org/viewtopic.php?f=45&amp;t=24974#p479313]scalliano's 667 Shuffle[/url][/b] [[b]3[/b]: [size=85]leodoom85: 1, Мichаеlis: 2[/size]]&#10;[b]98. [url=https://www.doomworld.com/idgames/levels/doom2/Ports/megawads/sonic]Super Sonic DooM[/url][/b] [[b]3[/b]: [size=85]PlayerLin: 3[/size]]&#10;[b]98. [url=http://waltersgameboy.tripod.com/simpdoom/]The Ultimate Simpsons Doom [/url][/b] [[b]3[/b]: [size=85]undeadmonk354: 3[/size]]&#10;[b]98. [url=https://www.doomworld.com/idgames/levels/doom2/Ports/v-z/void]Void[/url][/b] [[b]3[/b]: [size=85]Jaxxoon R: 3[/size]]&#10;[b]98. [url=http://lazrojas.com/wolfendoom/arctic_2.html]WolfenDOOM: Operation: Arctic Wolf[/url][/b] [[b]3[/b]: [size=85]Sgt. Shivers: 3[/size]]&#10;[b]98. [url=https://forum.zdoom.org/viewtopic.php?f=19&amp;t=27258#p520682]ZBlood+[/url][/b] [[b]3[/b]: [size=85]Мichаеlis: 1, The_Abysswalker: 2[/size]]&#10;[b]120. [url=https://forum.zdoom.org/viewtopic.php?f=43&amp;t=54914#p969409]Aetherius[/url][/b] [[b]2[/b]: [size=85]PlayerLin: 2[/size]]&#10;[b]120. [url=https://forum.zdoom.org/viewtopic.php?f=43&amp;t=53545#p940527]BlackWarrior[/url][/b] [[b]2[/b]: [size=85]Somagu: 1, PlayerLin: 1[/size]]&#10;[b]120. [url=https://www.moddb.com/mods/brutal-doom/addons/tomtefars-extension]Brutal Doom: Tomtefars Extension[/url][/b] [[b]2[/b]: [size=85]eharper256: 2[/size]]&#10;[b]120. [url=https://forum.zdoom.org/viewtopic.php?f=19&amp;t=55298#p978283]Consolation Prize: The PSX Doom TC[/url][/b] [[b]2[/b]: [size=85]GAA1992: 1, IdiotBitz: 1[/size]]&#10;[b]120. [url=https://forum.zdoom.org/viewtopic.php?t=36667#p694653]Crossfire[/url][/b] [[b]2[/b]: [size=85]Somagu: 1, Marrub: 1[/size]]&#10;[b]120. [url=https://forum.zdoom.org/viewtopic.php?f=19&amp;t=36608]Cyberrunner[/url][/b] [[b]2[/b]: [size=85]Revae: 2[/size]]&#10;[b]120. [url=https://forum.zdoom.org/viewtopic.php?t=55048#p972862]DamNums[/url][/b] [[b]2[/b]: [size=85]Hipnotic Rogue: 1, Мichаеlis: 1[/size]]&#10;[b]120. [url=https://forum.zdoom.org/viewtopic.php?f=43&amp;t=58521#p1028226]Dead Marine[/url][/b] [[b]2[/b]: [size=85]m8f: 1, GAA1992: 1[/size]]&#10;[b]120. [url=https://forum.zdoom.org/viewtopic.php?f=42&amp;t=54708#p964549]dead.air[/url][/b] [[b]2[/b]: [size=85]Rachael: 1, Мichаеlis: 1[/size]]&#10;[b]120. [url=https://forum.zdoom.org/viewtopic.php?f=43&amp;t=59887#p1045489]Demon CounterStrike[/url][/b] [[b]2[/b]: [size=85]Shadelight: 2[/size]]&#10;[b]120. [url=https://forum.zdoom.org/viewtopic.php?f=19&amp;t=48208#p824651]Eriguns 2[/url][/b] [[b]2[/b]: [size=85]Hipnotic Rogue: 1, Cyanide: 1[/size]]&#10;[b]120. [url=https://forum.zdoom.org/viewtopic.php?t=31034#p587707]Error: Doom[/url][/b] [[b]2[/b]: [size=85]Marrub: 2[/size]]&#10;[b]120. [url=http://www.moddb.com/mods/final-neodoom]Final NeoDoom[/url][/b] [[b]2[/b]: [size=85]The Ultimate DooMer: 1, Ravick: 1[/size]]&#10;[b]120. [url=https://forum.zdoom.org/viewtopic.php?f=43&amp;t=46413#p775648]FragTrak[/url][/b] [[b]2[/b]: [size=85]Ikazu-san: 2[/size]]&#10;[b]120. [url=https://forum.zdoom.org/viewtopic.php?f=19&amp;t=46718#p784166]Gene-Tech: Before the Storm[/url][/b] [[b]2[/b]: [size=85]Rachael: 1, Ravick: 1[/size]]&#10;[b]120. [url=https://forum.zdoom.org/viewtopic.php?f=43&amp;t=56762]Heretical Doom[/url][/b] [[b]2[/b]: [size=85]eharper256: 2[/size]]&#10;[b]120. [url=https://forum.zdoom.org/viewtopic.php?t=58009#p1020405]HeXeReTiC Fantasy[/url][/b] [[b]2[/b]: [size=85]Sumwunn: 2[/size]]&#10;[b]120. [url=https://forum.zdoom.org/viewtopic.php?f=43&amp;t=58687#p1030431]Lambda[/url][/b] [[b]2[/b]: [size=85]ChocoGuevara: 2[/size]]&#10;[b]120. [url=https://forum.zdoom.org/viewtopic.php?t=15793#p315526]Lizard Squad[/url][/b] [[b]2[/b]: [size=85]Matt: 1, lizardcommando: 1[/size]]&#10;[b]120. [url=https://www.doomworld.com/idgames/levels/doom2/Ports/m-o/massm2]MassMouth 2[/url][/b] [[b]2[/b]: [size=85]The Ultimate DooMer: 1, lizardcommando: 1[/size]]&#10;[b]120. [url=https://mikestoybox.net/2017/09/13/midgard-outlaw/]Midgard Outlaw[/url][/b] [[b]2[/b]: [size=85]Rex705: 2[/size]]&#10;[b]120. [url=https://forum.zdoom.org/viewtopic.php?t=47988#p818163]Paranoid and Paranoiac[/url][/b] [[b]2[/b]: [size=85]The Ultimate DooMer: 1, Kappes Buur: 1[/size]]&#10;[b]120. [url=https://forum.zdoom.org/viewtopic.php?f=19&amp;t=46438#p776148]QUAKE: Descent into Heresy[/url][/b] [[b]2[/b]: [size=85]GAA1992: 1, Craneo: 1[/size]]&#10;[b]120. [url=https://forum.zdoom.org/viewtopic.php?t=29792#p565461]SBrightmaps[/url][/b] [[b]2[/b]: [size=85]Hipnotic Rogue: 1, LastManonEarth: 1[/size]]&#10;[b]120. [url=https://www.joshuaosullivan.co.uk/skulldash/]Skulldash[/url][/b] [[b]2[/b]: [size=85]The Ultimate DooMer: 1, QuakedoomNukem Cz: 1[/size]]&#10;[b]120. [url=https://forum.zdoom.org/viewtopic.php?f=43&amp;t=46174#p769209]Sneaky Doom[/url][/b] [[b]2[/b]: [size=85]sycspysycspy: 2[/size]]&#10;[b]120. [url=https://www.doomworld.com/forum/topic/71133-sound-caulking-now-on-idgames/]Sound Caulking[/url][/b] [[b]2[/b]: [size=85]m8f: 1, A_D_M_E_R_A_L: 1[/size]]&#10;[b]120. [url=https://forum.zdoom.org/viewtopic.php?f=42&amp;t=62163#p1074598]Spooktober Community Mapping Project[/url][/b] [[b]2[/b]: [size=85]Rex705: 2[/size]]&#10;[b]120. [url=https://forum.zdoom.org/viewtopic.php?t=49369#p854693]Strange Aeons[/url][/b] [[b]2[/b]: [size=85]Rachael: 1, Мichаеlis: 1[/size]]&#10;[b]120. [url=https://forum.zdoom.org/viewtopic.php?f=19&amp;t=49164#p850102]Temple of the Lizard Men 4[/url][/b] [[b]2[/b]: [size=85]Rex705: 2[/size]]&#10;[b]120. [url=https://forum.zdoom.org/viewtopic.php?t=37064#p703739]The Space Pirate[/url][/b] [[b]2[/b]: [size=85]Olroda: 2[/size]]&#10;[b]120. [url=https://zdoom.org/wiki/Town_Infection]Town Infection: The Flooding[/url][/b] [[b]2[/b]: [size=85]IdiotBitz: 1, excedentia: 1[/size]]&#10;[b]120. [url=https://forum.zdoom.org/viewtopic.php?f=19&amp;t=27981#p535716]TurboCharged ARCADE![/url][/b] [[b]2[/b]: [size=85]Major Cooke: 2[/size]]&#10;[b]120. [url=https://forum.zdoom.org/viewtopic.php?f=43&amp;t=60612]Ultra Crispy[/url][/b] [[b]2[/b]: [size=85]YukesVonFaust: 2[/size]]&#10;[b]120. [url=http://lazrojas.com/wolfendoom/astrostein_2.html]WolfenDOOM:  Astrostein[/url][/b] [[b]2[/b]: [size=85]Sgt. Shivers: 2[/size]]&#10;[b]155. [url=https://www.doomworld.com/idgames/levels/doom/Ports/0-9/007ltsd]007: Licence to Spell DooM[/url][/b] [[b]1[/b]: [size=85]The Ultimate DooMer: 1[/size]]&#10;[b]155. [url=https://forum.zdoom.org/viewtopic.php?f=42&amp;t=54247#p954473]20 Monsters Challenge[/url][/b] [[b]1[/b]: [size=85]Rachael: 1[/size]]&#10;[b]155. [url=https://www.doomworld.com/idgames/levels/doom2/deathmatch/Ports/a-c/amisery]Abandoned Misery[/url][/b] [[b]1[/b]: [size=85]Kappes Buur: 1[/size]]&#10;[b]155. [url=https://forum.zdoom.org/viewtopic.php?t=36877#p699326]Accessories to Murder[/url][/b] [[b]1[/b]: [size=85]Cyanide: 1[/size]]&#10;[b]155. [url=https://forum.zdoom.org/viewtopic.php?t=58501#p1027895]Alfonzone[/url][/b] [[b]1[/b]: [size=85]The Ultimate DooMer: 1[/size]]&#10;[b]155. [url=https://www.moddb.com/mods/acm-2014]Aliens: Colonial Marines TC[/url][/b] [[b]1[/b]: [size=85]Ravick: 1[/size]]&#10;[b]155. [url=https://forum.zdoom.org/viewtopic.php?t=56483#p998194]All Clear Message[/url][/b] [[b]1[/b]: [size=85]Cyanide: 1[/size]]&#10;[b]155. [url=https://forum.zdoom.org/viewtopic.php?t=45192#p744669]AvP 2.0[/url][/b] [[b]1[/b]: [size=85]shotfan: 1[/size]]&#10;[b]155. [url=https://forum.zdoom.org/viewtopic.php?f=43&amp;t=57464#p1012472]Banhammer[/url][/b] [[b]1[/b]: [size=85]leodoom85: 1[/size]]&#10;[b]155. [url=https://www.doomworld.com/idgames/levels/doom2/Ports/a-c/brfinal]Beyond Reality[/url][/b] [[b]1[/b]: [size=85]Kappes Buur: 1[/size]]&#10;[b]155. [url=https://forum.zdoom.org/viewtopic.php?f=3&amp;t=37949#p722987]Brutalkick[/url][/b] [[b]1[/b]: [size=85]Hipnotic Rogue: 1[/size]]&#10;[b]155. [url=https://forum.zdoom.org/viewtopic.php?t=34569#p653208]Call of Dooty[/url][/b] [[b]1[/b]: [size=85]wolfmanfp: 1[/size]]&#10;[b]155. [url=https://forum.zdoom.org/viewtopic.php?f=43&amp;t=60456#p1052735]Champions[/url][/b] [[b]1[/b]: [size=85]IdiotBitz: 1[/size]]&#10;[b]155. [url=https://www.doomworld.com/idgames/levels/doom2/Ports/a-c/cheogsh]Cheogsh[/url][/b] [[b]1[/b]: [size=85]Kappes Buur: 1[/size]]&#10;[b]155. [url=https://www.doomworld.com/idgames/levels/doom2/Ports/a-c/cheogsh2.zip]Cheogsh 2[/url][/b] [[b]1[/b]: [size=85]Kappes Buur: 1[/size]]&#10;[b]155. [url=https://www.doomworld.com/idgames/?id=12363]Chosen[/url][/b] [[b]1[/b]: [size=85]Bigger C: 1[/size]]&#10;[b]155. [url=https://forum.zdoom.org/viewtopic.php?f=61&amp;t=57834#p1017698]Complex Doom: LCA[/url][/b] [[b]1[/b]: [size=85]leodoom85: 1[/size]]&#10;[b]155. [url=https://www.moddb.com/mods/counter-strike-doom-martian-offensive-2017]Counter-Strike Doom: Martian Offensive[/url][/b] [[b]1[/b]: [size=85]AlphaEnt: 1[/size]]&#10;[b]155. [url=https://forum.zdoom.org/viewtopic.php?f=43&amp;t=51446]CustomDoom[/url][/b] [[b]1[/b]: [size=85]m8f: 1[/size]]&#10;[b]155. [url=https://www.doomworld.com/idgames/levels/doom2/Ports/d-f/dark7]Dark 7 (with Mission Pack)[/url][/b] [[b]1[/b]: [size=85]The Ultimate DooMer: 1[/size]]&#10;[b]155. [url=https://forum.zdoom.org/viewtopic.php?t=58375#p1025963]Dark Encounters[/url][/b] [[b]1[/b]: [size=85]The Ultimate DooMer: 1[/size]]&#10;[b]155. [url=https://forum.zdoom.org/viewtopic.php?f=19&amp;t=65458#p1112779]Darkmoon[/url][/b] [[b]1[/b]: [size=85]Kappes Buur: 1[/size]]&#10;[b]155. [url=https://www.doomworld.com/idgames/levels/doom2/Ports/d-f/dor]Dawn of Reality[/url][/b] [[b]1[/b]: [size=85]Kappes Buur: 1[/size]]&#10;[b]155. [url=https://forum.zdoom.org/viewtopic.php?t=46787#p786254]Demonsteele: NowThatsWhatICallMIDI[/url][/b] [[b]1[/b]: [size=85]HaraSwift: 1[/size]]&#10;[b]155. [url=https://www.moddb.com/mods/dont-play-with-hell-black-edition]Don`t play with HELL – Black Edition[/url][/b] [[b]1[/b]: [size=85]Ravick: 1[/size]]&#10;[b]155. [url=https://www.doomworld.com/forum/topic/62403-doom-2-minor-sprite-fixing-project-v19-release-updated-12718/]Doom 2 Minor Sprite Fixing Project[/url][/b] [[b]1[/b]: [size=85]m8f: 1[/size]]&#10;[b]155. [url=https://www.doomworld.com/forum/topic/108725-doom-4-vanilla-new-v12-released-faster-weapons/]DOOM 4 VANILLA[/url][/b] [[b]1[/b]: [size=85]Rex705: 1[/size]]&#10;[b]155. [url=https://forum.zdoom.org/viewtopic.php?f=43&amp;t=51596]Doom 64 'weapons only'[/url][/b] [[b]1[/b]: [size=85]Hipnotic Rogue: 1[/size]]&#10;[b]155. [url=https://forum.zdoom.org/viewtopic.php?f=43&amp;t=58499#p1027836]Doom Loot Box Mod[/url][/b] [[b]1[/b]: [size=85]IdiotBitz: 1[/size]]&#10;[b]155. [url=https://www.doomworld.com/vb/thread/15965]Doom Raider:Crypt of the Vile[/url][/b] [[b]1[/b]: [size=85]Kappes Buur: 1[/size]]&#10;[b]155. [url=https://forum.zdoom.org/viewtopic.php?f=43&amp;t=62911#p1083812]DoomKrakken's Monster Randomizer[/url][/b] [[b]1[/b]: [size=85]shotfan: 1[/size]]&#10;[b]155. [url=https://forum.zdoom.org/viewtopic.php?f=19&amp;t=48208#p824651]Eriguns 1[/url][/b] [[b]1[/b]: [size=85]Cyanide: 1[/size]]&#10;[b]155. [url=https://www.doomworld.com/idgames/themes/TeamTNT/ed4_rfo/ed4_rfo1]Eternal DOOM IV: Return from Oblivion[/url][/b] [[b]1[/b]: [size=85]Kappes Buur: 1[/size]]&#10;[b]155. [url=https://forum.zdoom.org/viewtopic.php?f=19&amp;t=52631#p920489]Fading Corpses Universal[/url][/b] [[b]1[/b]: [size=85]m8f: 1[/size]]&#10;[b]155. [url=https://forum.zdoom.org/viewtopic.php?f=43&amp;t=58923#p1033516]FamiliarDoom[/url][/b] [[b]1[/b]: [size=85]kadu522: 1[/size]]&#10;[b]155. [url=https://forum.zdoom.org/viewtopic.php?f=105&amp;t=35388#p666921]Footsteps[/url][/b] [[b]1[/b]: [size=85]m8f: 1[/size]]&#10;[b]155. [url=https://iamsparky.wordpress.com/foreverhood/]Foreverhood[/url][/b] [[b]1[/b]: [size=85]Kappes Buur: 1[/size]]&#10;[b]155. [url=https://forum.zdoom.org/viewtopic.php?f=19&amp;t=57252#p1009564]Ghoul School 3D[/url][/b] [[b]1[/b]: [size=85]Rachael: 1[/size]]&#10;[b]155. [url=https://forum.zdoom.org/viewtopic.php?f=46&amp;t=56148#p994037]GZSHud[/url][/b] [[b]1[/b]: [size=85]Hipnotic Rogue: 1[/size]]&#10;[b]155. [url=https://forum.zdoom.org/viewtopic.php?f=37&amp;t=47973#p817851]Heretic Widescreened HUD[/url][/b] [[b]1[/b]: [size=85]Hipnotic Rogue: 1[/size]]&#10;[b]155. [url=https://www.doomworld.com/idgames/levels/hexen/v-z/viscerus]Hexen: Scourge of Viscerus[/url][/b] [[b]1[/b]: [size=85]Solmir : 1[/size]]&#10;[b]155. [url=https://forum.zdoom.org/viewtopic.php?f=43&amp;t=33766#p638587]HeXercise[/url][/b] [[b]1[/b]: [size=85]Eric_: 1[/size]]&#10;[b]155. [url=https://forum.zdoom.org/viewtopic.php?f=43&amp;t=57522#p1013338]Highway to Hell[/url][/b] [[b]1[/b]: [size=85]GAA1992: 1[/size]]&#10;[b]155. [url=https://www.doomworld.com/idgames/levels/heretic/Ports/hocx]Hordes of Chaos[/url][/b] [[b]1[/b]: [size=85]The Ultimate DooMer: 1[/size]]&#10;[b]155. [url=https://jp.itch.io/doom-keymaster]Keymaster[/url][/b] [[b]1[/b]: [size=85]IdiotBitz: 1[/size]]&#10;[b]155. [url=https://forum.zdoom.org/viewtopic.php?t=37786#p719312]Lasting Light[/url][/b] [[b]1[/b]: [size=85]Ravick: 1[/size]]&#10;[b]155. [url=https://forum.zdoom.org/viewtopic.php?f=42&amp;t=57364#p1011019]Lilith[/url][/b] [[b]1[/b]: [size=85]AlphaEnt: 1[/size]]&#10;[b]155. [url=https://www.doomworld.com/idgames/levels/doom2/Ports/j-l/lslsp_gd]LOST SOULSPHERE: Gold Edition[/url][/b] [[b]1[/b]: [size=85]Major Cooke: 1[/size]]&#10;[b]155. [url=https://forum.zdoom.org/viewtopic.php?f=43&amp;t=52041#p907566]Lowtech Remake[/url][/b] [[b]1[/b]: [size=85]YukesVonFaust: 1[/size]]&#10;[b]155. [url=https://forum.zdoom.org/viewtopic.php?f=19&amp;t=28589&amp;start=2490#p925995]MAIS[/url][/b] [[b]1[/b]: [size=85]Sgt. Shivers: 1[/size]]&#10;[b]155. [url=https://forum.zdoom.org/viewtopic.php?t=48924#p843884]Megabounce[/url][/b] [[b]1[/b]: [size=85]Beed28: 1[/size]]&#10;[b]155. [url=https://forum.zdoom.org/viewtopic.php?t=45872#p761776]Metroid: Dreadnought[/url][/b] [[b]1[/b]: [size=85]Cyanide: 1[/size]]&#10;[b]155. [url=https://forum.zdoom.org/viewtopic.php?f=42&amp;t=53887#p947837]MMDCXIV - Journey into 27 Century[/url][/b] [[b]1[/b]: [size=85]Kappes Buur: 1[/size]]&#10;[b]155. [url=https://forum.zdoom.org/viewtopic.php?t=56838#p1003369]Monster Scouter[/url][/b] [[b]1[/b]: [size=85]Cyanide: 1[/size]]&#10;[b]155. [url=https://forum.zdoom.org/viewtopic.php?f=43&amp;t=56272]Nameless Lite RPG Mod[/url][/b] [[b]1[/b]: [size=85]IdiotBitz: 1[/size]]&#10;[b]155. [url=https://mikestoybox.net/2017/01/04/nerves-of-steel/]Nerves of Steel[/url][/b] [[b]1[/b]: [size=85]Rex705: 1[/size]]&#10;[b]155. [url=http://web.archive.org/web/20100527012514/http://members.multimania.co.uk/Enjay001/]njsplash[/url][/b] [[b]1[/b]: [size=85]Hipnotic Rogue: 1[/size]]&#10;[b]155. [url=https://www.doomworld.com/idgames/combos/omgwpnv2]OMG Weapons! (and Monsters)[/url][/b] [[b]1[/b]: [size=85]TDRR: 1[/size]]&#10;[b]155. [url=https://www.doomworld.com/forum/topic/106058-paradise-v2-final-version-8222019/]Paradise[/url][/b] [[b]1[/b]: [size=85]Kappes Buur: 1[/size]]&#10;[b]155. [url=https://forum.zdoom.org/viewtopic.php?f=19&amp;t=26057#p496393]Parkour[/url][/b] [[b]1[/b]: [size=85]TDRR: 1[/size]]&#10;[b]155. [url=https://forum.zdoom.org/viewtopic.php?f=19&amp;t=27649#p529231]Pokémon Doom[/url][/b] [[b]1[/b]: [size=85]Marrub: 1[/size]]&#10;[b]155. [url=https://forum.zdoom.org/viewtopic.php?f=43&amp;t=53876#p947619]Project Ironclad[/url][/b] [[b]1[/b]: [size=85]Rachael: 1[/size]]&#10;[b]155. [url=https://sites.google.com/site/realgunshardcore/]Real Guns Hardcore[/url][/b] [[b]1[/b]: [size=85]Koto: 1[/size]]&#10;[b]155. [url=https://www.doomworld.com/idgames/levels/doom2/Ports/p-r/roch]Realm of Cheogsh[/url][/b] [[b]1[/b]: [size=85]Ravick: 1[/size]]&#10;[b]155. [url=https://forum.zdoom.org/viewtopic.php?f=43&amp;t=54362#p957165]Run For It![/url][/b] [[b]1[/b]: [size=85]IdiotBitz: 1[/size]]&#10;[b]155. [url=https://www.doomworld.com/idgames/graphics/smm4doom]Simple Mirrored Monsters[/url][/b] [[b]1[/b]: [size=85]m8f: 1[/size]]&#10;[b]155. [url=https://forum.zdoom.org/viewtopic.php?f=37&amp;t=55161#p975126]Smooth fluids[/url][/b] [[b]1[/b]: [size=85]Hipnotic Rogue: 1[/size]]&#10;[b]155. [url=https://www.doomworld.com/forum/topic/54855-spacedm9-10-release-download-now/]SpaceDM9[/url][/b] [[b]1[/b]: [size=85]Kappes Buur: 1[/size]]&#10;[b]155. [url=https://forum.zdoom.org/viewtopic.php?f=19&amp;t=60104#p1048348]Splatterhouse 3D[/url][/b] [[b]1[/b]: [size=85]Rachael: 1[/size]]&#10;[b]155. [url=https://forum.zdoom.org/viewtopic.php?t=56600#p1000024]StatsKeeper[/url][/b] [[b]1[/b]: [size=85]Cyanide: 1[/size]]&#10;[b]155. [url=https://forum.zdoom.org/viewtopic.php?f=43&amp;t=57902#p1018827]Sun Damage Omen[/url][/b] [[b]1[/b]: [size=85]Matt: 1[/size]]&#10;[b]155. [url=https://forum.zdoom.org/viewtopic.php?p=883878#p883878]TGRDM3 (Morgenstern)[/url][/b] [[b]1[/b]: [size=85]Rachael: 1[/size]]&#10;[b]155. [url=https://www.doomworld.com/idgames/levels/doom2/Ports/s-u/tcotd21me]The City of The Damned : Apocalypse[/url][/b] [[b]1[/b]: [size=85]Zan: 1[/size]]&#10;[b]155. [url=http://www.prodigal-game.com/doomwads.html]The Island[/url][/b] [[b]1[/b]: [size=85]Kappes Buur: 1[/size]]&#10;[b]155. [url=https://forum.zdoom.org/viewtopic.php?f=43&amp;t=55321#p978965]The Trooper[/url][/b] [[b]1[/b]: [size=85]lil'devil: 1[/size]]&#10;[b]155. [url=https://forum.zdoom.org/viewtopic.php?f=105&amp;t=55413#p981192]Tilt++[/url][/b] [[b]1[/b]: [size=85]Hipnotic Rogue: 1[/size]]&#10;[b]155. [url=http://www.moddb.com/addons/na132689]WARDUST heretic Sprites[/url][/b] [[b]1[/b]: [size=85]Hipnotic Rogue: 1[/size]]&#10;[b]155. [url=https://www.afadoomer.com/wolf3d/default.php]Wolfenstein 3D TC[/url][/b] [[b]1[/b]: [size=85]sycspysycspy: 1[/size]]&#10;[b]155. [url=https://forum.zdoom.org/viewtopic.php?f=43&amp;t=37254#p707405]X-Weapon: Helsturm[/url][/b] [[b]1[/b]: [size=85]shotfan: 1[/size]]&#10;[b]155. [url=https://forum.zdoom.org/viewtopic.php?f=43&amp;t=63652&amp;p=1091577#p1091263]Xim's Star Wars Doom[/url][/b] [[b]1[/b]: [size=85]xim: 1[/size]]&#10;[b]155. [url=https://forum.zdoom.org/viewtopic.php?f=43&amp;t=50744#p882979]Zion[/url][/b] [[b]1[/b]: [size=85]Apaul27 : 1[/size]]&#10;&#10;Mods: 235&#10;Voters: 102" calcext:value-type="string" table:number-columns-spanned="3" table:number-rows-spanned="1">
            <text:p>[b]1. [url=https://www.moddb.com/mods/brutal-doom/addons/project-brutality]Project Brutality[/url][/b] [[b]53[/b]: [size=85]Koto: 3, JDSH98: 2, TDRR: 1, MasterBeavis: 2, AlexThePianoNailer: 5, ErrantMasa: 4, iamcarrotmaster: 5, A_D_M_E_R_A_L: 5, Martinoz: 5, LastManonEarth: 5, Cacodemon345: 5, Craneo: 2, Dawn111: 4, Elodorian: 5[/size]]</text:p>
            <text:p>[b]2. [url=https://forum.zdoom.org/viewtopic.php?t=37044#p703341]DoomRL Arsenal[/url][/b] [[b]46[/b]: [size=85]wildweasel: 3,  TheNightATK300: 2, lil'devil: 1, Hege Cactus: 3, TriMetall: 3, kadu522: 3, Azba: 3, 4thcharacter: 3, ZikShadow: 2, Sumwunn: 4, Marrub: 3, Master Medi: 2, Turbo: 2, Crazy Toni: 3, Hellser: 3, IdiotBitz: 1, ErrantMasa: 5[/size]]</text:p>
            <text:p>[b]3. [url=https://forum.zdoom.org/viewtopic.php?f=43&amp;t=47494#p805770]The Trailblazer[/url][/b] [[b]45[/b]: [size=85]m8f: 1, Matt: 1, Hege Cactus: 1, lud: 1, ZikShadow: 1, Cyanide: 1, D3athStalker: 2, erni945: 4, insightguy: 3, eharper256: 3, sycspysycspy: 5, Ikazu-san: 2, Rowsol: 5, AlphaEnt: 2, BerserkerNoir: 2, Error313: 3, shotfan: 3, Squirb: 3, iamcarrotmaster: 2[/size]]</text:p>
            <text:p>[b]4. [url=https://forum.zdoom.org/viewtopic.php?f=43&amp;t=37066#p703762]Guncaster[/url][/b] [[b]44[/b]: [size=85]Brohnesorge: 4, Shi No Hime: 2, ZippeyKeys12: 4, HaraSwift: 1, Somagu: 1,  TheNightATK300: 1, kadu522: 2, ZikShadow: 1, D3athStalker: 4, erni945: 5, GeneralDelphox: 3, QuakedoomNukem Cz: 1, Rowsol: 5, IdiotBitz: 1, BerserkerNoir: 2, shotfan: 2, iamcarrotmaster: 3, Martinoz: 2[/size]]</text:p>
            <text:p>[b]5. [url=https://forum.zdoom.org/viewtopic.php?f=43&amp;t=57098#p1006858]High Noon Drifter[/url][/b] [[b]42[/b]: [size=85]m8f: 1, Matt: 1, GAA1992: 3, phantombeta: 1, Hege Cactus: 3, kadu522: 2, Captain J: 4, Master Medi: 1, Cyanide: 1, D3athStalker: 1, erni945: 3, GeneralDelphox: 3, insightguy: 3, Hellser: 3, QuakedoomNukem Cz: 1, BerserkerNoir: 2, ChocoGuevara: 4, Dawn111: 3, Elodorian: 2[/size]]</text:p>
            <text:p>[b]6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</text:p>
            <text:p>[b]7. [url=https://forum.zdoom.org/viewtopic.php?t=54750#p965349]Death Foretold (D4T)[/url][/b] [[b]37[/b]: [size=85] TheNightATK300: 2, D3athStalker: 2, insightguy: 3, DoodGuy: 4, JDSH98: 5, AlphaEnt: 2, SunPraiser: 3, The_Abysswalker: 3, BerserkerNoir: 2, excedentia: 2, shotfan: 1, Craneo: 3, Dawn111: 5[/size]]</text:p>
            <text:p>[b]7. [url=https://forum.zdoom.org/viewtopic.php?f=43&amp;t=57716#p1016051]Quake Champions: Doom Edition (QCDE)[/url][/b] [[b]37[/b]: [size=85] TheNightATK300: 3, Cyanide: 1, D3athStalker: 2, Apaul27 : 1, DoodGuy: 5, JDSH98: 3, SunPraiser: 5, The_Abysswalker: 5, TDRR: 4, excedentia: 5, Error313: 3[/size]]</text:p>
            <text:p>[b]9. [url=https://forum.zdoom.org/viewtopic.php?t=25836#p492521]Project MSX[/url][/b] [[b]33[/b]: [size=85]Marisa Kirisame: 4, Combine_Kegan: 2, TerminusEst13: 4, wildweasel: 2, ibm5155: 4, Somagu: 1, Azba: 1, Eric_: 5, sycspysycspy: 4, AlphaEnt: 2, Dylan558: 4[/size]]</text:p>
            <text:p>[b]10. [url=https://forum.zdoom.org/viewtopic.php?f=43&amp;t=55061#p973066]Final Doomer[/url][/b] [[b]32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[/size]]</text:p>
            <text:p>[b]10. [url=https://forum.zdoom.org/viewtopic.php?f=43&amp;t=29915#p567421]Russian Overkill[/url][/b] [[b]32[/b]: [size=85]leodoom85: 1, Marisa Kirisame: 2, Untitled: 2, HaraSwift: 5, wildweasel: 1,  TheNightATK300: 1, Beed28: 5, Hege Cactus: 1, TriMetall: 1, Azba: 1, 4thcharacter: 3, dard22: 1, Koto: 1, wolfmanfp: 5, Rowsol: 1, Martinoz: 1[/size]]</text:p>
            <text:p>[b]12. [url=https://forum.zdoom.org/viewtopic.php?f=43&amp;t=57964#p1019776]Netronian Chaos[/url][/b] [[b]29[/b]: [size=85]TerminusEst13: 2, DrPyspy: 3, phantombeta: 5,  TheNightATK300: 2, PlayerLin: 5, Turbo: 2, TheLightBad96: 2, Vostyok: 3, lizardcommando: 1, TDRR: 1, silentzora: 3[/size]]</text:p>
            <text:p>[b]13. [url=https://forum.zdoom.org/viewtopic.php?f=43&amp;t=47980#p818030]Colourful Hell[/url][/b] [[b]28[/b]: [size=85]Brohnesorge: 3, Shadelight: 2, Shi No Hime: 2, Marisa Kirisame: 3, HaraSwift: 3, Somagu: 2, lud: 4, 4thcharacter: 3, D3athStalker: 1, Rowsol: 1, BerserkerNoir: 1, shotfan: 1, ChocoGuevara: 2[/size]]</text:p>
            <text:p>[b]13. [url=https://forum.zdoom.org/viewtopic.php?t=51771#p902709]Samsara[/url][/b] [[b]28[/b]: [size=85]Matt: 2, Combine_Kegan: 3, Untitled: 5, Turbo: 3, Crazy Toni: 2, Cyanide: 1, GeneralDelphox: 1, Revae: 5, Hellser: 3, Dylan558: 3[/size]]</text:p>
            <text:p>[b]15. [url=https://forum.zdoom.org/viewtopic.php?f=43&amp;t=45115#p742401]GMOTA[/url][/b] [[b]26[/b]: [size=85]Shadelight: 3, TerminusEst13: 3, DrPyspy: 3, Somagu: 1,  TheNightATK300: 2, Hege Cactus: 2, Captain J: 3, Azba: 3, Eric_: 1, Marrub: 1, Revae: 3, QuakedoomNukem Cz: 1[/size]]</text:p>
            <text:p>[b]15. [url=http://adventuresofsquare.com/]The Adventures of Square[/url][/b] [[b]26[/b]: [size=85]Matt: 1, Combine_Kegan: 3, ZippeyKeys12: 4, TriMetall: 1, Bigger C: 2, TheLightBad96: 2, Revae: 3, QuakedoomNukem Cz: 1, AlphaEnt: 2, Vostyok: 5, MasterBeavis: 2[/size]]</text:p>
            <text:p>[b]15. [url=https://forum.zdoom.org/viewtopic.php?t=29304#p557222]Winter's Fury[/url][/b] [[b]26[/b]: [size=85]Rachael: 1, Shadelight: 3, Jaxxoon R: 3, insightguy: 2, Zcat: 3, Zan: 4, QuakedoomNukem Cz: 1, Solmir : 4, SunPraiser: 2, Dylan558: 2, MasterBeavis: 1[/size]]</text:p>
            <text:p>[b]18. [url=https://forum.zdoom.org/viewtopic.php?t=57817#p1017445]Touhou Doom[/url][/b] [[b]24[/b]: [size=85]ZikShadow: 3, Master Medi: 5, GeneralDelphox: 5, dard22: 4, insightguy: 2, Dylan558: 5[/size]]</text:p>
            <text:p>[b]19. [url=https://forum.zdoom.org/viewtopic.php?f=43&amp;t=53867#p947413]Hearts of Demons - BARON[/url][/b] [[b]23[/b]: [size=85]leodoom85: 1, Shadelight: 4, Shi No Hime: 1, HaraSwift: 5, Somagu: 1, kadu522: 3, lud: 5, shotfan: 2, Martinoz: 1[/size]]</text:p>
            <text:p>[b]20. [url=https://forum.zdoom.org/viewtopic.php?f=19&amp;t=47801#p813367]Blade of Agony[/url][/b] [[b]21[/b]: [size=85]Caligari87: 2, ZikShadow: 3, The Ultimate DooMer: 1, dard22: 2, Zcat: 2, Zan: 1, Ravick: 1, Koto: 4, Solmir : 5[/size]]</text:p>
            <text:p>[b]20. [url=https://forum.zdoom.org/viewtopic.php?f=43&amp;t=54843#p967174]DOOM For DooM (D4D)[/url][/b] [[b]21[/b]: [size=85]Caligari87: 3, Shi No Hime: 2, ZippeyKeys12: 1, GAA1992: 1, Beed28: 3, GeneralDelphox: 3, Rowsol: 1, Dylan558: 1, shotfan: 1, xim: 3, MasterBeavis: 2[/size]]</text:p>
            <text:p>[b]22. [url=https://forum.zdoom.org/viewtopic.php?t=46787#p786254]Demonsteele[/url][/b] [[b]20[/b]: [size=85]Untitled: 4, Azba: 1, Eric_: 3, Zcat: 5, TheMightyHeracross: 3, sycspysycspy: 3, Ikazu-san: 1[/size]]</text:p>
            <text:p>[b]22. [url=https://forum.zdoom.org/viewtopic.php?f=43&amp;t=58594#p1029236]Doom Incarnate[/url][/b] [[b]20[/b]: [size=85]Somagu: 1, ZikShadow: 1, TheLightBad96: 4, Koto: 1, Error313: 3, xim: 5, Cacodemon345: 4, Elodorian: 1[/size]]</text:p>
            <text:p>[b]22. [url=https://forum.zdoom.org/viewtopic.php?f=43&amp;t=58343#p1025452]La Tailor Girl[/url][/b] [[b]20[/b]: [size=85]leodoom85: 1, Rachael: 1, Marisa Kirisame: 3, Somagu: 1, lud: 3, 4thcharacter: 1, PlayerLin: 1, insightguy: 2, eharper256: 1, QuakedoomNukem Cz: 1, SunPraiser: 2, TDRR: 2, MasterBeavis: 1[/size]]</text:p>
            <text:p>[b]22. [url=http://action.mancubus.net/ad2free.htm]Urban Brawl: Action Doom 2[/url][/b] [[b]20[/b]: [size=85]DrPyspy: 3, wildweasel: 4, Captain J: 1, PlayerLin: 1, dard22: 5, QuakedoomNukem Cz: 1, TDRR: 5[/size]]</text:p>
            <text:p>[b]26. [url=http://www.moddb.com/mods/brutal-doom]Brutal Doom[/url][/b] [[b]18[/b]: [size=85]lil'devil: 1, Olroda: 1, Zcat: 1, Zan: 3, wolfmanfp: 1, Rowsol: 1, BerserkerNoir: 1, MasterBeavis: 1, AlexThePianoNailer: 5, Martinoz: 3[/size]]</text:p>
            <text:p>[b]26. [url=https://forum.zdoom.org/viewtopic.php?f=19&amp;t=21681#p426527]Psychic[/url][/b] [[b]18[/b]: [size=85]TerminusEst13: 5, phantombeta: 2, Somagu: 1, Marrub: 5, Crazy Toni: 2, Tapwave: 3[/size]]</text:p>
            <text:p>[b]28. [url=https://forum.zdoom.org/viewtopic.php?f=43&amp;t=50004]Beautiful Doom[/url][/b] [[b]16[/b]: [size=85]m8f: 1, ZippeyKeys12: 1, GAA1992: 1, Мichаеlis: 1, SunPraiser: 3, Squirb: 3, Rex705: 1, A_D_M_E_R_A_L: 2, Cacodemon345: 3[/size]]</text:p>
            <text:p>[b]28. [url=https://forum.zdoom.org/viewtopic.php?f=19&amp;t=33292#p630099]Doom RPG[/url][/b] [[b]16[/b]: [size=85]kadu522: 3, ZikShadow: 1, Sumwunn: 5, Marrub: 2, Master Medi: 3, Ikazu-san: 2[/size]]</text:p>
            <text:p>[b]28. [url=http://www.thekinsie.com/reelism/]Reelism[/url][/b] [[b]16[/b]: [size=85]Marisa Kirisame: 1, Untitled: 3, undeadmonk354: 1, Beed28: 2, Hege Cactus: 2, TriMetall: 1, Captain J: 2, Crazy Toni: 2, QuakedoomNukem Cz: 1, IdiotBitz: 1[/size]]</text:p>
            <text:p>[b]31. [url=https://forum.zdoom.org/viewtopic.php?f=43&amp;t=51035#p888249]LegenDoom[/url][/b] [[b]15[/b]: [size=85]Hege Cactus: 3, lud: 2, 4thcharacter: 3, ZikShadow: 1, Sumwunn: 3, Crazy Toni: 2, IdiotBitz: 1[/size]]</text:p>
            <text:p>[b]31. [url=https://forum.zdoom.org/viewtopic.php?t=32674#p618450]Pirate Doom[/url][/b] [[b]15[/b]: [size=85]Combine_Kegan: 4, undeadmonk354: 5, Zcat: 4, Ravick: 1, MasterBeavis: 1[/size]]</text:p>
            <text:p>[b]33. [url=https://forum.zdoom.org/viewtopic.php?f=19&amp;t=47573#p807968]Ashes 2063 TC[/url][/b] [[b]13[/b]: [size=85]Olroda: 2, Bigger C: 3, TheLightBad96: 2, The_Abysswalker: 3, Error313: 3[/size]]</text:p>
            <text:p>[b]33. [url=https://forum.zdoom.org/viewtopic.php?f=43&amp;t=57053#p1006227]Kriegsland: Blutorden[/url][/b] [[b]13[/b]: [size=85]TheLightBad96: 2, erni945: 2, Apaul27 : 1, DoodGuy: 1, YukesVonFaust: 1, JDSH98: 2, Vostyok: 4[/size]]</text:p>
            <text:p>[b]35. [url=https://www.doomworld.com/vb/wads-mods/91854-wip-doom-64-retribution/]Doom 64: Retribution[/url][/b] [[b]12[/b]: [size=85]leodoom85: 1, Jaxxoon R: 3, YukesVonFaust: 1, silentzora: 3, A_D_M_E_R_A_L: 4[/size]]</text:p>
            <text:p>[b]35. [url=https://forum.zdoom.org/viewtopic.php?f=46&amp;t=62641#p1080654]Nash's Gore Mod[/url][/b] [[b]12[/b]: [size=85]Hipnotic Rogue: 1, AlphaEnt: 1, BerserkerNoir: 2, xim: 2, Rex705: 1, Craneo: 5[/size]]</text:p>
            <text:p>[b]37. [url=https://forum.zdoom.org/viewtopic.php?f=19&amp;t=35135#p661646]Doom: The Golden Souls[/url][/b] [[b]11[/b]: [size=85]Matt: 1, The Ultimate DooMer: 1, Koto: 1, Apaul27 : 2, Мichаеlis: 1, excedentia: 5[/size]]</text:p>
            <text:p>[b]37. [url=https://forum.zdoom.org/viewtopic.php?t=53010#p928835]MetaDoom[/url][/b] [[b]11[/b]: [size=85]Shadelight: 1, DrPyspy: 3, Sumwunn: 1, Crazy Toni: 2, DoodGuy: 3, ErrantMasa: 1[/size]]</text:p>
            <text:p>[b]37. [url=https://forum.zdoom.org/viewtopic.php?f=46&amp;t=48780#p839642]Ultimate DoomVisor[/url][/b] [[b]11[/b]: [size=85]BerserkerNoir: 1, LastManonEarth: 5, Elodorian: 5[/size]]</text:p>
            <text:p>[b]37. [url=https://www.doomworld.com/idgames/levels/doom2/Ports/v-z/zendyn_x]Zen Dynamics[/url][/b] [[b]11[/b]: [size=85]TerminusEst13: 1, Captain J: 5, Crazy Toni: 2, Tapwave: 3[/size]]</text:p>
            <text:p>[b]41. [url=https://forum.zdoom.org/viewtopic.php?f=43&amp;t=58191#p1023165]Enhanced Vanilla Project (EVP)[/url][/b] [[b]10[/b]: [size=85]Rex705: 2, Craneo: 4, ChocoGuevara: 4[/size]]</text:p>
            <text:p>[b]41. [url=https://forum.zdoom.org/viewtopic.php?f=43&amp;t=54904#p969133]Lithium[/url][/b] [[b]10[/b]: [size=85]GAA1992: 1, Somagu: 1, TriMetall: 3, Ikazu-san: 3, Dawn111: 2[/size]]</text:p>
            <text:p>[b]43. [url=https://forum.zdoom.org/viewtopic.php?f=19&amp;t=47574#p808023]Doom: The Golden Souls 2[/url][/b] [[b]9[/b]: [size=85]QuakedoomNukem Cz: 1, Apaul27 : 2, wolfmanfp: 2, Мichаеlis: 2, DoodGuy: 2[/size]]</text:p>
            <text:p>[b]43. [url=https://forum.zdoom.org/viewtopic.php?t=22008#p433365]Legacy of Suffering[/url][/b] [[b]9[/b]: [size=85]ibm5155: 5, Ravick: 1, Koto: 1, AlphaEnt: 1, Kappes Buur: 1[/size]]</text:p>
            <text:p>[b]43. [url=https://forum.zdoom.org/viewtopic.php?f=43&amp;t=60054#p1047705]ouch_m 2: abort_m[/url][/b] [[b]9[/b]: [size=85]leodoom85: 1, ZippeyKeys12: 5, Azba: 1, wolfmanfp: 2[/size]]</text:p>
            <text:p>[b]43. [url=https://forum.zdoom.org/viewtopic.php?t=14722&amp;#p297378]The Ultimate Torment and Torture[/url][/b] [[b]9[/b]: [size=85]DrPyspy: 3, ibm5155: 2, JDSH98: 1, silentzora: 3[/size]]</text:p>
            <text:p>[b]47. [url=https://www.doomworld.com/forum/topic/57957-psx-doomfinal-doom-tc-version-2135-now-released/]PlayStation Doom TC[/url][/b] [[b]8[/b]: [size=85]leodoom85: 1, lil'devil: 1, Olroda: 5, Ravick: 1[/size]]</text:p>
            <text:p>[b]48. [url=https://forum.zdoom.org/viewtopic.php?t=30942#p586255]Hunter’s Moon[/url][/b] [[b]7[/b]: [size=85]ibm5155: 3, D3athStalker: 1, Мichаеlis: 1, shotfan: 2[/size]]</text:p>
            <text:p>[b]48. [url=https://forum.zdoom.org/viewtopic.php?t=56668#p1000996]Rise Of The Wool Ball[/url][/b] [[b]7[/b]: [size=85]TheMightyHeracross: 3, QuakedoomNukem Cz: 1, Apaul27 : 3[/size]]</text:p>
            <text:p>[b]48. [url=https://forum.zdoom.org/viewtopic.php?t=61301#p1063747]Slayer's Rampage[/url][/b] [[b]7[/b]: [size=85]Rex705: 2, iamcarrotmaster: 4, Martinoz: 1[/size]]</text:p>
            <text:p>[b]48. [url=https://forum.zdoom.org/viewtopic.php?f=45&amp;t=13704#p278356]The Ghoul's Forest 3[/url][/b] [[b]7[/b]: [size=85]ibm5155: 1, undeadmonk354: 4, lil'devil: 2[/size]]</text:p>
            <text:p>[b]48. [url=https://forum.zdoom.org/viewtopic.php?t=35846#p676444]Wrath of Cronos RPG[/url][/b] [[b]7[/b]: [size=85]Master Medi: 2, Zan: 1, TheMightyHeracross: 3, IdiotBitz: 1[/size]]</text:p>
            <text:p>[b]48. [url=https://forum.zdoom.org/viewtopic.php?f=43&amp;t=55465#p982269]WW-Cola3[/url][/b] [[b]7[/b]: [size=85]phantombeta: 2, Apaul27 : 2, wolfmanfp: 3[/size]]</text:p>
            <text:p>[b]54. [url=https://forum.zdoom.org/viewtopic.php?f=43&amp;t=55487#p982784]AEons Of Death[/url][/b] [[b]6[/b]: [size=85]leodoom85: 1, undeadmonk354: 2, lil'devil: 1, The_Abysswalker: 2[/size]]</text:p>
            <text:p>[b]54. [url=https://forum.zdoom.org/viewtopic.php?f=19&amp;t=55387#p980696]Daytime Drama[/url][/b] [[b]6[/b]: [size=85]leodoom85: 1, Marisa Kirisame: 1, lil'devil: 4[/size]]</text:p>
            <text:p>[b]54. [url=https://forum.zdoom.org/viewtopic.php?t=34430#p651069]DTS-T[/url][/b] [[b]6[/b]: [size=85]Sgt. Shivers: 5, IdiotBitz: 1[/size]]</text:p>
            <text:p>[b]54. [url=https://forum.zdoom.org/viewtopic.php?t=29815#p565772]Nazis![/url][/b] [[b]6[/b]: [size=85]Matt: 1, ZikShadow: 1, Sgt. Shivers: 4[/size]]</text:p>
            <text:p>[b]54. [url=https://forum.zdoom.org/viewtopic.php?f=19&amp;t=52867#p925329]Project Einherjar[/url][/b] [[b]6[/b]: [size=85]Rachael: 1, TheLightBad96: 2, YukesVonFaust: 1, Vostyok: 2[/size]]</text:p>
            <text:p>[b]54. [url=https://forum.zdoom.org/viewtopic.php?t=52301#p913612]Shadow Of The Wool Ball[/url][/b] [[b]6[/b]: [size=85]QuakedoomNukem Cz: 1, Apaul27 : 3, AlphaEnt: 2[/size]]</text:p>
            <text:p>[b]54. [url=https://forum.zdoom.org/viewtopic.php?t=45550#p753192]Smooth Doom[/url][/b] [[b]6[/b]: [size=85]GAA1992: 1, lizardcommando: 1, AlexThePianoNailer: 2, Cacodemon345: 2[/size]]</text:p>
            <text:p>[b]54. [url=https://forum.zdoom.org/viewtopic.php?f=19&amp;t=54380#p957591]The Inquisitor III[/url][/b] [[b]6[/b]: [size=85]The Ultimate DooMer: 1, Zan: 5[/size]]</text:p>
            <text:p>[b]54. [url=https://forum.zdoom.org/viewtopic.php?f=19&amp;t=36821#p698354]Weapons of Saturn[/url][/b] [[b]6[/b]: [size=85]m8f: 1, Cyanide: 1, eharper256: 2, lizardcommando: 1, BerserkerNoir: 1[/size]]</text:p>
            <text:p>[b]54. [url=https://forum.zdoom.org/viewtopic.php?f=43&amp;t=60436#p1052527]Zagemod[/url][/b] [[b]6[/b]: [size=85]Error313: 3, Squirb: 3[/size]]</text:p>
            <text:p>[b]54. [url=https://forum.zdoom.org/viewtopic.php?t=51000#p887649]Zero Tolerance[/url][/b] [[b]6[/b]: [size=85]Combine_Kegan: 1, Tapwave: 3, Hellser: 2[/size]]</text:p>
            <text:p>[b]65. [url=https://forum.zdoom.org/viewtopic.php?f=19&amp;t=50299#p874982]Aracnocide[/url][/b] [[b]5[/b]: [size=85]TheLightBad96: 1, erni945: 1, YukesVonFaust: 3[/size]]</text:p>
            <text:p>[b]65. [url=https://forum.zdoom.org/viewtopic.php?f=43&amp;t=52262#p912321]Doom Delta[/url][/b] [[b]5[/b]: [size=85]PlayerLin: 2, Hellser: 2, YukesVonFaust: 1[/size]]</text:p>
            <text:p>[b]65. [url=https://forum.zdoom.org/viewtopic.php?f=43&amp;t=48985#p845608]Faspons[/url][/b] [[b]5[/b]: [size=85]Somagu: 1, Bigger C: 4[/size]]</text:p>
            <text:p>[b]65. [url=https://www.doomworld.com/idgames/levels/doom2/Ports/a-c/circus2]Happy Time Circus ][[/url][/b] [[b]5[/b]: [size=85]Ravick: 1, Major Cooke: 4[/size]]</text:p>
            <text:p>[b]65. [url=https://forum.zdoom.org/viewtopic.php?f=43&amp;t=47229#p798227]JohnnyDoom[/url][/b] [[b]5[/b]: [size=85]Brohnesorge: 4, Turbo: 1[/size]]</text:p>
            <text:p>[b]65. [url=http://doomworld.com/idgames/?id=12747]RTC-3057 Hub 1[/url][/b] [[b]5[/b]: [size=85]wildweasel: 5[/size]]</text:p>
            <text:p>[b]65. [url=https://forum.zdoom.org/viewtopic.php?f=42&amp;t=35879#p677083]S.U.P.E.R Natural[/url][/b] [[b]5[/b]: [size=85]Major Cooke: 5[/size]]</text:p>
            <text:p>[b]65. [url=https://forum.zdoom.org/viewtopic.php?f=42&amp;t=60219#p1049804]Soundless Mound[/url][/b] [[b]5[/b]: [size=85]Rachael: 1, dard22: 3, MasterBeavis: 1[/size]]</text:p>
            <text:p>[b]65. [url=http://stronghold.drdteam.org/]Stronghold: On the Edge of Chaos[/url][/b] [[b]5[/b]: [size=85]Caligari87: 2, The Ultimate DooMer: 1, Ravick: 1, AlphaEnt: 1[/size]]</text:p>
            <text:p>[b]65. [url=https://forum.zdoom.org/viewtopic.php?t=33330#p630834]Terrorists![/url][/b] [[b]5[/b]: [size=85] TheNightATK300: 2, TriMetall: 2, ZikShadow: 1[/size]]</text:p>
            <text:p>[b]65. [url=https://forum.zdoom.org/viewtopic.php?f=43&amp;t=57655#p1015050]The Soldier Z[/url][/b] [[b]5[/b]: [size=85]Shi No Hime: 5[/size]]</text:p>
            <text:p>[b]65. [url=https://forum.zdoom.org/viewtopic.php?f=42&amp;t=45877#p761802]Threshold Of Pain[/url][/b] [[b]5[/b]: [size=85]JDSH98: 2, silentzora: 3[/size]]</text:p>
            <text:p>[b]65. [url=https://forum.zdoom.org/viewtopic.php?f=42&amp;t=25358#p484506]Unloved[/url][/b] [[b]5[/b]: [size=85]Rachael: 1, Ravick: 1, excedentia: 2, MasterBeavis: 1[/size]]</text:p>
            <text:p>[b]78. [url=https://forum.zdoom.org/viewtopic.php?f=43&amp;t=48872#p842280]10x[/url][/b] [[b]4[/b]: [size=85]Beed28: 4[/size]]</text:p>
            <text:p>[b]78. [url=http://action.mancubus.net/actiondoom/]Action Doom[/url][/b] [[b]4[/b]: [size=85]lil'devil: 2, QuakedoomNukem Cz: 1, IdiotBitz: 1[/size]]</text:p>
            <text:p>[b]78. [url=https://www.doomworld.com/idgames/levels/doom2/Ports/m-o/njbgpabh]BGPA Missions Liberation[/url][/b] [[b]4[/b]: [size=85]Ravick: 1, Koto: 3[/size]]</text:p>
            <text:p>[b]78. [url=https://forum.zdoom.org/viewtopic.php?f=43&amp;t=52102#p909138]Bratwurst[/url][/b] [[b]4[/b]: [size=85]xim: 4[/size]]</text:p>
            <text:p>[b]78. [url=https://www.moddb.com/mods/brutal-doom-64]Brutal Doom 64[/url][/b] [[b]4[/b]: [size=85]MasterBeavis: 2, AlexThePianoNailer: 1, Martinoz: 1[/size]]</text:p>
            <text:p>[b]78. [url=https://forum.zdoom.org/viewtopic.php?f=43&amp;t=54322#p956169]Bullet-Eye[/url][/b] [[b]4[/b]: [size=85]eharper256: 1, Ikazu-san: 3[/size]]</text:p>
            <text:p>[b]78. [url=https://forum.zdoom.org/viewtopic.php?f=19&amp;t=35458#p668203]Burl Tumd[/url][/b] [[b]4[/b]: [size=85]Matt: 1, Combine_Kegan: 2, Azba: 1[/size]]</text:p>
            <text:p>[b]78. [url=https://www.doomworld.com/idgames/levels/doom2/Ports/d-f/de-pkg]Demon Eclipse[/url][/b] [[b]4[/b]: [size=85]The Ultimate DooMer: 1, Solmir : 3[/size]]</text:p>
            <text:p>[b]78. [url=https://forum.zdoom.org/viewtopic.php?t=45804#p760002]Hocusdoom[/url][/b] [[b]4[/b]: [size=85]Master Medi: 2, Мichаеlis: 2[/size]]</text:p>
            <text:p>[b]78. [url=https://forum.zdoom.org/viewtopic.php?f=43&amp;t=48074#p820532]HXRTC Project[/url][/b] [[b]4[/b]: [size=85]leodoom85: 1, ErrantMasa: 3[/size]]</text:p>
            <text:p>[b]78. [url=https://forum.zdoom.org/viewtopic.php?f=43&amp;t=57092#p1006758]Juvenile Power Fantasy[/url][/b] [[b]4[/b]: [size=85]Brohnesorge: 2, Rachael: 1, Shi No Hime: 1[/size]]</text:p>
            <text:p>[b]78. [url=https://forum.zdoom.org/viewtopic.php?f=46&amp;t=33079#p626384]NC HUD[/url][/b] [[b]4[/b]: [size=85]m8f: 1, Squirb: 3[/size]]</text:p>
            <text:p>[b]78. [url=http://www.perkristian.net/game_doom-sfx.shtml]Perkristan's HD Sounds[/url][/b] [[b]4[/b]: [size=85]Caligari87: 1, AlexThePianoNailer: 2, LastManonEarth: 1[/size]]</text:p>
            <text:p>[b]78. [url=https://forum.zdoom.org/viewtopic.php?f=46&amp;t=58340#p1025419]Reikall's Voxels[/url][/b] [[b]4[/b]: [size=85]m8f: 1, LastManonEarth: 3[/size]]</text:p>
            <text:p>[b]78. [url=https://forum.zdoom.org/viewtopic.php?t=23024&amp;#p451257]Serpent Resurrection[/url][/b] [[b]4[/b]: [size=85]The Ultimate DooMer: 1, TheMightyHeracross: 3[/size]]</text:p>
            <text:p>[b]78. [url=https://forum.zdoom.org/viewtopic.php?f=43&amp;t=57310#p1010252]Shades of Doom[/url][/b] [[b]4[/b]: [size=85]GAA1992: 2, eharper256: 2[/size]]</text:p>
            <text:p>[b]78. [url=https://forum.zdoom.org/viewtopic.php?t=47302#p800865]Shut up and Bleed[/url][/b] [[b]4[/b]: [size=85]GAA1992: 1, Somagu: 1, Azba: 1, YukesVonFaust: 1[/size]]</text:p>
            <text:p>[b]78. [url=https://forum.zdoom.org/viewtopic.php?f=105&amp;t=54992#p971348]SpriteShadow[/url][/b] [[b]4[/b]: [size=85]m8f: 1, Caligari87: 1, Hipnotic Rogue: 1, Cyanide: 1[/size]]</text:p>
            <text:p>[b]78. [url=https://forum.zdoom.org/viewtopic.php?t=55741#p985511]Waterlab GZD[/url][/b] [[b]4[/b]: [size=85]Caligari87: 1, Jaxxoon R: 3[/size]]</text:p>
            <text:p>[b]78. [url=https://zandronum.com/forum/viewtopic.php?t=123]Who Dun It[/url][/b] [[b]4[/b]: [size=85]Matt: 2, Revae: 2[/size]]</text:p>
            <text:p>[b]98. [url=https://www.doomworld.com/idgames/combos/alanguns]Alandoguns[/url][/b] [[b]3[/b]: [size=85]lil'devil: 1, Мichаеlis: 2[/size]]</text:p>
            <text:p>[b]98. [url=https://forum.zdoom.org/viewtopic.php?f=43&amp;t=52363#p914958]Argent[/url][/b] [[b]3[/b]: [size=85]Cyanide: 1, eharper256: 2[/size]]</text:p>
            <text:p>[b]98. [url=https://forum.zdoom.org/viewtopic.php?f=19&amp;t=57800#p1017196]Castlevania - Simon's Destiny[/url][/b] [[b]3[/b]: [size=85]Rachael: 1, QuakedoomNukem Cz: 1, MasterBeavis: 1[/size]]</text:p>
            <text:p>[b]98. [url=https://zdoom.org/wiki/Cold_as_Hell]Cold as Hell[/url][/b] [[b]3[/b]: [size=85]Ravick: 1, Solmir : 2[/size]]</text:p>
            <text:p>[b]98. [url=https://forum.zdoom.org/viewtopic.php?f=43&amp;t=51066#p888943]Combined Arms[/url][/b] [[b]3[/b]: [size=85]ChocoGuevara: 3[/size]]</text:p>
            <text:p>[b]98. [url=https://forum.zdoom.org/viewtopic.php?f=43&amp;t=58535#p1028376]Complex Doom[/url][/b] [[b]3[/b]: [size=85]leodoom85: 1, Rowsol: 1, iamcarrotmaster: 1[/size]]</text:p>
            <text:p>[b]98. [url=https://www.doomworld.com/idgames/combos/wwhcdiaz]Diaz: Last Hours of Purity[/url][/b] [[b]3[/b]: [size=85]TheMightyHeracross: 3[/size]]</text:p>
            <text:p>[b]98. [url=https://forum.zdoom.org/viewtopic.php?f=19&amp;t=46509#p778245]Droplets: Simulated Blood[/url][/b] [[b]3[/b]: [size=85]Hipnotic Rogue: 1, GAA1992: 1, IdiotBitz: 1[/size]]</text:p>
            <text:p>[b]98. [url=https://forum.zdoom.org/viewtopic.php?f=43&amp;t=58486#p1027620]Factotum[/url][/b] [[b]3[/b]: [size=85]kadu522: 1, YukesVonFaust: 2[/size]]</text:p>
            <text:p>[b]98. [url=https://www.doomworld.com/idgames/levels/doom2/Ports/a-c/circus666]Happy Time Circus[/url][/b] [[b]3[/b]: [size=85]Major Cooke: 3[/size]]</text:p>
            <text:p>[b]98. [url=https://forum.zdoom.org/viewtopic.php?f=43&amp;t=37130#p705156]Insanity's Requiem[/url][/b] [[b]3[/b]: [size=85]D3athStalker: 2, Martinoz: 1[/size]]</text:p>
            <text:p>[b]98. [url=https://forum.zdoom.org/viewtopic.php?f=46&amp;t=29117#p553405]Jimmy’s Jukebox[/url][/b] [[b]3[/b]: [size=85]Tapwave: 3[/size]]</text:p>
            <text:p>[b]98. [url=https://mmaulwurff.github.io/pages/toolbox]m8f’s toolbox[/url][/b] [[b]3[/b]: [size=85]Squirb: 3[/size]]</text:p>
            <text:p>[b]98. [url=https://forum.zdoom.org/viewtopic.php?f=19&amp;t=16480#p326745]PlayStation Doom TC[/url][/b] [[b]3[/b]: [size=85]A_D_M_E_R_A_L: 3[/size]]</text:p>
            <text:p>[b]98. [url=https://forum.zdoom.org/viewtopic.php?f=3&amp;t=13117#p267820]Queen's Crusade[/url][/b] [[b]3[/b]: [size=85]Matt: 3[/size]]</text:p>
            <text:p>[b]98. [url=http://www.prodigal-game.com/doomwads.html]Redux E2M4[/url][/b] [[b]3[/b]: [size=85]Jaxxoon R: 3[/size]]</text:p>
            <text:p>[b]98. [url=https://forum.zdoom.org/viewtopic.php?f=45&amp;t=24974#p479313]scalliano's 667 Shuffle[/url][/b] [[b]3[/b]: [size=85]leodoom85: 1, Мichаеlis: 2[/size]]</text:p>
            <text:p>[b]98. [url=https://www.doomworld.com/idgames/levels/doom2/Ports/megawads/sonic]Super Sonic DooM[/url][/b] [[b]3[/b]: [size=85]PlayerLin: 3[/size]]</text:p>
            <text:p>[b]98. [url=http://waltersgameboy.tripod.com/simpdoom/]The Ultimate Simpsons Doom [/url][/b] [[b]3[/b]: [size=85]undeadmonk354: 3[/size]]</text:p>
            <text:p>[b]98. [url=https://www.doomworld.com/idgames/levels/doom2/Ports/v-z/void]Void[/url][/b] [[b]3[/b]: [size=85]Jaxxoon R: 3[/size]]</text:p>
            <text:p>[b]98. [url=http://lazrojas.com/wolfendoom/arctic_2.html]WolfenDOOM: Operation: Arctic Wolf[/url][/b] [[b]3[/b]: [size=85]Sgt. Shivers: 3[/size]]</text:p>
            <text:p>[b]98. [url=https://forum.zdoom.org/viewtopic.php?f=19&amp;t=27258#p520682]ZBlood+[/url][/b] [[b]3[/b]: [size=85]Мichаеlis: 1, The_Abysswalker: 2[/size]]</text:p>
            <text:p>[b]120. [url=https://forum.zdoom.org/viewtopic.php?f=43&amp;t=54914#p969409]Aetherius[/url][/b] [[b]2[/b]: [size=85]PlayerLin: 2[/size]]</text:p>
            <text:p>[b]120. [url=https://forum.zdoom.org/viewtopic.php?f=43&amp;t=53545#p940527]BlackWarrior[/url][/b] [[b]2[/b]: [size=85]Somagu: 1, PlayerLin: 1[/size]]</text:p>
            <text:p>[b]120. [url=https://www.moddb.com/mods/brutal-doom/addons/tomtefars-extension]Brutal Doom: Tomtefars Extension[/url][/b] [[b]2[/b]: [size=85]eharper256: 2[/size]]</text:p>
            <text:p>[b]120. [url=https://forum.zdoom.org/viewtopic.php?f=19&amp;t=55298#p978283]Consolation Prize: The PSX Doom TC[/url][/b] [[b]2[/b]: [size=85]GAA1992: 1, IdiotBitz: 1[/size]]</text:p>
            <text:p>[b]120. [url=https://forum.zdoom.org/viewtopic.php?t=36667#p694653]Crossfire[/url][/b] [[b]2[/b]: [size=85]Somagu: 1, Marrub: 1[/size]]</text:p>
            <text:p>[b]120. [url=https://forum.zdoom.org/viewtopic.php?f=19&amp;t=36608]Cyberrunner[/url][/b] [[b]2[/b]: [size=85]Revae: 2[/size]]</text:p>
            <text:p>[b]120. [url=https://forum.zdoom.org/viewtopic.php?t=55048#p972862]DamNums[/url][/b] [[b]2[/b]: [size=85]Hipnotic Rogue: 1, Мichаеlis: 1[/size]]</text:p>
            <text:p>[b]120. [url=https://forum.zdoom.org/viewtopic.php?f=43&amp;t=58521#p1028226]Dead Marine[/url][/b] [[b]2[/b]: [size=85]m8f: 1, GAA1992: 1[/size]]</text:p>
            <text:p>[b]120. [url=https://forum.zdoom.org/viewtopic.php?f=42&amp;t=54708#p964549]dead.air[/url][/b] [[b]2[/b]: [size=85]Rachael: 1, Мichаеlis: 1[/size]]</text:p>
            <text:p>[b]120. [url=https://forum.zdoom.org/viewtopic.php?f=43&amp;t=59887#p1045489]Demon CounterStrike[/url][/b] [[b]2[/b]: [size=85]Shadelight: 2[/size]]</text:p>
            <text:p>[b]120. [url=https://forum.zdoom.org/viewtopic.php?f=19&amp;t=48208#p824651]Eriguns 2[/url][/b] [[b]2[/b]: [size=85]Hipnotic Rogue: 1, Cyanide: 1[/size]]</text:p>
            <text:p>[b]120. [url=https://forum.zdoom.org/viewtopic.php?t=31034#p587707]Error: Doom[/url][/b] [[b]2[/b]: [size=85]Marrub: 2[/size]]</text:p>
            <text:p>[b]120. [url=http://www.moddb.com/mods/final-neodoom]Final NeoDoom[/url][/b] [[b]2[/b]: [size=85]The Ultimate DooMer: 1, Ravick: 1[/size]]</text:p>
            <text:p>[b]120. [url=https://forum.zdoom.org/viewtopic.php?f=43&amp;t=46413#p775648]FragTrak[/url][/b] [[b]2[/b]: [size=85]Ikazu-san: 2[/size]]</text:p>
            <text:p>[b]120. [url=https://forum.zdoom.org/viewtopic.php?f=19&amp;t=46718#p784166]Gene-Tech: Before the Storm[/url][/b] [[b]2[/b]: [size=85]Rachael: 1, Ravick: 1[/size]]</text:p>
            <text:p>[b]120. [url=https://forum.zdoom.org/viewtopic.php?f=43&amp;t=56762]Heretical Doom[/url][/b] [[b]2[/b]: [size=85]eharper256: 2[/size]]</text:p>
            <text:p>[b]120. [url=https://forum.zdoom.org/viewtopic.php?t=58009#p1020405]HeXeReTiC Fantasy[/url][/b] [[b]2[/b]: [size=85]Sumwunn: 2[/size]]</text:p>
            <text:p>[b]120. [url=https://forum.zdoom.org/viewtopic.php?f=43&amp;t=58687#p1030431]Lambda[/url][/b] [[b]2[/b]: [size=85]ChocoGuevara: 2[/size]]</text:p>
            <text:p>[b]120. [url=https://forum.zdoom.org/viewtopic.php?t=15793#p315526]Lizard Squad[/url][/b] [[b]2[/b]: [size=85]Matt: 1, lizardcommando: 1[/size]]</text:p>
            <text:p>[b]120. [url=https://www.doomworld.com/idgames/levels/doom2/Ports/m-o/massm2]MassMouth 2[/url][/b] [[b]2[/b]: [size=85]The Ultimate DooMer: 1, lizardcommando: 1[/size]]</text:p>
            <text:p>[b]120. [url=https://mikestoybox.net/2017/09/13/midgard-outlaw/]Midgard Outlaw[/url][/b] [[b]2[/b]: [size=85]Rex705: 2[/size]]</text:p>
            <text:p>[b]120. [url=https://forum.zdoom.org/viewtopic.php?t=47988#p818163]Paranoid and Paranoiac[/url][/b] [[b]2[/b]: [size=85]The Ultimate DooMer: 1, Kappes Buur: 1[/size]]</text:p>
            <text:p>[b]120. [url=https://forum.zdoom.org/viewtopic.php?f=19&amp;t=46438#p776148]QUAKE: Descent into Heresy[/url][/b] [[b]2[/b]: [size=85]GAA1992: 1, Craneo: 1[/size]]</text:p>
            <text:p>[b]120. [url=https://forum.zdoom.org/viewtopic.php?t=29792#p565461]SBrightmaps[/url][/b] [[b]2[/b]: [size=85]Hipnotic Rogue: 1, LastManonEarth: 1[/size]]</text:p>
            <text:p>[b]120. [url=https://www.joshuaosullivan.co.uk/skulldash/]Skulldash[/url][/b] [[b]2[/b]: [size=85]The Ultimate DooMer: 1, QuakedoomNukem Cz: 1[/size]]</text:p>
            <text:p>[b]120. [url=https://forum.zdoom.org/viewtopic.php?f=43&amp;t=46174#p769209]Sneaky Doom[/url][/b] [[b]2[/b]: [size=85]sycspysycspy: 2[/size]]</text:p>
            <text:p>[b]120. [url=https://www.doomworld.com/forum/topic/71133-sound-caulking-now-on-idgames/]Sound Caulking[/url][/b] [[b]2[/b]: [size=85]m8f: 1, A_D_M_E_R_A_L: 1[/size]]</text:p>
            <text:p>[b]120. [url=https://forum.zdoom.org/viewtopic.php?f=42&amp;t=62163#p1074598]Spooktober Community Mapping Project[/url][/b] [[b]2[/b]: [size=85]Rex705: 2[/size]]</text:p>
            <text:p>[b]120. [url=https://forum.zdoom.org/viewtopic.php?t=49369#p854693]Strange Aeons[/url][/b] [[b]2[/b]: [size=85]Rachael: 1, Мichаеlis: 1[/size]]</text:p>
            <text:p>[b]120. [url=https://forum.zdoom.org/viewtopic.php?f=19&amp;t=49164#p850102]Temple of the Lizard Men 4[/url][/b] [[b]2[/b]: [size=85]Rex705: 2[/size]]</text:p>
            <text:p>[b]120. [url=https://forum.zdoom.org/viewtopic.php?t=37064#p703739]The Space Pirate[/url][/b] [[b]2[/b]: [size=85]Olroda: 2[/size]]</text:p>
            <text:p>[b]120. [url=https://zdoom.org/wiki/Town_Infection]Town Infection: The Flooding[/url][/b] [[b]2[/b]: [size=85]IdiotBitz: 1, excedentia: 1[/size]]</text:p>
            <text:p>[b]120. [url=https://forum.zdoom.org/viewtopic.php?f=19&amp;t=27981#p535716]TurboCharged ARCADE![/url][/b] [[b]2[/b]: [size=85]Major Cooke: 2[/size]]</text:p>
            <text:p>[b]120. [url=https://forum.zdoom.org/viewtopic.php?f=43&amp;t=60612]Ultra Crispy[/url][/b] [[b]2[/b]: [size=85]YukesVonFaust: 2[/size]]</text:p>
            <text:p>[b]120. [url=http://lazrojas.com/wolfendoom/astrostein_2.html]WolfenDOOM:  Astrostein[/url][/b] [[b]2[/b]: [size=85]Sgt. Shivers: 2[/size]]</text:p>
            <text:p>[b]155. [url=https://www.doomworld.com/idgames/levels/doom/Ports/0-9/007ltsd]007: Licence to Spell DooM[/url][/b] [[b]1[/b]: [size=85]The Ultimate DooMer: 1[/size]]</text:p>
            <text:p>[b]155. [url=https://forum.zdoom.org/viewtopic.php?f=42&amp;t=54247#p954473]20 Monsters Challenge[/url][/b] [[b]1[/b]: [size=85]Rachael: 1[/size]]</text:p>
            <text:p>[b]155. [url=https://www.doomworld.com/idgames/levels/doom2/deathmatch/Ports/a-c/amisery]Abandoned Misery[/url][/b] [[b]1[/b]: [size=85]Kappes Buur: 1[/size]]</text:p>
            <text:p>[b]155. [url=https://forum.zdoom.org/viewtopic.php?t=36877#p699326]Accessories to Murder[/url][/b] [[b]1[/b]: [size=85]Cyanide: 1[/size]]</text:p>
            <text:p>[b]155. [url=https://forum.zdoom.org/viewtopic.php?t=58501#p1027895]Alfonzone[/url][/b] [[b]1[/b]: [size=85]The Ultimate DooMer: 1[/size]]</text:p>
            <text:p>[b]155. [url=https://www.moddb.com/mods/acm-2014]Aliens: Colonial Marines TC[/url][/b] [[b]1[/b]: [size=85]Ravick: 1[/size]]</text:p>
            <text:p>[b]155. [url=https://forum.zdoom.org/viewtopic.php?t=56483#p998194]All Clear Message[/url][/b] [[b]1[/b]: [size=85]Cyanide: 1[/size]]</text:p>
            <text:p>[b]155. [url=https://forum.zdoom.org/viewtopic.php?t=45192#p744669]AvP 2.0[/url][/b] [[b]1[/b]: [size=85]shotfan: 1[/size]]</text:p>
            <text:p>[b]155. [url=https://forum.zdoom.org/viewtopic.php?f=43&amp;t=57464#p1012472]Banhammer[/url][/b] [[b]1[/b]: [size=85]leodoom85: 1[/size]]</text:p>
            <text:p>[b]155. [url=https://www.doomworld.com/idgames/levels/doom2/Ports/a-c/brfinal]Beyond Reality[/url][/b] [[b]1[/b]: [size=85]Kappes Buur: 1[/size]]</text:p>
            <text:p>[b]155. [url=https://forum.zdoom.org/viewtopic.php?f=3&amp;t=37949#p722987]Brutalkick[/url][/b] [[b]1[/b]: [size=85]Hipnotic Rogue: 1[/size]]</text:p>
            <text:p>[b]155. [url=https://forum.zdoom.org/viewtopic.php?t=34569#p653208]Call of Dooty[/url][/b] [[b]1[/b]: [size=85]wolfmanfp: 1[/size]]</text:p>
            <text:p>[b]155. [url=https://forum.zdoom.org/viewtopic.php?f=43&amp;t=60456#p1052735]Champions[/url][/b] [[b]1[/b]: [size=85]IdiotBitz: 1[/size]]</text:p>
            <text:p>[b]155. [url=https://www.doomworld.com/idgames/levels/doom2/Ports/a-c/cheogsh]Cheogsh[/url][/b] [[b]1[/b]: [size=85]Kappes Buur: 1[/size]]</text:p>
            <text:p>[b]155. [url=https://www.doomworld.com/idgames/levels/doom2/Ports/a-c/cheogsh2.zip]Cheogsh 2[/url][/b] [[b]1[/b]: [size=85]Kappes Buur: 1[/size]]</text:p>
            <text:p>[b]155. [url=https://www.doomworld.com/idgames/?id=12363]Chosen[/url][/b] [[b]1[/b]: [size=85]Bigger C: 1[/size]]</text:p>
            <text:p>[b]155. [url=https://forum.zdoom.org/viewtopic.php?f=61&amp;t=57834#p1017698]Complex Doom: LCA[/url][/b] [[b]1[/b]: [size=85]leodoom85: 1[/size]]</text:p>
            <text:p>[b]155. [url=https://www.moddb.com/mods/counter-strike-doom-martian-offensive-2017]Counter-Strike Doom: Martian Offensive[/url][/b] [[b]1[/b]: [size=85]AlphaEnt: 1[/size]]</text:p>
            <text:p>[b]155. [url=https://forum.zdoom.org/viewtopic.php?f=43&amp;t=51446]CustomDoom[/url][/b] [[b]1[/b]: [size=85]m8f: 1[/size]]</text:p>
            <text:p>[b]155. [url=https://www.doomworld.com/idgames/levels/doom2/Ports/d-f/dark7]Dark 7 (with Mission Pack)[/url][/b] [[b]1[/b]: [size=85]The Ultimate DooMer: 1[/size]]</text:p>
            <text:p>[b]155. [url=https://forum.zdoom.org/viewtopic.php?t=58375#p1025963]Dark Encounters[/url][/b] [[b]1[/b]: [size=85]The Ultimate DooMer: 1[/size]]</text:p>
            <text:p>[b]155. [url=https://forum.zdoom.org/viewtopic.php?f=19&amp;t=65458#p1112779]Darkmoon[/url][/b] [[b]1[/b]: [size=85]Kappes Buur: 1[/size]]</text:p>
            <text:p>[b]155. [url=https://www.doomworld.com/idgames/levels/doom2/Ports/d-f/dor]Dawn of Reality[/url][/b] [[b]1[/b]: [size=85]Kappes Buur: 1[/size]]</text:p>
            <text:p>[b]155. [url=https://forum.zdoom.org/viewtopic.php?t=46787#p786254]Demonsteele: NowThatsWhatICallMIDI[/url][/b] [[b]1[/b]: [size=85]HaraSwift: 1[/size]]</text:p>
            <text:p>[b]155. [url=https://www.moddb.com/mods/dont-play-with-hell-black-edition]Don`t play with HELL – Black Edition[/url][/b] [[b]1[/b]: [size=85]Ravick: 1[/size]]</text:p>
            <text:p>[b]155. [url=https://www.doomworld.com/forum/topic/62403-doom-2-minor-sprite-fixing-project-v19-release-updated-12718/]Doom 2 Minor Sprite Fixing Project[/url][/b] [[b]1[/b]: [size=85]m8f: 1[/size]]</text:p>
            <text:p>[b]155. [url=https://www.doomworld.com/forum/topic/108725-doom-4-vanilla-new-v12-released-faster-weapons/]DOOM 4 VANILLA[/url][/b] [[b]1[/b]: [size=85]Rex705: 1[/size]]</text:p>
            <text:p>[b]155. [url=https://forum.zdoom.org/viewtopic.php?f=43&amp;t=51596]Doom 64 'weapons only'[/url][/b] [[b]1[/b]: [size=85]Hipnotic Rogue: 1[/size]]</text:p>
            <text:p>[b]155. [url=https://forum.zdoom.org/viewtopic.php?f=43&amp;t=58499#p1027836]Doom Loot Box Mod[/url][/b] [[b]1[/b]: [size=85]IdiotBitz: 1[/size]]</text:p>
            <text:p>[b]155. [url=https://www.doomworld.com/vb/thread/15965]Doom Raider:Crypt of the Vile[/url][/b] [[b]1[/b]: [size=85]Kappes Buur: 1[/size]]</text:p>
            <text:p>[b]155. [url=https://forum.zdoom.org/viewtopic.php?f=43&amp;t=62911#p1083812]DoomKrakken's Monster Randomizer[/url][/b] [[b]1[/b]: [size=85]shotfan: 1[/size]]</text:p>
            <text:p>[b]155. [url=https://forum.zdoom.org/viewtopic.php?f=19&amp;t=48208#p824651]Eriguns 1[/url][/b] [[b]1[/b]: [size=85]Cyanide: 1[/size]]</text:p>
            <text:p>[b]155. [url=https://www.doomworld.com/idgames/themes/TeamTNT/ed4_rfo/ed4_rfo1]Eternal DOOM IV: Return from Oblivion[/url][/b] [[b]1[/b]: [size=85]Kappes Buur: 1[/size]]</text:p>
            <text:p>[b]155. [url=https://forum.zdoom.org/viewtopic.php?f=19&amp;t=52631#p920489]Fading Corpses Universal[/url][/b] [[b]1[/b]: [size=85]m8f: 1[/size]]</text:p>
            <text:p>[b]155. [url=https://forum.zdoom.org/viewtopic.php?f=43&amp;t=58923#p1033516]FamiliarDoom[/url][/b] [[b]1[/b]: [size=85]kadu522: 1[/size]]</text:p>
            <text:p>[b]155. [url=https://forum.zdoom.org/viewtopic.php?f=105&amp;t=35388#p666921]Footsteps[/url][/b] [[b]1[/b]: [size=85]m8f: 1[/size]]</text:p>
            <text:p>[b]155. [url=https://iamsparky.wordpress.com/foreverhood/]Foreverhood[/url][/b] [[b]1[/b]: [size=85]Kappes Buur: 1[/size]]</text:p>
            <text:p>[b]155. [url=https://forum.zdoom.org/viewtopic.php?f=19&amp;t=57252#p1009564]Ghoul School 3D[/url][/b] [[b]1[/b]: [size=85]Rachael: 1[/size]]</text:p>
            <text:p>[b]155. [url=https://forum.zdoom.org/viewtopic.php?f=46&amp;t=56148#p994037]GZSHud[/url][/b] [[b]1[/b]: [size=85]Hipnotic Rogue: 1[/size]]</text:p>
            <text:p>[b]155. [url=https://forum.zdoom.org/viewtopic.php?f=37&amp;t=47973#p817851]Heretic Widescreened HUD[/url][/b] [[b]1[/b]: [size=85]Hipnotic Rogue: 1[/size]]</text:p>
            <text:p>[b]155. [url=https://www.doomworld.com/idgames/levels/hexen/v-z/viscerus]Hexen: Scourge of Viscerus[/url][/b] [[b]1[/b]: [size=85]Solmir : 1[/size]]</text:p>
            <text:p>[b]155. [url=https://forum.zdoom.org/viewtopic.php?f=43&amp;t=33766#p638587]HeXercise[/url][/b] [[b]1[/b]: [size=85]Eric_: 1[/size]]</text:p>
            <text:p>[b]155. [url=https://forum.zdoom.org/viewtopic.php?f=43&amp;t=57522#p1013338]Highway to Hell[/url][/b] [[b]1[/b]: [size=85]GAA1992: 1[/size]]</text:p>
            <text:p>[b]155. [url=https://www.doomworld.com/idgames/levels/heretic/Ports/hocx]Hordes of Chaos[/url][/b] [[b]1[/b]: [size=85]The Ultimate DooMer: 1[/size]]</text:p>
            <text:p>[b]155. [url=https://jp.itch.io/doom-keymaster]Keymaster[/url][/b] [[b]1[/b]: [size=85]IdiotBitz: 1[/size]]</text:p>
            <text:p>[b]155. [url=https://forum.zdoom.org/viewtopic.php?t=37786#p719312]Lasting Light[/url][/b] [[b]1[/b]: [size=85]Ravick: 1[/size]]</text:p>
            <text:p>[b]155. [url=https://forum.zdoom.org/viewtopic.php?f=42&amp;t=57364#p1011019]Lilith[/url][/b] [[b]1[/b]: [size=85]AlphaEnt: 1[/size]]</text:p>
            <text:p>[b]155. [url=https://www.doomworld.com/idgames/levels/doom2/Ports/j-l/lslsp_gd]LOST SOULSPHERE: Gold Edition[/url][/b] [[b]1[/b]: [size=85]Major Cooke: 1[/size]]</text:p>
            <text:p>[b]155. [url=https://forum.zdoom.org/viewtopic.php?f=43&amp;t=52041#p907566]Lowtech Remake[/url][/b] [[b]1[/b]: [size=85]YukesVonFaust: 1[/size]]</text:p>
            <text:p>[b]155. [url=https://forum.zdoom.org/viewtopic.php?f=19&amp;t=28589&amp;start=2490#p925995]MAIS[/url][/b] [[b]1[/b]: [size=85]Sgt. Shivers: 1[/size]]</text:p>
            <text:p>[b]155. [url=https://forum.zdoom.org/viewtopic.php?t=48924#p843884]Megabounce[/url][/b] [[b]1[/b]: [size=85]Beed28: 1[/size]]</text:p>
            <text:p>[b]155. [url=https://forum.zdoom.org/viewtopic.php?t=45872#p761776]Metroid: Dreadnought[/url][/b] [[b]1[/b]: [size=85]Cyanide: 1[/size]]</text:p>
            <text:p>[b]155. [url=https://forum.zdoom.org/viewtopic.php?f=42&amp;t=53887#p947837]MMDCXIV - Journey into 27 Century[/url][/b] [[b]1[/b]: [size=85]Kappes Buur: 1[/size]]</text:p>
            <text:p>[b]155. [url=https://forum.zdoom.org/viewtopic.php?t=56838#p1003369]Monster Scouter[/url][/b] [[b]1[/b]: [size=85]Cyanide: 1[/size]]</text:p>
            <text:p>[b]155. [url=https://forum.zdoom.org/viewtopic.php?f=43&amp;t=56272]Nameless Lite RPG Mod[/url][/b] [[b]1[/b]: [size=85]IdiotBitz: 1[/size]]</text:p>
            <text:p>[b]155. [url=https://mikestoybox.net/2017/01/04/nerves-of-steel/]Nerves of Steel[/url][/b] [[b]1[/b]: [size=85]Rex705: 1[/size]]</text:p>
            <text:p>[b]155. [url=http://web.archive.org/web/20100527012514/http://members.multimania.co.uk/Enjay001/]njsplash[/url][/b] [[b]1[/b]: [size=85]Hipnotic Rogue: 1[/size]]</text:p>
            <text:p>[b]155. [url=https://www.doomworld.com/idgames/combos/omgwpnv2]OMG Weapons! (and Monsters)[/url][/b] [[b]1[/b]: [size=85]TDRR: 1[/size]]</text:p>
            <text:p>[b]155. [url=https://www.doomworld.com/forum/topic/106058-paradise-v2-final-version-8222019/]Paradise[/url][/b] [[b]1[/b]: [size=85]Kappes Buur: 1[/size]]</text:p>
            <text:p>[b]155. [url=https://forum.zdoom.org/viewtopic.php?f=19&amp;t=26057#p496393]Parkour[/url][/b] [[b]1[/b]: [size=85]TDRR: 1[/size]]</text:p>
            <text:p>[b]155. [url=https://forum.zdoom.org/viewtopic.php?f=19&amp;t=27649#p529231]Pokémon Doom[/url][/b] [[b]1[/b]: [size=85]Marrub: 1[/size]]</text:p>
            <text:p>[b]155. [url=https://forum.zdoom.org/viewtopic.php?f=43&amp;t=53876#p947619]Project Ironclad[/url][/b] [[b]1[/b]: [size=85]Rachael: 1[/size]]</text:p>
            <text:p>[b]155. [url=https://sites.google.com/site/realgunshardcore/]Real Guns Hardcore[/url][/b] [[b]1[/b]: [size=85]Koto: 1[/size]]</text:p>
            <text:p>[b]155. [url=https://www.doomworld.com/idgames/levels/doom2/Ports/p-r/roch]Realm of Cheogsh[/url][/b] [[b]1[/b]: [size=85]Ravick: 1[/size]]</text:p>
            <text:p>[b]155. [url=https://forum.zdoom.org/viewtopic.php?f=43&amp;t=54362#p957165]Run For It![/url][/b] [[b]1[/b]: [size=85]IdiotBitz: 1[/size]]</text:p>
            <text:p>[b]155. [url=https://www.doomworld.com/idgames/graphics/smm4doom]Simple Mirrored Monsters[/url][/b] [[b]1[/b]: [size=85]m8f: 1[/size]]</text:p>
            <text:p>[b]155. [url=https://forum.zdoom.org/viewtopic.php?f=37&amp;t=55161#p975126]Smooth fluids[/url][/b] [[b]1[/b]: [size=85]Hipnotic Rogue: 1[/size]]</text:p>
            <text:p>[b]155. [url=https://www.doomworld.com/forum/topic/54855-spacedm9-10-release-download-now/]SpaceDM9[/url][/b] [[b]1[/b]: [size=85]Kappes Buur: 1[/size]]</text:p>
            <text:p>[b]155. [url=https://forum.zdoom.org/viewtopic.php?f=19&amp;t=60104#p1048348]Splatterhouse 3D[/url][/b] [[b]1[/b]: [size=85]Rachael: 1[/size]]</text:p>
            <text:p>[b]155. [url=https://forum.zdoom.org/viewtopic.php?t=56600#p1000024]StatsKeeper[/url][/b] [[b]1[/b]: [size=85]Cyanide: 1[/size]]</text:p>
            <text:p>[b]155. [url=https://forum.zdoom.org/viewtopic.php?f=43&amp;t=57902#p1018827]Sun Damage Omen[/url][/b] [[b]1[/b]: [size=85]Matt: 1[/size]]</text:p>
            <text:p>[b]155. [url=https://forum.zdoom.org/viewtopic.php?p=883878#p883878]TGRDM3 (Morgenstern)[/url][/b] [[b]1[/b]: [size=85]Rachael: 1[/size]]</text:p>
            <text:p>[b]155. [url=https://www.doomworld.com/idgames/levels/doom2/Ports/s-u/tcotd21me]The City of The Damned : Apocalypse[/url][/b] [[b]1[/b]: [size=85]Zan: 1[/size]]</text:p>
            <text:p>[b]155. [url=http://www.prodigal-game.com/doomwads.html]The Island[/url][/b] [[b]1[/b]: [size=85]Kappes Buur: 1[/size]]</text:p>
            <text:p>[b]155. [url=https://forum.zdoom.org/viewtopic.php?f=43&amp;t=55321#p978965]The Trooper[/url][/b] [[b]1[/b]: [size=85]lil'devil: 1[/size]]</text:p>
            <text:p>[b]155. [url=https://forum.zdoom.org/viewtopic.php?f=105&amp;t=55413#p981192]Tilt++[/url][/b] [[b]1[/b]: [size=85]Hipnotic Rogue: 1[/size]]</text:p>
            <text:p>[b]155. [url=http://www.moddb.com/addons/na132689]WARDUST heretic Sprites[/url][/b] [[b]1[/b]: [size=85]Hipnotic Rogue: 1[/size]]</text:p>
            <text:p>[b]155. [url=https://www.afadoomer.com/wolf3d/default.php]Wolfenstein 3D TC[/url][/b] [[b]1[/b]: [size=85]sycspysycspy: 1[/size]]</text:p>
            <text:p>[b]155. [url=https://forum.zdoom.org/viewtopic.php?f=43&amp;t=37254#p707405]X-Weapon: Helsturm[/url][/b] [[b]1[/b]: [size=85]shotfan: 1[/size]]</text:p>
            <text:p>[b]155. [url=https://forum.zdoom.org/viewtopic.php?f=43&amp;t=63652&amp;p=1091577#p1091263]Xim's Star Wars Doom[/url][/b] [[b]1[/b]: [size=85]xim: 1[/size]]</text:p>
            <text:p>[b]155. [url=https://forum.zdoom.org/viewtopic.php?f=43&amp;t=50744#p882979]Zion[/url][/b] [[b]1[/b]: [size=85]Apaul27 : 1[/size]]</text:p>
            <text:p/>
            <text:p>Mods: 235</text:p>
            <text:p>Voters: 102</text:p>
          </table:table-cell>
          <table:covered-table-cell table:style-name="ce3"/>
          <table:covered-table-cell table:style-name="ce5"/>
          <table:table-cell table:style-name="ce2" table:formula="of:=&quot;Mods: &quot; &amp; SUMPRODUCT(NOT(ISBLANK([.D4:.D1048576])))" office:value-type="string" office:string-value="Mods: 235" calcext:value-type="string">
            <text:p>Mods: 235</text:p>
          </table:table-cell>
          <table:table-cell table:style-name="ce2" table:formula="of:=&quot;Voters: &quot; &amp; SUMPRODUCT(NOT(ISBLANK([.H2:.AMJ2])))" office:value-type="string" office:string-value="Voters: 102" calcext:value-type="string">
            <text:p>Voters: 102</text:p>
          </table:table-cell>
          <table:table-cell table:style-name="ce2" office:value-type="string" calcext:value-type="string">
            <text:p>Sums:</text:p>
          </table:table-cell>
          <table:table-cell table:style-name="ce2" table:formula="of:=SUM([.H1:.AMJ1])" office:value-type="float" office:value="1516" calcext:value-type="float">
            <text:p>1516</text:p>
          </table:table-cell>
          <table:table-cell table:formula="of:=SUM([.H4:.H1048576])" office:value-type="float" office:value="15" calcext:value-type="float">
            <text:p>15</text:p>
          </table:table-cell>
          <table:table-cell table:formula="of:=SUM([.I4:.I1048576])" office:value-type="float" office:value="13" calcext:value-type="float">
            <text:p>13</text:p>
          </table:table-cell>
          <table:table-cell table:formula="of:=SUM([.J4:.J1048576])" office:value-type="float" office:value="15" calcext:value-type="float">
            <text:p>15</text:p>
          </table:table-cell>
          <table:table-cell table:formula="of:=SUM([.K4:.K1048576])" office:value-type="float" office:value="15" calcext:value-type="float">
            <text:p>15</text:p>
          </table:table-cell>
          <table:table-cell table:formula="of:=SUM([.L4:.L1048576])" office:value-type="float" office:value="15" calcext:value-type="float">
            <text:p>15</text:p>
          </table:table-cell>
          <table:table-cell table:formula="of:=SUM([.M4:.M1048576])" office:value-type="float" office:value="14" calcext:value-type="float">
            <text:p>14</text:p>
          </table:table-cell>
          <table:table-cell table:formula="of:=SUM([.N4:.N1048576])" office:value-type="float" office:value="15" calcext:value-type="float">
            <text:p>15</text:p>
          </table:table-cell>
          <table:table-cell table:formula="of:=SUM([.O4:.O1048576])" office:value-type="float" office:value="15" calcext:value-type="float">
            <text:p>15</text:p>
          </table:table-cell>
          <table:table-cell table:formula="of:=SUM([.P4:.P1048576])" office:value-type="float" office:value="15" calcext:value-type="float">
            <text:p>15</text:p>
          </table:table-cell>
          <table:table-cell table:formula="of:=SUM([.Q4:.Q1048576])" office:value-type="float" office:value="15" calcext:value-type="float">
            <text:p>15</text:p>
          </table:table-cell>
          <table:table-cell table:formula="of:=SUM([.R4:.R1048576])" office:value-type="float" office:value="15" calcext:value-type="float">
            <text:p>15</text:p>
          </table:table-cell>
          <table:table-cell table:formula="of:=SUM([.S4:.S1048576])" office:value-type="float" office:value="15" calcext:value-type="float">
            <text:p>15</text:p>
          </table:table-cell>
          <table:table-cell table:formula="of:=SUM([.T4:.T1048576])" office:value-type="float" office:value="15" calcext:value-type="float">
            <text:p>15</text:p>
          </table:table-cell>
          <table:table-cell table:formula="of:=SUM([.U4:.U1048576])" office:value-type="float" office:value="15" calcext:value-type="float">
            <text:p>15</text:p>
          </table:table-cell>
          <table:table-cell table:formula="of:=SUM([.V4:.V1048576])" office:value-type="float" office:value="15" calcext:value-type="float">
            <text:p>15</text:p>
          </table:table-cell>
          <table:table-cell table:formula="of:=SUM([.W4:.W1048576])" office:value-type="float" office:value="15" calcext:value-type="float">
            <text:p>15</text:p>
          </table:table-cell>
          <table:table-cell table:formula="of:=SUM([.X4:.X1048576])" office:value-type="float" office:value="15" calcext:value-type="float">
            <text:p>15</text:p>
          </table:table-cell>
          <table:table-cell table:formula="of:=SUM([.Y4:.Y1048576])" office:value-type="float" office:value="15" calcext:value-type="float">
            <text:p>15</text:p>
          </table:table-cell>
          <table:table-cell table:formula="of:=SUM([.Z4:.Z1048576])" office:value-type="float" office:value="15" calcext:value-type="float">
            <text:p>15</text:p>
          </table:table-cell>
          <table:table-cell table:formula="of:=SUM([.AA4:.AA1048576])" office:value-type="float" office:value="15" calcext:value-type="float">
            <text:p>15</text:p>
          </table:table-cell>
          <table:table-cell table:formula="of:=SUM([.AB4:.AB1048576])" office:value-type="float" office:value="15" calcext:value-type="float">
            <text:p>15</text:p>
          </table:table-cell>
          <table:table-cell table:formula="of:=SUM([.AC4:.AC1048576])" office:value-type="float" office:value="15" calcext:value-type="float">
            <text:p>15</text:p>
          </table:table-cell>
          <table:table-cell table:formula="of:=SUM([.AD4:.AD1048576])" office:value-type="float" office:value="15" calcext:value-type="float">
            <text:p>15</text:p>
          </table:table-cell>
          <table:table-cell table:formula="of:=SUM([.AE4:.AE1048576])" office:value-type="float" office:value="15" calcext:value-type="float">
            <text:p>15</text:p>
          </table:table-cell>
          <table:table-cell table:formula="of:=SUM([.AF4:.AF1048576])" office:value-type="float" office:value="15" calcext:value-type="float">
            <text:p>15</text:p>
          </table:table-cell>
          <table:table-cell table:formula="of:=SUM([.AG4:.AG1048576])" office:value-type="float" office:value="15" calcext:value-type="float">
            <text:p>15</text:p>
          </table:table-cell>
          <table:table-cell table:formula="of:=SUM([.AH4:.AH1048576])" office:value-type="float" office:value="15" calcext:value-type="float">
            <text:p>15</text:p>
          </table:table-cell>
          <table:table-cell table:formula="of:=SUM([.AI4:.AI1048576])" office:value-type="float" office:value="15" calcext:value-type="float">
            <text:p>15</text:p>
          </table:table-cell>
          <table:table-cell table:formula="of:=SUM([.AJ4:.AJ1048576])" office:value-type="float" office:value="15" calcext:value-type="float">
            <text:p>15</text:p>
          </table:table-cell>
          <table:table-cell table:formula="of:=SUM([.AK4:.AK1048576])" office:value-type="float" office:value="15" calcext:value-type="float">
            <text:p>15</text:p>
          </table:table-cell>
          <table:table-cell table:formula="of:=SUM([.AL4:.AL1048576])" office:value-type="float" office:value="15" calcext:value-type="float">
            <text:p>15</text:p>
          </table:table-cell>
          <table:table-cell table:formula="of:=SUM([.AM4:.AM1048576])" office:value-type="float" office:value="15" calcext:value-type="float">
            <text:p>15</text:p>
          </table:table-cell>
          <table:table-cell table:formula="of:=SUM([.AN4:.AN1048576])" office:value-type="float" office:value="15" calcext:value-type="float">
            <text:p>15</text:p>
          </table:table-cell>
          <table:table-cell table:formula="of:=SUM([.AO4:.AO1048576])" office:value-type="float" office:value="15" calcext:value-type="float">
            <text:p>15</text:p>
          </table:table-cell>
          <table:table-cell table:formula="of:=SUM([.AP4:.AP1048576])" office:value-type="float" office:value="15" calcext:value-type="float">
            <text:p>15</text:p>
          </table:table-cell>
          <table:table-cell table:formula="of:=SUM([.AQ4:.AQ1048576])" office:value-type="float" office:value="15" calcext:value-type="float">
            <text:p>15</text:p>
          </table:table-cell>
          <table:table-cell table:formula="of:=SUM([.AR4:.AR1048576])" office:value-type="float" office:value="15" calcext:value-type="float">
            <text:p>15</text:p>
          </table:table-cell>
          <table:table-cell table:formula="of:=SUM([.AS4:.AS1048576])" office:value-type="float" office:value="15" calcext:value-type="float">
            <text:p>15</text:p>
          </table:table-cell>
          <table:table-cell table:formula="of:=SUM([.AT4:.AT1048576])" office:value-type="float" office:value="15" calcext:value-type="float">
            <text:p>15</text:p>
          </table:table-cell>
          <table:table-cell table:formula="of:=SUM([.AU4:.AU1048576])" office:value-type="float" office:value="15" calcext:value-type="float">
            <text:p>15</text:p>
          </table:table-cell>
          <table:table-cell table:formula="of:=SUM([.AV4:.AV1048576])" office:value-type="float" office:value="15" calcext:value-type="float">
            <text:p>15</text:p>
          </table:table-cell>
          <table:table-cell table:formula="of:=SUM([.AW4:.AW1048576])" office:value-type="float" office:value="15" calcext:value-type="float">
            <text:p>15</text:p>
          </table:table-cell>
          <table:table-cell table:formula="of:=SUM([.AX4:.AX1048576])" office:value-type="float" office:value="15" calcext:value-type="float">
            <text:p>15</text:p>
          </table:table-cell>
          <table:table-cell table:formula="of:=SUM([.AY4:.AY1048576])" office:value-type="float" office:value="15" calcext:value-type="float">
            <text:p>15</text:p>
          </table:table-cell>
          <table:table-cell table:formula="of:=SUM([.AZ4:.AZ1048576])" office:value-type="float" office:value="15" calcext:value-type="float">
            <text:p>15</text:p>
          </table:table-cell>
          <table:table-cell table:formula="of:=SUM([.BA4:.BA1048576])" office:value-type="float" office:value="15" calcext:value-type="float">
            <text:p>15</text:p>
          </table:table-cell>
          <table:table-cell table:formula="of:=SUM([.BB4:.BB1048576])" office:value-type="float" office:value="15" calcext:value-type="float">
            <text:p>15</text:p>
          </table:table-cell>
          <table:table-cell table:formula="of:=SUM([.BC4:.BC1048576])" office:value-type="float" office:value="15" calcext:value-type="float">
            <text:p>15</text:p>
          </table:table-cell>
          <table:table-cell table:formula="of:=SUM([.BD4:.BD1048576])" office:value-type="float" office:value="15" calcext:value-type="float">
            <text:p>15</text:p>
          </table:table-cell>
          <table:table-cell table:formula="of:=SUM([.BE4:.BE1048576])" office:value-type="float" office:value="15" calcext:value-type="float">
            <text:p>15</text:p>
          </table:table-cell>
          <table:table-cell table:formula="of:=SUM([.BF4:.BF1048576])" office:value-type="float" office:value="15" calcext:value-type="float">
            <text:p>15</text:p>
          </table:table-cell>
          <table:table-cell table:formula="of:=SUM([.BG4:.BG1048576])" office:value-type="float" office:value="15" calcext:value-type="float">
            <text:p>15</text:p>
          </table:table-cell>
          <table:table-cell table:formula="of:=SUM([.BH4:.BH1048576])" office:value-type="float" office:value="15" calcext:value-type="float">
            <text:p>15</text:p>
          </table:table-cell>
          <table:table-cell table:formula="of:=SUM([.BI4:.BI1048576])" office:value-type="float" office:value="15" calcext:value-type="float">
            <text:p>15</text:p>
          </table:table-cell>
          <table:table-cell table:formula="of:=SUM([.BJ4:.BJ1048576])" office:value-type="float" office:value="15" calcext:value-type="float">
            <text:p>15</text:p>
          </table:table-cell>
          <table:table-cell table:formula="of:=SUM([.BK4:.BK1048576])" office:value-type="float" office:value="15" calcext:value-type="float">
            <text:p>15</text:p>
          </table:table-cell>
          <table:table-cell table:formula="of:=SUM([.BL4:.BL1048576])" office:value-type="float" office:value="15" calcext:value-type="float">
            <text:p>15</text:p>
          </table:table-cell>
          <table:table-cell table:formula="of:=SUM([.BM4:.BM1048576])" office:value-type="float" office:value="15" calcext:value-type="float">
            <text:p>15</text:p>
          </table:table-cell>
          <table:table-cell table:formula="of:=SUM([.BN4:.BN1048576])" office:value-type="float" office:value="15" calcext:value-type="float">
            <text:p>15</text:p>
          </table:table-cell>
          <table:table-cell table:formula="of:=SUM([.BO4:.BO1048576])" office:value-type="float" office:value="15" calcext:value-type="float">
            <text:p>15</text:p>
          </table:table-cell>
          <table:table-cell table:formula="of:=SUM([.BP4:.BP1048576])" office:value-type="float" office:value="15" calcext:value-type="float">
            <text:p>15</text:p>
          </table:table-cell>
          <table:table-cell table:formula="of:=SUM([.BQ4:.BQ1048576])" office:value-type="float" office:value="15" calcext:value-type="float">
            <text:p>15</text:p>
          </table:table-cell>
          <table:table-cell table:formula="of:=SUM([.BR4:.BR1048576])" office:value-type="float" office:value="15" calcext:value-type="float">
            <text:p>15</text:p>
          </table:table-cell>
          <table:table-cell table:formula="of:=SUM([.BS4:.BS1048576])" office:value-type="float" office:value="15" calcext:value-type="float">
            <text:p>15</text:p>
          </table:table-cell>
          <table:table-cell table:formula="of:=SUM([.BT4:.BT1048576])" office:value-type="float" office:value="15" calcext:value-type="float">
            <text:p>15</text:p>
          </table:table-cell>
          <table:table-cell table:formula="of:=SUM([.BU4:.BU1048576])" office:value-type="float" office:value="15" calcext:value-type="float">
            <text:p>15</text:p>
          </table:table-cell>
          <table:table-cell table:formula="of:=SUM([.BV4:.BV1048576])" office:value-type="float" office:value="15" calcext:value-type="float">
            <text:p>15</text:p>
          </table:table-cell>
          <table:table-cell table:formula="of:=SUM([.BW4:.BW1048576])" office:value-type="float" office:value="15" calcext:value-type="float">
            <text:p>15</text:p>
          </table:table-cell>
          <table:table-cell table:formula="of:=SUM([.BX4:.BX1048576])" office:value-type="float" office:value="15" calcext:value-type="float">
            <text:p>15</text:p>
          </table:table-cell>
          <table:table-cell table:formula="of:=SUM([.BY4:.BY1048576])" office:value-type="float" office:value="15" calcext:value-type="float">
            <text:p>15</text:p>
          </table:table-cell>
          <table:table-cell table:formula="of:=SUM([.BZ4:.BZ1048576])" office:value-type="float" office:value="15" calcext:value-type="float">
            <text:p>15</text:p>
          </table:table-cell>
          <table:table-cell table:formula="of:=SUM([.CA4:.CA1048576])" office:value-type="float" office:value="14" calcext:value-type="float">
            <text:p>14</text:p>
          </table:table-cell>
          <table:table-cell table:formula="of:=SUM([.CB4:.CB1048576])" office:value-type="float" office:value="15" calcext:value-type="float">
            <text:p>15</text:p>
          </table:table-cell>
          <table:table-cell table:formula="of:=SUM([.CC4:.CC1048576])" office:value-type="float" office:value="15" calcext:value-type="float">
            <text:p>15</text:p>
          </table:table-cell>
          <table:table-cell table:formula="of:=SUM([.CD4:.CD1048576])" office:value-type="float" office:value="15" calcext:value-type="float">
            <text:p>15</text:p>
          </table:table-cell>
          <table:table-cell table:formula="of:=SUM([.CE4:.CE1048576])" office:value-type="float" office:value="15" calcext:value-type="float">
            <text:p>15</text:p>
          </table:table-cell>
          <table:table-cell table:formula="of:=SUM([.CF4:.CF1048576])" office:value-type="float" office:value="15" calcext:value-type="float">
            <text:p>15</text:p>
          </table:table-cell>
          <table:table-cell table:formula="of:=SUM([.CG4:.CG1048576])" office:value-type="float" office:value="15" calcext:value-type="float">
            <text:p>15</text:p>
          </table:table-cell>
          <table:table-cell table:formula="of:=SUM([.CH4:.CH1048576])" office:value-type="float" office:value="5" calcext:value-type="float">
            <text:p>5</text:p>
          </table:table-cell>
          <table:table-cell table:formula="of:=SUM([.CI4:.CI1048576])" office:value-type="float" office:value="15" calcext:value-type="float">
            <text:p>15</text:p>
          </table:table-cell>
          <table:table-cell table:formula="of:=SUM([.CJ4:.CJ1048576])" office:value-type="float" office:value="15" calcext:value-type="float">
            <text:p>15</text:p>
          </table:table-cell>
          <table:table-cell table:formula="of:=SUM([.CK4:.CK1048576])" office:value-type="float" office:value="15" calcext:value-type="float">
            <text:p>15</text:p>
          </table:table-cell>
          <table:table-cell table:formula="of:=SUM([.CL4:.CL1048576])" office:value-type="float" office:value="15" calcext:value-type="float">
            <text:p>15</text:p>
          </table:table-cell>
          <table:table-cell table:formula="of:=SUM([.CM4:.CM1048576])" office:value-type="float" office:value="15" calcext:value-type="float">
            <text:p>15</text:p>
          </table:table-cell>
          <table:table-cell table:formula="of:=SUM([.CN4:.CN1048576])" office:value-type="float" office:value="15" calcext:value-type="float">
            <text:p>15</text:p>
          </table:table-cell>
          <table:table-cell table:formula="of:=SUM([.CO4:.CO1048576])" office:value-type="float" office:value="15" calcext:value-type="float">
            <text:p>15</text:p>
          </table:table-cell>
          <table:table-cell table:formula="of:=SUM([.CP4:.CP1048576])" office:value-type="float" office:value="15" calcext:value-type="float">
            <text:p>15</text:p>
          </table:table-cell>
          <table:table-cell table:formula="of:=SUM([.CQ4:.CQ1048576])" office:value-type="float" office:value="15" calcext:value-type="float">
            <text:p>15</text:p>
          </table:table-cell>
          <table:table-cell table:formula="of:=SUM([.CR4:.CR1048576])" office:value-type="float" office:value="15" calcext:value-type="float">
            <text:p>15</text:p>
          </table:table-cell>
          <table:table-cell table:formula="of:=SUM([.CS4:.CS1048576])" office:value-type="float" office:value="15" calcext:value-type="float">
            <text:p>15</text:p>
          </table:table-cell>
          <table:table-cell table:formula="of:=SUM([.CT4:.CT1048576])" office:value-type="float" office:value="15" calcext:value-type="float">
            <text:p>15</text:p>
          </table:table-cell>
          <table:table-cell table:formula="of:=SUM([.CU4:.CU1048576])" office:value-type="float" office:value="15" calcext:value-type="float">
            <text:p>15</text:p>
          </table:table-cell>
          <table:table-cell table:formula="of:=SUM([.CV4:.CV1048576])" office:value-type="float" office:value="15" calcext:value-type="float">
            <text:p>15</text:p>
          </table:table-cell>
          <table:table-cell table:formula="of:=SUM([.CW4:.CW1048576])" office:value-type="float" office:value="15" calcext:value-type="float">
            <text:p>15</text:p>
          </table:table-cell>
          <table:table-cell table:formula="of:=SUM([.CX4:.CX1048576])" office:value-type="float" office:value="15" calcext:value-type="float">
            <text:p>15</text:p>
          </table:table-cell>
          <table:table-cell table:formula="of:=SUM([.CY4:.CY1048576])" office:value-type="float" office:value="15" calcext:value-type="float">
            <text:p>15</text:p>
          </table:table-cell>
          <table:table-cell table:formula="of:=SUM([.CZ4:.CZ1048576])" office:value-type="float" office:value="15" calcext:value-type="float">
            <text:p>15</text:p>
          </table:table-cell>
          <table:table-cell table:formula="of:=SUM([.DA4:.DA1048576])" office:value-type="float" office:value="15" calcext:value-type="float">
            <text:p>15</text:p>
          </table:table-cell>
          <table:table-cell table:formula="of:=SUM([.DB4:.DB1048576])" office:value-type="float" office:value="15" calcext:value-type="float">
            <text:p>15</text:p>
          </table:table-cell>
          <table:table-cell table:formula="of:=SUM([.DC4:.DC1048576])" office:value-type="float" office:value="15" calcext:value-type="float">
            <text:p>15</text:p>
          </table:table-cell>
          <table:table-cell table:formula="of:=SUM([.DD4:.DD1048576])" office:value-type="float" office:value="15" calcext:value-type="float">
            <text:p>15</text:p>
          </table:table-cell>
          <table:table-cell table:formula="of:=SUM([.DE4:.DE1048576])" office:value-type="float" office:value="15" calcext:value-type="float">
            <text:p>15</text:p>
          </table:table-cell>
          <table:table-cell table:formula="of:=SUM([.DF4:.DF1048576])" office:value-type="float" office:value="0" calcext:value-type="float">
            <text:p>0</text:p>
          </table:table-cell>
          <table:table-cell table:formula="of:=SUM([.DG4:.DG1048576])" office:value-type="float" office:value="0" calcext:value-type="float">
            <text:p>0</text:p>
          </table:table-cell>
          <table:table-cell table:formula="of:=SUM([.DH4:.DH1048576])" office:value-type="float" office:value="0" calcext:value-type="float">
            <text:p>0</text:p>
          </table:table-cell>
          <table:table-cell table:formula="of:=SUM([.DI4:.DI1048576])" office:value-type="float" office:value="0" calcext:value-type="float">
            <text:p>0</text:p>
          </table:table-cell>
          <table:table-cell table:formula="of:=SUM([.DJ4:.DJ1048576])" office:value-type="float" office:value="0" calcext:value-type="float">
            <text:p>0</text:p>
          </table:table-cell>
          <table:table-cell table:formula="of:=SUM([.DK4:.DK1048576])" office:value-type="float" office:value="0" calcext:value-type="float">
            <text:p>0</text:p>
          </table:table-cell>
          <table:table-cell table:formula="of:=SUM([.DL4:.DL1048576])" office:value-type="float" office:value="0" calcext:value-type="float">
            <text:p>0</text:p>
          </table:table-cell>
          <table:table-cell table:formula="of:=SUM([.DM4:.DM1048576])" office:value-type="float" office:value="0" calcext:value-type="float">
            <text:p>0</text:p>
          </table:table-cell>
          <table:table-cell table:formula="of:=SUM([.DN4:.DN1048576])" office:value-type="float" office:value="0" calcext:value-type="float">
            <text:p>0</text:p>
          </table:table-cell>
          <table:table-cell table:formula="of:=SUM([.DO4:.DO1048576])" office:value-type="float" office:value="0" calcext:value-type="float">
            <text:p>0</text:p>
          </table:table-cell>
          <table:table-cell table:formula="of:=SUM([.DP4:.DP1048576])" office:value-type="float" office:value="0" calcext:value-type="float">
            <text:p>0</text:p>
          </table:table-cell>
          <table:table-cell table:formula="of:=SUM([.DQ4:.DQ1048576])" office:value-type="float" office:value="0" calcext:value-type="float">
            <text:p>0</text:p>
          </table:table-cell>
          <table:table-cell table:formula="of:=SUM([.DR4:.DR1048576])" office:value-type="float" office:value="0" calcext:value-type="float">
            <text:p>0</text:p>
          </table:table-cell>
          <table:table-cell table:formula="of:=SUM([.DS4:.DS1048576])" office:value-type="float" office:value="0" calcext:value-type="float">
            <text:p>0</text:p>
          </table:table-cell>
          <table:table-cell table:formula="of:=SUM([.DT4:.DT1048576])" office:value-type="float" office:value="0" calcext:value-type="float">
            <text:p>0</text:p>
          </table:table-cell>
          <table:table-cell table:formula="of:=SUM([.DU4:.DU1048576])" office:value-type="float" office:value="0" calcext:value-type="float">
            <text:p>0</text:p>
          </table:table-cell>
          <table:table-cell table:formula="of:=SUM([.DV4:.DV1048576])" office:value-type="float" office:value="0" calcext:value-type="float">
            <text:p>0</text:p>
          </table:table-cell>
          <table:table-cell table:formula="of:=SUM([.DW4:.DW1048576])" office:value-type="float" office:value="0" calcext:value-type="float">
            <text:p>0</text:p>
          </table:table-cell>
          <table:table-cell table:formula="of:=SUM([.DX4:.DX1048576])" office:value-type="float" office:value="0" calcext:value-type="float">
            <text:p>0</text:p>
          </table:table-cell>
          <table:table-cell table:formula="of:=SUM([.DY4:.DY1048576])" office:value-type="float" office:value="0" calcext:value-type="float">
            <text:p>0</text:p>
          </table:table-cell>
          <table:table-cell table:formula="of:=SUM([.DZ4:.DZ1048576])" office:value-type="float" office:value="0" calcext:value-type="float">
            <text:p>0</text:p>
          </table:table-cell>
          <table:table-cell table:formula="of:=SUM([.EA4:.EA1048576])" office:value-type="float" office:value="0" calcext:value-type="float">
            <text:p>0</text:p>
          </table:table-cell>
          <table:table-cell table:formula="of:=SUM([.EB4:.EB1048576])" office:value-type="float" office:value="0" calcext:value-type="float">
            <text:p>0</text:p>
          </table:table-cell>
          <table:table-cell table:formula="of:=SUM([.EC4:.EC1048576])" office:value-type="float" office:value="0" calcext:value-type="float">
            <text:p>0</text:p>
          </table:table-cell>
          <table:table-cell table:formula="of:=SUM([.ED4:.ED1048576])" office:value-type="float" office:value="0" calcext:value-type="float">
            <text:p>0</text:p>
          </table:table-cell>
          <table:table-cell table:formula="of:=SUM([.EE4:.EE1048576])" office:value-type="float" office:value="0" calcext:value-type="float">
            <text:p>0</text:p>
          </table:table-cell>
          <table:table-cell table:formula="of:=SUM([.EF4:.EF1048576])" office:value-type="float" office:value="0" calcext:value-type="float">
            <text:p>0</text:p>
          </table:table-cell>
          <table:table-cell table:formula="of:=SUM([.EG4:.EG1048576])" office:value-type="float" office:value="0" calcext:value-type="float">
            <text:p>0</text:p>
          </table:table-cell>
          <table:table-cell table:formula="of:=SUM([.EH4:.EH1048576])" office:value-type="float" office:value="0" calcext:value-type="float">
            <text:p>0</text:p>
          </table:table-cell>
          <table:table-cell table:formula="of:=SUM([.EI4:.EI1048576])" office:value-type="float" office:value="0" calcext:value-type="float">
            <text:p>0</text:p>
          </table:table-cell>
          <table:table-cell table:formula="of:=SUM([.EJ4:.EJ1048576])" office:value-type="float" office:value="0" calcext:value-type="float">
            <text:p>0</text:p>
          </table:table-cell>
          <table:table-cell table:formula="of:=SUM([.EK4:.EK1048576])" office:value-type="float" office:value="0" calcext:value-type="float">
            <text:p>0</text:p>
          </table:table-cell>
          <table:table-cell table:formula="of:=SUM([.EL4:.EL1048576])" office:value-type="float" office:value="0" calcext:value-type="float">
            <text:p>0</text:p>
          </table:table-cell>
          <table:table-cell table:formula="of:=SUM([.EM4:.EM1048576])" office:value-type="float" office:value="0" calcext:value-type="float">
            <text:p>0</text:p>
          </table:table-cell>
          <table:table-cell table:formula="of:=SUM([.EN4:.EN1048576])" office:value-type="float" office:value="0" calcext:value-type="float">
            <text:p>0</text:p>
          </table:table-cell>
          <table:table-cell table:formula="of:=SUM([.EO4:.EO1048576])" office:value-type="float" office:value="0" calcext:value-type="float">
            <text:p>0</text:p>
          </table:table-cell>
          <table:table-cell table:formula="of:=SUM([.EP4:.EP1048576])" office:value-type="float" office:value="0" calcext:value-type="float">
            <text:p>0</text:p>
          </table:table-cell>
          <table:table-cell table:formula="of:=SUM([.EQ4:.EQ1048576])" office:value-type="float" office:value="0" calcext:value-type="float">
            <text:p>0</text:p>
          </table:table-cell>
          <table:table-cell table:formula="of:=SUM([.ER4:.ER1048576])" office:value-type="float" office:value="0" calcext:value-type="float">
            <text:p>0</text:p>
          </table:table-cell>
          <table:table-cell table:formula="of:=SUM([.ES4:.ES1048576])" office:value-type="float" office:value="0" calcext:value-type="float">
            <text:p>0</text:p>
          </table:table-cell>
          <table:table-cell table:formula="of:=SUM([.ET4:.ET1048576])" office:value-type="float" office:value="0" calcext:value-type="float">
            <text:p>0</text:p>
          </table:table-cell>
          <table:table-cell table:formula="of:=SUM([.EU4:.EU1048576])" office:value-type="float" office:value="0" calcext:value-type="float">
            <text:p>0</text:p>
          </table:table-cell>
          <table:table-cell table:formula="of:=SUM([.EV4:.EV1048576])" office:value-type="float" office:value="0" calcext:value-type="float">
            <text:p>0</text:p>
          </table:table-cell>
          <table:table-cell table:formula="of:=SUM([.EW4:.EW1048576])" office:value-type="float" office:value="0" calcext:value-type="float">
            <text:p>0</text:p>
          </table:table-cell>
          <table:table-cell table:formula="of:=SUM([.EX4:.EX1048576])" office:value-type="float" office:value="0" calcext:value-type="float">
            <text:p>0</text:p>
          </table:table-cell>
          <table:table-cell table:formula="of:=SUM([.EY4:.EY1048576])" office:value-type="float" office:value="0" calcext:value-type="float">
            <text:p>0</text:p>
          </table:table-cell>
          <table:table-cell table:formula="of:=SUM([.EZ4:.EZ1048576])" office:value-type="float" office:value="0" calcext:value-type="float">
            <text:p>0</text:p>
          </table:table-cell>
          <table:table-cell table:formula="of:=SUM([.FA4:.FA1048576])" office:value-type="float" office:value="0" calcext:value-type="float">
            <text:p>0</text:p>
          </table:table-cell>
          <table:table-cell table:formula="of:=SUM([.FB4:.FB1048576])" office:value-type="float" office:value="0" calcext:value-type="float">
            <text:p>0</text:p>
          </table:table-cell>
          <table:table-cell table:formula="of:=SUM([.FC4:.FC1048576])" office:value-type="float" office:value="0" calcext:value-type="float">
            <text:p>0</text:p>
          </table:table-cell>
          <table:table-cell table:formula="of:=SUM([.FD4:.FD1048576])" office:value-type="float" office:value="0" calcext:value-type="float">
            <text:p>0</text:p>
          </table:table-cell>
          <table:table-cell table:formula="of:=SUM([.FE4:.FE1048576])" office:value-type="float" office:value="0" calcext:value-type="float">
            <text:p>0</text:p>
          </table:table-cell>
          <table:table-cell table:formula="of:=SUM([.FF4:.FF1048576])" office:value-type="float" office:value="0" calcext:value-type="float">
            <text:p>0</text:p>
          </table:table-cell>
          <table:table-cell table:formula="of:=SUM([.FG4:.FG1048576])" office:value-type="float" office:value="0" calcext:value-type="float">
            <text:p>0</text:p>
          </table:table-cell>
          <table:table-cell table:formula="of:=SUM([.FH4:.FH1048576])" office:value-type="float" office:value="0" calcext:value-type="float">
            <text:p>0</text:p>
          </table:table-cell>
          <table:table-cell table:formula="of:=SUM([.FI4:.FI1048576])" office:value-type="float" office:value="0" calcext:value-type="float">
            <text:p>0</text:p>
          </table:table-cell>
          <table:table-cell table:formula="of:=SUM([.FJ4:.FJ1048576])" office:value-type="float" office:value="0" calcext:value-type="float">
            <text:p>0</text:p>
          </table:table-cell>
          <table:table-cell table:formula="of:=SUM([.FK4:.FK1048576])" office:value-type="float" office:value="0" calcext:value-type="float">
            <text:p>0</text:p>
          </table:table-cell>
          <table:table-cell table:number-columns-repeated="857"/>
        </table:table-row>
        <table:table-row table:style-name="ro4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4" office:value-type="string" calcext:value-type="string">
            <text:p>Link</text:p>
          </table:table-cell>
          <table:table-cell table:style-name="ce9" office:value-type="string" calcext:value-type="string">
            <text:p>Points by User</text:p>
          </table:table-cell>
          <table:table-cell table:style-name="ce11" office:value-type="string" calcext:value-type="string">
            <text:p>Voters</text:p>
          </table:table-cell>
          <table:table-cell table:style-name="ce13" office:value-type="string" calcext:value-type="string">
            <text:p>m8f</text:p>
          </table:table-cell>
          <table:table-cell table:style-name="ce14" office:value-type="string" calcext:value-type="string">
            <text:p>leodoom85</text:p>
          </table:table-cell>
          <table:table-cell table:style-name="ce14" office:value-type="string" calcext:value-type="string">
            <text:p>Brohnesorge</text:p>
          </table:table-cell>
          <table:table-cell table:style-name="ce14" office:value-type="string" calcext:value-type="string">
            <text:p>Caligari87</text:p>
          </table:table-cell>
          <table:table-cell table:style-name="ce14" office:value-type="string" calcext:value-type="string">
            <text:p>Rachael</text:p>
          </table:table-cell>
          <table:table-cell table:style-name="ce14" office:value-type="string" calcext:value-type="string">
            <text:p>Hipnotic Rogue</text:p>
          </table:table-cell>
          <table:table-cell table:style-name="ce14" office:value-type="string" calcext:value-type="string">
            <text:p>Shadelight</text:p>
          </table:table-cell>
          <table:table-cell table:style-name="ce14" office:value-type="string" calcext:value-type="string">
            <text:p>Shi No Hime</text:p>
          </table:table-cell>
          <table:table-cell table:style-name="ce16" office:value-type="string" calcext:value-type="string">
            <text:p>Matt</text:p>
          </table:table-cell>
          <table:table-cell table:style-name="ce14" office:value-type="string" calcext:value-type="string">
            <text:p>Marisa Kirisame</text:p>
          </table:table-cell>
          <table:table-cell table:style-name="ce14" office:value-type="string" calcext:value-type="string">
            <text:p>Combine_Kegan</text:p>
          </table:table-cell>
          <table:table-cell table:style-name="ce14" office:value-type="string" calcext:value-type="string">
            <text:p>TerminusEst13</text:p>
          </table:table-cell>
          <table:table-cell table:style-name="ce14" office:value-type="string" calcext:value-type="string">
            <text:p>DrPyspy</text:p>
          </table:table-cell>
          <table:table-cell table:style-name="ce14" office:value-type="string" calcext:value-type="string">
            <text:p>ZippeyKeys12</text:p>
          </table:table-cell>
          <table:table-cell table:style-name="ce14" office:value-type="string" calcext:value-type="string">
            <text:p>GAA1992</text:p>
          </table:table-cell>
          <table:table-cell table:style-name="ce14" office:value-type="string" calcext:value-type="string">
            <text:p>Untitled</text:p>
          </table:table-cell>
          <table:table-cell table:style-name="ce14" office:value-type="string" calcext:value-type="string">
            <text:p>phantombeta</text:p>
          </table:table-cell>
          <table:table-cell table:style-name="ce14" office:value-type="string" calcext:value-type="string">
            <text:p>HaraSwift</text:p>
          </table:table-cell>
          <table:table-cell table:style-name="ce14" office:value-type="string" calcext:value-type="string">
            <text:p>wildweasel</text:p>
          </table:table-cell>
          <table:table-cell table:style-name="ce14" office:value-type="string" calcext:value-type="string">
            <text:p>ibm5155</text:p>
          </table:table-cell>
          <table:table-cell table:style-name="ce14" office:value-type="string" calcext:value-type="string">
            <text:p>undeadmonk354</text:p>
          </table:table-cell>
          <table:table-cell table:style-name="ce14" office:value-type="string" calcext:value-type="string">
            <text:p>Somagu</text:p>
          </table:table-cell>
          <table:table-cell table:style-name="ce14" office:value-type="string" calcext:value-type="string">
            <text:p><text:s/>TheNightATK300</text:p>
          </table:table-cell>
          <table:table-cell table:style-name="ce14" office:value-type="string" calcext:value-type="string">
            <text:p>lil'devil</text:p>
          </table:table-cell>
          <table:table-cell table:style-name="ce14" office:value-type="string" calcext:value-type="string">
            <text:p>Beed28</text:p>
          </table:table-cell>
          <table:table-cell table:style-name="ce14" office:value-type="string" calcext:value-type="string">
            <text:p>Hege Cactus</text:p>
          </table:table-cell>
          <table:table-cell table:style-name="ce14" office:value-type="string" calcext:value-type="string">
            <text:p>TriMetall</text:p>
          </table:table-cell>
          <table:table-cell table:style-name="ce17" office:value-type="string" calcext:value-type="string">
            <text:p>Olroda</text:p>
          </table:table-cell>
          <table:table-cell table:style-name="ce14" office:value-type="string" calcext:value-type="string">
            <text:p>Bigger C</text:p>
          </table:table-cell>
          <table:table-cell table:style-name="ce14" office:value-type="string" calcext:value-type="string">
            <text:p>kadu522</text:p>
          </table:table-cell>
          <table:table-cell table:style-name="ce14" office:value-type="string" calcext:value-type="string">
            <text:p>Captain J</text:p>
          </table:table-cell>
          <table:table-cell table:style-name="ce14" office:value-type="string" calcext:value-type="string">
            <text:p>lud</text:p>
          </table:table-cell>
          <table:table-cell table:style-name="ce14" office:value-type="string" calcext:value-type="string">
            <text:p>Azba</text:p>
          </table:table-cell>
          <table:table-cell table:style-name="ce14" office:value-type="string" calcext:value-type="string">
            <text:p>4thcharacter</text:p>
          </table:table-cell>
          <table:table-cell table:style-name="ce14" office:value-type="string" calcext:value-type="string">
            <text:p>Eric_</text:p>
          </table:table-cell>
          <table:table-cell table:style-name="ce14" office:value-type="string" calcext:value-type="string">
            <text:p>ZikShadow</text:p>
          </table:table-cell>
          <table:table-cell table:style-name="ce14" office:value-type="string" calcext:value-type="string">
            <text:p>Sumwunn</text:p>
          </table:table-cell>
          <table:table-cell table:style-name="ce14" office:value-type="string" calcext:value-type="string">
            <text:p>Marrub</text:p>
          </table:table-cell>
          <table:table-cell table:style-name="ce14" office:value-type="string" calcext:value-type="string">
            <text:p>Jaxxoon R</text:p>
          </table:table-cell>
          <table:table-cell table:style-name="ce14" office:value-type="string" calcext:value-type="string">
            <text:p>Master Medi</text:p>
          </table:table-cell>
          <table:table-cell table:style-name="ce14" office:value-type="string" calcext:value-type="string">
            <text:p>PlayerLin</text:p>
          </table:table-cell>
          <table:table-cell table:style-name="ce14" office:value-type="string" calcext:value-type="string">
            <text:p>Turbo</text:p>
          </table:table-cell>
          <table:table-cell table:style-name="ce14" office:value-type="string" calcext:value-type="string">
            <text:p>TheLightBad96</text:p>
          </table:table-cell>
          <table:table-cell table:style-name="ce14" office:value-type="string" calcext:value-type="string">
            <text:p>Crazy Toni</text:p>
          </table:table-cell>
          <table:table-cell table:style-name="ce14" office:value-type="string" calcext:value-type="string">
            <text:p>Tapwave</text:p>
          </table:table-cell>
          <table:table-cell table:style-name="ce14" office:value-type="string" calcext:value-type="string">
            <text:p>Cyanide</text:p>
          </table:table-cell>
          <table:table-cell table:style-name="ce14" office:value-type="string" calcext:value-type="string">
            <text:p>D3athStalker</text:p>
          </table:table-cell>
          <table:table-cell table:style-name="ce14" office:value-type="string" calcext:value-type="string">
            <text:p>erni945</text:p>
          </table:table-cell>
          <table:table-cell table:style-name="ce18" office:value-type="string" calcext:value-type="string">
            <text:p>The Ultimate DooMer</text:p>
          </table:table-cell>
          <table:table-cell table:style-name="ce19" office:value-type="string" calcext:value-type="string">
            <text:p>GeneralDelphox</text:p>
          </table:table-cell>
          <table:table-cell table:style-name="ce14" office:value-type="string" calcext:value-type="string">
            <text:p>dard22</text:p>
          </table:table-cell>
          <table:table-cell table:style-name="ce14" office:value-type="string" calcext:value-type="string">
            <text:p>Revae</text:p>
          </table:table-cell>
          <table:table-cell table:style-name="ce14" office:value-type="string" calcext:value-type="string">
            <text:p>insightguy</text:p>
          </table:table-cell>
          <table:table-cell table:style-name="ce14" office:value-type="string" calcext:value-type="string">
            <text:p>Sgt. Shivers</text:p>
          </table:table-cell>
          <table:table-cell table:style-name="ce20" office:value-type="string" calcext:value-type="string">
            <text:p>eharper256</text:p>
          </table:table-cell>
          <table:table-cell table:style-name="ce14" office:value-type="string" calcext:value-type="string">
            <text:p>Zcat</text:p>
          </table:table-cell>
          <table:table-cell table:style-name="ce14" office:value-type="string" calcext:value-type="string">
            <text:p>Zan</text:p>
          </table:table-cell>
          <table:table-cell table:style-name="ce21" office:value-type="string" calcext:value-type="string">
            <text:p>Ravick</text:p>
          </table:table-cell>
          <table:table-cell table:style-name="ce22" office:value-type="string" calcext:value-type="string">
            <text:p>TheMightyHeracross</text:p>
          </table:table-cell>
          <table:table-cell table:style-name="ce14" office:value-type="string" calcext:value-type="string">
            <text:p>Hellser</text:p>
          </table:table-cell>
          <table:table-cell table:style-name="ce14" office:value-type="string" calcext:value-type="string">
            <text:p>QuakedoomNukem Cz</text:p>
          </table:table-cell>
          <table:table-cell table:style-name="ce14" office:value-type="string" calcext:value-type="string">
            <text:p>Koto</text:p>
          </table:table-cell>
          <table:table-cell table:style-name="ce19" office:value-type="string" calcext:value-type="string">
            <text:p>Apaul27 </text:p>
          </table:table-cell>
          <table:table-cell table:style-name="ce14" office:value-type="string" calcext:value-type="string">
            <text:p>sycspysycspy</text:p>
          </table:table-cell>
          <table:table-cell table:style-name="ce23" office:value-type="string" calcext:value-type="string">
            <text:p>Ikazu-san</text:p>
          </table:table-cell>
          <table:table-cell table:style-name="ce14" office:value-type="string" calcext:value-type="string">
            <text:p>Solmir </text:p>
          </table:table-cell>
          <table:table-cell table:style-name="ce14" office:value-type="string" calcext:value-type="string">
            <text:p>wolfmanfp</text:p>
          </table:table-cell>
          <table:table-cell table:style-name="ce14" office:value-type="string" calcext:value-type="string">
            <text:p>Rowsol</text:p>
          </table:table-cell>
          <table:table-cell table:style-name="ce14" office:value-type="string" calcext:value-type="string">
            <text:p>Major Cooke</text:p>
          </table:table-cell>
          <table:table-cell table:style-name="ce14" office:value-type="string" calcext:value-type="string">
            <text:p>Мichаеlis</text:p>
          </table:table-cell>
          <table:table-cell table:style-name="ce14" office:value-type="string" calcext:value-type="string">
            <text:p>DoodGuy</text:p>
          </table:table-cell>
          <table:table-cell table:style-name="ce14" office:value-type="string" calcext:value-type="string">
            <text:p>YukesVonFaust</text:p>
          </table:table-cell>
          <table:table-cell table:style-name="ce14" office:value-type="string" calcext:value-type="string">
            <text:p>IdiotBitz</text:p>
          </table:table-cell>
          <table:table-cell table:style-name="ce14" office:value-type="string" calcext:value-type="string">
            <text:p>JDSH98</text:p>
          </table:table-cell>
          <table:table-cell table:style-name="ce14" office:value-type="string" calcext:value-type="string">
            <text:p>AlphaEnt</text:p>
          </table:table-cell>
          <table:table-cell table:style-name="ce14" office:value-type="string" calcext:value-type="string">
            <text:p>Vostyok</text:p>
          </table:table-cell>
          <table:table-cell table:style-name="ce14" office:value-type="string" calcext:value-type="string">
            <text:p>SunPraiser</text:p>
          </table:table-cell>
          <table:table-cell table:style-name="ce14" office:value-type="string" calcext:value-type="string">
            <text:p>The_Abysswalker</text:p>
          </table:table-cell>
          <table:table-cell table:style-name="ce14" office:value-type="string" calcext:value-type="string">
            <text:p>lizardcommando</text:p>
          </table:table-cell>
          <table:table-cell table:style-name="ce24" office:value-type="string" calcext:value-type="string">
            <text:p>TDRR</text:p>
          </table:table-cell>
          <table:table-cell table:style-name="ce25" office:value-type="string" calcext:value-type="string">
            <text:p>BerserkerNoir</text:p>
          </table:table-cell>
          <table:table-cell table:style-name="ce16" office:value-type="string" calcext:value-type="string">
            <text:p>excedentia</text:p>
          </table:table-cell>
          <table:table-cell table:style-name="ce16" office:value-type="string" calcext:value-type="string">
            <text:p>Error313</text:p>
          </table:table-cell>
          <table:table-cell table:style-name="ce16" office:value-type="string" calcext:value-type="string">
            <text:p>silentzora</text:p>
          </table:table-cell>
          <table:table-cell table:style-name="ce16" office:value-type="string" calcext:value-type="string">
            <text:p>Dylan558</text:p>
          </table:table-cell>
          <table:table-cell table:style-name="ce16" office:value-type="string" calcext:value-type="string">
            <text:p>shotfan</text:p>
          </table:table-cell>
          <table:table-cell table:style-name="ce16" office:value-type="string" calcext:value-type="string">
            <text:p>Squirb</text:p>
          </table:table-cell>
          <table:table-cell table:style-name="ce16" office:value-type="string" calcext:value-type="string">
            <text:p>xim</text:p>
          </table:table-cell>
          <table:table-cell table:style-name="ce16" office:value-type="string" calcext:value-type="string">
            <text:p>Rex705</text:p>
          </table:table-cell>
          <table:table-cell table:style-name="ce16" office:value-type="string" calcext:value-type="string">
            <text:p>MasterBeavis</text:p>
          </table:table-cell>
          <table:table-cell table:style-name="ce16" office:value-type="string" calcext:value-type="string">
            <text:p>AlexThePianoNailer</text:p>
          </table:table-cell>
          <table:table-cell table:style-name="ce16" office:value-type="string" calcext:value-type="string">
            <text:p>ErrantMasa</text:p>
          </table:table-cell>
          <table:table-cell table:style-name="ce16" office:value-type="string" calcext:value-type="string">
            <text:p>iamcarrotmaster</text:p>
          </table:table-cell>
          <table:table-cell table:style-name="ce16" office:value-type="string" calcext:value-type="string">
            <text:p>A_D_M_E_R_A_L</text:p>
          </table:table-cell>
          <table:table-cell table:style-name="ce16" office:value-type="string" calcext:value-type="string">
            <text:p>Martinoz</text:p>
          </table:table-cell>
          <table:table-cell table:style-name="ce16" office:value-type="string" calcext:value-type="string">
            <text:p>LastManonEarth</text:p>
          </table:table-cell>
          <table:table-cell table:style-name="ce16" office:value-type="string" calcext:value-type="string">
            <text:p>Cacodemon345</text:p>
          </table:table-cell>
          <table:table-cell table:style-name="ce16" office:value-type="string" calcext:value-type="string">
            <text:p>Kappes Buur</text:p>
          </table:table-cell>
          <table:table-cell table:style-name="ce16" office:value-type="string" calcext:value-type="string">
            <text:p>Craneo</text:p>
          </table:table-cell>
          <table:table-cell table:style-name="ce16" office:value-type="string" calcext:value-type="string">
            <text:p>ChocoGuevara</text:p>
          </table:table-cell>
          <table:table-cell table:style-name="ce16" office:value-type="string" calcext:value-type="string">
            <text:p>Dawn111</text:p>
          </table:table-cell>
          <table:table-cell table:style-name="ce16" office:value-type="string" calcext:value-type="string">
            <text:p>Elodorian</text:p>
          </table:table-cell>
          <table:table-cell table:style-name="ce14" table:number-columns-repeated="915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53" calcext:value-type="float">
            <text:p>53</text:p>
          </table:table-cell>
          <table:table-cell office:value-type="string" calcext:value-type="string">
            <text:p>Project Brutality</text:p>
          </table:table-cell>
          <table:table-cell office:value-type="string" calcext:value-type="string">
            <text:p>https://www.moddb.com/mods/brutal-doom/addons/project-brutality</text:p>
          </table:table-cell>
          <table:table-cell table:style-name="ce10"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Koto: 3, JDSH98: 2, TDRR: 1, MasterBeavis: 2, AlexThePianoNailer: 5, ErrantMasa: 4, iamcarrotmaster: 5, A_D_M_E_R_A_L: 5, Martinoz: 5, LastManonEarth: 5, Cacodemon345: 5, Craneo: 2, Dawn111: 4, Elodorian: 5" calcext:value-type="string">
            <text:p>Koto: 3, JDSH98: 2, TDRR: 1, MasterBeavis: 2, AlexThePianoNailer: 5, ErrantMasa: 4, iamcarrotmaster: 5, A_D_M_E_R_A_L: 5, Martinoz: 5, LastManonEarth: 5, Cacodemon345: 5, Craneo: 2, Dawn111: 4, Elodorian: 5</text:p>
          </table:table-cell>
          <table:table-cell table:style-name="ce12" table:formula="of:=SUMPRODUCT(NOT(ISBLANK([.H4:.AMJ4])))" office:value-type="float" office:value="14" calcext:value-type="float">
            <text:p>14</text:p>
          </table:table-cell>
          <table:table-cell table:number-columns-repeated="61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15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46" calcext:value-type="float">
            <text:p>46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<text:a xlink:href="https://forum.zdoom.org/viewtopic.php?t=37044#p703341" xlink:type="simple">https://forum.zdoom.org/viewtopic.php?t=37044#p703341</text:a></text:p>
          </table:table-cell>
          <table:table-cell table:style-name="ce10"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wildweasel: 3,  TheNightATK300: 2, lil'devil: 1, Hege Cactus: 3, TriMetall: 3, kadu522: 3, Azba: 3, 4thcharacter: 3, ZikShadow: 2, Sumwunn: 4, Marrub: 3, Master Medi: 2, Turbo: 2, Crazy Toni: 3, Hellser: 3, IdiotBitz: 1, ErrantMasa: 5" calcext:value-type="string">
            <text:p>wildweasel: 3, <text:s/>TheNightATK300: 2, lil'devil: 1, Hege Cactus: 3, TriMetall: 3, kadu522: 3, Azba: 3, 4thcharacter: 3, ZikShadow: 2, Sumwunn: 4, Marrub: 3, Master Medi: 2, Turbo: 2, Crazy Toni: 3, Hellser: 3, IdiotBitz: 1, ErrantMasa: 5</text:p>
          </table:table-cell>
          <table:table-cell table:style-name="ce12" table:formula="of:=SUMPRODUCT(NOT(ISBLANK([.H5:.AMJ5])))" office:value-type="float" office:value="17" calcext:value-type="float">
            <text:p>17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45" calcext:value-type="float">
            <text:p>45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style-name="ce10"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m8f: 1, Matt: 1, Hege Cactus: 1, lud: 1, ZikShadow: 1, Cyanide: 1, D3athStalker: 2, erni945: 4, insightguy: 3, eharper256: 3, sycspysycspy: 5, Ikazu-san: 2, Rowsol: 5, AlphaEnt: 2, BerserkerNoir: 2, Error313: 3, shotfan: 3, Squirb: 3, iamcarrotmaster: 2" calcext:value-type="string">
            <text:p>m8f: 1, Matt: 1, Hege Cactus: 1, lud: 1, ZikShadow: 1, Cyanide: 1, D3athStalker: 2, erni945: 4, insightguy: 3, eharper256: 3, sycspysycspy: 5, Ikazu-san: 2, Rowsol: 5, AlphaEnt: 2, BerserkerNoir: 2, Error313: 3, shotfan: 3, Squirb: 3, iamcarrotmaster: 2</text:p>
          </table:table-cell>
          <table:table-cell table:style-name="ce12" table:formula="of:=SUMPRODUCT(NOT(ISBLANK([.H6:.AMJ6])))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24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44" calcext:value-type="float">
            <text:p>44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style-name="ce10"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Brohnesorge: 4, Shi No Hime: 2, ZippeyKeys12: 4, HaraSwift: 1, Somagu: 1,  TheNightATK300: 1, kadu522: 2, ZikShadow: 1, D3athStalker: 4, erni945: 5, GeneralDelphox: 3, QuakedoomNukem Cz: 1, Rowsol: 5, IdiotBitz: 1, BerserkerNoir: 2, shotfan: 2, iamcarrotmaster: 3, Martinoz: 2" calcext:value-type="string">
            <text:p>Brohnesorge: 4, Shi No Hime: 2, ZippeyKeys12: 4, HaraSwift: 1, Somagu: 1, <text:s/>TheNightATK300: 1, kadu522: 2, ZikShadow: 1, D3athStalker: 4, erni945: 5, GeneralDelphox: 3, QuakedoomNukem Cz: 1, Rowsol: 5, IdiotBitz: 1, BerserkerNoir: 2, shotfan: 2, iamcarrotmaster: 3, Martinoz: 2</text:p>
          </table:table-cell>
          <table:table-cell table:style-name="ce12" table:formula="of:=SUMPRODUCT(NOT(ISBLANK([.H7:.AMJ7])))" office:value-type="float" office:value="18" calcext:value-type="float">
            <text:p>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2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42" calcext:value-type="float">
            <text:p>42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style-name="ce10"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m8f: 1, Matt: 1, GAA1992: 3, phantombeta: 1, Hege Cactus: 3, kadu522: 2, Captain J: 4, Master Medi: 1, Cyanide: 1, D3athStalker: 1, erni945: 3, GeneralDelphox: 3, insightguy: 3, Hellser: 3, QuakedoomNukem Cz: 1, BerserkerNoir: 2, ChocoGuevara: 4, Dawn111: 3, Elodorian: 2" calcext:value-type="string">
            <text:p>m8f: 1, Matt: 1, GAA1992: 3, phantombeta: 1, Hege Cactus: 3, kadu522: 2, Captain J: 4, Master Medi: 1, Cyanide: 1, D3athStalker: 1, erni945: 3, GeneralDelphox: 3, insightguy: 3, Hellser: 3, QuakedoomNukem Cz: 1, BerserkerNoir: 2, ChocoGuevara: 4, Dawn111: 3, Elodorian: 2</text:p>
          </table:table-cell>
          <table:table-cell table:style-name="ce12" table:formula="of:=SUMPRODUCT(NOT(ISBLANK([.H8:.AMJ8])))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15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H9:.AMJ9])" office:value-type="float" office:value="41" calcext:value-type="float">
            <text:p>41</text:p>
          </table:table-cell>
          <table:table-cell office:value-type="string" calcext:value-type="string">
            <text:p>Hideous Destructor</text:p>
          </table:table-cell>
          <table:table-cell office:value-type="string" calcext:value-type="string">
            <text:p>https://forum.zdoom.org/viewtopic.php?f=43&amp;t=12973#p264919</text:p>
          </table:table-cell>
          <table:table-cell table:style-name="ce10"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Brohnesorge: 2, Caligari87: 5, phantombeta: 5, Somagu: 1, TriMetall: 1, Olroda: 5, Bigger C: 5, Azba: 3, Eric_: 5, Turbo: 5, Tapwave: 3, YukesVonFaust: 1" calcext:value-type="string">
            <text:p>Brohnesorge: 2, Caligari87: 5, phantombeta: 5, Somagu: 1, TriMetall: 1, Olroda: 5, Bigger C: 5, Azba: 3, Eric_: 5, Turbo: 5, Tapwave: 3, YukesVonFaust: 1</text:p>
          </table:table-cell>
          <table:table-cell table:style-name="ce12" table:formula="of:=SUMPRODUCT(NOT(ISBLANK([.H9:.AMJ9])))" office:value-type="float" office:value="12" calcext:value-type="float">
            <text:p>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37" calcext:value-type="float">
            <text:p>37</text:p>
          </table:table-cell>
          <table:table-cell office:value-type="string" calcext:value-type="string">
            <text:p>Death Foretold (D4T)</text:p>
          </table:table-cell>
          <table:table-cell office:value-type="string" calcext:value-type="string">
            <text:p>https://forum.zdoom.org/viewtopic.php?t=54750#p965349</text:p>
          </table:table-cell>
          <table:table-cell table:style-name="ce10"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 TheNightATK300: 2, D3athStalker: 2, insightguy: 3, DoodGuy: 4, JDSH98: 5, AlphaEnt: 2, SunPraiser: 3, The_Abysswalker: 3, BerserkerNoir: 2, excedentia: 2, shotfan: 1, Craneo: 3, Dawn111: 5" calcext:value-type="string">
            <text:p><text:s/>TheNightATK300: 2, D3athStalker: 2, insightguy: 3, DoodGuy: 4, JDSH98: 5, AlphaEnt: 2, SunPraiser: 3, The_Abysswalker: 3, BerserkerNoir: 2, excedentia: 2, shotfan: 1, Craneo: 3, Dawn111: 5</text:p>
          </table:table-cell>
          <table:table-cell table:style-name="ce12" table:formula="of:=SUMPRODUCT(NOT(ISBLANK([.H10:.AMJ10])))" office:value-type="float" office:value="13" calcext:value-type="float">
            <text:p>1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16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7" calcext:value-type="float">
            <text:p>7</text:p>
          </table:table-cell>
          <table:table-cell table:formula="of:=SUM([.H11:.AMJ11])" office:value-type="float" office:value="37" calcext:value-type="float">
            <text:p>37</text:p>
          </table:table-cell>
          <table:table-cell office:value-type="string" calcext:value-type="string">
            <text:p>Quake Champions: Doom Edition (QCDE)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style-name="ce10"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 TheNightATK300: 3, Cyanide: 1, D3athStalker: 2, Apaul27 : 1, DoodGuy: 5, JDSH98: 3, SunPraiser: 5, The_Abysswalker: 5, TDRR: 4, excedentia: 5, Error313: 3" calcext:value-type="string">
            <text:p><text:s/>TheNightATK300: 3, Cyanide: 1, D3athStalker: 2, Apaul27 : 1, DoodGuy: 5, JDSH98: 3, SunPraiser: 5, The_Abysswalker: 5, TDRR: 4, excedentia: 5, Error313: 3</text:p>
          </table:table-cell>
          <table:table-cell table:style-name="ce12" table:formula="of:=SUMPRODUCT(NOT(ISBLANK([.H11:.AMJ11])))" office:value-type="float" office:value="11" calcext:value-type="float">
            <text:p>11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934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33" calcext:value-type="float">
            <text:p>33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style-name="ce10"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Marisa Kirisame: 4, Combine_Kegan: 2, TerminusEst13: 4, wildweasel: 2, ibm5155: 4, Somagu: 1, Azba: 1, Eric_: 5, sycspysycspy: 4, AlphaEnt: 2, Dylan558: 4" calcext:value-type="string">
            <text:p>Marisa Kirisame: 4, Combine_Kegan: 2, TerminusEst13: 4, wildweasel: 2, ibm5155: 4, Somagu: 1, Azba: 1, Eric_: 5, sycspysycspy: 4, AlphaEnt: 2, Dylan558: 4</text:p>
          </table:table-cell>
          <table:table-cell table:style-name="ce12" table:formula="of:=SUMPRODUCT(NOT(ISBLANK([.H12:.AMJ12])))" office:value-type="float" office:value="11" calcext:value-type="float">
            <text:p>1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32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32" calcext:value-type="float">
            <text:p>32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style-name="ce10"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" calcext:value-type="string">
            <text:p>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</text:p>
          </table:table-cell>
          <table:table-cell table:style-name="ce12" table:formula="of:=SUMPRODUCT(NOT(ISBLANK([.H13:.AMJ13])))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15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0" calcext:value-type="float">
            <text:p>10</text:p>
          </table:table-cell>
          <table:table-cell table:formula="of:=SUM([.H14:.AMJ14])" office:value-type="float" office:value="32" calcext:value-type="float">
            <text:p>32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<text:a xlink:href="https://forum.zdoom.org/viewtopic.php?f=43&amp;t=29915#p567421" xlink:type="simple">https://forum.zdoom.org/viewtopic.php?f=43&amp;t=29915#p567421</text:a></text:p>
          </table:table-cell>
          <table:table-cell table:style-name="ce10"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leodoom85: 1, Marisa Kirisame: 2, Untitled: 2, HaraSwift: 5, wildweasel: 1,  TheNightATK300: 1, Beed28: 5, Hege Cactus: 1, TriMetall: 1, Azba: 1, 4thcharacter: 3, dard22: 1, Koto: 1, wolfmanfp: 5, Rowsol: 1, Martinoz: 1" calcext:value-type="string">
            <text:p>leodoom85: 1, Marisa Kirisame: 2, Untitled: 2, HaraSwift: 5, wildweasel: 1, <text:s/>TheNightATK300: 1, Beed28: 5, Hege Cactus: 1, TriMetall: 1, Azba: 1, 4thcharacter: 3, dard22: 1, Koto: 1, wolfmanfp: 5, Rowsol: 1, Martinoz: 1</text:p>
          </table:table-cell>
          <table:table-cell table:style-name="ce12" table:formula="of:=SUMPRODUCT(NOT(ISBLANK([.H14:.AMJ14])))"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29" calcext:value-type="float">
            <text:p>29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<text:a xlink:href="https://forum.zdoom.org/viewtopic.php?f=43&amp;t=57964#p1019776" xlink:type="simple">https://forum.zdoom.org/viewtopic.php?f=43&amp;t=57964#p1019776</text:a></text:p>
          </table:table-cell>
          <table:table-cell table:style-name="ce10"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TerminusEst13: 2, DrPyspy: 3, phantombeta: 5,  TheNightATK300: 2, PlayerLin: 5, Turbo: 2, TheLightBad96: 2, Vostyok: 3, lizardcommando: 1, TDRR: 1, silentzora: 3" calcext:value-type="string">
            <text:p>TerminusEst13: 2, DrPyspy: 3, phantombeta: 5, <text:s/>TheNightATK300: 2, PlayerLin: 5, Turbo: 2, TheLightBad96: 2, Vostyok: 3, lizardcommando: 1, TDRR: 1, silentzora: 3</text:p>
          </table:table-cell>
          <table:table-cell table:style-name="ce12" table:formula="of:=SUMPRODUCT(NOT(ISBLANK([.H15:.AMJ15])))" office:value-type="float" office:value="11" calcext:value-type="float">
            <text:p>1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H16:.AMJ16])" office:value-type="float" office:value="28" calcext:value-type="float">
            <text:p>28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style-name="ce10"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Brohnesorge: 3, Shadelight: 2, Shi No Hime: 2, Marisa Kirisame: 3, HaraSwift: 3, Somagu: 2, lud: 4, 4thcharacter: 3, D3athStalker: 1, Rowsol: 1, BerserkerNoir: 1, shotfan: 1, ChocoGuevara: 2" calcext:value-type="string">
            <text:p>Brohnesorge: 3, Shadelight: 2, Shi No Hime: 2, Marisa Kirisame: 3, HaraSwift: 3, Somagu: 2, lud: 4, 4thcharacter: 3, D3athStalker: 1, Rowsol: 1, BerserkerNoir: 1, shotfan: 1, ChocoGuevara: 2</text:p>
          </table:table-cell>
          <table:table-cell table:style-name="ce12" table:formula="of:=SUMPRODUCT(NOT(ISBLANK([.H16:.AMJ16])))" office:value-type="float" office:value="13" calcext:value-type="float">
            <text:p>1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17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3" calcext:value-type="float">
            <text:p>13</text:p>
          </table:table-cell>
          <table:table-cell table:formula="of:=SUM([.H17:.AMJ17])" office:value-type="float" office:value="28" calcext:value-type="float">
            <text:p>28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style-name="ce10"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Matt: 2, Combine_Kegan: 3, Untitled: 5, Turbo: 3, Crazy Toni: 2, Cyanide: 1, GeneralDelphox: 1, Revae: 5, Hellser: 3, Dylan558: 3" calcext:value-type="string">
            <text:p>Matt: 2, Combine_Kegan: 3, Untitled: 5, Turbo: 3, Crazy Toni: 2, Cyanide: 1, GeneralDelphox: 1, Revae: 5, Hellser: 3, Dylan558: 3</text:p>
          </table:table-cell>
          <table:table-cell table:style-name="ce12" table:formula="of:=SUMPRODUCT(NOT(ISBLANK([.H17:.AMJ17])))" office:value-type="float" office:value="10" calcext:value-type="float">
            <text:p>1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32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H18:.AMJ18])" office:value-type="float" office:value="26" calcext:value-type="float">
            <text:p>26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style-name="ce10"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Shadelight: 3, TerminusEst13: 3, DrPyspy: 3, Somagu: 1,  TheNightATK300: 2, Hege Cactus: 2, Captain J: 3, Azba: 3, Eric_: 1, Marrub: 1, Revae: 3, QuakedoomNukem Cz: 1" calcext:value-type="string">
            <text:p>Shadelight: 3, TerminusEst13: 3, DrPyspy: 3, Somagu: 1, <text:s/>TheNightATK300: 2, Hege Cactus: 2, Captain J: 3, Azba: 3, Eric_: 1, Marrub: 1, Revae: 3, QuakedoomNukem Cz: 1</text:p>
          </table:table-cell>
          <table:table-cell table:style-name="ce12" table:formula="of:=SUMPRODUCT(NOT(ISBLANK([.H18:.AMJ18])))" office:value-type="float" office:value="12" calcext:value-type="float">
            <text:p>1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5" calcext:value-type="float">
            <text:p>15</text:p>
          </table:table-cell>
          <table:table-cell table:formula="of:=SUM([.H19:.AMJ19])" office:value-type="float" office:value="26" calcext:value-type="float">
            <text:p>26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style-name="ce10"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Matt: 1, Combine_Kegan: 3, ZippeyKeys12: 4, TriMetall: 1, Bigger C: 2, TheLightBad96: 2, Revae: 3, QuakedoomNukem Cz: 1, AlphaEnt: 2, Vostyok: 5, MasterBeavis: 2" calcext:value-type="string">
            <text:p>Matt: 1, Combine_Kegan: 3, ZippeyKeys12: 4, TriMetall: 1, Bigger C: 2, TheLightBad96: 2, Revae: 3, QuakedoomNukem Cz: 1, AlphaEnt: 2, Vostyok: 5, MasterBeavis: 2</text:p>
          </table:table-cell>
          <table:table-cell table:style-name="ce12" table:formula="of:=SUMPRODUCT(NOT(ISBLANK([.H19:.AMJ19])))" office:value-type="float" office:value="11" calcext:value-type="float">
            <text:p>1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27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5" calcext:value-type="float">
            <text:p>15</text:p>
          </table:table-cell>
          <table:table-cell table:formula="of:=SUM([.H20:.AMJ20])" office:value-type="float" office:value="26" calcext:value-type="float">
            <text:p>26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style-name="ce10"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Rachael: 1, Shadelight: 3, Jaxxoon R: 3, insightguy: 2, Zcat: 3, Zan: 4, QuakedoomNukem Cz: 1, Solmir : 4, SunPraiser: 2, Dylan558: 2, MasterBeavis: 1" calcext:value-type="string">
            <text:p>Rachael: 1, Shadelight: 3, Jaxxoon R: 3, insightguy: 2, Zcat: 3, Zan: 4, QuakedoomNukem Cz: 1, Solmir : 4, SunPraiser: 2, Dylan558: 2, MasterBeavis: 1</text:p>
          </table:table-cell>
          <table:table-cell table:style-name="ce12" table:formula="of:=SUMPRODUCT(NOT(ISBLANK([.H20:.AMJ20])))" office:value-type="float" office:value="11" calcext:value-type="float">
            <text:p>1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H21:.AMJ21])" office:value-type="float" office:value="24" calcext:value-type="float">
            <text:p>24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style-name="ce10"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ZikShadow: 3, Master Medi: 5, GeneralDelphox: 5, dard22: 4, insightguy: 2, Dylan558: 5" calcext:value-type="string">
            <text:p>ZikShadow: 3, Master Medi: 5, GeneralDelphox: 5, dard22: 4, insightguy: 2, Dylan558: 5</text:p>
          </table:table-cell>
          <table:table-cell table:style-name="ce12" table:formula="of:=SUMPRODUCT(NOT(ISBLANK([.H21:.AMJ21])))" office:value-type="float" office:value="6" calcext:value-type="float">
            <text:p>6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9" calcext:value-type="float">
            <text:p>19</text:p>
          </table:table-cell>
          <table:table-cell table:formula="of:=SUM([.H22:.AMJ22])" office:value-type="float" office:value="23" calcext:value-type="float">
            <text:p>23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style-name="ce10"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leodoom85: 1, Shadelight: 4, Shi No Hime: 1, HaraSwift: 5, Somagu: 1, kadu522: 3, lud: 5, shotfan: 2, Martinoz: 1" calcext:value-type="string">
            <text:p>leodoom85: 1, Shadelight: 4, Shi No Hime: 1, HaraSwift: 5, Somagu: 1, kadu522: 3, lud: 5, shotfan: 2, Martinoz: 1</text:p>
          </table:table-cell>
          <table:table-cell table:style-name="ce12" table:formula="of:=SUMPRODUCT(NOT(ISBLANK([.H22:.AMJ22])))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H23:.AMJ23])" office:value-type="float" office:value="21" calcext:value-type="float">
            <text:p>21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forum.zdoom.org/viewtopic.php?f=19&amp;t=47801#p813367</text:p>
          </table:table-cell>
          <table:table-cell table:style-name="ce10"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Caligari87: 2, ZikShadow: 3, The Ultimate DooMer: 1, dard22: 2, Zcat: 2, Zan: 1, Ravick: 1, Koto: 4, Solmir : 5" calcext:value-type="string">
            <text:p>Caligari87: 2, ZikShadow: 3, The Ultimate DooMer: 1, dard22: 2, Zcat: 2, Zan: 1, Ravick: 1, Koto: 4, Solmir : 5</text:p>
          </table:table-cell>
          <table:table-cell table:style-name="ce12" table:formula="of:=SUMPRODUCT(NOT(ISBLANK([.H23:.AMJ23])))" office:value-type="float" office:value="9" calcext:value-type="float">
            <text:p>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51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0" calcext:value-type="float">
            <text:p>20</text:p>
          </table:table-cell>
          <table:table-cell table:formula="of:=SUM([.H24:.AMJ24])" office:value-type="float" office:value="21" calcext:value-type="float">
            <text:p>21</text:p>
          </table:table-cell>
          <table:table-cell office:value-type="string" calcext:value-type="string">
            <text:p>DOOM For DooM (D4D)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style-name="ce10"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Caligari87: 3, Shi No Hime: 2, ZippeyKeys12: 1, GAA1992: 1, Beed28: 3, GeneralDelphox: 3, Rowsol: 1, Dylan558: 1, shotfan: 1, xim: 3, MasterBeavis: 2" calcext:value-type="string">
            <text:p>Caligari87: 3, Shi No Hime: 2, ZippeyKeys12: 1, GAA1992: 1, Beed28: 3, GeneralDelphox: 3, Rowsol: 1, Dylan558: 1, shotfan: 1, xim: 3, MasterBeavis: 2</text:p>
          </table:table-cell>
          <table:table-cell table:style-name="ce12" table:formula="of:=SUMPRODUCT(NOT(ISBLANK([.H24:.AMJ24])))" office:value-type="float" office:value="11" calcext:value-type="float">
            <text:p>1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7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2" calcext:value-type="float">
            <text:p>22</text:p>
          </table:table-cell>
          <table:table-cell table:formula="of:=SUM([.H25:.AMJ25])" office:value-type="float" office:value="20" calcext:value-type="float">
            <text:p>20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10"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Untitled: 4, Azba: 1, Eric_: 3, Zcat: 5, TheMightyHeracross: 3, sycspysycspy: 3, Ikazu-san: 1" calcext:value-type="string">
            <text:p>Untitled: 4, Azba: 1, Eric_: 3, Zcat: 5, TheMightyHeracross: 3, sycspysycspy: 3, Ikazu-san: 1</text:p>
          </table:table-cell>
          <table:table-cell table:style-name="ce12" table:formula="of:=SUMPRODUCT(NOT(ISBLANK([.H25:.AMJ25])))" office:value-type="float" office:value="7" calcext:value-type="float">
            <text:p>7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52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2" calcext:value-type="float">
            <text:p>22</text:p>
          </table:table-cell>
          <table:table-cell table:formula="of:=SUM([.H26:.AMJ26])" office:value-type="float" office:value="20" calcext:value-type="float">
            <text:p>20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style-name="ce10"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Somagu: 1, ZikShadow: 1, TheLightBad96: 4, Koto: 1, Error313: 3, xim: 5, Cacodemon345: 4, Elodorian: 1" calcext:value-type="string">
            <text:p>Somagu: 1, ZikShadow: 1, TheLightBad96: 4, Koto: 1, Error313: 3, xim: 5, Cacodemon345: 4, Elodorian: 1</text:p>
          </table:table-cell>
          <table:table-cell table:style-name="ce12" table:formula="of:=SUMPRODUCT(NOT(ISBLANK([.H26:.AMJ26])))" office:value-type="float" office:value="8" calcext:value-type="float">
            <text:p>8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15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2" calcext:value-type="float">
            <text:p>22</text:p>
          </table:table-cell>
          <table:table-cell table:formula="of:=SUM([.H27:.AMJ27])" office:value-type="float" office:value="20" calcext:value-type="float">
            <text:p>20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style-name="ce10"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leodoom85: 1, Rachael: 1, Marisa Kirisame: 3, Somagu: 1, lud: 3, 4thcharacter: 1, PlayerLin: 1, insightguy: 2, eharper256: 1, QuakedoomNukem Cz: 1, SunPraiser: 2, TDRR: 2, MasterBeavis: 1" calcext:value-type="string">
            <text:p>leodoom85: 1, Rachael: 1, Marisa Kirisame: 3, Somagu: 1, lud: 3, 4thcharacter: 1, PlayerLin: 1, insightguy: 2, eharper256: 1, QuakedoomNukem Cz: 1, SunPraiser: 2, TDRR: 2, MasterBeavis: 1</text:p>
          </table:table-cell>
          <table:table-cell table:style-name="ce12" table:formula="of:=SUMPRODUCT(NOT(ISBLANK([.H27:.AMJ27]))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2" calcext:value-type="float">
            <text:p>22</text:p>
          </table:table-cell>
          <table:table-cell table:formula="of:=SUM([.H28:.AMJ28])" office:value-type="float" office:value="20" calcext:value-type="float">
            <text:p>20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style-name="ce10"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DrPyspy: 3, wildweasel: 4, Captain J: 1, PlayerLin: 1, dard22: 5, QuakedoomNukem Cz: 1, TDRR: 5" calcext:value-type="string">
            <text:p>DrPyspy: 3, wildweasel: 4, Captain J: 1, PlayerLin: 1, dard22: 5, QuakedoomNukem Cz: 1, TDRR: 5</text:p>
          </table:table-cell>
          <table:table-cell table:style-name="ce12" table:formula="of:=SUMPRODUCT(NOT(ISBLANK([.H28:.AMJ28])))" office:value-type="float" office:value="7" calcext:value-type="float">
            <text:p>7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37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6" calcext:value-type="float">
            <text:p>26</text:p>
          </table:table-cell>
          <table:table-cell table:formula="of:=SUM([.H29:.AMJ29])" office:value-type="float" office:value="18" calcext:value-type="float">
            <text:p>18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style-name="ce10"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lil'devil: 1, Olroda: 1, Zcat: 1, Zan: 3, wolfmanfp: 1, Rowsol: 1, BerserkerNoir: 1, MasterBeavis: 1, AlexThePianoNailer: 5, Martinoz: 3" calcext:value-type="string">
            <text:p>lil'devil: 1, Olroda: 1, Zcat: 1, Zan: 3, wolfmanfp: 1, Rowsol: 1, BerserkerNoir: 1, MasterBeavis: 1, AlexThePianoNailer: 5, Martinoz: 3</text:p>
          </table:table-cell>
          <table:table-cell table:style-name="ce12" table:formula="of:=SUMPRODUCT(NOT(ISBLANK([.H29:.AMJ29])))" office:value-type="float" office:value="10" calcext:value-type="float">
            <text:p>10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22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6" calcext:value-type="float">
            <text:p>26</text:p>
          </table:table-cell>
          <table:table-cell table:formula="of:=SUM([.H30:.AMJ30])" office:value-type="float" office:value="18" calcext:value-type="float">
            <text:p>18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style-name="ce10"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TerminusEst13: 5, phantombeta: 2, Somagu: 1, Marrub: 5, Crazy Toni: 2, Tapwave: 3" calcext:value-type="string">
            <text:p>TerminusEst13: 5, phantombeta: 2, Somagu: 1, Marrub: 5, Crazy Toni: 2, Tapwave: 3</text:p>
          </table:table-cell>
          <table:table-cell table:style-name="ce12" table:formula="of:=SUMPRODUCT(NOT(ISBLANK([.H30:.AMJ30])))" office:value-type="float" office:value="6" calcext:value-type="float">
            <text:p>6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8" calcext:value-type="float">
            <text:p>28</text:p>
          </table:table-cell>
          <table:table-cell table:formula="of:=SUM([.H31:.AMJ31])" office:value-type="float" office:value="16" calcext:value-type="float">
            <text:p>16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https://forum.zdoom.org/viewtopic.php?f=43&amp;t=50004</text:p>
          </table:table-cell>
          <table:table-cell table:style-name="ce10"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m8f: 1, ZippeyKeys12: 1, GAA1992: 1, Мichаеlis: 1, SunPraiser: 3, Squirb: 3, Rex705: 1, A_D_M_E_R_A_L: 2, Cacodemon345: 3" calcext:value-type="string">
            <text:p>m8f: 1, ZippeyKeys12: 1, GAA1992: 1, Мichаеlis: 1, SunPraiser: 3, Squirb: 3, Rex705: 1, A_D_M_E_R_A_L: 2, Cacodemon345: 3</text:p>
          </table:table-cell>
          <table:table-cell table:style-name="ce12" table:formula="of:=SUMPRODUCT(NOT(ISBLANK([.H31:.AMJ31]))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20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8" calcext:value-type="float">
            <text:p>28</text:p>
          </table:table-cell>
          <table:table-cell table:formula="of:=SUM([.H32:.AMJ32])" office:value-type="float" office:value="16" calcext:value-type="float">
            <text:p>16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style-name="ce10"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kadu522: 3, ZikShadow: 1, Sumwunn: 5, Marrub: 2, Master Medi: 3, Ikazu-san: 2" calcext:value-type="string">
            <text:p>kadu522: 3, ZikShadow: 1, Sumwunn: 5, Marrub: 2, Master Medi: 3, Ikazu-san: 2</text:p>
          </table:table-cell>
          <table:table-cell table:style-name="ce12" table:formula="of:=SUMPRODUCT(NOT(ISBLANK([.H32:.AMJ32])))" office:value-type="float" office:value="6" calcext:value-type="float">
            <text:p>6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28" calcext:value-type="float">
            <text:p>28</text:p>
          </table:table-cell>
          <table:table-cell table:formula="of:=SUM([.H33:.AMJ33])" office:value-type="float" office:value="16" calcext:value-type="float">
            <text:p>16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style-name="ce10"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Marisa Kirisame: 1, Untitled: 3, undeadmonk354: 1, Beed28: 2, Hege Cactus: 2, TriMetall: 1, Captain J: 2, Crazy Toni: 2, QuakedoomNukem Cz: 1, IdiotBitz: 1" calcext:value-type="string">
            <text:p>Marisa Kirisame: 1, Untitled: 3, undeadmonk354: 1, Beed28: 2, Hege Cactus: 2, TriMetall: 1, Captain J: 2, Crazy Toni: 2, QuakedoomNukem Cz: 1, IdiotBitz: 1</text:p>
          </table:table-cell>
          <table:table-cell table:style-name="ce12" table:formula="of:=SUMPRODUCT(NOT(ISBLANK([.H33:.AMJ33])))" office:value-type="float" office:value="10" calcext:value-type="float">
            <text:p>10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1" calcext:value-type="float">
            <text:p>31</text:p>
          </table:table-cell>
          <table:table-cell table:formula="of:=SUM([.H34:.AMJ34])" office:value-type="float" office:value="15" calcext:value-type="float">
            <text:p>15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style-name="ce10"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Hege Cactus: 3, lud: 2, 4thcharacter: 3, ZikShadow: 1, Sumwunn: 3, Crazy Toni: 2, IdiotBitz: 1" calcext:value-type="string">
            <text:p>Hege Cactus: 3, lud: 2, 4thcharacter: 3, ZikShadow: 1, Sumwunn: 3, Crazy Toni: 2, IdiotBitz: 1</text:p>
          </table:table-cell>
          <table:table-cell table:style-name="ce12" table:formula="of:=SUMPRODUCT(NOT(ISBLANK([.H34:.AMJ34])))" office:value-type="float" office:value="7" calcext:value-type="float">
            <text:p>7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1" calcext:value-type="float">
            <text:p>31</text:p>
          </table:table-cell>
          <table:table-cell table:formula="of:=SUM([.H35:.AMJ35])" office:value-type="float" office:value="15" calcext:value-type="float">
            <text:p>15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style-name="ce10"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Combine_Kegan: 4, undeadmonk354: 5, Zcat: 4, Ravick: 1, MasterBeavis: 1" calcext:value-type="string">
            <text:p>Combine_Kegan: 4, undeadmonk354: 5, Zcat: 4, Ravick: 1, MasterBeavis: 1</text:p>
          </table:table-cell>
          <table:table-cell table:style-name="ce12" table:formula="of:=SUMPRODUCT(NOT(ISBLANK([.H35:.AMJ35])))" office:value-type="float" office:value="5" calcext:value-type="float">
            <text:p>5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3" calcext:value-type="float">
            <text:p>33</text:p>
          </table:table-cell>
          <table:table-cell table:formula="of:=SUM([.H36:.AMJ36])" office:value-type="float" office:value="13" calcext:value-type="float">
            <text:p>13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style-name="ce10"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Olroda: 2, Bigger C: 3, TheLightBad96: 2, The_Abysswalker: 3, Error313: 3" calcext:value-type="string">
            <text:p>Olroda: 2, Bigger C: 3, TheLightBad96: 2, The_Abysswalker: 3, Error313: 3</text:p>
          </table:table-cell>
          <table:table-cell table:style-name="ce12" table:formula="of:=SUMPRODUCT(NOT(ISBLANK([.H36:.AMJ36])))" office:value-type="float" office:value="5" calcext:value-type="float">
            <text:p>5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34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3" calcext:value-type="float">
            <text:p>33</text:p>
          </table:table-cell>
          <table:table-cell table:formula="of:=SUM([.H37:.AMJ37])" office:value-type="float" office:value="13" calcext:value-type="float">
            <text:p>13</text:p>
          </table:table-cell>
          <table:table-cell office:value-type="string" calcext:value-type="string">
            <text:p>Kriegsland: Blutorden</text:p>
          </table:table-cell>
          <table:table-cell office:value-type="string" calcext:value-type="string">
            <text:p>https://forum.zdoom.org/viewtopic.php?f=43&amp;t=57053#p1006227</text:p>
          </table:table-cell>
          <table:table-cell table:style-name="ce10"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TheLightBad96: 2, erni945: 2, Apaul27 : 1, DoodGuy: 1, YukesVonFaust: 1, JDSH98: 2, Vostyok: 4" calcext:value-type="string">
            <text:p>TheLightBad96: 2, erni945: 2, Apaul27 : 1, DoodGuy: 1, YukesVonFaust: 1, JDSH98: 2, Vostyok: 4</text:p>
          </table:table-cell>
          <table:table-cell table:style-name="ce12" table:formula="of:=SUMPRODUCT(NOT(ISBLANK([.H37:.AMJ37])))" office:value-type="float" office:value="7" calcext:value-type="float">
            <text:p>7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5" calcext:value-type="float">
            <text:p>35</text:p>
          </table:table-cell>
          <table:table-cell table:formula="of:=SUM([.H38:.AMJ38])" office:value-type="float" office:value="12" calcext:value-type="float">
            <text:p>12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style-name="ce10"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leodoom85: 1, Jaxxoon R: 3, YukesVonFaust: 1, silentzora: 3, A_D_M_E_R_A_L: 4" calcext:value-type="string">
            <text:p>leodoom85: 1, Jaxxoon R: 3, YukesVonFaust: 1, silentzora: 3, A_D_M_E_R_A_L: 4</text:p>
          </table:table-cell>
          <table:table-cell table:style-name="ce12" table:formula="of:=SUMPRODUCT(NOT(ISBLANK([.H38:.AMJ38])))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23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5" calcext:value-type="float">
            <text:p>35</text:p>
          </table:table-cell>
          <table:table-cell table:formula="of:=SUM([.H39:.AMJ39])" office:value-type="float" office:value="12" calcext:value-type="float">
            <text:p>12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<text:a xlink:href="https://forum.zdoom.org/viewtopic.php?f=46&amp;t=62641#p1080654" xlink:type="simple">https://forum.zdoom.org/viewtopic.php?f=46&amp;t=62641#p1080654</text:a></text:p>
          </table:table-cell>
          <table:table-cell table:style-name="ce10"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Hipnotic Rogue: 1, AlphaEnt: 1, BerserkerNoir: 2, xim: 2, Rex705: 1, Craneo: 5" calcext:value-type="string">
            <text:p>Hipnotic Rogue: 1, AlphaEnt: 1, BerserkerNoir: 2, xim: 2, Rex705: 1, Craneo: 5</text:p>
          </table:table-cell>
          <table:table-cell table:style-name="ce12" table:formula="of:=SUMPRODUCT(NOT(ISBLANK([.H39:.AMJ39])))" office:value-type="float" office:value="6" calcext:value-type="float">
            <text:p>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18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7" calcext:value-type="float">
            <text:p>37</text:p>
          </table:table-cell>
          <table:table-cell table:formula="of:=SUM([.H40:.AMJ40])" office:value-type="float" office:value="11" calcext:value-type="float">
            <text:p>11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https://forum.zdoom.org/viewtopic.php?f=19&amp;t=35135#p661646</text:p>
          </table:table-cell>
          <table:table-cell table:style-name="ce10"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Matt: 1, The Ultimate DooMer: 1, Koto: 1, Apaul27 : 2, Мichаеlis: 1, excedentia: 5" calcext:value-type="string">
            <text:p>Matt: 1, The Ultimate DooMer: 1, Koto: 1, Apaul27 : 2, Мichаеlis: 1, excedentia: 5</text:p>
          </table:table-cell>
          <table:table-cell table:style-name="ce12" table:formula="of:=SUMPRODUCT(NOT(ISBLANK([.H40:.AMJ40])))" office:value-type="float" office:value="6" calcext:value-type="float">
            <text:p>6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935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7" calcext:value-type="float">
            <text:p>37</text:p>
          </table:table-cell>
          <table:table-cell table:formula="of:=SUM([.H41:.AMJ41])" office:value-type="float" office:value="11" calcext:value-type="float">
            <text:p>11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style-name="ce10"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Shadelight: 1, DrPyspy: 3, Sumwunn: 1, Crazy Toni: 2, DoodGuy: 3, ErrantMasa: 1" calcext:value-type="string">
            <text:p>Shadelight: 1, DrPyspy: 3, Sumwunn: 1, Crazy Toni: 2, DoodGuy: 3, ErrantMasa: 1</text:p>
          </table:table-cell>
          <table:table-cell table:style-name="ce12" table:formula="of:=SUMPRODUCT(NOT(ISBLANK([.H41:.AMJ41])))" office:value-type="float" office:value="6" calcext:value-type="float">
            <text:p>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925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7" calcext:value-type="float">
            <text:p>37</text:p>
          </table:table-cell>
          <table:table-cell table:formula="of:=SUM([.H42:.AMJ42])" office:value-type="float" office:value="11" calcext:value-type="float">
            <text:p>11</text:p>
          </table:table-cell>
          <table:table-cell office:value-type="string" calcext:value-type="string">
            <text:p>Ultimate DoomVisor</text:p>
          </table:table-cell>
          <table:table-cell office:value-type="string" calcext:value-type="string">
            <text:p><text:a xlink:href="https://forum.zdoom.org/viewtopic.php?f=46&amp;t=48780#p839642" xlink:type="simple">https://forum.zdoom.org/viewtopic.php?f=46&amp;t=48780#p839642</text:a></text:p>
          </table:table-cell>
          <table:table-cell table:style-name="ce10"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BerserkerNoir: 1, LastManonEarth: 5, Elodorian: 5" calcext:value-type="string">
            <text:p>BerserkerNoir: 1, LastManonEarth: 5, Elodorian: 5</text:p>
          </table:table-cell>
          <table:table-cell table:style-name="ce12" table:formula="of:=SUMPRODUCT(NOT(ISBLANK([.H42:.AMJ42])))" office:value-type="float" office:value="3" calcext:value-type="float">
            <text:p>3</text:p>
          </table:table-cell>
          <table:table-cell table:number-columns-repeated="80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15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7" calcext:value-type="float">
            <text:p>37</text:p>
          </table:table-cell>
          <table:table-cell table:formula="of:=SUM([.H43:.AMJ43])" office:value-type="float" office:value="11" calcext:value-type="float">
            <text:p>11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style-name="ce10"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TerminusEst13: 1, Captain J: 5, Crazy Toni: 2, Tapwave: 3" calcext:value-type="string">
            <text:p>TerminusEst13: 1, Captain J: 5, Crazy Toni: 2, Tapwave: 3</text:p>
          </table:table-cell>
          <table:table-cell table:style-name="ce12" table:formula="of:=SUMPRODUCT(NOT(ISBLANK([.H43:.AMJ43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1" calcext:value-type="float">
            <text:p>41</text:p>
          </table:table-cell>
          <table:table-cell table:formula="of:=SUM([.H44:.AMJ44])" office:value-type="float" office:value="10" calcext:value-type="float">
            <text:p>10</text:p>
          </table:table-cell>
          <table:table-cell office:value-type="string" calcext:value-type="string">
            <text:p>Enhanced Vanilla Project (EVP)</text:p>
          </table:table-cell>
          <table:table-cell office:value-type="string" calcext:value-type="string">
            <text:p><text:a xlink:href="https://forum.zdoom.org/viewtopic.php?f=43&amp;t=58191#p1023165" xlink:type="simple">https://forum.zdoom.org/viewtopic.php?f=43&amp;t=58191#p1023165</text:a></text:p>
          </table:table-cell>
          <table:table-cell table:style-name="ce10"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Rex705: 2, Craneo: 4, ChocoGuevara: 4" calcext:value-type="string">
            <text:p>Rex705: 2, Craneo: 4, ChocoGuevara: 4</text:p>
          </table:table-cell>
          <table:table-cell table:style-name="ce12" table:formula="of:=SUMPRODUCT(NOT(ISBLANK([.H44:.AMJ44])))" office:value-type="float" office:value="3" calcext:value-type="float">
            <text:p>3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float" office:value="4" calcext:value-type="float">
            <text:p>4</text:p>
          </table:table-cell>
          <table:table-cell table:number-columns-repeated="917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1" calcext:value-type="float">
            <text:p>41</text:p>
          </table:table-cell>
          <table:table-cell table:formula="of:=SUM([.H45:.AMJ45])" office:value-type="float" office:value="10" calcext:value-type="float">
            <text:p>10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style-name="ce10"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GAA1992: 1, Somagu: 1, TriMetall: 3, Ikazu-san: 3, Dawn111: 2" calcext:value-type="string">
            <text:p>GAA1992: 1, Somagu: 1, TriMetall: 3, Ikazu-san: 3, Dawn111: 2</text:p>
          </table:table-cell>
          <table:table-cell table:style-name="ce12" table:formula="of:=SUMPRODUCT(NOT(ISBLANK([.H45:.AMJ45])))" office:value-type="float" office:value="5" calcext:value-type="float">
            <text:p>5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35"/>
          <table:table-cell office:value-type="float" office:value="2" calcext:value-type="float">
            <text:p>2</text:p>
          </table:table-cell>
          <table:table-cell table:number-columns-repeated="916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3" calcext:value-type="float">
            <text:p>43</text:p>
          </table:table-cell>
          <table:table-cell table:formula="of:=SUM([.H46:.AMJ46])" office:value-type="float" office:value="9" calcext:value-type="float">
            <text:p>9</text:p>
          </table:table-cell>
          <table:table-cell office:value-type="string" calcext:value-type="string">
            <text:p>Doom: The Golden Souls 2</text:p>
          </table:table-cell>
          <table:table-cell office:value-type="string" calcext:value-type="string">
            <text:p>https://forum.zdoom.org/viewtopic.php?f=19&amp;t=47574#p808023</text:p>
          </table:table-cell>
          <table:table-cell table:style-name="ce10"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QuakedoomNukem Cz: 1, Apaul27 : 2, wolfmanfp: 2, Мichаеlis: 2, DoodGuy: 2" calcext:value-type="string">
            <text:p>QuakedoomNukem Cz: 1, Apaul27 : 2, wolfmanfp: 2, Мichаеlis: 2, DoodGuy: 2</text:p>
          </table:table-cell>
          <table:table-cell table:style-name="ce12" table:formula="of:=SUMPRODUCT(NOT(ISBLANK([.H46:.AMJ46])))" office:value-type="float" office:value="5" calcext:value-type="float">
            <text:p>5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946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3" calcext:value-type="float">
            <text:p>43</text:p>
          </table:table-cell>
          <table:table-cell table:formula="of:=SUM([.H47:.AMJ47])" office:value-type="float" office:value="9" calcext:value-type="float">
            <text:p>9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style-name="ce10"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ibm5155: 5, Ravick: 1, Koto: 1, AlphaEnt: 1, Kappes Buur: 1" calcext:value-type="string">
            <text:p>ibm5155: 5, Ravick: 1, Koto: 1, AlphaEnt: 1, Kappes Buur: 1</text:p>
          </table:table-cell>
          <table:table-cell table:style-name="ce12" table:formula="of:=SUMPRODUCT(NOT(ISBLANK([.H47:.AMJ47])))"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3" calcext:value-type="float">
            <text:p>43</text:p>
          </table:table-cell>
          <table:table-cell table:formula="of:=SUM([.H48:.AMJ48])" office:value-type="float" office:value="9" calcext:value-type="float">
            <text:p>9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style-name="ce10"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leodoom85: 1, ZippeyKeys12: 5, Azba: 1, wolfmanfp: 2" calcext:value-type="string">
            <text:p>leodoom85: 1, ZippeyKeys12: 5, Azba: 1, wolfmanfp: 2</text:p>
          </table:table-cell>
          <table:table-cell table:style-name="ce12" table:formula="of:=SUMPRODUCT(NOT(ISBLANK([.H48:.AMJ48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950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3" calcext:value-type="float">
            <text:p>43</text:p>
          </table:table-cell>
          <table:table-cell table:formula="of:=SUM([.H49:.AMJ49])" office:value-type="float" office:value="9" calcext:value-type="float">
            <text:p>9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style-name="ce10"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DrPyspy: 3, ibm5155: 2, JDSH98: 1, silentzora: 3" calcext:value-type="string">
            <text:p>DrPyspy: 3, ibm5155: 2, JDSH98: 1, silentzora: 3</text:p>
          </table:table-cell>
          <table:table-cell table:style-name="ce12" table:formula="of:=SUMPRODUCT(NOT(ISBLANK([.H49:.AMJ49])))" office:value-type="float" office:value="4" calcext:value-type="float">
            <text:p>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7" calcext:value-type="float">
            <text:p>47</text:p>
          </table:table-cell>
          <table:table-cell table:formula="of:=SUM([.H50:.AMJ50])" office:value-type="float" office:value="8" calcext:value-type="float">
            <text:p>8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style-name="ce10"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leodoom85: 1, lil'devil: 1, Olroda: 5, Ravick: 1" calcext:value-type="string">
            <text:p>leodoom85: 1, lil'devil: 1, Olroda: 5, Ravick: 1</text:p>
          </table:table-cell>
          <table:table-cell table:style-name="ce12" table:formula="of:=SUMPRODUCT(NOT(ISBLANK([.H50:.AMJ50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8" calcext:value-type="float">
            <text:p>48</text:p>
          </table:table-cell>
          <table:table-cell table:formula="of:=SUM([.H51:.AMJ51])" office:value-type="float" office:value="7" calcext:value-type="float">
            <text:p>7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style-name="ce10"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ibm5155: 3, D3athStalker: 1, Мichаеlis: 1, shotfan: 2" calcext:value-type="string">
            <text:p>ibm5155: 3, D3athStalker: 1, Мichаеlis: 1, shotfan: 2</text:p>
          </table:table-cell>
          <table:table-cell table:style-name="ce12" table:formula="of:=SUMPRODUCT(NOT(ISBLANK([.H51:.AMJ51])))" office:value-type="float" office:value="4" calcext:value-type="float">
            <text:p>4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931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8" calcext:value-type="float">
            <text:p>48</text:p>
          </table:table-cell>
          <table:table-cell table:formula="of:=SUM([.H52:.AMJ52])" office:value-type="float" office:value="7" calcext:value-type="float">
            <text:p>7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https://forum.zdoom.org/viewtopic.php?t=56668#p1000996</text:p>
          </table:table-cell>
          <table:table-cell table:style-name="ce10"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TheMightyHeracross: 3, QuakedoomNukem Cz: 1, Apaul27 : 3" calcext:value-type="string">
            <text:p>TheMightyHeracross: 3, QuakedoomNukem Cz: 1, Apaul27 : 3</text:p>
          </table:table-cell>
          <table:table-cell table:style-name="ce12" table:formula="of:=SUMPRODUCT(NOT(ISBLANK([.H52:.AMJ52])))" office:value-type="float" office:value="3" calcext:value-type="float">
            <text:p>3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48" calcext:value-type="float">
            <text:p>48</text:p>
          </table:table-cell>
          <table:table-cell table:formula="of:=SUM([.H53:.AMJ53])" office:value-type="float" office:value="7" calcext:value-type="float">
            <text:p>7</text:p>
          </table:table-cell>
          <table:table-cell office:value-type="string" calcext:value-type="string">
            <text:p>Slayer's Rampage</text:p>
          </table:table-cell>
          <table:table-cell office:value-type="string" calcext:value-type="string">
            <text:p><text:a xlink:href="https://forum.zdoom.org/viewtopic.php?t=61301#p1063747" xlink:type="simple">https://forum.zdoom.org/viewtopic.php?t=61301#p1063747</text:a></text:p>
          </table:table-cell>
          <table:table-cell table:style-name="ce10"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Rex705: 2, iamcarrotmaster: 4, Martinoz: 1" calcext:value-type="string">
            <text:p>Rex705: 2, iamcarrotmaster: 4, Martinoz: 1</text:p>
          </table:table-cell>
          <table:table-cell table:style-name="ce12" table:formula="of:=SUMPRODUCT(NOT(ISBLANK([.H53:.AMJ53])))" office:value-type="float" office:value="3" calcext:value-type="float">
            <text:p>3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48" calcext:value-type="float">
            <text:p>48</text:p>
          </table:table-cell>
          <table:table-cell table:formula="of:=SUM([.H54:.AMJ54])" office:value-type="float" office:value="7" calcext:value-type="float">
            <text:p>7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style-name="ce10"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ibm5155: 1, undeadmonk354: 4, lil'devil: 2" calcext:value-type="string">
            <text:p>ibm5155: 1, undeadmonk354: 4, lil'devil: 2</text:p>
          </table:table-cell>
          <table:table-cell table:style-name="ce12" table:formula="of:=SUMPRODUCT(NOT(ISBLANK([.H54:.AMJ54])))"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48" calcext:value-type="float">
            <text:p>48</text:p>
          </table:table-cell>
          <table:table-cell table:formula="of:=SUM([.H55:.AMJ55])" office:value-type="float" office:value="7" calcext:value-type="float">
            <text:p>7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style-name="ce10"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Master Medi: 2, Zan: 1, TheMightyHeracross: 3, IdiotBitz: 1" calcext:value-type="string">
            <text:p>Master Medi: 2, Zan: 1, TheMightyHeracross: 3, IdiotBitz: 1</text:p>
          </table:table-cell>
          <table:table-cell table:style-name="ce12" table:formula="of:=SUMPRODUCT(NOT(ISBLANK([.H55:.AMJ55])))" office:value-type="float" office:value="4" calcext:value-type="float">
            <text:p>4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48" calcext:value-type="float">
            <text:p>48</text:p>
          </table:table-cell>
          <table:table-cell table:formula="of:=SUM([.H56:.AMJ56])" office:value-type="float" office:value="7" calcext:value-type="float">
            <text:p>7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style-name="ce10"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phantombeta: 2, Apaul27 : 2, wolfmanfp: 3" calcext:value-type="string">
            <text:p>phantombeta: 2, Apaul27 : 2, wolfmanfp: 3</text:p>
          </table:table-cell>
          <table:table-cell table:style-name="ce12" table:formula="of:=SUMPRODUCT(NOT(ISBLANK([.H56:.AMJ56])))"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0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4" calcext:value-type="float">
            <text:p>54</text:p>
          </table:table-cell>
          <table:table-cell table:formula="of:=SUM([.H57:.AMJ57])" office:value-type="float" office:value="6" calcext:value-type="float">
            <text:p>6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style-name="ce10"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leodoom85: 1, undeadmonk354: 2, lil'devil: 1, The_Abysswalker: 2" calcext:value-type="string">
            <text:p>leodoom85: 1, undeadmonk354: 2, lil'devil: 1, The_Abysswalker: 2</text:p>
          </table:table-cell>
          <table:table-cell table:style-name="ce12" table:formula="of:=SUMPRODUCT(NOT(ISBLANK([.H57:.AMJ57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4" calcext:value-type="float">
            <text:p>54</text:p>
          </table:table-cell>
          <table:table-cell table:formula="of:=SUM([.H58:.AMJ58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style-name="ce10"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leodoom85: 1, Marisa Kirisame: 1, lil'devil: 4" calcext:value-type="string">
            <text:p>leodoom85: 1, Marisa Kirisame: 1, lil'devil: 4</text:p>
          </table:table-cell>
          <table:table-cell table:style-name="ce12" table:formula="of:=SUMPRODUCT(NOT(ISBLANK([.H58:.AMJ58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4" calcext:value-type="float">
            <text:p>54</text:p>
          </table:table-cell>
          <table:table-cell table:formula="of:=SUM([.H59:.AMJ59])" office:value-type="float" office:value="6" calcext:value-type="float">
            <text:p>6</text:p>
          </table:table-cell>
          <table:table-cell office:value-type="string" calcext:value-type="string">
            <text:p>DTS-T</text:p>
          </table:table-cell>
          <table:table-cell office:value-type="string" calcext:value-type="string">
            <text:p>https://forum.zdoom.org/viewtopic.php?t=34430#p651069</text:p>
          </table:table-cell>
          <table:table-cell table:style-name="ce10"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Sgt. Shivers: 5, IdiotBitz: 1" calcext:value-type="string">
            <text:p>Sgt. Shivers: 5, IdiotBitz: 1</text:p>
          </table:table-cell>
          <table:table-cell table:style-name="ce12" table:formula="of:=SUMPRODUCT(NOT(ISBLANK([.H59:.AMJ59])))" office:value-type="float" office:value="2" calcext:value-type="float">
            <text:p>2</text:p>
          </table:table-cell>
          <table:table-cell table:number-columns-repeated="53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4" calcext:value-type="float">
            <text:p>54</text:p>
          </table:table-cell>
          <table:table-cell table:formula="of:=SUM([.H60:.AMJ60])" office:value-type="float" office:value="6" calcext:value-type="float">
            <text:p>6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style-name="ce10"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Matt: 1, ZikShadow: 1, Sgt. Shivers: 4" calcext:value-type="string">
            <text:p>Matt: 1, ZikShadow: 1, Sgt. Shivers: 4</text:p>
          </table:table-cell>
          <table:table-cell table:style-name="ce12" table:formula="of:=SUMPRODUCT(NOT(ISBLANK([.H60:.AMJ60])))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4" calcext:value-type="float">
            <text:p>54</text:p>
          </table:table-cell>
          <table:table-cell table:formula="of:=SUM([.H61:.AMJ61])" office:value-type="float" office:value="6" calcext:value-type="float">
            <text:p>6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style-name="ce10"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Rachael: 1, TheLightBad96: 2, YukesVonFaust: 1, Vostyok: 2" calcext:value-type="string">
            <text:p>Rachael: 1, TheLightBad96: 2, YukesVonFaust: 1, Vostyok: 2</text:p>
          </table:table-cell>
          <table:table-cell table:style-name="ce12" table:formula="of:=SUMPRODUCT(NOT(ISBLANK([.H61:.AMJ61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41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4" calcext:value-type="float">
            <text:p>54</text:p>
          </table:table-cell>
          <table:table-cell table:formula="of:=SUM([.H62:.AMJ62])" office:value-type="float" office:value="6" calcext:value-type="float">
            <text:p>6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https://forum.zdoom.org/viewtopic.php?t=52301#p913612</text:p>
          </table:table-cell>
          <table:table-cell table:style-name="ce10"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QuakedoomNukem Cz: 1, Apaul27 : 3, AlphaEnt: 2" calcext:value-type="string">
            <text:p>QuakedoomNukem Cz: 1, Apaul27 : 3, AlphaEnt: 2</text:p>
          </table:table-cell>
          <table:table-cell table:style-name="ce12" table:formula="of:=SUMPRODUCT(NOT(ISBLANK([.H62:.AMJ62])))" office:value-type="float" office:value="3" calcext:value-type="float">
            <text:p>3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42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4" calcext:value-type="float">
            <text:p>54</text:p>
          </table:table-cell>
          <table:table-cell table:formula="of:=SUM([.H63:.AMJ63])" office:value-type="float" office:value="6" calcext:value-type="float">
            <text:p>6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style-name="ce10"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GAA1992: 1, lizardcommando: 1, AlexThePianoNailer: 2, Cacodemon345: 2" calcext:value-type="string">
            <text:p>GAA1992: 1, lizardcommando: 1, AlexThePianoNailer: 2, Cacodemon345: 2</text:p>
          </table:table-cell>
          <table:table-cell table:style-name="ce12" table:formula="of:=SUMPRODUCT(NOT(ISBLANK([.H63:.AMJ63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20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54" calcext:value-type="float">
            <text:p>54</text:p>
          </table:table-cell>
          <table:table-cell table:formula="of:=SUM([.H64:.AMJ64])" office:value-type="float" office:value="6" calcext:value-type="float">
            <text:p>6</text:p>
          </table:table-cell>
          <table:table-cell office:value-type="string" calcext:value-type="string">
            <text:p>The Inquisitor III</text:p>
          </table:table-cell>
          <table:table-cell office:value-type="string" calcext:value-type="string">
            <text:p>https://forum.zdoom.org/viewtopic.php?f=19&amp;t=54380#p957591</text:p>
          </table:table-cell>
          <table:table-cell table:style-name="ce10"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The Ultimate DooMer: 1, Zan: 5" calcext:value-type="string">
            <text:p>The Ultimate DooMer: 1, Zan: 5</text:p>
          </table:table-cell>
          <table:table-cell table:style-name="ce12" table:formula="of:=SUMPRODUCT(NOT(ISBLANK([.H64:.AMJ64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60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54" calcext:value-type="float">
            <text:p>54</text:p>
          </table:table-cell>
          <table:table-cell table:formula="of:=SUM([.H65:.AMJ65])" office:value-type="float" office:value="6" calcext:value-type="float">
            <text:p>6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style-name="ce10"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m8f: 1, Cyanide: 1, eharper256: 2, lizardcommando: 1, BerserkerNoir: 1" calcext:value-type="string">
            <text:p>m8f: 1, Cyanide: 1, eharper256: 2, lizardcommando: 1, BerserkerNoir: 1</text:p>
          </table:table-cell>
          <table:table-cell table:style-name="ce12" table:formula="of:=SUMPRODUCT(NOT(ISBLANK([.H65:.AMJ65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54" calcext:value-type="float">
            <text:p>54</text:p>
          </table:table-cell>
          <table:table-cell table:formula="of:=SUM([.H66:.AMJ66])" office:value-type="float" office:value="6" calcext:value-type="float">
            <text:p>6</text:p>
          </table:table-cell>
          <table:table-cell office:value-type="string" calcext:value-type="string">
            <text:p>Zagemod</text:p>
          </table:table-cell>
          <table:table-cell office:value-type="string" calcext:value-type="string">
            <text:p><text:a xlink:href="https://forum.zdoom.org/viewtopic.php?f=43&amp;t=60436#p1052527" xlink:type="simple">https://forum.zdoom.org/viewtopic.php?f=43&amp;t=60436#p1052527</text:a></text:p>
          </table:table-cell>
          <table:table-cell table:style-name="ce10"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Error313: 3, Squirb: 3" calcext:value-type="string">
            <text:p>Error313: 3, Squirb: 3</text:p>
          </table:table-cell>
          <table:table-cell table:style-name="ce12" table:formula="of:=SUMPRODUCT(NOT(ISBLANK([.H66:.AMJ66])))" office:value-type="float" office:value="2" calcext:value-type="float">
            <text:p>2</text:p>
          </table:table-cell>
          <table:table-cell table:number-columns-repeated="8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54" calcext:value-type="float">
            <text:p>54</text:p>
          </table:table-cell>
          <table:table-cell table:formula="of:=SUM([.H67:.AMJ67])" office:value-type="float" office:value="6" calcext:value-type="float">
            <text:p>6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style-name="ce10"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Combine_Kegan: 1, Tapwave: 3, Hellser: 2" calcext:value-type="string">
            <text:p>Combine_Kegan: 1, Tapwave: 3, Hellser: 2</text:p>
          </table:table-cell>
          <table:table-cell table:style-name="ce12" table:formula="of:=SUMPRODUCT(NOT(ISBLANK([.H67:.AMJ67])))"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957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5" calcext:value-type="float">
            <text:p>65</text:p>
          </table:table-cell>
          <table:table-cell table:formula="of:=SUM([.H68:.AMJ68])" office:value-type="float" office:value="5" calcext:value-type="float">
            <text:p>5</text:p>
          </table:table-cell>
          <table:table-cell office:value-type="string" calcext:value-type="string">
            <text:p>Aracnocide</text:p>
          </table:table-cell>
          <table:table-cell office:value-type="string" calcext:value-type="string">
            <text:p>https://forum.zdoom.org/viewtopic.php?f=19&amp;t=50299#p874982</text:p>
          </table:table-cell>
          <table:table-cell table:style-name="ce10"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TheLightBad96: 1, erni945: 1, YukesVonFaust: 3" calcext:value-type="string">
            <text:p>TheLightBad96: 1, erni945: 1, YukesVonFaust: 3</text:p>
          </table:table-cell>
          <table:table-cell table:style-name="ce12" table:formula="of:=SUMPRODUCT(NOT(ISBLANK([.H68:.AMJ68])))" office:value-type="float" office:value="3" calcext:value-type="float">
            <text:p>3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5" calcext:value-type="float">
            <text:p>65</text:p>
          </table:table-cell>
          <table:table-cell table:formula="of:=SUM([.H69:.AMJ69])" office:value-type="float" office:value="5" calcext:value-type="float">
            <text:p>5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style-name="ce10"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PlayerLin: 2, Hellser: 2, YukesVonFaust: 1" calcext:value-type="string">
            <text:p>PlayerLin: 2, Hellser: 2, YukesVonFaust: 1</text:p>
          </table:table-cell>
          <table:table-cell table:style-name="ce12" table:formula="of:=SUMPRODUCT(NOT(ISBLANK([.H69:.AMJ69])))" office:value-type="float" office:value="3" calcext:value-type="float">
            <text:p>3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5" calcext:value-type="float">
            <text:p>65</text:p>
          </table:table-cell>
          <table:table-cell table:formula="of:=SUM([.H70:.AMJ70])" office:value-type="float" office:value="5" calcext:value-type="float">
            <text:p>5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style-name="ce10"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Somagu: 1, Bigger C: 4" calcext:value-type="string">
            <text:p>Somagu: 1, Bigger C: 4</text:p>
          </table:table-cell>
          <table:table-cell table:style-name="ce12" table:formula="of:=SUMPRODUCT(NOT(ISBLANK([.H70:.AMJ70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88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5" calcext:value-type="float">
            <text:p>65</text:p>
          </table:table-cell>
          <table:table-cell table:formula="of:=SUM([.H71:.AMJ71])" office:value-type="float" office:value="5" calcext:value-type="float">
            <text:p>5</text:p>
          </table:table-cell>
          <table:table-cell office:value-type="string" calcext:value-type="string">
            <text:p>Happy Time Circus ][</text:p>
          </table:table-cell>
          <table:table-cell office:value-type="string" calcext:value-type="string">
            <text:p>https://www.doomworld.com/idgames/levels/doom2/Ports/a-c/circus2</text:p>
          </table:table-cell>
          <table:table-cell table:style-name="ce10"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Ravick: 1, Major Cooke: 4" calcext:value-type="string">
            <text:p>Ravick: 1, Major Cooke: 4</text:p>
          </table:table-cell>
          <table:table-cell table:style-name="ce12" table:formula="of:=SUMPRODUCT(NOT(ISBLANK([.H71:.AMJ71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48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5" calcext:value-type="float">
            <text:p>65</text:p>
          </table:table-cell>
          <table:table-cell table:formula="of:=SUM([.H72:.AMJ72])" office:value-type="float" office:value="5" calcext:value-type="float">
            <text:p>5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style-name="ce10"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Brohnesorge: 4, Turbo: 1" calcext:value-type="string">
            <text:p>Brohnesorge: 4, Turbo: 1</text:p>
          </table:table-cell>
          <table:table-cell table:style-name="ce12" table:formula="of:=SUMPRODUCT(NOT(ISBLANK([.H72:.AMJ72])))"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5" calcext:value-type="float">
            <text:p>65</text:p>
          </table:table-cell>
          <table:table-cell table:formula="of:=SUM([.H73:.AMJ73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style-name="ce10"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wildweasel: 5" calcext:value-type="string">
            <text:p>wildweasel: 5</text:p>
          </table:table-cell>
          <table:table-cell table:style-name="ce12" table:formula="of:=SUMPRODUCT(NOT(ISBLANK([.H73:.AMJ73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65" calcext:value-type="float">
            <text:p>65</text:p>
          </table:table-cell>
          <table:table-cell table:formula="of:=SUM([.H74:.AMJ74])" office:value-type="float" office:value="5" calcext:value-type="float">
            <text:p>5</text:p>
          </table:table-cell>
          <table:table-cell office:value-type="string" calcext:value-type="string">
            <text:p>S.U.P.E.R Natural</text:p>
          </table:table-cell>
          <table:table-cell office:value-type="string" calcext:value-type="string">
            <text:p>https://forum.zdoom.org/viewtopic.php?f=42&amp;t=35879#p677083</text:p>
          </table:table-cell>
          <table:table-cell table:style-name="ce10"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Major Cooke: 5" calcext:value-type="string">
            <text:p>Major Cooke: 5</text:p>
          </table:table-cell>
          <table:table-cell table:style-name="ce12" table:formula="of:=SUMPRODUCT(NOT(ISBLANK([.H74:.AMJ74])))" office:value-type="float" office:value="1" calcext:value-type="float">
            <text:p>1</text:p>
          </table:table-cell>
          <table:table-cell table:number-columns-repeated="68"/>
          <table:table-cell office:value-type="float" office:value="5" calcext:value-type="float">
            <text:p>5</text:p>
          </table:table-cell>
          <table:table-cell table:number-columns-repeated="948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65" calcext:value-type="float">
            <text:p>65</text:p>
          </table:table-cell>
          <table:table-cell table:formula="of:=SUM([.H75:.AMJ75])" office:value-type="float" office:value="5" calcext:value-type="float">
            <text:p>5</text:p>
          </table:table-cell>
          <table:table-cell office:value-type="string" calcext:value-type="string">
            <text:p>Soundless Mound</text:p>
          </table:table-cell>
          <table:table-cell office:value-type="string" calcext:value-type="string">
            <text:p>https://forum.zdoom.org/viewtopic.php?f=42&amp;t=60219#p1049804</text:p>
          </table:table-cell>
          <table:table-cell table:style-name="ce10"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Rachael: 1, dard22: 3, MasterBeavis: 1" calcext:value-type="string">
            <text:p>Rachael: 1, dard22: 3, MasterBeavis: 1</text:p>
          </table:table-cell>
          <table:table-cell table:style-name="ce12" table:formula="of:=SUMPRODUCT(NOT(ISBLANK([.H75:.AMJ75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65" calcext:value-type="float">
            <text:p>65</text:p>
          </table:table-cell>
          <table:table-cell table:formula="of:=SUM([.H76:.AMJ76])" office:value-type="float" office:value="5" calcext:value-type="float">
            <text:p>5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style-name="ce10"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Caligari87: 2, The Ultimate DooMer: 1, Ravick: 1, AlphaEnt: 1" calcext:value-type="string">
            <text:p>Caligari87: 2, The Ultimate DooMer: 1, Ravick: 1, AlphaEnt: 1</text:p>
          </table:table-cell>
          <table:table-cell table:style-name="ce12" table:formula="of:=SUMPRODUCT(NOT(ISBLANK([.H76:.AMJ76]))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65" calcext:value-type="float">
            <text:p>65</text:p>
          </table:table-cell>
          <table:table-cell table:formula="of:=SUM([.H77:.AMJ77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style-name="ce10"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 TheNightATK300: 2, TriMetall: 2, ZikShadow: 1" calcext:value-type="string">
            <text:p><text:s/>TheNightATK300: 2, TriMetall: 2, ZikShadow: 1</text:p>
          </table:table-cell>
          <table:table-cell table:style-name="ce12" table:formula="of:=SUMPRODUCT(NOT(ISBLANK([.H77:.AMJ77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65" calcext:value-type="float">
            <text:p>65</text:p>
          </table:table-cell>
          <table:table-cell table:formula="of:=SUM([.H78:.AMJ78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style-name="ce10"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Shi No Hime: 5" calcext:value-type="string">
            <text:p>Shi No Hime: 5</text:p>
          </table:table-cell>
          <table:table-cell table:style-name="ce12" table:formula="of:=SUMPRODUCT(NOT(ISBLANK([.H78:.AMJ78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65" calcext:value-type="float">
            <text:p>65</text:p>
          </table:table-cell>
          <table:table-cell table:formula="of:=SUM([.H79:.AMJ79])" office:value-type="float" office:value="5" calcext:value-type="float">
            <text:p>5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https://forum.zdoom.org/viewtopic.php?f=42&amp;t=45877#p761802</text:p>
          </table:table-cell>
          <table:table-cell table:style-name="ce10"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JDSH98: 2, silentzora: 3" calcext:value-type="string">
            <text:p>JDSH98: 2, silentzora: 3</text:p>
          </table:table-cell>
          <table:table-cell table:style-name="ce12" table:formula="of:=SUMPRODUCT(NOT(ISBLANK([.H79:.AMJ79])))" office:value-type="float" office:value="2" calcext:value-type="float">
            <text:p>2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65" calcext:value-type="float">
            <text:p>65</text:p>
          </table:table-cell>
          <table:table-cell table:formula="of:=SUM([.H80:.AMJ80])" office:value-type="float" office:value="5" calcext:value-type="float">
            <text:p>5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style-name="ce10"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Rachael: 1, Ravick: 1, excedentia: 2, MasterBeavis: 1" calcext:value-type="string">
            <text:p>Rachael: 1, Ravick: 1, excedentia: 2, MasterBeavis: 1</text:p>
          </table:table-cell>
          <table:table-cell table:style-name="ce12" table:formula="of:=SUMPRODUCT(NOT(ISBLANK([.H80:.AMJ80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8" calcext:value-type="float">
            <text:p>78</text:p>
          </table:table-cell>
          <table:table-cell table:formula="of:=SUM([.H81:.AMJ81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style-name="ce10"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Beed28: 4" calcext:value-type="string">
            <text:p>Beed28: 4</text:p>
          </table:table-cell>
          <table:table-cell table:style-name="ce12" table:formula="of:=SUMPRODUCT(NOT(ISBLANK([.H81:.AMJ81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8" calcext:value-type="float">
            <text:p>78</text:p>
          </table:table-cell>
          <table:table-cell table:formula="of:=SUM([.H82:.AMJ82])" office:value-type="float" office:value="4" calcext:value-type="float">
            <text:p>4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style-name="ce10"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lil'devil: 2, QuakedoomNukem Cz: 1, IdiotBitz: 1" calcext:value-type="string">
            <text:p>lil'devil: 2, QuakedoomNukem Cz: 1, IdiotBitz: 1</text:p>
          </table:table-cell>
          <table:table-cell table:style-name="ce12" table:formula="of:=SUMPRODUCT(NOT(ISBLANK([.H82:.AMJ82])))" office:value-type="float" office:value="3" calcext:value-type="float">
            <text:p>3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8" calcext:value-type="float">
            <text:p>78</text:p>
          </table:table-cell>
          <table:table-cell table:formula="of:=SUM([.H83:.AMJ83])" office:value-type="float" office:value="4" calcext:value-type="float">
            <text:p>4</text:p>
          </table:table-cell>
          <table:table-cell office:value-type="string" calcext:value-type="string">
            <text:p>BGPA Missions Liberation</text:p>
          </table:table-cell>
          <table:table-cell office:value-type="string" calcext:value-type="string">
            <text:p>https://www.doomworld.com/idgames/levels/doom2/Ports/m-o/njbgpabh</text:p>
          </table:table-cell>
          <table:table-cell table:style-name="ce10"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Ravick: 1, Koto: 3" calcext:value-type="string">
            <text:p>Ravick: 1, Koto: 3</text:p>
          </table:table-cell>
          <table:table-cell table:style-name="ce12" table:formula="of:=SUMPRODUCT(NOT(ISBLANK([.H83:.AMJ83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5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78" calcext:value-type="float">
            <text:p>78</text:p>
          </table:table-cell>
          <table:table-cell table:formula="of:=SUM([.H84:.AMJ84])" office:value-type="float" office:value="4" calcext:value-type="float">
            <text:p>4</text:p>
          </table:table-cell>
          <table:table-cell office:value-type="string" calcext:value-type="string">
            <text:p>Bratwurst</text:p>
          </table:table-cell>
          <table:table-cell office:value-type="string" calcext:value-type="string">
            <text:p><text:a xlink:href="https://forum.zdoom.org/viewtopic.php?f=43&amp;t=52102#p909138" xlink:type="simple">https://forum.zdoom.org/viewtopic.php?f=43&amp;t=52102#p909138</text:a></text:p>
          </table:table-cell>
          <table:table-cell table:style-name="ce10"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xim: 4" calcext:value-type="string">
            <text:p>xim: 4</text:p>
          </table:table-cell>
          <table:table-cell table:style-name="ce12" table:formula="of:=SUMPRODUCT(NOT(ISBLANK([.H84:.AMJ84])))" office:value-type="float" office:value="1" calcext:value-type="float">
            <text:p>1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929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78" calcext:value-type="float">
            <text:p>78</text:p>
          </table:table-cell>
          <table:table-cell table:formula="of:=SUM([.H85:.AMJ85])" office:value-type="float" office:value="4" calcext:value-type="float">
            <text:p>4</text:p>
          </table:table-cell>
          <table:table-cell office:value-type="string" calcext:value-type="string">
            <text:p>Brutal Doom 64</text:p>
          </table:table-cell>
          <table:table-cell office:value-type="string" calcext:value-type="string">
            <text:p><text:a xlink:href="https://www.moddb.com/mods/brutal-doom-64" xlink:type="simple">https://www.moddb.com/mods/brutal-doom-64</text:a></text:p>
          </table:table-cell>
          <table:table-cell table:style-name="ce10"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MasterBeavis: 2, AlexThePianoNailer: 1, Martinoz: 1" calcext:value-type="string">
            <text:p>MasterBeavis: 2, AlexThePianoNailer: 1, Martinoz: 1</text:p>
          </table:table-cell>
          <table:table-cell table:style-name="ce12" table:formula="of:=SUMPRODUCT(NOT(ISBLANK([.H85:.AMJ85])))" office:value-type="float" office:value="3" calcext:value-type="float">
            <text:p>3</text:p>
          </table:table-cell>
          <table:table-cell table:number-columns-repeated="89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78" calcext:value-type="float">
            <text:p>78</text:p>
          </table:table-cell>
          <table:table-cell table:formula="of:=SUM([.H86:.AMJ86])" office:value-type="float" office:value="4" calcext:value-type="float">
            <text:p>4</text:p>
          </table:table-cell>
          <table:table-cell office:value-type="string" calcext:value-type="string">
            <text:p>Bullet-Eye</text:p>
          </table:table-cell>
          <table:table-cell office:value-type="string" calcext:value-type="string">
            <text:p>https://forum.zdoom.org/viewtopic.php?f=43&amp;t=54322#p956169</text:p>
          </table:table-cell>
          <table:table-cell table:style-name="ce10"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eharper256: 1, Ikazu-san: 3" calcext:value-type="string">
            <text:p>eharper256: 1, Ikazu-san: 3</text:p>
          </table:table-cell>
          <table:table-cell table:style-name="ce12" table:formula="of:=SUMPRODUCT(NOT(ISBLANK([.H86:.AMJ86])))" office:value-type="float" office:value="2" calcext:value-type="float">
            <text:p>2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78" calcext:value-type="float">
            <text:p>78</text:p>
          </table:table-cell>
          <table:table-cell table:formula="of:=SUM([.H87:.AMJ87])" office:value-type="float" office:value="4" calcext:value-type="float">
            <text:p>4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style-name="ce10"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Matt: 1, Combine_Kegan: 2, Azba: 1" calcext:value-type="string">
            <text:p>Matt: 1, Combine_Kegan: 2, Azba: 1</text:p>
          </table:table-cell>
          <table:table-cell table:style-name="ce12" table:formula="of:=SUMPRODUCT(NOT(ISBLANK([.H87:.AMJ87])))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78" calcext:value-type="float">
            <text:p>78</text:p>
          </table:table-cell>
          <table:table-cell table:formula="of:=SUM([.H88:.AMJ88])" office:value-type="float" office:value="4" calcext:value-type="float">
            <text:p>4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https://www.doomworld.com/idgames/levels/doom2/Ports/d-f/de-pkg</text:p>
          </table:table-cell>
          <table:table-cell table:style-name="ce10"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The Ultimate DooMer: 1, Solmir : 3" calcext:value-type="string">
            <text:p>The Ultimate DooMer: 1, Solmir : 3</text:p>
          </table:table-cell>
          <table:table-cell table:style-name="ce12" table:formula="of:=SUMPRODUCT(NOT(ISBLANK([.H88:.AMJ88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951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78" calcext:value-type="float">
            <text:p>78</text:p>
          </table:table-cell>
          <table:table-cell table:formula="of:=SUM([.H89:.AMJ89])" office:value-type="float" office:value="4" calcext:value-type="float">
            <text:p>4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style-name="ce10"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Master Medi: 2, Мichаеlis: 2" calcext:value-type="string">
            <text:p>Master Medi: 2, Мichаеlis: 2</text:p>
          </table:table-cell>
          <table:table-cell table:style-name="ce12" table:formula="of:=SUMPRODUCT(NOT(ISBLANK([.H89:.AMJ89])))"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78" calcext:value-type="float">
            <text:p>78</text:p>
          </table:table-cell>
          <table:table-cell table:formula="of:=SUM([.H90:.AMJ90])" office:value-type="float" office:value="4" calcext:value-type="float">
            <text:p>4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style-name="ce10"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leodoom85: 1, ErrantMasa: 3" calcext:value-type="string">
            <text:p>leodoom85: 1, ErrantMasa: 3</text:p>
          </table:table-cell>
          <table:table-cell table:style-name="ce12" table:formula="of:=SUMPRODUCT(NOT(ISBLANK([.H90:.AMJ90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9"/>
          <table:table-cell office:value-type="float" office:value="3" calcext:value-type="float">
            <text:p>3</text:p>
          </table:table-cell>
          <table:table-cell table:number-columns-repeated="925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78" calcext:value-type="float">
            <text:p>78</text:p>
          </table:table-cell>
          <table:table-cell table:formula="of:=SUM([.H91:.AMJ91])" office:value-type="float" office:value="4" calcext:value-type="float">
            <text:p>4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style-name="ce10"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Brohnesorge: 2, Rachael: 1, Shi No Hime: 1" calcext:value-type="string">
            <text:p>Brohnesorge: 2, Rachael: 1, Shi No Hime: 1</text:p>
          </table:table-cell>
          <table:table-cell table:style-name="ce12" table:formula="of:=SUMPRODUCT(NOT(ISBLANK([.H91:.AMJ91]))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78" calcext:value-type="float">
            <text:p>78</text:p>
          </table:table-cell>
          <table:table-cell table:formula="of:=SUM([.H92:.AMJ92])" office:value-type="float" office:value="4" calcext:value-type="float">
            <text:p>4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style-name="ce10"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m8f: 1, Squirb: 3" calcext:value-type="string">
            <text:p>m8f: 1, Squirb: 3</text:p>
          </table:table-cell>
          <table:table-cell table:style-name="ce12" table:formula="of:=SUMPRODUCT(NOT(ISBLANK([.H92:.AMJ92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5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78" calcext:value-type="float">
            <text:p>78</text:p>
          </table:table-cell>
          <table:table-cell table:formula="of:=SUM([.H93:.AMJ93])" office:value-type="float" office:value="4" calcext:value-type="float">
            <text:p>4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style-name="ce10"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Caligari87: 1, AlexThePianoNailer: 2, LastManonEarth: 1" calcext:value-type="string">
            <text:p>Caligari87: 1, AlexThePianoNailer: 2, LastManonEarth: 1</text:p>
          </table:table-cell>
          <table:table-cell table:style-name="ce12" table:formula="of:=SUMPRODUCT(NOT(ISBLANK([.H93:.AMJ93])))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78" calcext:value-type="float">
            <text:p>78</text:p>
          </table:table-cell>
          <table:table-cell table:formula="of:=SUM([.H94:.AMJ94])" office:value-type="float" office:value="4" calcext:value-type="float">
            <text:p>4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style-name="ce10"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m8f: 1, LastManonEarth: 3" calcext:value-type="string">
            <text:p>m8f: 1, LastManonEarth: 3</text:p>
          </table:table-cell>
          <table:table-cell table:style-name="ce12" table:formula="of:=SUMPRODUCT(NOT(ISBLANK([.H94:.AMJ94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921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78" calcext:value-type="float">
            <text:p>78</text:p>
          </table:table-cell>
          <table:table-cell table:formula="of:=SUM([.H95:.AMJ95])" office:value-type="float" office:value="4" calcext:value-type="float">
            <text:p>4</text:p>
          </table:table-cell>
          <table:table-cell office:value-type="string" calcext:value-type="string">
            <text:p>Serpent Resurrection</text:p>
          </table:table-cell>
          <table:table-cell office:value-type="string" calcext:value-type="string">
            <text:p>https://forum.zdoom.org/viewtopic.php?t=23024&amp;#p451257</text:p>
          </table:table-cell>
          <table:table-cell table:style-name="ce10"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The Ultimate DooMer: 1, TheMightyHeracross: 3" calcext:value-type="string">
            <text:p>The Ultimate DooMer: 1, TheMightyHeracross: 3</text:p>
          </table:table-cell>
          <table:table-cell table:style-name="ce12" table:formula="of:=SUMPRODUCT(NOT(ISBLANK([.H95:.AMJ95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78" calcext:value-type="float">
            <text:p>78</text:p>
          </table:table-cell>
          <table:table-cell table:formula="of:=SUM([.H96:.AMJ96])" office:value-type="float" office:value="4" calcext:value-type="float">
            <text:p>4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style-name="ce10"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GAA1992: 2, eharper256: 2" calcext:value-type="string">
            <text:p>GAA1992: 2, eharper256: 2</text:p>
          </table:table-cell>
          <table:table-cell table:style-name="ce12" table:formula="of:=SUMPRODUCT(NOT(ISBLANK([.H96:.AMJ96])))"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78" calcext:value-type="float">
            <text:p>78</text:p>
          </table:table-cell>
          <table:table-cell table:formula="of:=SUM([.H97:.AMJ97])" office:value-type="float" office:value="4" calcext:value-type="float">
            <text:p>4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style-name="ce10"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GAA1992: 1, Somagu: 1, Azba: 1, YukesVonFaust: 1" calcext:value-type="string">
            <text:p>GAA1992: 1, Somagu: 1, Azba: 1, YukesVonFaust: 1</text:p>
          </table:table-cell>
          <table:table-cell table:style-name="ce12" table:formula="of:=SUMPRODUCT(NOT(ISBLANK([.H97:.AMJ97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78" calcext:value-type="float">
            <text:p>78</text:p>
          </table:table-cell>
          <table:table-cell table:formula="of:=SUM([.H98:.AMJ98])" office:value-type="float" office:value="4" calcext:value-type="float">
            <text:p>4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style-name="ce10"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m8f: 1, Caligari87: 1, Hipnotic Rogue: 1, Cyanide: 1" calcext:value-type="string">
            <text:p>m8f: 1, Caligari87: 1, Hipnotic Rogue: 1, Cyanide: 1</text:p>
          </table:table-cell>
          <table:table-cell table:style-name="ce12" table:formula="of:=SUMPRODUCT(NOT(ISBLANK([.H98:.AMJ98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78" calcext:value-type="float">
            <text:p>78</text:p>
          </table:table-cell>
          <table:table-cell table:formula="of:=SUM([.H99:.AMJ99])" office:value-type="float" office:value="4" calcext:value-type="float">
            <text:p>4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style-name="ce10"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Caligari87: 1, Jaxxoon R: 3" calcext:value-type="string">
            <text:p>Caligari87: 1, Jaxxoon R: 3</text:p>
          </table:table-cell>
          <table:table-cell table:style-name="ce12" table:formula="of:=SUMPRODUCT(NOT(ISBLANK([.H99:.AMJ99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78" calcext:value-type="float">
            <text:p>78</text:p>
          </table:table-cell>
          <table:table-cell table:formula="of:=SUM([.H100:.AMJ100])" office:value-type="float" office:value="4" calcext:value-type="float">
            <text:p>4</text:p>
          </table:table-cell>
          <table:table-cell office:value-type="string" calcext:value-type="string">
            <text:p>Who Dun It</text:p>
          </table:table-cell>
          <table:table-cell office:value-type="string" calcext:value-type="string">
            <text:p>https://zandronum.com/forum/viewtopic.php?t=123</text:p>
          </table:table-cell>
          <table:table-cell table:style-name="ce10"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Matt: 2, Revae: 2" calcext:value-type="string">
            <text:p>Matt: 2, Revae: 2</text:p>
          </table:table-cell>
          <table:table-cell table:style-name="ce12" table:formula="of:=SUMPRODUCT(NOT(ISBLANK([.H100:.AMJ100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8" calcext:value-type="float">
            <text:p>98</text:p>
          </table:table-cell>
          <table:table-cell table:formula="of:=SUM([.H101:.AMJ101])" office:value-type="float" office:value="3" calcext:value-type="float">
            <text:p>3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style-name="ce10"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lil'devil: 1, Мichаеlis: 2" calcext:value-type="string">
            <text:p>lil'devil: 1, Мichаеlis: 2</text:p>
          </table:table-cell>
          <table:table-cell table:style-name="ce12" table:formula="of:=SUMPRODUCT(NOT(ISBLANK([.H101:.AMJ101])))"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8" calcext:value-type="float">
            <text:p>98</text:p>
          </table:table-cell>
          <table:table-cell table:formula="of:=SUM([.H102:.AMJ102])" office:value-type="float" office:value="3" calcext:value-type="float">
            <text:p>3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https://forum.zdoom.org/viewtopic.php?f=43&amp;t=52363#p914958</text:p>
          </table:table-cell>
          <table:table-cell table:style-name="ce10"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Cyanide: 1, eharper256: 2" calcext:value-type="string">
            <text:p>Cyanide: 1, eharper256: 2</text:p>
          </table:table-cell>
          <table:table-cell table:style-name="ce12" table:formula="of:=SUMPRODUCT(NOT(ISBLANK([.H102:.AMJ102])))"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98" calcext:value-type="float">
            <text:p>98</text:p>
          </table:table-cell>
          <table:table-cell table:formula="of:=SUM([.H103:.AMJ103])" office:value-type="float" office:value="3" calcext:value-type="float">
            <text:p>3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style-name="ce10"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Rachael: 1, QuakedoomNukem Cz: 1, MasterBeavis: 1" calcext:value-type="string">
            <text:p>Rachael: 1, QuakedoomNukem Cz: 1, MasterBeavis: 1</text:p>
          </table:table-cell>
          <table:table-cell table:style-name="ce12" table:formula="of:=SUMPRODUCT(NOT(ISBLANK([.H103:.AMJ103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98" calcext:value-type="float">
            <text:p>98</text:p>
          </table:table-cell>
          <table:table-cell table:formula="of:=SUM([.H104:.AMJ104])" office:value-type="float" office:value="3" calcext:value-type="float">
            <text:p>3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https://zdoom.org/wiki/Cold_as_Hell</text:p>
          </table:table-cell>
          <table:table-cell table:style-name="ce10"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Ravick: 1, Solmir : 2" calcext:value-type="string">
            <text:p>Ravick: 1, Solmir : 2</text:p>
          </table:table-cell>
          <table:table-cell table:style-name="ce12" table:formula="of:=SUMPRODUCT(NOT(ISBLANK([.H104:.AMJ104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51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98" calcext:value-type="float">
            <text:p>98</text:p>
          </table:table-cell>
          <table:table-cell table:formula="of:=SUM([.H105:.AMJ105])" office:value-type="float" office:value="3" calcext:value-type="float">
            <text:p>3</text:p>
          </table:table-cell>
          <table:table-cell office:value-type="string" calcext:value-type="string">
            <text:p>Combined Arms</text:p>
          </table:table-cell>
          <table:table-cell office:value-type="string" calcext:value-type="string">
            <text:p><text:a xlink:href="https://forum.zdoom.org/viewtopic.php?f=43&amp;t=51066#p888943" xlink:type="simple">https://forum.zdoom.org/viewtopic.php?f=43&amp;t=51066#p888943</text:a></text:p>
          </table:table-cell>
          <table:table-cell table:style-name="ce10"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ChocoGuevara: 3" calcext:value-type="string">
            <text:p>ChocoGuevara: 3</text:p>
          </table:table-cell>
          <table:table-cell table:style-name="ce12" table:formula="of:=SUMPRODUCT(NOT(ISBLANK([.H105:.AMJ105])))" office:value-type="float" office:value="1" calcext:value-type="float">
            <text:p>1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917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98" calcext:value-type="float">
            <text:p>98</text:p>
          </table:table-cell>
          <table:table-cell table:formula="of:=SUM([.H106:.AMJ106])" office:value-type="float" office:value="3" calcext:value-type="float">
            <text:p>3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style-name="ce10"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leodoom85: 1, Rowsol: 1, iamcarrotmaster: 1" calcext:value-type="string">
            <text:p>leodoom85: 1, Rowsol: 1, iamcarrotmaster: 1</text:p>
          </table:table-cell>
          <table:table-cell table:style-name="ce12" table:formula="of:=SUMPRODUCT(NOT(ISBLANK([.H106:.AMJ106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24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98" calcext:value-type="float">
            <text:p>98</text:p>
          </table:table-cell>
          <table:table-cell table:formula="of:=SUM([.H107:.AMJ107])" office:value-type="float" office:value="3" calcext:value-type="float">
            <text:p>3</text:p>
          </table:table-cell>
          <table:table-cell office:value-type="string" calcext:value-type="string">
            <text:p>Diaz: Last Hours of Purity</text:p>
          </table:table-cell>
          <table:table-cell office:value-type="string" calcext:value-type="string">
            <text:p>https://www.doomworld.com/idgames/combos/wwhcdiaz</text:p>
          </table:table-cell>
          <table:table-cell table:style-name="ce10"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TheMightyHeracross: 3" calcext:value-type="string">
            <text:p>TheMightyHeracross: 3</text:p>
          </table:table-cell>
          <table:table-cell table:style-name="ce12" table:formula="of:=SUMPRODUCT(NOT(ISBLANK([.H107:.AMJ107])))" office:value-type="float" office:value="1" calcext:value-type="float">
            <text:p>1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98" calcext:value-type="float">
            <text:p>98</text:p>
          </table:table-cell>
          <table:table-cell table:formula="of:=SUM([.H108:.AMJ108])" office:value-type="float" office:value="3" calcext:value-type="float">
            <text:p>3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style-name="ce10"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Hipnotic Rogue: 1, GAA1992: 1, IdiotBitz: 1" calcext:value-type="string">
            <text:p>Hipnotic Rogue: 1, GAA1992: 1, IdiotBitz: 1</text:p>
          </table:table-cell>
          <table:table-cell table:style-name="ce12" table:formula="of:=SUMPRODUCT(NOT(ISBLANK([.H108:.AMJ108])))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98" calcext:value-type="float">
            <text:p>98</text:p>
          </table:table-cell>
          <table:table-cell table:formula="of:=SUM([.H109:.AMJ109])" office:value-type="float" office:value="3" calcext:value-type="float">
            <text:p>3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style-name="ce10"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kadu522: 1, YukesVonFaust: 2" calcext:value-type="string">
            <text:p>kadu522: 1, YukesVonFaust: 2</text:p>
          </table:table-cell>
          <table:table-cell table:style-name="ce12" table:formula="of:=SUMPRODUCT(NOT(ISBLANK([.H109:.AMJ109])))" office:value-type="float" office:value="2" calcext:value-type="float">
            <text:p>2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98" calcext:value-type="float">
            <text:p>98</text:p>
          </table:table-cell>
          <table:table-cell table:formula="of:=SUM([.H110:.AMJ110])" office:value-type="float" office:value="3" calcext:value-type="float">
            <text:p>3</text:p>
          </table:table-cell>
          <table:table-cell office:value-type="string" calcext:value-type="string">
            <text:p>Happy Time Circus</text:p>
          </table:table-cell>
          <table:table-cell office:value-type="string" calcext:value-type="string">
            <text:p>https://www.doomworld.com/idgames/levels/doom2/Ports/a-c/circus666</text:p>
          </table:table-cell>
          <table:table-cell table:style-name="ce10"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Major Cooke: 3" calcext:value-type="string">
            <text:p>Major Cooke: 3</text:p>
          </table:table-cell>
          <table:table-cell table:style-name="ce12" table:formula="of:=SUMPRODUCT(NOT(ISBLANK([.H110:.AMJ110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98" calcext:value-type="float">
            <text:p>98</text:p>
          </table:table-cell>
          <table:table-cell table:formula="of:=SUM([.H111:.AMJ111])" office:value-type="float" office:value="3" calcext:value-type="float">
            <text:p>3</text:p>
          </table:table-cell>
          <table:table-cell office:value-type="string" calcext:value-type="string">
            <text:p>Insanity's Requiem</text:p>
          </table:table-cell>
          <table:table-cell office:value-type="string" calcext:value-type="string">
            <text:p>https://forum.zdoom.org/viewtopic.php?f=43&amp;t=37130#p705156</text:p>
          </table:table-cell>
          <table:table-cell table:style-name="ce10"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D3athStalker: 2, Martinoz: 1" calcext:value-type="string">
            <text:p>D3athStalker: 2, Martinoz: 1</text:p>
          </table:table-cell>
          <table:table-cell table:style-name="ce12" table:formula="of:=SUMPRODUCT(NOT(ISBLANK([.H111:.AMJ111])))" office:value-type="float" office:value="2" calcext:value-type="float">
            <text:p>2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98" calcext:value-type="float">
            <text:p>98</text:p>
          </table:table-cell>
          <table:table-cell table:formula="of:=SUM([.H112:.AMJ112])" office:value-type="float" office:value="3" calcext:value-type="float">
            <text:p>3</text:p>
          </table:table-cell>
          <table:table-cell office:value-type="string" calcext:value-type="string">
            <text:p>Jimmy’s Jukebox</text:p>
          </table:table-cell>
          <table:table-cell office:value-type="string" calcext:value-type="string">
            <text:p>https://forum.zdoom.org/viewtopic.php?f=46&amp;t=29117#p553405</text:p>
          </table:table-cell>
          <table:table-cell table:style-name="ce10"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Tapwave: 3" calcext:value-type="string">
            <text:p>Tapwave: 3</text:p>
          </table:table-cell>
          <table:table-cell table:style-name="ce12" table:formula="of:=SUMPRODUCT(NOT(ISBLANK([.H112:.AMJ112])))" office:value-type="float" office:value="1" calcext:value-type="float">
            <text:p>1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98" calcext:value-type="float">
            <text:p>98</text:p>
          </table:table-cell>
          <table:table-cell table:formula="of:=SUM([.H113:.AMJ113])" office:value-type="float" office:value="3" calcext:value-type="float">
            <text:p>3</text:p>
          </table:table-cell>
          <table:table-cell office:value-type="string" calcext:value-type="string">
            <text:p>m8f’s toolbox</text:p>
          </table:table-cell>
          <table:table-cell table:style-name="Default" office:value-type="string" calcext:value-type="string">
            <text:p><text:a xlink:href="https://mmaulwurff.github.io/pages/toolbox" xlink:type="simple">https://mmaulwurff.github.io/pages/toolbox</text:a></text:p>
          </table:table-cell>
          <table:table-cell table:style-name="ce10"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Squirb: 3" calcext:value-type="string">
            <text:p>Squirb: 3</text:p>
          </table:table-cell>
          <table:table-cell table:style-name="ce12" table:formula="of:=SUMPRODUCT(NOT(ISBLANK([.H113:.AMJ113])))" office:value-type="float" office:value="1" calcext:value-type="float">
            <text:p>1</text:p>
          </table:table-cell>
          <table:table-cell table:number-columns-repeated="86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98" calcext:value-type="float">
            <text:p>98</text:p>
          </table:table-cell>
          <table:table-cell table:formula="of:=SUM([.H114:.AMJ114])" office:value-type="float" office:value="3" calcext:value-type="float">
            <text:p>3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<text:a xlink:href="https://forum.zdoom.org/viewtopic.php?f=19&amp;t=16480#p326745" xlink:type="simple">https://forum.zdoom.org/viewtopic.php?f=19&amp;t=16480#p326745</text:a></text:p>
          </table:table-cell>
          <table:table-cell table:style-name="ce10"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A_D_M_E_R_A_L: 3" calcext:value-type="string">
            <text:p>A_D_M_E_R_A_L: 3</text:p>
          </table:table-cell>
          <table:table-cell table:style-name="ce12" table:formula="of:=SUMPRODUCT(NOT(ISBLANK([.H114:.AMJ114])))" office:value-type="float" office:value="1" calcext:value-type="float">
            <text:p>1</text:p>
          </table:table-cell>
          <table:table-cell table:number-columns-repeated="93"/>
          <table:table-cell office:value-type="float" office:value="3" calcext:value-type="float">
            <text:p>3</text:p>
          </table:table-cell>
          <table:table-cell table:number-columns-repeated="923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98" calcext:value-type="float">
            <text:p>98</text:p>
          </table:table-cell>
          <table:table-cell table:formula="of:=SUM([.H115:.AMJ115])" office:value-type="float" office:value="3" calcext:value-type="float">
            <text:p>3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style-name="ce10"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Matt: 3" calcext:value-type="string">
            <text:p>Matt: 3</text:p>
          </table:table-cell>
          <table:table-cell table:style-name="ce12" table:formula="of:=SUMPRODUCT(NOT(ISBLANK([.H115:.AMJ115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98" calcext:value-type="float">
            <text:p>98</text:p>
          </table:table-cell>
          <table:table-cell table:formula="of:=SUM([.H116:.AMJ116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style-name="ce10"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Jaxxoon R: 3" calcext:value-type="string">
            <text:p>Jaxxoon R: 3</text:p>
          </table:table-cell>
          <table:table-cell table:style-name="ce12" table:formula="of:=SUMPRODUCT(NOT(ISBLANK([.H116:.AMJ116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98" calcext:value-type="float">
            <text:p>98</text:p>
          </table:table-cell>
          <table:table-cell table:formula="of:=SUM([.H117:.AMJ117])" office:value-type="float" office:value="3" calcext:value-type="float">
            <text:p>3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style-name="ce10"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leodoom85: 1, Мichаеlis: 2" calcext:value-type="string">
            <text:p>leodoom85: 1, Мichаеlis: 2</text:p>
          </table:table-cell>
          <table:table-cell table:style-name="ce12" table:formula="of:=SUMPRODUCT(NOT(ISBLANK([.H117:.AMJ117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7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98" calcext:value-type="float">
            <text:p>98</text:p>
          </table:table-cell>
          <table:table-cell table:formula="of:=SUM([.H118:.AMJ118])" office:value-type="float" office:value="3" calcext:value-type="float">
            <text:p>3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https://www.doomworld.com/idgames/levels/doom2/Ports/megawads/sonic</text:p>
          </table:table-cell>
          <table:table-cell table:style-name="ce10"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PlayerLin: 3" calcext:value-type="string">
            <text:p>PlayerLin: 3</text:p>
          </table:table-cell>
          <table:table-cell table:style-name="ce12" table:formula="of:=SUMPRODUCT(NOT(ISBLANK([.H118:.AMJ118])))" office:value-type="float" office:value="1" calcext:value-type="float">
            <text:p>1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976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98" calcext:value-type="float">
            <text:p>98</text:p>
          </table:table-cell>
          <table:table-cell table:formula="of:=SUM([.H119:.AMJ119])" office:value-type="float" office:value="3" calcext:value-type="float">
            <text:p>3</text:p>
          </table:table-cell>
          <table:table-cell office:value-type="string" calcext:value-type="string">
            <text:p>The Ultimate Simpsons Doom </text:p>
          </table:table-cell>
          <table:table-cell office:value-type="string" calcext:value-type="string">
            <text:p>http://waltersgameboy.tripod.com/simpdoom/</text:p>
          </table:table-cell>
          <table:table-cell table:style-name="ce10"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undeadmonk354: 3" calcext:value-type="string">
            <text:p>undeadmonk354: 3</text:p>
          </table:table-cell>
          <table:table-cell table:style-name="ce12" table:formula="of:=SUMPRODUCT(NOT(ISBLANK([.H119:.AMJ119])))"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98" calcext:value-type="float">
            <text:p>98</text:p>
          </table:table-cell>
          <table:table-cell table:formula="of:=SUM([.H120:.AMJ120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style-name="ce10"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Jaxxoon R: 3" calcext:value-type="string">
            <text:p>Jaxxoon R: 3</text:p>
          </table:table-cell>
          <table:table-cell table:style-name="ce12" table:formula="of:=SUMPRODUCT(NOT(ISBLANK([.H120:.AMJ120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98" calcext:value-type="float">
            <text:p>98</text:p>
          </table:table-cell>
          <table:table-cell table:formula="of:=SUM([.H121:.AMJ121])" office:value-type="float" office:value="3" calcext:value-type="float">
            <text:p>3</text:p>
          </table:table-cell>
          <table:table-cell office:value-type="string" calcext:value-type="string">
            <text:p>WolfenDOOM: Operation: Arctic Wolf</text:p>
          </table:table-cell>
          <table:table-cell office:value-type="string" calcext:value-type="string">
            <text:p>http://lazrojas.com/wolfendoom/arctic_2.html</text:p>
          </table:table-cell>
          <table:table-cell table:style-name="ce10"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Sgt. Shivers: 3" calcext:value-type="string">
            <text:p>Sgt. Shivers: 3</text:p>
          </table:table-cell>
          <table:table-cell table:style-name="ce12" table:formula="of:=SUMPRODUCT(NOT(ISBLANK([.H121:.AMJ121])))" office:value-type="float" office:value="1" calcext:value-type="float">
            <text:p>1</text:p>
          </table:table-cell>
          <table:table-cell table:number-columns-repeated="53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98" calcext:value-type="float">
            <text:p>98</text:p>
          </table:table-cell>
          <table:table-cell table:formula="of:=SUM([.H122:.AMJ122])" office:value-type="float" office:value="3" calcext:value-type="float">
            <text:p>3</text:p>
          </table:table-cell>
          <table:table-cell office:value-type="string" calcext:value-type="string">
            <text:p>ZBlood+</text:p>
          </table:table-cell>
          <table:table-cell office:value-type="string" calcext:value-type="string">
            <text:p>https://forum.zdoom.org/viewtopic.php?f=19&amp;t=27258#p520682</text:p>
          </table:table-cell>
          <table:table-cell table:style-name="ce10"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Мichаеlis: 1, The_Abysswalker: 2" calcext:value-type="string">
            <text:p>Мichаеlis: 1, The_Abysswalker: 2</text:p>
          </table:table-cell>
          <table:table-cell table:style-name="ce12" table:formula="of:=SUMPRODUCT(NOT(ISBLANK([.H122:.AMJ122])))" office:value-type="float" office:value="2" calcext:value-type="float">
            <text:p>2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20" calcext:value-type="float">
            <text:p>120</text:p>
          </table:table-cell>
          <table:table-cell table:formula="of:=SUM([.H123:.AMJ123])" office:value-type="float" office:value="2" calcext:value-type="float">
            <text:p>2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style-name="ce10"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PlayerLin: 2" calcext:value-type="string">
            <text:p>PlayerLin: 2</text:p>
          </table:table-cell>
          <table:table-cell table:style-name="ce12" table:formula="of:=SUMPRODUCT(NOT(ISBLANK([.H123:.AMJ123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20" calcext:value-type="float">
            <text:p>120</text:p>
          </table:table-cell>
          <table:table-cell table:formula="of:=SUM([.H124:.AMJ124])" office:value-type="float" office:value="2" calcext:value-type="float">
            <text:p>2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style-name="ce10"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Somagu: 1, PlayerLin: 1" calcext:value-type="string">
            <text:p>Somagu: 1, PlayerLin: 1</text:p>
          </table:table-cell>
          <table:table-cell table:style-name="ce12" table:formula="of:=SUMPRODUCT(NOT(ISBLANK([.H124:.AMJ124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20" calcext:value-type="float">
            <text:p>120</text:p>
          </table:table-cell>
          <table:table-cell table:formula="of:=SUM([.H125:.AMJ125])" office:value-type="float" office:value="2" calcext:value-type="float">
            <text:p>2</text:p>
          </table:table-cell>
          <table:table-cell office:value-type="string" calcext:value-type="string">
            <text:p>Brutal Doom: Tomtefars Extension</text:p>
          </table:table-cell>
          <table:table-cell office:value-type="string" calcext:value-type="string">
            <text:p><text:a xlink:href="https://www.moddb.com/mods/brutal-doom/addons/tomtefars-extension" xlink:type="simple">https://www.moddb.com/mods/brutal-doom/addons/tomtefars-extension</text:a></text:p>
          </table:table-cell>
          <table:table-cell table:style-name="ce10"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eharper256: 2" calcext:value-type="string">
            <text:p>eharper256: 2</text:p>
          </table:table-cell>
          <table:table-cell table:style-name="ce12" table:formula="of:=SUMPRODUCT(NOT(ISBLANK([.H125:.AMJ125])))"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20" calcext:value-type="float">
            <text:p>120</text:p>
          </table:table-cell>
          <table:table-cell table:formula="of:=SUM([.H126:.AMJ126])" office:value-type="float" office:value="2" calcext:value-type="float">
            <text:p>2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style-name="ce10"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GAA1992: 1, IdiotBitz: 1" calcext:value-type="string">
            <text:p>GAA1992: 1, IdiotBitz: 1</text:p>
          </table:table-cell>
          <table:table-cell table:style-name="ce12" table:formula="of:=SUMPRODUCT(NOT(ISBLANK([.H126:.AMJ126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20" calcext:value-type="float">
            <text:p>120</text:p>
          </table:table-cell>
          <table:table-cell table:formula="of:=SUM([.H127:.AMJ127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style-name="ce10"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Somagu: 1, Marrub: 1" calcext:value-type="string">
            <text:p>Somagu: 1, Marrub: 1</text:p>
          </table:table-cell>
          <table:table-cell table:style-name="ce12" table:formula="of:=SUMPRODUCT(NOT(ISBLANK([.H127:.AMJ127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20" calcext:value-type="float">
            <text:p>120</text:p>
          </table:table-cell>
          <table:table-cell table:formula="of:=SUM([.H128:.AMJ128])" office:value-type="float" office:value="2" calcext:value-type="float">
            <text:p>2</text:p>
          </table:table-cell>
          <table:table-cell office:value-type="string" calcext:value-type="string">
            <text:p>Cyberrunner</text:p>
          </table:table-cell>
          <table:table-cell office:value-type="string" calcext:value-type="string">
            <text:p>https://forum.zdoom.org/viewtopic.php?f=19&amp;t=36608</text:p>
          </table:table-cell>
          <table:table-cell table:style-name="ce10"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Revae: 2" calcext:value-type="string">
            <text:p>Revae: 2</text:p>
          </table:table-cell>
          <table:table-cell table:style-name="ce12" table:formula="of:=SUMPRODUCT(NOT(ISBLANK([.H128:.AMJ128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20" calcext:value-type="float">
            <text:p>120</text:p>
          </table:table-cell>
          <table:table-cell table:formula="of:=SUM([.H129:.AMJ129])" office:value-type="float" office:value="2" calcext:value-type="float">
            <text:p>2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style-name="ce10"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Hipnotic Rogue: 1, Мichаеlis: 1" calcext:value-type="string">
            <text:p>Hipnotic Rogue: 1, Мichаеlis: 1</text:p>
          </table:table-cell>
          <table:table-cell table:style-name="ce12" table:formula="of:=SUMPRODUCT(NOT(ISBLANK([.H129:.AMJ129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20" calcext:value-type="float">
            <text:p>120</text:p>
          </table:table-cell>
          <table:table-cell table:formula="of:=SUM([.H130:.AMJ130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style-name="ce10"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m8f: 1, GAA1992: 1" calcext:value-type="string">
            <text:p>m8f: 1, GAA1992: 1</text:p>
          </table:table-cell>
          <table:table-cell table:style-name="ce12" table:formula="of:=SUMPRODUCT(NOT(ISBLANK([.H130:.AMJ130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20" calcext:value-type="float">
            <text:p>120</text:p>
          </table:table-cell>
          <table:table-cell table:formula="of:=SUM([.H131:.AMJ131])" office:value-type="float" office:value="2" calcext:value-type="float">
            <text:p>2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https://forum.zdoom.org/viewtopic.php?f=42&amp;t=54708#p964549</text:p>
          </table:table-cell>
          <table:table-cell table:style-name="ce10"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Rachael: 1, Мichаеlis: 1" calcext:value-type="string">
            <text:p>Rachael: 1, Мichаеlis: 1</text:p>
          </table:table-cell>
          <table:table-cell table:style-name="ce12" table:formula="of:=SUMPRODUCT(NOT(ISBLANK([.H131:.AMJ131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20" calcext:value-type="float">
            <text:p>120</text:p>
          </table:table-cell>
          <table:table-cell table:formula="of:=SUM([.H132:.AMJ132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style-name="ce10"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Shadelight: 2" calcext:value-type="string">
            <text:p>Shadelight: 2</text:p>
          </table:table-cell>
          <table:table-cell table:style-name="ce12" table:formula="of:=SUMPRODUCT(NOT(ISBLANK([.H132:.AMJ132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20" calcext:value-type="float">
            <text:p>120</text:p>
          </table:table-cell>
          <table:table-cell table:formula="of:=SUM([.H133:.AMJ133])" office:value-type="float" office:value="2" calcext:value-type="float">
            <text:p>2</text:p>
          </table:table-cell>
          <table:table-cell office:value-type="string" calcext:value-type="string">
            <text:p>Eriguns 2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10"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Hipnotic Rogue: 1, Cyanide: 1" calcext:value-type="string">
            <text:p>Hipnotic Rogue: 1, Cyanide: 1</text:p>
          </table:table-cell>
          <table:table-cell table:style-name="ce12" table:formula="of:=SUMPRODUCT(NOT(ISBLANK([.H133:.AMJ133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20" calcext:value-type="float">
            <text:p>120</text:p>
          </table:table-cell>
          <table:table-cell table:formula="of:=SUM([.H134:.AMJ134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style-name="ce10"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Marrub: 2" calcext:value-type="string">
            <text:p>Marrub: 2</text:p>
          </table:table-cell>
          <table:table-cell table:style-name="ce12" table:formula="of:=SUMPRODUCT(NOT(ISBLANK([.H134:.AMJ134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20" calcext:value-type="float">
            <text:p>120</text:p>
          </table:table-cell>
          <table:table-cell table:formula="of:=SUM([.H135:.AMJ135])" office:value-type="float" office:value="2" calcext:value-type="float">
            <text:p>2</text:p>
          </table:table-cell>
          <table:table-cell office:value-type="string" calcext:value-type="string">
            <text:p>Final NeoDoom</text:p>
          </table:table-cell>
          <table:table-cell office:value-type="string" calcext:value-type="string">
            <text:p>http://www.moddb.com/mods/final-neodoom</text:p>
          </table:table-cell>
          <table:table-cell table:style-name="ce10"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The Ultimate DooMer: 1, Ravick: 1" calcext:value-type="string">
            <text:p>The Ultimate DooMer: 1, Ravick: 1</text:p>
          </table:table-cell>
          <table:table-cell table:style-name="ce12" table:formula="of:=SUMPRODUCT(NOT(ISBLANK([.H135:.AMJ135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20" calcext:value-type="float">
            <text:p>120</text:p>
          </table:table-cell>
          <table:table-cell table:formula="of:=SUM([.H136:.AMJ136])" office:value-type="float" office:value="2" calcext:value-type="float">
            <text:p>2</text:p>
          </table:table-cell>
          <table:table-cell office:value-type="string" calcext:value-type="string">
            <text:p>FragTrak</text:p>
          </table:table-cell>
          <table:table-cell office:value-type="string" calcext:value-type="string">
            <text:p>https://forum.zdoom.org/viewtopic.php?f=43&amp;t=46413#p775648</text:p>
          </table:table-cell>
          <table:table-cell table:style-name="ce10"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Ikazu-san: 2" calcext:value-type="string">
            <text:p>Ikazu-san: 2</text:p>
          </table:table-cell>
          <table:table-cell table:style-name="ce12" table:formula="of:=SUMPRODUCT(NOT(ISBLANK([.H136:.AMJ136])))" office:value-type="float" office:value="1" calcext:value-type="float">
            <text:p>1</text:p>
          </table:table-cell>
          <table:table-cell table:number-columns-repeated="6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20" calcext:value-type="float">
            <text:p>120</text:p>
          </table:table-cell>
          <table:table-cell table:formula="of:=SUM([.H137:.AMJ137])" office:value-type="float" office:value="2" calcext:value-type="float">
            <text:p>2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https://forum.zdoom.org/viewtopic.php?f=19&amp;t=46718#p784166</text:p>
          </table:table-cell>
          <table:table-cell table:style-name="ce10"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Rachael: 1, Ravick: 1" calcext:value-type="string">
            <text:p>Rachael: 1, Ravick: 1</text:p>
          </table:table-cell>
          <table:table-cell table:style-name="ce12" table:formula="of:=SUMPRODUCT(NOT(ISBLANK([.H137:.AMJ137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20" calcext:value-type="float">
            <text:p>120</text:p>
          </table:table-cell>
          <table:table-cell table:formula="of:=SUM([.H138:.AMJ138])" office:value-type="float" office:value="2" calcext:value-type="float">
            <text:p>2</text:p>
          </table:table-cell>
          <table:table-cell office:value-type="string" calcext:value-type="string">
            <text:p>Heretical Doom</text:p>
          </table:table-cell>
          <table:table-cell office:value-type="string" calcext:value-type="string">
            <text:p>https://forum.zdoom.org/viewtopic.php?f=43&amp;t=56762</text:p>
          </table:table-cell>
          <table:table-cell table:style-name="ce10"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eharper256: 2" calcext:value-type="string">
            <text:p>eharper256: 2</text:p>
          </table:table-cell>
          <table:table-cell table:style-name="ce12" table:formula="of:=SUMPRODUCT(NOT(ISBLANK([.H138:.AMJ138])))"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20" calcext:value-type="float">
            <text:p>120</text:p>
          </table:table-cell>
          <table:table-cell table:formula="of:=SUM([.H139:.AMJ139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style-name="ce10"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Sumwunn: 2" calcext:value-type="string">
            <text:p>Sumwunn: 2</text:p>
          </table:table-cell>
          <table:table-cell table:style-name="ce12" table:formula="of:=SUMPRODUCT(NOT(ISBLANK([.H139:.AMJ139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20" calcext:value-type="float">
            <text:p>120</text:p>
          </table:table-cell>
          <table:table-cell table:formula="of:=SUM([.H140:.AMJ140])" office:value-type="float" office:value="2" calcext:value-type="float">
            <text:p>2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<text:a xlink:href="https://forum.zdoom.org/viewtopic.php?f=43&amp;t=58687#p1030431" xlink:type="simple">https://forum.zdoom.org/viewtopic.php?f=43&amp;t=58687#p1030431</text:a></text:p>
          </table:table-cell>
          <table:table-cell table:style-name="ce10"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ChocoGuevara: 2" calcext:value-type="string">
            <text:p>ChocoGuevara: 2</text:p>
          </table:table-cell>
          <table:table-cell table:style-name="ce12" table:formula="of:=SUMPRODUCT(NOT(ISBLANK([.H140:.AMJ140])))" office:value-type="float" office:value="1" calcext:value-type="float">
            <text:p>1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7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20" calcext:value-type="float">
            <text:p>120</text:p>
          </table:table-cell>
          <table:table-cell table:formula="of:=SUM([.H141:.AMJ141])" office:value-type="float" office:value="2" calcext:value-type="float">
            <text:p>2</text:p>
          </table:table-cell>
          <table:table-cell office:value-type="string" calcext:value-type="string">
            <text:p>Lizard Squad</text:p>
          </table:table-cell>
          <table:table-cell office:value-type="string" calcext:value-type="string">
            <text:p><text:a xlink:href="https://forum.zdoom.org/viewtopic.php?t=15793#p315526" xlink:type="simple">https://forum.zdoom.org/viewtopic.php?t=15793#p315526</text:a></text:p>
          </table:table-cell>
          <table:table-cell table:style-name="ce10"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Matt: 1, lizardcommando: 1" calcext:value-type="string">
            <text:p>Matt: 1, lizardcommando: 1</text:p>
          </table:table-cell>
          <table:table-cell table:style-name="ce12" table:formula="of:=SUMPRODUCT(NOT(ISBLANK([.H141:.AMJ141])))"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20" calcext:value-type="float">
            <text:p>120</text:p>
          </table:table-cell>
          <table:table-cell table:formula="of:=SUM([.H142:.AMJ142])" office:value-type="float" office:value="2" calcext:value-type="float">
            <text:p>2</text:p>
          </table:table-cell>
          <table:table-cell office:value-type="string" calcext:value-type="string">
            <text:p>MassMouth 2</text:p>
          </table:table-cell>
          <table:table-cell office:value-type="string" calcext:value-type="string">
            <text:p>https://www.doomworld.com/idgames/levels/doom2/Ports/m-o/massm2</text:p>
          </table:table-cell>
          <table:table-cell table:style-name="ce10"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The Ultimate DooMer: 1, lizardcommando: 1" calcext:value-type="string">
            <text:p>The Ultimate DooMer: 1, lizardcommando: 1</text:p>
          </table:table-cell>
          <table:table-cell table:style-name="ce12" table:formula="of:=SUMPRODUCT(NOT(ISBLANK([.H142:.AMJ142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20" calcext:value-type="float">
            <text:p>120</text:p>
          </table:table-cell>
          <table:table-cell table:formula="of:=SUM([.H143:.AMJ143])" office:value-type="float" office:value="2" calcext:value-type="float">
            <text:p>2</text:p>
          </table:table-cell>
          <table:table-cell office:value-type="string" calcext:value-type="string">
            <text:p>Midgard Outlaw</text:p>
          </table:table-cell>
          <table:table-cell office:value-type="string" calcext:value-type="string">
            <text:p><text:a xlink:href="https://mikestoybox.net/2017/09/13/midgard-outlaw/" xlink:type="simple">https://mikestoybox.net/2017/09/13/midgard-outlaw/</text:a></text:p>
          </table:table-cell>
          <table:table-cell table:style-name="ce10"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Rex705: 2" calcext:value-type="string">
            <text:p>Rex705: 2</text:p>
          </table:table-cell>
          <table:table-cell table:style-name="ce12" table:formula="of:=SUMPRODUCT(NOT(ISBLANK([.H143:.AMJ143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20" calcext:value-type="float">
            <text:p>120</text:p>
          </table:table-cell>
          <table:table-cell table:formula="of:=SUM([.H144:.AMJ144])" office:value-type="float" office:value="2" calcext:value-type="float">
            <text:p>2</text:p>
          </table:table-cell>
          <table:table-cell office:value-type="string" calcext:value-type="string">
            <text:p>Paranoid and Paranoiac</text:p>
          </table:table-cell>
          <table:table-cell office:value-type="string" calcext:value-type="string">
            <text:p>https://forum.zdoom.org/viewtopic.php?t=47988#p818163</text:p>
          </table:table-cell>
          <table:table-cell table:style-name="ce10"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The Ultimate DooMer: 1, Kappes Buur: 1" calcext:value-type="string">
            <text:p>The Ultimate DooMer: 1, Kappes Buur: 1</text:p>
          </table:table-cell>
          <table:table-cell table:style-name="ce12" table:formula="of:=SUMPRODUCT(NOT(ISBLANK([.H144:.AMJ144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20" calcext:value-type="float">
            <text:p>120</text:p>
          </table:table-cell>
          <table:table-cell table:formula="of:=SUM([.H145:.AMJ145])" office:value-type="float" office:value="2" calcext:value-type="float">
            <text:p>2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style-name="ce10"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GAA1992: 1, Craneo: 1" calcext:value-type="string">
            <text:p>GAA1992: 1, Craneo: 1</text:p>
          </table:table-cell>
          <table:table-cell table:style-name="ce12" table:formula="of:=SUMPRODUCT(NOT(ISBLANK([.H145:.AMJ145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3"/>
          <table:table-cell office:value-type="float" office:value="1" calcext:value-type="float">
            <text:p>1</text:p>
          </table:table-cell>
          <table:table-cell table:number-columns-repeated="918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20" calcext:value-type="float">
            <text:p>120</text:p>
          </table:table-cell>
          <table:table-cell table:formula="of:=SUM([.H146:.AMJ146])" office:value-type="float" office:value="2" calcext:value-type="float">
            <text:p>2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style-name="ce10" table:number-matrix-columns-spanned="1" table:number-matrix-rows-spanned="1" table:formula="of:=COM.MICROSOFT.TEXTJOIN(&quot;, &quot;; 1; IF(ISBLANK([.H146:.AMJ146]); &quot;&quot;; [.H$2:.AMJ$2] &amp; &quot;: &quot; &amp; [.H146:.AMJ146]))" office:value-type="string" office:string-value="Hipnotic Rogue: 1, LastManonEarth: 1" calcext:value-type="string">
            <text:p>Hipnotic Rogue: 1, LastManonEarth: 1</text:p>
          </table:table-cell>
          <table:table-cell table:style-name="ce12" table:formula="of:=SUMPRODUCT(NOT(ISBLANK([.H146:.AMJ146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9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20" calcext:value-type="float">
            <text:p>120</text:p>
          </table:table-cell>
          <table:table-cell table:formula="of:=SUM([.H147:.AMJ147])" office:value-type="float" office:value="2" calcext:value-type="float">
            <text:p>2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https://www.joshuaosullivan.co.uk/skulldash/</text:p>
          </table:table-cell>
          <table:table-cell table:style-name="ce10" table:number-matrix-columns-spanned="1" table:number-matrix-rows-spanned="1" table:formula="of:=COM.MICROSOFT.TEXTJOIN(&quot;, &quot;; 1; IF(ISBLANK([.H147:.AMJ147]); &quot;&quot;; [.H$2:.AMJ$2] &amp; &quot;: &quot; &amp; [.H147:.AMJ147]))" office:value-type="string" office:string-value="The Ultimate DooMer: 1, QuakedoomNukem Cz: 1" calcext:value-type="string">
            <text:p>The Ultimate DooMer: 1, QuakedoomNukem Cz: 1</text:p>
          </table:table-cell>
          <table:table-cell table:style-name="ce12" table:formula="of:=SUMPRODUCT(NOT(ISBLANK([.H147:.AMJ147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20" calcext:value-type="float">
            <text:p>120</text:p>
          </table:table-cell>
          <table:table-cell table:formula="of:=SUM([.H148:.AMJ148])" office:value-type="float" office:value="2" calcext:value-type="float">
            <text:p>2</text:p>
          </table:table-cell>
          <table:table-cell office:value-type="string" calcext:value-type="string">
            <text:p>Sneaky Doom</text:p>
          </table:table-cell>
          <table:table-cell office:value-type="string" calcext:value-type="string">
            <text:p>https://forum.zdoom.org/viewtopic.php?f=43&amp;t=46174#p769209</text:p>
          </table:table-cell>
          <table:table-cell table:style-name="ce10"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sycspysycspy: 2" calcext:value-type="string">
            <text:p>sycspysycspy: 2</text:p>
          </table:table-cell>
          <table:table-cell table:style-name="ce12" table:formula="of:=SUMPRODUCT(NOT(ISBLANK([.H148:.AMJ148])))" office:value-type="float" office:value="1" calcext:value-type="float">
            <text:p>1</text:p>
          </table:table-cell>
          <table:table-cell table:number-columns-repeated="63"/>
          <table:table-cell office:value-type="float" office:value="2" calcext:value-type="float">
            <text:p>2</text:p>
          </table:table-cell>
          <table:table-cell table:number-columns-repeated="953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20" calcext:value-type="float">
            <text:p>120</text:p>
          </table:table-cell>
          <table:table-cell table:formula="of:=SUM([.H149:.AMJ149])" office:value-type="float" office:value="2" calcext:value-type="float">
            <text:p>2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style-name="ce10"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m8f: 1, A_D_M_E_R_A_L: 1" calcext:value-type="string">
            <text:p>m8f: 1, A_D_M_E_R_A_L: 1</text:p>
          </table:table-cell>
          <table:table-cell table:style-name="ce12" table:formula="of:=SUMPRODUCT(NOT(ISBLANK([.H149:.AMJ149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2"/>
          <table:table-cell office:value-type="float" office:value="1" calcext:value-type="float">
            <text:p>1</text:p>
          </table:table-cell>
          <table:table-cell table:number-columns-repeated="923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20" calcext:value-type="float">
            <text:p>120</text:p>
          </table:table-cell>
          <table:table-cell table:formula="of:=SUM([.H150:.AMJ150])" office:value-type="float" office:value="2" calcext:value-type="float">
            <text:p>2</text:p>
          </table:table-cell>
          <table:table-cell office:value-type="string" calcext:value-type="string">
            <text:p>Spooktober Community Mapping Project</text:p>
          </table:table-cell>
          <table:table-cell office:value-type="string" calcext:value-type="string">
            <text:p><text:a xlink:href="https://forum.zdoom.org/viewtopic.php?f=42&amp;t=62163#p1074598" xlink:type="simple">https://forum.zdoom.org/viewtopic.php?f=42&amp;t=62163#p1074598</text:a></text:p>
          </table:table-cell>
          <table:table-cell table:style-name="ce10"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Rex705: 2" calcext:value-type="string">
            <text:p>Rex705: 2</text:p>
          </table:table-cell>
          <table:table-cell table:style-name="ce12" table:formula="of:=SUMPRODUCT(NOT(ISBLANK([.H150:.AMJ150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20" calcext:value-type="float">
            <text:p>120</text:p>
          </table:table-cell>
          <table:table-cell table:formula="of:=SUM([.H151:.AMJ151])" office:value-type="float" office:value="2" calcext:value-type="float">
            <text:p>2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style-name="ce10"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Rachael: 1, Мichаеlis: 1" calcext:value-type="string">
            <text:p>Rachael: 1, Мichаеlis: 1</text:p>
          </table:table-cell>
          <table:table-cell table:style-name="ce12" table:formula="of:=SUMPRODUCT(NOT(ISBLANK([.H151:.AMJ151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20" calcext:value-type="float">
            <text:p>120</text:p>
          </table:table-cell>
          <table:table-cell table:formula="of:=SUM([.H152:.AMJ152])" office:value-type="float" office:value="2" calcext:value-type="float">
            <text:p>2</text:p>
          </table:table-cell>
          <table:table-cell office:value-type="string" calcext:value-type="string">
            <text:p>Temple of the Lizard Men 4</text:p>
          </table:table-cell>
          <table:table-cell office:value-type="string" calcext:value-type="string">
            <text:p><text:a xlink:href="https://forum.zdoom.org/viewtopic.php?f=19&amp;t=49164#p850102" xlink:type="simple">https://forum.zdoom.org/viewtopic.php?f=19&amp;t=49164#p850102</text:a></text:p>
          </table:table-cell>
          <table:table-cell table:style-name="ce10"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Rex705: 2" calcext:value-type="string">
            <text:p>Rex705: 2</text:p>
          </table:table-cell>
          <table:table-cell table:style-name="ce12" table:formula="of:=SUMPRODUCT(NOT(ISBLANK([.H152:.AMJ152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20" calcext:value-type="float">
            <text:p>120</text:p>
          </table:table-cell>
          <table:table-cell table:formula="of:=SUM([.H153:.AMJ153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style-name="ce10" table:number-matrix-columns-spanned="1" table:number-matrix-rows-spanned="1" table:formula="of:=COM.MICROSOFT.TEXTJOIN(&quot;, &quot;; 1; IF(ISBLANK([.H153:.AMJ153]); &quot;&quot;; [.H$2:.AMJ$2] &amp; &quot;: &quot; &amp; [.H153:.AMJ153]))" office:value-type="string" office:string-value="Olroda: 2" calcext:value-type="string">
            <text:p>Olroda: 2</text:p>
          </table:table-cell>
          <table:table-cell table:style-name="ce12" table:formula="of:=SUMPRODUCT(NOT(ISBLANK([.H153:.AMJ153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20" calcext:value-type="float">
            <text:p>120</text:p>
          </table:table-cell>
          <table:table-cell table:formula="of:=SUM([.H154:.AMJ154])" office:value-type="float" office:value="2" calcext:value-type="float">
            <text:p>2</text:p>
          </table:table-cell>
          <table:table-cell office:value-type="string" calcext:value-type="string">
            <text:p>Town Infection: The Flooding</text:p>
          </table:table-cell>
          <table:table-cell office:value-type="string" calcext:value-type="string">
            <text:p>https://zdoom.org/wiki/Town_Infection</text:p>
          </table:table-cell>
          <table:table-cell table:style-name="ce10"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IdiotBitz: 1, excedentia: 1" calcext:value-type="string">
            <text:p>IdiotBitz: 1, excedentia: 1</text:p>
          </table:table-cell>
          <table:table-cell table:style-name="ce12" table:formula="of:=SUMPRODUCT(NOT(ISBLANK([.H154:.AMJ154])))" office:value-type="float" office:value="2" calcext:value-type="float">
            <text:p>2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35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20" calcext:value-type="float">
            <text:p>120</text:p>
          </table:table-cell>
          <table:table-cell table:formula="of:=SUM([.H155:.AMJ155])" office:value-type="float" office:value="2" calcext:value-type="float">
            <text:p>2</text:p>
          </table:table-cell>
          <table:table-cell office:value-type="string" calcext:value-type="string">
            <text:p>TurboCharged ARCADE!</text:p>
          </table:table-cell>
          <table:table-cell office:value-type="string" calcext:value-type="string">
            <text:p>https://forum.zdoom.org/viewtopic.php?f=19&amp;t=27981#p535716</text:p>
          </table:table-cell>
          <table:table-cell table:style-name="ce10" table:number-matrix-columns-spanned="1" table:number-matrix-rows-spanned="1" table:formula="of:=COM.MICROSOFT.TEXTJOIN(&quot;, &quot;; 1; IF(ISBLANK([.H155:.AMJ155]); &quot;&quot;; [.H$2:.AMJ$2] &amp; &quot;: &quot; &amp; [.H155:.AMJ155]))" office:value-type="string" office:string-value="Major Cooke: 2" calcext:value-type="string">
            <text:p>Major Cooke: 2</text:p>
          </table:table-cell>
          <table:table-cell table:style-name="ce12" table:formula="of:=SUMPRODUCT(NOT(ISBLANK([.H155:.AMJ155])))" office:value-type="float" office:value="1" calcext:value-type="float">
            <text:p>1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948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20" calcext:value-type="float">
            <text:p>120</text:p>
          </table:table-cell>
          <table:table-cell table:formula="of:=SUM([.H156:.AMJ156])" office:value-type="float" office:value="2" calcext:value-type="float">
            <text:p>2</text:p>
          </table:table-cell>
          <table:table-cell office:value-type="string" calcext:value-type="string">
            <text:p>Ultra Crispy</text:p>
          </table:table-cell>
          <table:table-cell office:value-type="string" calcext:value-type="string">
            <text:p>https://forum.zdoom.org/viewtopic.php?f=43&amp;t=60612</text:p>
          </table:table-cell>
          <table:table-cell table:style-name="ce10"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YukesVonFaust: 2" calcext:value-type="string">
            <text:p>YukesVonFaust: 2</text:p>
          </table:table-cell>
          <table:table-cell table:style-name="ce12" table:formula="of:=SUMPRODUCT(NOT(ISBLANK([.H156:.AMJ156])))" office:value-type="float" office:value="1" calcext:value-type="float">
            <text:p>1</text:p>
          </table:table-cell>
          <table:table-cell table:number-columns-repeated="7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20" calcext:value-type="float">
            <text:p>120</text:p>
          </table:table-cell>
          <table:table-cell table:formula="of:=SUM([.H157:.AMJ157])" office:value-type="float" office:value="2" calcext:value-type="float">
            <text:p>2</text:p>
          </table:table-cell>
          <table:table-cell office:value-type="string" calcext:value-type="string">
            <text:p>WolfenDOOM: <text:s/>Astrostein</text:p>
          </table:table-cell>
          <table:table-cell office:value-type="string" calcext:value-type="string">
            <text:p>http://lazrojas.com/wolfendoom/astrostein_2.html</text:p>
          </table:table-cell>
          <table:table-cell table:style-name="ce10"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Sgt. Shivers: 2" calcext:value-type="string">
            <text:p>Sgt. Shivers: 2</text:p>
          </table:table-cell>
          <table:table-cell table:style-name="ce12" table:formula="of:=SUMPRODUCT(NOT(ISBLANK([.H157:.AMJ157])))"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55" calcext:value-type="float">
            <text:p>155</text:p>
          </table:table-cell>
          <table:table-cell table:formula="of:=SUM([.H158:.AMJ158])" office:value-type="float" office:value="1" calcext:value-type="float">
            <text:p>1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https://www.doomworld.com/idgames/levels/doom/Ports/0-9/007ltsd</text:p>
          </table:table-cell>
          <table:table-cell table:style-name="ce10"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58:.AMJ158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55" calcext:value-type="float">
            <text:p>155</text:p>
          </table:table-cell>
          <table:table-cell table:formula="of:=SUM([.H159:.AMJ159])" office:value-type="float" office:value="1" calcext:value-type="float">
            <text:p>1</text:p>
          </table:table-cell>
          <table:table-cell office:value-type="string" calcext:value-type="string">
            <text:p>20 Monsters Challenge</text:p>
          </table:table-cell>
          <table:table-cell office:value-type="string" calcext:value-type="string">
            <text:p>https://forum.zdoom.org/viewtopic.php?f=42&amp;t=54247#p954473</text:p>
          </table:table-cell>
          <table:table-cell table:style-name="ce10"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Rachael: 1" calcext:value-type="string">
            <text:p>Rachael: 1</text:p>
          </table:table-cell>
          <table:table-cell table:style-name="ce12" table:formula="of:=SUMPRODUCT(NOT(ISBLANK([.H159:.AMJ159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55" calcext:value-type="float">
            <text:p>155</text:p>
          </table:table-cell>
          <table:table-cell table:formula="of:=SUM([.H160:.AMJ160])" office:value-type="float" office:value="1" calcext:value-type="float">
            <text:p>1</text:p>
          </table:table-cell>
          <table:table-cell office:value-type="string" calcext:value-type="string">
            <text:p>Abandoned Misery</text:p>
          </table:table-cell>
          <table:table-cell office:value-type="string" calcext:value-type="string">
            <text:p><text:a xlink:href="https://www.doomworld.com/idgames/levels/doom2/deathmatch/Ports/a-c/amisery" xlink:type="simple">https://www.doomworld.com/idgames/levels/doom2/deathmatch/Ports/a-c/amisery</text:a></text:p>
          </table:table-cell>
          <table:table-cell table:style-name="ce10" table:number-matrix-columns-spanned="1" table:number-matrix-rows-spanned="1" table:formula="of:=COM.MICROSOFT.TEXTJOIN(&quot;, &quot;; 1; IF(ISBLANK([.H160:.AMJ160]); &quot;&quot;; [.H$2:.AMJ$2] &amp; &quot;: &quot; &amp; [.H160:.AMJ160]))" office:value-type="string" office:string-value="Kappes Buur: 1" calcext:value-type="string">
            <text:p>Kappes Buur: 1</text:p>
          </table:table-cell>
          <table:table-cell table:style-name="ce12" table:formula="of:=SUMPRODUCT(NOT(ISBLANK([.H160:.AMJ160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55" calcext:value-type="float">
            <text:p>155</text:p>
          </table:table-cell>
          <table:table-cell table:formula="of:=SUM([.H161:.AMJ161])" office:value-type="float" office:value="1" calcext:value-type="float">
            <text:p>1</text:p>
          </table:table-cell>
          <table:table-cell office:value-type="string" calcext:value-type="string">
            <text:p>Accessories to Murder</text:p>
          </table:table-cell>
          <table:table-cell office:value-type="string" calcext:value-type="string">
            <text:p>https://forum.zdoom.org/viewtopic.php?t=36877#p699326</text:p>
          </table:table-cell>
          <table:table-cell table:style-name="ce10" table:number-matrix-columns-spanned="1" table:number-matrix-rows-spanned="1" table:formula="of:=COM.MICROSOFT.TEXTJOIN(&quot;, &quot;; 1; IF(ISBLANK([.H161:.AMJ161]); &quot;&quot;; [.H$2:.AMJ$2] &amp; &quot;: &quot; &amp; [.H161:.AMJ161]))" office:value-type="string" office:string-value="Cyanide: 1" calcext:value-type="string">
            <text:p>Cyanide: 1</text:p>
          </table:table-cell>
          <table:table-cell table:style-name="ce12" table:formula="of:=SUMPRODUCT(NOT(ISBLANK([.H161:.AMJ161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55" calcext:value-type="float">
            <text:p>155</text:p>
          </table:table-cell>
          <table:table-cell table:formula="of:=SUM([.H162:.AMJ162])" office:value-type="float" office:value="1" calcext:value-type="float">
            <text:p>1</text:p>
          </table:table-cell>
          <table:table-cell office:value-type="string" calcext:value-type="string">
            <text:p>Alfonzone</text:p>
          </table:table-cell>
          <table:table-cell office:value-type="string" calcext:value-type="string">
            <text:p>https://forum.zdoom.org/viewtopic.php?t=58501#p1027895</text:p>
          </table:table-cell>
          <table:table-cell table:style-name="ce10" table:number-matrix-columns-spanned="1" table:number-matrix-rows-spanned="1" table:formula="of:=COM.MICROSOFT.TEXTJOIN(&quot;, &quot;; 1; IF(ISBLANK([.H162:.AMJ162]); &quot;&quot;; [.H$2:.AMJ$2] &amp; &quot;: &quot; &amp; [.H162:.AMJ162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62:.AMJ162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55" calcext:value-type="float">
            <text:p>155</text:p>
          </table:table-cell>
          <table:table-cell table:formula="of:=SUM([.H163:.AMJ163])" office:value-type="float" office:value="1" calcext:value-type="float">
            <text:p>1</text:p>
          </table:table-cell>
          <table:table-cell office:value-type="string" calcext:value-type="string">
            <text:p>Aliens: Colonial Marines TC</text:p>
          </table:table-cell>
          <table:table-cell office:value-type="string" calcext:value-type="string">
            <text:p>https://www.moddb.com/mods/acm-2014</text:p>
          </table:table-cell>
          <table:table-cell table:style-name="ce10" table:number-matrix-columns-spanned="1" table:number-matrix-rows-spanned="1" table:formula="of:=COM.MICROSOFT.TEXTJOIN(&quot;, &quot;; 1; IF(ISBLANK([.H163:.AMJ163]); &quot;&quot;; [.H$2:.AMJ$2] &amp; &quot;: &quot; &amp; [.H163:.AMJ163]))" office:value-type="string" office:string-value="Ravick: 1" calcext:value-type="string">
            <text:p>Ravick: 1</text:p>
          </table:table-cell>
          <table:table-cell table:style-name="ce12" table:formula="of:=SUMPRODUCT(NOT(ISBLANK([.H163:.AMJ163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55" calcext:value-type="float">
            <text:p>155</text:p>
          </table:table-cell>
          <table:table-cell table:formula="of:=SUM([.H164:.AMJ164])" office:value-type="float" office:value="1" calcext:value-type="float">
            <text:p>1</text:p>
          </table:table-cell>
          <table:table-cell office:value-type="string" calcext:value-type="string">
            <text:p>All Clear Message</text:p>
          </table:table-cell>
          <table:table-cell office:value-type="string" calcext:value-type="string">
            <text:p>https://forum.zdoom.org/viewtopic.php?t=56483#p998194</text:p>
          </table:table-cell>
          <table:table-cell table:style-name="ce10" table:number-matrix-columns-spanned="1" table:number-matrix-rows-spanned="1" table:formula="of:=COM.MICROSOFT.TEXTJOIN(&quot;, &quot;; 1; IF(ISBLANK([.H164:.AMJ164]); &quot;&quot;; [.H$2:.AMJ$2] &amp; &quot;: &quot; &amp; [.H164:.AMJ164]))" office:value-type="string" office:string-value="Cyanide: 1" calcext:value-type="string">
            <text:p>Cyanide: 1</text:p>
          </table:table-cell>
          <table:table-cell table:style-name="ce12" table:formula="of:=SUMPRODUCT(NOT(ISBLANK([.H164:.AMJ164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55" calcext:value-type="float">
            <text:p>155</text:p>
          </table:table-cell>
          <table:table-cell table:formula="of:=SUM([.H165:.AMJ165])" office:value-type="float" office:value="1" calcext:value-type="float">
            <text:p>1</text:p>
          </table:table-cell>
          <table:table-cell office:value-type="string" calcext:value-type="string">
            <text:p>AvP 2.0</text:p>
          </table:table-cell>
          <table:table-cell table:style-name="Default" office:value-type="string" calcext:value-type="string">
            <text:p><text:a xlink:href="https://forum.zdoom.org/viewtopic.php?t=45192#p744669" xlink:type="simple">https://forum.zdoom.org/viewtopic.php?t=45192#p744669</text:a></text:p>
          </table:table-cell>
          <table:table-cell table:style-name="ce10" table:number-matrix-columns-spanned="1" table:number-matrix-rows-spanned="1" table:formula="of:=COM.MICROSOFT.TEXTJOIN(&quot;, &quot;; 1; IF(ISBLANK([.H165:.AMJ165]); &quot;&quot;; [.H$2:.AMJ$2] &amp; &quot;: &quot; &amp; [.H165:.AMJ165]))" office:value-type="string" office:string-value="shotfan: 1" calcext:value-type="string">
            <text:p>shotfan: 1</text:p>
          </table:table-cell>
          <table:table-cell table:style-name="ce12" table:formula="of:=SUMPRODUCT(NOT(ISBLANK([.H165:.AMJ165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55" calcext:value-type="float">
            <text:p>155</text:p>
          </table:table-cell>
          <table:table-cell table:formula="of:=SUM([.H166:.AMJ166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style-name="ce10" table:number-matrix-columns-spanned="1" table:number-matrix-rows-spanned="1" table:formula="of:=COM.MICROSOFT.TEXTJOIN(&quot;, &quot;; 1; IF(ISBLANK([.H166:.AMJ166]); &quot;&quot;; [.H$2:.AMJ$2] &amp; &quot;: &quot; &amp; [.H166:.AMJ166]))" office:value-type="string" office:string-value="leodoom85: 1" calcext:value-type="string">
            <text:p>leodoom85: 1</text:p>
          </table:table-cell>
          <table:table-cell table:style-name="ce12" table:formula="of:=SUMPRODUCT(NOT(ISBLANK([.H166:.AMJ166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55" calcext:value-type="float">
            <text:p>155</text:p>
          </table:table-cell>
          <table:table-cell table:formula="of:=SUM([.H167:.AMJ167])" office:value-type="float" office:value="1" calcext:value-type="float">
            <text:p>1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table:style-name="ce10" table:number-matrix-columns-spanned="1" table:number-matrix-rows-spanned="1" table:formula="of:=COM.MICROSOFT.TEXTJOIN(&quot;, &quot;; 1; IF(ISBLANK([.H167:.AMJ167]); &quot;&quot;; [.H$2:.AMJ$2] &amp; &quot;: &quot; &amp; [.H167:.AMJ167]))" office:value-type="string" office:string-value="Kappes Buur: 1" calcext:value-type="string">
            <text:p>Kappes Buur: 1</text:p>
          </table:table-cell>
          <table:table-cell table:style-name="ce12" table:formula="of:=SUMPRODUCT(NOT(ISBLANK([.H167:.AMJ167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55" calcext:value-type="float">
            <text:p>155</text:p>
          </table:table-cell>
          <table:table-cell table:formula="of:=SUM([.H168:.AMJ168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style-name="ce10" table:number-matrix-columns-spanned="1" table:number-matrix-rows-spanned="1" table:formula="of:=COM.MICROSOFT.TEXTJOIN(&quot;, &quot;; 1; IF(ISBLANK([.H168:.AMJ168]); &quot;&quot;; [.H$2:.AMJ$2] &amp; &quot;: &quot; &amp; [.H168:.AMJ168]))" office:value-type="string" office:string-value="Hipnotic Rogue: 1" calcext:value-type="string">
            <text:p>Hipnotic Rogue: 1</text:p>
          </table:table-cell>
          <table:table-cell table:style-name="ce12" table:formula="of:=SUMPRODUCT(NOT(ISBLANK([.H168:.AMJ16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55" calcext:value-type="float">
            <text:p>155</text:p>
          </table:table-cell>
          <table:table-cell table:formula="of:=SUM([.H169:.AMJ169])" office:value-type="float" office:value="1" calcext:value-type="float">
            <text:p>1</text:p>
          </table:table-cell>
          <table:table-cell office:value-type="string" calcext:value-type="string">
            <text:p>Call of Dooty</text:p>
          </table:table-cell>
          <table:table-cell office:value-type="string" calcext:value-type="string">
            <text:p>https://forum.zdoom.org/viewtopic.php?t=34569#p653208</text:p>
          </table:table-cell>
          <table:table-cell table:style-name="ce10" table:number-matrix-columns-spanned="1" table:number-matrix-rows-spanned="1" table:formula="of:=COM.MICROSOFT.TEXTJOIN(&quot;, &quot;; 1; IF(ISBLANK([.H169:.AMJ169]); &quot;&quot;; [.H$2:.AMJ$2] &amp; &quot;: &quot; &amp; [.H169:.AMJ169]))" office:value-type="string" office:string-value="wolfmanfp: 1" calcext:value-type="string">
            <text:p>wolfmanfp: 1</text:p>
          </table:table-cell>
          <table:table-cell table:style-name="ce12" table:formula="of:=SUMPRODUCT(NOT(ISBLANK([.H169:.AMJ169])))" office:value-type="float" office:value="1" calcext:value-type="float">
            <text:p>1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950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55" calcext:value-type="float">
            <text:p>155</text:p>
          </table:table-cell>
          <table:table-cell table:formula="of:=SUM([.H170:.AMJ170])" office:value-type="float" office:value="1" calcext:value-type="float">
            <text:p>1</text:p>
          </table:table-cell>
          <table:table-cell office:value-type="string" calcext:value-type="string">
            <text:p>Champions</text:p>
          </table:table-cell>
          <table:table-cell office:value-type="string" calcext:value-type="string">
            <text:p>https://forum.zdoom.org/viewtopic.php?f=43&amp;t=60456#p1052735</text:p>
          </table:table-cell>
          <table:table-cell table:style-name="ce10" table:number-matrix-columns-spanned="1" table:number-matrix-rows-spanned="1" table:formula="of:=COM.MICROSOFT.TEXTJOIN(&quot;, &quot;; 1; IF(ISBLANK([.H170:.AMJ170]); &quot;&quot;; [.H$2:.AMJ$2] &amp; &quot;: &quot; &amp; [.H170:.AMJ170]))" office:value-type="string" office:string-value="IdiotBitz: 1" calcext:value-type="string">
            <text:p>IdiotBitz: 1</text:p>
          </table:table-cell>
          <table:table-cell table:style-name="ce12" table:formula="of:=SUMPRODUCT(NOT(ISBLANK([.H170:.AMJ170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55" calcext:value-type="float">
            <text:p>155</text:p>
          </table:table-cell>
          <table:table-cell table:formula="of:=SUM([.H171:.AMJ171])" office:value-type="float" office:value="1" calcext:value-type="float">
            <text:p>1</text:p>
          </table:table-cell>
          <table:table-cell office:value-type="string" calcext:value-type="string">
            <text:p>Cheogsh</text:p>
          </table:table-cell>
          <table:table-cell table:style-name="Default" office:value-type="string" calcext:value-type="string">
            <text:p><text:a xlink:href="https://www.doomworld.com/idgames/levels/doom2/Ports/a-c/cheogsh" xlink:type="simple">https://www.doomworld.com/idgames/levels/doom2/Ports/a-c/cheogsh</text:a></text:p>
          </table:table-cell>
          <table:table-cell table:style-name="ce10" table:number-matrix-columns-spanned="1" table:number-matrix-rows-spanned="1" table:formula="of:=COM.MICROSOFT.TEXTJOIN(&quot;, &quot;; 1; IF(ISBLANK([.H171:.AMJ171]); &quot;&quot;; [.H$2:.AMJ$2] &amp; &quot;: &quot; &amp; [.H171:.AMJ171]))" office:value-type="string" office:string-value="Kappes Buur: 1" calcext:value-type="string">
            <text:p>Kappes Buur: 1</text:p>
          </table:table-cell>
          <table:table-cell table:style-name="ce12" table:formula="of:=SUMPRODUCT(NOT(ISBLANK([.H171:.AMJ171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55" calcext:value-type="float">
            <text:p>155</text:p>
          </table:table-cell>
          <table:table-cell table:formula="of:=SUM([.H172:.AMJ172])" office:value-type="float" office:value="1" calcext:value-type="float">
            <text:p>1</text:p>
          </table:table-cell>
          <table:table-cell office:value-type="string" calcext:value-type="string">
            <text:p>Cheogsh 2</text:p>
          </table:table-cell>
          <table:table-cell office:value-type="string" calcext:value-type="string">
            <text:p><text:a xlink:href="https://www.doomworld.com/idgames/levels/doom2/Ports/a-c/cheogsh2.zip" xlink:type="simple">https://www.doomworld.com/idgames/levels/doom2/Ports/a-c/cheogsh2.zip</text:a></text:p>
          </table:table-cell>
          <table:table-cell table:style-name="ce10" table:number-matrix-columns-spanned="1" table:number-matrix-rows-spanned="1" table:formula="of:=COM.MICROSOFT.TEXTJOIN(&quot;, &quot;; 1; IF(ISBLANK([.H172:.AMJ172]); &quot;&quot;; [.H$2:.AMJ$2] &amp; &quot;: &quot; &amp; [.H172:.AMJ172]))" office:value-type="string" office:string-value="Kappes Buur: 1" calcext:value-type="string">
            <text:p>Kappes Buur: 1</text:p>
          </table:table-cell>
          <table:table-cell table:style-name="ce12" table:formula="of:=SUMPRODUCT(NOT(ISBLANK([.H172:.AMJ172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55" calcext:value-type="float">
            <text:p>155</text:p>
          </table:table-cell>
          <table:table-cell table:formula="of:=SUM([.H173:.AMJ173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style-name="ce10" table:number-matrix-columns-spanned="1" table:number-matrix-rows-spanned="1" table:formula="of:=COM.MICROSOFT.TEXTJOIN(&quot;, &quot;; 1; IF(ISBLANK([.H173:.AMJ173]); &quot;&quot;; [.H$2:.AMJ$2] &amp; &quot;: &quot; &amp; [.H173:.AMJ173]))" office:value-type="string" office:string-value="Bigger C: 1" calcext:value-type="string">
            <text:p>Bigger C: 1</text:p>
          </table:table-cell>
          <table:table-cell table:style-name="ce12" table:formula="of:=SUMPRODUCT(NOT(ISBLANK([.H173:.AMJ173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55" calcext:value-type="float">
            <text:p>155</text:p>
          </table:table-cell>
          <table:table-cell table:formula="of:=SUM([.H174:.AMJ174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style-name="ce10" table:number-matrix-columns-spanned="1" table:number-matrix-rows-spanned="1" table:formula="of:=COM.MICROSOFT.TEXTJOIN(&quot;, &quot;; 1; IF(ISBLANK([.H174:.AMJ174]); &quot;&quot;; [.H$2:.AMJ$2] &amp; &quot;: &quot; &amp; [.H174:.AMJ174]))" office:value-type="string" office:string-value="leodoom85: 1" calcext:value-type="string">
            <text:p>leodoom85: 1</text:p>
          </table:table-cell>
          <table:table-cell table:style-name="ce12" table:formula="of:=SUMPRODUCT(NOT(ISBLANK([.H174:.AMJ174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55" calcext:value-type="float">
            <text:p>155</text:p>
          </table:table-cell>
          <table:table-cell table:formula="of:=SUM([.H175:.AMJ175])" office:value-type="float" office:value="1" calcext:value-type="float">
            <text:p>1</text:p>
          </table:table-cell>
          <table:table-cell office:value-type="string" calcext:value-type="string">
            <text:p>Counter-Strike Doom: Martian Offensive</text:p>
          </table:table-cell>
          <table:table-cell office:value-type="string" calcext:value-type="string">
            <text:p>https://www.moddb.com/mods/counter-strike-doom-martian-offensive-2017</text:p>
          </table:table-cell>
          <table:table-cell table:style-name="ce10" table:number-matrix-columns-spanned="1" table:number-matrix-rows-spanned="1" table:formula="of:=COM.MICROSOFT.TEXTJOIN(&quot;, &quot;; 1; IF(ISBLANK([.H175:.AMJ175]); &quot;&quot;; [.H$2:.AMJ$2] &amp; &quot;: &quot; &amp; [.H175:.AMJ175]))" office:value-type="string" office:string-value="AlphaEnt: 1" calcext:value-type="string">
            <text:p>AlphaEnt: 1</text:p>
          </table:table-cell>
          <table:table-cell table:style-name="ce12" table:formula="of:=SUMPRODUCT(NOT(ISBLANK([.H175:.AMJ175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55" calcext:value-type="float">
            <text:p>155</text:p>
          </table:table-cell>
          <table:table-cell table:formula="of:=SUM([.H176:.AMJ176])" office:value-type="float" office:value="1" calcext:value-type="float">
            <text:p>1</text:p>
          </table:table-cell>
          <table:table-cell office:value-type="string" calcext:value-type="string">
            <text:p>CustomDoom</text:p>
          </table:table-cell>
          <table:table-cell office:value-type="string" calcext:value-type="string">
            <text:p>https://forum.zdoom.org/viewtopic.php?f=43&amp;t=51446</text:p>
          </table:table-cell>
          <table:table-cell table:style-name="ce10" table:number-matrix-columns-spanned="1" table:number-matrix-rows-spanned="1" table:formula="of:=COM.MICROSOFT.TEXTJOIN(&quot;, &quot;; 1; IF(ISBLANK([.H176:.AMJ176]); &quot;&quot;; [.H$2:.AMJ$2] &amp; &quot;: &quot; &amp; [.H176:.AMJ176]))" office:value-type="string" office:string-value="m8f: 1" calcext:value-type="string">
            <text:p>m8f: 1</text:p>
          </table:table-cell>
          <table:table-cell table:style-name="ce12" table:formula="of:=SUMPRODUCT(NOT(ISBLANK([.H176:.AMJ176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55" calcext:value-type="float">
            <text:p>155</text:p>
          </table:table-cell>
          <table:table-cell table:formula="of:=SUM([.H177:.AMJ177])" office:value-type="float" office:value="1" calcext:value-type="float">
            <text:p>1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style-name="ce10" table:number-matrix-columns-spanned="1" table:number-matrix-rows-spanned="1" table:formula="of:=COM.MICROSOFT.TEXTJOIN(&quot;, &quot;; 1; IF(ISBLANK([.H177:.AMJ177]); &quot;&quot;; [.H$2:.AMJ$2] &amp; &quot;: &quot; &amp; [.H177:.AMJ177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77:.AMJ177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55" calcext:value-type="float">
            <text:p>155</text:p>
          </table:table-cell>
          <table:table-cell table:formula="of:=SUM([.H178:.AMJ178])" office:value-type="float" office:value="1" calcext:value-type="float">
            <text:p>1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https://forum.zdoom.org/viewtopic.php?t=58375#p1025963</text:p>
          </table:table-cell>
          <table:table-cell table:style-name="ce10" table:number-matrix-columns-spanned="1" table:number-matrix-rows-spanned="1" table:formula="of:=COM.MICROSOFT.TEXTJOIN(&quot;, &quot;; 1; IF(ISBLANK([.H178:.AMJ178]); &quot;&quot;; [.H$2:.AMJ$2] &amp; &quot;: &quot; &amp; [.H178:.AMJ178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78:.AMJ178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55" calcext:value-type="float">
            <text:p>155</text:p>
          </table:table-cell>
          <table:table-cell table:formula="of:=SUM([.H179:.AMJ179])" office:value-type="float" office:value="1" calcext:value-type="float">
            <text:p>1</text:p>
          </table:table-cell>
          <table:table-cell office:value-type="string" calcext:value-type="string">
            <text:p>Darkmoon</text:p>
          </table:table-cell>
          <table:table-cell office:value-type="string" calcext:value-type="string">
            <text:p><text:a xlink:href="https://forum.zdoom.org/viewtopic.php?f=19&amp;t=65458#p1112779" xlink:type="simple">https://forum.zdoom.org/viewtopic.php?f=19&amp;t=65458#p1112779</text:a></text:p>
          </table:table-cell>
          <table:table-cell table:style-name="ce10" table:number-matrix-columns-spanned="1" table:number-matrix-rows-spanned="1" table:formula="of:=COM.MICROSOFT.TEXTJOIN(&quot;, &quot;; 1; IF(ISBLANK([.H179:.AMJ179]); &quot;&quot;; [.H$2:.AMJ$2] &amp; &quot;: &quot; &amp; [.H179:.AMJ179]))" office:value-type="string" office:string-value="Kappes Buur: 1" calcext:value-type="string">
            <text:p>Kappes Buur: 1</text:p>
          </table:table-cell>
          <table:table-cell table:style-name="ce12" table:formula="of:=SUMPRODUCT(NOT(ISBLANK([.H179:.AMJ179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55" calcext:value-type="float">
            <text:p>155</text:p>
          </table:table-cell>
          <table:table-cell table:formula="of:=SUM([.H180:.AMJ180])" office:value-type="float" office:value="1" calcext:value-type="float">
            <text:p>1</text:p>
          </table:table-cell>
          <table:table-cell office:value-type="string" calcext:value-type="string">
            <text:p>Dawn of Reality</text:p>
          </table:table-cell>
          <table:table-cell office:value-type="string" calcext:value-type="string">
            <text:p><text:a xlink:href="https://www.doomworld.com/idgames/levels/doom2/Ports/d-f/dor" xlink:type="simple">https://www.doomworld.com/idgames/levels/doom2/Ports/d-f/dor</text:a></text:p>
          </table:table-cell>
          <table:table-cell table:style-name="ce10" table:number-matrix-columns-spanned="1" table:number-matrix-rows-spanned="1" table:formula="of:=COM.MICROSOFT.TEXTJOIN(&quot;, &quot;; 1; IF(ISBLANK([.H180:.AMJ180]); &quot;&quot;; [.H$2:.AMJ$2] &amp; &quot;: &quot; &amp; [.H180:.AMJ180]))" office:value-type="string" office:string-value="Kappes Buur: 1" calcext:value-type="string">
            <text:p>Kappes Buur: 1</text:p>
          </table:table-cell>
          <table:table-cell table:style-name="ce12" table:formula="of:=SUMPRODUCT(NOT(ISBLANK([.H180:.AMJ180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55" calcext:value-type="float">
            <text:p>155</text:p>
          </table:table-cell>
          <table:table-cell table:formula="of:=SUM([.H181:.AMJ181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10" table:number-matrix-columns-spanned="1" table:number-matrix-rows-spanned="1" table:formula="of:=COM.MICROSOFT.TEXTJOIN(&quot;, &quot;; 1; IF(ISBLANK([.H181:.AMJ181]); &quot;&quot;; [.H$2:.AMJ$2] &amp; &quot;: &quot; &amp; [.H181:.AMJ181]))" office:value-type="string" office:string-value="HaraSwift: 1" calcext:value-type="string">
            <text:p>HaraSwift: 1</text:p>
          </table:table-cell>
          <table:table-cell table:style-name="ce12" table:formula="of:=SUMPRODUCT(NOT(ISBLANK([.H181:.AMJ181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55" calcext:value-type="float">
            <text:p>155</text:p>
          </table:table-cell>
          <table:table-cell table:formula="of:=SUM([.H182:.AMJ182])" office:value-type="float" office:value="1" calcext:value-type="float">
            <text:p>1</text:p>
          </table:table-cell>
          <table:table-cell office:value-type="string" calcext:value-type="string">
            <text:p>Don`t play with HELL – Black Edition</text:p>
          </table:table-cell>
          <table:table-cell office:value-type="string" calcext:value-type="string">
            <text:p>https://www.moddb.com/mods/dont-play-with-hell-black-edition</text:p>
          </table:table-cell>
          <table:table-cell table:style-name="ce10" table:number-matrix-columns-spanned="1" table:number-matrix-rows-spanned="1" table:formula="of:=COM.MICROSOFT.TEXTJOIN(&quot;, &quot;; 1; IF(ISBLANK([.H182:.AMJ182]); &quot;&quot;; [.H$2:.AMJ$2] &amp; &quot;: &quot; &amp; [.H182:.AMJ182]))" office:value-type="string" office:string-value="Ravick: 1" calcext:value-type="string">
            <text:p>Ravick: 1</text:p>
          </table:table-cell>
          <table:table-cell table:style-name="ce12" table:formula="of:=SUMPRODUCT(NOT(ISBLANK([.H182:.AMJ182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55" calcext:value-type="float">
            <text:p>155</text:p>
          </table:table-cell>
          <table:table-cell table:formula="of:=SUM([.H183:.AMJ183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style-name="ce10" table:number-matrix-columns-spanned="1" table:number-matrix-rows-spanned="1" table:formula="of:=COM.MICROSOFT.TEXTJOIN(&quot;, &quot;; 1; IF(ISBLANK([.H183:.AMJ183]); &quot;&quot;; [.H$2:.AMJ$2] &amp; &quot;: &quot; &amp; [.H183:.AMJ183]))" office:value-type="string" office:string-value="m8f: 1" calcext:value-type="string">
            <text:p>m8f: 1</text:p>
          </table:table-cell>
          <table:table-cell table:style-name="ce12" table:formula="of:=SUMPRODUCT(NOT(ISBLANK([.H183:.AMJ183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55" calcext:value-type="float">
            <text:p>155</text:p>
          </table:table-cell>
          <table:table-cell table:formula="of:=SUM([.H184:.AMJ184])" office:value-type="float" office:value="1" calcext:value-type="float">
            <text:p>1</text:p>
          </table:table-cell>
          <table:table-cell office:value-type="string" calcext:value-type="string">
            <text:p>DOOM 4 VANILLA</text:p>
          </table:table-cell>
          <table:table-cell office:value-type="string" calcext:value-type="string">
            <text:p><text:a xlink:href="https://www.doomworld.com/forum/topic/108725-doom-4-vanilla-new-v12-released-faster-weapons/" xlink:type="simple">https://www.doomworld.com/forum/topic/108725-doom-4-vanilla-new-v12-released-faster-weapons/</text:a></text:p>
          </table:table-cell>
          <table:table-cell table:style-name="ce10" table:number-matrix-columns-spanned="1" table:number-matrix-rows-spanned="1" table:formula="of:=COM.MICROSOFT.TEXTJOIN(&quot;, &quot;; 1; IF(ISBLANK([.H184:.AMJ184]); &quot;&quot;; [.H$2:.AMJ$2] &amp; &quot;: &quot; &amp; [.H184:.AMJ184]))" office:value-type="string" office:string-value="Rex705: 1" calcext:value-type="string">
            <text:p>Rex705: 1</text:p>
          </table:table-cell>
          <table:table-cell table:style-name="ce12" table:formula="of:=SUMPRODUCT(NOT(ISBLANK([.H184:.AMJ184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55" calcext:value-type="float">
            <text:p>155</text:p>
          </table:table-cell>
          <table:table-cell table:formula="of:=SUM([.H185:.AMJ185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style-name="ce10" table:number-matrix-columns-spanned="1" table:number-matrix-rows-spanned="1" table:formula="of:=COM.MICROSOFT.TEXTJOIN(&quot;, &quot;; 1; IF(ISBLANK([.H185:.AMJ185]); &quot;&quot;; [.H$2:.AMJ$2] &amp; &quot;: &quot; &amp; [.H185:.AMJ185]))" office:value-type="string" office:string-value="Hipnotic Rogue: 1" calcext:value-type="string">
            <text:p>Hipnotic Rogue: 1</text:p>
          </table:table-cell>
          <table:table-cell table:style-name="ce12" table:formula="of:=SUMPRODUCT(NOT(ISBLANK([.H185:.AMJ18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55" calcext:value-type="float">
            <text:p>155</text:p>
          </table:table-cell>
          <table:table-cell table:formula="of:=SUM([.H186:.AMJ186])" office:value-type="float" office:value="1" calcext:value-type="float">
            <text:p>1</text:p>
          </table:table-cell>
          <table:table-cell office:value-type="string" calcext:value-type="string">
            <text:p>Doom Loot Box Mod</text:p>
          </table:table-cell>
          <table:table-cell office:value-type="string" calcext:value-type="string">
            <text:p>https://forum.zdoom.org/viewtopic.php?f=43&amp;t=58499#p1027836</text:p>
          </table:table-cell>
          <table:table-cell table:style-name="ce10" table:number-matrix-columns-spanned="1" table:number-matrix-rows-spanned="1" table:formula="of:=COM.MICROSOFT.TEXTJOIN(&quot;, &quot;; 1; IF(ISBLANK([.H186:.AMJ186]); &quot;&quot;; [.H$2:.AMJ$2] &amp; &quot;: &quot; &amp; [.H186:.AMJ186]))" office:value-type="string" office:string-value="IdiotBitz: 1" calcext:value-type="string">
            <text:p>IdiotBitz: 1</text:p>
          </table:table-cell>
          <table:table-cell table:style-name="ce12" table:formula="of:=SUMPRODUCT(NOT(ISBLANK([.H186:.AMJ186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55" calcext:value-type="float">
            <text:p>155</text:p>
          </table:table-cell>
          <table:table-cell table:formula="of:=SUM([.H187:.AMJ187])" office:value-type="float" office:value="1" calcext:value-type="float">
            <text:p>1</text:p>
          </table:table-cell>
          <table:table-cell office:value-type="string" calcext:value-type="string">
            <text:p>Doom Raider:Crypt of the Vile</text:p>
          </table:table-cell>
          <table:table-cell office:value-type="string" calcext:value-type="string">
            <text:p><text:a xlink:href="https://www.doomworld.com/vb/thread/15965" xlink:type="simple">https://www.doomworld.com/vb/thread/15965</text:a></text:p>
          </table:table-cell>
          <table:table-cell table:style-name="ce10" table:number-matrix-columns-spanned="1" table:number-matrix-rows-spanned="1" table:formula="of:=COM.MICROSOFT.TEXTJOIN(&quot;, &quot;; 1; IF(ISBLANK([.H187:.AMJ187]); &quot;&quot;; [.H$2:.AMJ$2] &amp; &quot;: &quot; &amp; [.H187:.AMJ187]))" office:value-type="string" office:string-value="Kappes Buur: 1" calcext:value-type="string">
            <text:p>Kappes Buur: 1</text:p>
          </table:table-cell>
          <table:table-cell table:style-name="ce12" table:formula="of:=SUMPRODUCT(NOT(ISBLANK([.H187:.AMJ187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55" calcext:value-type="float">
            <text:p>155</text:p>
          </table:table-cell>
          <table:table-cell table:formula="of:=SUM([.H188:.AMJ188])" office:value-type="float" office:value="1" calcext:value-type="float">
            <text:p>1</text:p>
          </table:table-cell>
          <table:table-cell office:value-type="string" calcext:value-type="string">
            <text:p>DoomKrakken's Monster Randomizer</text:p>
          </table:table-cell>
          <table:table-cell office:value-type="string" calcext:value-type="string">
            <text:p><text:a xlink:href="https://forum.zdoom.org/viewtopic.php?f=43&amp;t=62911#p1083812" xlink:type="simple">https://forum.zdoom.org/viewtopic.php?f=43&amp;t=62911#p1083812</text:a></text:p>
          </table:table-cell>
          <table:table-cell table:style-name="ce10" table:number-matrix-columns-spanned="1" table:number-matrix-rows-spanned="1" table:formula="of:=COM.MICROSOFT.TEXTJOIN(&quot;, &quot;; 1; IF(ISBLANK([.H188:.AMJ188]); &quot;&quot;; [.H$2:.AMJ$2] &amp; &quot;: &quot; &amp; [.H188:.AMJ188]))" office:value-type="string" office:string-value="shotfan: 1" calcext:value-type="string">
            <text:p>shotfan: 1</text:p>
          </table:table-cell>
          <table:table-cell table:style-name="ce12" table:formula="of:=SUMPRODUCT(NOT(ISBLANK([.H188:.AMJ188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55" calcext:value-type="float">
            <text:p>155</text:p>
          </table:table-cell>
          <table:table-cell table:formula="of:=SUM([.H189:.AMJ189])" office:value-type="float" office:value="1" calcext:value-type="float">
            <text:p>1</text:p>
          </table:table-cell>
          <table:table-cell office:value-type="string" calcext:value-type="string">
            <text:p>Eriguns 1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10" table:number-matrix-columns-spanned="1" table:number-matrix-rows-spanned="1" table:formula="of:=COM.MICROSOFT.TEXTJOIN(&quot;, &quot;; 1; IF(ISBLANK([.H189:.AMJ189]); &quot;&quot;; [.H$2:.AMJ$2] &amp; &quot;: &quot; &amp; [.H189:.AMJ189]))" office:value-type="string" office:string-value="Cyanide: 1" calcext:value-type="string">
            <text:p>Cyanide: 1</text:p>
          </table:table-cell>
          <table:table-cell table:style-name="ce12" table:formula="of:=SUMPRODUCT(NOT(ISBLANK([.H189:.AMJ189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55" calcext:value-type="float">
            <text:p>155</text:p>
          </table:table-cell>
          <table:table-cell table:formula="of:=SUM([.H190:.AMJ190])" office:value-type="float" office:value="1" calcext:value-type="float">
            <text:p>1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table:style-name="ce10" table:number-matrix-columns-spanned="1" table:number-matrix-rows-spanned="1" table:formula="of:=COM.MICROSOFT.TEXTJOIN(&quot;, &quot;; 1; IF(ISBLANK([.H190:.AMJ190]); &quot;&quot;; [.H$2:.AMJ$2] &amp; &quot;: &quot; &amp; [.H190:.AMJ190]))" office:value-type="string" office:string-value="Kappes Buur: 1" calcext:value-type="string">
            <text:p>Kappes Buur: 1</text:p>
          </table:table-cell>
          <table:table-cell table:style-name="ce12" table:formula="of:=SUMPRODUCT(NOT(ISBLANK([.H190:.AMJ190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55" calcext:value-type="float">
            <text:p>155</text:p>
          </table:table-cell>
          <table:table-cell table:formula="of:=SUM([.H191:.AMJ191])" office:value-type="float" office:value="1" calcext:value-type="float">
            <text:p>1</text:p>
          </table:table-cell>
          <table:table-cell office:value-type="string" calcext:value-type="string">
            <text:p>Fading Corpses Universal</text:p>
          </table:table-cell>
          <table:table-cell office:value-type="string" calcext:value-type="string">
            <text:p>https://forum.zdoom.org/viewtopic.php?f=19&amp;t=52631#p920489</text:p>
          </table:table-cell>
          <table:table-cell table:style-name="ce10" table:number-matrix-columns-spanned="1" table:number-matrix-rows-spanned="1" table:formula="of:=COM.MICROSOFT.TEXTJOIN(&quot;, &quot;; 1; IF(ISBLANK([.H191:.AMJ191]); &quot;&quot;; [.H$2:.AMJ$2] &amp; &quot;: &quot; &amp; [.H191:.AMJ191]))" office:value-type="string" office:string-value="m8f: 1" calcext:value-type="string">
            <text:p>m8f: 1</text:p>
          </table:table-cell>
          <table:table-cell table:style-name="ce12" table:formula="of:=SUMPRODUCT(NOT(ISBLANK([.H191:.AMJ191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55" calcext:value-type="float">
            <text:p>155</text:p>
          </table:table-cell>
          <table:table-cell table:formula="of:=SUM([.H192:.AMJ192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style-name="ce10" table:number-matrix-columns-spanned="1" table:number-matrix-rows-spanned="1" table:formula="of:=COM.MICROSOFT.TEXTJOIN(&quot;, &quot;; 1; IF(ISBLANK([.H192:.AMJ192]); &quot;&quot;; [.H$2:.AMJ$2] &amp; &quot;: &quot; &amp; [.H192:.AMJ192]))" office:value-type="string" office:string-value="kadu522: 1" calcext:value-type="string">
            <text:p>kadu522: 1</text:p>
          </table:table-cell>
          <table:table-cell table:style-name="ce12" table:formula="of:=SUMPRODUCT(NOT(ISBLANK([.H192:.AMJ192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55" calcext:value-type="float">
            <text:p>155</text:p>
          </table:table-cell>
          <table:table-cell table:formula="of:=SUM([.H193:.AMJ193])" office:value-type="float" office:value="1" calcext:value-type="float">
            <text:p>1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style-name="ce10" table:number-matrix-columns-spanned="1" table:number-matrix-rows-spanned="1" table:formula="of:=COM.MICROSOFT.TEXTJOIN(&quot;, &quot;; 1; IF(ISBLANK([.H193:.AMJ193]); &quot;&quot;; [.H$2:.AMJ$2] &amp; &quot;: &quot; &amp; [.H193:.AMJ193]))" office:value-type="string" office:string-value="m8f: 1" calcext:value-type="string">
            <text:p>m8f: 1</text:p>
          </table:table-cell>
          <table:table-cell table:style-name="ce12" table:formula="of:=SUMPRODUCT(NOT(ISBLANK([.H193:.AMJ193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55" calcext:value-type="float">
            <text:p>155</text:p>
          </table:table-cell>
          <table:table-cell table:formula="of:=SUM([.H194:.AMJ194])" office:value-type="float" office:value="1" calcext:value-type="float">
            <text:p>1</text:p>
          </table:table-cell>
          <table:table-cell office:value-type="string" calcext:value-type="string">
            <text:p>Foreverhood</text:p>
          </table:table-cell>
          <table:table-cell office:value-type="string" calcext:value-type="string">
            <text:p><text:a xlink:href="https://iamsparky.wordpress.com/foreverhood/" xlink:type="simple">https://iamsparky.wordpress.com/foreverhood/</text:a></text:p>
          </table:table-cell>
          <table:table-cell table:style-name="ce10" table:number-matrix-columns-spanned="1" table:number-matrix-rows-spanned="1" table:formula="of:=COM.MICROSOFT.TEXTJOIN(&quot;, &quot;; 1; IF(ISBLANK([.H194:.AMJ194]); &quot;&quot;; [.H$2:.AMJ$2] &amp; &quot;: &quot; &amp; [.H194:.AMJ194]))" office:value-type="string" office:string-value="Kappes Buur: 1" calcext:value-type="string">
            <text:p>Kappes Buur: 1</text:p>
          </table:table-cell>
          <table:table-cell table:style-name="ce12" table:formula="of:=SUMPRODUCT(NOT(ISBLANK([.H194:.AMJ194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55" calcext:value-type="float">
            <text:p>155</text:p>
          </table:table-cell>
          <table:table-cell table:formula="of:=SUM([.H195:.AMJ195])" office:value-type="float" office:value="1" calcext:value-type="float">
            <text:p>1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style-name="ce10" table:number-matrix-columns-spanned="1" table:number-matrix-rows-spanned="1" table:formula="of:=COM.MICROSOFT.TEXTJOIN(&quot;, &quot;; 1; IF(ISBLANK([.H195:.AMJ195]); &quot;&quot;; [.H$2:.AMJ$2] &amp; &quot;: &quot; &amp; [.H195:.AMJ195]))" office:value-type="string" office:string-value="Rachael: 1" calcext:value-type="string">
            <text:p>Rachael: 1</text:p>
          </table:table-cell>
          <table:table-cell table:style-name="ce12" table:formula="of:=SUMPRODUCT(NOT(ISBLANK([.H195:.AMJ195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55" calcext:value-type="float">
            <text:p>155</text:p>
          </table:table-cell>
          <table:table-cell table:formula="of:=SUM([.H196:.AMJ196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style-name="ce10" table:number-matrix-columns-spanned="1" table:number-matrix-rows-spanned="1" table:formula="of:=COM.MICROSOFT.TEXTJOIN(&quot;, &quot;; 1; IF(ISBLANK([.H196:.AMJ196]); &quot;&quot;; [.H$2:.AMJ$2] &amp; &quot;: &quot; &amp; [.H196:.AMJ196]))" office:value-type="string" office:string-value="Hipnotic Rogue: 1" calcext:value-type="string">
            <text:p>Hipnotic Rogue: 1</text:p>
          </table:table-cell>
          <table:table-cell table:style-name="ce12" table:formula="of:=SUMPRODUCT(NOT(ISBLANK([.H196:.AMJ196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55" calcext:value-type="float">
            <text:p>155</text:p>
          </table:table-cell>
          <table:table-cell table:formula="of:=SUM([.H197:.AMJ197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style-name="ce10" table:number-matrix-columns-spanned="1" table:number-matrix-rows-spanned="1" table:formula="of:=COM.MICROSOFT.TEXTJOIN(&quot;, &quot;; 1; IF(ISBLANK([.H197:.AMJ197]); &quot;&quot;; [.H$2:.AMJ$2] &amp; &quot;: &quot; &amp; [.H197:.AMJ197]))" office:value-type="string" office:string-value="Hipnotic Rogue: 1" calcext:value-type="string">
            <text:p>Hipnotic Rogue: 1</text:p>
          </table:table-cell>
          <table:table-cell table:style-name="ce12" table:formula="of:=SUMPRODUCT(NOT(ISBLANK([.H197:.AMJ19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55" calcext:value-type="float">
            <text:p>155</text:p>
          </table:table-cell>
          <table:table-cell table:formula="of:=SUM([.H198:.AMJ198])" office:value-type="float" office:value="1" calcext:value-type="float">
            <text:p>1</text:p>
          </table:table-cell>
          <table:table-cell office:value-type="string" calcext:value-type="string">
            <text:p>Hexen: Scourge of Viscerus</text:p>
          </table:table-cell>
          <table:table-cell office:value-type="string" calcext:value-type="string">
            <text:p>https://www.doomworld.com/idgames/levels/hexen/v-z/viscerus</text:p>
          </table:table-cell>
          <table:table-cell table:style-name="ce10" table:number-matrix-columns-spanned="1" table:number-matrix-rows-spanned="1" table:formula="of:=COM.MICROSOFT.TEXTJOIN(&quot;, &quot;; 1; IF(ISBLANK([.H198:.AMJ198]); &quot;&quot;; [.H$2:.AMJ$2] &amp; &quot;: &quot; &amp; [.H198:.AMJ198]))" office:value-type="string" office:string-value="Solmir : 1" calcext:value-type="string">
            <text:p>Solmir : 1</text:p>
          </table:table-cell>
          <table:table-cell table:style-name="ce12" table:formula="of:=SUMPRODUCT(NOT(ISBLANK([.H198:.AMJ198])))"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51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55" calcext:value-type="float">
            <text:p>155</text:p>
          </table:table-cell>
          <table:table-cell table:formula="of:=SUM([.H199:.AMJ199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style-name="ce10" table:number-matrix-columns-spanned="1" table:number-matrix-rows-spanned="1" table:formula="of:=COM.MICROSOFT.TEXTJOIN(&quot;, &quot;; 1; IF(ISBLANK([.H199:.AMJ199]); &quot;&quot;; [.H$2:.AMJ$2] &amp; &quot;: &quot; &amp; [.H199:.AMJ199]))" office:value-type="string" office:string-value="Eric_: 1" calcext:value-type="string">
            <text:p>Eric_: 1</text:p>
          </table:table-cell>
          <table:table-cell table:style-name="ce12" table:formula="of:=SUMPRODUCT(NOT(ISBLANK([.H199:.AMJ199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55" calcext:value-type="float">
            <text:p>155</text:p>
          </table:table-cell>
          <table:table-cell table:formula="of:=SUM([.H200:.AMJ200])" office:value-type="float" office:value="1" calcext:value-type="float">
            <text:p>1</text:p>
          </table:table-cell>
          <table:table-cell office:value-type="string" calcext:value-type="string">
            <text:p>Highway to Hell</text:p>
          </table:table-cell>
          <table:table-cell office:value-type="string" calcext:value-type="string">
            <text:p>https://forum.zdoom.org/viewtopic.php?f=43&amp;t=57522#p1013338</text:p>
          </table:table-cell>
          <table:table-cell table:style-name="ce10" table:number-matrix-columns-spanned="1" table:number-matrix-rows-spanned="1" table:formula="of:=COM.MICROSOFT.TEXTJOIN(&quot;, &quot;; 1; IF(ISBLANK([.H200:.AMJ200]); &quot;&quot;; [.H$2:.AMJ$2] &amp; &quot;: &quot; &amp; [.H200:.AMJ200]))" office:value-type="string" office:string-value="GAA1992: 1" calcext:value-type="string">
            <text:p>GAA1992: 1</text:p>
          </table:table-cell>
          <table:table-cell table:style-name="ce12" table:formula="of:=SUMPRODUCT(NOT(ISBLANK([.H200:.AMJ200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55" calcext:value-type="float">
            <text:p>155</text:p>
          </table:table-cell>
          <table:table-cell table:formula="of:=SUM([.H201:.AMJ201])" office:value-type="float" office:value="1" calcext:value-type="float">
            <text:p>1</text:p>
          </table:table-cell>
          <table:table-cell office:value-type="string" calcext:value-type="string">
            <text:p>Hordes of Chaos</text:p>
          </table:table-cell>
          <table:table-cell office:value-type="string" calcext:value-type="string">
            <text:p>https://www.doomworld.com/idgames/levels/heretic/Ports/hocx</text:p>
          </table:table-cell>
          <table:table-cell table:style-name="ce10" table:number-matrix-columns-spanned="1" table:number-matrix-rows-spanned="1" table:formula="of:=COM.MICROSOFT.TEXTJOIN(&quot;, &quot;; 1; IF(ISBLANK([.H201:.AMJ201]); &quot;&quot;; [.H$2:.AMJ$2] &amp; &quot;: &quot; &amp; [.H201:.AMJ201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201:.AMJ201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55" calcext:value-type="float">
            <text:p>155</text:p>
          </table:table-cell>
          <table:table-cell table:formula="of:=SUM([.H202:.AMJ202])" office:value-type="float" office:value="1" calcext:value-type="float">
            <text:p>1</text:p>
          </table:table-cell>
          <table:table-cell office:value-type="string" calcext:value-type="string">
            <text:p>Keymaster</text:p>
          </table:table-cell>
          <table:table-cell office:value-type="string" calcext:value-type="string">
            <text:p>https://jp.itch.io/doom-keymaster</text:p>
          </table:table-cell>
          <table:table-cell table:style-name="ce10" table:number-matrix-columns-spanned="1" table:number-matrix-rows-spanned="1" table:formula="of:=COM.MICROSOFT.TEXTJOIN(&quot;, &quot;; 1; IF(ISBLANK([.H202:.AMJ202]); &quot;&quot;; [.H$2:.AMJ$2] &amp; &quot;: &quot; &amp; [.H202:.AMJ202]))" office:value-type="string" office:string-value="IdiotBitz: 1" calcext:value-type="string">
            <text:p>IdiotBitz: 1</text:p>
          </table:table-cell>
          <table:table-cell table:style-name="ce12" table:formula="of:=SUMPRODUCT(NOT(ISBLANK([.H202:.AMJ202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55" calcext:value-type="float">
            <text:p>155</text:p>
          </table:table-cell>
          <table:table-cell table:formula="of:=SUM([.H203:.AMJ203])" office:value-type="float" office:value="1" calcext:value-type="float">
            <text:p>1</text:p>
          </table:table-cell>
          <table:table-cell office:value-type="string" calcext:value-type="string">
            <text:p>Lasting Light</text:p>
          </table:table-cell>
          <table:table-cell office:value-type="string" calcext:value-type="string">
            <text:p>https://forum.zdoom.org/viewtopic.php?t=37786#p719312</text:p>
          </table:table-cell>
          <table:table-cell table:style-name="ce10" table:number-matrix-columns-spanned="1" table:number-matrix-rows-spanned="1" table:formula="of:=COM.MICROSOFT.TEXTJOIN(&quot;, &quot;; 1; IF(ISBLANK([.H203:.AMJ203]); &quot;&quot;; [.H$2:.AMJ$2] &amp; &quot;: &quot; &amp; [.H203:.AMJ203]))" office:value-type="string" office:string-value="Ravick: 1" calcext:value-type="string">
            <text:p>Ravick: 1</text:p>
          </table:table-cell>
          <table:table-cell table:style-name="ce12" table:formula="of:=SUMPRODUCT(NOT(ISBLANK([.H203:.AMJ203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55" calcext:value-type="float">
            <text:p>155</text:p>
          </table:table-cell>
          <table:table-cell table:formula="of:=SUM([.H204:.AMJ204])" office:value-type="float" office:value="1" calcext:value-type="float">
            <text:p>1</text:p>
          </table:table-cell>
          <table:table-cell office:value-type="string" calcext:value-type="string">
            <text:p>Lilith</text:p>
          </table:table-cell>
          <table:table-cell office:value-type="string" calcext:value-type="string">
            <text:p>https://forum.zdoom.org/viewtopic.php?f=42&amp;t=57364#p1011019</text:p>
          </table:table-cell>
          <table:table-cell table:style-name="ce10" table:number-matrix-columns-spanned="1" table:number-matrix-rows-spanned="1" table:formula="of:=COM.MICROSOFT.TEXTJOIN(&quot;, &quot;; 1; IF(ISBLANK([.H204:.AMJ204]); &quot;&quot;; [.H$2:.AMJ$2] &amp; &quot;: &quot; &amp; [.H204:.AMJ204]))" office:value-type="string" office:string-value="AlphaEnt: 1" calcext:value-type="string">
            <text:p>AlphaEnt: 1</text:p>
          </table:table-cell>
          <table:table-cell table:style-name="ce12" table:formula="of:=SUMPRODUCT(NOT(ISBLANK([.H204:.AMJ204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55" calcext:value-type="float">
            <text:p>155</text:p>
          </table:table-cell>
          <table:table-cell table:formula="of:=SUM([.H205:.AMJ205])" office:value-type="float" office:value="1" calcext:value-type="float">
            <text:p>1</text:p>
          </table:table-cell>
          <table:table-cell office:value-type="string" calcext:value-type="string">
            <text:p>LOST SOULSPHERE: Gold Edition</text:p>
          </table:table-cell>
          <table:table-cell office:value-type="string" calcext:value-type="string">
            <text:p>https://www.doomworld.com/idgames/levels/doom2/Ports/j-l/lslsp_gd</text:p>
          </table:table-cell>
          <table:table-cell table:style-name="ce10" table:number-matrix-columns-spanned="1" table:number-matrix-rows-spanned="1" table:formula="of:=COM.MICROSOFT.TEXTJOIN(&quot;, &quot;; 1; IF(ISBLANK([.H205:.AMJ205]); &quot;&quot;; [.H$2:.AMJ$2] &amp; &quot;: &quot; &amp; [.H205:.AMJ205]))" office:value-type="string" office:string-value="Major Cooke: 1" calcext:value-type="string">
            <text:p>Major Cooke: 1</text:p>
          </table:table-cell>
          <table:table-cell table:style-name="ce12" table:formula="of:=SUMPRODUCT(NOT(ISBLANK([.H205:.AMJ205])))"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55" calcext:value-type="float">
            <text:p>155</text:p>
          </table:table-cell>
          <table:table-cell table:formula="of:=SUM([.H206:.AMJ206])" office:value-type="float" office:value="1" calcext:value-type="float">
            <text:p>1</text:p>
          </table:table-cell>
          <table:table-cell office:value-type="string" calcext:value-type="string">
            <text:p>Lowtech Remake</text:p>
          </table:table-cell>
          <table:table-cell office:value-type="string" calcext:value-type="string">
            <text:p>https://forum.zdoom.org/viewtopic.php?f=43&amp;t=52041#p907566</text:p>
          </table:table-cell>
          <table:table-cell table:style-name="ce10" table:number-matrix-columns-spanned="1" table:number-matrix-rows-spanned="1" table:formula="of:=COM.MICROSOFT.TEXTJOIN(&quot;, &quot;; 1; IF(ISBLANK([.H206:.AMJ206]); &quot;&quot;; [.H$2:.AMJ$2] &amp; &quot;: &quot; &amp; [.H206:.AMJ206]))" office:value-type="string" office:string-value="YukesVonFaust: 1" calcext:value-type="string">
            <text:p>YukesVonFaust: 1</text:p>
          </table:table-cell>
          <table:table-cell table:style-name="ce12" table:formula="of:=SUMPRODUCT(NOT(ISBLANK([.H206:.AMJ206])))" office:value-type="float" office:value="1" calcext:value-type="float">
            <text:p>1</text:p>
          </table:table-cell>
          <table:table-cell table:number-columns-repeated="7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55" calcext:value-type="float">
            <text:p>155</text:p>
          </table:table-cell>
          <table:table-cell table:formula="of:=SUM([.H207:.AMJ207])" office:value-type="float" office:value="1" calcext:value-type="float">
            <text:p>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https://forum.zdoom.org/viewtopic.php?f=19&amp;t=28589&amp;start=2490#p925995</text:p>
          </table:table-cell>
          <table:table-cell table:style-name="ce10" table:number-matrix-columns-spanned="1" table:number-matrix-rows-spanned="1" table:formula="of:=COM.MICROSOFT.TEXTJOIN(&quot;, &quot;; 1; IF(ISBLANK([.H207:.AMJ207]); &quot;&quot;; [.H$2:.AMJ$2] &amp; &quot;: &quot; &amp; [.H207:.AMJ207]))" office:value-type="string" office:string-value="Sgt. Shivers: 1" calcext:value-type="string">
            <text:p>Sgt. Shivers: 1</text:p>
          </table:table-cell>
          <table:table-cell table:style-name="ce12" table:formula="of:=SUMPRODUCT(NOT(ISBLANK([.H207:.AMJ207])))" office:value-type="float" office:value="1" calcext:value-type="float">
            <text:p>1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55" calcext:value-type="float">
            <text:p>155</text:p>
          </table:table-cell>
          <table:table-cell table:formula="of:=SUM([.H208:.AMJ208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style-name="ce10" table:number-matrix-columns-spanned="1" table:number-matrix-rows-spanned="1" table:formula="of:=COM.MICROSOFT.TEXTJOIN(&quot;, &quot;; 1; IF(ISBLANK([.H208:.AMJ208]); &quot;&quot;; [.H$2:.AMJ$2] &amp; &quot;: &quot; &amp; [.H208:.AMJ208]))" office:value-type="string" office:string-value="Beed28: 1" calcext:value-type="string">
            <text:p>Beed28: 1</text:p>
          </table:table-cell>
          <table:table-cell table:style-name="ce12" table:formula="of:=SUMPRODUCT(NOT(ISBLANK([.H208:.AMJ208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55" calcext:value-type="float">
            <text:p>155</text:p>
          </table:table-cell>
          <table:table-cell table:formula="of:=SUM([.H209:.AMJ209])" office:value-type="float" office:value="1" calcext:value-type="float">
            <text:p>1</text:p>
          </table:table-cell>
          <table:table-cell office:value-type="string" calcext:value-type="string">
            <text:p>Metroid: Dreadnought</text:p>
          </table:table-cell>
          <table:table-cell office:value-type="string" calcext:value-type="string">
            <text:p>https://forum.zdoom.org/viewtopic.php?t=45872#p761776</text:p>
          </table:table-cell>
          <table:table-cell table:style-name="ce10" table:number-matrix-columns-spanned="1" table:number-matrix-rows-spanned="1" table:formula="of:=COM.MICROSOFT.TEXTJOIN(&quot;, &quot;; 1; IF(ISBLANK([.H209:.AMJ209]); &quot;&quot;; [.H$2:.AMJ$2] &amp; &quot;: &quot; &amp; [.H209:.AMJ209]))" office:value-type="string" office:string-value="Cyanide: 1" calcext:value-type="string">
            <text:p>Cyanide: 1</text:p>
          </table:table-cell>
          <table:table-cell table:style-name="ce12" table:formula="of:=SUMPRODUCT(NOT(ISBLANK([.H209:.AMJ209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55" calcext:value-type="float">
            <text:p>155</text:p>
          </table:table-cell>
          <table:table-cell table:formula="of:=SUM([.H210:.AMJ210])" office:value-type="float" office:value="1" calcext:value-type="float">
            <text:p>1</text:p>
          </table:table-cell>
          <table:table-cell office:value-type="string" calcext:value-type="string">
            <text:p>MMDCXIV - Journey into 27 Century</text:p>
          </table:table-cell>
          <table:table-cell office:value-type="string" calcext:value-type="string">
            <text:p><text:a xlink:href="https://forum.zdoom.org/viewtopic.php?f=42&amp;t=53887#p947837" xlink:type="simple">https://forum.zdoom.org/viewtopic.php?f=42&amp;t=53887#p947837</text:a></text:p>
          </table:table-cell>
          <table:table-cell table:style-name="ce10" table:number-matrix-columns-spanned="1" table:number-matrix-rows-spanned="1" table:formula="of:=COM.MICROSOFT.TEXTJOIN(&quot;, &quot;; 1; IF(ISBLANK([.H210:.AMJ210]); &quot;&quot;; [.H$2:.AMJ$2] &amp; &quot;: &quot; &amp; [.H210:.AMJ210]))" office:value-type="string" office:string-value="Kappes Buur: 1" calcext:value-type="string">
            <text:p>Kappes Buur: 1</text:p>
          </table:table-cell>
          <table:table-cell table:style-name="ce12" table:formula="of:=SUMPRODUCT(NOT(ISBLANK([.H210:.AMJ210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55" calcext:value-type="float">
            <text:p>155</text:p>
          </table:table-cell>
          <table:table-cell table:formula="of:=SUM([.H211:.AMJ211])" office:value-type="float" office:value="1" calcext:value-type="float">
            <text:p>1</text:p>
          </table:table-cell>
          <table:table-cell office:value-type="string" calcext:value-type="string">
            <text:p>Monster Scouter</text:p>
          </table:table-cell>
          <table:table-cell office:value-type="string" calcext:value-type="string">
            <text:p>https://forum.zdoom.org/viewtopic.php?t=56838#p1003369</text:p>
          </table:table-cell>
          <table:table-cell table:style-name="ce10" table:number-matrix-columns-spanned="1" table:number-matrix-rows-spanned="1" table:formula="of:=COM.MICROSOFT.TEXTJOIN(&quot;, &quot;; 1; IF(ISBLANK([.H211:.AMJ211]); &quot;&quot;; [.H$2:.AMJ$2] &amp; &quot;: &quot; &amp; [.H211:.AMJ211]))" office:value-type="string" office:string-value="Cyanide: 1" calcext:value-type="string">
            <text:p>Cyanide: 1</text:p>
          </table:table-cell>
          <table:table-cell table:style-name="ce12" table:formula="of:=SUMPRODUCT(NOT(ISBLANK([.H211:.AMJ211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55" calcext:value-type="float">
            <text:p>155</text:p>
          </table:table-cell>
          <table:table-cell table:formula="of:=SUM([.H212:.AMJ212])" office:value-type="float" office:value="1" calcext:value-type="float">
            <text:p>1</text:p>
          </table:table-cell>
          <table:table-cell office:value-type="string" calcext:value-type="string">
            <text:p>Nameless Lite RPG Mod</text:p>
          </table:table-cell>
          <table:table-cell office:value-type="string" calcext:value-type="string">
            <text:p>https://forum.zdoom.org/viewtopic.php?f=43&amp;t=56272</text:p>
          </table:table-cell>
          <table:table-cell table:style-name="ce10" table:number-matrix-columns-spanned="1" table:number-matrix-rows-spanned="1" table:formula="of:=COM.MICROSOFT.TEXTJOIN(&quot;, &quot;; 1; IF(ISBLANK([.H212:.AMJ212]); &quot;&quot;; [.H$2:.AMJ$2] &amp; &quot;: &quot; &amp; [.H212:.AMJ212]))" office:value-type="string" office:string-value="IdiotBitz: 1" calcext:value-type="string">
            <text:p>IdiotBitz: 1</text:p>
          </table:table-cell>
          <table:table-cell table:style-name="ce12" table:formula="of:=SUMPRODUCT(NOT(ISBLANK([.H212:.AMJ212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55" calcext:value-type="float">
            <text:p>155</text:p>
          </table:table-cell>
          <table:table-cell table:formula="of:=SUM([.H213:.AMJ213])" office:value-type="float" office:value="1" calcext:value-type="float">
            <text:p>1</text:p>
          </table:table-cell>
          <table:table-cell office:value-type="string" calcext:value-type="string">
            <text:p>Nerves of Steel</text:p>
          </table:table-cell>
          <table:table-cell office:value-type="string" calcext:value-type="string">
            <text:p><text:a xlink:href="https://mikestoybox.net/2017/01/04/nerves-of-steel/" xlink:type="simple">https://mikestoybox.net/2017/01/04/nerves-of-steel/</text:a></text:p>
          </table:table-cell>
          <table:table-cell table:style-name="ce10" table:number-matrix-columns-spanned="1" table:number-matrix-rows-spanned="1" table:formula="of:=COM.MICROSOFT.TEXTJOIN(&quot;, &quot;; 1; IF(ISBLANK([.H213:.AMJ213]); &quot;&quot;; [.H$2:.AMJ$2] &amp; &quot;: &quot; &amp; [.H213:.AMJ213]))" office:value-type="string" office:string-value="Rex705: 1" calcext:value-type="string">
            <text:p>Rex705: 1</text:p>
          </table:table-cell>
          <table:table-cell table:style-name="ce12" table:formula="of:=SUMPRODUCT(NOT(ISBLANK([.H213:.AMJ213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55" calcext:value-type="float">
            <text:p>155</text:p>
          </table:table-cell>
          <table:table-cell table:formula="of:=SUM([.H214:.AMJ214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style-name="ce10" table:number-matrix-columns-spanned="1" table:number-matrix-rows-spanned="1" table:formula="of:=COM.MICROSOFT.TEXTJOIN(&quot;, &quot;; 1; IF(ISBLANK([.H214:.AMJ214]); &quot;&quot;; [.H$2:.AMJ$2] &amp; &quot;: &quot; &amp; [.H214:.AMJ214]))" office:value-type="string" office:string-value="Hipnotic Rogue: 1" calcext:value-type="string">
            <text:p>Hipnotic Rogue: 1</text:p>
          </table:table-cell>
          <table:table-cell table:style-name="ce12" table:formula="of:=SUMPRODUCT(NOT(ISBLANK([.H214:.AMJ21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55" calcext:value-type="float">
            <text:p>155</text:p>
          </table:table-cell>
          <table:table-cell table:formula="of:=SUM([.H215:.AMJ215])" office:value-type="float" office:value="1" calcext:value-type="float">
            <text:p>1</text:p>
          </table:table-cell>
          <table:table-cell office:value-type="string" calcext:value-type="string">
            <text:p>OMG Weapons! (and Monsters)</text:p>
          </table:table-cell>
          <table:table-cell office:value-type="string" calcext:value-type="string">
            <text:p><text:a xlink:href="https://www.doomworld.com/idgames/combos/omgwpnv2" xlink:type="simple">https://www.doomworld.com/idgames/combos/omgwpnv2</text:a></text:p>
          </table:table-cell>
          <table:table-cell table:style-name="ce10" table:number-matrix-columns-spanned="1" table:number-matrix-rows-spanned="1" table:formula="of:=COM.MICROSOFT.TEXTJOIN(&quot;, &quot;; 1; IF(ISBLANK([.H215:.AMJ215]); &quot;&quot;; [.H$2:.AMJ$2] &amp; &quot;: &quot; &amp; [.H215:.AMJ215]))" office:value-type="string" office:string-value="TDRR: 1" calcext:value-type="string">
            <text:p>TDRR: 1</text:p>
          </table:table-cell>
          <table:table-cell table:style-name="ce12" table:formula="of:=SUMPRODUCT(NOT(ISBLANK([.H215:.AMJ215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55" calcext:value-type="float">
            <text:p>155</text:p>
          </table:table-cell>
          <table:table-cell table:formula="of:=SUM([.H216:.AMJ216])" office:value-type="float" office:value="1" calcext:value-type="float">
            <text:p>1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<text:a xlink:href="https://www.doomworld.com/forum/topic/106058-paradise-v2-final-version-8222019/" xlink:type="simple">https://www.doomworld.com/forum/topic/106058-paradise-v2-final-version-8222019/</text:a></text:p>
          </table:table-cell>
          <table:table-cell table:style-name="ce10" table:number-matrix-columns-spanned="1" table:number-matrix-rows-spanned="1" table:formula="of:=COM.MICROSOFT.TEXTJOIN(&quot;, &quot;; 1; IF(ISBLANK([.H216:.AMJ216]); &quot;&quot;; [.H$2:.AMJ$2] &amp; &quot;: &quot; &amp; [.H216:.AMJ216]))" office:value-type="string" office:string-value="Kappes Buur: 1" calcext:value-type="string">
            <text:p>Kappes Buur: 1</text:p>
          </table:table-cell>
          <table:table-cell table:style-name="ce12" table:formula="of:=SUMPRODUCT(NOT(ISBLANK([.H216:.AMJ216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55" calcext:value-type="float">
            <text:p>155</text:p>
          </table:table-cell>
          <table:table-cell table:formula="of:=SUM([.H217:.AMJ217])" office:value-type="float" office:value="1" calcext:value-type="float">
            <text:p>1</text:p>
          </table:table-cell>
          <table:table-cell office:value-type="string" calcext:value-type="string">
            <text:p>Parkour</text:p>
          </table:table-cell>
          <table:table-cell office:value-type="string" calcext:value-type="string">
            <text:p><text:a xlink:href="https://forum.zdoom.org/viewtopic.php?f=19&amp;t=26057#p496393" xlink:type="simple">https://forum.zdoom.org/viewtopic.php?f=19&amp;t=26057#p496393</text:a></text:p>
          </table:table-cell>
          <table:table-cell table:style-name="ce10" table:number-matrix-columns-spanned="1" table:number-matrix-rows-spanned="1" table:formula="of:=COM.MICROSOFT.TEXTJOIN(&quot;, &quot;; 1; IF(ISBLANK([.H217:.AMJ217]); &quot;&quot;; [.H$2:.AMJ$2] &amp; &quot;: &quot; &amp; [.H217:.AMJ217]))" office:value-type="string" office:string-value="TDRR: 1" calcext:value-type="string">
            <text:p>TDRR: 1</text:p>
          </table:table-cell>
          <table:table-cell table:style-name="ce12" table:formula="of:=SUMPRODUCT(NOT(ISBLANK([.H217:.AMJ217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55" calcext:value-type="float">
            <text:p>155</text:p>
          </table:table-cell>
          <table:table-cell table:formula="of:=SUM([.H218:.AMJ218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style-name="ce10" table:number-matrix-columns-spanned="1" table:number-matrix-rows-spanned="1" table:formula="of:=COM.MICROSOFT.TEXTJOIN(&quot;, &quot;; 1; IF(ISBLANK([.H218:.AMJ218]); &quot;&quot;; [.H$2:.AMJ$2] &amp; &quot;: &quot; &amp; [.H218:.AMJ218]))" office:value-type="string" office:string-value="Marrub: 1" calcext:value-type="string">
            <text:p>Marrub: 1</text:p>
          </table:table-cell>
          <table:table-cell table:style-name="ce12" table:formula="of:=SUMPRODUCT(NOT(ISBLANK([.H218:.AMJ218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155" calcext:value-type="float">
            <text:p>155</text:p>
          </table:table-cell>
          <table:table-cell table:formula="of:=SUM([.H219:.AMJ219])" office:value-type="float" office:value="1" calcext:value-type="float">
            <text:p>1</text:p>
          </table:table-cell>
          <table:table-cell office:value-type="string" calcext:value-type="string">
            <text:p>Project Ironclad</text:p>
          </table:table-cell>
          <table:table-cell office:value-type="string" calcext:value-type="string">
            <text:p>https://forum.zdoom.org/viewtopic.php?f=43&amp;t=53876#p947619</text:p>
          </table:table-cell>
          <table:table-cell table:style-name="ce10" table:number-matrix-columns-spanned="1" table:number-matrix-rows-spanned="1" table:formula="of:=COM.MICROSOFT.TEXTJOIN(&quot;, &quot;; 1; IF(ISBLANK([.H219:.AMJ219]); &quot;&quot;; [.H$2:.AMJ$2] &amp; &quot;: &quot; &amp; [.H219:.AMJ219]))" office:value-type="string" office:string-value="Rachael: 1" calcext:value-type="string">
            <text:p>Rachael: 1</text:p>
          </table:table-cell>
          <table:table-cell table:style-name="ce12" table:formula="of:=SUMPRODUCT(NOT(ISBLANK([.H219:.AMJ219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155" calcext:value-type="float">
            <text:p>155</text:p>
          </table:table-cell>
          <table:table-cell table:formula="of:=SUM([.H220:.AMJ220])" office:value-type="float" office:value="1" calcext:value-type="float">
            <text:p>1</text:p>
          </table:table-cell>
          <table:table-cell office:value-type="string" calcext:value-type="string">
            <text:p>Real Guns Hardcore</text:p>
          </table:table-cell>
          <table:table-cell office:value-type="string" calcext:value-type="string">
            <text:p>https://sites.google.com/site/realgunshardcore/</text:p>
          </table:table-cell>
          <table:table-cell table:style-name="ce10" table:number-matrix-columns-spanned="1" table:number-matrix-rows-spanned="1" table:formula="of:=COM.MICROSOFT.TEXTJOIN(&quot;, &quot;; 1; IF(ISBLANK([.H220:.AMJ220]); &quot;&quot;; [.H$2:.AMJ$2] &amp; &quot;: &quot; &amp; [.H220:.AMJ220]))" office:value-type="string" office:string-value="Koto: 1" calcext:value-type="string">
            <text:p>Koto: 1</text:p>
          </table:table-cell>
          <table:table-cell table:style-name="ce12" table:formula="of:=SUMPRODUCT(NOT(ISBLANK([.H220:.AMJ220])))"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155" calcext:value-type="float">
            <text:p>155</text:p>
          </table:table-cell>
          <table:table-cell table:formula="of:=SUM([.H221:.AMJ221])" office:value-type="float" office:value="1" calcext:value-type="float">
            <text:p>1</text:p>
          </table:table-cell>
          <table:table-cell office:value-type="string" calcext:value-type="string">
            <text:p>Realm of Cheogsh</text:p>
          </table:table-cell>
          <table:table-cell office:value-type="string" calcext:value-type="string">
            <text:p>https://www.doomworld.com/idgames/levels/doom2/Ports/p-r/roch</text:p>
          </table:table-cell>
          <table:table-cell table:style-name="ce10" table:number-matrix-columns-spanned="1" table:number-matrix-rows-spanned="1" table:formula="of:=COM.MICROSOFT.TEXTJOIN(&quot;, &quot;; 1; IF(ISBLANK([.H221:.AMJ221]); &quot;&quot;; [.H$2:.AMJ$2] &amp; &quot;: &quot; &amp; [.H221:.AMJ221]))" office:value-type="string" office:string-value="Ravick: 1" calcext:value-type="string">
            <text:p>Ravick: 1</text:p>
          </table:table-cell>
          <table:table-cell table:style-name="ce12" table:formula="of:=SUMPRODUCT(NOT(ISBLANK([.H221:.AMJ221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155" calcext:value-type="float">
            <text:p>155</text:p>
          </table:table-cell>
          <table:table-cell table:formula="of:=SUM([.H222:.AMJ222])" office:value-type="float" office:value="1" calcext:value-type="float">
            <text:p>1</text:p>
          </table:table-cell>
          <table:table-cell office:value-type="string" calcext:value-type="string">
            <text:p>Run For It!</text:p>
          </table:table-cell>
          <table:table-cell office:value-type="string" calcext:value-type="string">
            <text:p>https://forum.zdoom.org/viewtopic.php?f=43&amp;t=54362#p957165</text:p>
          </table:table-cell>
          <table:table-cell table:style-name="ce10" table:number-matrix-columns-spanned="1" table:number-matrix-rows-spanned="1" table:formula="of:=COM.MICROSOFT.TEXTJOIN(&quot;, &quot;; 1; IF(ISBLANK([.H222:.AMJ222]); &quot;&quot;; [.H$2:.AMJ$2] &amp; &quot;: &quot; &amp; [.H222:.AMJ222]))" office:value-type="string" office:string-value="IdiotBitz: 1" calcext:value-type="string">
            <text:p>IdiotBitz: 1</text:p>
          </table:table-cell>
          <table:table-cell table:style-name="ce12" table:formula="of:=SUMPRODUCT(NOT(ISBLANK([.H222:.AMJ222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155" calcext:value-type="float">
            <text:p>155</text:p>
          </table:table-cell>
          <table:table-cell table:formula="of:=SUM([.H223:.AMJ223])" office:value-type="float" office:value="1" calcext:value-type="float">
            <text:p>1</text:p>
          </table:table-cell>
          <table:table-cell office:value-type="string" calcext:value-type="string">
            <text:p>Simple Mirrored Monsters</text:p>
          </table:table-cell>
          <table:table-cell office:value-type="string" calcext:value-type="string">
            <text:p>https://www.doomworld.com/idgames/graphics/smm4doom</text:p>
          </table:table-cell>
          <table:table-cell table:style-name="ce10" table:number-matrix-columns-spanned="1" table:number-matrix-rows-spanned="1" table:formula="of:=COM.MICROSOFT.TEXTJOIN(&quot;, &quot;; 1; IF(ISBLANK([.H223:.AMJ223]); &quot;&quot;; [.H$2:.AMJ$2] &amp; &quot;: &quot; &amp; [.H223:.AMJ223]))" office:value-type="string" office:string-value="m8f: 1" calcext:value-type="string">
            <text:p>m8f: 1</text:p>
          </table:table-cell>
          <table:table-cell table:style-name="ce12" table:formula="of:=SUMPRODUCT(NOT(ISBLANK([.H223:.AMJ223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155" calcext:value-type="float">
            <text:p>155</text:p>
          </table:table-cell>
          <table:table-cell table:formula="of:=SUM([.H224:.AMJ224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style-name="ce10" table:number-matrix-columns-spanned="1" table:number-matrix-rows-spanned="1" table:formula="of:=COM.MICROSOFT.TEXTJOIN(&quot;, &quot;; 1; IF(ISBLANK([.H224:.AMJ224]); &quot;&quot;; [.H$2:.AMJ$2] &amp; &quot;: &quot; &amp; [.H224:.AMJ224]))" office:value-type="string" office:string-value="Hipnotic Rogue: 1" calcext:value-type="string">
            <text:p>Hipnotic Rogue: 1</text:p>
          </table:table-cell>
          <table:table-cell table:style-name="ce12" table:formula="of:=SUMPRODUCT(NOT(ISBLANK([.H224:.AMJ22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155" calcext:value-type="float">
            <text:p>155</text:p>
          </table:table-cell>
          <table:table-cell table:formula="of:=SUM([.H225:.AMJ225])" office:value-type="float" office:value="1" calcext:value-type="float">
            <text:p>1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forum/topic/54855-spacedm9-10-release-download-now/" xlink:type="simple">https://www.doomworld.com/forum/topic/54855-spacedm9-10-release-download-now/</text:a></text:p>
          </table:table-cell>
          <table:table-cell table:style-name="ce10" table:number-matrix-columns-spanned="1" table:number-matrix-rows-spanned="1" table:formula="of:=COM.MICROSOFT.TEXTJOIN(&quot;, &quot;; 1; IF(ISBLANK([.H225:.AMJ225]); &quot;&quot;; [.H$2:.AMJ$2] &amp; &quot;: &quot; &amp; [.H225:.AMJ225]))" office:value-type="string" office:string-value="Kappes Buur: 1" calcext:value-type="string">
            <text:p>Kappes Buur: 1</text:p>
          </table:table-cell>
          <table:table-cell table:style-name="ce12" table:formula="of:=SUMPRODUCT(NOT(ISBLANK([.H225:.AMJ225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155" calcext:value-type="float">
            <text:p>155</text:p>
          </table:table-cell>
          <table:table-cell table:formula="of:=SUM([.H226:.AMJ226])" office:value-type="float" office:value="1" calcext:value-type="float">
            <text:p>1</text:p>
          </table:table-cell>
          <table:table-cell office:value-type="string" calcext:value-type="string">
            <text:p>Splatterhouse 3D</text:p>
          </table:table-cell>
          <table:table-cell office:value-type="string" calcext:value-type="string">
            <text:p>https://forum.zdoom.org/viewtopic.php?f=19&amp;t=60104#p1048348</text:p>
          </table:table-cell>
          <table:table-cell table:style-name="ce10" table:number-matrix-columns-spanned="1" table:number-matrix-rows-spanned="1" table:formula="of:=COM.MICROSOFT.TEXTJOIN(&quot;, &quot;; 1; IF(ISBLANK([.H226:.AMJ226]); &quot;&quot;; [.H$2:.AMJ$2] &amp; &quot;: &quot; &amp; [.H226:.AMJ226]))" office:value-type="string" office:string-value="Rachael: 1" calcext:value-type="string">
            <text:p>Rachael: 1</text:p>
          </table:table-cell>
          <table:table-cell table:style-name="ce12" table:formula="of:=SUMPRODUCT(NOT(ISBLANK([.H226:.AMJ226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155" calcext:value-type="float">
            <text:p>155</text:p>
          </table:table-cell>
          <table:table-cell table:formula="of:=SUM([.H227:.AMJ227])" office:value-type="float" office:value="1" calcext:value-type="float">
            <text:p>1</text:p>
          </table:table-cell>
          <table:table-cell office:value-type="string" calcext:value-type="string">
            <text:p>StatsKeeper</text:p>
          </table:table-cell>
          <table:table-cell office:value-type="string" calcext:value-type="string">
            <text:p>https://forum.zdoom.org/viewtopic.php?t=56600#p1000024</text:p>
          </table:table-cell>
          <table:table-cell table:style-name="ce10" table:number-matrix-columns-spanned="1" table:number-matrix-rows-spanned="1" table:formula="of:=COM.MICROSOFT.TEXTJOIN(&quot;, &quot;; 1; IF(ISBLANK([.H227:.AMJ227]); &quot;&quot;; [.H$2:.AMJ$2] &amp; &quot;: &quot; &amp; [.H227:.AMJ227]))" office:value-type="string" office:string-value="Cyanide: 1" calcext:value-type="string">
            <text:p>Cyanide: 1</text:p>
          </table:table-cell>
          <table:table-cell table:style-name="ce12" table:formula="of:=SUMPRODUCT(NOT(ISBLANK([.H227:.AMJ227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155" calcext:value-type="float">
            <text:p>155</text:p>
          </table:table-cell>
          <table:table-cell table:formula="of:=SUM([.H228:.AMJ228])" office:value-type="float" office:value="1" calcext:value-type="float">
            <text:p>1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style-name="ce10" table:number-matrix-columns-spanned="1" table:number-matrix-rows-spanned="1" table:formula="of:=COM.MICROSOFT.TEXTJOIN(&quot;, &quot;; 1; IF(ISBLANK([.H228:.AMJ228]); &quot;&quot;; [.H$2:.AMJ$2] &amp; &quot;: &quot; &amp; [.H228:.AMJ228]))" office:value-type="string" office:string-value="Matt: 1" calcext:value-type="string">
            <text:p>Matt: 1</text:p>
          </table:table-cell>
          <table:table-cell table:style-name="ce12" table:formula="of:=SUMPRODUCT(NOT(ISBLANK([.H228:.AMJ228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155" calcext:value-type="float">
            <text:p>155</text:p>
          </table:table-cell>
          <table:table-cell table:formula="of:=SUM([.H229:.AMJ229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style-name="ce10" table:number-matrix-columns-spanned="1" table:number-matrix-rows-spanned="1" table:formula="of:=COM.MICROSOFT.TEXTJOIN(&quot;, &quot;; 1; IF(ISBLANK([.H229:.AMJ229]); &quot;&quot;; [.H$2:.AMJ$2] &amp; &quot;: &quot; &amp; [.H229:.AMJ229]))" office:value-type="string" office:string-value="Rachael: 1" calcext:value-type="string">
            <text:p>Rachael: 1</text:p>
          </table:table-cell>
          <table:table-cell table:style-name="ce12" table:formula="of:=SUMPRODUCT(NOT(ISBLANK([.H229:.AMJ229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155" calcext:value-type="float">
            <text:p>155</text:p>
          </table:table-cell>
          <table:table-cell table:formula="of:=SUM([.H230:.AMJ230])" office:value-type="float" office:value="1" calcext:value-type="float">
            <text:p>1</text:p>
          </table:table-cell>
          <table:table-cell office:value-type="string" calcext:value-type="string">
            <text:p>The City of The Damned : Apocalypse</text:p>
          </table:table-cell>
          <table:table-cell office:value-type="string" calcext:value-type="string">
            <text:p>https://www.doomworld.com/idgames/levels/doom2/Ports/s-u/tcotd21me</text:p>
          </table:table-cell>
          <table:table-cell table:style-name="ce10" table:number-matrix-columns-spanned="1" table:number-matrix-rows-spanned="1" table:formula="of:=COM.MICROSOFT.TEXTJOIN(&quot;, &quot;; 1; IF(ISBLANK([.H230:.AMJ230]); &quot;&quot;; [.H$2:.AMJ$2] &amp; &quot;: &quot; &amp; [.H230:.AMJ230]))" office:value-type="string" office:string-value="Zan: 1" calcext:value-type="string">
            <text:p>Zan: 1</text:p>
          </table:table-cell>
          <table:table-cell table:style-name="ce12" table:formula="of:=SUMPRODUCT(NOT(ISBLANK([.H230:.AMJ230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155" calcext:value-type="float">
            <text:p>155</text:p>
          </table:table-cell>
          <table:table-cell table:formula="of:=SUM([.H231:.AMJ231])" office:value-type="float" office:value="1" calcext:value-type="float">
            <text:p>1</text:p>
          </table:table-cell>
          <table:table-cell office:value-type="string" calcext:value-type="string">
            <text:p>The Island</text:p>
          </table:table-cell>
          <table:table-cell office:value-type="string" calcext:value-type="string">
            <text:p><text:a xlink:href="http://www.prodigal-game.com/doomwads.html" xlink:type="simple">http://www.prodigal-game.com/doomwads.html</text:a></text:p>
          </table:table-cell>
          <table:table-cell table:style-name="ce10" table:number-matrix-columns-spanned="1" table:number-matrix-rows-spanned="1" table:formula="of:=COM.MICROSOFT.TEXTJOIN(&quot;, &quot;; 1; IF(ISBLANK([.H231:.AMJ231]); &quot;&quot;; [.H$2:.AMJ$2] &amp; &quot;: &quot; &amp; [.H231:.AMJ231]))" office:value-type="string" office:string-value="Kappes Buur: 1" calcext:value-type="string">
            <text:p>Kappes Buur: 1</text:p>
          </table:table-cell>
          <table:table-cell table:style-name="ce12" table:formula="of:=SUMPRODUCT(NOT(ISBLANK([.H231:.AMJ231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155" calcext:value-type="float">
            <text:p>155</text:p>
          </table:table-cell>
          <table:table-cell table:formula="of:=SUM([.H232:.AMJ232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style-name="ce10" table:number-matrix-columns-spanned="1" table:number-matrix-rows-spanned="1" table:formula="of:=COM.MICROSOFT.TEXTJOIN(&quot;, &quot;; 1; IF(ISBLANK([.H232:.AMJ232]); &quot;&quot;; [.H$2:.AMJ$2] &amp; &quot;: &quot; &amp; [.H232:.AMJ232]))" office:value-type="string" office:string-value="lil'devil: 1" calcext:value-type="string">
            <text:p>lil'devil: 1</text:p>
          </table:table-cell>
          <table:table-cell table:style-name="ce12" table:formula="of:=SUMPRODUCT(NOT(ISBLANK([.H232:.AMJ232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155" calcext:value-type="float">
            <text:p>155</text:p>
          </table:table-cell>
          <table:table-cell table:formula="of:=SUM([.H233:.AMJ233])" office:value-type="float" office:value="1" calcext:value-type="float">
            <text:p>1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style-name="ce10" table:number-matrix-columns-spanned="1" table:number-matrix-rows-spanned="1" table:formula="of:=COM.MICROSOFT.TEXTJOIN(&quot;, &quot;; 1; IF(ISBLANK([.H233:.AMJ233]); &quot;&quot;; [.H$2:.AMJ$2] &amp; &quot;: &quot; &amp; [.H233:.AMJ233]))" office:value-type="string" office:string-value="Hipnotic Rogue: 1" calcext:value-type="string">
            <text:p>Hipnotic Rogue: 1</text:p>
          </table:table-cell>
          <table:table-cell table:style-name="ce12" table:formula="of:=SUMPRODUCT(NOT(ISBLANK([.H233:.AMJ233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155" calcext:value-type="float">
            <text:p>155</text:p>
          </table:table-cell>
          <table:table-cell table:formula="of:=SUM([.H234:.AMJ234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style-name="ce10" table:number-matrix-columns-spanned="1" table:number-matrix-rows-spanned="1" table:formula="of:=COM.MICROSOFT.TEXTJOIN(&quot;, &quot;; 1; IF(ISBLANK([.H234:.AMJ234]); &quot;&quot;; [.H$2:.AMJ$2] &amp; &quot;: &quot; &amp; [.H234:.AMJ234]))" office:value-type="string" office:string-value="Hipnotic Rogue: 1" calcext:value-type="string">
            <text:p>Hipnotic Rogue: 1</text:p>
          </table:table-cell>
          <table:table-cell table:style-name="ce12" table:formula="of:=SUMPRODUCT(NOT(ISBLANK([.H234:.AMJ23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155" calcext:value-type="float">
            <text:p>155</text:p>
          </table:table-cell>
          <table:table-cell table:formula="of:=SUM([.H235:.AMJ235])" office:value-type="float" office:value="1" calcext:value-type="float">
            <text:p>1</text:p>
          </table:table-cell>
          <table:table-cell office:value-type="string" calcext:value-type="string">
            <text:p>Wolfenstein 3D TC</text:p>
          </table:table-cell>
          <table:table-cell office:value-type="string" calcext:value-type="string">
            <text:p>https://www.afadoomer.com/wolf3d/default.php</text:p>
          </table:table-cell>
          <table:table-cell table:style-name="ce10" table:number-matrix-columns-spanned="1" table:number-matrix-rows-spanned="1" table:formula="of:=COM.MICROSOFT.TEXTJOIN(&quot;, &quot;; 1; IF(ISBLANK([.H235:.AMJ235]); &quot;&quot;; [.H$2:.AMJ$2] &amp; &quot;: &quot; &amp; [.H235:.AMJ235]))" office:value-type="string" office:string-value="sycspysycspy: 1" calcext:value-type="string">
            <text:p>sycspysycspy: 1</text:p>
          </table:table-cell>
          <table:table-cell table:style-name="ce12" table:formula="of:=SUMPRODUCT(NOT(ISBLANK([.H235:.AMJ235])))"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53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155" calcext:value-type="float">
            <text:p>155</text:p>
          </table:table-cell>
          <table:table-cell table:formula="of:=SUM([.H236:.AMJ236])" office:value-type="float" office:value="1" calcext:value-type="float">
            <text:p>1</text:p>
          </table:table-cell>
          <table:table-cell office:value-type="string" calcext:value-type="string">
            <text:p>X-Weapon: Helsturm</text:p>
          </table:table-cell>
          <table:table-cell office:value-type="string" calcext:value-type="string">
            <text:p><text:a xlink:href="https://forum.zdoom.org/viewtopic.php?f=43&amp;t=37254#p707405" xlink:type="simple">https://forum.zdoom.org/viewtopic.php?f=43&amp;t=37254#p707405</text:a></text:p>
          </table:table-cell>
          <table:table-cell table:style-name="ce10" table:number-matrix-columns-spanned="1" table:number-matrix-rows-spanned="1" table:formula="of:=COM.MICROSOFT.TEXTJOIN(&quot;, &quot;; 1; IF(ISBLANK([.H236:.AMJ236]); &quot;&quot;; [.H$2:.AMJ$2] &amp; &quot;: &quot; &amp; [.H236:.AMJ236]))" office:value-type="string" office:string-value="shotfan: 1" calcext:value-type="string">
            <text:p>shotfan: 1</text:p>
          </table:table-cell>
          <table:table-cell table:style-name="ce12" table:formula="of:=SUMPRODUCT(NOT(ISBLANK([.H236:.AMJ236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155" calcext:value-type="float">
            <text:p>155</text:p>
          </table:table-cell>
          <table:table-cell table:formula="of:=SUM([.H237:.AMJ237])" office:value-type="float" office:value="1" calcext:value-type="float">
            <text:p>1</text:p>
          </table:table-cell>
          <table:table-cell office:value-type="string" calcext:value-type="string">
            <text:p>Xim's Star Wars Doom</text:p>
          </table:table-cell>
          <table:table-cell office:value-type="string" calcext:value-type="string">
            <text:p><text:a xlink:href="https://forum.zdoom.org/viewtopic.php?f=43&amp;t=63652&amp;p=1091577#p1091263" xlink:type="simple">https://forum.zdoom.org/viewtopic.php?f=43&amp;t=63652&amp;p=1091577#p1091263</text:a></text:p>
          </table:table-cell>
          <table:table-cell table:style-name="ce10" table:number-matrix-columns-spanned="1" table:number-matrix-rows-spanned="1" table:formula="of:=COM.MICROSOFT.TEXTJOIN(&quot;, &quot;; 1; IF(ISBLANK([.H237:.AMJ237]); &quot;&quot;; [.H$2:.AMJ$2] &amp; &quot;: &quot; &amp; [.H237:.AMJ237]))" office:value-type="string" office:string-value="xim: 1" calcext:value-type="string">
            <text:p>xim: 1</text:p>
          </table:table-cell>
          <table:table-cell table:style-name="ce12" table:formula="of:=SUMPRODUCT(NOT(ISBLANK([.H237:.AMJ237])))" office:value-type="float" office:value="1" calcext:value-type="float">
            <text:p>1</text:p>
          </table:table-cell>
          <table:table-cell table:number-columns-repeated="87"/>
          <table:table-cell office:value-type="float" office:value="1" calcext:value-type="float">
            <text:p>1</text:p>
          </table:table-cell>
          <table:table-cell table:number-columns-repeated="929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155" calcext:value-type="float">
            <text:p>155</text:p>
          </table:table-cell>
          <table:table-cell table:formula="of:=SUM([.H238:.AMJ238])" office:value-type="float" office:value="1" calcext:value-type="float">
            <text:p>1</text:p>
          </table:table-cell>
          <table:table-cell office:value-type="string" calcext:value-type="string">
            <text:p>Zion</text:p>
          </table:table-cell>
          <table:table-cell office:value-type="string" calcext:value-type="string">
            <text:p>https://forum.zdoom.org/viewtopic.php?f=43&amp;t=50744#p882979</text:p>
          </table:table-cell>
          <table:table-cell table:style-name="ce10" table:number-matrix-columns-spanned="1" table:number-matrix-rows-spanned="1" table:formula="of:=COM.MICROSOFT.TEXTJOIN(&quot;, &quot;; 1; IF(ISBLANK([.H238:.AMJ238]); &quot;&quot;; [.H$2:.AMJ$2] &amp; &quot;: &quot; &amp; [.H238:.AMJ238]))" office:value-type="string" office:string-value="Apaul27 : 1" calcext:value-type="string">
            <text:p>Apaul27 : 1</text:p>
          </table:table-cell>
          <table:table-cell table:style-name="ce12" table:formula="of:=SUMPRODUCT(NOT(ISBLANK([.H238:.AMJ238])))" office:value-type="float" office:value="1" calcext:value-type="float">
            <text:p>1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954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236" calcext:value-type="float">
            <text:p>236</text:p>
          </table:table-cell>
          <table:table-cell table:formula="of:=SUM([.H239:.AMJ23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9:.AMJ239]); &quot;&quot;; [.H$2:.AMJ$2] &amp; &quot;: &quot; &amp; [.H239:.AMJ239]))">
            <text:p/>
          </table:table-cell>
          <table:table-cell table:style-name="ce12" table:formula="of:=SUMPRODUCT(NOT(ISBLANK([.H239:.AMJ23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236" calcext:value-type="float">
            <text:p>236</text:p>
          </table:table-cell>
          <table:table-cell table:formula="of:=SUM([.H240:.AMJ24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0:.AMJ240]); &quot;&quot;; [.H$2:.AMJ$2] &amp; &quot;: &quot; &amp; [.H240:.AMJ240]))">
            <text:p/>
          </table:table-cell>
          <table:table-cell table:style-name="ce12" table:formula="of:=SUMPRODUCT(NOT(ISBLANK([.H240:.AMJ24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236" calcext:value-type="float">
            <text:p>236</text:p>
          </table:table-cell>
          <table:table-cell table:formula="of:=SUM([.H241:.AMJ24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1:.AMJ241]); &quot;&quot;; [.H$2:.AMJ$2] &amp; &quot;: &quot; &amp; [.H241:.AMJ241]))">
            <text:p/>
          </table:table-cell>
          <table:table-cell table:style-name="ce12" table:formula="of:=SUMPRODUCT(NOT(ISBLANK([.H241:.AMJ24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236" calcext:value-type="float">
            <text:p>236</text:p>
          </table:table-cell>
          <table:table-cell table:formula="of:=SUM([.H242:.AMJ24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2:.AMJ242]); &quot;&quot;; [.H$2:.AMJ$2] &amp; &quot;: &quot; &amp; [.H242:.AMJ242]))">
            <text:p/>
          </table:table-cell>
          <table:table-cell table:style-name="ce12" table:formula="of:=SUMPRODUCT(NOT(ISBLANK([.H242:.AMJ24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236" calcext:value-type="float">
            <text:p>236</text:p>
          </table:table-cell>
          <table:table-cell table:formula="of:=SUM([.H243:.AMJ24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3:.AMJ243]); &quot;&quot;; [.H$2:.AMJ$2] &amp; &quot;: &quot; &amp; [.H243:.AMJ243]))">
            <text:p/>
          </table:table-cell>
          <table:table-cell table:style-name="ce12" table:formula="of:=SUMPRODUCT(NOT(ISBLANK([.H243:.AMJ24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236" calcext:value-type="float">
            <text:p>236</text:p>
          </table:table-cell>
          <table:table-cell table:formula="of:=SUM([.H244:.AMJ24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4:.AMJ244]); &quot;&quot;; [.H$2:.AMJ$2] &amp; &quot;: &quot; &amp; [.H244:.AMJ244]))">
            <text:p/>
          </table:table-cell>
          <table:table-cell table:style-name="ce12" table:formula="of:=SUMPRODUCT(NOT(ISBLANK([.H244:.AMJ24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236" calcext:value-type="float">
            <text:p>236</text:p>
          </table:table-cell>
          <table:table-cell table:formula="of:=SUM([.H245:.AMJ24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5:.AMJ245]); &quot;&quot;; [.H$2:.AMJ$2] &amp; &quot;: &quot; &amp; [.H245:.AMJ245]))">
            <text:p/>
          </table:table-cell>
          <table:table-cell table:style-name="ce12" table:formula="of:=SUMPRODUCT(NOT(ISBLANK([.H245:.AMJ24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236" calcext:value-type="float">
            <text:p>236</text:p>
          </table:table-cell>
          <table:table-cell table:formula="of:=SUM([.H246:.AMJ24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6:.AMJ246]); &quot;&quot;; [.H$2:.AMJ$2] &amp; &quot;: &quot; &amp; [.H246:.AMJ246]))">
            <text:p/>
          </table:table-cell>
          <table:table-cell table:style-name="ce12" table:formula="of:=SUMPRODUCT(NOT(ISBLANK([.H246:.AMJ24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236" calcext:value-type="float">
            <text:p>236</text:p>
          </table:table-cell>
          <table:table-cell table:formula="of:=SUM([.H247:.AMJ24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7:.AMJ247]); &quot;&quot;; [.H$2:.AMJ$2] &amp; &quot;: &quot; &amp; [.H247:.AMJ247]))">
            <text:p/>
          </table:table-cell>
          <table:table-cell table:style-name="ce12" table:formula="of:=SUMPRODUCT(NOT(ISBLANK([.H247:.AMJ24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236" calcext:value-type="float">
            <text:p>236</text:p>
          </table:table-cell>
          <table:table-cell table:formula="of:=SUM([.H248:.AMJ24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8:.AMJ248]); &quot;&quot;; [.H$2:.AMJ$2] &amp; &quot;: &quot; &amp; [.H248:.AMJ248]))">
            <text:p/>
          </table:table-cell>
          <table:table-cell table:style-name="ce12" table:formula="of:=SUMPRODUCT(NOT(ISBLANK([.H248:.AMJ24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236" calcext:value-type="float">
            <text:p>236</text:p>
          </table:table-cell>
          <table:table-cell table:formula="of:=SUM([.H249:.AMJ24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9:.AMJ249]); &quot;&quot;; [.H$2:.AMJ$2] &amp; &quot;: &quot; &amp; [.H249:.AMJ249]))">
            <text:p/>
          </table:table-cell>
          <table:table-cell table:style-name="ce12" table:formula="of:=SUMPRODUCT(NOT(ISBLANK([.H249:.AMJ24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36" calcext:value-type="float">
            <text:p>236</text:p>
          </table:table-cell>
          <table:table-cell table:formula="of:=SUM([.H250:.AMJ25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0:.AMJ250]); &quot;&quot;; [.H$2:.AMJ$2] &amp; &quot;: &quot; &amp; [.H250:.AMJ250]))">
            <text:p/>
          </table:table-cell>
          <table:table-cell table:style-name="ce12" table:formula="of:=SUMPRODUCT(NOT(ISBLANK([.H250:.AMJ25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36" calcext:value-type="float">
            <text:p>236</text:p>
          </table:table-cell>
          <table:table-cell table:formula="of:=SUM([.H251:.AMJ25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1:.AMJ251]); &quot;&quot;; [.H$2:.AMJ$2] &amp; &quot;: &quot; &amp; [.H251:.AMJ251]))">
            <text:p/>
          </table:table-cell>
          <table:table-cell table:style-name="ce12" table:formula="of:=SUMPRODUCT(NOT(ISBLANK([.H251:.AMJ25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36" calcext:value-type="float">
            <text:p>236</text:p>
          </table:table-cell>
          <table:table-cell table:formula="of:=SUM([.H252:.AMJ25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2:.AMJ252]); &quot;&quot;; [.H$2:.AMJ$2] &amp; &quot;: &quot; &amp; [.H252:.AMJ252]))">
            <text:p/>
          </table:table-cell>
          <table:table-cell table:style-name="ce12" table:formula="of:=SUMPRODUCT(NOT(ISBLANK([.H252:.AMJ25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36" calcext:value-type="float">
            <text:p>236</text:p>
          </table:table-cell>
          <table:table-cell table:formula="of:=SUM([.H253:.AMJ25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3:.AMJ253]); &quot;&quot;; [.H$2:.AMJ$2] &amp; &quot;: &quot; &amp; [.H253:.AMJ253]))">
            <text:p/>
          </table:table-cell>
          <table:table-cell table:style-name="ce12" table:formula="of:=SUMPRODUCT(NOT(ISBLANK([.H253:.AMJ25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36" calcext:value-type="float">
            <text:p>236</text:p>
          </table:table-cell>
          <table:table-cell table:formula="of:=SUM([.H254:.AMJ25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4:.AMJ254]); &quot;&quot;; [.H$2:.AMJ$2] &amp; &quot;: &quot; &amp; [.H254:.AMJ254]))">
            <text:p/>
          </table:table-cell>
          <table:table-cell table:style-name="ce12" table:formula="of:=SUMPRODUCT(NOT(ISBLANK([.H254:.AMJ25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36" calcext:value-type="float">
            <text:p>236</text:p>
          </table:table-cell>
          <table:table-cell table:formula="of:=SUM([.H255:.AMJ25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5:.AMJ255]); &quot;&quot;; [.H$2:.AMJ$2] &amp; &quot;: &quot; &amp; [.H255:.AMJ255]))">
            <text:p/>
          </table:table-cell>
          <table:table-cell table:style-name="ce12" table:formula="of:=SUMPRODUCT(NOT(ISBLANK([.H255:.AMJ25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36" calcext:value-type="float">
            <text:p>236</text:p>
          </table:table-cell>
          <table:table-cell table:formula="of:=SUM([.H256:.AMJ25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6:.AMJ256]); &quot;&quot;; [.H$2:.AMJ$2] &amp; &quot;: &quot; &amp; [.H256:.AMJ256]))">
            <text:p/>
          </table:table-cell>
          <table:table-cell table:style-name="ce12" table:formula="of:=SUMPRODUCT(NOT(ISBLANK([.H256:.AMJ25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36" calcext:value-type="float">
            <text:p>236</text:p>
          </table:table-cell>
          <table:table-cell table:formula="of:=SUM([.H257:.AMJ25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7:.AMJ257]); &quot;&quot;; [.H$2:.AMJ$2] &amp; &quot;: &quot; &amp; [.H257:.AMJ257]))">
            <text:p/>
          </table:table-cell>
          <table:table-cell table:style-name="ce12" table:formula="of:=SUMPRODUCT(NOT(ISBLANK([.H257:.AMJ25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36" calcext:value-type="float">
            <text:p>236</text:p>
          </table:table-cell>
          <table:table-cell table:formula="of:=SUM([.H258:.AMJ25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8:.AMJ258]); &quot;&quot;; [.H$2:.AMJ$2] &amp; &quot;: &quot; &amp; [.H258:.AMJ258]))">
            <text:p/>
          </table:table-cell>
          <table:table-cell table:style-name="ce12" table:formula="of:=SUMPRODUCT(NOT(ISBLANK([.H258:.AMJ25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36" calcext:value-type="float">
            <text:p>236</text:p>
          </table:table-cell>
          <table:table-cell table:formula="of:=SUM([.H259:.AMJ25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9:.AMJ259]); &quot;&quot;; [.H$2:.AMJ$2] &amp; &quot;: &quot; &amp; [.H259:.AMJ259]))">
            <text:p/>
          </table:table-cell>
          <table:table-cell table:style-name="ce12" table:formula="of:=SUMPRODUCT(NOT(ISBLANK([.H259:.AMJ25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36" calcext:value-type="float">
            <text:p>236</text:p>
          </table:table-cell>
          <table:table-cell table:formula="of:=SUM([.H260:.AMJ26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60:.AMJ260]); &quot;&quot;; [.H$2:.AMJ$2] &amp; &quot;: &quot; &amp; [.H260:.AMJ260]))">
            <text:p/>
          </table:table-cell>
          <table:table-cell table:style-name="ce12" table:formula="of:=SUMPRODUCT(NOT(ISBLANK([.H260:.AMJ26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31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CK2:Numbers.AMJ2 Numbers.B2:Numbers.G2 Numbers.I2:Numbers.AH2 Numbers.AJ2:Numbers.BC2 Numbers.BK2:Numbers.BL2 Numbers.BO2:Numbers.BQ2 Numbers.BS2:Numbers.BS2 Numbers.BF2:Numbers.BI2 Numbers.BU2:Numbers.CH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N2:Numbers.BN2">
            <calcext:condition calcext:apply-style-name="Result" calcext:value="duplicate" calcext:base-cell-address="Numbers.BN2"/>
            <calcext:condition calcext:apply-style-name="Default" calcext:value="unique" calcext:base-cell-address="Numbers.BN2"/>
          </calcext:conditional-format>
          <calcext:conditional-format calcext:target-range-address="Numbers.BT2:Numbers.BT2">
            <calcext:condition calcext:apply-style-name="Result" calcext:value="duplicate" calcext:base-cell-address="Numbers.BT2"/>
            <calcext:condition calcext:apply-style-name="Default" calcext:value="unique" calcext:base-cell-address="Numbers.BT2"/>
          </calcext:conditional-format>
          <calcext:conditional-format calcext:target-range-address="Numbers.BJ2:Numbers.BJ2">
            <calcext:condition calcext:apply-style-name="Result" calcext:value="duplicate" calcext:base-cell-address="Numbers.BJ2"/>
            <calcext:condition calcext:apply-style-name="Default" calcext:value="unique" calcext:base-cell-address="Numbers.BJ2"/>
          </calcext:conditional-format>
          <calcext:conditional-format calcext:target-range-address="Numbers.CI2:Numbers.CI2">
            <calcext:condition calcext:apply-style-name="Result" calcext:value="duplicate" calcext:base-cell-address="Numbers.CI2"/>
            <calcext:condition calcext:apply-style-name="Default" calcext:value="unique" calcext:base-cell-address="Numbers.CI2"/>
          </calcext:conditional-format>
          <calcext:conditional-format calcext:target-range-address="Numbers.CJ2:Numbers.CJ2">
            <calcext:condition calcext:apply-style-name="Result" calcext:value="duplicate" calcext:base-cell-address="Numbers.CJ2"/>
            <calcext:condition calcext:apply-style-name="Default" calcext:value="unique" calcext:base-cell-address="Numbers.CJ2"/>
          </calcext:conditional-format>
        </calcext:conditional-formats>
      </table:table>
      <table:table table:name="List" table:style-name="ta1">
        <table:table-column table:style-name="co10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row table:style-name="ro5">
          <table:table-cell table:formula="of:=IF([Numbers.C4] &gt; 0; &quot;[b]&quot; &amp; [Numbers.B4] &amp; &quot;. &quot; &amp; &quot;[url=&quot; &amp; [Numbers.E4] &amp; &quot;]&quot; &amp; [Numbers.D4] &amp; &quot;[/url][/b]&quot; &amp;  &quot; [[b]&quot; &amp; [Numbers.C4] &amp; &quot;[/b]: [size=85]&quot; &amp; [Numbers.F4] &amp; &quot;[/size]]&quot;; &quot;&quot;)" office:value-type="string" office:string-value="[b]1. [url=https://www.moddb.com/mods/brutal-doom/addons/project-brutality]Project Brutality[/url][/b] [[b]53[/b]: [size=85]Koto: 3, JDSH98: 2, TDRR: 1, MasterBeavis: 2, AlexThePianoNailer: 5, ErrantMasa: 4, iamcarrotmaster: 5, A_D_M_E_R_A_L: 5, Martinoz: 5, LastManonEarth: 5, Cacodemon345: 5, Craneo: 2, Dawn111: 4, Elodorian: 5[/size]]" calcext:value-type="string">
            <text:p>[b]1. [url=https://www.moddb.com/mods/brutal-doom/addons/project-brutality]Project Brutality[/url][/b] [[b]53[/b]: [size=85]Koto: 3, JDSH98: 2, TDRR: 1, MasterBeavis: 2, AlexThePianoNailer: 5, ErrantMasa: 4, iamcarrotmaster: 5, A_D_M_E_R_A_L: 5, Martinoz: 5, LastManonEarth: 5, Cacodemon345: 5, Craneo: 2, Dawn111: 4, Elodorian: 5[/size]]</text:p>
          </table:table-cell>
          <table:table-cell table:formula="of:=IF([Numbers.C4] &gt; 0; &quot;convert background.png -gravity Center -size 270 -pointsize 24 -fill black -annotate +0-14 'Voted #&quot; &amp; [Numbers.B4] &amp; &quot; mod' -pointsize 20 -fill white -annotate +0+18 'by ZDoom Community' &quot; &amp; &quot;png8:pngs/&quot; &amp; SUBSTITUTE(SUBSTITUTE(SUBSTITUTE(SUBSTITUTE(SUBSTITUTE([Numbers.D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8:pngs/Project_Brutality.png" calcext:value-type="string">
            <text:p>convert background.png -gravity Center -size 270 -pointsize 24 -fill black -annotate +0-14 'Voted #1 mod' -pointsize 20 -fill white -annotate +0+18 'by ZDoom Community' png8:pngs/Project_Brutality.png</text:p>
          </table:table-cell>
          <table:table-cell office:value-type="string" calcext:value-type="string">
            <text:p>|</text:p>
          </table:table-cell>
          <table:table-cell/>
          <table:table-cell table:style-name="ce26" table:formula="of:=&quot;#!/bin/bash&quot; &amp; CHAR(10) &amp; &quot;rm pngs/*&quot; &amp; CHAR(10) &amp; CHAR(10) &amp; COM.MICROSOFT.TEXTJOIN(CHAR(10); 1; [.B$1:.B$1048576]) &amp; CHAR(10) &amp; &quot;optipng -strip all pngs/*&quot;" office:value-type="string" office:string-value="#!/bin/bash&#10;rm pngs/*&#10;&#10;convert background.png -gravity Center -size 270 -pointsize 24 -fill black -annotate +0-14 'Voted #1 mod' -pointsize 20 -fill white -annotate +0+18 'by ZDoom Community' png8:pngs/Project_Brutality.png&#10;convert background.png -gravity Center -size 270 -pointsize 24 -fill black -annotate +0-14 'Voted #2 mod' -pointsize 20 -fill white -annotate +0+18 'by ZDoom Community' png8:pngs/DoomRL_Arsenal.png&#10;convert background.png -gravity Center -size 270 -pointsize 24 -fill black -annotate +0-14 'Voted #3 mod' -pointsize 20 -fill white -annotate +0+18 'by ZDoom Community' png8:pngs/The_Trailblazer.png&#10;convert background.png -gravity Center -size 270 -pointsize 24 -fill black -annotate +0-14 'Voted #4 mod' -pointsize 20 -fill white -annotate +0+18 'by ZDoom Community' png8:pngs/Guncaster.png&#10;convert background.png -gravity Center -size 270 -pointsize 24 -fill black -annotate +0-14 'Voted #5 mod' -pointsize 20 -fill white -annotate +0+18 'by ZDoom Community' png8:pngs/High_Noon_Drifter.png&#10;convert background.png -gravity Center -size 270 -pointsize 24 -fill black -annotate +0-14 'Voted #6 mod' -pointsize 20 -fill white -annotate +0+18 'by ZDoom Community' png8:pngs/Hideous_Destructor.png&#10;convert background.png -gravity Center -size 270 -pointsize 24 -fill black -annotate +0-14 'Voted #7 mod' -pointsize 20 -fill white -annotate +0+18 'by ZDoom Community' png8:pngs/Death_Foretold__D4T_.png&#10;convert background.png -gravity Center -size 270 -pointsize 24 -fill black -annotate +0-14 'Voted #7 mod' -pointsize 20 -fill white -annotate +0+18 'by ZDoom Community' png8:pngs/Quake_Champions:_Doom_Edition__QCDE_.png&#10;convert background.png -gravity Center -size 270 -pointsize 24 -fill black -annotate +0-14 'Voted #9 mod' -pointsize 20 -fill white -annotate +0+18 'by ZDoom Community' png8:pngs/Project_MSX.png&#10;convert background.png -gravity Center -size 270 -pointsize 24 -fill black -annotate +0-14 'Voted #10 mod' -pointsize 20 -fill white -annotate +0+18 'by ZDoom Community' png8:pngs/Final_Doomer.png&#10;convert background.png -gravity Center -size 270 -pointsize 24 -fill black -annotate +0-14 'Voted #10 mod' -pointsize 20 -fill white -annotate +0+18 'by ZDoom Community' png8:pngs/Russian_Overkill.png&#10;convert background.png -gravity Center -size 270 -pointsize 24 -fill black -annotate +0-14 'Voted #12 mod' -pointsize 20 -fill white -annotate +0+18 'by ZDoom Community' png8:pngs/Netronian_Chaos.png&#10;convert background.png -gravity Center -size 270 -pointsize 24 -fill black -annotate +0-14 'Voted #13 mod' -pointsize 20 -fill white -annotate +0+18 'by ZDoom Community' png8:pngs/Colourful_Hell.png&#10;convert background.png -gravity Center -size 270 -pointsize 24 -fill black -annotate +0-14 'Voted #13 mod' -pointsize 20 -fill white -annotate +0+18 'by ZDoom Community' png8:pngs/Samsara.png&#10;convert background.png -gravity Center -size 270 -pointsize 24 -fill black -annotate +0-14 'Voted #15 mod' -pointsize 20 -fill white -annotate +0+18 'by ZDoom Community' png8:pngs/GMOTA.png&#10;convert background.png -gravity Center -size 270 -pointsize 24 -fill black -annotate +0-14 'Voted #15 mod' -pointsize 20 -fill white -annotate +0+18 'by ZDoom Community' png8:pngs/The_Adventures_of_Square.png&#10;convert background.png -gravity Center -size 270 -pointsize 24 -fill black -annotate +0-14 'Voted #15 mod' -pointsize 20 -fill white -annotate +0+18 'by ZDoom Community' png8:pngs/Winter_s_Fury.png&#10;convert background.png -gravity Center -size 270 -pointsize 24 -fill black -annotate +0-14 'Voted #18 mod' -pointsize 20 -fill white -annotate +0+18 'by ZDoom Community' png8:pngs/Touhou_Doom.png&#10;convert background.png -gravity Center -size 270 -pointsize 24 -fill black -annotate +0-14 'Voted #19 mod' -pointsize 20 -fill white -annotate +0+18 'by ZDoom Community' png8:pngs/Hearts_of_Demons_-_BARON.png&#10;convert background.png -gravity Center -size 270 -pointsize 24 -fill black -annotate +0-14 'Voted #20 mod' -pointsize 20 -fill white -annotate +0+18 'by ZDoom Community' png8:pngs/Blade_of_Agony.png&#10;convert background.png -gravity Center -size 270 -pointsize 24 -fill black -annotate +0-14 'Voted #20 mod' -pointsize 20 -fill white -annotate +0+18 'by ZDoom Community' png8:pngs/DOOM_For_DooM__D4D_.png&#10;convert background.png -gravity Center -size 270 -pointsize 24 -fill black -annotate +0-14 'Voted #22 mod' -pointsize 20 -fill white -annotate +0+18 'by ZDoom Community' png8:pngs/Demonsteele.png&#10;convert background.png -gravity Center -size 270 -pointsize 24 -fill black -annotate +0-14 'Voted #22 mod' -pointsize 20 -fill white -annotate +0+18 'by ZDoom Community' png8:pngs/Doom_Incarnate.png&#10;convert background.png -gravity Center -size 270 -pointsize 24 -fill black -annotate +0-14 'Voted #22 mod' -pointsize 20 -fill white -annotate +0+18 'by ZDoom Community' png8:pngs/La_Tailor_Girl.png&#10;convert background.png -gravity Center -size 270 -pointsize 24 -fill black -annotate +0-14 'Voted #22 mod' -pointsize 20 -fill white -annotate +0+18 'by ZDoom Community' png8:pngs/Urban_Brawl:_Action_Doom_2.png&#10;convert background.png -gravity Center -size 270 -pointsize 24 -fill black -annotate +0-14 'Voted #26 mod' -pointsize 20 -fill white -annotate +0+18 'by ZDoom Community' png8:pngs/Brutal_Doom.png&#10;convert background.png -gravity Center -size 270 -pointsize 24 -fill black -annotate +0-14 'Voted #26 mod' -pointsize 20 -fill white -annotate +0+18 'by ZDoom Community' png8:pngs/Psychic.png&#10;convert background.png -gravity Center -size 270 -pointsize 24 -fill black -annotate +0-14 'Voted #28 mod' -pointsize 20 -fill white -annotate +0+18 'by ZDoom Community' png8:pngs/Beautiful_Doom.png&#10;convert background.png -gravity Center -size 270 -pointsize 24 -fill black -annotate +0-14 'Voted #28 mod' -pointsize 20 -fill white -annotate +0+18 'by ZDoom Community' png8:pngs/Doom_RPG.png&#10;convert background.png -gravity Center -size 270 -pointsize 24 -fill black -annotate +0-14 'Voted #28 mod' -pointsize 20 -fill white -annotate +0+18 'by ZDoom Community' png8:pngs/Reelism.png&#10;convert background.png -gravity Center -size 270 -pointsize 24 -fill black -annotate +0-14 'Voted #31 mod' -pointsize 20 -fill white -annotate +0+18 'by ZDoom Community' png8:pngs/LegenDoom.png&#10;convert background.png -gravity Center -size 270 -pointsize 24 -fill black -annotate +0-14 'Voted #31 mod' -pointsize 20 -fill white -annotate +0+18 'by ZDoom Community' png8:pngs/Pirate_Doom.png&#10;convert background.png -gravity Center -size 270 -pointsize 24 -fill black -annotate +0-14 'Voted #33 mod' -pointsize 20 -fill white -annotate +0+18 'by ZDoom Community' png8:pngs/Ashes_2063_TC.png&#10;convert background.png -gravity Center -size 270 -pointsize 24 -fill black -annotate +0-14 'Voted #33 mod' -pointsize 20 -fill white -annotate +0+18 'by ZDoom Community' png8:pngs/Kriegsland:_Blutorden.png&#10;convert background.png -gravity Center -size 270 -pointsize 24 -fill black -annotate +0-14 'Voted #35 mod' -pointsize 20 -fill white -annotate +0+18 'by ZDoom Community' png8:pngs/Doom_64:_Retribution.png&#10;convert background.png -gravity Center -size 270 -pointsize 24 -fill black -annotate +0-14 'Voted #35 mod' -pointsize 20 -fill white -annotate +0+18 'by ZDoom Community' png8:pngs/Nash_s_Gore_Mod.png&#10;convert background.png -gravity Center -size 270 -pointsize 24 -fill black -annotate +0-14 'Voted #37 mod' -pointsize 20 -fill white -annotate +0+18 'by ZDoom Community' png8:pngs/Doom:_The_Golden_Souls.png&#10;convert background.png -gravity Center -size 270 -pointsize 24 -fill black -annotate +0-14 'Voted #37 mod' -pointsize 20 -fill white -annotate +0+18 'by ZDoom Community' png8:pngs/MetaDoom.png&#10;convert background.png -gravity Center -size 270 -pointsize 24 -fill black -annotate +0-14 'Voted #37 mod' -pointsize 20 -fill white -annotate +0+18 'by ZDoom Community' png8:pngs/Ultimate_DoomVisor.png&#10;convert background.png -gravity Center -size 270 -pointsize 24 -fill black -annotate +0-14 'Voted #37 mod' -pointsize 20 -fill white -annotate +0+18 'by ZDoom Community' png8:pngs/Zen_Dynamics.png&#10;convert background.png -gravity Center -size 270 -pointsize 24 -fill black -annotate +0-14 'Voted #41 mod' -pointsize 20 -fill white -annotate +0+18 'by ZDoom Community' png8:pngs/Enhanced_Vanilla_Project__EVP_.png&#10;convert background.png -gravity Center -size 270 -pointsize 24 -fill black -annotate +0-14 'Voted #41 mod' -pointsize 20 -fill white -annotate +0+18 'by ZDoom Community' png8:pngs/Lithium.png&#10;convert background.png -gravity Center -size 270 -pointsize 24 -fill black -annotate +0-14 'Voted #43 mod' -pointsize 20 -fill white -annotate +0+18 'by ZDoom Community' png8:pngs/Doom:_The_Golden_Souls_2.png&#10;convert background.png -gravity Center -size 270 -pointsize 24 -fill black -annotate +0-14 'Voted #43 mod' -pointsize 20 -fill white -annotate +0+18 'by ZDoom Community' png8:pngs/Legacy_of_Suffering.png&#10;convert background.png -gravity Center -size 270 -pointsize 24 -fill black -annotate +0-14 'Voted #43 mod' -pointsize 20 -fill white -annotate +0+18 'by ZDoom Community' png8:pngs/ouch_m_2:_abort_m.png&#10;convert background.png -gravity Center -size 270 -pointsize 24 -fill black -annotate +0-14 'Voted #43 mod' -pointsize 20 -fill white -annotate +0+18 'by ZDoom Community' png8:pngs/The_Ultimate_Torment_and_Torture.png&#10;convert background.png -gravity Center -size 270 -pointsize 24 -fill black -annotate +0-14 'Voted #47 mod' -pointsize 20 -fill white -annotate +0+18 'by ZDoom Community' png8:pngs/PlayStation_Doom_TC.png&#10;convert background.png -gravity Center -size 270 -pointsize 24 -fill black -annotate +0-14 'Voted #48 mod' -pointsize 20 -fill white -annotate +0+18 'by ZDoom Community' png8:pngs/Hunter’s_Moon.png&#10;convert background.png -gravity Center -size 270 -pointsize 24 -fill black -annotate +0-14 'Voted #48 mod' -pointsize 20 -fill white -annotate +0+18 'by ZDoom Community' png8:pngs/Rise_Of_The_Wool_Ball.png&#10;convert background.png -gravity Center -size 270 -pointsize 24 -fill black -annotate +0-14 'Voted #48 mod' -pointsize 20 -fill white -annotate +0+18 'by ZDoom Community' png8:pngs/Slayer_s_Rampage.png&#10;convert background.png -gravity Center -size 270 -pointsize 24 -fill black -annotate +0-14 'Voted #48 mod' -pointsize 20 -fill white -annotate +0+18 'by ZDoom Community' png8:pngs/The_Ghoul_s_Forest_3.png&#10;convert background.png -gravity Center -size 270 -pointsize 24 -fill black -annotate +0-14 'Voted #48 mod' -pointsize 20 -fill white -annotate +0+18 'by ZDoom Community' png8:pngs/Wrath_of_Cronos_RPG.png&#10;convert background.png -gravity Center -size 270 -pointsize 24 -fill black -annotate +0-14 'Voted #48 mod' -pointsize 20 -fill white -annotate +0+18 'by ZDoom Community' png8:pngs/WW-Cola3.png&#10;convert background.png -gravity Center -size 270 -pointsize 24 -fill black -annotate +0-14 'Voted #54 mod' -pointsize 20 -fill white -annotate +0+18 'by ZDoom Community' png8:pngs/AEons_Of_Death.png&#10;convert background.png -gravity Center -size 270 -pointsize 24 -fill black -annotate +0-14 'Voted #54 mod' -pointsize 20 -fill white -annotate +0+18 'by ZDoom Community' png8:pngs/Daytime_Drama.png&#10;convert background.png -gravity Center -size 270 -pointsize 24 -fill black -annotate +0-14 'Voted #54 mod' -pointsize 20 -fill white -annotate +0+18 'by ZDoom Community' png8:pngs/DTS-T.png&#10;convert background.png -gravity Center -size 270 -pointsize 24 -fill black -annotate +0-14 'Voted #54 mod' -pointsize 20 -fill white -annotate +0+18 'by ZDoom Community' png8:pngs/Nazis!.png&#10;convert background.png -gravity Center -size 270 -pointsize 24 -fill black -annotate +0-14 'Voted #54 mod' -pointsize 20 -fill white -annotate +0+18 'by ZDoom Community' png8:pngs/Project_Einherjar.png&#10;convert background.png -gravity Center -size 270 -pointsize 24 -fill black -annotate +0-14 'Voted #54 mod' -pointsize 20 -fill white -annotate +0+18 'by ZDoom Community' png8:pngs/Shadow_Of_The_Wool_Ball.png&#10;convert background.png -gravity Center -size 270 -pointsize 24 -fill black -annotate +0-14 'Voted #54 mod' -pointsize 20 -fill white -annotate +0+18 'by ZDoom Community' png8:pngs/Smooth_Doom.png&#10;convert background.png -gravity Center -size 270 -pointsize 24 -fill black -annotate +0-14 'Voted #54 mod' -pointsize 20 -fill white -annotate +0+18 'by ZDoom Community' png8:pngs/The_Inquisitor_III.png&#10;convert background.png -gravity Center -size 270 -pointsize 24 -fill black -annotate +0-14 'Voted #54 mod' -pointsize 20 -fill white -annotate +0+18 'by ZDoom Community' png8:pngs/Weapons_of_Saturn.png&#10;convert background.png -gravity Center -size 270 -pointsize 24 -fill black -annotate +0-14 'Voted #54 mod' -pointsize 20 -fill white -annotate +0+18 'by ZDoom Community' png8:pngs/Zagemod.png&#10;convert background.png -gravity Center -size 270 -pointsize 24 -fill black -annotate +0-14 'Voted #54 mod' -pointsize 20 -fill white -annotate +0+18 'by ZDoom Community' png8:pngs/Zero_Tolerance.png&#10;convert background.png -gravity Center -size 270 -pointsize 24 -fill black -annotate +0-14 'Voted #65 mod' -pointsize 20 -fill white -annotate +0+18 'by ZDoom Community' png8:pngs/Aracnocide.png&#10;convert background.png -gravity Center -size 270 -pointsize 24 -fill black -annotate +0-14 'Voted #65 mod' -pointsize 20 -fill white -annotate +0+18 'by ZDoom Community' png8:pngs/Doom_Delta.png&#10;convert background.png -gravity Center -size 270 -pointsize 24 -fill black -annotate +0-14 'Voted #65 mod' -pointsize 20 -fill white -annotate +0+18 'by ZDoom Community' png8:pngs/Faspons.png&#10;convert background.png -gravity Center -size 270 -pointsize 24 -fill black -annotate +0-14 'Voted #65 mod' -pointsize 20 -fill white -annotate +0+18 'by ZDoom Community' png8:pngs/Happy_Time_Circus_][.png&#10;convert background.png -gravity Center -size 270 -pointsize 24 -fill black -annotate +0-14 'Voted #65 mod' -pointsize 20 -fill white -annotate +0+18 'by ZDoom Community' png8:pngs/JohnnyDoom.png&#10;convert background.png -gravity Center -size 270 -pointsize 24 -fill black -annotate +0-14 'Voted #65 mod' -pointsize 20 -fill white -annotate +0+18 'by ZDoom Community' png8:pngs/RTC-3057_Hub_1.png&#10;convert background.png -gravity Center -size 270 -pointsize 24 -fill black -annotate +0-14 'Voted #65 mod' -pointsize 20 -fill white -annotate +0+18 'by ZDoom Community' png8:pngs/S.U.P.E.R_Natural.png&#10;convert background.png -gravity Center -size 270 -pointsize 24 -fill black -annotate +0-14 'Voted #65 mod' -pointsize 20 -fill white -annotate +0+18 'by ZDoom Community' png8:pngs/Soundless_Mound.png&#10;convert background.png -gravity Center -size 270 -pointsize 24 -fill black -annotate +0-14 'Voted #65 mod' -pointsize 20 -fill white -annotate +0+18 'by ZDoom Community' png8:pngs/Stronghold:_On_the_Edge_of_Chaos.png&#10;convert background.png -gravity Center -size 270 -pointsize 24 -fill black -annotate +0-14 'Voted #65 mod' -pointsize 20 -fill white -annotate +0+18 'by ZDoom Community' png8:pngs/Terrorists!.png&#10;convert background.png -gravity Center -size 270 -pointsize 24 -fill black -annotate +0-14 'Voted #65 mod' -pointsize 20 -fill white -annotate +0+18 'by ZDoom Community' png8:pngs/The_Soldier_Z.png&#10;convert background.png -gravity Center -size 270 -pointsize 24 -fill black -annotate +0-14 'Voted #65 mod' -pointsize 20 -fill white -annotate +0+18 'by ZDoom Community' png8:pngs/Threshold_Of_Pain.png&#10;convert background.png -gravity Center -size 270 -pointsize 24 -fill black -annotate +0-14 'Voted #65 mod' -pointsize 20 -fill white -annotate +0+18 'by ZDoom Community' png8:pngs/Unloved.png&#10;convert background.png -gravity Center -size 270 -pointsize 24 -fill black -annotate +0-14 'Voted #78 mod' -pointsize 20 -fill white -annotate +0+18 'by ZDoom Community' png8:pngs/10x.png&#10;convert background.png -gravity Center -size 270 -pointsize 24 -fill black -annotate +0-14 'Voted #78 mod' -pointsize 20 -fill white -annotate +0+18 'by ZDoom Community' png8:pngs/Action_Doom.png&#10;convert background.png -gravity Center -size 270 -pointsize 24 -fill black -annotate +0-14 'Voted #78 mod' -pointsize 20 -fill white -annotate +0+18 'by ZDoom Community' png8:pngs/BGPA_Missions_Liberation.png&#10;convert background.png -gravity Center -size 270 -pointsize 24 -fill black -annotate +0-14 'Voted #78 mod' -pointsize 20 -fill white -annotate +0+18 'by ZDoom Community' png8:pngs/Bratwurst.png&#10;convert background.png -gravity Center -size 270 -pointsize 24 -fill black -annotate +0-14 'Voted #78 mod' -pointsize 20 -fill white -annotate +0+18 'by ZDoom Community' png8:pngs/Brutal_Doom_64.png&#10;convert background.png -gravity Center -size 270 -pointsize 24 -fill black -annotate +0-14 'Voted #78 mod' -pointsize 20 -fill white -annotate +0+18 'by ZDoom Community' png8:pngs/Bullet-Eye.png&#10;convert background.png -gravity Center -size 270 -pointsize 24 -fill black -annotate +0-14 'Voted #78 mod' -pointsize 20 -fill white -annotate +0+18 'by ZDoom Community' png8:pngs/Burl_Tumd.png&#10;convert background.png -gravity Center -size 270 -pointsize 24 -fill black -annotate +0-14 'Voted #78 mod' -pointsize 20 -fill white -annotate +0+18 'by ZDoom Community' png8:pngs/Demon_Eclipse.png&#10;convert background.png -gravity Center -size 270 -pointsize 24 -fill black -annotate +0-14 'Voted #78 mod' -pointsize 20 -fill white -annotate +0+18 'by ZDoom Community' png8:pngs/Hocusdoom.png&#10;convert background.png -gravity Center -size 270 -pointsize 24 -fill black -annotate +0-14 'Voted #78 mod' -pointsize 20 -fill white -annotate +0+18 'by ZDoom Community' png8:pngs/HXRTC_Project.png&#10;convert background.png -gravity Center -size 270 -pointsize 24 -fill black -annotate +0-14 'Voted #78 mod' -pointsize 20 -fill white -annotate +0+18 'by ZDoom Community' png8:pngs/Juvenile_Power_Fantasy.png&#10;convert background.png -gravity Center -size 270 -pointsize 24 -fill black -annotate +0-14 'Voted #78 mod' -pointsize 20 -fill white -annotate +0+18 'by ZDoom Community' png8:pngs/NC_HUD.png&#10;convert background.png -gravity Center -size 270 -pointsize 24 -fill black -annotate +0-14 'Voted #78 mod' -pointsize 20 -fill white -annotate +0+18 'by ZDoom Community' png8:pngs/Perkristan_s_HD_Sounds.png&#10;convert background.png -gravity Center -size 270 -pointsize 24 -fill black -annotate +0-14 'Voted #78 mod' -pointsize 20 -fill white -annotate +0+18 'by ZDoom Community' png8:pngs/Reikall_s_Voxels.png&#10;convert background.png -gravity Center -size 270 -pointsize 24 -fill black -annotate +0-14 'Voted #78 mod' -pointsize 20 -fill white -annotate +0+18 'by ZDoom Community' png8:pngs/Serpent_Resurrection.png&#10;convert background.png -gravity Center -size 270 -pointsize 24 -fill black -annotate +0-14 'Voted #78 mod' -pointsize 20 -fill white -annotate +0+18 'by ZDoom Community' png8:pngs/Shades_of_Doom.png&#10;convert background.png -gravity Center -size 270 -pointsize 24 -fill black -annotate +0-14 'Voted #78 mod' -pointsize 20 -fill white -annotate +0+18 'by ZDoom Community' png8:pngs/Shut_up_and_Bleed.png&#10;convert background.png -gravity Center -size 270 -pointsize 24 -fill black -annotate +0-14 'Voted #78 mod' -pointsize 20 -fill white -annotate +0+18 'by ZDoom Community' png8:pngs/SpriteShadow.png&#10;convert background.png -gravity Center -size 270 -pointsize 24 -fill black -annotate +0-14 'Voted #78 mod' -pointsize 20 -fill white -annotate +0+18 'by ZDoom Community' png8:pngs/Waterlab_GZD.png&#10;convert background.png -gravity Center -size 270 -pointsize 24 -fill black -annotate +0-14 'Voted #78 mod' -pointsize 20 -fill white -annotate +0+18 'by ZDoom Community' png8:pngs/Who_Dun_It.png&#10;convert background.png -gravity Center -size 270 -pointsize 24 -fill black -annotate +0-14 'Voted #98 mod' -pointsize 20 -fill white -annotate +0+18 'by ZDoom Community' png8:pngs/Alandoguns.png&#10;convert background.png -gravity Center -size 270 -pointsize 24 -fill black -annotate +0-14 'Voted #98 mod' -pointsize 20 -fill white -annotate +0+18 'by ZDoom Community' png8:pngs/Argent.png&#10;convert background.png -gravity Center -size 270 -pointsize 24 -fill black -annotate +0-14 'Voted #98 mod' -pointsize 20 -fill white -annotate +0+18 'by ZDoom Community' png8:pngs/Castlevania_-_Simon_s_Destiny.png&#10;convert background.png -gravity Center -size 270 -pointsize 24 -fill black -annotate +0-14 'Voted #98 mod' -pointsize 20 -fill white -annotate +0+18 'by ZDoom Community' png8:pngs/Cold_as_Hell.png&#10;convert background.png -gravity Center -size 270 -pointsize 24 -fill black -annotate +0-14 'Voted #98 mod' -pointsize 20 -fill white -annotate +0+18 'by ZDoom Community' png8:pngs/Combined_Arms.png&#10;convert background.png -gravity Center -size 270 -pointsize 24 -fill black -annotate +0-14 'Voted #98 mod' -pointsize 20 -fill white -annotate +0+18 'by ZDoom Community' png8:pngs/Complex_Doom.png&#10;convert background.png -gravity Center -size 270 -pointsize 24 -fill black -annotate +0-14 'Voted #98 mod' -pointsize 20 -fill white -annotate +0+18 'by ZDoom Community' png8:pngs/Diaz:_Last_Hours_of_Purity.png&#10;convert background.png -gravity Center -size 270 -pointsize 24 -fill black -annotate +0-14 'Voted #98 mod' -pointsize 20 -fill white -annotate +0+18 'by ZDoom Community' png8:pngs/Droplets:_Simulated_Blood.png&#10;convert background.png -gravity Center -size 270 -pointsize 24 -fill black -annotate +0-14 'Voted #98 mod' -pointsize 20 -fill white -annotate +0+18 'by ZDoom Community' png8:pngs/Factotum.png&#10;convert background.png -gravity Center -size 270 -pointsize 24 -fill black -annotate +0-14 'Voted #98 mod' -pointsize 20 -fill white -annotate +0+18 'by ZDoom Community' png8:pngs/Happy_Time_Circus.png&#10;convert background.png -gravity Center -size 270 -pointsize 24 -fill black -annotate +0-14 'Voted #98 mod' -pointsize 20 -fill white -annotate +0+18 'by ZDoom Community' png8:pngs/Insanity_s_Requiem.png&#10;convert background.png -gravity Center -size 270 -pointsize 24 -fill black -annotate +0-14 'Voted #98 mod' -pointsize 20 -fill white -annotate +0+18 'by ZDoom Community' png8:pngs/Jimmy’s_Jukebox.png&#10;convert background.png -gravity Center -size 270 -pointsize 24 -fill black -annotate +0-14 'Voted #98 mod' -pointsize 20 -fill white -annotate +0+18 'by ZDoom Community' png8:pngs/m8f’s_toolbox.png&#10;convert background.png -gravity Center -size 270 -pointsize 24 -fill black -annotate +0-14 'Voted #98 mod' -pointsize 20 -fill white -annotate +0+18 'by ZDoom Community' png8:pngs/PlayStation_Doom_TC.png&#10;convert background.png -gravity Center -size 270 -pointsize 24 -fill black -annotate +0-14 'Voted #98 mod' -pointsize 20 -fill white -annotate +0+18 'by ZDoom Community' png8:pngs/Queen_s_Crusade.png&#10;convert background.png -gravity Center -size 270 -pointsize 24 -fill black -annotate +0-14 'Voted #98 mod' -pointsize 20 -fill white -annotate +0+18 'by ZDoom Community' png8:pngs/Redux_E2M4.png&#10;convert background.png -gravity Center -size 270 -pointsize 24 -fill black -annotate +0-14 'Voted #98 mod' -pointsize 20 -fill white -annotate +0+18 'by ZDoom Community' png8:pngs/scalliano_s_667_Shuffle.png&#10;convert background.png -gravity Center -size 270 -pointsize 24 -fill black -annotate +0-14 'Voted #98 mod' -pointsize 20 -fill white -annotate +0+18 'by ZDoom Community' png8:pngs/Super_Sonic_DooM.png&#10;convert background.png -gravity Center -size 270 -pointsize 24 -fill black -annotate +0-14 'Voted #98 mod' -pointsize 20 -fill white -annotate +0+18 'by ZDoom Community' png8:pngs/The_Ultimate_Simpsons_Doom_.png&#10;convert background.png -gravity Center -size 270 -pointsize 24 -fill black -annotate +0-14 'Voted #98 mod' -pointsize 20 -fill white -annotate +0+18 'by ZDoom Community' png8:pngs/Void.png&#10;convert background.png -gravity Center -size 270 -pointsize 24 -fill black -annotate +0-14 'Voted #98 mod' -pointsize 20 -fill white -annotate +0+18 'by ZDoom Community' png8:pngs/WolfenDOOM:_Operation:_Arctic_Wolf.png&#10;convert background.png -gravity Center -size 270 -pointsize 24 -fill black -annotate +0-14 'Voted #98 mod' -pointsize 20 -fill white -annotate +0+18 'by ZDoom Community' png8:pngs/ZBlood+.png&#10;convert background.png -gravity Center -size 270 -pointsize 24 -fill black -annotate +0-14 'Voted #120 mod' -pointsize 20 -fill white -annotate +0+18 'by ZDoom Community' png8:pngs/Aetherius.png&#10;convert background.png -gravity Center -size 270 -pointsize 24 -fill black -annotate +0-14 'Voted #120 mod' -pointsize 20 -fill white -annotate +0+18 'by ZDoom Community' png8:pngs/BlackWarrior.png&#10;convert background.png -gravity Center -size 270 -pointsize 24 -fill black -annotate +0-14 'Voted #120 mod' -pointsize 20 -fill white -annotate +0+18 'by ZDoom Community' png8:pngs/Brutal_Doom:_Tomtefars_Extension.png&#10;convert background.png -gravity Center -size 270 -pointsize 24 -fill black -annotate +0-14 'Voted #120 mod' -pointsize 20 -fill white -annotate +0+18 'by ZDoom Community' png8:pngs/Consolation_Prize:_The_PSX_Doom_TC.png&#10;convert background.png -gravity Center -size 270 -pointsize 24 -fill black -annotate +0-14 'Voted #120 mod' -pointsize 20 -fill white -annotate +0+18 'by ZDoom Community' png8:pngs/Crossfire.png&#10;convert background.png -gravity Center -size 270 -pointsize 24 -fill black -annotate +0-14 'Voted #120 mod' -pointsize 20 -fill white -annotate +0+18 'by ZDoom Community' png8:pngs/Cyberrunner.png&#10;convert background.png -gravity Center -size 270 -pointsize 24 -fill black -annotate +0-14 'Voted #120 mod' -pointsize 20 -fill white -annotate +0+18 'by ZDoom Community' png8:pngs/DamNums.png&#10;convert background.png -gravity Center -size 270 -pointsize 24 -fill black -annotate +0-14 'Voted #120 mod' -pointsize 20 -fill white -annotate +0+18 'by ZDoom Community' png8:pngs/Dead_Marine.png&#10;convert background.png -gravity Center -size 270 -pointsize 24 -fill black -annotate +0-14 'Voted #120 mod' -pointsize 20 -fill white -annotate +0+18 'by ZDoom Community' png8:pngs/dead.air.png&#10;convert background.png -gravity Center -size 270 -pointsize 24 -fill black -annotate +0-14 'Voted #120 mod' -pointsize 20 -fill white -annotate +0+18 'by ZDoom Community' png8:pngs/Demon_CounterStrike.png&#10;convert background.png -gravity Center -size 270 -pointsize 24 -fill black -annotate +0-14 'Voted #120 mod' -pointsize 20 -fill white -annotate +0+18 'by ZDoom Community' png8:pngs/Eriguns_2.png&#10;convert background.png -gravity Center -size 270 -pointsize 24 -fill black -annotate +0-14 'Voted #120 mod' -pointsize 20 -fill white -annotate +0+18 'by ZDoom Community' png8:pngs/Error:_Doom.png&#10;convert background.png -gravity Center -size 270 -pointsize 24 -fill black -annotate +0-14 'Voted #120 mod' -pointsize 20 -fill white -annotate +0+18 'by ZDoom Community' png8:pngs/Final_NeoDoom.png&#10;convert background.png -gravity Center -size 270 -pointsize 24 -fill black -annotate +0-14 'Voted #120 mod' -pointsize 20 -fill white -annotate +0+18 'by ZDoom Community' png8:pngs/FragTrak.png&#10;convert background.png -gravity Center -size 270 -pointsize 24 -fill black -annotate +0-14 'Voted #120 mod' -pointsize 20 -fill white -annotate +0+18 'by ZDoom Community' png8:pngs/Gene-Tech:_Before_the_Storm.png&#10;convert background.png -gravity Center -size 270 -pointsize 24 -fill black -annotate +0-14 'Voted #120 mod' -pointsize 20 -fill white -annotate +0+18 'by ZDoom Community' png8:pngs/Heretical_Doom.png&#10;convert background.png -gravity Center -size 270 -pointsize 24 -fill black -annotate +0-14 'Voted #120 mod' -pointsize 20 -fill white -annotate +0+18 'by ZDoom Community' png8:pngs/HeXeReTiC_Fantasy.png&#10;convert background.png -gravity Center -size 270 -pointsize 24 -fill black -annotate +0-14 'Voted #120 mod' -pointsize 20 -fill white -annotate +0+18 'by ZDoom Community' png8:pngs/Lambda.png&#10;convert background.png -gravity Center -size 270 -pointsize 24 -fill black -annotate +0-14 'Voted #120 mod' -pointsize 20 -fill white -annotate +0+18 'by ZDoom Community' png8:pngs/Lizard_Squad.png&#10;convert background.png -gravity Center -size 270 -pointsize 24 -fill black -annotate +0-14 'Voted #120 mod' -pointsize 20 -fill white -annotate +0+18 'by ZDoom Community' png8:pngs/MassMouth_2.png&#10;convert background.png -gravity Center -size 270 -pointsize 24 -fill black -annotate +0-14 'Voted #120 mod' -pointsize 20 -fill white -annotate +0+18 'by ZDoom Community' png8:pngs/Midgard_Outlaw.png&#10;convert background.png -gravity Center -size 270 -pointsize 24 -fill black -annotate +0-14 'Voted #120 mod' -pointsize 20 -fill white -annotate +0+18 'by ZDoom Community' png8:pngs/Paranoid_and_Paranoiac.png&#10;convert background.png -gravity Center -size 270 -pointsize 24 -fill black -annotate +0-14 'Voted #120 mod' -pointsize 20 -fill white -annotate +0+18 'by ZDoom Community' png8:pngs/QUAKE:_Descent_into_Heresy.png&#10;convert background.png -gravity Center -size 270 -pointsize 24 -fill black -annotate +0-14 'Voted #120 mod' -pointsize 20 -fill white -annotate +0+18 'by ZDoom Community' png8:pngs/SBrightmaps.png&#10;convert background.png -gravity Center -size 270 -pointsize 24 -fill black -annotate +0-14 'Voted #120 mod' -pointsize 20 -fill white -annotate +0+18 'by ZDoom Community' png8:pngs/Skulldash.png&#10;convert background.png -gravity Center -size 270 -pointsize 24 -fill black -annotate +0-14 'Voted #120 mod' -pointsize 20 -fill white -annotate +0+18 'by ZDoom Community' png8:pngs/Sneaky_Doom.png&#10;convert background.png -gravity Center -size 270 -pointsize 24 -fill black -annotate +0-14 'Voted #120 mod' -pointsize 20 -fill white -annotate +0+18 'by ZDoom Community' png8:pngs/Sound_Caulking.png&#10;convert background.png -gravity Center -size 270 -pointsize 24 -fill black -annotate +0-14 'Voted #120 mod' -pointsize 20 -fill white -annotate +0+18 'by ZDoom Community' png8:pngs/Spooktober_Community_Mapping_Project.png&#10;convert background.png -gravity Center -size 270 -pointsize 24 -fill black -annotate +0-14 'Voted #120 mod' -pointsize 20 -fill white -annotate +0+18 'by ZDoom Community' png8:pngs/Strange_Aeons.png&#10;convert background.png -gravity Center -size 270 -pointsize 24 -fill black -annotate +0-14 'Voted #120 mod' -pointsize 20 -fill white -annotate +0+18 'by ZDoom Community' png8:pngs/Temple_of_the_Lizard_Men_4.png&#10;convert background.png -gravity Center -size 270 -pointsize 24 -fill black -annotate +0-14 'Voted #120 mod' -pointsize 20 -fill white -annotate +0+18 'by ZDoom Community' png8:pngs/The_Space_Pirate.png&#10;convert background.png -gravity Center -size 270 -pointsize 24 -fill black -annotate +0-14 'Voted #120 mod' -pointsize 20 -fill white -annotate +0+18 'by ZDoom Community' png8:pngs/Town_Infection:_The_Flooding.png&#10;convert background.png -gravity Center -size 270 -pointsize 24 -fill black -annotate +0-14 'Voted #120 mod' -pointsize 20 -fill white -annotate +0+18 'by ZDoom Community' png8:pngs/TurboCharged_ARCADE!.png&#10;convert background.png -gravity Center -size 270 -pointsize 24 -fill black -annotate +0-14 'Voted #120 mod' -pointsize 20 -fill white -annotate +0+18 'by ZDoom Community' png8:pngs/Ultra_Crispy.png&#10;convert background.png -gravity Center -size 270 -pointsize 24 -fill black -annotate +0-14 'Voted #120 mod' -pointsize 20 -fill white -annotate +0+18 'by ZDoom Community' png8:pngs/WolfenDOOM:__Astrostein.png&#10;convert background.png -gravity Center -size 270 -pointsize 24 -fill black -annotate +0-14 'Voted #155 mod' -pointsize 20 -fill white -annotate +0+18 'by ZDoom Community' png8:pngs/007:_Licence_to_Spell_DooM.png&#10;convert background.png -gravity Center -size 270 -pointsize 24 -fill black -annotate +0-14 'Voted #155 mod' -pointsize 20 -fill white -annotate +0+18 'by ZDoom Community' png8:pngs/20_Monsters_Challenge.png&#10;convert background.png -gravity Center -size 270 -pointsize 24 -fill black -annotate +0-14 'Voted #155 mod' -pointsize 20 -fill white -annotate +0+18 'by ZDoom Community' png8:pngs/Abandoned_Misery.png&#10;convert background.png -gravity Center -size 270 -pointsize 24 -fill black -annotate +0-14 'Voted #155 mod' -pointsize 20 -fill white -annotate +0+18 'by ZDoom Community' png8:pngs/Accessories_to_Murder.png&#10;convert background.png -gravity Center -size 270 -pointsize 24 -fill black -annotate +0-14 'Voted #155 mod' -pointsize 20 -fill white -annotate +0+18 'by ZDoom Community' png8:pngs/Alfonzone.png&#10;convert background.png -gravity Center -size 270 -pointsize 24 -fill black -annotate +0-14 'Voted #155 mod' -pointsize 20 -fill white -annotate +0+18 'by ZDoom Community' png8:pngs/Aliens:_Colonial_Marines_TC.png&#10;convert background.png -gravity Center -size 270 -pointsize 24 -fill black -annotate +0-14 'Voted #155 mod' -pointsize 20 -fill white -annotate +0+18 'by ZDoom Community' png8:pngs/All_Clear_Message.png&#10;convert background.png -gravity Center -size 270 -pointsize 24 -fill black -annotate +0-14 'Voted #155 mod' -pointsize 20 -fill white -annotate +0+18 'by ZDoom Community' png8:pngs/AvP_2.0.png&#10;convert background.png -gravity Center -size 270 -pointsize 24 -fill black -annotate +0-14 'Voted #155 mod' -pointsize 20 -fill white -annotate +0+18 'by ZDoom Community' png8:pngs/Banhammer.png&#10;convert background.png -gravity Center -size 270 -pointsize 24 -fill black -annotate +0-14 'Voted #155 mod' -pointsize 20 -fill white -annotate +0+18 'by ZDoom Community' png8:pngs/Beyond_Reality.png&#10;convert background.png -gravity Center -size 270 -pointsize 24 -fill black -annotate +0-14 'Voted #155 mod' -pointsize 20 -fill white -annotate +0+18 'by ZDoom Community' png8:pngs/Brutalkick.png&#10;convert background.png -gravity Center -size 270 -pointsize 24 -fill black -annotate +0-14 'Voted #155 mod' -pointsize 20 -fill white -annotate +0+18 'by ZDoom Community' png8:pngs/Call_of_Dooty.png&#10;convert background.png -gravity Center -size 270 -pointsize 24 -fill black -annotate +0-14 'Voted #155 mod' -pointsize 20 -fill white -annotate +0+18 'by ZDoom Community' png8:pngs/Champions.png&#10;convert background.png -gravity Center -size 270 -pointsize 24 -fill black -annotate +0-14 'Voted #155 mod' -pointsize 20 -fill white -annotate +0+18 'by ZDoom Community' png8:pngs/Cheogsh.png&#10;convert background.png -gravity Center -size 270 -pointsize 24 -fill black -annotate +0-14 'Voted #155 mod' -pointsize 20 -fill white -annotate +0+18 'by ZDoom Community' png8:pngs/Cheogsh_2.png&#10;convert background.png -gravity Center -size 270 -pointsize 24 -fill black -annotate +0-14 'Voted #155 mod' -pointsize 20 -fill white -annotate +0+18 'by ZDoom Community' png8:pngs/Chosen.png&#10;convert background.png -gravity Center -size 270 -pointsize 24 -fill black -annotate +0-14 'Voted #155 mod' -pointsize 20 -fill white -annotate +0+18 'by ZDoom Community' png8:pngs/Complex_Doom:_LCA.png&#10;convert background.png -gravity Center -size 270 -pointsize 24 -fill black -annotate +0-14 'Voted #155 mod' -pointsize 20 -fill white -annotate +0+18 'by ZDoom Community' png8:pngs/Counter-Strike_Doom:_Martian_Offensive.png&#10;convert background.png -gravity Center -size 270 -pointsize 24 -fill black -annotate +0-14 'Voted #155 mod' -pointsize 20 -fill white -annotate +0+18 'by ZDoom Community' png8:pngs/CustomDoom.png&#10;convert background.png -gravity Center -size 270 -pointsize 24 -fill black -annotate +0-14 'Voted #155 mod' -pointsize 20 -fill white -annotate +0+18 'by ZDoom Community' png8:pngs/Dark_7__with_Mission_Pack_.png&#10;convert background.png -gravity Center -size 270 -pointsize 24 -fill black -annotate +0-14 'Voted #155 mod' -pointsize 20 -fill white -annotate +0+18 'by ZDoom Community' png8:pngs/Dark_Encounters.png&#10;convert background.png -gravity Center -size 270 -pointsize 24 -fill black -annotate +0-14 'Voted #155 mod' -pointsize 20 -fill white -annotate +0+18 'by ZDoom Community' png8:pngs/Darkmoon.png&#10;convert background.png -gravity Center -size 270 -pointsize 24 -fill black -annotate +0-14 'Voted #155 mod' -pointsize 20 -fill white -annotate +0+18 'by ZDoom Community' png8:pngs/Dawn_of_Reality.png&#10;convert background.png -gravity Center -size 270 -pointsize 24 -fill black -annotate +0-14 'Voted #155 mod' -pointsize 20 -fill white -annotate +0+18 'by ZDoom Community' png8:pngs/Demonsteele:_NowThatsWhatICallMIDI.png&#10;convert background.png -gravity Center -size 270 -pointsize 24 -fill black -annotate +0-14 'Voted #155 mod' -pointsize 20 -fill white -annotate +0+18 'by ZDoom Community' png8:pngs/Don-t_play_with_HELL_–_Black_Edition.png&#10;convert background.png -gravity Center -size 270 -pointsize 24 -fill black -annotate +0-14 'Voted #155 mod' -pointsize 20 -fill white -annotate +0+18 'by ZDoom Community' png8:pngs/Doom_2_Minor_Sprite_Fixing_Project.png&#10;convert background.png -gravity Center -size 270 -pointsize 24 -fill black -annotate +0-14 'Voted #155 mod' -pointsize 20 -fill white -annotate +0+18 'by ZDoom Community' png8:pngs/DOOM_4_VANILLA.png&#10;convert background.png -gravity Center -size 270 -pointsize 24 -fill black -annotate +0-14 'Voted #155 mod' -pointsize 20 -fill white -annotate +0+18 'by ZDoom Community' png8:pngs/Doom_64__weapons_only_.png&#10;convert background.png -gravity Center -size 270 -pointsize 24 -fill black -annotate +0-14 'Voted #155 mod' -pointsize 20 -fill white -annotate +0+18 'by ZDoom Community' png8:pngs/Doom_Loot_Box_Mod.png&#10;convert background.png -gravity Center -size 270 -pointsize 24 -fill black -annotate +0-14 'Voted #155 mod' -pointsize 20 -fill white -annotate +0+18 'by ZDoom Community' png8:pngs/Doom_Raider:Crypt_of_the_Vile.png&#10;convert background.png -gravity Center -size 270 -pointsize 24 -fill black -annotate +0-14 'Voted #155 mod' -pointsize 20 -fill white -annotate +0+18 'by ZDoom Community' png8:pngs/DoomKrakken_s_Monster_Randomizer.png&#10;convert background.png -gravity Center -size 270 -pointsize 24 -fill black -annotate +0-14 'Voted #155 mod' -pointsize 20 -fill white -annotate +0+18 'by ZDoom Community' png8:pngs/Eriguns_1.png&#10;convert background.png -gravity Center -size 270 -pointsize 24 -fill black -annotate +0-14 'Voted #155 mod' -pointsize 20 -fill white -annotate +0+18 'by ZDoom Community' png8:pngs/Eternal_DOOM_IV:_Return_from_Oblivion.png&#10;convert background.png -gravity Center -size 270 -pointsize 24 -fill black -annotate +0-14 'Voted #155 mod' -pointsize 20 -fill white -annotate +0+18 'by ZDoom Community' png8:pngs/Fading_Corpses_Universal.png&#10;convert background.png -gravity Center -size 270 -pointsize 24 -fill black -annotate +0-14 'Voted #155 mod' -pointsize 20 -fill white -annotate +0+18 'by ZDoom Community' png8:pngs/FamiliarDoom.png&#10;convert background.png -gravity Center -size 270 -pointsize 24 -fill black -annotate +0-14 'Voted #155 mod' -pointsize 20 -fill white -annotate +0+18 'by ZDoom Community' png8:pngs/Footsteps.png&#10;convert background.png -gravity Center -size 270 -pointsize 24 -fill black -annotate +0-14 'Voted #155 mod' -pointsize 20 -fill white -annotate +0+18 'by ZDoom Community' png8:pngs/Foreverhood.png&#10;convert background.png -gravity Center -size 270 -pointsize 24 -fill black -annotate +0-14 'Voted #155 mod' -pointsize 20 -fill white -annotate +0+18 'by ZDoom Community' png8:pngs/Ghoul_School_3D.png&#10;convert background.png -gravity Center -size 270 -pointsize 24 -fill black -annotate +0-14 'Voted #155 mod' -pointsize 20 -fill white -annotate +0+18 'by ZDoom Community' png8:pngs/GZSHud.png&#10;convert background.png -gravity Center -size 270 -pointsize 24 -fill black -annotate +0-14 'Voted #155 mod' -pointsize 20 -fill white -annotate +0+18 'by ZDoom Community' png8:pngs/Heretic_Widescreened_HUD.png&#10;convert background.png -gravity Center -size 270 -pointsize 24 -fill black -annotate +0-14 'Voted #155 mod' -pointsize 20 -fill white -annotate +0+18 'by ZDoom Community' png8:pngs/Hexen:_Scourge_of_Viscerus.png&#10;convert background.png -gravity Center -size 270 -pointsize 24 -fill black -annotate +0-14 'Voted #155 mod' -pointsize 20 -fill white -annotate +0+18 'by ZDoom Community' png8:pngs/HeXercise.png&#10;convert background.png -gravity Center -size 270 -pointsize 24 -fill black -annotate +0-14 'Voted #155 mod' -pointsize 20 -fill white -annotate +0+18 'by ZDoom Community' png8:pngs/Highway_to_Hell.png&#10;convert background.png -gravity Center -size 270 -pointsize 24 -fill black -annotate +0-14 'Voted #155 mod' -pointsize 20 -fill white -annotate +0+18 'by ZDoom Community' png8:pngs/Hordes_of_Chaos.png&#10;convert background.png -gravity Center -size 270 -pointsize 24 -fill black -annotate +0-14 'Voted #155 mod' -pointsize 20 -fill white -annotate +0+18 'by ZDoom Community' png8:pngs/Keymaster.png&#10;convert background.png -gravity Center -size 270 -pointsize 24 -fill black -annotate +0-14 'Voted #155 mod' -pointsize 20 -fill white -annotate +0+18 'by ZDoom Community' png8:pngs/Lasting_Light.png&#10;convert background.png -gravity Center -size 270 -pointsize 24 -fill black -annotate +0-14 'Voted #155 mod' -pointsize 20 -fill white -annotate +0+18 'by ZDoom Community' png8:pngs/Lilith.png&#10;convert background.png -gravity Center -size 270 -pointsize 24 -fill black -annotate +0-14 'Voted #155 mod' -pointsize 20 -fill white -annotate +0+18 'by ZDoom Community' png8:pngs/LOST_SOULSPHERE:_Gold_Edition.png&#10;convert background.png -gravity Center -size 270 -pointsize 24 -fill black -annotate +0-14 'Voted #155 mod' -pointsize 20 -fill white -annotate +0+18 'by ZDoom Community' png8:pngs/Lowtech_Remake.png&#10;convert background.png -gravity Center -size 270 -pointsize 24 -fill black -annotate +0-14 'Voted #155 mod' -pointsize 20 -fill white -annotate +0+18 'by ZDoom Community' png8:pngs/MAIS.png&#10;convert background.png -gravity Center -size 270 -pointsize 24 -fill black -annotate +0-14 'Voted #155 mod' -pointsize 20 -fill white -annotate +0+18 'by ZDoom Community' png8:pngs/Megabounce.png&#10;convert background.png -gravity Center -size 270 -pointsize 24 -fill black -annotate +0-14 'Voted #155 mod' -pointsize 20 -fill white -annotate +0+18 'by ZDoom Community' png8:pngs/Metroid:_Dreadnought.png&#10;convert background.png -gravity Center -size 270 -pointsize 24 -fill black -annotate +0-14 'Voted #155 mod' -pointsize 20 -fill white -annotate +0+18 'by ZDoom Community' png8:pngs/MMDCXIV_-_Journey_into_27_Century.png&#10;convert background.png -gravity Center -size 270 -pointsize 24 -fill black -annotate +0-14 'Voted #155 mod' -pointsize 20 -fill white -annotate +0+18 'by ZDoom Community' png8:pngs/Monster_Scouter.png&#10;convert background.png -gravity Center -size 270 -pointsize 24 -fill black -annotate +0-14 'Voted #155 mod' -pointsize 20 -fill white -annotate +0+18 'by ZDoom Community' png8:pngs/Nameless_Lite_RPG_Mod.png&#10;convert background.png -gravity Center -size 270 -pointsize 24 -fill black -annotate +0-14 'Voted #155 mod' -pointsize 20 -fill white -annotate +0+18 'by ZDoom Community' png8:pngs/Nerves_of_Steel.png&#10;convert background.png -gravity Center -size 270 -pointsize 24 -fill black -annotate +0-14 'Voted #155 mod' -pointsize 20 -fill white -annotate +0+18 'by ZDoom Community' png8:pngs/njsplash.png&#10;convert background.png -gravity Center -size 270 -pointsize 24 -fill black -annotate +0-14 'Voted #155 mod' -pointsize 20 -fill white -annotate +0+18 'by ZDoom Community' png8:pngs/OMG_Weapons!__and_Monsters_.png&#10;convert background.png -gravity Center -size 270 -pointsize 24 -fill black -annotate +0-14 'Voted #155 mod' -pointsize 20 -fill white -annotate +0+18 'by ZDoom Community' png8:pngs/Paradise.png&#10;convert background.png -gravity Center -size 270 -pointsize 24 -fill black -annotate +0-14 'Voted #155 mod' -pointsize 20 -fill white -annotate +0+18 'by ZDoom Community' png8:pngs/Parkour.png&#10;convert background.png -gravity Center -size 270 -pointsize 24 -fill black -annotate +0-14 'Voted #155 mod' -pointsize 20 -fill white -annotate +0+18 'by ZDoom Community' png8:pngs/Pokémon_Doom.png&#10;convert background.png -gravity Center -size 270 -pointsize 24 -fill black -annotate +0-14 'Voted #155 mod' -pointsize 20 -fill white -annotate +0+18 'by ZDoom Community' png8:pngs/Project_Ironclad.png&#10;convert background.png -gravity Center -size 270 -pointsize 24 -fill black -annotate +0-14 'Voted #155 mod' -pointsize 20 -fill white -annotate +0+18 'by ZDoom Community' png8:pngs/Real_Guns_Hardcore.png&#10;convert background.png -gravity Center -size 270 -pointsize 24 -fill black -annotate +0-14 'Voted #155 mod' -pointsize 20 -fill white -annotate +0+18 'by ZDoom Community' png8:pngs/Realm_of_Cheogsh.png&#10;convert background.png -gravity Center -size 270 -pointsize 24 -fill black -annotate +0-14 'Voted #155 mod' -pointsize 20 -fill white -annotate +0+18 'by ZDoom Community' png8:pngs/Run_For_It!.png&#10;convert background.png -gravity Center -size 270 -pointsize 24 -fill black -annotate +0-14 'Voted #155 mod' -pointsize 20 -fill white -annotate +0+18 'by ZDoom Community' png8:pngs/Simple_Mirrored_Monsters.png&#10;convert background.png -gravity Center -size 270 -pointsize 24 -fill black -annotate +0-14 'Voted #155 mod' -pointsize 20 -fill white -annotate +0+18 'by ZDoom Community' png8:pngs/Smooth_fluids.png&#10;convert background.png -gravity Center -size 270 -pointsize 24 -fill black -annotate +0-14 'Voted #155 mod' -pointsize 20 -fill white -annotate +0+18 'by ZDoom Community' png8:pngs/SpaceDM9.png&#10;convert background.png -gravity Center -size 270 -pointsize 24 -fill black -annotate +0-14 'Voted #155 mod' -pointsize 20 -fill white -annotate +0+18 'by ZDoom Community' png8:pngs/Splatterhouse_3D.png&#10;convert background.png -gravity Center -size 270 -pointsize 24 -fill black -annotate +0-14 'Voted #155 mod' -pointsize 20 -fill white -annotate +0+18 'by ZDoom Community' png8:pngs/StatsKeeper.png&#10;convert background.png -gravity Center -size 270 -pointsize 24 -fill black -annotate +0-14 'Voted #155 mod' -pointsize 20 -fill white -annotate +0+18 'by ZDoom Community' png8:pngs/Sun_Damage_Omen.png&#10;convert background.png -gravity Center -size 270 -pointsize 24 -fill black -annotate +0-14 'Voted #155 mod' -pointsize 20 -fill white -annotate +0+18 'by ZDoom Community' png8:pngs/TGRDM3__Morgenstern_.png&#10;convert background.png -gravity Center -size 270 -pointsize 24 -fill black -annotate +0-14 'Voted #155 mod' -pointsize 20 -fill white -annotate +0+18 'by ZDoom Community' png8:pngs/The_City_of_The_Damned_:_Apocalypse.png&#10;convert background.png -gravity Center -size 270 -pointsize 24 -fill black -annotate +0-14 'Voted #155 mod' -pointsize 20 -fill white -annotate +0+18 'by ZDoom Community' png8:pngs/The_Island.png&#10;convert background.png -gravity Center -size 270 -pointsize 24 -fill black -annotate +0-14 'Voted #155 mod' -pointsize 20 -fill white -annotate +0+18 'by ZDoom Community' png8:pngs/The_Trooper.png&#10;convert background.png -gravity Center -size 270 -pointsize 24 -fill black -annotate +0-14 'Voted #155 mod' -pointsize 20 -fill white -annotate +0+18 'by ZDoom Community' png8:pngs/Tilt++.png&#10;convert background.png -gravity Center -size 270 -pointsize 24 -fill black -annotate +0-14 'Voted #155 mod' -pointsize 20 -fill white -annotate +0+18 'by ZDoom Community' png8:pngs/WARDUST_heretic_Sprites.png&#10;convert background.png -gravity Center -size 270 -pointsize 24 -fill black -annotate +0-14 'Voted #155 mod' -pointsize 20 -fill white -annotate +0+18 'by ZDoom Community' png8:pngs/Wolfenstein_3D_TC.png&#10;convert background.png -gravity Center -size 270 -pointsize 24 -fill black -annotate +0-14 'Voted #155 mod' -pointsize 20 -fill white -annotate +0+18 'by ZDoom Community' png8:pngs/X-Weapon:_Helsturm.png&#10;convert background.png -gravity Center -size 270 -pointsize 24 -fill black -annotate +0-14 'Voted #155 mod' -pointsize 20 -fill white -annotate +0+18 'by ZDoom Community' png8:pngs/Xim_s_Star_Wars_Doom.png&#10;convert background.png -gravity Center -size 270 -pointsize 24 -fill black -annotate +0-14 'Voted #155 mod' -pointsize 20 -fill white -annotate +0+18 'by ZDoom Community' png8:pngs/Zion.png&#10;optipng -strip all pngs/*" calcext:value-type="string">
            <text:p>#!/bin/bash</text:p>
            <text:p>rm pngs/*</text:p>
            <text:p/>
            <text:p>convert background.png -gravity Center -size 270 -pointsize 24 -fill black -annotate +0-14 'Voted #1 mod' -pointsize 20 -fill white -annotate +0+18 'by ZDoom Community' png8:pngs/Project_Brutality.png</text:p>
            <text:p>convert background.png -gravity Center -size 270 -pointsize 24 -fill black -annotate +0-14 'Voted #2 mod' -pointsize 20 -fill white -annotate +0+18 'by ZDoom Community' png8:pngs/DoomRL_Arsenal.png</text:p>
            <text:p>convert background.png -gravity Center -size 270 -pointsize 24 -fill black -annotate +0-14 'Voted #3 mod' -pointsize 20 -fill white -annotate +0+18 'by ZDoom Community' png8:pngs/The_Trailblazer.png</text:p>
            <text:p>convert background.png -gravity Center -size 270 -pointsize 24 -fill black -annotate +0-14 'Voted #4 mod' -pointsize 20 -fill white -annotate +0+18 'by ZDoom Community' png8:pngs/Guncaster.png</text:p>
            <text:p>convert background.png -gravity Center -size 270 -pointsize 24 -fill black -annotate +0-14 'Voted #5 mod' -pointsize 20 -fill white -annotate +0+18 'by ZDoom Community' png8:pngs/High_Noon_Drifter.png</text:p>
            <text:p>convert background.png -gravity Center -size 270 -pointsize 24 -fill black -annotate +0-14 'Voted #6 mod' -pointsize 20 -fill white -annotate +0+18 'by ZDoom Community' png8:pngs/Hideous_Destructor.png</text:p>
            <text:p>convert background.png -gravity Center -size 270 -pointsize 24 -fill black -annotate +0-14 'Voted #7 mod' -pointsize 20 -fill white -annotate +0+18 'by ZDoom Community' png8:pngs/Death_Foretold__D4T_.png</text:p>
            <text:p>convert background.png -gravity Center -size 270 -pointsize 24 -fill black -annotate +0-14 'Voted #7 mod' -pointsize 20 -fill white -annotate +0+18 'by ZDoom Community' png8:pngs/Quake_Champions:_Doom_Edition__QCDE_.png</text:p>
            <text:p>convert background.png -gravity Center -size 270 -pointsize 24 -fill black -annotate +0-14 'Voted #9 mod' -pointsize 20 -fill white -annotate +0+18 'by ZDoom Community' png8:pngs/Project_MSX.png</text:p>
            <text:p>convert background.png -gravity Center -size 270 -pointsize 24 -fill black -annotate +0-14 'Voted #10 mod' -pointsize 20 -fill white -annotate +0+18 'by ZDoom Community' png8:pngs/Final_Doomer.png</text:p>
            <text:p>convert background.png -gravity Center -size 270 -pointsize 24 -fill black -annotate +0-14 'Voted #10 mod' -pointsize 20 -fill white -annotate +0+18 'by ZDoom Community' png8:pngs/Russian_Overkill.png</text:p>
            <text:p>convert background.png -gravity Center -size 270 -pointsize 24 -fill black -annotate +0-14 'Voted #12 mod' -pointsize 20 -fill white -annotate +0+18 'by ZDoom Community' png8:pngs/Netronian_Chaos.png</text:p>
            <text:p>convert background.png -gravity Center -size 270 -pointsize 24 -fill black -annotate +0-14 'Voted #13 mod' -pointsize 20 -fill white -annotate +0+18 'by ZDoom Community' png8:pngs/Colourful_Hell.png</text:p>
            <text:p>convert background.png -gravity Center -size 270 -pointsize 24 -fill black -annotate +0-14 'Voted #13 mod' -pointsize 20 -fill white -annotate +0+18 'by ZDoom Community' png8:pngs/Samsara.png</text:p>
            <text:p>convert background.png -gravity Center -size 270 -pointsize 24 -fill black -annotate +0-14 'Voted #15 mod' -pointsize 20 -fill white -annotate +0+18 'by ZDoom Community' png8:pngs/GMOTA.png</text:p>
            <text:p>convert background.png -gravity Center -size 270 -pointsize 24 -fill black -annotate +0-14 'Voted #15 mod' -pointsize 20 -fill white -annotate +0+18 'by ZDoom Community' png8:pngs/The_Adventures_of_Square.png</text:p>
            <text:p>convert background.png -gravity Center -size 270 -pointsize 24 -fill black -annotate +0-14 'Voted #15 mod' -pointsize 20 -fill white -annotate +0+18 'by ZDoom Community' png8:pngs/Winter_s_Fury.png</text:p>
            <text:p>convert background.png -gravity Center -size 270 -pointsize 24 -fill black -annotate +0-14 'Voted #18 mod' -pointsize 20 -fill white -annotate +0+18 'by ZDoom Community' png8:pngs/Touhou_Doom.png</text:p>
            <text:p>convert background.png -gravity Center -size 270 -pointsize 24 -fill black -annotate +0-14 'Voted #19 mod' -pointsize 20 -fill white -annotate +0+18 'by ZDoom Community' png8:pngs/Hearts_of_Demons_-_BARON.png</text:p>
            <text:p>convert background.png -gravity Center -size 270 -pointsize 24 -fill black -annotate +0-14 'Voted #20 mod' -pointsize 20 -fill white -annotate +0+18 'by ZDoom Community' png8:pngs/Blade_of_Agony.png</text:p>
            <text:p>convert background.png -gravity Center -size 270 -pointsize 24 -fill black -annotate +0-14 'Voted #20 mod' -pointsize 20 -fill white -annotate +0+18 'by ZDoom Community' png8:pngs/DOOM_For_DooM__D4D_.png</text:p>
            <text:p>convert background.png -gravity Center -size 270 -pointsize 24 -fill black -annotate +0-14 'Voted #22 mod' -pointsize 20 -fill white -annotate +0+18 'by ZDoom Community' png8:pngs/Demonsteele.png</text:p>
            <text:p>convert background.png -gravity Center -size 270 -pointsize 24 -fill black -annotate +0-14 'Voted #22 mod' -pointsize 20 -fill white -annotate +0+18 'by ZDoom Community' png8:pngs/Doom_Incarnate.png</text:p>
            <text:p>convert background.png -gravity Center -size 270 -pointsize 24 -fill black -annotate +0-14 'Voted #22 mod' -pointsize 20 -fill white -annotate +0+18 'by ZDoom Community' png8:pngs/La_Tailor_Girl.png</text:p>
            <text:p>convert background.png -gravity Center -size 270 -pointsize 24 -fill black -annotate +0-14 'Voted #22 mod' -pointsize 20 -fill white -annotate +0+18 'by ZDoom Community' png8:pngs/Urban_Brawl:_Action_Doom_2.png</text:p>
            <text:p>convert background.png -gravity Center -size 270 -pointsize 24 -fill black -annotate +0-14 'Voted #26 mod' -pointsize 20 -fill white -annotate +0+18 'by ZDoom Community' png8:pngs/Brutal_Doom.png</text:p>
            <text:p>convert background.png -gravity Center -size 270 -pointsize 24 -fill black -annotate +0-14 'Voted #26 mod' -pointsize 20 -fill white -annotate +0+18 'by ZDoom Community' png8:pngs/Psychic.png</text:p>
            <text:p>convert background.png -gravity Center -size 270 -pointsize 24 -fill black -annotate +0-14 'Voted #28 mod' -pointsize 20 -fill white -annotate +0+18 'by ZDoom Community' png8:pngs/Beautiful_Doom.png</text:p>
            <text:p>convert background.png -gravity Center -size 270 -pointsize 24 -fill black -annotate +0-14 'Voted #28 mod' -pointsize 20 -fill white -annotate +0+18 'by ZDoom Community' png8:pngs/Doom_RPG.png</text:p>
            <text:p>convert background.png -gravity Center -size 270 -pointsize 24 -fill black -annotate +0-14 'Voted #28 mod' -pointsize 20 -fill white -annotate +0+18 'by ZDoom Community' png8:pngs/Reelism.png</text:p>
            <text:p>convert background.png -gravity Center -size 270 -pointsize 24 -fill black -annotate +0-14 'Voted #31 mod' -pointsize 20 -fill white -annotate +0+18 'by ZDoom Community' png8:pngs/LegenDoom.png</text:p>
            <text:p>convert background.png -gravity Center -size 270 -pointsize 24 -fill black -annotate +0-14 'Voted #31 mod' -pointsize 20 -fill white -annotate +0+18 'by ZDoom Community' png8:pngs/Pirate_Doom.png</text:p>
            <text:p>convert background.png -gravity Center -size 270 -pointsize 24 -fill black -annotate +0-14 'Voted #33 mod' -pointsize 20 -fill white -annotate +0+18 'by ZDoom Community' png8:pngs/Ashes_2063_TC.png</text:p>
            <text:p>convert background.png -gravity Center -size 270 -pointsize 24 -fill black -annotate +0-14 'Voted #33 mod' -pointsize 20 -fill white -annotate +0+18 'by ZDoom Community' png8:pngs/Kriegsland:_Blutorden.png</text:p>
            <text:p>convert background.png -gravity Center -size 270 -pointsize 24 -fill black -annotate +0-14 'Voted #35 mod' -pointsize 20 -fill white -annotate +0+18 'by ZDoom Community' png8:pngs/Doom_64:_Retribution.png</text:p>
            <text:p>convert background.png -gravity Center -size 270 -pointsize 24 -fill black -annotate +0-14 'Voted #35 mod' -pointsize 20 -fill white -annotate +0+18 'by ZDoom Community' png8:pngs/Nash_s_Gore_Mod.png</text:p>
            <text:p>convert background.png -gravity Center -size 270 -pointsize 24 -fill black -annotate +0-14 'Voted #37 mod' -pointsize 20 -fill white -annotate +0+18 'by ZDoom Community' png8:pngs/Doom:_The_Golden_Souls.png</text:p>
            <text:p>convert background.png -gravity Center -size 270 -pointsize 24 -fill black -annotate +0-14 'Voted #37 mod' -pointsize 20 -fill white -annotate +0+18 'by ZDoom Community' png8:pngs/MetaDoom.png</text:p>
            <text:p>convert background.png -gravity Center -size 270 -pointsize 24 -fill black -annotate +0-14 'Voted #37 mod' -pointsize 20 -fill white -annotate +0+18 'by ZDoom Community' png8:pngs/Ultimate_DoomVisor.png</text:p>
            <text:p>convert background.png -gravity Center -size 270 -pointsize 24 -fill black -annotate +0-14 'Voted #37 mod' -pointsize 20 -fill white -annotate +0+18 'by ZDoom Community' png8:pngs/Zen_Dynamics.png</text:p>
            <text:p>convert background.png -gravity Center -size 270 -pointsize 24 -fill black -annotate +0-14 'Voted #41 mod' -pointsize 20 -fill white -annotate +0+18 'by ZDoom Community' png8:pngs/Enhanced_Vanilla_Project__EVP_.png</text:p>
            <text:p>convert background.png -gravity Center -size 270 -pointsize 24 -fill black -annotate +0-14 'Voted #41 mod' -pointsize 20 -fill white -annotate +0+18 'by ZDoom Community' png8:pngs/Lithium.png</text:p>
            <text:p>convert background.png -gravity Center -size 270 -pointsize 24 -fill black -annotate +0-14 'Voted #43 mod' -pointsize 20 -fill white -annotate +0+18 'by ZDoom Community' png8:pngs/Doom:_The_Golden_Souls_2.png</text:p>
            <text:p>convert background.png -gravity Center -size 270 -pointsize 24 -fill black -annotate +0-14 'Voted #43 mod' -pointsize 20 -fill white -annotate +0+18 'by ZDoom Community' png8:pngs/Legacy_of_Suffering.png</text:p>
            <text:p>convert background.png -gravity Center -size 270 -pointsize 24 -fill black -annotate +0-14 'Voted #43 mod' -pointsize 20 -fill white -annotate +0+18 'by ZDoom Community' png8:pngs/ouch_m_2:_abort_m.png</text:p>
            <text:p>convert background.png -gravity Center -size 270 -pointsize 24 -fill black -annotate +0-14 'Voted #43 mod' -pointsize 20 -fill white -annotate +0+18 'by ZDoom Community' png8:pngs/The_Ultimate_Torment_and_Torture.png</text:p>
            <text:p>convert background.png -gravity Center -size 270 -pointsize 24 -fill black -annotate +0-14 'Voted #47 mod' -pointsize 20 -fill white -annotate +0+18 'by ZDoom Community' png8:pngs/PlayStation_Doom_TC.png</text:p>
            <text:p>convert background.png -gravity Center -size 270 -pointsize 24 -fill black -annotate +0-14 'Voted #48 mod' -pointsize 20 -fill white -annotate +0+18 'by ZDoom Community' png8:pngs/Hunter’s_Moon.png</text:p>
            <text:p>convert background.png -gravity Center -size 270 -pointsize 24 -fill black -annotate +0-14 'Voted #48 mod' -pointsize 20 -fill white -annotate +0+18 'by ZDoom Community' png8:pngs/Rise_Of_The_Wool_Ball.png</text:p>
            <text:p>convert background.png -gravity Center -size 270 -pointsize 24 -fill black -annotate +0-14 'Voted #48 mod' -pointsize 20 -fill white -annotate +0+18 'by ZDoom Community' png8:pngs/Slayer_s_Rampage.png</text:p>
            <text:p>convert background.png -gravity Center -size 270 -pointsize 24 -fill black -annotate +0-14 'Voted #48 mod' -pointsize 20 -fill white -annotate +0+18 'by ZDoom Community' png8:pngs/The_Ghoul_s_Forest_3.png</text:p>
            <text:p>convert background.png -gravity Center -size 270 -pointsize 24 -fill black -annotate +0-14 'Voted #48 mod' -pointsize 20 -fill white -annotate +0+18 'by ZDoom Community' png8:pngs/Wrath_of_Cronos_RPG.png</text:p>
            <text:p>convert background.png -gravity Center -size 270 -pointsize 24 -fill black -annotate +0-14 'Voted #48 mod' -pointsize 20 -fill white -annotate +0+18 'by ZDoom Community' png8:pngs/WW-Cola3.png</text:p>
            <text:p>convert background.png -gravity Center -size 270 -pointsize 24 -fill black -annotate +0-14 'Voted #54 mod' -pointsize 20 -fill white -annotate +0+18 'by ZDoom Community' png8:pngs/AEons_Of_Death.png</text:p>
            <text:p>convert background.png -gravity Center -size 270 -pointsize 24 -fill black -annotate +0-14 'Voted #54 mod' -pointsize 20 -fill white -annotate +0+18 'by ZDoom Community' png8:pngs/Daytime_Drama.png</text:p>
            <text:p>convert background.png -gravity Center -size 270 -pointsize 24 -fill black -annotate +0-14 'Voted #54 mod' -pointsize 20 -fill white -annotate +0+18 'by ZDoom Community' png8:pngs/DTS-T.png</text:p>
            <text:p>convert background.png -gravity Center -size 270 -pointsize 24 -fill black -annotate +0-14 'Voted #54 mod' -pointsize 20 -fill white -annotate +0+18 'by ZDoom Community' png8:pngs/Nazis!.png</text:p>
            <text:p>convert background.png -gravity Center -size 270 -pointsize 24 -fill black -annotate +0-14 'Voted #54 mod' -pointsize 20 -fill white -annotate +0+18 'by ZDoom Community' png8:pngs/Project_Einherjar.png</text:p>
            <text:p>convert background.png -gravity Center -size 270 -pointsize 24 -fill black -annotate +0-14 'Voted #54 mod' -pointsize 20 -fill white -annotate +0+18 'by ZDoom Community' png8:pngs/Shadow_Of_The_Wool_Ball.png</text:p>
            <text:p>convert background.png -gravity Center -size 270 -pointsize 24 -fill black -annotate +0-14 'Voted #54 mod' -pointsize 20 -fill white -annotate +0+18 'by ZDoom Community' png8:pngs/Smooth_Doom.png</text:p>
            <text:p>convert background.png -gravity Center -size 270 -pointsize 24 -fill black -annotate +0-14 'Voted #54 mod' -pointsize 20 -fill white -annotate +0+18 'by ZDoom Community' png8:pngs/The_Inquisitor_III.png</text:p>
            <text:p>convert background.png -gravity Center -size 270 -pointsize 24 -fill black -annotate +0-14 'Voted #54 mod' -pointsize 20 -fill white -annotate +0+18 'by ZDoom Community' png8:pngs/Weapons_of_Saturn.png</text:p>
            <text:p>convert background.png -gravity Center -size 270 -pointsize 24 -fill black -annotate +0-14 'Voted #54 mod' -pointsize 20 -fill white -annotate +0+18 'by ZDoom Community' png8:pngs/Zagemod.png</text:p>
            <text:p>convert background.png -gravity Center -size 270 -pointsize 24 -fill black -annotate +0-14 'Voted #54 mod' -pointsize 20 -fill white -annotate +0+18 'by ZDoom Community' png8:pngs/Zero_Tolerance.png</text:p>
            <text:p>convert background.png -gravity Center -size 270 -pointsize 24 -fill black -annotate +0-14 'Voted #65 mod' -pointsize 20 -fill white -annotate +0+18 'by ZDoom Community' png8:pngs/Aracnocide.png</text:p>
            <text:p>convert background.png -gravity Center -size 270 -pointsize 24 -fill black -annotate +0-14 'Voted #65 mod' -pointsize 20 -fill white -annotate +0+18 'by ZDoom Community' png8:pngs/Doom_Delta.png</text:p>
            <text:p>convert background.png -gravity Center -size 270 -pointsize 24 -fill black -annotate +0-14 'Voted #65 mod' -pointsize 20 -fill white -annotate +0+18 'by ZDoom Community' png8:pngs/Faspons.png</text:p>
            <text:p>convert background.png -gravity Center -size 270 -pointsize 24 -fill black -annotate +0-14 'Voted #65 mod' -pointsize 20 -fill white -annotate +0+18 'by ZDoom Community' png8:pngs/Happy_Time_Circus_][.png</text:p>
            <text:p>convert background.png -gravity Center -size 270 -pointsize 24 -fill black -annotate +0-14 'Voted #65 mod' -pointsize 20 -fill white -annotate +0+18 'by ZDoom Community' png8:pngs/JohnnyDoom.png</text:p>
            <text:p>convert background.png -gravity Center -size 270 -pointsize 24 -fill black -annotate +0-14 'Voted #65 mod' -pointsize 20 -fill white -annotate +0+18 'by ZDoom Community' png8:pngs/RTC-3057_Hub_1.png</text:p>
            <text:p>convert background.png -gravity Center -size 270 -pointsize 24 -fill black -annotate +0-14 'Voted #65 mod' -pointsize 20 -fill white -annotate +0+18 'by ZDoom Community' png8:pngs/S.U.P.E.R_Natural.png</text:p>
            <text:p>convert background.png -gravity Center -size 270 -pointsize 24 -fill black -annotate +0-14 'Voted #65 mod' -pointsize 20 -fill white -annotate +0+18 'by ZDoom Community' png8:pngs/Soundless_Mound.png</text:p>
            <text:p>convert background.png -gravity Center -size 270 -pointsize 24 -fill black -annotate +0-14 'Voted #65 mod' -pointsize 20 -fill white -annotate +0+18 'by ZDoom Community' png8:pngs/Stronghold:_On_the_Edge_of_Chaos.png</text:p>
            <text:p>convert background.png -gravity Center -size 270 -pointsize 24 -fill black -annotate +0-14 'Voted #65 mod' -pointsize 20 -fill white -annotate +0+18 'by ZDoom Community' png8:pngs/Terrorists!.png</text:p>
            <text:p>convert background.png -gravity Center -size 270 -pointsize 24 -fill black -annotate +0-14 'Voted #65 mod' -pointsize 20 -fill white -annotate +0+18 'by ZDoom Community' png8:pngs/The_Soldier_Z.png</text:p>
            <text:p>convert background.png -gravity Center -size 270 -pointsize 24 -fill black -annotate +0-14 'Voted #65 mod' -pointsize 20 -fill white -annotate +0+18 'by ZDoom Community' png8:pngs/Threshold_Of_Pain.png</text:p>
            <text:p>convert background.png -gravity Center -size 270 -pointsize 24 -fill black -annotate +0-14 'Voted #65 mod' -pointsize 20 -fill white -annotate +0+18 'by ZDoom Community' png8:pngs/Unloved.png</text:p>
            <text:p>convert background.png -gravity Center -size 270 -pointsize 24 -fill black -annotate +0-14 'Voted #78 mod' -pointsize 20 -fill white -annotate +0+18 'by ZDoom Community' png8:pngs/10x.png</text:p>
            <text:p>convert background.png -gravity Center -size 270 -pointsize 24 -fill black -annotate +0-14 'Voted #78 mod' -pointsize 20 -fill white -annotate +0+18 'by ZDoom Community' png8:pngs/Action_Doom.png</text:p>
            <text:p>convert background.png -gravity Center -size 270 -pointsize 24 -fill black -annotate +0-14 'Voted #78 mod' -pointsize 20 -fill white -annotate +0+18 'by ZDoom Community' png8:pngs/BGPA_Missions_Liberation.png</text:p>
            <text:p>convert background.png -gravity Center -size 270 -pointsize 24 -fill black -annotate +0-14 'Voted #78 mod' -pointsize 20 -fill white -annotate +0+18 'by ZDoom Community' png8:pngs/Bratwurst.png</text:p>
            <text:p>convert background.png -gravity Center -size 270 -pointsize 24 -fill black -annotate +0-14 'Voted #78 mod' -pointsize 20 -fill white -annotate +0+18 'by ZDoom Community' png8:pngs/Brutal_Doom_64.png</text:p>
            <text:p>convert background.png -gravity Center -size 270 -pointsize 24 -fill black -annotate +0-14 'Voted #78 mod' -pointsize 20 -fill white -annotate +0+18 'by ZDoom Community' png8:pngs/Bullet-Eye.png</text:p>
            <text:p>convert background.png -gravity Center -size 270 -pointsize 24 -fill black -annotate +0-14 'Voted #78 mod' -pointsize 20 -fill white -annotate +0+18 'by ZDoom Community' png8:pngs/Burl_Tumd.png</text:p>
            <text:p>convert background.png -gravity Center -size 270 -pointsize 24 -fill black -annotate +0-14 'Voted #78 mod' -pointsize 20 -fill white -annotate +0+18 'by ZDoom Community' png8:pngs/Demon_Eclipse.png</text:p>
            <text:p>convert background.png -gravity Center -size 270 -pointsize 24 -fill black -annotate +0-14 'Voted #78 mod' -pointsize 20 -fill white -annotate +0+18 'by ZDoom Community' png8:pngs/Hocusdoom.png</text:p>
            <text:p>convert background.png -gravity Center -size 270 -pointsize 24 -fill black -annotate +0-14 'Voted #78 mod' -pointsize 20 -fill white -annotate +0+18 'by ZDoom Community' png8:pngs/HXRTC_Project.png</text:p>
            <text:p>convert background.png -gravity Center -size 270 -pointsize 24 -fill black -annotate +0-14 'Voted #78 mod' -pointsize 20 -fill white -annotate +0+18 'by ZDoom Community' png8:pngs/Juvenile_Power_Fantasy.png</text:p>
            <text:p>convert background.png -gravity Center -size 270 -pointsize 24 -fill black -annotate +0-14 'Voted #78 mod' -pointsize 20 -fill white -annotate +0+18 'by ZDoom Community' png8:pngs/NC_HUD.png</text:p>
            <text:p>convert background.png -gravity Center -size 270 -pointsize 24 -fill black -annotate +0-14 'Voted #78 mod' -pointsize 20 -fill white -annotate +0+18 'by ZDoom Community' png8:pngs/Perkristan_s_HD_Sounds.png</text:p>
            <text:p>convert background.png -gravity Center -size 270 -pointsize 24 -fill black -annotate +0-14 'Voted #78 mod' -pointsize 20 -fill white -annotate +0+18 'by ZDoom Community' png8:pngs/Reikall_s_Voxels.png</text:p>
            <text:p>convert background.png -gravity Center -size 270 -pointsize 24 -fill black -annotate +0-14 'Voted #78 mod' -pointsize 20 -fill white -annotate +0+18 'by ZDoom Community' png8:pngs/Serpent_Resurrection.png</text:p>
            <text:p>convert background.png -gravity Center -size 270 -pointsize 24 -fill black -annotate +0-14 'Voted #78 mod' -pointsize 20 -fill white -annotate +0+18 'by ZDoom Community' png8:pngs/Shades_of_Doom.png</text:p>
            <text:p>convert background.png -gravity Center -size 270 -pointsize 24 -fill black -annotate +0-14 'Voted #78 mod' -pointsize 20 -fill white -annotate +0+18 'by ZDoom Community' png8:pngs/Shut_up_and_Bleed.png</text:p>
            <text:p>convert background.png -gravity Center -size 270 -pointsize 24 -fill black -annotate +0-14 'Voted #78 mod' -pointsize 20 -fill white -annotate +0+18 'by ZDoom Community' png8:pngs/SpriteShadow.png</text:p>
            <text:p>convert background.png -gravity Center -size 270 -pointsize 24 -fill black -annotate +0-14 'Voted #78 mod' -pointsize 20 -fill white -annotate +0+18 'by ZDoom Community' png8:pngs/Waterlab_GZD.png</text:p>
            <text:p>convert background.png -gravity Center -size 270 -pointsize 24 -fill black -annotate +0-14 'Voted #78 mod' -pointsize 20 -fill white -annotate +0+18 'by ZDoom Community' png8:pngs/Who_Dun_It.png</text:p>
            <text:p>convert background.png -gravity Center -size 270 -pointsize 24 -fill black -annotate +0-14 'Voted #98 mod' -pointsize 20 -fill white -annotate +0+18 'by ZDoom Community' png8:pngs/Alandoguns.png</text:p>
            <text:p>convert background.png -gravity Center -size 270 -pointsize 24 -fill black -annotate +0-14 'Voted #98 mod' -pointsize 20 -fill white -annotate +0+18 'by ZDoom Community' png8:pngs/Argent.png</text:p>
            <text:p>convert background.png -gravity Center -size 270 -pointsize 24 -fill black -annotate +0-14 'Voted #98 mod' -pointsize 20 -fill white -annotate +0+18 'by ZDoom Community' png8:pngs/Castlevania_-_Simon_s_Destiny.png</text:p>
            <text:p>convert background.png -gravity Center -size 270 -pointsize 24 -fill black -annotate +0-14 'Voted #98 mod' -pointsize 20 -fill white -annotate +0+18 'by ZDoom Community' png8:pngs/Cold_as_Hell.png</text:p>
            <text:p>convert background.png -gravity Center -size 270 -pointsize 24 -fill black -annotate +0-14 'Voted #98 mod' -pointsize 20 -fill white -annotate +0+18 'by ZDoom Community' png8:pngs/Combined_Arms.png</text:p>
            <text:p>convert background.png -gravity Center -size 270 -pointsize 24 -fill black -annotate +0-14 'Voted #98 mod' -pointsize 20 -fill white -annotate +0+18 'by ZDoom Community' png8:pngs/Complex_Doom.png</text:p>
            <text:p>convert background.png -gravity Center -size 270 -pointsize 24 -fill black -annotate +0-14 'Voted #98 mod' -pointsize 20 -fill white -annotate +0+18 'by ZDoom Community' png8:pngs/Diaz:_Last_Hours_of_Purity.png</text:p>
            <text:p>convert background.png -gravity Center -size 270 -pointsize 24 -fill black -annotate +0-14 'Voted #98 mod' -pointsize 20 -fill white -annotate +0+18 'by ZDoom Community' png8:pngs/Droplets:_Simulated_Blood.png</text:p>
            <text:p>convert background.png -gravity Center -size 270 -pointsize 24 -fill black -annotate +0-14 'Voted #98 mod' -pointsize 20 -fill white -annotate +0+18 'by ZDoom Community' png8:pngs/Factotum.png</text:p>
            <text:p>convert background.png -gravity Center -size 270 -pointsize 24 -fill black -annotate +0-14 'Voted #98 mod' -pointsize 20 -fill white -annotate +0+18 'by ZDoom Community' png8:pngs/Happy_Time_Circus.png</text:p>
            <text:p>convert background.png -gravity Center -size 270 -pointsize 24 -fill black -annotate +0-14 'Voted #98 mod' -pointsize 20 -fill white -annotate +0+18 'by ZDoom Community' png8:pngs/Insanity_s_Requiem.png</text:p>
            <text:p>convert background.png -gravity Center -size 270 -pointsize 24 -fill black -annotate +0-14 'Voted #98 mod' -pointsize 20 -fill white -annotate +0+18 'by ZDoom Community' png8:pngs/Jimmy’s_Jukebox.png</text:p>
            <text:p>convert background.png -gravity Center -size 270 -pointsize 24 -fill black -annotate +0-14 'Voted #98 mod' -pointsize 20 -fill white -annotate +0+18 'by ZDoom Community' png8:pngs/m8f’s_toolbox.png</text:p>
            <text:p>convert background.png -gravity Center -size 270 -pointsize 24 -fill black -annotate +0-14 'Voted #98 mod' -pointsize 20 -fill white -annotate +0+18 'by ZDoom Community' png8:pngs/PlayStation_Doom_TC.png</text:p>
            <text:p>convert background.png -gravity Center -size 270 -pointsize 24 -fill black -annotate +0-14 'Voted #98 mod' -pointsize 20 -fill white -annotate +0+18 'by ZDoom Community' png8:pngs/Queen_s_Crusade.png</text:p>
            <text:p>convert background.png -gravity Center -size 270 -pointsize 24 -fill black -annotate +0-14 'Voted #98 mod' -pointsize 20 -fill white -annotate +0+18 'by ZDoom Community' png8:pngs/Redux_E2M4.png</text:p>
            <text:p>convert background.png -gravity Center -size 270 -pointsize 24 -fill black -annotate +0-14 'Voted #98 mod' -pointsize 20 -fill white -annotate +0+18 'by ZDoom Community' png8:pngs/scalliano_s_667_Shuffle.png</text:p>
            <text:p>convert background.png -gravity Center -size 270 -pointsize 24 -fill black -annotate +0-14 'Voted #98 mod' -pointsize 20 -fill white -annotate +0+18 'by ZDoom Community' png8:pngs/Super_Sonic_DooM.png</text:p>
            <text:p>convert background.png -gravity Center -size 270 -pointsize 24 -fill black -annotate +0-14 'Voted #98 mod' -pointsize 20 -fill white -annotate +0+18 'by ZDoom Community' png8:pngs/The_Ultimate_Simpsons_Doom_.png</text:p>
            <text:p>convert background.png -gravity Center -size 270 -pointsize 24 -fill black -annotate +0-14 'Voted #98 mod' -pointsize 20 -fill white -annotate +0+18 'by ZDoom Community' png8:pngs/Void.png</text:p>
            <text:p>convert background.png -gravity Center -size 270 -pointsize 24 -fill black -annotate +0-14 'Voted #98 mod' -pointsize 20 -fill white -annotate +0+18 'by ZDoom Community' png8:pngs/WolfenDOOM:_Operation:_Arctic_Wolf.png</text:p>
            <text:p>convert background.png -gravity Center -size 270 -pointsize 24 -fill black -annotate +0-14 'Voted #98 mod' -pointsize 20 -fill white -annotate +0+18 'by ZDoom Community' png8:pngs/ZBlood+.png</text:p>
            <text:p>convert background.png -gravity Center -size 270 -pointsize 24 -fill black -annotate +0-14 'Voted #120 mod' -pointsize 20 -fill white -annotate +0+18 'by ZDoom Community' png8:pngs/Aetherius.png</text:p>
            <text:p>convert background.png -gravity Center -size 270 -pointsize 24 -fill black -annotate +0-14 'Voted #120 mod' -pointsize 20 -fill white -annotate +0+18 'by ZDoom Community' png8:pngs/BlackWarrior.png</text:p>
            <text:p>convert background.png -gravity Center -size 270 -pointsize 24 -fill black -annotate +0-14 'Voted #120 mod' -pointsize 20 -fill white -annotate +0+18 'by ZDoom Community' png8:pngs/Brutal_Doom:_Tomtefars_Extension.png</text:p>
            <text:p>convert background.png -gravity Center -size 270 -pointsize 24 -fill black -annotate +0-14 'Voted #120 mod' -pointsize 20 -fill white -annotate +0+18 'by ZDoom Community' png8:pngs/Consolation_Prize:_The_PSX_Doom_TC.png</text:p>
            <text:p>convert background.png -gravity Center -size 270 -pointsize 24 -fill black -annotate +0-14 'Voted #120 mod' -pointsize 20 -fill white -annotate +0+18 'by ZDoom Community' png8:pngs/Crossfire.png</text:p>
            <text:p>convert background.png -gravity Center -size 270 -pointsize 24 -fill black -annotate +0-14 'Voted #120 mod' -pointsize 20 -fill white -annotate +0+18 'by ZDoom Community' png8:pngs/Cyberrunner.png</text:p>
            <text:p>convert background.png -gravity Center -size 270 -pointsize 24 -fill black -annotate +0-14 'Voted #120 mod' -pointsize 20 -fill white -annotate +0+18 'by ZDoom Community' png8:pngs/DamNums.png</text:p>
            <text:p>convert background.png -gravity Center -size 270 -pointsize 24 -fill black -annotate +0-14 'Voted #120 mod' -pointsize 20 -fill white -annotate +0+18 'by ZDoom Community' png8:pngs/Dead_Marine.png</text:p>
            <text:p>convert background.png -gravity Center -size 270 -pointsize 24 -fill black -annotate +0-14 'Voted #120 mod' -pointsize 20 -fill white -annotate +0+18 'by ZDoom Community' png8:pngs/dead.air.png</text:p>
            <text:p>convert background.png -gravity Center -size 270 -pointsize 24 -fill black -annotate +0-14 'Voted #120 mod' -pointsize 20 -fill white -annotate +0+18 'by ZDoom Community' png8:pngs/Demon_CounterStrike.png</text:p>
            <text:p>convert background.png -gravity Center -size 270 -pointsize 24 -fill black -annotate +0-14 'Voted #120 mod' -pointsize 20 -fill white -annotate +0+18 'by ZDoom Community' png8:pngs/Eriguns_2.png</text:p>
            <text:p>convert background.png -gravity Center -size 270 -pointsize 24 -fill black -annotate +0-14 'Voted #120 mod' -pointsize 20 -fill white -annotate +0+18 'by ZDoom Community' png8:pngs/Error:_Doom.png</text:p>
            <text:p>convert background.png -gravity Center -size 270 -pointsize 24 -fill black -annotate +0-14 'Voted #120 mod' -pointsize 20 -fill white -annotate +0+18 'by ZDoom Community' png8:pngs/Final_NeoDoom.png</text:p>
            <text:p>convert background.png -gravity Center -size 270 -pointsize 24 -fill black -annotate +0-14 'Voted #120 mod' -pointsize 20 -fill white -annotate +0+18 'by ZDoom Community' png8:pngs/FragTrak.png</text:p>
            <text:p>convert background.png -gravity Center -size 270 -pointsize 24 -fill black -annotate +0-14 'Voted #120 mod' -pointsize 20 -fill white -annotate +0+18 'by ZDoom Community' png8:pngs/Gene-Tech:_Before_the_Storm.png</text:p>
            <text:p>convert background.png -gravity Center -size 270 -pointsize 24 -fill black -annotate +0-14 'Voted #120 mod' -pointsize 20 -fill white -annotate +0+18 'by ZDoom Community' png8:pngs/Heretical_Doom.png</text:p>
            <text:p>convert background.png -gravity Center -size 270 -pointsize 24 -fill black -annotate +0-14 'Voted #120 mod' -pointsize 20 -fill white -annotate +0+18 'by ZDoom Community' png8:pngs/HeXeReTiC_Fantasy.png</text:p>
            <text:p>convert background.png -gravity Center -size 270 -pointsize 24 -fill black -annotate +0-14 'Voted #120 mod' -pointsize 20 -fill white -annotate +0+18 'by ZDoom Community' png8:pngs/Lambda.png</text:p>
            <text:p>convert background.png -gravity Center -size 270 -pointsize 24 -fill black -annotate +0-14 'Voted #120 mod' -pointsize 20 -fill white -annotate +0+18 'by ZDoom Community' png8:pngs/Lizard_Squad.png</text:p>
            <text:p>convert background.png -gravity Center -size 270 -pointsize 24 -fill black -annotate +0-14 'Voted #120 mod' -pointsize 20 -fill white -annotate +0+18 'by ZDoom Community' png8:pngs/MassMouth_2.png</text:p>
            <text:p>convert background.png -gravity Center -size 270 -pointsize 24 -fill black -annotate +0-14 'Voted #120 mod' -pointsize 20 -fill white -annotate +0+18 'by ZDoom Community' png8:pngs/Midgard_Outlaw.png</text:p>
            <text:p>convert background.png -gravity Center -size 270 -pointsize 24 -fill black -annotate +0-14 'Voted #120 mod' -pointsize 20 -fill white -annotate +0+18 'by ZDoom Community' png8:pngs/Paranoid_and_Paranoiac.png</text:p>
            <text:p>convert background.png -gravity Center -size 270 -pointsize 24 -fill black -annotate +0-14 'Voted #120 mod' -pointsize 20 -fill white -annotate +0+18 'by ZDoom Community' png8:pngs/QUAKE:_Descent_into_Heresy.png</text:p>
            <text:p>convert background.png -gravity Center -size 270 -pointsize 24 -fill black -annotate +0-14 'Voted #120 mod' -pointsize 20 -fill white -annotate +0+18 'by ZDoom Community' png8:pngs/SBrightmaps.png</text:p>
            <text:p>convert background.png -gravity Center -size 270 -pointsize 24 -fill black -annotate +0-14 'Voted #120 mod' -pointsize 20 -fill white -annotate +0+18 'by ZDoom Community' png8:pngs/Skulldash.png</text:p>
            <text:p>convert background.png -gravity Center -size 270 -pointsize 24 -fill black -annotate +0-14 'Voted #120 mod' -pointsize 20 -fill white -annotate +0+18 'by ZDoom Community' png8:pngs/Sneaky_Doom.png</text:p>
            <text:p>convert background.png -gravity Center -size 270 -pointsize 24 -fill black -annotate +0-14 'Voted #120 mod' -pointsize 20 -fill white -annotate +0+18 'by ZDoom Community' png8:pngs/Sound_Caulking.png</text:p>
            <text:p>convert background.png -gravity Center -size 270 -pointsize 24 -fill black -annotate +0-14 'Voted #120 mod' -pointsize 20 -fill white -annotate +0+18 'by ZDoom Community' png8:pngs/Spooktober_Community_Mapping_Project.png</text:p>
            <text:p>convert background.png -gravity Center -size 270 -pointsize 24 -fill black -annotate +0-14 'Voted #120 mod' -pointsize 20 -fill white -annotate +0+18 'by ZDoom Community' png8:pngs/Strange_Aeons.png</text:p>
            <text:p>convert background.png -gravity Center -size 270 -pointsize 24 -fill black -annotate +0-14 'Voted #120 mod' -pointsize 20 -fill white -annotate +0+18 'by ZDoom Community' png8:pngs/Temple_of_the_Lizard_Men_4.png</text:p>
            <text:p>convert background.png -gravity Center -size 270 -pointsize 24 -fill black -annotate +0-14 'Voted #120 mod' -pointsize 20 -fill white -annotate +0+18 'by ZDoom Community' png8:pngs/The_Space_Pirate.png</text:p>
            <text:p>convert background.png -gravity Center -size 270 -pointsize 24 -fill black -annotate +0-14 'Voted #120 mod' -pointsize 20 -fill white -annotate +0+18 'by ZDoom Community' png8:pngs/Town_Infection:_The_Flooding.png</text:p>
            <text:p>convert background.png -gravity Center -size 270 -pointsize 24 -fill black -annotate +0-14 'Voted #120 mod' -pointsize 20 -fill white -annotate +0+18 'by ZDoom Community' png8:pngs/TurboCharged_ARCADE!.png</text:p>
            <text:p>convert background.png -gravity Center -size 270 -pointsize 24 -fill black -annotate +0-14 'Voted #120 mod' -pointsize 20 -fill white -annotate +0+18 'by ZDoom Community' png8:pngs/Ultra_Crispy.png</text:p>
            <text:p>convert background.png -gravity Center -size 270 -pointsize 24 -fill black -annotate +0-14 'Voted #120 mod' -pointsize 20 -fill white -annotate +0+18 'by ZDoom Community' png8:pngs/WolfenDOOM:__Astrostein.png</text:p>
            <text:p>convert background.png -gravity Center -size 270 -pointsize 24 -fill black -annotate +0-14 'Voted #155 mod' -pointsize 20 -fill white -annotate +0+18 'by ZDoom Community' png8:pngs/007:_Licence_to_Spell_DooM.png</text:p>
            <text:p>convert background.png -gravity Center -size 270 -pointsize 24 -fill black -annotate +0-14 'Voted #155 mod' -pointsize 20 -fill white -annotate +0+18 'by ZDoom Community' png8:pngs/20_Monsters_Challenge.png</text:p>
            <text:p>convert background.png -gravity Center -size 270 -pointsize 24 -fill black -annotate +0-14 'Voted #155 mod' -pointsize 20 -fill white -annotate +0+18 'by ZDoom Community' png8:pngs/Abandoned_Misery.png</text:p>
            <text:p>convert background.png -gravity Center -size 270 -pointsize 24 -fill black -annotate +0-14 'Voted #155 mod' -pointsize 20 -fill white -annotate +0+18 'by ZDoom Community' png8:pngs/Accessories_to_Murder.png</text:p>
            <text:p>convert background.png -gravity Center -size 270 -pointsize 24 -fill black -annotate +0-14 'Voted #155 mod' -pointsize 20 -fill white -annotate +0+18 'by ZDoom Community' png8:pngs/Alfonzone.png</text:p>
            <text:p>convert background.png -gravity Center -size 270 -pointsize 24 -fill black -annotate +0-14 'Voted #155 mod' -pointsize 20 -fill white -annotate +0+18 'by ZDoom Community' png8:pngs/Aliens:_Colonial_Marines_TC.png</text:p>
            <text:p>convert background.png -gravity Center -size 270 -pointsize 24 -fill black -annotate +0-14 'Voted #155 mod' -pointsize 20 -fill white -annotate +0+18 'by ZDoom Community' png8:pngs/All_Clear_Message.png</text:p>
            <text:p>convert background.png -gravity Center -size 270 -pointsize 24 -fill black -annotate +0-14 'Voted #155 mod' -pointsize 20 -fill white -annotate +0+18 'by ZDoom Community' png8:pngs/AvP_2.0.png</text:p>
            <text:p>convert background.png -gravity Center -size 270 -pointsize 24 -fill black -annotate +0-14 'Voted #155 mod' -pointsize 20 -fill white -annotate +0+18 'by ZDoom Community' png8:pngs/Banhammer.png</text:p>
            <text:p>convert background.png -gravity Center -size 270 -pointsize 24 -fill black -annotate +0-14 'Voted #155 mod' -pointsize 20 -fill white -annotate +0+18 'by ZDoom Community' png8:pngs/Beyond_Reality.png</text:p>
            <text:p>convert background.png -gravity Center -size 270 -pointsize 24 -fill black -annotate +0-14 'Voted #155 mod' -pointsize 20 -fill white -annotate +0+18 'by ZDoom Community' png8:pngs/Brutalkick.png</text:p>
            <text:p>convert background.png -gravity Center -size 270 -pointsize 24 -fill black -annotate +0-14 'Voted #155 mod' -pointsize 20 -fill white -annotate +0+18 'by ZDoom Community' png8:pngs/Call_of_Dooty.png</text:p>
            <text:p>convert background.png -gravity Center -size 270 -pointsize 24 -fill black -annotate +0-14 'Voted #155 mod' -pointsize 20 -fill white -annotate +0+18 'by ZDoom Community' png8:pngs/Champions.png</text:p>
            <text:p>convert background.png -gravity Center -size 270 -pointsize 24 -fill black -annotate +0-14 'Voted #155 mod' -pointsize 20 -fill white -annotate +0+18 'by ZDoom Community' png8:pngs/Cheogsh.png</text:p>
            <text:p>convert background.png -gravity Center -size 270 -pointsize 24 -fill black -annotate +0-14 'Voted #155 mod' -pointsize 20 -fill white -annotate +0+18 'by ZDoom Community' png8:pngs/Cheogsh_2.png</text:p>
            <text:p>convert background.png -gravity Center -size 270 -pointsize 24 -fill black -annotate +0-14 'Voted #155 mod' -pointsize 20 -fill white -annotate +0+18 'by ZDoom Community' png8:pngs/Chosen.png</text:p>
            <text:p>convert background.png -gravity Center -size 270 -pointsize 24 -fill black -annotate +0-14 'Voted #155 mod' -pointsize 20 -fill white -annotate +0+18 'by ZDoom Community' png8:pngs/Complex_Doom:_LCA.png</text:p>
            <text:p>convert background.png -gravity Center -size 270 -pointsize 24 -fill black -annotate +0-14 'Voted #155 mod' -pointsize 20 -fill white -annotate +0+18 'by ZDoom Community' png8:pngs/Counter-Strike_Doom:_Martian_Offensive.png</text:p>
            <text:p>convert background.png -gravity Center -size 270 -pointsize 24 -fill black -annotate +0-14 'Voted #155 mod' -pointsize 20 -fill white -annotate +0+18 'by ZDoom Community' png8:pngs/CustomDoom.png</text:p>
            <text:p>convert background.png -gravity Center -size 270 -pointsize 24 -fill black -annotate +0-14 'Voted #155 mod' -pointsize 20 -fill white -annotate +0+18 'by ZDoom Community' png8:pngs/Dark_7__with_Mission_Pack_.png</text:p>
            <text:p>convert background.png -gravity Center -size 270 -pointsize 24 -fill black -annotate +0-14 'Voted #155 mod' -pointsize 20 -fill white -annotate +0+18 'by ZDoom Community' png8:pngs/Dark_Encounters.png</text:p>
            <text:p>convert background.png -gravity Center -size 270 -pointsize 24 -fill black -annotate +0-14 'Voted #155 mod' -pointsize 20 -fill white -annotate +0+18 'by ZDoom Community' png8:pngs/Darkmoon.png</text:p>
            <text:p>convert background.png -gravity Center -size 270 -pointsize 24 -fill black -annotate +0-14 'Voted #155 mod' -pointsize 20 -fill white -annotate +0+18 'by ZDoom Community' png8:pngs/Dawn_of_Reality.png</text:p>
            <text:p>convert background.png -gravity Center -size 270 -pointsize 24 -fill black -annotate +0-14 'Voted #155 mod' -pointsize 20 -fill white -annotate +0+18 'by ZDoom Community' png8:pngs/Demonsteele:_NowThatsWhatICallMIDI.png</text:p>
            <text:p>convert background.png -gravity Center -size 270 -pointsize 24 -fill black -annotate +0-14 'Voted #155 mod' -pointsize 20 -fill white -annotate +0+18 'by ZDoom Community' png8:pngs/Don-t_play_with_HELL_–_Black_Edition.png</text:p>
            <text:p>convert background.png -gravity Center -size 270 -pointsize 24 -fill black -annotate +0-14 'Voted #155 mod' -pointsize 20 -fill white -annotate +0+18 'by ZDoom Community' png8:pngs/Doom_2_Minor_Sprite_Fixing_Project.png</text:p>
            <text:p>convert background.png -gravity Center -size 270 -pointsize 24 -fill black -annotate +0-14 'Voted #155 mod' -pointsize 20 -fill white -annotate +0+18 'by ZDoom Community' png8:pngs/DOOM_4_VANILLA.png</text:p>
            <text:p>convert background.png -gravity Center -size 270 -pointsize 24 -fill black -annotate +0-14 'Voted #155 mod' -pointsize 20 -fill white -annotate +0+18 'by ZDoom Community' png8:pngs/Doom_64__weapons_only_.png</text:p>
            <text:p>convert background.png -gravity Center -size 270 -pointsize 24 -fill black -annotate +0-14 'Voted #155 mod' -pointsize 20 -fill white -annotate +0+18 'by ZDoom Community' png8:pngs/Doom_Loot_Box_Mod.png</text:p>
            <text:p>convert background.png -gravity Center -size 270 -pointsize 24 -fill black -annotate +0-14 'Voted #155 mod' -pointsize 20 -fill white -annotate +0+18 'by ZDoom Community' png8:pngs/Doom_Raider:Crypt_of_the_Vile.png</text:p>
            <text:p>convert background.png -gravity Center -size 270 -pointsize 24 -fill black -annotate +0-14 'Voted #155 mod' -pointsize 20 -fill white -annotate +0+18 'by ZDoom Community' png8:pngs/DoomKrakken_s_Monster_Randomizer.png</text:p>
            <text:p>convert background.png -gravity Center -size 270 -pointsize 24 -fill black -annotate +0-14 'Voted #155 mod' -pointsize 20 -fill white -annotate +0+18 'by ZDoom Community' png8:pngs/Eriguns_1.png</text:p>
            <text:p>convert background.png -gravity Center -size 270 -pointsize 24 -fill black -annotate +0-14 'Voted #155 mod' -pointsize 20 -fill white -annotate +0+18 'by ZDoom Community' png8:pngs/Eternal_DOOM_IV:_Return_from_Oblivion.png</text:p>
            <text:p>convert background.png -gravity Center -size 270 -pointsize 24 -fill black -annotate +0-14 'Voted #155 mod' -pointsize 20 -fill white -annotate +0+18 'by ZDoom Community' png8:pngs/Fading_Corpses_Universal.png</text:p>
            <text:p>convert background.png -gravity Center -size 270 -pointsize 24 -fill black -annotate +0-14 'Voted #155 mod' -pointsize 20 -fill white -annotate +0+18 'by ZDoom Community' png8:pngs/FamiliarDoom.png</text:p>
            <text:p>convert background.png -gravity Center -size 270 -pointsize 24 -fill black -annotate +0-14 'Voted #155 mod' -pointsize 20 -fill white -annotate +0+18 'by ZDoom Community' png8:pngs/Footsteps.png</text:p>
            <text:p>convert background.png -gravity Center -size 270 -pointsize 24 -fill black -annotate +0-14 'Voted #155 mod' -pointsize 20 -fill white -annotate +0+18 'by ZDoom Community' png8:pngs/Foreverhood.png</text:p>
            <text:p>convert background.png -gravity Center -size 270 -pointsize 24 -fill black -annotate +0-14 'Voted #155 mod' -pointsize 20 -fill white -annotate +0+18 'by ZDoom Community' png8:pngs/Ghoul_School_3D.png</text:p>
            <text:p>convert background.png -gravity Center -size 270 -pointsize 24 -fill black -annotate +0-14 'Voted #155 mod' -pointsize 20 -fill white -annotate +0+18 'by ZDoom Community' png8:pngs/GZSHud.png</text:p>
            <text:p>convert background.png -gravity Center -size 270 -pointsize 24 -fill black -annotate +0-14 'Voted #155 mod' -pointsize 20 -fill white -annotate +0+18 'by ZDoom Community' png8:pngs/Heretic_Widescreened_HUD.png</text:p>
            <text:p>convert background.png -gravity Center -size 270 -pointsize 24 -fill black -annotate +0-14 'Voted #155 mod' -pointsize 20 -fill white -annotate +0+18 'by ZDoom Community' png8:pngs/Hexen:_Scourge_of_Viscerus.png</text:p>
            <text:p>convert background.png -gravity Center -size 270 -pointsize 24 -fill black -annotate +0-14 'Voted #155 mod' -pointsize 20 -fill white -annotate +0+18 'by ZDoom Community' png8:pngs/HeXercise.png</text:p>
            <text:p>convert background.png -gravity Center -size 270 -pointsize 24 -fill black -annotate +0-14 'Voted #155 mod' -pointsize 20 -fill white -annotate +0+18 'by ZDoom Community' png8:pngs/Highway_to_Hell.png</text:p>
            <text:p>convert background.png -gravity Center -size 270 -pointsize 24 -fill black -annotate +0-14 'Voted #155 mod' -pointsize 20 -fill white -annotate +0+18 'by ZDoom Community' png8:pngs/Hordes_of_Chaos.png</text:p>
            <text:p>convert background.png -gravity Center -size 270 -pointsize 24 -fill black -annotate +0-14 'Voted #155 mod' -pointsize 20 -fill white -annotate +0+18 'by ZDoom Community' png8:pngs/Keymaster.png</text:p>
            <text:p>convert background.png -gravity Center -size 270 -pointsize 24 -fill black -annotate +0-14 'Voted #155 mod' -pointsize 20 -fill white -annotate +0+18 'by ZDoom Community' png8:pngs/Lasting_Light.png</text:p>
            <text:p>convert background.png -gravity Center -size 270 -pointsize 24 -fill black -annotate +0-14 'Voted #155 mod' -pointsize 20 -fill white -annotate +0+18 'by ZDoom Community' png8:pngs/Lilith.png</text:p>
            <text:p>convert background.png -gravity Center -size 270 -pointsize 24 -fill black -annotate +0-14 'Voted #155 mod' -pointsize 20 -fill white -annotate +0+18 'by ZDoom Community' png8:pngs/LOST_SOULSPHERE:_Gold_Edition.png</text:p>
            <text:p>convert background.png -gravity Center -size 270 -pointsize 24 -fill black -annotate +0-14 'Voted #155 mod' -pointsize 20 -fill white -annotate +0+18 'by ZDoom Community' png8:pngs/Lowtech_Remake.png</text:p>
            <text:p>convert background.png -gravity Center -size 270 -pointsize 24 -fill black -annotate +0-14 'Voted #155 mod' -pointsize 20 -fill white -annotate +0+18 'by ZDoom Community' png8:pngs/MAIS.png</text:p>
            <text:p>convert background.png -gravity Center -size 270 -pointsize 24 -fill black -annotate +0-14 'Voted #155 mod' -pointsize 20 -fill white -annotate +0+18 'by ZDoom Community' png8:pngs/Megabounce.png</text:p>
            <text:p>convert background.png -gravity Center -size 270 -pointsize 24 -fill black -annotate +0-14 'Voted #155 mod' -pointsize 20 -fill white -annotate +0+18 'by ZDoom Community' png8:pngs/Metroid:_Dreadnought.png</text:p>
            <text:p>convert background.png -gravity Center -size 270 -pointsize 24 -fill black -annotate +0-14 'Voted #155 mod' -pointsize 20 -fill white -annotate +0+18 'by ZDoom Community' png8:pngs/MMDCXIV_-_Journey_into_27_Century.png</text:p>
            <text:p>convert background.png -gravity Center -size 270 -pointsize 24 -fill black -annotate +0-14 'Voted #155 mod' -pointsize 20 -fill white -annotate +0+18 'by ZDoom Community' png8:pngs/Monster_Scouter.png</text:p>
            <text:p>convert background.png -gravity Center -size 270 -pointsize 24 -fill black -annotate +0-14 'Voted #155 mod' -pointsize 20 -fill white -annotate +0+18 'by ZDoom Community' png8:pngs/Nameless_Lite_RPG_Mod.png</text:p>
            <text:p>convert background.png -gravity Center -size 270 -pointsize 24 -fill black -annotate +0-14 'Voted #155 mod' -pointsize 20 -fill white -annotate +0+18 'by ZDoom Community' png8:pngs/Nerves_of_Steel.png</text:p>
            <text:p>convert background.png -gravity Center -size 270 -pointsize 24 -fill black -annotate +0-14 'Voted #155 mod' -pointsize 20 -fill white -annotate +0+18 'by ZDoom Community' png8:pngs/njsplash.png</text:p>
            <text:p>convert background.png -gravity Center -size 270 -pointsize 24 -fill black -annotate +0-14 'Voted #155 mod' -pointsize 20 -fill white -annotate +0+18 'by ZDoom Community' png8:pngs/OMG_Weapons!__and_Monsters_.png</text:p>
            <text:p>convert background.png -gravity Center -size 270 -pointsize 24 -fill black -annotate +0-14 'Voted #155 mod' -pointsize 20 -fill white -annotate +0+18 'by ZDoom Community' png8:pngs/Paradise.png</text:p>
            <text:p>convert background.png -gravity Center -size 270 -pointsize 24 -fill black -annotate +0-14 'Voted #155 mod' -pointsize 20 -fill white -annotate +0+18 'by ZDoom Community' png8:pngs/Parkour.png</text:p>
            <text:p>convert background.png -gravity Center -size 270 -pointsize 24 -fill black -annotate +0-14 'Voted #155 mod' -pointsize 20 -fill white -annotate +0+18 'by ZDoom Community' png8:pngs/Pokémon_Doom.png</text:p>
            <text:p>convert background.png -gravity Center -size 270 -pointsize 24 -fill black -annotate +0-14 'Voted #155 mod' -pointsize 20 -fill white -annotate +0+18 'by ZDoom Community' png8:pngs/Project_Ironclad.png</text:p>
            <text:p>convert background.png -gravity Center -size 270 -pointsize 24 -fill black -annotate +0-14 'Voted #155 mod' -pointsize 20 -fill white -annotate +0+18 'by ZDoom Community' png8:pngs/Real_Guns_Hardcore.png</text:p>
            <text:p>convert background.png -gravity Center -size 270 -pointsize 24 -fill black -annotate +0-14 'Voted #155 mod' -pointsize 20 -fill white -annotate +0+18 'by ZDoom Community' png8:pngs/Realm_of_Cheogsh.png</text:p>
            <text:p>convert background.png -gravity Center -size 270 -pointsize 24 -fill black -annotate +0-14 'Voted #155 mod' -pointsize 20 -fill white -annotate +0+18 'by ZDoom Community' png8:pngs/Run_For_It!.png</text:p>
            <text:p>convert background.png -gravity Center -size 270 -pointsize 24 -fill black -annotate +0-14 'Voted #155 mod' -pointsize 20 -fill white -annotate +0+18 'by ZDoom Community' png8:pngs/Simple_Mirrored_Monsters.png</text:p>
            <text:p>convert background.png -gravity Center -size 270 -pointsize 24 -fill black -annotate +0-14 'Voted #155 mod' -pointsize 20 -fill white -annotate +0+18 'by ZDoom Community' png8:pngs/Smooth_fluids.png</text:p>
            <text:p>convert background.png -gravity Center -size 270 -pointsize 24 -fill black -annotate +0-14 'Voted #155 mod' -pointsize 20 -fill white -annotate +0+18 'by ZDoom Community' png8:pngs/SpaceDM9.png</text:p>
            <text:p>convert background.png -gravity Center -size 270 -pointsize 24 -fill black -annotate +0-14 'Voted #155 mod' -pointsize 20 -fill white -annotate +0+18 'by ZDoom Community' png8:pngs/Splatterhouse_3D.png</text:p>
            <text:p>convert background.png -gravity Center -size 270 -pointsize 24 -fill black -annotate +0-14 'Voted #155 mod' -pointsize 20 -fill white -annotate +0+18 'by ZDoom Community' png8:pngs/StatsKeeper.png</text:p>
            <text:p>convert background.png -gravity Center -size 270 -pointsize 24 -fill black -annotate +0-14 'Voted #155 mod' -pointsize 20 -fill white -annotate +0+18 'by ZDoom Community' png8:pngs/Sun_Damage_Omen.png</text:p>
            <text:p>convert background.png -gravity Center -size 270 -pointsize 24 -fill black -annotate +0-14 'Voted #155 mod' -pointsize 20 -fill white -annotate +0+18 'by ZDoom Community' png8:pngs/TGRDM3__Morgenstern_.png</text:p>
            <text:p>convert background.png -gravity Center -size 270 -pointsize 24 -fill black -annotate +0-14 'Voted #155 mod' -pointsize 20 -fill white -annotate +0+18 'by ZDoom Community' png8:pngs/The_City_of_The_Damned_:_Apocalypse.png</text:p>
            <text:p>convert background.png -gravity Center -size 270 -pointsize 24 -fill black -annotate +0-14 'Voted #155 mod' -pointsize 20 -fill white -annotate +0+18 'by ZDoom Community' png8:pngs/The_Island.png</text:p>
            <text:p>convert background.png -gravity Center -size 270 -pointsize 24 -fill black -annotate +0-14 'Voted #155 mod' -pointsize 20 -fill white -annotate +0+18 'by ZDoom Community' png8:pngs/The_Trooper.png</text:p>
            <text:p>convert background.png -gravity Center -size 270 -pointsize 24 -fill black -annotate +0-14 'Voted #155 mod' -pointsize 20 -fill white -annotate +0+18 'by ZDoom Community' png8:pngs/Tilt++.png</text:p>
            <text:p>convert background.png -gravity Center -size 270 -pointsize 24 -fill black -annotate +0-14 'Voted #155 mod' -pointsize 20 -fill white -annotate +0+18 'by ZDoom Community' png8:pngs/WARDUST_heretic_Sprites.png</text:p>
            <text:p>convert background.png -gravity Center -size 270 -pointsize 24 -fill black -annotate +0-14 'Voted #155 mod' -pointsize 20 -fill white -annotate +0+18 'by ZDoom Community' png8:pngs/Wolfenstein_3D_TC.png</text:p>
            <text:p>convert background.png -gravity Center -size 270 -pointsize 24 -fill black -annotate +0-14 'Voted #155 mod' -pointsize 20 -fill white -annotate +0+18 'by ZDoom Community' png8:pngs/X-Weapon:_Helsturm.png</text:p>
            <text:p>convert background.png -gravity Center -size 270 -pointsize 24 -fill black -annotate +0-14 'Voted #155 mod' -pointsize 20 -fill white -annotate +0+18 'by ZDoom Community' png8:pngs/Xim_s_Star_Wars_Doom.png</text:p>
            <text:p>convert background.png -gravity Center -size 270 -pointsize 24 -fill black -annotate +0-14 'Voted #155 mod' -pointsize 20 -fill white -annotate +0+18 'by ZDoom Community' png8:pngs/Zion.png</text:p>
            <text:p>optipng -strip all pngs/*</text:p>
          </table:table-cell>
        </table:table-row>
        <table:table-row table:style-name="ro3">
          <table:table-cell table:formula="of:=IF([Numbers.C5] &gt; 0; &quot;[b]&quot; &amp; [Numbers.B5] &amp; &quot;. &quot; &amp; &quot;[url=&quot; &amp; [Numbers.E5] &amp; &quot;]&quot; &amp; [Numbers.D5] &amp; &quot;[/url][/b]&quot; &amp;  &quot; [[b]&quot; &amp; [Numbers.C5] &amp; &quot;[/b]: [size=85]&quot; &amp; [Numbers.F5] &amp; &quot;[/size]]&quot;; &quot;&quot;)" office:value-type="string" office:string-value="[b]2. [url=https://forum.zdoom.org/viewtopic.php?t=37044#p703341]DoomRL Arsenal[/url][/b] [[b]46[/b]: [size=85]wildweasel: 3,  TheNightATK300: 2, lil'devil: 1, Hege Cactus: 3, TriMetall: 3, kadu522: 3, Azba: 3, 4thcharacter: 3, ZikShadow: 2, Sumwunn: 4, Marrub: 3, Master Medi: 2, Turbo: 2, Crazy Toni: 3, Hellser: 3, IdiotBitz: 1, ErrantMasa: 5[/size]]" calcext:value-type="string">
            <text:p>[b]2. [url=https://forum.zdoom.org/viewtopic.php?t=37044#p703341]DoomRL Arsenal[/url][/b] [[b]46[/b]: [size=85]wildweasel: 3, <text:s/>TheNightATK300: 2, lil'devil: 1, Hege Cactus: 3, TriMetall: 3, kadu522: 3, Azba: 3, 4thcharacter: 3, ZikShadow: 2, Sumwunn: 4, Marrub: 3, Master Medi: 2, Turbo: 2, Crazy Toni: 3, Hellser: 3, IdiotBitz: 1, ErrantMasa: 5[/size]]</text:p>
          </table:table-cell>
          <table:table-cell table:formula="of:=IF([Numbers.C5] &gt; 0; &quot;convert background.png -gravity Center -size 270 -pointsize 24 -fill black -annotate +0-14 'Voted #&quot; &amp; [Numbers.B5] &amp; &quot; mod' -pointsize 20 -fill white -annotate +0+18 'by ZDoom Community' &quot; &amp; &quot;png8:pngs/&quot; &amp; SUBSTITUTE(SUBSTITUTE(SUBSTITUTE(SUBSTITUTE(SUBSTITUTE([Numbers.D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 mod' -pointsize 20 -fill white -annotate +0+18 'by ZDoom Community' png8:pngs/DoomRL_Arsenal.png" calcext:value-type="string">
            <text:p>convert background.png -gravity Center -size 270 -pointsize 24 -fill black -annotate +0-14 'Voted #2 mod' -pointsize 20 -fill white -annotate +0+18 'by ZDoom Community' png8:pngs/DoomRL_Arsen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&quot;[b]&quot; &amp; [Numbers.B6] &amp; &quot;. &quot; &amp; &quot;[url=&quot; &amp; [Numbers.E6] &amp; &quot;]&quot; &amp; [Numbers.D6] &amp; &quot;[/url][/b]&quot; &amp;  &quot; [[b]&quot; &amp; [Numbers.C6] &amp; &quot;[/b]: [size=85]&quot; &amp; [Numbers.F6] &amp; &quot;[/size]]&quot;; &quot;&quot;)" office:value-type="string" office:string-value="[b]3. [url=https://forum.zdoom.org/viewtopic.php?f=43&amp;t=47494#p805770]The Trailblazer[/url][/b] [[b]45[/b]: [size=85]m8f: 1, Matt: 1, Hege Cactus: 1, lud: 1, ZikShadow: 1, Cyanide: 1, D3athStalker: 2, erni945: 4, insightguy: 3, eharper256: 3, sycspysycspy: 5, Ikazu-san: 2, Rowsol: 5, AlphaEnt: 2, BerserkerNoir: 2, Error313: 3, shotfan: 3, Squirb: 3, iamcarrotmaster: 2[/size]]" calcext:value-type="string">
            <text:p>[b]3. [url=https://forum.zdoom.org/viewtopic.php?f=43&amp;t=47494#p805770]The Trailblazer[/url][/b] [[b]45[/b]: [size=85]m8f: 1, Matt: 1, Hege Cactus: 1, lud: 1, ZikShadow: 1, Cyanide: 1, D3athStalker: 2, erni945: 4, insightguy: 3, eharper256: 3, sycspysycspy: 5, Ikazu-san: 2, Rowsol: 5, AlphaEnt: 2, BerserkerNoir: 2, Error313: 3, shotfan: 3, Squirb: 3, iamcarrotmaster: 2[/size]]</text:p>
          </table:table-cell>
          <table:table-cell table:formula="of:=IF([Numbers.C6] &gt; 0; &quot;convert background.png -gravity Center -size 270 -pointsize 24 -fill black -annotate +0-14 'Voted #&quot; &amp; [Numbers.B6] &amp; &quot; mod' -pointsize 20 -fill white -annotate +0+18 'by ZDoom Community' &quot; &amp; &quot;png8:pngs/&quot; &amp; SUBSTITUTE(SUBSTITUTE(SUBSTITUTE(SUBSTITUTE(SUBSTITUTE([Numbers.D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 mod' -pointsize 20 -fill white -annotate +0+18 'by ZDoom Community' png8:pngs/The_Trailblazer.png" calcext:value-type="string">
            <text:p>convert background.png -gravity Center -size 270 -pointsize 24 -fill black -annotate +0-14 'Voted #3 mod' -pointsize 20 -fill white -annotate +0+18 'by ZDoom Community' png8: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&quot;[b]&quot; &amp; [Numbers.B7] &amp; &quot;. &quot; &amp; &quot;[url=&quot; &amp; [Numbers.E7] &amp; &quot;]&quot; &amp; [Numbers.D7] &amp; &quot;[/url][/b]&quot; &amp;  &quot; [[b]&quot; &amp; [Numbers.C7] &amp; &quot;[/b]: [size=85]&quot; &amp; [Numbers.F7] &amp; &quot;[/size]]&quot;; &quot;&quot;)" office:value-type="string" office:string-value="[b]4. [url=https://forum.zdoom.org/viewtopic.php?f=43&amp;t=37066#p703762]Guncaster[/url][/b] [[b]44[/b]: [size=85]Brohnesorge: 4, Shi No Hime: 2, ZippeyKeys12: 4, HaraSwift: 1, Somagu: 1,  TheNightATK300: 1, kadu522: 2, ZikShadow: 1, D3athStalker: 4, erni945: 5, GeneralDelphox: 3, QuakedoomNukem Cz: 1, Rowsol: 5, IdiotBitz: 1, BerserkerNoir: 2, shotfan: 2, iamcarrotmaster: 3, Martinoz: 2[/size]]" calcext:value-type="string">
            <text:p>[b]4. [url=https://forum.zdoom.org/viewtopic.php?f=43&amp;t=37066#p703762]Guncaster[/url][/b] [[b]44[/b]: [size=85]Brohnesorge: 4, Shi No Hime: 2, ZippeyKeys12: 4, HaraSwift: 1, Somagu: 1, <text:s/>TheNightATK300: 1, kadu522: 2, ZikShadow: 1, D3athStalker: 4, erni945: 5, GeneralDelphox: 3, QuakedoomNukem Cz: 1, Rowsol: 5, IdiotBitz: 1, BerserkerNoir: 2, shotfan: 2, iamcarrotmaster: 3, Martinoz: 2[/size]]</text:p>
          </table:table-cell>
          <table:table-cell table:formula="of:=IF([Numbers.C7] &gt; 0; &quot;convert background.png -gravity Center -size 270 -pointsize 24 -fill black -annotate +0-14 'Voted #&quot; &amp; [Numbers.B7] &amp; &quot; mod' -pointsize 20 -fill white -annotate +0+18 'by ZDoom Community' &quot; &amp; &quot;png8:pngs/&quot; &amp; SUBSTITUTE(SUBSTITUTE(SUBSTITUTE(SUBSTITUTE(SUBSTITUTE([Numbers.D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 mod' -pointsize 20 -fill white -annotate +0+18 'by ZDoom Community' png8:pngs/Guncaster.png" calcext:value-type="string">
            <text:p>convert background.png -gravity Center -size 270 -pointsize 24 -fill black -annotate +0-14 'Voted #4 mod' -pointsize 20 -fill white -annotate +0+18 'by ZDoom Community' png8: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&quot;[b]&quot; &amp; [Numbers.B8] &amp; &quot;. &quot; &amp; &quot;[url=&quot; &amp; [Numbers.E8] &amp; &quot;]&quot; &amp; [Numbers.D8] &amp; &quot;[/url][/b]&quot; &amp;  &quot; [[b]&quot; &amp; [Numbers.C8] &amp; &quot;[/b]: [size=85]&quot; &amp; [Numbers.F8] &amp; &quot;[/size]]&quot;; &quot;&quot;)" office:value-type="string" office:string-value="[b]5. [url=https://forum.zdoom.org/viewtopic.php?f=43&amp;t=57098#p1006858]High Noon Drifter[/url][/b] [[b]42[/b]: [size=85]m8f: 1, Matt: 1, GAA1992: 3, phantombeta: 1, Hege Cactus: 3, kadu522: 2, Captain J: 4, Master Medi: 1, Cyanide: 1, D3athStalker: 1, erni945: 3, GeneralDelphox: 3, insightguy: 3, Hellser: 3, QuakedoomNukem Cz: 1, BerserkerNoir: 2, ChocoGuevara: 4, Dawn111: 3, Elodorian: 2[/size]]" calcext:value-type="string">
            <text:p>[b]5. [url=https://forum.zdoom.org/viewtopic.php?f=43&amp;t=57098#p1006858]High Noon Drifter[/url][/b] [[b]42[/b]: [size=85]m8f: 1, Matt: 1, GAA1992: 3, phantombeta: 1, Hege Cactus: 3, kadu522: 2, Captain J: 4, Master Medi: 1, Cyanide: 1, D3athStalker: 1, erni945: 3, GeneralDelphox: 3, insightguy: 3, Hellser: 3, QuakedoomNukem Cz: 1, BerserkerNoir: 2, ChocoGuevara: 4, Dawn111: 3, Elodorian: 2[/size]]</text:p>
          </table:table-cell>
          <table:table-cell table:formula="of:=IF([Numbers.C8] &gt; 0; &quot;convert background.png -gravity Center -size 270 -pointsize 24 -fill black -annotate +0-14 'Voted #&quot; &amp; [Numbers.B8] &amp; &quot; mod' -pointsize 20 -fill white -annotate +0+18 'by ZDoom Community' &quot; &amp; &quot;png8:pngs/&quot; &amp; SUBSTITUTE(SUBSTITUTE(SUBSTITUTE(SUBSTITUTE(SUBSTITUTE([Numbers.D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8:pngs/High_Noon_Drifter.png" calcext:value-type="string">
            <text:p>convert background.png -gravity Center -size 270 -pointsize 24 -fill black -annotate +0-14 'Voted #5 mod' -pointsize 20 -fill white -annotate +0+18 'by ZDoom Community' png8: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&quot;[b]&quot; &amp; [Numbers.B9] &amp; &quot;. &quot; &amp; &quot;[url=&quot; &amp; [Numbers.E9] &amp; &quot;]&quot; &amp; [Numbers.D9] &amp; &quot;[/url][/b]&quot; &amp;  &quot; [[b]&quot; &amp; [Numbers.C9] &amp; &quot;[/b]: [size=85]&quot; &amp; [Numbers.F9] &amp; &quot;[/size]]&quot;; &quot;&quot;)" office:value-type="string" office:string-value="[b]6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" calcext:value-type="string">
            <text:p>[b]6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</text:p>
          </table:table-cell>
          <table:table-cell table:formula="of:=IF([Numbers.C9] &gt; 0; &quot;convert background.png -gravity Center -size 270 -pointsize 24 -fill black -annotate +0-14 'Voted #&quot; &amp; [Numbers.B9] &amp; &quot; mod' -pointsize 20 -fill white -annotate +0+18 'by ZDoom Community' &quot; &amp; &quot;png8:pngs/&quot; &amp; SUBSTITUTE(SUBSTITUTE(SUBSTITUTE(SUBSTITUTE(SUBSTITUTE([Numbers.D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 mod' -pointsize 20 -fill white -annotate +0+18 'by ZDoom Community' png8:pngs/Hideous_Destructor.png" calcext:value-type="string">
            <text:p>convert background.png -gravity Center -size 270 -pointsize 24 -fill black -annotate +0-14 'Voted #6 mod' -pointsize 20 -fill white -annotate +0+18 'by ZDoom Community' png8:pngs/Hideous_Destruct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&quot;[b]&quot; &amp; [Numbers.B10] &amp; &quot;. &quot; &amp; &quot;[url=&quot; &amp; [Numbers.E10] &amp; &quot;]&quot; &amp; [Numbers.D10] &amp; &quot;[/url][/b]&quot; &amp;  &quot; [[b]&quot; &amp; [Numbers.C10] &amp; &quot;[/b]: [size=85]&quot; &amp; [Numbers.F10] &amp; &quot;[/size]]&quot;; &quot;&quot;)" office:value-type="string" office:string-value="[b]7. [url=https://forum.zdoom.org/viewtopic.php?t=54750#p965349]Death Foretold (D4T)[/url][/b] [[b]37[/b]: [size=85] TheNightATK300: 2, D3athStalker: 2, insightguy: 3, DoodGuy: 4, JDSH98: 5, AlphaEnt: 2, SunPraiser: 3, The_Abysswalker: 3, BerserkerNoir: 2, excedentia: 2, shotfan: 1, Craneo: 3, Dawn111: 5[/size]]" calcext:value-type="string">
            <text:p>[b]7. [url=https://forum.zdoom.org/viewtopic.php?t=54750#p965349]Death Foretold (D4T)[/url][/b] [[b]37[/b]: [size=85] TheNightATK300: 2, D3athStalker: 2, insightguy: 3, DoodGuy: 4, JDSH98: 5, AlphaEnt: 2, SunPraiser: 3, The_Abysswalker: 3, BerserkerNoir: 2, excedentia: 2, shotfan: 1, Craneo: 3, Dawn111: 5[/size]]</text:p>
          </table:table-cell>
          <table:table-cell table:formula="of:=IF([Numbers.C10] &gt; 0; &quot;convert background.png -gravity Center -size 270 -pointsize 24 -fill black -annotate +0-14 'Voted #&quot; &amp; [Numbers.B10] &amp; &quot; mod' -pointsize 20 -fill white -annotate +0+18 'by ZDoom Community' &quot; &amp; &quot;png8:pngs/&quot; &amp; SUBSTITUTE(SUBSTITUTE(SUBSTITUTE(SUBSTITUTE(SUBSTITUTE([Numbers.D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8:pngs/Death_Foretold__D4T_.png" calcext:value-type="string">
            <text:p>convert background.png -gravity Center -size 270 -pointsize 24 -fill black -annotate +0-14 'Voted #7 mod' -pointsize 20 -fill white -annotate +0+18 'by ZDoom Community' png8:pngs/Death_Foretold__D4T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&quot;[b]&quot; &amp; [Numbers.B11] &amp; &quot;. &quot; &amp; &quot;[url=&quot; &amp; [Numbers.E11] &amp; &quot;]&quot; &amp; [Numbers.D11] &amp; &quot;[/url][/b]&quot; &amp;  &quot; [[b]&quot; &amp; [Numbers.C11] &amp; &quot;[/b]: [size=85]&quot; &amp; [Numbers.F11] &amp; &quot;[/size]]&quot;; &quot;&quot;)" office:value-type="string" office:string-value="[b]7. [url=https://forum.zdoom.org/viewtopic.php?f=43&amp;t=57716#p1016051]Quake Champions: Doom Edition (QCDE)[/url][/b] [[b]37[/b]: [size=85] TheNightATK300: 3, Cyanide: 1, D3athStalker: 2, Apaul27 : 1, DoodGuy: 5, JDSH98: 3, SunPraiser: 5, The_Abysswalker: 5, TDRR: 4, excedentia: 5, Error313: 3[/size]]" calcext:value-type="string">
            <text:p>[b]7. [url=https://forum.zdoom.org/viewtopic.php?f=43&amp;t=57716#p1016051]Quake Champions: Doom Edition (QCDE)[/url][/b] [[b]37[/b]: [size=85] TheNightATK300: 3, Cyanide: 1, D3athStalker: 2, Apaul27 : 1, DoodGuy: 5, JDSH98: 3, SunPraiser: 5, The_Abysswalker: 5, TDRR: 4, excedentia: 5, Error313: 3[/size]]</text:p>
          </table:table-cell>
          <table:table-cell table:formula="of:=IF([Numbers.C11] &gt; 0; &quot;convert background.png -gravity Center -size 270 -pointsize 24 -fill black -annotate +0-14 'Voted #&quot; &amp; [Numbers.B11] &amp; &quot; mod' -pointsize 20 -fill white -annotate +0+18 'by ZDoom Community' &quot; &amp; &quot;png8:pngs/&quot; &amp; SUBSTITUTE(SUBSTITUTE(SUBSTITUTE(SUBSTITUTE(SUBSTITUTE([Numbers.D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8:pngs/Quake_Champions:_Doom_Edition__QCDE_.png" calcext:value-type="string">
            <text:p>convert background.png -gravity Center -size 270 -pointsize 24 -fill black -annotate +0-14 'Voted #7 mod' -pointsize 20 -fill white -annotate +0+18 'by ZDoom Community' png8:pngs/Quake_Champions:_Doom_Edition__QCDE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&quot;[b]&quot; &amp; [Numbers.B12] &amp; &quot;. &quot; &amp; &quot;[url=&quot; &amp; [Numbers.E12] &amp; &quot;]&quot; &amp; [Numbers.D12] &amp; &quot;[/url][/b]&quot; &amp;  &quot; [[b]&quot; &amp; [Numbers.C12] &amp; &quot;[/b]: [size=85]&quot; &amp; [Numbers.F12] &amp; &quot;[/size]]&quot;; &quot;&quot;)" office:value-type="string" office:string-value="[b]9. [url=https://forum.zdoom.org/viewtopic.php?t=25836#p492521]Project MSX[/url][/b] [[b]33[/b]: [size=85]Marisa Kirisame: 4, Combine_Kegan: 2, TerminusEst13: 4, wildweasel: 2, ibm5155: 4, Somagu: 1, Azba: 1, Eric_: 5, sycspysycspy: 4, AlphaEnt: 2, Dylan558: 4[/size]]" calcext:value-type="string">
            <text:p>[b]9. [url=https://forum.zdoom.org/viewtopic.php?t=25836#p492521]Project MSX[/url][/b] [[b]33[/b]: [size=85]Marisa Kirisame: 4, Combine_Kegan: 2, TerminusEst13: 4, wildweasel: 2, ibm5155: 4, Somagu: 1, Azba: 1, Eric_: 5, sycspysycspy: 4, AlphaEnt: 2, Dylan558: 4[/size]]</text:p>
          </table:table-cell>
          <table:table-cell table:formula="of:=IF([Numbers.C12] &gt; 0; &quot;convert background.png -gravity Center -size 270 -pointsize 24 -fill black -annotate +0-14 'Voted #&quot; &amp; [Numbers.B12] &amp; &quot; mod' -pointsize 20 -fill white -annotate +0+18 'by ZDoom Community' &quot; &amp; &quot;png8:pngs/&quot; &amp; SUBSTITUTE(SUBSTITUTE(SUBSTITUTE(SUBSTITUTE(SUBSTITUTE([Numbers.D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 mod' -pointsize 20 -fill white -annotate +0+18 'by ZDoom Community' png8:pngs/Project_MSX.png" calcext:value-type="string">
            <text:p>convert background.png -gravity Center -size 270 -pointsize 24 -fill black -annotate +0-14 'Voted #9 mod' -pointsize 20 -fill white -annotate +0+18 'by ZDoom Community' png8: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&quot;[b]&quot; &amp; [Numbers.B13] &amp; &quot;. &quot; &amp; &quot;[url=&quot; &amp; [Numbers.E13] &amp; &quot;]&quot; &amp; [Numbers.D13] &amp; &quot;[/url][/b]&quot; &amp;  &quot; [[b]&quot; &amp; [Numbers.C13] &amp; &quot;[/b]: [size=85]&quot; &amp; [Numbers.F13] &amp; &quot;[/size]]&quot;; &quot;&quot;)" office:value-type="string" office:string-value="[b]10. [url=https://forum.zdoom.org/viewtopic.php?f=43&amp;t=55061#p973066]Final Doomer[/url][/b] [[b]32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[/size]]" calcext:value-type="string">
            <text:p>[b]10. [url=https://forum.zdoom.org/viewtopic.php?f=43&amp;t=55061#p973066]Final Doomer[/url][/b] [[b]32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[/size]]</text:p>
          </table:table-cell>
          <table:table-cell table:formula="of:=IF([Numbers.C13] &gt; 0; &quot;convert background.png -gravity Center -size 270 -pointsize 24 -fill black -annotate +0-14 'Voted #&quot; &amp; [Numbers.B13] &amp; &quot; mod' -pointsize 20 -fill white -annotate +0+18 'by ZDoom Community' &quot; &amp; &quot;png8:pngs/&quot; &amp; SUBSTITUTE(SUBSTITUTE(SUBSTITUTE(SUBSTITUTE(SUBSTITUTE([Numbers.D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 mod' -pointsize 20 -fill white -annotate +0+18 'by ZDoom Community' png8:pngs/Final_Doomer.png" calcext:value-type="string">
            <text:p>convert background.png -gravity Center -size 270 -pointsize 24 -fill black -annotate +0-14 'Voted #10 mod' -pointsize 20 -fill white -annotate +0+18 'by ZDoom Community' png8: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&quot;[b]&quot; &amp; [Numbers.B14] &amp; &quot;. &quot; &amp; &quot;[url=&quot; &amp; [Numbers.E14] &amp; &quot;]&quot; &amp; [Numbers.D14] &amp; &quot;[/url][/b]&quot; &amp;  &quot; [[b]&quot; &amp; [Numbers.C14] &amp; &quot;[/b]: [size=85]&quot; &amp; [Numbers.F14] &amp; &quot;[/size]]&quot;; &quot;&quot;)" office:value-type="string" office:string-value="[b]10. [url=https://forum.zdoom.org/viewtopic.php?f=43&amp;t=29915#p567421]Russian Overkill[/url][/b] [[b]32[/b]: [size=85]leodoom85: 1, Marisa Kirisame: 2, Untitled: 2, HaraSwift: 5, wildweasel: 1,  TheNightATK300: 1, Beed28: 5, Hege Cactus: 1, TriMetall: 1, Azba: 1, 4thcharacter: 3, dard22: 1, Koto: 1, wolfmanfp: 5, Rowsol: 1, Martinoz: 1[/size]]" calcext:value-type="string">
            <text:p>[b]10. [url=https://forum.zdoom.org/viewtopic.php?f=43&amp;t=29915#p567421]Russian Overkill[/url][/b] [[b]32[/b]: [size=85]leodoom85: 1, Marisa Kirisame: 2, Untitled: 2, HaraSwift: 5, wildweasel: 1, <text:s/>TheNightATK300: 1, Beed28: 5, Hege Cactus: 1, TriMetall: 1, Azba: 1, 4thcharacter: 3, dard22: 1, Koto: 1, wolfmanfp: 5, Rowsol: 1, Martinoz: 1[/size]]</text:p>
          </table:table-cell>
          <table:table-cell table:formula="of:=IF([Numbers.C14] &gt; 0; &quot;convert background.png -gravity Center -size 270 -pointsize 24 -fill black -annotate +0-14 'Voted #&quot; &amp; [Numbers.B14] &amp; &quot; mod' -pointsize 20 -fill white -annotate +0+18 'by ZDoom Community' &quot; &amp; &quot;png8:pngs/&quot; &amp; SUBSTITUTE(SUBSTITUTE(SUBSTITUTE(SUBSTITUTE(SUBSTITUTE([Numbers.D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 mod' -pointsize 20 -fill white -annotate +0+18 'by ZDoom Community' png8:pngs/Russian_Overkill.png" calcext:value-type="string">
            <text:p>convert background.png -gravity Center -size 270 -pointsize 24 -fill black -annotate +0-14 'Voted #10 mod' -pointsize 20 -fill white -annotate +0+18 'by ZDoom Community' png8: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&quot;[b]&quot; &amp; [Numbers.B15] &amp; &quot;. &quot; &amp; &quot;[url=&quot; &amp; [Numbers.E15] &amp; &quot;]&quot; &amp; [Numbers.D15] &amp; &quot;[/url][/b]&quot; &amp;  &quot; [[b]&quot; &amp; [Numbers.C15] &amp; &quot;[/b]: [size=85]&quot; &amp; [Numbers.F15] &amp; &quot;[/size]]&quot;; &quot;&quot;)" office:value-type="string" office:string-value="[b]12. [url=https://forum.zdoom.org/viewtopic.php?f=43&amp;t=57964#p1019776]Netronian Chaos[/url][/b] [[b]29[/b]: [size=85]TerminusEst13: 2, DrPyspy: 3, phantombeta: 5,  TheNightATK300: 2, PlayerLin: 5, Turbo: 2, TheLightBad96: 2, Vostyok: 3, lizardcommando: 1, TDRR: 1, silentzora: 3[/size]]" calcext:value-type="string">
            <text:p>[b]12. [url=https://forum.zdoom.org/viewtopic.php?f=43&amp;t=57964#p1019776]Netronian Chaos[/url][/b] [[b]29[/b]: [size=85]TerminusEst13: 2, DrPyspy: 3, phantombeta: 5, <text:s/>TheNightATK300: 2, PlayerLin: 5, Turbo: 2, TheLightBad96: 2, Vostyok: 3, lizardcommando: 1, TDRR: 1, silentzora: 3[/size]]</text:p>
          </table:table-cell>
          <table:table-cell table:formula="of:=IF([Numbers.C15] &gt; 0; &quot;convert background.png -gravity Center -size 270 -pointsize 24 -fill black -annotate +0-14 'Voted #&quot; &amp; [Numbers.B15] &amp; &quot; mod' -pointsize 20 -fill white -annotate +0+18 'by ZDoom Community' &quot; &amp; &quot;png8:pngs/&quot; &amp; SUBSTITUTE(SUBSTITUTE(SUBSTITUTE(SUBSTITUTE(SUBSTITUTE([Numbers.D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8:pngs/Netronian_Chaos.png" calcext:value-type="string">
            <text:p>convert background.png -gravity Center -size 270 -pointsize 24 -fill black -annotate +0-14 'Voted #12 mod' -pointsize 20 -fill white -annotate +0+18 'by ZDoom Community' png8: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&quot;[b]&quot; &amp; [Numbers.B16] &amp; &quot;. &quot; &amp; &quot;[url=&quot; &amp; [Numbers.E16] &amp; &quot;]&quot; &amp; [Numbers.D16] &amp; &quot;[/url][/b]&quot; &amp;  &quot; [[b]&quot; &amp; [Numbers.C16] &amp; &quot;[/b]: [size=85]&quot; &amp; [Numbers.F16] &amp; &quot;[/size]]&quot;; &quot;&quot;)" office:value-type="string" office:string-value="[b]13. [url=https://forum.zdoom.org/viewtopic.php?f=43&amp;t=47980#p818030]Colourful Hell[/url][/b] [[b]28[/b]: [size=85]Brohnesorge: 3, Shadelight: 2, Shi No Hime: 2, Marisa Kirisame: 3, HaraSwift: 3, Somagu: 2, lud: 4, 4thcharacter: 3, D3athStalker: 1, Rowsol: 1, BerserkerNoir: 1, shotfan: 1, ChocoGuevara: 2[/size]]" calcext:value-type="string">
            <text:p>[b]13. [url=https://forum.zdoom.org/viewtopic.php?f=43&amp;t=47980#p818030]Colourful Hell[/url][/b] [[b]28[/b]: [size=85]Brohnesorge: 3, Shadelight: 2, Shi No Hime: 2, Marisa Kirisame: 3, HaraSwift: 3, Somagu: 2, lud: 4, 4thcharacter: 3, D3athStalker: 1, Rowsol: 1, BerserkerNoir: 1, shotfan: 1, ChocoGuevara: 2[/size]]</text:p>
          </table:table-cell>
          <table:table-cell table:formula="of:=IF([Numbers.C16] &gt; 0; &quot;convert background.png -gravity Center -size 270 -pointsize 24 -fill black -annotate +0-14 'Voted #&quot; &amp; [Numbers.B16] &amp; &quot; mod' -pointsize 20 -fill white -annotate +0+18 'by ZDoom Community' &quot; &amp; &quot;png8:pngs/&quot; &amp; SUBSTITUTE(SUBSTITUTE(SUBSTITUTE(SUBSTITUTE(SUBSTITUTE([Numbers.D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 mod' -pointsize 20 -fill white -annotate +0+18 'by ZDoom Community' png8:pngs/Colourful_Hell.png" calcext:value-type="string">
            <text:p>convert background.png -gravity Center -size 270 -pointsize 24 -fill black -annotate +0-14 'Voted #13 mod' -pointsize 20 -fill white -annotate +0+18 'by ZDoom Community' png8: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&quot;[b]&quot; &amp; [Numbers.B17] &amp; &quot;. &quot; &amp; &quot;[url=&quot; &amp; [Numbers.E17] &amp; &quot;]&quot; &amp; [Numbers.D17] &amp; &quot;[/url][/b]&quot; &amp;  &quot; [[b]&quot; &amp; [Numbers.C17] &amp; &quot;[/b]: [size=85]&quot; &amp; [Numbers.F17] &amp; &quot;[/size]]&quot;; &quot;&quot;)" office:value-type="string" office:string-value="[b]13. [url=https://forum.zdoom.org/viewtopic.php?t=51771#p902709]Samsara[/url][/b] [[b]28[/b]: [size=85]Matt: 2, Combine_Kegan: 3, Untitled: 5, Turbo: 3, Crazy Toni: 2, Cyanide: 1, GeneralDelphox: 1, Revae: 5, Hellser: 3, Dylan558: 3[/size]]" calcext:value-type="string">
            <text:p>[b]13. [url=https://forum.zdoom.org/viewtopic.php?t=51771#p902709]Samsara[/url][/b] [[b]28[/b]: [size=85]Matt: 2, Combine_Kegan: 3, Untitled: 5, Turbo: 3, Crazy Toni: 2, Cyanide: 1, GeneralDelphox: 1, Revae: 5, Hellser: 3, Dylan558: 3[/size]]</text:p>
          </table:table-cell>
          <table:table-cell table:formula="of:=IF([Numbers.C17] &gt; 0; &quot;convert background.png -gravity Center -size 270 -pointsize 24 -fill black -annotate +0-14 'Voted #&quot; &amp; [Numbers.B17] &amp; &quot; mod' -pointsize 20 -fill white -annotate +0+18 'by ZDoom Community' &quot; &amp; &quot;png8:pngs/&quot; &amp; SUBSTITUTE(SUBSTITUTE(SUBSTITUTE(SUBSTITUTE(SUBSTITUTE([Numbers.D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 mod' -pointsize 20 -fill white -annotate +0+18 'by ZDoom Community' png8:pngs/Samsara.png" calcext:value-type="string">
            <text:p>convert background.png -gravity Center -size 270 -pointsize 24 -fill black -annotate +0-14 'Voted #13 mod' -pointsize 20 -fill white -annotate +0+18 'by ZDoom Community' png8: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&quot;[b]&quot; &amp; [Numbers.B18] &amp; &quot;. &quot; &amp; &quot;[url=&quot; &amp; [Numbers.E18] &amp; &quot;]&quot; &amp; [Numbers.D18] &amp; &quot;[/url][/b]&quot; &amp;  &quot; [[b]&quot; &amp; [Numbers.C18] &amp; &quot;[/b]: [size=85]&quot; &amp; [Numbers.F18] &amp; &quot;[/size]]&quot;; &quot;&quot;)" office:value-type="string" office:string-value="[b]15. [url=https://forum.zdoom.org/viewtopic.php?f=43&amp;t=45115#p742401]GMOTA[/url][/b] [[b]26[/b]: [size=85]Shadelight: 3, TerminusEst13: 3, DrPyspy: 3, Somagu: 1,  TheNightATK300: 2, Hege Cactus: 2, Captain J: 3, Azba: 3, Eric_: 1, Marrub: 1, Revae: 3, QuakedoomNukem Cz: 1[/size]]" calcext:value-type="string">
            <text:p>[b]15. [url=https://forum.zdoom.org/viewtopic.php?f=43&amp;t=45115#p742401]GMOTA[/url][/b] [[b]26[/b]: [size=85]Shadelight: 3, TerminusEst13: 3, DrPyspy: 3, Somagu: 1, <text:s/>TheNightATK300: 2, Hege Cactus: 2, Captain J: 3, Azba: 3, Eric_: 1, Marrub: 1, Revae: 3, QuakedoomNukem Cz: 1[/size]]</text:p>
          </table:table-cell>
          <table:table-cell table:formula="of:=IF([Numbers.C18] &gt; 0; &quot;convert background.png -gravity Center -size 270 -pointsize 24 -fill black -annotate +0-14 'Voted #&quot; &amp; [Numbers.B18] &amp; &quot; mod' -pointsize 20 -fill white -annotate +0+18 'by ZDoom Community' &quot; &amp; &quot;png8:pngs/&quot; &amp; SUBSTITUTE(SUBSTITUTE(SUBSTITUTE(SUBSTITUTE(SUBSTITUTE([Numbers.D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 mod' -pointsize 20 -fill white -annotate +0+18 'by ZDoom Community' png8:pngs/GMOTA.png" calcext:value-type="string">
            <text:p>convert background.png -gravity Center -size 270 -pointsize 24 -fill black -annotate +0-14 'Voted #15 mod' -pointsize 20 -fill white -annotate +0+18 'by ZDoom Community' png8: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&quot;[b]&quot; &amp; [Numbers.B19] &amp; &quot;. &quot; &amp; &quot;[url=&quot; &amp; [Numbers.E19] &amp; &quot;]&quot; &amp; [Numbers.D19] &amp; &quot;[/url][/b]&quot; &amp;  &quot; [[b]&quot; &amp; [Numbers.C19] &amp; &quot;[/b]: [size=85]&quot; &amp; [Numbers.F19] &amp; &quot;[/size]]&quot;; &quot;&quot;)" office:value-type="string" office:string-value="[b]15. [url=http://adventuresofsquare.com/]The Adventures of Square[/url][/b] [[b]26[/b]: [size=85]Matt: 1, Combine_Kegan: 3, ZippeyKeys12: 4, TriMetall: 1, Bigger C: 2, TheLightBad96: 2, Revae: 3, QuakedoomNukem Cz: 1, AlphaEnt: 2, Vostyok: 5, MasterBeavis: 2[/size]]" calcext:value-type="string">
            <text:p>[b]15. [url=http://adventuresofsquare.com/]The Adventures of Square[/url][/b] [[b]26[/b]: [size=85]Matt: 1, Combine_Kegan: 3, ZippeyKeys12: 4, TriMetall: 1, Bigger C: 2, TheLightBad96: 2, Revae: 3, QuakedoomNukem Cz: 1, AlphaEnt: 2, Vostyok: 5, MasterBeavis: 2[/size]]</text:p>
          </table:table-cell>
          <table:table-cell table:formula="of:=IF([Numbers.C19] &gt; 0; &quot;convert background.png -gravity Center -size 270 -pointsize 24 -fill black -annotate +0-14 'Voted #&quot; &amp; [Numbers.B19] &amp; &quot; mod' -pointsize 20 -fill white -annotate +0+18 'by ZDoom Community' &quot; &amp; &quot;png8:pngs/&quot; &amp; SUBSTITUTE(SUBSTITUTE(SUBSTITUTE(SUBSTITUTE(SUBSTITUTE([Numbers.D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 mod' -pointsize 20 -fill white -annotate +0+18 'by ZDoom Community' png8:pngs/The_Adventures_of_Square.png" calcext:value-type="string">
            <text:p>convert background.png -gravity Center -size 270 -pointsize 24 -fill black -annotate +0-14 'Voted #15 mod' -pointsize 20 -fill white -annotate +0+18 'by ZDoom Community' png8: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&quot;[b]&quot; &amp; [Numbers.B20] &amp; &quot;. &quot; &amp; &quot;[url=&quot; &amp; [Numbers.E20] &amp; &quot;]&quot; &amp; [Numbers.D20] &amp; &quot;[/url][/b]&quot; &amp;  &quot; [[b]&quot; &amp; [Numbers.C20] &amp; &quot;[/b]: [size=85]&quot; &amp; [Numbers.F20] &amp; &quot;[/size]]&quot;; &quot;&quot;)" office:value-type="string" office:string-value="[b]15. [url=https://forum.zdoom.org/viewtopic.php?t=29304#p557222]Winter's Fury[/url][/b] [[b]26[/b]: [size=85]Rachael: 1, Shadelight: 3, Jaxxoon R: 3, insightguy: 2, Zcat: 3, Zan: 4, QuakedoomNukem Cz: 1, Solmir : 4, SunPraiser: 2, Dylan558: 2, MasterBeavis: 1[/size]]" calcext:value-type="string">
            <text:p>[b]15. [url=https://forum.zdoom.org/viewtopic.php?t=29304#p557222]Winter's Fury[/url][/b] [[b]26[/b]: [size=85]Rachael: 1, Shadelight: 3, Jaxxoon R: 3, insightguy: 2, Zcat: 3, Zan: 4, QuakedoomNukem Cz: 1, Solmir : 4, SunPraiser: 2, Dylan558: 2, MasterBeavis: 1[/size]]</text:p>
          </table:table-cell>
          <table:table-cell table:formula="of:=IF([Numbers.C20] &gt; 0; &quot;convert background.png -gravity Center -size 270 -pointsize 24 -fill black -annotate +0-14 'Voted #&quot; &amp; [Numbers.B20] &amp; &quot; mod' -pointsize 20 -fill white -annotate +0+18 'by ZDoom Community' &quot; &amp; &quot;png8:pngs/&quot; &amp; SUBSTITUTE(SUBSTITUTE(SUBSTITUTE(SUBSTITUTE(SUBSTITUTE([Numbers.D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 mod' -pointsize 20 -fill white -annotate +0+18 'by ZDoom Community' png8:pngs/Winter_s_Fury.png" calcext:value-type="string">
            <text:p>convert background.png -gravity Center -size 270 -pointsize 24 -fill black -annotate +0-14 'Voted #15 mod' -pointsize 20 -fill white -annotate +0+18 'by ZDoom Community' png8: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&quot;[b]&quot; &amp; [Numbers.B21] &amp; &quot;. &quot; &amp; &quot;[url=&quot; &amp; [Numbers.E21] &amp; &quot;]&quot; &amp; [Numbers.D21] &amp; &quot;[/url][/b]&quot; &amp;  &quot; [[b]&quot; &amp; [Numbers.C21] &amp; &quot;[/b]: [size=85]&quot; &amp; [Numbers.F21] &amp; &quot;[/size]]&quot;; &quot;&quot;)" office:value-type="string" office:string-value="[b]18. [url=https://forum.zdoom.org/viewtopic.php?t=57817#p1017445]Touhou Doom[/url][/b] [[b]24[/b]: [size=85]ZikShadow: 3, Master Medi: 5, GeneralDelphox: 5, dard22: 4, insightguy: 2, Dylan558: 5[/size]]" calcext:value-type="string">
            <text:p>[b]18. [url=https://forum.zdoom.org/viewtopic.php?t=57817#p1017445]Touhou Doom[/url][/b] [[b]24[/b]: [size=85]ZikShadow: 3, Master Medi: 5, GeneralDelphox: 5, dard22: 4, insightguy: 2, Dylan558: 5[/size]]</text:p>
          </table:table-cell>
          <table:table-cell table:formula="of:=IF([Numbers.C21] &gt; 0; &quot;convert background.png -gravity Center -size 270 -pointsize 24 -fill black -annotate +0-14 'Voted #&quot; &amp; [Numbers.B21] &amp; &quot; mod' -pointsize 20 -fill white -annotate +0+18 'by ZDoom Community' &quot; &amp; &quot;png8:pngs/&quot; &amp; SUBSTITUTE(SUBSTITUTE(SUBSTITUTE(SUBSTITUTE(SUBSTITUTE([Numbers.D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8:pngs/Touhou_Doom.png" calcext:value-type="string">
            <text:p>convert background.png -gravity Center -size 270 -pointsize 24 -fill black -annotate +0-14 'Voted #18 mod' -pointsize 20 -fill white -annotate +0+18 'by ZDoom Community' png8: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&quot;[b]&quot; &amp; [Numbers.B22] &amp; &quot;. &quot; &amp; &quot;[url=&quot; &amp; [Numbers.E22] &amp; &quot;]&quot; &amp; [Numbers.D22] &amp; &quot;[/url][/b]&quot; &amp;  &quot; [[b]&quot; &amp; [Numbers.C22] &amp; &quot;[/b]: [size=85]&quot; &amp; [Numbers.F22] &amp; &quot;[/size]]&quot;; &quot;&quot;)" office:value-type="string" office:string-value="[b]19. [url=https://forum.zdoom.org/viewtopic.php?f=43&amp;t=53867#p947413]Hearts of Demons - BARON[/url][/b] [[b]23[/b]: [size=85]leodoom85: 1, Shadelight: 4, Shi No Hime: 1, HaraSwift: 5, Somagu: 1, kadu522: 3, lud: 5, shotfan: 2, Martinoz: 1[/size]]" calcext:value-type="string">
            <text:p>[b]19. [url=https://forum.zdoom.org/viewtopic.php?f=43&amp;t=53867#p947413]Hearts of Demons - BARON[/url][/b] [[b]23[/b]: [size=85]leodoom85: 1, Shadelight: 4, Shi No Hime: 1, HaraSwift: 5, Somagu: 1, kadu522: 3, lud: 5, shotfan: 2, Martinoz: 1[/size]]</text:p>
          </table:table-cell>
          <table:table-cell table:formula="of:=IF([Numbers.C22] &gt; 0; &quot;convert background.png -gravity Center -size 270 -pointsize 24 -fill black -annotate +0-14 'Voted #&quot; &amp; [Numbers.B22] &amp; &quot; mod' -pointsize 20 -fill white -annotate +0+18 'by ZDoom Community' &quot; &amp; &quot;png8:pngs/&quot; &amp; SUBSTITUTE(SUBSTITUTE(SUBSTITUTE(SUBSTITUTE(SUBSTITUTE([Numbers.D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8:pngs/Hearts_of_Demons_-_BARON.png" calcext:value-type="string">
            <text:p>convert background.png -gravity Center -size 270 -pointsize 24 -fill black -annotate +0-14 'Voted #19 mod' -pointsize 20 -fill white -annotate +0+18 'by ZDoom Community' png8: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&quot;[b]&quot; &amp; [Numbers.B23] &amp; &quot;. &quot; &amp; &quot;[url=&quot; &amp; [Numbers.E23] &amp; &quot;]&quot; &amp; [Numbers.D23] &amp; &quot;[/url][/b]&quot; &amp;  &quot; [[b]&quot; &amp; [Numbers.C23] &amp; &quot;[/b]: [size=85]&quot; &amp; [Numbers.F23] &amp; &quot;[/size]]&quot;; &quot;&quot;)" office:value-type="string" office:string-value="[b]20. [url=https://forum.zdoom.org/viewtopic.php?f=19&amp;t=47801#p813367]Blade of Agony[/url][/b] [[b]21[/b]: [size=85]Caligari87: 2, ZikShadow: 3, The Ultimate DooMer: 1, dard22: 2, Zcat: 2, Zan: 1, Ravick: 1, Koto: 4, Solmir : 5[/size]]" calcext:value-type="string">
            <text:p>[b]20. [url=https://forum.zdoom.org/viewtopic.php?f=19&amp;t=47801#p813367]Blade of Agony[/url][/b] [[b]21[/b]: [size=85]Caligari87: 2, ZikShadow: 3, The Ultimate DooMer: 1, dard22: 2, Zcat: 2, Zan: 1, Ravick: 1, Koto: 4, Solmir : 5[/size]]</text:p>
          </table:table-cell>
          <table:table-cell table:formula="of:=IF([Numbers.C23] &gt; 0; &quot;convert background.png -gravity Center -size 270 -pointsize 24 -fill black -annotate +0-14 'Voted #&quot; &amp; [Numbers.B23] &amp; &quot; mod' -pointsize 20 -fill white -annotate +0+18 'by ZDoom Community' &quot; &amp; &quot;png8:pngs/&quot; &amp; SUBSTITUTE(SUBSTITUTE(SUBSTITUTE(SUBSTITUTE(SUBSTITUTE([Numbers.D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Blade_of_Agony.png" calcext:value-type="string">
            <text:p>convert background.png -gravity Center -size 270 -pointsize 24 -fill black -annotate +0-14 'Voted #20 mod' -pointsize 20 -fill white -annotate +0+18 'by ZDoom Community' png8: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&quot;[b]&quot; &amp; [Numbers.B24] &amp; &quot;. &quot; &amp; &quot;[url=&quot; &amp; [Numbers.E24] &amp; &quot;]&quot; &amp; [Numbers.D24] &amp; &quot;[/url][/b]&quot; &amp;  &quot; [[b]&quot; &amp; [Numbers.C24] &amp; &quot;[/b]: [size=85]&quot; &amp; [Numbers.F24] &amp; &quot;[/size]]&quot;; &quot;&quot;)" office:value-type="string" office:string-value="[b]20. [url=https://forum.zdoom.org/viewtopic.php?f=43&amp;t=54843#p967174]DOOM For DooM (D4D)[/url][/b] [[b]21[/b]: [size=85]Caligari87: 3, Shi No Hime: 2, ZippeyKeys12: 1, GAA1992: 1, Beed28: 3, GeneralDelphox: 3, Rowsol: 1, Dylan558: 1, shotfan: 1, xim: 3, MasterBeavis: 2[/size]]" calcext:value-type="string">
            <text:p>[b]20. [url=https://forum.zdoom.org/viewtopic.php?f=43&amp;t=54843#p967174]DOOM For DooM (D4D)[/url][/b] [[b]21[/b]: [size=85]Caligari87: 3, Shi No Hime: 2, ZippeyKeys12: 1, GAA1992: 1, Beed28: 3, GeneralDelphox: 3, Rowsol: 1, Dylan558: 1, shotfan: 1, xim: 3, MasterBeavis: 2[/size]]</text:p>
          </table:table-cell>
          <table:table-cell table:formula="of:=IF([Numbers.C24] &gt; 0; &quot;convert background.png -gravity Center -size 270 -pointsize 24 -fill black -annotate +0-14 'Voted #&quot; &amp; [Numbers.B24] &amp; &quot; mod' -pointsize 20 -fill white -annotate +0+18 'by ZDoom Community' &quot; &amp; &quot;png8:pngs/&quot; &amp; SUBSTITUTE(SUBSTITUTE(SUBSTITUTE(SUBSTITUTE(SUBSTITUTE([Numbers.D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DOOM_For_DooM__D4D_.png" calcext:value-type="string">
            <text:p>convert background.png -gravity Center -size 270 -pointsize 24 -fill black -annotate +0-14 'Voted #20 mod' -pointsize 20 -fill white -annotate +0+18 'by ZDoom Community' png8:pngs/DOOM_For_DooM__D4D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&quot;[b]&quot; &amp; [Numbers.B25] &amp; &quot;. &quot; &amp; &quot;[url=&quot; &amp; [Numbers.E25] &amp; &quot;]&quot; &amp; [Numbers.D25] &amp; &quot;[/url][/b]&quot; &amp;  &quot; [[b]&quot; &amp; [Numbers.C25] &amp; &quot;[/b]: [size=85]&quot; &amp; [Numbers.F25] &amp; &quot;[/size]]&quot;; &quot;&quot;)" office:value-type="string" office:string-value="[b]22. [url=https://forum.zdoom.org/viewtopic.php?t=46787#p786254]Demonsteele[/url][/b] [[b]20[/b]: [size=85]Untitled: 4, Azba: 1, Eric_: 3, Zcat: 5, TheMightyHeracross: 3, sycspysycspy: 3, Ikazu-san: 1[/size]]" calcext:value-type="string">
            <text:p>[b]22. [url=https://forum.zdoom.org/viewtopic.php?t=46787#p786254]Demonsteele[/url][/b] [[b]20[/b]: [size=85]Untitled: 4, Azba: 1, Eric_: 3, Zcat: 5, TheMightyHeracross: 3, sycspysycspy: 3, Ikazu-san: 1[/size]]</text:p>
          </table:table-cell>
          <table:table-cell table:formula="of:=IF([Numbers.C25] &gt; 0; &quot;convert background.png -gravity Center -size 270 -pointsize 24 -fill black -annotate +0-14 'Voted #&quot; &amp; [Numbers.B25] &amp; &quot; mod' -pointsize 20 -fill white -annotate +0+18 'by ZDoom Community' &quot; &amp; &quot;png8:pngs/&quot; &amp; SUBSTITUTE(SUBSTITUTE(SUBSTITUTE(SUBSTITUTE(SUBSTITUTE([Numbers.D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2 mod' -pointsize 20 -fill white -annotate +0+18 'by ZDoom Community' png8:pngs/Demonsteele.png" calcext:value-type="string">
            <text:p>convert background.png -gravity Center -size 270 -pointsize 24 -fill black -annotate +0-14 'Voted #22 mod' -pointsize 20 -fill white -annotate +0+18 'by ZDoom Community' png8: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&quot;[b]&quot; &amp; [Numbers.B26] &amp; &quot;. &quot; &amp; &quot;[url=&quot; &amp; [Numbers.E26] &amp; &quot;]&quot; &amp; [Numbers.D26] &amp; &quot;[/url][/b]&quot; &amp;  &quot; [[b]&quot; &amp; [Numbers.C26] &amp; &quot;[/b]: [size=85]&quot; &amp; [Numbers.F26] &amp; &quot;[/size]]&quot;; &quot;&quot;)" office:value-type="string" office:string-value="[b]22. [url=https://forum.zdoom.org/viewtopic.php?f=43&amp;t=58594#p1029236]Doom Incarnate[/url][/b] [[b]20[/b]: [size=85]Somagu: 1, ZikShadow: 1, TheLightBad96: 4, Koto: 1, Error313: 3, xim: 5, Cacodemon345: 4, Elodorian: 1[/size]]" calcext:value-type="string">
            <text:p>[b]22. [url=https://forum.zdoom.org/viewtopic.php?f=43&amp;t=58594#p1029236]Doom Incarnate[/url][/b] [[b]20[/b]: [size=85]Somagu: 1, ZikShadow: 1, TheLightBad96: 4, Koto: 1, Error313: 3, xim: 5, Cacodemon345: 4, Elodorian: 1[/size]]</text:p>
          </table:table-cell>
          <table:table-cell table:formula="of:=IF([Numbers.C26] &gt; 0; &quot;convert background.png -gravity Center -size 270 -pointsize 24 -fill black -annotate +0-14 'Voted #&quot; &amp; [Numbers.B26] &amp; &quot; mod' -pointsize 20 -fill white -annotate +0+18 'by ZDoom Community' &quot; &amp; &quot;png8:pngs/&quot; &amp; SUBSTITUTE(SUBSTITUTE(SUBSTITUTE(SUBSTITUTE(SUBSTITUTE([Numbers.D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2 mod' -pointsize 20 -fill white -annotate +0+18 'by ZDoom Community' png8:pngs/Doom_Incarnate.png" calcext:value-type="string">
            <text:p>convert background.png -gravity Center -size 270 -pointsize 24 -fill black -annotate +0-14 'Voted #22 mod' -pointsize 20 -fill white -annotate +0+18 'by ZDoom Community' png8: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&quot;[b]&quot; &amp; [Numbers.B27] &amp; &quot;. &quot; &amp; &quot;[url=&quot; &amp; [Numbers.E27] &amp; &quot;]&quot; &amp; [Numbers.D27] &amp; &quot;[/url][/b]&quot; &amp;  &quot; [[b]&quot; &amp; [Numbers.C27] &amp; &quot;[/b]: [size=85]&quot; &amp; [Numbers.F27] &amp; &quot;[/size]]&quot;; &quot;&quot;)" office:value-type="string" office:string-value="[b]22. [url=https://forum.zdoom.org/viewtopic.php?f=43&amp;t=58343#p1025452]La Tailor Girl[/url][/b] [[b]20[/b]: [size=85]leodoom85: 1, Rachael: 1, Marisa Kirisame: 3, Somagu: 1, lud: 3, 4thcharacter: 1, PlayerLin: 1, insightguy: 2, eharper256: 1, QuakedoomNukem Cz: 1, SunPraiser: 2, TDRR: 2, MasterBeavis: 1[/size]]" calcext:value-type="string">
            <text:p>[b]22. [url=https://forum.zdoom.org/viewtopic.php?f=43&amp;t=58343#p1025452]La Tailor Girl[/url][/b] [[b]20[/b]: [size=85]leodoom85: 1, Rachael: 1, Marisa Kirisame: 3, Somagu: 1, lud: 3, 4thcharacter: 1, PlayerLin: 1, insightguy: 2, eharper256: 1, QuakedoomNukem Cz: 1, SunPraiser: 2, TDRR: 2, MasterBeavis: 1[/size]]</text:p>
          </table:table-cell>
          <table:table-cell table:formula="of:=IF([Numbers.C27] &gt; 0; &quot;convert background.png -gravity Center -size 270 -pointsize 24 -fill black -annotate +0-14 'Voted #&quot; &amp; [Numbers.B27] &amp; &quot; mod' -pointsize 20 -fill white -annotate +0+18 'by ZDoom Community' &quot; &amp; &quot;png8:pngs/&quot; &amp; SUBSTITUTE(SUBSTITUTE(SUBSTITUTE(SUBSTITUTE(SUBSTITUTE([Numbers.D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2 mod' -pointsize 20 -fill white -annotate +0+18 'by ZDoom Community' png8:pngs/La_Tailor_Girl.png" calcext:value-type="string">
            <text:p>convert background.png -gravity Center -size 270 -pointsize 24 -fill black -annotate +0-14 'Voted #22 mod' -pointsize 20 -fill white -annotate +0+18 'by ZDoom Community' png8: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&quot;[b]&quot; &amp; [Numbers.B28] &amp; &quot;. &quot; &amp; &quot;[url=&quot; &amp; [Numbers.E28] &amp; &quot;]&quot; &amp; [Numbers.D28] &amp; &quot;[/url][/b]&quot; &amp;  &quot; [[b]&quot; &amp; [Numbers.C28] &amp; &quot;[/b]: [size=85]&quot; &amp; [Numbers.F28] &amp; &quot;[/size]]&quot;; &quot;&quot;)" office:value-type="string" office:string-value="[b]22. [url=http://action.mancubus.net/ad2free.htm]Urban Brawl: Action Doom 2[/url][/b] [[b]20[/b]: [size=85]DrPyspy: 3, wildweasel: 4, Captain J: 1, PlayerLin: 1, dard22: 5, QuakedoomNukem Cz: 1, TDRR: 5[/size]]" calcext:value-type="string">
            <text:p>[b]22. [url=http://action.mancubus.net/ad2free.htm]Urban Brawl: Action Doom 2[/url][/b] [[b]20[/b]: [size=85]DrPyspy: 3, wildweasel: 4, Captain J: 1, PlayerLin: 1, dard22: 5, QuakedoomNukem Cz: 1, TDRR: 5[/size]]</text:p>
          </table:table-cell>
          <table:table-cell table:formula="of:=IF([Numbers.C28] &gt; 0; &quot;convert background.png -gravity Center -size 270 -pointsize 24 -fill black -annotate +0-14 'Voted #&quot; &amp; [Numbers.B28] &amp; &quot; mod' -pointsize 20 -fill white -annotate +0+18 'by ZDoom Community' &quot; &amp; &quot;png8:pngs/&quot; &amp; SUBSTITUTE(SUBSTITUTE(SUBSTITUTE(SUBSTITUTE(SUBSTITUTE([Numbers.D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2 mod' -pointsize 20 -fill white -annotate +0+18 'by ZDoom Community' png8:pngs/Urban_Brawl:_Action_Doom_2.png" calcext:value-type="string">
            <text:p>convert background.png -gravity Center -size 270 -pointsize 24 -fill black -annotate +0-14 'Voted #22 mod' -pointsize 20 -fill white -annotate +0+18 'by ZDoom Community' png8: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&quot;[b]&quot; &amp; [Numbers.B29] &amp; &quot;. &quot; &amp; &quot;[url=&quot; &amp; [Numbers.E29] &amp; &quot;]&quot; &amp; [Numbers.D29] &amp; &quot;[/url][/b]&quot; &amp;  &quot; [[b]&quot; &amp; [Numbers.C29] &amp; &quot;[/b]: [size=85]&quot; &amp; [Numbers.F29] &amp; &quot;[/size]]&quot;; &quot;&quot;)" office:value-type="string" office:string-value="[b]26. [url=http://www.moddb.com/mods/brutal-doom]Brutal Doom[/url][/b] [[b]18[/b]: [size=85]lil'devil: 1, Olroda: 1, Zcat: 1, Zan: 3, wolfmanfp: 1, Rowsol: 1, BerserkerNoir: 1, MasterBeavis: 1, AlexThePianoNailer: 5, Martinoz: 3[/size]]" calcext:value-type="string">
            <text:p>[b]26. [url=http://www.moddb.com/mods/brutal-doom]Brutal Doom[/url][/b] [[b]18[/b]: [size=85]lil'devil: 1, Olroda: 1, Zcat: 1, Zan: 3, wolfmanfp: 1, Rowsol: 1, BerserkerNoir: 1, MasterBeavis: 1, AlexThePianoNailer: 5, Martinoz: 3[/size]]</text:p>
          </table:table-cell>
          <table:table-cell table:formula="of:=IF([Numbers.C29] &gt; 0; &quot;convert background.png -gravity Center -size 270 -pointsize 24 -fill black -annotate +0-14 'Voted #&quot; &amp; [Numbers.B29] &amp; &quot; mod' -pointsize 20 -fill white -annotate +0+18 'by ZDoom Community' &quot; &amp; &quot;png8:pngs/&quot; &amp; SUBSTITUTE(SUBSTITUTE(SUBSTITUTE(SUBSTITUTE(SUBSTITUTE([Numbers.D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6 mod' -pointsize 20 -fill white -annotate +0+18 'by ZDoom Community' png8:pngs/Brutal_Doom.png" calcext:value-type="string">
            <text:p>convert background.png -gravity Center -size 270 -pointsize 24 -fill black -annotate +0-14 'Voted #26 mod' -pointsize 20 -fill white -annotate +0+18 'by ZDoom Community' png8: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&quot;[b]&quot; &amp; [Numbers.B30] &amp; &quot;. &quot; &amp; &quot;[url=&quot; &amp; [Numbers.E30] &amp; &quot;]&quot; &amp; [Numbers.D30] &amp; &quot;[/url][/b]&quot; &amp;  &quot; [[b]&quot; &amp; [Numbers.C30] &amp; &quot;[/b]: [size=85]&quot; &amp; [Numbers.F30] &amp; &quot;[/size]]&quot;; &quot;&quot;)" office:value-type="string" office:string-value="[b]26. [url=https://forum.zdoom.org/viewtopic.php?f=19&amp;t=21681#p426527]Psychic[/url][/b] [[b]18[/b]: [size=85]TerminusEst13: 5, phantombeta: 2, Somagu: 1, Marrub: 5, Crazy Toni: 2, Tapwave: 3[/size]]" calcext:value-type="string">
            <text:p>[b]26. [url=https://forum.zdoom.org/viewtopic.php?f=19&amp;t=21681#p426527]Psychic[/url][/b] [[b]18[/b]: [size=85]TerminusEst13: 5, phantombeta: 2, Somagu: 1, Marrub: 5, Crazy Toni: 2, Tapwave: 3[/size]]</text:p>
          </table:table-cell>
          <table:table-cell table:formula="of:=IF([Numbers.C30] &gt; 0; &quot;convert background.png -gravity Center -size 270 -pointsize 24 -fill black -annotate +0-14 'Voted #&quot; &amp; [Numbers.B30] &amp; &quot; mod' -pointsize 20 -fill white -annotate +0+18 'by ZDoom Community' &quot; &amp; &quot;png8:pngs/&quot; &amp; SUBSTITUTE(SUBSTITUTE(SUBSTITUTE(SUBSTITUTE(SUBSTITUTE([Numbers.D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6 mod' -pointsize 20 -fill white -annotate +0+18 'by ZDoom Community' png8:pngs/Psychic.png" calcext:value-type="string">
            <text:p>convert background.png -gravity Center -size 270 -pointsize 24 -fill black -annotate +0-14 'Voted #26 mod' -pointsize 20 -fill white -annotate +0+18 'by ZDoom Community' png8: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&quot;[b]&quot; &amp; [Numbers.B31] &amp; &quot;. &quot; &amp; &quot;[url=&quot; &amp; [Numbers.E31] &amp; &quot;]&quot; &amp; [Numbers.D31] &amp; &quot;[/url][/b]&quot; &amp;  &quot; [[b]&quot; &amp; [Numbers.C31] &amp; &quot;[/b]: [size=85]&quot; &amp; [Numbers.F31] &amp; &quot;[/size]]&quot;; &quot;&quot;)" office:value-type="string" office:string-value="[b]28. [url=https://forum.zdoom.org/viewtopic.php?f=43&amp;t=50004]Beautiful Doom[/url][/b] [[b]16[/b]: [size=85]m8f: 1, ZippeyKeys12: 1, GAA1992: 1, Мichаеlis: 1, SunPraiser: 3, Squirb: 3, Rex705: 1, A_D_M_E_R_A_L: 2, Cacodemon345: 3[/size]]" calcext:value-type="string">
            <text:p>[b]28. [url=https://forum.zdoom.org/viewtopic.php?f=43&amp;t=50004]Beautiful Doom[/url][/b] [[b]16[/b]: [size=85]m8f: 1, ZippeyKeys12: 1, GAA1992: 1, Мichаеlis: 1, SunPraiser: 3, Squirb: 3, Rex705: 1, A_D_M_E_R_A_L: 2, Cacodemon345: 3[/size]]</text:p>
          </table:table-cell>
          <table:table-cell table:formula="of:=IF([Numbers.C31] &gt; 0; &quot;convert background.png -gravity Center -size 270 -pointsize 24 -fill black -annotate +0-14 'Voted #&quot; &amp; [Numbers.B31] &amp; &quot; mod' -pointsize 20 -fill white -annotate +0+18 'by ZDoom Community' &quot; &amp; &quot;png8:pngs/&quot; &amp; SUBSTITUTE(SUBSTITUTE(SUBSTITUTE(SUBSTITUTE(SUBSTITUTE([Numbers.D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Beautiful_Doom.png" calcext:value-type="string">
            <text:p>convert background.png -gravity Center -size 270 -pointsize 24 -fill black -annotate +0-14 'Voted #28 mod' -pointsize 20 -fill white -annotate +0+18 'by ZDoom Community' png8: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&quot;[b]&quot; &amp; [Numbers.B32] &amp; &quot;. &quot; &amp; &quot;[url=&quot; &amp; [Numbers.E32] &amp; &quot;]&quot; &amp; [Numbers.D32] &amp; &quot;[/url][/b]&quot; &amp;  &quot; [[b]&quot; &amp; [Numbers.C32] &amp; &quot;[/b]: [size=85]&quot; &amp; [Numbers.F32] &amp; &quot;[/size]]&quot;; &quot;&quot;)" office:value-type="string" office:string-value="[b]28. [url=https://forum.zdoom.org/viewtopic.php?f=19&amp;t=33292#p630099]Doom RPG[/url][/b] [[b]16[/b]: [size=85]kadu522: 3, ZikShadow: 1, Sumwunn: 5, Marrub: 2, Master Medi: 3, Ikazu-san: 2[/size]]" calcext:value-type="string">
            <text:p>[b]28. [url=https://forum.zdoom.org/viewtopic.php?f=19&amp;t=33292#p630099]Doom RPG[/url][/b] [[b]16[/b]: [size=85]kadu522: 3, ZikShadow: 1, Sumwunn: 5, Marrub: 2, Master Medi: 3, Ikazu-san: 2[/size]]</text:p>
          </table:table-cell>
          <table:table-cell table:formula="of:=IF([Numbers.C32] &gt; 0; &quot;convert background.png -gravity Center -size 270 -pointsize 24 -fill black -annotate +0-14 'Voted #&quot; &amp; [Numbers.B32] &amp; &quot; mod' -pointsize 20 -fill white -annotate +0+18 'by ZDoom Community' &quot; &amp; &quot;png8:pngs/&quot; &amp; SUBSTITUTE(SUBSTITUTE(SUBSTITUTE(SUBSTITUTE(SUBSTITUTE([Numbers.D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Doom_RPG.png" calcext:value-type="string">
            <text:p>convert background.png -gravity Center -size 270 -pointsize 24 -fill black -annotate +0-14 'Voted #28 mod' -pointsize 20 -fill white -annotate +0+18 'by ZDoom Community' png8: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&quot;[b]&quot; &amp; [Numbers.B33] &amp; &quot;. &quot; &amp; &quot;[url=&quot; &amp; [Numbers.E33] &amp; &quot;]&quot; &amp; [Numbers.D33] &amp; &quot;[/url][/b]&quot; &amp;  &quot; [[b]&quot; &amp; [Numbers.C33] &amp; &quot;[/b]: [size=85]&quot; &amp; [Numbers.F33] &amp; &quot;[/size]]&quot;; &quot;&quot;)" office:value-type="string" office:string-value="[b]28. [url=http://www.thekinsie.com/reelism/]Reelism[/url][/b] [[b]16[/b]: [size=85]Marisa Kirisame: 1, Untitled: 3, undeadmonk354: 1, Beed28: 2, Hege Cactus: 2, TriMetall: 1, Captain J: 2, Crazy Toni: 2, QuakedoomNukem Cz: 1, IdiotBitz: 1[/size]]" calcext:value-type="string">
            <text:p>[b]28. [url=http://www.thekinsie.com/reelism/]Reelism[/url][/b] [[b]16[/b]: [size=85]Marisa Kirisame: 1, Untitled: 3, undeadmonk354: 1, Beed28: 2, Hege Cactus: 2, TriMetall: 1, Captain J: 2, Crazy Toni: 2, QuakedoomNukem Cz: 1, IdiotBitz: 1[/size]]</text:p>
          </table:table-cell>
          <table:table-cell table:formula="of:=IF([Numbers.C33] &gt; 0; &quot;convert background.png -gravity Center -size 270 -pointsize 24 -fill black -annotate +0-14 'Voted #&quot; &amp; [Numbers.B33] &amp; &quot; mod' -pointsize 20 -fill white -annotate +0+18 'by ZDoom Community' &quot; &amp; &quot;png8:pngs/&quot; &amp; SUBSTITUTE(SUBSTITUTE(SUBSTITUTE(SUBSTITUTE(SUBSTITUTE([Numbers.D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Reelism.png" calcext:value-type="string">
            <text:p>convert background.png -gravity Center -size 270 -pointsize 24 -fill black -annotate +0-14 'Voted #28 mod' -pointsize 20 -fill white -annotate +0+18 'by ZDoom Community' png8: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&quot;[b]&quot; &amp; [Numbers.B34] &amp; &quot;. &quot; &amp; &quot;[url=&quot; &amp; [Numbers.E34] &amp; &quot;]&quot; &amp; [Numbers.D34] &amp; &quot;[/url][/b]&quot; &amp;  &quot; [[b]&quot; &amp; [Numbers.C34] &amp; &quot;[/b]: [size=85]&quot; &amp; [Numbers.F34] &amp; &quot;[/size]]&quot;; &quot;&quot;)" office:value-type="string" office:string-value="[b]31. [url=https://forum.zdoom.org/viewtopic.php?f=43&amp;t=51035#p888249]LegenDoom[/url][/b] [[b]15[/b]: [size=85]Hege Cactus: 3, lud: 2, 4thcharacter: 3, ZikShadow: 1, Sumwunn: 3, Crazy Toni: 2, IdiotBitz: 1[/size]]" calcext:value-type="string">
            <text:p>[b]31. [url=https://forum.zdoom.org/viewtopic.php?f=43&amp;t=51035#p888249]LegenDoom[/url][/b] [[b]15[/b]: [size=85]Hege Cactus: 3, lud: 2, 4thcharacter: 3, ZikShadow: 1, Sumwunn: 3, Crazy Toni: 2, IdiotBitz: 1[/size]]</text:p>
          </table:table-cell>
          <table:table-cell table:formula="of:=IF([Numbers.C34] &gt; 0; &quot;convert background.png -gravity Center -size 270 -pointsize 24 -fill black -annotate +0-14 'Voted #&quot; &amp; [Numbers.B34] &amp; &quot; mod' -pointsize 20 -fill white -annotate +0+18 'by ZDoom Community' &quot; &amp; &quot;png8:pngs/&quot; &amp; SUBSTITUTE(SUBSTITUTE(SUBSTITUTE(SUBSTITUTE(SUBSTITUTE([Numbers.D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1 mod' -pointsize 20 -fill white -annotate +0+18 'by ZDoom Community' png8:pngs/LegenDoom.png" calcext:value-type="string">
            <text:p>convert background.png -gravity Center -size 270 -pointsize 24 -fill black -annotate +0-14 'Voted #31 mod' -pointsize 20 -fill white -annotate +0+18 'by ZDoom Community' png8: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&quot;[b]&quot; &amp; [Numbers.B35] &amp; &quot;. &quot; &amp; &quot;[url=&quot; &amp; [Numbers.E35] &amp; &quot;]&quot; &amp; [Numbers.D35] &amp; &quot;[/url][/b]&quot; &amp;  &quot; [[b]&quot; &amp; [Numbers.C35] &amp; &quot;[/b]: [size=85]&quot; &amp; [Numbers.F35] &amp; &quot;[/size]]&quot;; &quot;&quot;)" office:value-type="string" office:string-value="[b]31. [url=https://forum.zdoom.org/viewtopic.php?t=32674#p618450]Pirate Doom[/url][/b] [[b]15[/b]: [size=85]Combine_Kegan: 4, undeadmonk354: 5, Zcat: 4, Ravick: 1, MasterBeavis: 1[/size]]" calcext:value-type="string">
            <text:p>[b]31. [url=https://forum.zdoom.org/viewtopic.php?t=32674#p618450]Pirate Doom[/url][/b] [[b]15[/b]: [size=85]Combine_Kegan: 4, undeadmonk354: 5, Zcat: 4, Ravick: 1, MasterBeavis: 1[/size]]</text:p>
          </table:table-cell>
          <table:table-cell table:formula="of:=IF([Numbers.C35] &gt; 0; &quot;convert background.png -gravity Center -size 270 -pointsize 24 -fill black -annotate +0-14 'Voted #&quot; &amp; [Numbers.B35] &amp; &quot; mod' -pointsize 20 -fill white -annotate +0+18 'by ZDoom Community' &quot; &amp; &quot;png8:pngs/&quot; &amp; SUBSTITUTE(SUBSTITUTE(SUBSTITUTE(SUBSTITUTE(SUBSTITUTE([Numbers.D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1 mod' -pointsize 20 -fill white -annotate +0+18 'by ZDoom Community' png8:pngs/Pirate_Doom.png" calcext:value-type="string">
            <text:p>convert background.png -gravity Center -size 270 -pointsize 24 -fill black -annotate +0-14 'Voted #31 mod' -pointsize 20 -fill white -annotate +0+18 'by ZDoom Community' png8: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&quot;[b]&quot; &amp; [Numbers.B36] &amp; &quot;. &quot; &amp; &quot;[url=&quot; &amp; [Numbers.E36] &amp; &quot;]&quot; &amp; [Numbers.D36] &amp; &quot;[/url][/b]&quot; &amp;  &quot; [[b]&quot; &amp; [Numbers.C36] &amp; &quot;[/b]: [size=85]&quot; &amp; [Numbers.F36] &amp; &quot;[/size]]&quot;; &quot;&quot;)" office:value-type="string" office:string-value="[b]33. [url=https://forum.zdoom.org/viewtopic.php?f=19&amp;t=47573#p807968]Ashes 2063 TC[/url][/b] [[b]13[/b]: [size=85]Olroda: 2, Bigger C: 3, TheLightBad96: 2, The_Abysswalker: 3, Error313: 3[/size]]" calcext:value-type="string">
            <text:p>[b]33. [url=https://forum.zdoom.org/viewtopic.php?f=19&amp;t=47573#p807968]Ashes 2063 TC[/url][/b] [[b]13[/b]: [size=85]Olroda: 2, Bigger C: 3, TheLightBad96: 2, The_Abysswalker: 3, Error313: 3[/size]]</text:p>
          </table:table-cell>
          <table:table-cell table:formula="of:=IF([Numbers.C36] &gt; 0; &quot;convert background.png -gravity Center -size 270 -pointsize 24 -fill black -annotate +0-14 'Voted #&quot; &amp; [Numbers.B36] &amp; &quot; mod' -pointsize 20 -fill white -annotate +0+18 'by ZDoom Community' &quot; &amp; &quot;png8:pngs/&quot; &amp; SUBSTITUTE(SUBSTITUTE(SUBSTITUTE(SUBSTITUTE(SUBSTITUTE([Numbers.D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3 mod' -pointsize 20 -fill white -annotate +0+18 'by ZDoom Community' png8:pngs/Ashes_2063_TC.png" calcext:value-type="string">
            <text:p>convert background.png -gravity Center -size 270 -pointsize 24 -fill black -annotate +0-14 'Voted #33 mod' -pointsize 20 -fill white -annotate +0+18 'by ZDoom Community' png8: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&quot;[b]&quot; &amp; [Numbers.B37] &amp; &quot;. &quot; &amp; &quot;[url=&quot; &amp; [Numbers.E37] &amp; &quot;]&quot; &amp; [Numbers.D37] &amp; &quot;[/url][/b]&quot; &amp;  &quot; [[b]&quot; &amp; [Numbers.C37] &amp; &quot;[/b]: [size=85]&quot; &amp; [Numbers.F37] &amp; &quot;[/size]]&quot;; &quot;&quot;)" office:value-type="string" office:string-value="[b]33. [url=https://forum.zdoom.org/viewtopic.php?f=43&amp;t=57053#p1006227]Kriegsland: Blutorden[/url][/b] [[b]13[/b]: [size=85]TheLightBad96: 2, erni945: 2, Apaul27 : 1, DoodGuy: 1, YukesVonFaust: 1, JDSH98: 2, Vostyok: 4[/size]]" calcext:value-type="string">
            <text:p>[b]33. [url=https://forum.zdoom.org/viewtopic.php?f=43&amp;t=57053#p1006227]Kriegsland: Blutorden[/url][/b] [[b]13[/b]: [size=85]TheLightBad96: 2, erni945: 2, Apaul27 : 1, DoodGuy: 1, YukesVonFaust: 1, JDSH98: 2, Vostyok: 4[/size]]</text:p>
          </table:table-cell>
          <table:table-cell table:formula="of:=IF([Numbers.C37] &gt; 0; &quot;convert background.png -gravity Center -size 270 -pointsize 24 -fill black -annotate +0-14 'Voted #&quot; &amp; [Numbers.B37] &amp; &quot; mod' -pointsize 20 -fill white -annotate +0+18 'by ZDoom Community' &quot; &amp; &quot;png8:pngs/&quot; &amp; SUBSTITUTE(SUBSTITUTE(SUBSTITUTE(SUBSTITUTE(SUBSTITUTE([Numbers.D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3 mod' -pointsize 20 -fill white -annotate +0+18 'by ZDoom Community' png8:pngs/Kriegsland:_Blutorden.png" calcext:value-type="string">
            <text:p>convert background.png -gravity Center -size 270 -pointsize 24 -fill black -annotate +0-14 'Voted #33 mod' -pointsize 20 -fill white -annotate +0+18 'by ZDoom Community' png8:pngs/Kriegsland:_Blutord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&quot;[b]&quot; &amp; [Numbers.B38] &amp; &quot;. &quot; &amp; &quot;[url=&quot; &amp; [Numbers.E38] &amp; &quot;]&quot; &amp; [Numbers.D38] &amp; &quot;[/url][/b]&quot; &amp;  &quot; [[b]&quot; &amp; [Numbers.C38] &amp; &quot;[/b]: [size=85]&quot; &amp; [Numbers.F38] &amp; &quot;[/size]]&quot;; &quot;&quot;)" office:value-type="string" office:string-value="[b]35. [url=https://www.doomworld.com/vb/wads-mods/91854-wip-doom-64-retribution/]Doom 64: Retribution[/url][/b] [[b]12[/b]: [size=85]leodoom85: 1, Jaxxoon R: 3, YukesVonFaust: 1, silentzora: 3, A_D_M_E_R_A_L: 4[/size]]" calcext:value-type="string">
            <text:p>[b]35. [url=https://www.doomworld.com/vb/wads-mods/91854-wip-doom-64-retribution/]Doom 64: Retribution[/url][/b] [[b]12[/b]: [size=85]leodoom85: 1, Jaxxoon R: 3, YukesVonFaust: 1, silentzora: 3, A_D_M_E_R_A_L: 4[/size]]</text:p>
          </table:table-cell>
          <table:table-cell table:formula="of:=IF([Numbers.C38] &gt; 0; &quot;convert background.png -gravity Center -size 270 -pointsize 24 -fill black -annotate +0-14 'Voted #&quot; &amp; [Numbers.B38] &amp; &quot; mod' -pointsize 20 -fill white -annotate +0+18 'by ZDoom Community' &quot; &amp; &quot;png8:pngs/&quot; &amp; SUBSTITUTE(SUBSTITUTE(SUBSTITUTE(SUBSTITUTE(SUBSTITUTE([Numbers.D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8:pngs/Doom_64:_Retribution.png" calcext:value-type="string">
            <text:p>convert background.png -gravity Center -size 270 -pointsize 24 -fill black -annotate +0-14 'Voted #35 mod' -pointsize 20 -fill white -annotate +0+18 'by ZDoom Community' png8: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&quot;[b]&quot; &amp; [Numbers.B39] &amp; &quot;. &quot; &amp; &quot;[url=&quot; &amp; [Numbers.E39] &amp; &quot;]&quot; &amp; [Numbers.D39] &amp; &quot;[/url][/b]&quot; &amp;  &quot; [[b]&quot; &amp; [Numbers.C39] &amp; &quot;[/b]: [size=85]&quot; &amp; [Numbers.F39] &amp; &quot;[/size]]&quot;; &quot;&quot;)" office:value-type="string" office:string-value="[b]35. [url=https://forum.zdoom.org/viewtopic.php?f=46&amp;t=62641#p1080654]Nash's Gore Mod[/url][/b] [[b]12[/b]: [size=85]Hipnotic Rogue: 1, AlphaEnt: 1, BerserkerNoir: 2, xim: 2, Rex705: 1, Craneo: 5[/size]]" calcext:value-type="string">
            <text:p>[b]35. [url=https://forum.zdoom.org/viewtopic.php?f=46&amp;t=62641#p1080654]Nash's Gore Mod[/url][/b] [[b]12[/b]: [size=85]Hipnotic Rogue: 1, AlphaEnt: 1, BerserkerNoir: 2, xim: 2, Rex705: 1, Craneo: 5[/size]]</text:p>
          </table:table-cell>
          <table:table-cell table:formula="of:=IF([Numbers.C39] &gt; 0; &quot;convert background.png -gravity Center -size 270 -pointsize 24 -fill black -annotate +0-14 'Voted #&quot; &amp; [Numbers.B39] &amp; &quot; mod' -pointsize 20 -fill white -annotate +0+18 'by ZDoom Community' &quot; &amp; &quot;png8:pngs/&quot; &amp; SUBSTITUTE(SUBSTITUTE(SUBSTITUTE(SUBSTITUTE(SUBSTITUTE([Numbers.D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8:pngs/Nash_s_Gore_Mod.png" calcext:value-type="string">
            <text:p>convert background.png -gravity Center -size 270 -pointsize 24 -fill black -annotate +0-14 'Voted #35 mod' -pointsize 20 -fill white -annotate +0+18 'by ZDoom Community' png8: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&quot;[b]&quot; &amp; [Numbers.B40] &amp; &quot;. &quot; &amp; &quot;[url=&quot; &amp; [Numbers.E40] &amp; &quot;]&quot; &amp; [Numbers.D40] &amp; &quot;[/url][/b]&quot; &amp;  &quot; [[b]&quot; &amp; [Numbers.C40] &amp; &quot;[/b]: [size=85]&quot; &amp; [Numbers.F40] &amp; &quot;[/size]]&quot;; &quot;&quot;)" office:value-type="string" office:string-value="[b]37. [url=https://forum.zdoom.org/viewtopic.php?f=19&amp;t=35135#p661646]Doom: The Golden Souls[/url][/b] [[b]11[/b]: [size=85]Matt: 1, The Ultimate DooMer: 1, Koto: 1, Apaul27 : 2, Мichаеlis: 1, excedentia: 5[/size]]" calcext:value-type="string">
            <text:p>[b]37. [url=https://forum.zdoom.org/viewtopic.php?f=19&amp;t=35135#p661646]Doom: The Golden Souls[/url][/b] [[b]11[/b]: [size=85]Matt: 1, The Ultimate DooMer: 1, Koto: 1, Apaul27 : 2, Мichаеlis: 1, excedentia: 5[/size]]</text:p>
          </table:table-cell>
          <table:table-cell table:formula="of:=IF([Numbers.C40] &gt; 0; &quot;convert background.png -gravity Center -size 270 -pointsize 24 -fill black -annotate +0-14 'Voted #&quot; &amp; [Numbers.B40] &amp; &quot; mod' -pointsize 20 -fill white -annotate +0+18 'by ZDoom Community' &quot; &amp; &quot;png8:pngs/&quot; &amp; SUBSTITUTE(SUBSTITUTE(SUBSTITUTE(SUBSTITUTE(SUBSTITUTE([Numbers.D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7 mod' -pointsize 20 -fill white -annotate +0+18 'by ZDoom Community' png8:pngs/Doom:_The_Golden_Souls.png" calcext:value-type="string">
            <text:p>convert background.png -gravity Center -size 270 -pointsize 24 -fill black -annotate +0-14 'Voted #37 mod' -pointsize 20 -fill white -annotate +0+18 'by ZDoom Community' png8:pngs/Doom:_The_Golden_Sou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&quot;[b]&quot; &amp; [Numbers.B41] &amp; &quot;. &quot; &amp; &quot;[url=&quot; &amp; [Numbers.E41] &amp; &quot;]&quot; &amp; [Numbers.D41] &amp; &quot;[/url][/b]&quot; &amp;  &quot; [[b]&quot; &amp; [Numbers.C41] &amp; &quot;[/b]: [size=85]&quot; &amp; [Numbers.F41] &amp; &quot;[/size]]&quot;; &quot;&quot;)" office:value-type="string" office:string-value="[b]37. [url=https://forum.zdoom.org/viewtopic.php?t=53010#p928835]MetaDoom[/url][/b] [[b]11[/b]: [size=85]Shadelight: 1, DrPyspy: 3, Sumwunn: 1, Crazy Toni: 2, DoodGuy: 3, ErrantMasa: 1[/size]]" calcext:value-type="string">
            <text:p>[b]37. [url=https://forum.zdoom.org/viewtopic.php?t=53010#p928835]MetaDoom[/url][/b] [[b]11[/b]: [size=85]Shadelight: 1, DrPyspy: 3, Sumwunn: 1, Crazy Toni: 2, DoodGuy: 3, ErrantMasa: 1[/size]]</text:p>
          </table:table-cell>
          <table:table-cell table:formula="of:=IF([Numbers.C41] &gt; 0; &quot;convert background.png -gravity Center -size 270 -pointsize 24 -fill black -annotate +0-14 'Voted #&quot; &amp; [Numbers.B41] &amp; &quot; mod' -pointsize 20 -fill white -annotate +0+18 'by ZDoom Community' &quot; &amp; &quot;png8:pngs/&quot; &amp; SUBSTITUTE(SUBSTITUTE(SUBSTITUTE(SUBSTITUTE(SUBSTITUTE([Numbers.D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7 mod' -pointsize 20 -fill white -annotate +0+18 'by ZDoom Community' png8:pngs/MetaDoom.png" calcext:value-type="string">
            <text:p>convert background.png -gravity Center -size 270 -pointsize 24 -fill black -annotate +0-14 'Voted #37 mod' -pointsize 20 -fill white -annotate +0+18 'by ZDoom Community' png8: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&quot;[b]&quot; &amp; [Numbers.B42] &amp; &quot;. &quot; &amp; &quot;[url=&quot; &amp; [Numbers.E42] &amp; &quot;]&quot; &amp; [Numbers.D42] &amp; &quot;[/url][/b]&quot; &amp;  &quot; [[b]&quot; &amp; [Numbers.C42] &amp; &quot;[/b]: [size=85]&quot; &amp; [Numbers.F42] &amp; &quot;[/size]]&quot;; &quot;&quot;)" office:value-type="string" office:string-value="[b]37. [url=https://forum.zdoom.org/viewtopic.php?f=46&amp;t=48780#p839642]Ultimate DoomVisor[/url][/b] [[b]11[/b]: [size=85]BerserkerNoir: 1, LastManonEarth: 5, Elodorian: 5[/size]]" calcext:value-type="string">
            <text:p>[b]37. [url=https://forum.zdoom.org/viewtopic.php?f=46&amp;t=48780#p839642]Ultimate DoomVisor[/url][/b] [[b]11[/b]: [size=85]BerserkerNoir: 1, LastManonEarth: 5, Elodorian: 5[/size]]</text:p>
          </table:table-cell>
          <table:table-cell table:formula="of:=IF([Numbers.C42] &gt; 0; &quot;convert background.png -gravity Center -size 270 -pointsize 24 -fill black -annotate +0-14 'Voted #&quot; &amp; [Numbers.B42] &amp; &quot; mod' -pointsize 20 -fill white -annotate +0+18 'by ZDoom Community' &quot; &amp; &quot;png8:pngs/&quot; &amp; SUBSTITUTE(SUBSTITUTE(SUBSTITUTE(SUBSTITUTE(SUBSTITUTE([Numbers.D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7 mod' -pointsize 20 -fill white -annotate +0+18 'by ZDoom Community' png8:pngs/Ultimate_DoomVisor.png" calcext:value-type="string">
            <text:p>convert background.png -gravity Center -size 270 -pointsize 24 -fill black -annotate +0-14 'Voted #37 mod' -pointsize 20 -fill white -annotate +0+18 'by ZDoom Community' png8:pngs/Ultimate_DoomVis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&quot;[b]&quot; &amp; [Numbers.B43] &amp; &quot;. &quot; &amp; &quot;[url=&quot; &amp; [Numbers.E43] &amp; &quot;]&quot; &amp; [Numbers.D43] &amp; &quot;[/url][/b]&quot; &amp;  &quot; [[b]&quot; &amp; [Numbers.C43] &amp; &quot;[/b]: [size=85]&quot; &amp; [Numbers.F43] &amp; &quot;[/size]]&quot;; &quot;&quot;)" office:value-type="string" office:string-value="[b]37. [url=https://www.doomworld.com/idgames/levels/doom2/Ports/v-z/zendyn_x]Zen Dynamics[/url][/b] [[b]11[/b]: [size=85]TerminusEst13: 1, Captain J: 5, Crazy Toni: 2, Tapwave: 3[/size]]" calcext:value-type="string">
            <text:p>[b]37. [url=https://www.doomworld.com/idgames/levels/doom2/Ports/v-z/zendyn_x]Zen Dynamics[/url][/b] [[b]11[/b]: [size=85]TerminusEst13: 1, Captain J: 5, Crazy Toni: 2, Tapwave: 3[/size]]</text:p>
          </table:table-cell>
          <table:table-cell table:formula="of:=IF([Numbers.C43] &gt; 0; &quot;convert background.png -gravity Center -size 270 -pointsize 24 -fill black -annotate +0-14 'Voted #&quot; &amp; [Numbers.B43] &amp; &quot; mod' -pointsize 20 -fill white -annotate +0+18 'by ZDoom Community' &quot; &amp; &quot;png8:pngs/&quot; &amp; SUBSTITUTE(SUBSTITUTE(SUBSTITUTE(SUBSTITUTE(SUBSTITUTE([Numbers.D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7 mod' -pointsize 20 -fill white -annotate +0+18 'by ZDoom Community' png8:pngs/Zen_Dynamics.png" calcext:value-type="string">
            <text:p>convert background.png -gravity Center -size 270 -pointsize 24 -fill black -annotate +0-14 'Voted #37 mod' -pointsize 20 -fill white -annotate +0+18 'by ZDoom Community' png8: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&quot;[b]&quot; &amp; [Numbers.B44] &amp; &quot;. &quot; &amp; &quot;[url=&quot; &amp; [Numbers.E44] &amp; &quot;]&quot; &amp; [Numbers.D44] &amp; &quot;[/url][/b]&quot; &amp;  &quot; [[b]&quot; &amp; [Numbers.C44] &amp; &quot;[/b]: [size=85]&quot; &amp; [Numbers.F44] &amp; &quot;[/size]]&quot;; &quot;&quot;)" office:value-type="string" office:string-value="[b]41. [url=https://forum.zdoom.org/viewtopic.php?f=43&amp;t=58191#p1023165]Enhanced Vanilla Project (EVP)[/url][/b] [[b]10[/b]: [size=85]Rex705: 2, Craneo: 4, ChocoGuevara: 4[/size]]" calcext:value-type="string">
            <text:p>[b]41. [url=https://forum.zdoom.org/viewtopic.php?f=43&amp;t=58191#p1023165]Enhanced Vanilla Project (EVP)[/url][/b] [[b]10[/b]: [size=85]Rex705: 2, Craneo: 4, ChocoGuevara: 4[/size]]</text:p>
          </table:table-cell>
          <table:table-cell table:formula="of:=IF([Numbers.C44] &gt; 0; &quot;convert background.png -gravity Center -size 270 -pointsize 24 -fill black -annotate +0-14 'Voted #&quot; &amp; [Numbers.B44] &amp; &quot; mod' -pointsize 20 -fill white -annotate +0+18 'by ZDoom Community' &quot; &amp; &quot;png8:pngs/&quot; &amp; SUBSTITUTE(SUBSTITUTE(SUBSTITUTE(SUBSTITUTE(SUBSTITUTE([Numbers.D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8:pngs/Enhanced_Vanilla_Project__EVP_.png" calcext:value-type="string">
            <text:p>convert background.png -gravity Center -size 270 -pointsize 24 -fill black -annotate +0-14 'Voted #41 mod' -pointsize 20 -fill white -annotate +0+18 'by ZDoom Community' png8:pngs/Enhanced_Vanilla_Project__EVP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&quot;[b]&quot; &amp; [Numbers.B45] &amp; &quot;. &quot; &amp; &quot;[url=&quot; &amp; [Numbers.E45] &amp; &quot;]&quot; &amp; [Numbers.D45] &amp; &quot;[/url][/b]&quot; &amp;  &quot; [[b]&quot; &amp; [Numbers.C45] &amp; &quot;[/b]: [size=85]&quot; &amp; [Numbers.F45] &amp; &quot;[/size]]&quot;; &quot;&quot;)" office:value-type="string" office:string-value="[b]41. [url=https://forum.zdoom.org/viewtopic.php?f=43&amp;t=54904#p969133]Lithium[/url][/b] [[b]10[/b]: [size=85]GAA1992: 1, Somagu: 1, TriMetall: 3, Ikazu-san: 3, Dawn111: 2[/size]]" calcext:value-type="string">
            <text:p>[b]41. [url=https://forum.zdoom.org/viewtopic.php?f=43&amp;t=54904#p969133]Lithium[/url][/b] [[b]10[/b]: [size=85]GAA1992: 1, Somagu: 1, TriMetall: 3, Ikazu-san: 3, Dawn111: 2[/size]]</text:p>
          </table:table-cell>
          <table:table-cell table:formula="of:=IF([Numbers.C45] &gt; 0; &quot;convert background.png -gravity Center -size 270 -pointsize 24 -fill black -annotate +0-14 'Voted #&quot; &amp; [Numbers.B45] &amp; &quot; mod' -pointsize 20 -fill white -annotate +0+18 'by ZDoom Community' &quot; &amp; &quot;png8:pngs/&quot; &amp; SUBSTITUTE(SUBSTITUTE(SUBSTITUTE(SUBSTITUTE(SUBSTITUTE([Numbers.D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8:pngs/Lithium.png" calcext:value-type="string">
            <text:p>convert background.png -gravity Center -size 270 -pointsize 24 -fill black -annotate +0-14 'Voted #41 mod' -pointsize 20 -fill white -annotate +0+18 'by ZDoom Community' png8: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&quot;[b]&quot; &amp; [Numbers.B46] &amp; &quot;. &quot; &amp; &quot;[url=&quot; &amp; [Numbers.E46] &amp; &quot;]&quot; &amp; [Numbers.D46] &amp; &quot;[/url][/b]&quot; &amp;  &quot; [[b]&quot; &amp; [Numbers.C46] &amp; &quot;[/b]: [size=85]&quot; &amp; [Numbers.F46] &amp; &quot;[/size]]&quot;; &quot;&quot;)" office:value-type="string" office:string-value="[b]43. [url=https://forum.zdoom.org/viewtopic.php?f=19&amp;t=47574#p808023]Doom: The Golden Souls 2[/url][/b] [[b]9[/b]: [size=85]QuakedoomNukem Cz: 1, Apaul27 : 2, wolfmanfp: 2, Мichаеlis: 2, DoodGuy: 2[/size]]" calcext:value-type="string">
            <text:p>[b]43. [url=https://forum.zdoom.org/viewtopic.php?f=19&amp;t=47574#p808023]Doom: The Golden Souls 2[/url][/b] [[b]9[/b]: [size=85]QuakedoomNukem Cz: 1, Apaul27 : 2, wolfmanfp: 2, Мichаеlis: 2, DoodGuy: 2[/size]]</text:p>
          </table:table-cell>
          <table:table-cell table:formula="of:=IF([Numbers.C46] &gt; 0; &quot;convert background.png -gravity Center -size 270 -pointsize 24 -fill black -annotate +0-14 'Voted #&quot; &amp; [Numbers.B46] &amp; &quot; mod' -pointsize 20 -fill white -annotate +0+18 'by ZDoom Community' &quot; &amp; &quot;png8:pngs/&quot; &amp; SUBSTITUTE(SUBSTITUTE(SUBSTITUTE(SUBSTITUTE(SUBSTITUTE([Numbers.D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3 mod' -pointsize 20 -fill white -annotate +0+18 'by ZDoom Community' png8:pngs/Doom:_The_Golden_Souls_2.png" calcext:value-type="string">
            <text:p>convert background.png -gravity Center -size 270 -pointsize 24 -fill black -annotate +0-14 'Voted #43 mod' -pointsize 20 -fill white -annotate +0+18 'by ZDoom Community' png8:pngs/Doom:_The_Golden_Soul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&quot;[b]&quot; &amp; [Numbers.B47] &amp; &quot;. &quot; &amp; &quot;[url=&quot; &amp; [Numbers.E47] &amp; &quot;]&quot; &amp; [Numbers.D47] &amp; &quot;[/url][/b]&quot; &amp;  &quot; [[b]&quot; &amp; [Numbers.C47] &amp; &quot;[/b]: [size=85]&quot; &amp; [Numbers.F47] &amp; &quot;[/size]]&quot;; &quot;&quot;)" office:value-type="string" office:string-value="[b]43. [url=https://forum.zdoom.org/viewtopic.php?t=22008#p433365]Legacy of Suffering[/url][/b] [[b]9[/b]: [size=85]ibm5155: 5, Ravick: 1, Koto: 1, AlphaEnt: 1, Kappes Buur: 1[/size]]" calcext:value-type="string">
            <text:p>[b]43. [url=https://forum.zdoom.org/viewtopic.php?t=22008#p433365]Legacy of Suffering[/url][/b] [[b]9[/b]: [size=85]ibm5155: 5, Ravick: 1, Koto: 1, AlphaEnt: 1, Kappes Buur: 1[/size]]</text:p>
          </table:table-cell>
          <table:table-cell table:formula="of:=IF([Numbers.C47] &gt; 0; &quot;convert background.png -gravity Center -size 270 -pointsize 24 -fill black -annotate +0-14 'Voted #&quot; &amp; [Numbers.B47] &amp; &quot; mod' -pointsize 20 -fill white -annotate +0+18 'by ZDoom Community' &quot; &amp; &quot;png8:pngs/&quot; &amp; SUBSTITUTE(SUBSTITUTE(SUBSTITUTE(SUBSTITUTE(SUBSTITUTE([Numbers.D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3 mod' -pointsize 20 -fill white -annotate +0+18 'by ZDoom Community' png8:pngs/Legacy_of_Suffering.png" calcext:value-type="string">
            <text:p>convert background.png -gravity Center -size 270 -pointsize 24 -fill black -annotate +0-14 'Voted #43 mod' -pointsize 20 -fill white -annotate +0+18 'by ZDoom Community' png8: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&quot;[b]&quot; &amp; [Numbers.B48] &amp; &quot;. &quot; &amp; &quot;[url=&quot; &amp; [Numbers.E48] &amp; &quot;]&quot; &amp; [Numbers.D48] &amp; &quot;[/url][/b]&quot; &amp;  &quot; [[b]&quot; &amp; [Numbers.C48] &amp; &quot;[/b]: [size=85]&quot; &amp; [Numbers.F48] &amp; &quot;[/size]]&quot;; &quot;&quot;)" office:value-type="string" office:string-value="[b]43. [url=https://forum.zdoom.org/viewtopic.php?f=43&amp;t=60054#p1047705]ouch_m 2: abort_m[/url][/b] [[b]9[/b]: [size=85]leodoom85: 1, ZippeyKeys12: 5, Azba: 1, wolfmanfp: 2[/size]]" calcext:value-type="string">
            <text:p>[b]43. [url=https://forum.zdoom.org/viewtopic.php?f=43&amp;t=60054#p1047705]ouch_m 2: abort_m[/url][/b] [[b]9[/b]: [size=85]leodoom85: 1, ZippeyKeys12: 5, Azba: 1, wolfmanfp: 2[/size]]</text:p>
          </table:table-cell>
          <table:table-cell table:formula="of:=IF([Numbers.C48] &gt; 0; &quot;convert background.png -gravity Center -size 270 -pointsize 24 -fill black -annotate +0-14 'Voted #&quot; &amp; [Numbers.B48] &amp; &quot; mod' -pointsize 20 -fill white -annotate +0+18 'by ZDoom Community' &quot; &amp; &quot;png8:pngs/&quot; &amp; SUBSTITUTE(SUBSTITUTE(SUBSTITUTE(SUBSTITUTE(SUBSTITUTE([Numbers.D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3 mod' -pointsize 20 -fill white -annotate +0+18 'by ZDoom Community' png8:pngs/ouch_m_2:_abort_m.png" calcext:value-type="string">
            <text:p>convert background.png -gravity Center -size 270 -pointsize 24 -fill black -annotate +0-14 'Voted #43 mod' -pointsize 20 -fill white -annotate +0+18 'by ZDoom Community' png8: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&quot;[b]&quot; &amp; [Numbers.B49] &amp; &quot;. &quot; &amp; &quot;[url=&quot; &amp; [Numbers.E49] &amp; &quot;]&quot; &amp; [Numbers.D49] &amp; &quot;[/url][/b]&quot; &amp;  &quot; [[b]&quot; &amp; [Numbers.C49] &amp; &quot;[/b]: [size=85]&quot; &amp; [Numbers.F49] &amp; &quot;[/size]]&quot;; &quot;&quot;)" office:value-type="string" office:string-value="[b]43. [url=https://forum.zdoom.org/viewtopic.php?t=14722&amp;#p297378]The Ultimate Torment and Torture[/url][/b] [[b]9[/b]: [size=85]DrPyspy: 3, ibm5155: 2, JDSH98: 1, silentzora: 3[/size]]" calcext:value-type="string">
            <text:p>[b]43. [url=https://forum.zdoom.org/viewtopic.php?t=14722&amp;#p297378]The Ultimate Torment and Torture[/url][/b] [[b]9[/b]: [size=85]DrPyspy: 3, ibm5155: 2, JDSH98: 1, silentzora: 3[/size]]</text:p>
          </table:table-cell>
          <table:table-cell table:formula="of:=IF([Numbers.C49] &gt; 0; &quot;convert background.png -gravity Center -size 270 -pointsize 24 -fill black -annotate +0-14 'Voted #&quot; &amp; [Numbers.B49] &amp; &quot; mod' -pointsize 20 -fill white -annotate +0+18 'by ZDoom Community' &quot; &amp; &quot;png8:pngs/&quot; &amp; SUBSTITUTE(SUBSTITUTE(SUBSTITUTE(SUBSTITUTE(SUBSTITUTE([Numbers.D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3 mod' -pointsize 20 -fill white -annotate +0+18 'by ZDoom Community' png8:pngs/The_Ultimate_Torment_and_Torture.png" calcext:value-type="string">
            <text:p>convert background.png -gravity Center -size 270 -pointsize 24 -fill black -annotate +0-14 'Voted #43 mod' -pointsize 20 -fill white -annotate +0+18 'by ZDoom Community' png8: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&quot;[b]&quot; &amp; [Numbers.B50] &amp; &quot;. &quot; &amp; &quot;[url=&quot; &amp; [Numbers.E50] &amp; &quot;]&quot; &amp; [Numbers.D50] &amp; &quot;[/url][/b]&quot; &amp;  &quot; [[b]&quot; &amp; [Numbers.C50] &amp; &quot;[/b]: [size=85]&quot; &amp; [Numbers.F50] &amp; &quot;[/size]]&quot;; &quot;&quot;)" office:value-type="string" office:string-value="[b]47. [url=https://www.doomworld.com/forum/topic/57957-psx-doomfinal-doom-tc-version-2135-now-released/]PlayStation Doom TC[/url][/b] [[b]8[/b]: [size=85]leodoom85: 1, lil'devil: 1, Olroda: 5, Ravick: 1[/size]]" calcext:value-type="string">
            <text:p>[b]47. [url=https://www.doomworld.com/forum/topic/57957-psx-doomfinal-doom-tc-version-2135-now-released/]PlayStation Doom TC[/url][/b] [[b]8[/b]: [size=85]leodoom85: 1, lil'devil: 1, Olroda: 5, Ravick: 1[/size]]</text:p>
          </table:table-cell>
          <table:table-cell table:formula="of:=IF([Numbers.C50] &gt; 0; &quot;convert background.png -gravity Center -size 270 -pointsize 24 -fill black -annotate +0-14 'Voted #&quot; &amp; [Numbers.B50] &amp; &quot; mod' -pointsize 20 -fill white -annotate +0+18 'by ZDoom Community' &quot; &amp; &quot;png8:pngs/&quot; &amp; SUBSTITUTE(SUBSTITUTE(SUBSTITUTE(SUBSTITUTE(SUBSTITUTE([Numbers.D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7 mod' -pointsize 20 -fill white -annotate +0+18 'by ZDoom Community' png8:pngs/PlayStation_Doom_TC.png" calcext:value-type="string">
            <text:p>convert background.png -gravity Center -size 270 -pointsize 24 -fill black -annotate +0-14 'Voted #47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&quot;[b]&quot; &amp; [Numbers.B51] &amp; &quot;. &quot; &amp; &quot;[url=&quot; &amp; [Numbers.E51] &amp; &quot;]&quot; &amp; [Numbers.D51] &amp; &quot;[/url][/b]&quot; &amp;  &quot; [[b]&quot; &amp; [Numbers.C51] &amp; &quot;[/b]: [size=85]&quot; &amp; [Numbers.F51] &amp; &quot;[/size]]&quot;; &quot;&quot;)" office:value-type="string" office:string-value="[b]48. [url=https://forum.zdoom.org/viewtopic.php?t=30942#p586255]Hunter’s Moon[/url][/b] [[b]7[/b]: [size=85]ibm5155: 3, D3athStalker: 1, Мichаеlis: 1, shotfan: 2[/size]]" calcext:value-type="string">
            <text:p>[b]48. [url=https://forum.zdoom.org/viewtopic.php?t=30942#p586255]Hunter’s Moon[/url][/b] [[b]7[/b]: [size=85]ibm5155: 3, D3athStalker: 1, Мichаеlis: 1, shotfan: 2[/size]]</text:p>
          </table:table-cell>
          <table:table-cell table:formula="of:=IF([Numbers.C51] &gt; 0; &quot;convert background.png -gravity Center -size 270 -pointsize 24 -fill black -annotate +0-14 'Voted #&quot; &amp; [Numbers.B51] &amp; &quot; mod' -pointsize 20 -fill white -annotate +0+18 'by ZDoom Community' &quot; &amp; &quot;png8:pngs/&quot; &amp; SUBSTITUTE(SUBSTITUTE(SUBSTITUTE(SUBSTITUTE(SUBSTITUTE([Numbers.D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Hunter’s_Moon.png" calcext:value-type="string">
            <text:p>convert background.png -gravity Center -size 270 -pointsize 24 -fill black -annotate +0-14 'Voted #48 mod' -pointsize 20 -fill white -annotate +0+18 'by ZDoom Community' png8: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&quot;[b]&quot; &amp; [Numbers.B52] &amp; &quot;. &quot; &amp; &quot;[url=&quot; &amp; [Numbers.E52] &amp; &quot;]&quot; &amp; [Numbers.D52] &amp; &quot;[/url][/b]&quot; &amp;  &quot; [[b]&quot; &amp; [Numbers.C52] &amp; &quot;[/b]: [size=85]&quot; &amp; [Numbers.F52] &amp; &quot;[/size]]&quot;; &quot;&quot;)" office:value-type="string" office:string-value="[b]48. [url=https://forum.zdoom.org/viewtopic.php?t=56668#p1000996]Rise Of The Wool Ball[/url][/b] [[b]7[/b]: [size=85]TheMightyHeracross: 3, QuakedoomNukem Cz: 1, Apaul27 : 3[/size]]" calcext:value-type="string">
            <text:p>[b]48. [url=https://forum.zdoom.org/viewtopic.php?t=56668#p1000996]Rise Of The Wool Ball[/url][/b] [[b]7[/b]: [size=85]TheMightyHeracross: 3, QuakedoomNukem Cz: 1, Apaul27 : 3[/size]]</text:p>
          </table:table-cell>
          <table:table-cell table:formula="of:=IF([Numbers.C52] &gt; 0; &quot;convert background.png -gravity Center -size 270 -pointsize 24 -fill black -annotate +0-14 'Voted #&quot; &amp; [Numbers.B52] &amp; &quot; mod' -pointsize 20 -fill white -annotate +0+18 'by ZDoom Community' &quot; &amp; &quot;png8:pngs/&quot; &amp; SUBSTITUTE(SUBSTITUTE(SUBSTITUTE(SUBSTITUTE(SUBSTITUTE([Numbers.D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Rise_Of_The_Wool_Ball.png" calcext:value-type="string">
            <text:p>convert background.png -gravity Center -size 270 -pointsize 24 -fill black -annotate +0-14 'Voted #48 mod' -pointsize 20 -fill white -annotate +0+18 'by ZDoom Community' png8:pngs/Rise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&quot;[b]&quot; &amp; [Numbers.B53] &amp; &quot;. &quot; &amp; &quot;[url=&quot; &amp; [Numbers.E53] &amp; &quot;]&quot; &amp; [Numbers.D53] &amp; &quot;[/url][/b]&quot; &amp;  &quot; [[b]&quot; &amp; [Numbers.C53] &amp; &quot;[/b]: [size=85]&quot; &amp; [Numbers.F53] &amp; &quot;[/size]]&quot;; &quot;&quot;)" office:value-type="string" office:string-value="[b]48. [url=https://forum.zdoom.org/viewtopic.php?t=61301#p1063747]Slayer's Rampage[/url][/b] [[b]7[/b]: [size=85]Rex705: 2, iamcarrotmaster: 4, Martinoz: 1[/size]]" calcext:value-type="string">
            <text:p>[b]48. [url=https://forum.zdoom.org/viewtopic.php?t=61301#p1063747]Slayer's Rampage[/url][/b] [[b]7[/b]: [size=85]Rex705: 2, iamcarrotmaster: 4, Martinoz: 1[/size]]</text:p>
          </table:table-cell>
          <table:table-cell table:formula="of:=IF([Numbers.C53] &gt; 0; &quot;convert background.png -gravity Center -size 270 -pointsize 24 -fill black -annotate +0-14 'Voted #&quot; &amp; [Numbers.B53] &amp; &quot; mod' -pointsize 20 -fill white -annotate +0+18 'by ZDoom Community' &quot; &amp; &quot;png8:pngs/&quot; &amp; SUBSTITUTE(SUBSTITUTE(SUBSTITUTE(SUBSTITUTE(SUBSTITUTE([Numbers.D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Slayer_s_Rampage.png" calcext:value-type="string">
            <text:p>convert background.png -gravity Center -size 270 -pointsize 24 -fill black -annotate +0-14 'Voted #48 mod' -pointsize 20 -fill white -annotate +0+18 'by ZDoom Community' png8:pngs/Slayer_s_Ramp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&quot;[b]&quot; &amp; [Numbers.B54] &amp; &quot;. &quot; &amp; &quot;[url=&quot; &amp; [Numbers.E54] &amp; &quot;]&quot; &amp; [Numbers.D54] &amp; &quot;[/url][/b]&quot; &amp;  &quot; [[b]&quot; &amp; [Numbers.C54] &amp; &quot;[/b]: [size=85]&quot; &amp; [Numbers.F54] &amp; &quot;[/size]]&quot;; &quot;&quot;)" office:value-type="string" office:string-value="[b]48. [url=https://forum.zdoom.org/viewtopic.php?f=45&amp;t=13704#p278356]The Ghoul's Forest 3[/url][/b] [[b]7[/b]: [size=85]ibm5155: 1, undeadmonk354: 4, lil'devil: 2[/size]]" calcext:value-type="string">
            <text:p>[b]48. [url=https://forum.zdoom.org/viewtopic.php?f=45&amp;t=13704#p278356]The Ghoul's Forest 3[/url][/b] [[b]7[/b]: [size=85]ibm5155: 1, undeadmonk354: 4, lil'devil: 2[/size]]</text:p>
          </table:table-cell>
          <table:table-cell table:formula="of:=IF([Numbers.C54] &gt; 0; &quot;convert background.png -gravity Center -size 270 -pointsize 24 -fill black -annotate +0-14 'Voted #&quot; &amp; [Numbers.B54] &amp; &quot; mod' -pointsize 20 -fill white -annotate +0+18 'by ZDoom Community' &quot; &amp; &quot;png8:pngs/&quot; &amp; SUBSTITUTE(SUBSTITUTE(SUBSTITUTE(SUBSTITUTE(SUBSTITUTE([Numbers.D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The_Ghoul_s_Forest_3.png" calcext:value-type="string">
            <text:p>convert background.png -gravity Center -size 270 -pointsize 24 -fill black -annotate +0-14 'Voted #48 mod' -pointsize 20 -fill white -annotate +0+18 'by ZDoom Community' png8: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&quot;[b]&quot; &amp; [Numbers.B55] &amp; &quot;. &quot; &amp; &quot;[url=&quot; &amp; [Numbers.E55] &amp; &quot;]&quot; &amp; [Numbers.D55] &amp; &quot;[/url][/b]&quot; &amp;  &quot; [[b]&quot; &amp; [Numbers.C55] &amp; &quot;[/b]: [size=85]&quot; &amp; [Numbers.F55] &amp; &quot;[/size]]&quot;; &quot;&quot;)" office:value-type="string" office:string-value="[b]48. [url=https://forum.zdoom.org/viewtopic.php?t=35846#p676444]Wrath of Cronos RPG[/url][/b] [[b]7[/b]: [size=85]Master Medi: 2, Zan: 1, TheMightyHeracross: 3, IdiotBitz: 1[/size]]" calcext:value-type="string">
            <text:p>[b]48. [url=https://forum.zdoom.org/viewtopic.php?t=35846#p676444]Wrath of Cronos RPG[/url][/b] [[b]7[/b]: [size=85]Master Medi: 2, Zan: 1, TheMightyHeracross: 3, IdiotBitz: 1[/size]]</text:p>
          </table:table-cell>
          <table:table-cell table:formula="of:=IF([Numbers.C55] &gt; 0; &quot;convert background.png -gravity Center -size 270 -pointsize 24 -fill black -annotate +0-14 'Voted #&quot; &amp; [Numbers.B55] &amp; &quot; mod' -pointsize 20 -fill white -annotate +0+18 'by ZDoom Community' &quot; &amp; &quot;png8:pngs/&quot; &amp; SUBSTITUTE(SUBSTITUTE(SUBSTITUTE(SUBSTITUTE(SUBSTITUTE([Numbers.D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Wrath_of_Cronos_RPG.png" calcext:value-type="string">
            <text:p>convert background.png -gravity Center -size 270 -pointsize 24 -fill black -annotate +0-14 'Voted #48 mod' -pointsize 20 -fill white -annotate +0+18 'by ZDoom Community' png8: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&quot;[b]&quot; &amp; [Numbers.B56] &amp; &quot;. &quot; &amp; &quot;[url=&quot; &amp; [Numbers.E56] &amp; &quot;]&quot; &amp; [Numbers.D56] &amp; &quot;[/url][/b]&quot; &amp;  &quot; [[b]&quot; &amp; [Numbers.C56] &amp; &quot;[/b]: [size=85]&quot; &amp; [Numbers.F56] &amp; &quot;[/size]]&quot;; &quot;&quot;)" office:value-type="string" office:string-value="[b]48. [url=https://forum.zdoom.org/viewtopic.php?f=43&amp;t=55465#p982269]WW-Cola3[/url][/b] [[b]7[/b]: [size=85]phantombeta: 2, Apaul27 : 2, wolfmanfp: 3[/size]]" calcext:value-type="string">
            <text:p>[b]48. [url=https://forum.zdoom.org/viewtopic.php?f=43&amp;t=55465#p982269]WW-Cola3[/url][/b] [[b]7[/b]: [size=85]phantombeta: 2, Apaul27 : 2, wolfmanfp: 3[/size]]</text:p>
          </table:table-cell>
          <table:table-cell table:formula="of:=IF([Numbers.C56] &gt; 0; &quot;convert background.png -gravity Center -size 270 -pointsize 24 -fill black -annotate +0-14 'Voted #&quot; &amp; [Numbers.B56] &amp; &quot; mod' -pointsize 20 -fill white -annotate +0+18 'by ZDoom Community' &quot; &amp; &quot;png8:pngs/&quot; &amp; SUBSTITUTE(SUBSTITUTE(SUBSTITUTE(SUBSTITUTE(SUBSTITUTE([Numbers.D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WW-Cola3.png" calcext:value-type="string">
            <text:p>convert background.png -gravity Center -size 270 -pointsize 24 -fill black -annotate +0-14 'Voted #48 mod' -pointsize 20 -fill white -annotate +0+18 'by ZDoom Community' png8: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&quot;[b]&quot; &amp; [Numbers.B57] &amp; &quot;. &quot; &amp; &quot;[url=&quot; &amp; [Numbers.E57] &amp; &quot;]&quot; &amp; [Numbers.D57] &amp; &quot;[/url][/b]&quot; &amp;  &quot; [[b]&quot; &amp; [Numbers.C57] &amp; &quot;[/b]: [size=85]&quot; &amp; [Numbers.F57] &amp; &quot;[/size]]&quot;; &quot;&quot;)" office:value-type="string" office:string-value="[b]54. [url=https://forum.zdoom.org/viewtopic.php?f=43&amp;t=55487#p982784]AEons Of Death[/url][/b] [[b]6[/b]: [size=85]leodoom85: 1, undeadmonk354: 2, lil'devil: 1, The_Abysswalker: 2[/size]]" calcext:value-type="string">
            <text:p>[b]54. [url=https://forum.zdoom.org/viewtopic.php?f=43&amp;t=55487#p982784]AEons Of Death[/url][/b] [[b]6[/b]: [size=85]leodoom85: 1, undeadmonk354: 2, lil'devil: 1, The_Abysswalker: 2[/size]]</text:p>
          </table:table-cell>
          <table:table-cell table:formula="of:=IF([Numbers.C57] &gt; 0; &quot;convert background.png -gravity Center -size 270 -pointsize 24 -fill black -annotate +0-14 'Voted #&quot; &amp; [Numbers.B57] &amp; &quot; mod' -pointsize 20 -fill white -annotate +0+18 'by ZDoom Community' &quot; &amp; &quot;png8:pngs/&quot; &amp; SUBSTITUTE(SUBSTITUTE(SUBSTITUTE(SUBSTITUTE(SUBSTITUTE([Numbers.D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AEons_Of_Death.png" calcext:value-type="string">
            <text:p>convert background.png -gravity Center -size 270 -pointsize 24 -fill black -annotate +0-14 'Voted #54 mod' -pointsize 20 -fill white -annotate +0+18 'by ZDoom Community' png8: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&quot;[b]&quot; &amp; [Numbers.B58] &amp; &quot;. &quot; &amp; &quot;[url=&quot; &amp; [Numbers.E58] &amp; &quot;]&quot; &amp; [Numbers.D58] &amp; &quot;[/url][/b]&quot; &amp;  &quot; [[b]&quot; &amp; [Numbers.C58] &amp; &quot;[/b]: [size=85]&quot; &amp; [Numbers.F58] &amp; &quot;[/size]]&quot;; &quot;&quot;)" office:value-type="string" office:string-value="[b]54. [url=https://forum.zdoom.org/viewtopic.php?f=19&amp;t=55387#p980696]Daytime Drama[/url][/b] [[b]6[/b]: [size=85]leodoom85: 1, Marisa Kirisame: 1, lil'devil: 4[/size]]" calcext:value-type="string">
            <text:p>[b]54. [url=https://forum.zdoom.org/viewtopic.php?f=19&amp;t=55387#p980696]Daytime Drama[/url][/b] [[b]6[/b]: [size=85]leodoom85: 1, Marisa Kirisame: 1, lil'devil: 4[/size]]</text:p>
          </table:table-cell>
          <table:table-cell table:formula="of:=IF([Numbers.C58] &gt; 0; &quot;convert background.png -gravity Center -size 270 -pointsize 24 -fill black -annotate +0-14 'Voted #&quot; &amp; [Numbers.B58] &amp; &quot; mod' -pointsize 20 -fill white -annotate +0+18 'by ZDoom Community' &quot; &amp; &quot;png8:pngs/&quot; &amp; SUBSTITUTE(SUBSTITUTE(SUBSTITUTE(SUBSTITUTE(SUBSTITUTE([Numbers.D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Daytime_Drama.png" calcext:value-type="string">
            <text:p>convert background.png -gravity Center -size 270 -pointsize 24 -fill black -annotate +0-14 'Voted #54 mod' -pointsize 20 -fill white -annotate +0+18 'by ZDoom Community' png8: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&quot;[b]&quot; &amp; [Numbers.B59] &amp; &quot;. &quot; &amp; &quot;[url=&quot; &amp; [Numbers.E59] &amp; &quot;]&quot; &amp; [Numbers.D59] &amp; &quot;[/url][/b]&quot; &amp;  &quot; [[b]&quot; &amp; [Numbers.C59] &amp; &quot;[/b]: [size=85]&quot; &amp; [Numbers.F59] &amp; &quot;[/size]]&quot;; &quot;&quot;)" office:value-type="string" office:string-value="[b]54. [url=https://forum.zdoom.org/viewtopic.php?t=34430#p651069]DTS-T[/url][/b] [[b]6[/b]: [size=85]Sgt. Shivers: 5, IdiotBitz: 1[/size]]" calcext:value-type="string">
            <text:p>[b]54. [url=https://forum.zdoom.org/viewtopic.php?t=34430#p651069]DTS-T[/url][/b] [[b]6[/b]: [size=85]Sgt. Shivers: 5, IdiotBitz: 1[/size]]</text:p>
          </table:table-cell>
          <table:table-cell table:formula="of:=IF([Numbers.C59] &gt; 0; &quot;convert background.png -gravity Center -size 270 -pointsize 24 -fill black -annotate +0-14 'Voted #&quot; &amp; [Numbers.B59] &amp; &quot; mod' -pointsize 20 -fill white -annotate +0+18 'by ZDoom Community' &quot; &amp; &quot;png8:pngs/&quot; &amp; SUBSTITUTE(SUBSTITUTE(SUBSTITUTE(SUBSTITUTE(SUBSTITUTE([Numbers.D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DTS-T.png" calcext:value-type="string">
            <text:p>convert background.png -gravity Center -size 270 -pointsize 24 -fill black -annotate +0-14 'Voted #54 mod' -pointsize 20 -fill white -annotate +0+18 'by ZDoom Community' png8:pngs/DTS-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&quot;[b]&quot; &amp; [Numbers.B60] &amp; &quot;. &quot; &amp; &quot;[url=&quot; &amp; [Numbers.E60] &amp; &quot;]&quot; &amp; [Numbers.D60] &amp; &quot;[/url][/b]&quot; &amp;  &quot; [[b]&quot; &amp; [Numbers.C60] &amp; &quot;[/b]: [size=85]&quot; &amp; [Numbers.F60] &amp; &quot;[/size]]&quot;; &quot;&quot;)" office:value-type="string" office:string-value="[b]54. [url=https://forum.zdoom.org/viewtopic.php?t=29815#p565772]Nazis![/url][/b] [[b]6[/b]: [size=85]Matt: 1, ZikShadow: 1, Sgt. Shivers: 4[/size]]" calcext:value-type="string">
            <text:p>[b]54. [url=https://forum.zdoom.org/viewtopic.php?t=29815#p565772]Nazis![/url][/b] [[b]6[/b]: [size=85]Matt: 1, ZikShadow: 1, Sgt. Shivers: 4[/size]]</text:p>
          </table:table-cell>
          <table:table-cell table:formula="of:=IF([Numbers.C60] &gt; 0; &quot;convert background.png -gravity Center -size 270 -pointsize 24 -fill black -annotate +0-14 'Voted #&quot; &amp; [Numbers.B60] &amp; &quot; mod' -pointsize 20 -fill white -annotate +0+18 'by ZDoom Community' &quot; &amp; &quot;png8:pngs/&quot; &amp; SUBSTITUTE(SUBSTITUTE(SUBSTITUTE(SUBSTITUTE(SUBSTITUTE([Numbers.D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Nazis!.png" calcext:value-type="string">
            <text:p>convert background.png -gravity Center -size 270 -pointsize 24 -fill black -annotate +0-14 'Voted #54 mod' -pointsize 20 -fill white -annotate +0+18 'by ZDoom Community' png8: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&quot;[b]&quot; &amp; [Numbers.B61] &amp; &quot;. &quot; &amp; &quot;[url=&quot; &amp; [Numbers.E61] &amp; &quot;]&quot; &amp; [Numbers.D61] &amp; &quot;[/url][/b]&quot; &amp;  &quot; [[b]&quot; &amp; [Numbers.C61] &amp; &quot;[/b]: [size=85]&quot; &amp; [Numbers.F61] &amp; &quot;[/size]]&quot;; &quot;&quot;)" office:value-type="string" office:string-value="[b]54. [url=https://forum.zdoom.org/viewtopic.php?f=19&amp;t=52867#p925329]Project Einherjar[/url][/b] [[b]6[/b]: [size=85]Rachael: 1, TheLightBad96: 2, YukesVonFaust: 1, Vostyok: 2[/size]]" calcext:value-type="string">
            <text:p>[b]54. [url=https://forum.zdoom.org/viewtopic.php?f=19&amp;t=52867#p925329]Project Einherjar[/url][/b] [[b]6[/b]: [size=85]Rachael: 1, TheLightBad96: 2, YukesVonFaust: 1, Vostyok: 2[/size]]</text:p>
          </table:table-cell>
          <table:table-cell table:formula="of:=IF([Numbers.C61] &gt; 0; &quot;convert background.png -gravity Center -size 270 -pointsize 24 -fill black -annotate +0-14 'Voted #&quot; &amp; [Numbers.B61] &amp; &quot; mod' -pointsize 20 -fill white -annotate +0+18 'by ZDoom Community' &quot; &amp; &quot;png8:pngs/&quot; &amp; SUBSTITUTE(SUBSTITUTE(SUBSTITUTE(SUBSTITUTE(SUBSTITUTE([Numbers.D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Project_Einherjar.png" calcext:value-type="string">
            <text:p>convert background.png -gravity Center -size 270 -pointsize 24 -fill black -annotate +0-14 'Voted #54 mod' -pointsize 20 -fill white -annotate +0+18 'by ZDoom Community' png8: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&quot;[b]&quot; &amp; [Numbers.B62] &amp; &quot;. &quot; &amp; &quot;[url=&quot; &amp; [Numbers.E62] &amp; &quot;]&quot; &amp; [Numbers.D62] &amp; &quot;[/url][/b]&quot; &amp;  &quot; [[b]&quot; &amp; [Numbers.C62] &amp; &quot;[/b]: [size=85]&quot; &amp; [Numbers.F62] &amp; &quot;[/size]]&quot;; &quot;&quot;)" office:value-type="string" office:string-value="[b]54. [url=https://forum.zdoom.org/viewtopic.php?t=52301#p913612]Shadow Of The Wool Ball[/url][/b] [[b]6[/b]: [size=85]QuakedoomNukem Cz: 1, Apaul27 : 3, AlphaEnt: 2[/size]]" calcext:value-type="string">
            <text:p>[b]54. [url=https://forum.zdoom.org/viewtopic.php?t=52301#p913612]Shadow Of The Wool Ball[/url][/b] [[b]6[/b]: [size=85]QuakedoomNukem Cz: 1, Apaul27 : 3, AlphaEnt: 2[/size]]</text:p>
          </table:table-cell>
          <table:table-cell table:formula="of:=IF([Numbers.C62] &gt; 0; &quot;convert background.png -gravity Center -size 270 -pointsize 24 -fill black -annotate +0-14 'Voted #&quot; &amp; [Numbers.B62] &amp; &quot; mod' -pointsize 20 -fill white -annotate +0+18 'by ZDoom Community' &quot; &amp; &quot;png8:pngs/&quot; &amp; SUBSTITUTE(SUBSTITUTE(SUBSTITUTE(SUBSTITUTE(SUBSTITUTE([Numbers.D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Shadow_Of_The_Wool_Ball.png" calcext:value-type="string">
            <text:p>convert background.png -gravity Center -size 270 -pointsize 24 -fill black -annotate +0-14 'Voted #54 mod' -pointsize 20 -fill white -annotate +0+18 'by ZDoom Community' png8:pngs/Shadow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&quot;[b]&quot; &amp; [Numbers.B63] &amp; &quot;. &quot; &amp; &quot;[url=&quot; &amp; [Numbers.E63] &amp; &quot;]&quot; &amp; [Numbers.D63] &amp; &quot;[/url][/b]&quot; &amp;  &quot; [[b]&quot; &amp; [Numbers.C63] &amp; &quot;[/b]: [size=85]&quot; &amp; [Numbers.F63] &amp; &quot;[/size]]&quot;; &quot;&quot;)" office:value-type="string" office:string-value="[b]54. [url=https://forum.zdoom.org/viewtopic.php?t=45550#p753192]Smooth Doom[/url][/b] [[b]6[/b]: [size=85]GAA1992: 1, lizardcommando: 1, AlexThePianoNailer: 2, Cacodemon345: 2[/size]]" calcext:value-type="string">
            <text:p>[b]54. [url=https://forum.zdoom.org/viewtopic.php?t=45550#p753192]Smooth Doom[/url][/b] [[b]6[/b]: [size=85]GAA1992: 1, lizardcommando: 1, AlexThePianoNailer: 2, Cacodemon345: 2[/size]]</text:p>
          </table:table-cell>
          <table:table-cell table:formula="of:=IF([Numbers.C63] &gt; 0; &quot;convert background.png -gravity Center -size 270 -pointsize 24 -fill black -annotate +0-14 'Voted #&quot; &amp; [Numbers.B63] &amp; &quot; mod' -pointsize 20 -fill white -annotate +0+18 'by ZDoom Community' &quot; &amp; &quot;png8:pngs/&quot; &amp; SUBSTITUTE(SUBSTITUTE(SUBSTITUTE(SUBSTITUTE(SUBSTITUTE([Numbers.D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Smooth_Doom.png" calcext:value-type="string">
            <text:p>convert background.png -gravity Center -size 270 -pointsize 24 -fill black -annotate +0-14 'Voted #54 mod' -pointsize 20 -fill white -annotate +0+18 'by ZDoom Community' png8: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&quot;[b]&quot; &amp; [Numbers.B64] &amp; &quot;. &quot; &amp; &quot;[url=&quot; &amp; [Numbers.E64] &amp; &quot;]&quot; &amp; [Numbers.D64] &amp; &quot;[/url][/b]&quot; &amp;  &quot; [[b]&quot; &amp; [Numbers.C64] &amp; &quot;[/b]: [size=85]&quot; &amp; [Numbers.F64] &amp; &quot;[/size]]&quot;; &quot;&quot;)" office:value-type="string" office:string-value="[b]54. [url=https://forum.zdoom.org/viewtopic.php?f=19&amp;t=54380#p957591]The Inquisitor III[/url][/b] [[b]6[/b]: [size=85]The Ultimate DooMer: 1, Zan: 5[/size]]" calcext:value-type="string">
            <text:p>[b]54. [url=https://forum.zdoom.org/viewtopic.php?f=19&amp;t=54380#p957591]The Inquisitor III[/url][/b] [[b]6[/b]: [size=85]The Ultimate DooMer: 1, Zan: 5[/size]]</text:p>
          </table:table-cell>
          <table:table-cell table:formula="of:=IF([Numbers.C64] &gt; 0; &quot;convert background.png -gravity Center -size 270 -pointsize 24 -fill black -annotate +0-14 'Voted #&quot; &amp; [Numbers.B64] &amp; &quot; mod' -pointsize 20 -fill white -annotate +0+18 'by ZDoom Community' &quot; &amp; &quot;png8:pngs/&quot; &amp; SUBSTITUTE(SUBSTITUTE(SUBSTITUTE(SUBSTITUTE(SUBSTITUTE([Numbers.D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The_Inquisitor_III.png" calcext:value-type="string">
            <text:p>convert background.png -gravity Center -size 270 -pointsize 24 -fill black -annotate +0-14 'Voted #54 mod' -pointsize 20 -fill white -annotate +0+18 'by ZDoom Community' png8:pngs/The_Inquisitor_II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&quot;[b]&quot; &amp; [Numbers.B65] &amp; &quot;. &quot; &amp; &quot;[url=&quot; &amp; [Numbers.E65] &amp; &quot;]&quot; &amp; [Numbers.D65] &amp; &quot;[/url][/b]&quot; &amp;  &quot; [[b]&quot; &amp; [Numbers.C65] &amp; &quot;[/b]: [size=85]&quot; &amp; [Numbers.F65] &amp; &quot;[/size]]&quot;; &quot;&quot;)" office:value-type="string" office:string-value="[b]54. [url=https://forum.zdoom.org/viewtopic.php?f=19&amp;t=36821#p698354]Weapons of Saturn[/url][/b] [[b]6[/b]: [size=85]m8f: 1, Cyanide: 1, eharper256: 2, lizardcommando: 1, BerserkerNoir: 1[/size]]" calcext:value-type="string">
            <text:p>[b]54. [url=https://forum.zdoom.org/viewtopic.php?f=19&amp;t=36821#p698354]Weapons of Saturn[/url][/b] [[b]6[/b]: [size=85]m8f: 1, Cyanide: 1, eharper256: 2, lizardcommando: 1, BerserkerNoir: 1[/size]]</text:p>
          </table:table-cell>
          <table:table-cell table:formula="of:=IF([Numbers.C65] &gt; 0; &quot;convert background.png -gravity Center -size 270 -pointsize 24 -fill black -annotate +0-14 'Voted #&quot; &amp; [Numbers.B65] &amp; &quot; mod' -pointsize 20 -fill white -annotate +0+18 'by ZDoom Community' &quot; &amp; &quot;png8:pngs/&quot; &amp; SUBSTITUTE(SUBSTITUTE(SUBSTITUTE(SUBSTITUTE(SUBSTITUTE([Numbers.D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Weapons_of_Saturn.png" calcext:value-type="string">
            <text:p>convert background.png -gravity Center -size 270 -pointsize 24 -fill black -annotate +0-14 'Voted #54 mod' -pointsize 20 -fill white -annotate +0+18 'by ZDoom Community' png8: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&quot;[b]&quot; &amp; [Numbers.B66] &amp; &quot;. &quot; &amp; &quot;[url=&quot; &amp; [Numbers.E66] &amp; &quot;]&quot; &amp; [Numbers.D66] &amp; &quot;[/url][/b]&quot; &amp;  &quot; [[b]&quot; &amp; [Numbers.C66] &amp; &quot;[/b]: [size=85]&quot; &amp; [Numbers.F66] &amp; &quot;[/size]]&quot;; &quot;&quot;)" office:value-type="string" office:string-value="[b]54. [url=https://forum.zdoom.org/viewtopic.php?f=43&amp;t=60436#p1052527]Zagemod[/url][/b] [[b]6[/b]: [size=85]Error313: 3, Squirb: 3[/size]]" calcext:value-type="string">
            <text:p>[b]54. [url=https://forum.zdoom.org/viewtopic.php?f=43&amp;t=60436#p1052527]Zagemod[/url][/b] [[b]6[/b]: [size=85]Error313: 3, Squirb: 3[/size]]</text:p>
          </table:table-cell>
          <table:table-cell table:formula="of:=IF([Numbers.C66] &gt; 0; &quot;convert background.png -gravity Center -size 270 -pointsize 24 -fill black -annotate +0-14 'Voted #&quot; &amp; [Numbers.B66] &amp; &quot; mod' -pointsize 20 -fill white -annotate +0+18 'by ZDoom Community' &quot; &amp; &quot;png8:pngs/&quot; &amp; SUBSTITUTE(SUBSTITUTE(SUBSTITUTE(SUBSTITUTE(SUBSTITUTE([Numbers.D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Zagemod.png" calcext:value-type="string">
            <text:p>convert background.png -gravity Center -size 270 -pointsize 24 -fill black -annotate +0-14 'Voted #54 mod' -pointsize 20 -fill white -annotate +0+18 'by ZDoom Community' png8:pngs/Zage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&quot;[b]&quot; &amp; [Numbers.B67] &amp; &quot;. &quot; &amp; &quot;[url=&quot; &amp; [Numbers.E67] &amp; &quot;]&quot; &amp; [Numbers.D67] &amp; &quot;[/url][/b]&quot; &amp;  &quot; [[b]&quot; &amp; [Numbers.C67] &amp; &quot;[/b]: [size=85]&quot; &amp; [Numbers.F67] &amp; &quot;[/size]]&quot;; &quot;&quot;)" office:value-type="string" office:string-value="[b]54. [url=https://forum.zdoom.org/viewtopic.php?t=51000#p887649]Zero Tolerance[/url][/b] [[b]6[/b]: [size=85]Combine_Kegan: 1, Tapwave: 3, Hellser: 2[/size]]" calcext:value-type="string">
            <text:p>[b]54. [url=https://forum.zdoom.org/viewtopic.php?t=51000#p887649]Zero Tolerance[/url][/b] [[b]6[/b]: [size=85]Combine_Kegan: 1, Tapwave: 3, Hellser: 2[/size]]</text:p>
          </table:table-cell>
          <table:table-cell table:formula="of:=IF([Numbers.C67] &gt; 0; &quot;convert background.png -gravity Center -size 270 -pointsize 24 -fill black -annotate +0-14 'Voted #&quot; &amp; [Numbers.B67] &amp; &quot; mod' -pointsize 20 -fill white -annotate +0+18 'by ZDoom Community' &quot; &amp; &quot;png8:pngs/&quot; &amp; SUBSTITUTE(SUBSTITUTE(SUBSTITUTE(SUBSTITUTE(SUBSTITUTE([Numbers.D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Zero_Tolerance.png" calcext:value-type="string">
            <text:p>convert background.png -gravity Center -size 270 -pointsize 24 -fill black -annotate +0-14 'Voted #54 mod' -pointsize 20 -fill white -annotate +0+18 'by ZDoom Community' png8: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&quot;[b]&quot; &amp; [Numbers.B68] &amp; &quot;. &quot; &amp; &quot;[url=&quot; &amp; [Numbers.E68] &amp; &quot;]&quot; &amp; [Numbers.D68] &amp; &quot;[/url][/b]&quot; &amp;  &quot; [[b]&quot; &amp; [Numbers.C68] &amp; &quot;[/b]: [size=85]&quot; &amp; [Numbers.F68] &amp; &quot;[/size]]&quot;; &quot;&quot;)" office:value-type="string" office:string-value="[b]65. [url=https://forum.zdoom.org/viewtopic.php?f=19&amp;t=50299#p874982]Aracnocide[/url][/b] [[b]5[/b]: [size=85]TheLightBad96: 1, erni945: 1, YukesVonFaust: 3[/size]]" calcext:value-type="string">
            <text:p>[b]65. [url=https://forum.zdoom.org/viewtopic.php?f=19&amp;t=50299#p874982]Aracnocide[/url][/b] [[b]5[/b]: [size=85]TheLightBad96: 1, erni945: 1, YukesVonFaust: 3[/size]]</text:p>
          </table:table-cell>
          <table:table-cell table:formula="of:=IF([Numbers.C68] &gt; 0; &quot;convert background.png -gravity Center -size 270 -pointsize 24 -fill black -annotate +0-14 'Voted #&quot; &amp; [Numbers.B68] &amp; &quot; mod' -pointsize 20 -fill white -annotate +0+18 'by ZDoom Community' &quot; &amp; &quot;png8:pngs/&quot; &amp; SUBSTITUTE(SUBSTITUTE(SUBSTITUTE(SUBSTITUTE(SUBSTITUTE([Numbers.D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8:pngs/Aracnocide.png" calcext:value-type="string">
            <text:p>convert background.png -gravity Center -size 270 -pointsize 24 -fill black -annotate +0-14 'Voted #65 mod' -pointsize 20 -fill white -annotate +0+18 'by ZDoom Community' png8:pngs/Aracnoci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&quot;[b]&quot; &amp; [Numbers.B69] &amp; &quot;. &quot; &amp; &quot;[url=&quot; &amp; [Numbers.E69] &amp; &quot;]&quot; &amp; [Numbers.D69] &amp; &quot;[/url][/b]&quot; &amp;  &quot; [[b]&quot; &amp; [Numbers.C69] &amp; &quot;[/b]: [size=85]&quot; &amp; [Numbers.F69] &amp; &quot;[/size]]&quot;; &quot;&quot;)" office:value-type="string" office:string-value="[b]65. [url=https://forum.zdoom.org/viewtopic.php?f=43&amp;t=52262#p912321]Doom Delta[/url][/b] [[b]5[/b]: [size=85]PlayerLin: 2, Hellser: 2, YukesVonFaust: 1[/size]]" calcext:value-type="string">
            <text:p>[b]65. [url=https://forum.zdoom.org/viewtopic.php?f=43&amp;t=52262#p912321]Doom Delta[/url][/b] [[b]5[/b]: [size=85]PlayerLin: 2, Hellser: 2, YukesVonFaust: 1[/size]]</text:p>
          </table:table-cell>
          <table:table-cell table:formula="of:=IF([Numbers.C69] &gt; 0; &quot;convert background.png -gravity Center -size 270 -pointsize 24 -fill black -annotate +0-14 'Voted #&quot; &amp; [Numbers.B69] &amp; &quot; mod' -pointsize 20 -fill white -annotate +0+18 'by ZDoom Community' &quot; &amp; &quot;png8:pngs/&quot; &amp; SUBSTITUTE(SUBSTITUTE(SUBSTITUTE(SUBSTITUTE(SUBSTITUTE([Numbers.D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8:pngs/Doom_Delta.png" calcext:value-type="string">
            <text:p>convert background.png -gravity Center -size 270 -pointsize 24 -fill black -annotate +0-14 'Voted #65 mod' -pointsize 20 -fill white -annotate +0+18 'by ZDoom Community' png8: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&quot;[b]&quot; &amp; [Numbers.B70] &amp; &quot;. &quot; &amp; &quot;[url=&quot; &amp; [Numbers.E70] &amp; &quot;]&quot; &amp; [Numbers.D70] &amp; &quot;[/url][/b]&quot; &amp;  &quot; [[b]&quot; &amp; [Numbers.C70] &amp; &quot;[/b]: [size=85]&quot; &amp; [Numbers.F70] &amp; &quot;[/size]]&quot;; &quot;&quot;)" office:value-type="string" office:string-value="[b]65. [url=https://forum.zdoom.org/viewtopic.php?f=43&amp;t=48985#p845608]Faspons[/url][/b] [[b]5[/b]: [size=85]Somagu: 1, Bigger C: 4[/size]]" calcext:value-type="string">
            <text:p>[b]65. [url=https://forum.zdoom.org/viewtopic.php?f=43&amp;t=48985#p845608]Faspons[/url][/b] [[b]5[/b]: [size=85]Somagu: 1, Bigger C: 4[/size]]</text:p>
          </table:table-cell>
          <table:table-cell table:formula="of:=IF([Numbers.C70] &gt; 0; &quot;convert background.png -gravity Center -size 270 -pointsize 24 -fill black -annotate +0-14 'Voted #&quot; &amp; [Numbers.B70] &amp; &quot; mod' -pointsize 20 -fill white -annotate +0+18 'by ZDoom Community' &quot; &amp; &quot;png8:pngs/&quot; &amp; SUBSTITUTE(SUBSTITUTE(SUBSTITUTE(SUBSTITUTE(SUBSTITUTE([Numbers.D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8:pngs/Faspons.png" calcext:value-type="string">
            <text:p>convert background.png -gravity Center -size 270 -pointsize 24 -fill black -annotate +0-14 'Voted #65 mod' -pointsize 20 -fill white -annotate +0+18 'by ZDoom Community' png8: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&quot;[b]&quot; &amp; [Numbers.B71] &amp; &quot;. &quot; &amp; &quot;[url=&quot; &amp; [Numbers.E71] &amp; &quot;]&quot; &amp; [Numbers.D71] &amp; &quot;[/url][/b]&quot; &amp;  &quot; [[b]&quot; &amp; [Numbers.C71] &amp; &quot;[/b]: [size=85]&quot; &amp; [Numbers.F71] &amp; &quot;[/size]]&quot;; &quot;&quot;)" office:value-type="string" office:string-value="[b]65. [url=https://www.doomworld.com/idgames/levels/doom2/Ports/a-c/circus2]Happy Time Circus ][[/url][/b] [[b]5[/b]: [size=85]Ravick: 1, Major Cooke: 4[/size]]" calcext:value-type="string">
            <text:p>[b]65. [url=https://www.doomworld.com/idgames/levels/doom2/Ports/a-c/circus2]Happy Time Circus ][[/url][/b] [[b]5[/b]: [size=85]Ravick: 1, Major Cooke: 4[/size]]</text:p>
          </table:table-cell>
          <table:table-cell table:formula="of:=IF([Numbers.C71] &gt; 0; &quot;convert background.png -gravity Center -size 270 -pointsize 24 -fill black -annotate +0-14 'Voted #&quot; &amp; [Numbers.B71] &amp; &quot; mod' -pointsize 20 -fill white -annotate +0+18 'by ZDoom Community' &quot; &amp; &quot;png8:pngs/&quot; &amp; SUBSTITUTE(SUBSTITUTE(SUBSTITUTE(SUBSTITUTE(SUBSTITUTE([Numbers.D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8:pngs/Happy_Time_Circus_][.png" calcext:value-type="string">
            <text:p>convert background.png -gravity Center -size 270 -pointsize 24 -fill black -annotate +0-14 'Voted #65 mod' -pointsize 20 -fill white -annotate +0+18 'by ZDoom Community' png8:pngs/Happy_Time_Circus_][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&quot;[b]&quot; &amp; [Numbers.B72] &amp; &quot;. &quot; &amp; &quot;[url=&quot; &amp; [Numbers.E72] &amp; &quot;]&quot; &amp; [Numbers.D72] &amp; &quot;[/url][/b]&quot; &amp;  &quot; [[b]&quot; &amp; [Numbers.C72] &amp; &quot;[/b]: [size=85]&quot; &amp; [Numbers.F72] &amp; &quot;[/size]]&quot;; &quot;&quot;)" office:value-type="string" office:string-value="[b]65. [url=https://forum.zdoom.org/viewtopic.php?f=43&amp;t=47229#p798227]JohnnyDoom[/url][/b] [[b]5[/b]: [size=85]Brohnesorge: 4, Turbo: 1[/size]]" calcext:value-type="string">
            <text:p>[b]65. [url=https://forum.zdoom.org/viewtopic.php?f=43&amp;t=47229#p798227]JohnnyDoom[/url][/b] [[b]5[/b]: [size=85]Brohnesorge: 4, Turbo: 1[/size]]</text:p>
          </table:table-cell>
          <table:table-cell table:formula="of:=IF([Numbers.C72] &gt; 0; &quot;convert background.png -gravity Center -size 270 -pointsize 24 -fill black -annotate +0-14 'Voted #&quot; &amp; [Numbers.B72] &amp; &quot; mod' -pointsize 20 -fill white -annotate +0+18 'by ZDoom Community' &quot; &amp; &quot;png8:pngs/&quot; &amp; SUBSTITUTE(SUBSTITUTE(SUBSTITUTE(SUBSTITUTE(SUBSTITUTE([Numbers.D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8:pngs/JohnnyDoom.png" calcext:value-type="string">
            <text:p>convert background.png -gravity Center -size 270 -pointsize 24 -fill black -annotate +0-14 'Voted #65 mod' -pointsize 20 -fill white -annotate +0+18 'by ZDoom Community' png8: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&quot;[b]&quot; &amp; [Numbers.B73] &amp; &quot;. &quot; &amp; &quot;[url=&quot; &amp; [Numbers.E73] &amp; &quot;]&quot; &amp; [Numbers.D73] &amp; &quot;[/url][/b]&quot; &amp;  &quot; [[b]&quot; &amp; [Numbers.C73] &amp; &quot;[/b]: [size=85]&quot; &amp; [Numbers.F73] &amp; &quot;[/size]]&quot;; &quot;&quot;)" office:value-type="string" office:string-value="[b]65. [url=http://doomworld.com/idgames/?id=12747]RTC-3057 Hub 1[/url][/b] [[b]5[/b]: [size=85]wildweasel: 5[/size]]" calcext:value-type="string">
            <text:p>[b]65. [url=http://doomworld.com/idgames/?id=12747]RTC-3057 Hub 1[/url][/b] [[b]5[/b]: [size=85]wildweasel: 5[/size]]</text:p>
          </table:table-cell>
          <table:table-cell table:formula="of:=IF([Numbers.C73] &gt; 0; &quot;convert background.png -gravity Center -size 270 -pointsize 24 -fill black -annotate +0-14 'Voted #&quot; &amp; [Numbers.B73] &amp; &quot; mod' -pointsize 20 -fill white -annotate +0+18 'by ZDoom Community' &quot; &amp; &quot;png8:pngs/&quot; &amp; SUBSTITUTE(SUBSTITUTE(SUBSTITUTE(SUBSTITUTE(SUBSTITUTE([Numbers.D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8:pngs/RTC-3057_Hub_1.png" calcext:value-type="string">
            <text:p>convert background.png -gravity Center -size 270 -pointsize 24 -fill black -annotate +0-14 'Voted #65 mod' -pointsize 20 -fill white -annotate +0+18 'by ZDoom Community' png8: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&quot;[b]&quot; &amp; [Numbers.B74] &amp; &quot;. &quot; &amp; &quot;[url=&quot; &amp; [Numbers.E74] &amp; &quot;]&quot; &amp; [Numbers.D74] &amp; &quot;[/url][/b]&quot; &amp;  &quot; [[b]&quot; &amp; [Numbers.C74] &amp; &quot;[/b]: [size=85]&quot; &amp; [Numbers.F74] &amp; &quot;[/size]]&quot;; &quot;&quot;)" office:value-type="string" office:string-value="[b]65. [url=https://forum.zdoom.org/viewtopic.php?f=42&amp;t=35879#p677083]S.U.P.E.R Natural[/url][/b] [[b]5[/b]: [size=85]Major Cooke: 5[/size]]" calcext:value-type="string">
            <text:p>[b]65. [url=https://forum.zdoom.org/viewtopic.php?f=42&amp;t=35879#p677083]S.U.P.E.R Natural[/url][/b] [[b]5[/b]: [size=85]Major Cooke: 5[/size]]</text:p>
          </table:table-cell>
          <table:table-cell table:formula="of:=IF([Numbers.C74] &gt; 0; &quot;convert background.png -gravity Center -size 270 -pointsize 24 -fill black -annotate +0-14 'Voted #&quot; &amp; [Numbers.B74] &amp; &quot; mod' -pointsize 20 -fill white -annotate +0+18 'by ZDoom Community' &quot; &amp; &quot;png8:pngs/&quot; &amp; SUBSTITUTE(SUBSTITUTE(SUBSTITUTE(SUBSTITUTE(SUBSTITUTE([Numbers.D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8:pngs/S.U.P.E.R_Natural.png" calcext:value-type="string">
            <text:p>convert background.png -gravity Center -size 270 -pointsize 24 -fill black -annotate +0-14 'Voted #65 mod' -pointsize 20 -fill white -annotate +0+18 'by ZDoom Community' png8:pngs/S.U.P.E.R_Natur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&quot;[b]&quot; &amp; [Numbers.B75] &amp; &quot;. &quot; &amp; &quot;[url=&quot; &amp; [Numbers.E75] &amp; &quot;]&quot; &amp; [Numbers.D75] &amp; &quot;[/url][/b]&quot; &amp;  &quot; [[b]&quot; &amp; [Numbers.C75] &amp; &quot;[/b]: [size=85]&quot; &amp; [Numbers.F75] &amp; &quot;[/size]]&quot;; &quot;&quot;)" office:value-type="string" office:string-value="[b]65. [url=https://forum.zdoom.org/viewtopic.php?f=42&amp;t=60219#p1049804]Soundless Mound[/url][/b] [[b]5[/b]: [size=85]Rachael: 1, dard22: 3, MasterBeavis: 1[/size]]" calcext:value-type="string">
            <text:p>[b]65. [url=https://forum.zdoom.org/viewtopic.php?f=42&amp;t=60219#p1049804]Soundless Mound[/url][/b] [[b]5[/b]: [size=85]Rachael: 1, dard22: 3, MasterBeavis: 1[/size]]</text:p>
          </table:table-cell>
          <table:table-cell table:formula="of:=IF([Numbers.C75] &gt; 0; &quot;convert background.png -gravity Center -size 270 -pointsize 24 -fill black -annotate +0-14 'Voted #&quot; &amp; [Numbers.B75] &amp; &quot; mod' -pointsize 20 -fill white -annotate +0+18 'by ZDoom Community' &quot; &amp; &quot;png8:pngs/&quot; &amp; SUBSTITUTE(SUBSTITUTE(SUBSTITUTE(SUBSTITUTE(SUBSTITUTE([Numbers.D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8:pngs/Soundless_Mound.png" calcext:value-type="string">
            <text:p>convert background.png -gravity Center -size 270 -pointsize 24 -fill black -annotate +0-14 'Voted #65 mod' -pointsize 20 -fill white -annotate +0+18 'by ZDoom Community' png8:pngs/Soundless_Mou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&quot;[b]&quot; &amp; [Numbers.B76] &amp; &quot;. &quot; &amp; &quot;[url=&quot; &amp; [Numbers.E76] &amp; &quot;]&quot; &amp; [Numbers.D76] &amp; &quot;[/url][/b]&quot; &amp;  &quot; [[b]&quot; &amp; [Numbers.C76] &amp; &quot;[/b]: [size=85]&quot; &amp; [Numbers.F76] &amp; &quot;[/size]]&quot;; &quot;&quot;)" office:value-type="string" office:string-value="[b]65. [url=http://stronghold.drdteam.org/]Stronghold: On the Edge of Chaos[/url][/b] [[b]5[/b]: [size=85]Caligari87: 2, The Ultimate DooMer: 1, Ravick: 1, AlphaEnt: 1[/size]]" calcext:value-type="string">
            <text:p>[b]65. [url=http://stronghold.drdteam.org/]Stronghold: On the Edge of Chaos[/url][/b] [[b]5[/b]: [size=85]Caligari87: 2, The Ultimate DooMer: 1, Ravick: 1, AlphaEnt: 1[/size]]</text:p>
          </table:table-cell>
          <table:table-cell table:formula="of:=IF([Numbers.C76] &gt; 0; &quot;convert background.png -gravity Center -size 270 -pointsize 24 -fill black -annotate +0-14 'Voted #&quot; &amp; [Numbers.B76] &amp; &quot; mod' -pointsize 20 -fill white -annotate +0+18 'by ZDoom Community' &quot; &amp; &quot;png8:pngs/&quot; &amp; SUBSTITUTE(SUBSTITUTE(SUBSTITUTE(SUBSTITUTE(SUBSTITUTE([Numbers.D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8:pngs/Stronghold:_On_the_Edge_of_Chaos.png" calcext:value-type="string">
            <text:p>convert background.png -gravity Center -size 270 -pointsize 24 -fill black -annotate +0-14 'Voted #65 mod' -pointsize 20 -fill white -annotate +0+18 'by ZDoom Community' png8: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&quot;[b]&quot; &amp; [Numbers.B77] &amp; &quot;. &quot; &amp; &quot;[url=&quot; &amp; [Numbers.E77] &amp; &quot;]&quot; &amp; [Numbers.D77] &amp; &quot;[/url][/b]&quot; &amp;  &quot; [[b]&quot; &amp; [Numbers.C77] &amp; &quot;[/b]: [size=85]&quot; &amp; [Numbers.F77] &amp; &quot;[/size]]&quot;; &quot;&quot;)" office:value-type="string" office:string-value="[b]65. [url=https://forum.zdoom.org/viewtopic.php?t=33330#p630834]Terrorists![/url][/b] [[b]5[/b]: [size=85] TheNightATK300: 2, TriMetall: 2, ZikShadow: 1[/size]]" calcext:value-type="string">
            <text:p>[b]65. [url=https://forum.zdoom.org/viewtopic.php?t=33330#p630834]Terrorists![/url][/b] [[b]5[/b]: [size=85] TheNightATK300: 2, TriMetall: 2, ZikShadow: 1[/size]]</text:p>
          </table:table-cell>
          <table:table-cell table:formula="of:=IF([Numbers.C77] &gt; 0; &quot;convert background.png -gravity Center -size 270 -pointsize 24 -fill black -annotate +0-14 'Voted #&quot; &amp; [Numbers.B77] &amp; &quot; mod' -pointsize 20 -fill white -annotate +0+18 'by ZDoom Community' &quot; &amp; &quot;png8:pngs/&quot; &amp; SUBSTITUTE(SUBSTITUTE(SUBSTITUTE(SUBSTITUTE(SUBSTITUTE([Numbers.D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8:pngs/Terrorists!.png" calcext:value-type="string">
            <text:p>convert background.png -gravity Center -size 270 -pointsize 24 -fill black -annotate +0-14 'Voted #65 mod' -pointsize 20 -fill white -annotate +0+18 'by ZDoom Community' png8: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&quot;[b]&quot; &amp; [Numbers.B78] &amp; &quot;. &quot; &amp; &quot;[url=&quot; &amp; [Numbers.E78] &amp; &quot;]&quot; &amp; [Numbers.D78] &amp; &quot;[/url][/b]&quot; &amp;  &quot; [[b]&quot; &amp; [Numbers.C78] &amp; &quot;[/b]: [size=85]&quot; &amp; [Numbers.F78] &amp; &quot;[/size]]&quot;; &quot;&quot;)" office:value-type="string" office:string-value="[b]65. [url=https://forum.zdoom.org/viewtopic.php?f=43&amp;t=57655#p1015050]The Soldier Z[/url][/b] [[b]5[/b]: [size=85]Shi No Hime: 5[/size]]" calcext:value-type="string">
            <text:p>[b]65. [url=https://forum.zdoom.org/viewtopic.php?f=43&amp;t=57655#p1015050]The Soldier Z[/url][/b] [[b]5[/b]: [size=85]Shi No Hime: 5[/size]]</text:p>
          </table:table-cell>
          <table:table-cell table:formula="of:=IF([Numbers.C78] &gt; 0; &quot;convert background.png -gravity Center -size 270 -pointsize 24 -fill black -annotate +0-14 'Voted #&quot; &amp; [Numbers.B78] &amp; &quot; mod' -pointsize 20 -fill white -annotate +0+18 'by ZDoom Community' &quot; &amp; &quot;png8:pngs/&quot; &amp; SUBSTITUTE(SUBSTITUTE(SUBSTITUTE(SUBSTITUTE(SUBSTITUTE([Numbers.D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8:pngs/The_Soldier_Z.png" calcext:value-type="string">
            <text:p>convert background.png -gravity Center -size 270 -pointsize 24 -fill black -annotate +0-14 'Voted #65 mod' -pointsize 20 -fill white -annotate +0+18 'by ZDoom Community' png8: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&quot;[b]&quot; &amp; [Numbers.B79] &amp; &quot;. &quot; &amp; &quot;[url=&quot; &amp; [Numbers.E79] &amp; &quot;]&quot; &amp; [Numbers.D79] &amp; &quot;[/url][/b]&quot; &amp;  &quot; [[b]&quot; &amp; [Numbers.C79] &amp; &quot;[/b]: [size=85]&quot; &amp; [Numbers.F79] &amp; &quot;[/size]]&quot;; &quot;&quot;)" office:value-type="string" office:string-value="[b]65. [url=https://forum.zdoom.org/viewtopic.php?f=42&amp;t=45877#p761802]Threshold Of Pain[/url][/b] [[b]5[/b]: [size=85]JDSH98: 2, silentzora: 3[/size]]" calcext:value-type="string">
            <text:p>[b]65. [url=https://forum.zdoom.org/viewtopic.php?f=42&amp;t=45877#p761802]Threshold Of Pain[/url][/b] [[b]5[/b]: [size=85]JDSH98: 2, silentzora: 3[/size]]</text:p>
          </table:table-cell>
          <table:table-cell table:formula="of:=IF([Numbers.C79] &gt; 0; &quot;convert background.png -gravity Center -size 270 -pointsize 24 -fill black -annotate +0-14 'Voted #&quot; &amp; [Numbers.B79] &amp; &quot; mod' -pointsize 20 -fill white -annotate +0+18 'by ZDoom Community' &quot; &amp; &quot;png8:pngs/&quot; &amp; SUBSTITUTE(SUBSTITUTE(SUBSTITUTE(SUBSTITUTE(SUBSTITUTE([Numbers.D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8:pngs/Threshold_Of_Pain.png" calcext:value-type="string">
            <text:p>convert background.png -gravity Center -size 270 -pointsize 24 -fill black -annotate +0-14 'Voted #65 mod' -pointsize 20 -fill white -annotate +0+18 'by ZDoom Community' png8:pngs/Threshold_Of_Pa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&quot;[b]&quot; &amp; [Numbers.B80] &amp; &quot;. &quot; &amp; &quot;[url=&quot; &amp; [Numbers.E80] &amp; &quot;]&quot; &amp; [Numbers.D80] &amp; &quot;[/url][/b]&quot; &amp;  &quot; [[b]&quot; &amp; [Numbers.C80] &amp; &quot;[/b]: [size=85]&quot; &amp; [Numbers.F80] &amp; &quot;[/size]]&quot;; &quot;&quot;)" office:value-type="string" office:string-value="[b]65. [url=https://forum.zdoom.org/viewtopic.php?f=42&amp;t=25358#p484506]Unloved[/url][/b] [[b]5[/b]: [size=85]Rachael: 1, Ravick: 1, excedentia: 2, MasterBeavis: 1[/size]]" calcext:value-type="string">
            <text:p>[b]65. [url=https://forum.zdoom.org/viewtopic.php?f=42&amp;t=25358#p484506]Unloved[/url][/b] [[b]5[/b]: [size=85]Rachael: 1, Ravick: 1, excedentia: 2, MasterBeavis: 1[/size]]</text:p>
          </table:table-cell>
          <table:table-cell table:formula="of:=IF([Numbers.C80] &gt; 0; &quot;convert background.png -gravity Center -size 270 -pointsize 24 -fill black -annotate +0-14 'Voted #&quot; &amp; [Numbers.B80] &amp; &quot; mod' -pointsize 20 -fill white -annotate +0+18 'by ZDoom Community' &quot; &amp; &quot;png8:pngs/&quot; &amp; SUBSTITUTE(SUBSTITUTE(SUBSTITUTE(SUBSTITUTE(SUBSTITUTE([Numbers.D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8:pngs/Unloved.png" calcext:value-type="string">
            <text:p>convert background.png -gravity Center -size 270 -pointsize 24 -fill black -annotate +0-14 'Voted #65 mod' -pointsize 20 -fill white -annotate +0+18 'by ZDoom Community' png8: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&quot;[b]&quot; &amp; [Numbers.B81] &amp; &quot;. &quot; &amp; &quot;[url=&quot; &amp; [Numbers.E81] &amp; &quot;]&quot; &amp; [Numbers.D81] &amp; &quot;[/url][/b]&quot; &amp;  &quot; [[b]&quot; &amp; [Numbers.C81] &amp; &quot;[/b]: [size=85]&quot; &amp; [Numbers.F81] &amp; &quot;[/size]]&quot;; &quot;&quot;)" office:value-type="string" office:string-value="[b]78. [url=https://forum.zdoom.org/viewtopic.php?f=43&amp;t=48872#p842280]10x[/url][/b] [[b]4[/b]: [size=85]Beed28: 4[/size]]" calcext:value-type="string">
            <text:p>[b]78. [url=https://forum.zdoom.org/viewtopic.php?f=43&amp;t=48872#p842280]10x[/url][/b] [[b]4[/b]: [size=85]Beed28: 4[/size]]</text:p>
          </table:table-cell>
          <table:table-cell table:formula="of:=IF([Numbers.C81] &gt; 0; &quot;convert background.png -gravity Center -size 270 -pointsize 24 -fill black -annotate +0-14 'Voted #&quot; &amp; [Numbers.B81] &amp; &quot; mod' -pointsize 20 -fill white -annotate +0+18 'by ZDoom Community' &quot; &amp; &quot;png8:pngs/&quot; &amp; SUBSTITUTE(SUBSTITUTE(SUBSTITUTE(SUBSTITUTE(SUBSTITUTE([Numbers.D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8 mod' -pointsize 20 -fill white -annotate +0+18 'by ZDoom Community' png8:pngs/10x.png" calcext:value-type="string">
            <text:p>convert background.png -gravity Center -size 270 -pointsize 24 -fill black -annotate +0-14 'Voted #78 mod' -pointsize 20 -fill white -annotate +0+18 'by ZDoom Community' png8: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&quot;[b]&quot; &amp; [Numbers.B82] &amp; &quot;. &quot; &amp; &quot;[url=&quot; &amp; [Numbers.E82] &amp; &quot;]&quot; &amp; [Numbers.D82] &amp; &quot;[/url][/b]&quot; &amp;  &quot; [[b]&quot; &amp; [Numbers.C82] &amp; &quot;[/b]: [size=85]&quot; &amp; [Numbers.F82] &amp; &quot;[/size]]&quot;; &quot;&quot;)" office:value-type="string" office:string-value="[b]78. [url=http://action.mancubus.net/actiondoom/]Action Doom[/url][/b] [[b]4[/b]: [size=85]lil'devil: 2, QuakedoomNukem Cz: 1, IdiotBitz: 1[/size]]" calcext:value-type="string">
            <text:p>[b]78. [url=http://action.mancubus.net/actiondoom/]Action Doom[/url][/b] [[b]4[/b]: [size=85]lil'devil: 2, QuakedoomNukem Cz: 1, IdiotBitz: 1[/size]]</text:p>
          </table:table-cell>
          <table:table-cell table:formula="of:=IF([Numbers.C82] &gt; 0; &quot;convert background.png -gravity Center -size 270 -pointsize 24 -fill black -annotate +0-14 'Voted #&quot; &amp; [Numbers.B82] &amp; &quot; mod' -pointsize 20 -fill white -annotate +0+18 'by ZDoom Community' &quot; &amp; &quot;png8:pngs/&quot; &amp; SUBSTITUTE(SUBSTITUTE(SUBSTITUTE(SUBSTITUTE(SUBSTITUTE([Numbers.D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8 mod' -pointsize 20 -fill white -annotate +0+18 'by ZDoom Community' png8:pngs/Action_Doom.png" calcext:value-type="string">
            <text:p>convert background.png -gravity Center -size 270 -pointsize 24 -fill black -annotate +0-14 'Voted #78 mod' -pointsize 20 -fill white -annotate +0+18 'by ZDoom Community' png8: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&quot;[b]&quot; &amp; [Numbers.B83] &amp; &quot;. &quot; &amp; &quot;[url=&quot; &amp; [Numbers.E83] &amp; &quot;]&quot; &amp; [Numbers.D83] &amp; &quot;[/url][/b]&quot; &amp;  &quot; [[b]&quot; &amp; [Numbers.C83] &amp; &quot;[/b]: [size=85]&quot; &amp; [Numbers.F83] &amp; &quot;[/size]]&quot;; &quot;&quot;)" office:value-type="string" office:string-value="[b]78. [url=https://www.doomworld.com/idgames/levels/doom2/Ports/m-o/njbgpabh]BGPA Missions Liberation[/url][/b] [[b]4[/b]: [size=85]Ravick: 1, Koto: 3[/size]]" calcext:value-type="string">
            <text:p>[b]78. [url=https://www.doomworld.com/idgames/levels/doom2/Ports/m-o/njbgpabh]BGPA Missions Liberation[/url][/b] [[b]4[/b]: [size=85]Ravick: 1, Koto: 3[/size]]</text:p>
          </table:table-cell>
          <table:table-cell table:formula="of:=IF([Numbers.C83] &gt; 0; &quot;convert background.png -gravity Center -size 270 -pointsize 24 -fill black -annotate +0-14 'Voted #&quot; &amp; [Numbers.B83] &amp; &quot; mod' -pointsize 20 -fill white -annotate +0+18 'by ZDoom Community' &quot; &amp; &quot;png8:pngs/&quot; &amp; SUBSTITUTE(SUBSTITUTE(SUBSTITUTE(SUBSTITUTE(SUBSTITUTE([Numbers.D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8 mod' -pointsize 20 -fill white -annotate +0+18 'by ZDoom Community' png8:pngs/BGPA_Missions_Liberation.png" calcext:value-type="string">
            <text:p>convert background.png -gravity Center -size 270 -pointsize 24 -fill black -annotate +0-14 'Voted #78 mod' -pointsize 20 -fill white -annotate +0+18 'by ZDoom Community' png8:pngs/BGPA_Missions_Liber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&quot;[b]&quot; &amp; [Numbers.B84] &amp; &quot;. &quot; &amp; &quot;[url=&quot; &amp; [Numbers.E84] &amp; &quot;]&quot; &amp; [Numbers.D84] &amp; &quot;[/url][/b]&quot; &amp;  &quot; [[b]&quot; &amp; [Numbers.C84] &amp; &quot;[/b]: [size=85]&quot; &amp; [Numbers.F84] &amp; &quot;[/size]]&quot;; &quot;&quot;)" office:value-type="string" office:string-value="[b]78. [url=https://forum.zdoom.org/viewtopic.php?f=43&amp;t=52102#p909138]Bratwurst[/url][/b] [[b]4[/b]: [size=85]xim: 4[/size]]" calcext:value-type="string">
            <text:p>[b]78. [url=https://forum.zdoom.org/viewtopic.php?f=43&amp;t=52102#p909138]Bratwurst[/url][/b] [[b]4[/b]: [size=85]xim: 4[/size]]</text:p>
          </table:table-cell>
          <table:table-cell table:formula="of:=IF([Numbers.C84] &gt; 0; &quot;convert background.png -gravity Center -size 270 -pointsize 24 -fill black -annotate +0-14 'Voted #&quot; &amp; [Numbers.B84] &amp; &quot; mod' -pointsize 20 -fill white -annotate +0+18 'by ZDoom Community' &quot; &amp; &quot;png8:pngs/&quot; &amp; SUBSTITUTE(SUBSTITUTE(SUBSTITUTE(SUBSTITUTE(SUBSTITUTE([Numbers.D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8 mod' -pointsize 20 -fill white -annotate +0+18 'by ZDoom Community' png8:pngs/Bratwurst.png" calcext:value-type="string">
            <text:p>convert background.png -gravity Center -size 270 -pointsize 24 -fill black -annotate +0-14 'Voted #78 mod' -pointsize 20 -fill white -annotate +0+18 'by ZDoom Community' png8:pngs/Bratwurs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&quot;[b]&quot; &amp; [Numbers.B85] &amp; &quot;. &quot; &amp; &quot;[url=&quot; &amp; [Numbers.E85] &amp; &quot;]&quot; &amp; [Numbers.D85] &amp; &quot;[/url][/b]&quot; &amp;  &quot; [[b]&quot; &amp; [Numbers.C85] &amp; &quot;[/b]: [size=85]&quot; &amp; [Numbers.F85] &amp; &quot;[/size]]&quot;; &quot;&quot;)" office:value-type="string" office:string-value="[b]78. [url=https://www.moddb.com/mods/brutal-doom-64]Brutal Doom 64[/url][/b] [[b]4[/b]: [size=85]MasterBeavis: 2, AlexThePianoNailer: 1, Martinoz: 1[/size]]" calcext:value-type="string">
            <text:p>[b]78. [url=https://www.moddb.com/mods/brutal-doom-64]Brutal Doom 64[/url][/b] [[b]4[/b]: [size=85]MasterBeavis: 2, AlexThePianoNailer: 1, Martinoz: 1[/size]]</text:p>
          </table:table-cell>
          <table:table-cell table:formula="of:=IF([Numbers.C85] &gt; 0; &quot;convert background.png -gravity Center -size 270 -pointsize 24 -fill black -annotate +0-14 'Voted #&quot; &amp; [Numbers.B85] &amp; &quot; mod' -pointsize 20 -fill white -annotate +0+18 'by ZDoom Community' &quot; &amp; &quot;png8:pngs/&quot; &amp; SUBSTITUTE(SUBSTITUTE(SUBSTITUTE(SUBSTITUTE(SUBSTITUTE([Numbers.D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8 mod' -pointsize 20 -fill white -annotate +0+18 'by ZDoom Community' png8:pngs/Brutal_Doom_64.png" calcext:value-type="string">
            <text:p>convert background.png -gravity Center -size 270 -pointsize 24 -fill black -annotate +0-14 'Voted #78 mod' -pointsize 20 -fill white -annotate +0+18 'by ZDoom Community' png8:pngs/Brutal_Doom_6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&quot;[b]&quot; &amp; [Numbers.B86] &amp; &quot;. &quot; &amp; &quot;[url=&quot; &amp; [Numbers.E86] &amp; &quot;]&quot; &amp; [Numbers.D86] &amp; &quot;[/url][/b]&quot; &amp;  &quot; [[b]&quot; &amp; [Numbers.C86] &amp; &quot;[/b]: [size=85]&quot; &amp; [Numbers.F86] &amp; &quot;[/size]]&quot;; &quot;&quot;)" office:value-type="string" office:string-value="[b]78. [url=https://forum.zdoom.org/viewtopic.php?f=43&amp;t=54322#p956169]Bullet-Eye[/url][/b] [[b]4[/b]: [size=85]eharper256: 1, Ikazu-san: 3[/size]]" calcext:value-type="string">
            <text:p>[b]78. [url=https://forum.zdoom.org/viewtopic.php?f=43&amp;t=54322#p956169]Bullet-Eye[/url][/b] [[b]4[/b]: [size=85]eharper256: 1, Ikazu-san: 3[/size]]</text:p>
          </table:table-cell>
          <table:table-cell table:formula="of:=IF([Numbers.C86] &gt; 0; &quot;convert background.png -gravity Center -size 270 -pointsize 24 -fill black -annotate +0-14 'Voted #&quot; &amp; [Numbers.B86] &amp; &quot; mod' -pointsize 20 -fill white -annotate +0+18 'by ZDoom Community' &quot; &amp; &quot;png8:pngs/&quot; &amp; SUBSTITUTE(SUBSTITUTE(SUBSTITUTE(SUBSTITUTE(SUBSTITUTE([Numbers.D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8 mod' -pointsize 20 -fill white -annotate +0+18 'by ZDoom Community' png8:pngs/Bullet-Eye.png" calcext:value-type="string">
            <text:p>convert background.png -gravity Center -size 270 -pointsize 24 -fill black -annotate +0-14 'Voted #78 mod' -pointsize 20 -fill white -annotate +0+18 'by ZDoom Community' png8:pngs/Bullet-Ey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&quot;[b]&quot; &amp; [Numbers.B87] &amp; &quot;. &quot; &amp; &quot;[url=&quot; &amp; [Numbers.E87] &amp; &quot;]&quot; &amp; [Numbers.D87] &amp; &quot;[/url][/b]&quot; &amp;  &quot; [[b]&quot; &amp; [Numbers.C87] &amp; &quot;[/b]: [size=85]&quot; &amp; [Numbers.F87] &amp; &quot;[/size]]&quot;; &quot;&quot;)" office:value-type="string" office:string-value="[b]78. [url=https://forum.zdoom.org/viewtopic.php?f=19&amp;t=35458#p668203]Burl Tumd[/url][/b] [[b]4[/b]: [size=85]Matt: 1, Combine_Kegan: 2, Azba: 1[/size]]" calcext:value-type="string">
            <text:p>[b]78. [url=https://forum.zdoom.org/viewtopic.php?f=19&amp;t=35458#p668203]Burl Tumd[/url][/b] [[b]4[/b]: [size=85]Matt: 1, Combine_Kegan: 2, Azba: 1[/size]]</text:p>
          </table:table-cell>
          <table:table-cell table:formula="of:=IF([Numbers.C87] &gt; 0; &quot;convert background.png -gravity Center -size 270 -pointsize 24 -fill black -annotate +0-14 'Voted #&quot; &amp; [Numbers.B87] &amp; &quot; mod' -pointsize 20 -fill white -annotate +0+18 'by ZDoom Community' &quot; &amp; &quot;png8:pngs/&quot; &amp; SUBSTITUTE(SUBSTITUTE(SUBSTITUTE(SUBSTITUTE(SUBSTITUTE([Numbers.D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8 mod' -pointsize 20 -fill white -annotate +0+18 'by ZDoom Community' png8:pngs/Burl_Tumd.png" calcext:value-type="string">
            <text:p>convert background.png -gravity Center -size 270 -pointsize 24 -fill black -annotate +0-14 'Voted #78 mod' -pointsize 20 -fill white -annotate +0+18 'by ZDoom Community' png8: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&quot;[b]&quot; &amp; [Numbers.B88] &amp; &quot;. &quot; &amp; &quot;[url=&quot; &amp; [Numbers.E88] &amp; &quot;]&quot; &amp; [Numbers.D88] &amp; &quot;[/url][/b]&quot; &amp;  &quot; [[b]&quot; &amp; [Numbers.C88] &amp; &quot;[/b]: [size=85]&quot; &amp; [Numbers.F88] &amp; &quot;[/size]]&quot;; &quot;&quot;)" office:value-type="string" office:string-value="[b]78. [url=https://www.doomworld.com/idgames/levels/doom2/Ports/d-f/de-pkg]Demon Eclipse[/url][/b] [[b]4[/b]: [size=85]The Ultimate DooMer: 1, Solmir : 3[/size]]" calcext:value-type="string">
            <text:p>[b]78. [url=https://www.doomworld.com/idgames/levels/doom2/Ports/d-f/de-pkg]Demon Eclipse[/url][/b] [[b]4[/b]: [size=85]The Ultimate DooMer: 1, Solmir : 3[/size]]</text:p>
          </table:table-cell>
          <table:table-cell table:formula="of:=IF([Numbers.C88] &gt; 0; &quot;convert background.png -gravity Center -size 270 -pointsize 24 -fill black -annotate +0-14 'Voted #&quot; &amp; [Numbers.B88] &amp; &quot; mod' -pointsize 20 -fill white -annotate +0+18 'by ZDoom Community' &quot; &amp; &quot;png8:pngs/&quot; &amp; SUBSTITUTE(SUBSTITUTE(SUBSTITUTE(SUBSTITUTE(SUBSTITUTE([Numbers.D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8 mod' -pointsize 20 -fill white -annotate +0+18 'by ZDoom Community' png8:pngs/Demon_Eclipse.png" calcext:value-type="string">
            <text:p>convert background.png -gravity Center -size 270 -pointsize 24 -fill black -annotate +0-14 'Voted #78 mod' -pointsize 20 -fill white -annotate +0+18 'by ZDoom Community' png8:pngs/Demon_Ecli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&quot;[b]&quot; &amp; [Numbers.B89] &amp; &quot;. &quot; &amp; &quot;[url=&quot; &amp; [Numbers.E89] &amp; &quot;]&quot; &amp; [Numbers.D89] &amp; &quot;[/url][/b]&quot; &amp;  &quot; [[b]&quot; &amp; [Numbers.C89] &amp; &quot;[/b]: [size=85]&quot; &amp; [Numbers.F89] &amp; &quot;[/size]]&quot;; &quot;&quot;)" office:value-type="string" office:string-value="[b]78. [url=https://forum.zdoom.org/viewtopic.php?t=45804#p760002]Hocusdoom[/url][/b] [[b]4[/b]: [size=85]Master Medi: 2, Мichаеlis: 2[/size]]" calcext:value-type="string">
            <text:p>[b]78. [url=https://forum.zdoom.org/viewtopic.php?t=45804#p760002]Hocusdoom[/url][/b] [[b]4[/b]: [size=85]Master Medi: 2, Мichаеlis: 2[/size]]</text:p>
          </table:table-cell>
          <table:table-cell table:formula="of:=IF([Numbers.C89] &gt; 0; &quot;convert background.png -gravity Center -size 270 -pointsize 24 -fill black -annotate +0-14 'Voted #&quot; &amp; [Numbers.B89] &amp; &quot; mod' -pointsize 20 -fill white -annotate +0+18 'by ZDoom Community' &quot; &amp; &quot;png8:pngs/&quot; &amp; SUBSTITUTE(SUBSTITUTE(SUBSTITUTE(SUBSTITUTE(SUBSTITUTE([Numbers.D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8 mod' -pointsize 20 -fill white -annotate +0+18 'by ZDoom Community' png8:pngs/Hocusdoom.png" calcext:value-type="string">
            <text:p>convert background.png -gravity Center -size 270 -pointsize 24 -fill black -annotate +0-14 'Voted #78 mod' -pointsize 20 -fill white -annotate +0+18 'by ZDoom Community' png8: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&quot;[b]&quot; &amp; [Numbers.B90] &amp; &quot;. &quot; &amp; &quot;[url=&quot; &amp; [Numbers.E90] &amp; &quot;]&quot; &amp; [Numbers.D90] &amp; &quot;[/url][/b]&quot; &amp;  &quot; [[b]&quot; &amp; [Numbers.C90] &amp; &quot;[/b]: [size=85]&quot; &amp; [Numbers.F90] &amp; &quot;[/size]]&quot;; &quot;&quot;)" office:value-type="string" office:string-value="[b]78. [url=https://forum.zdoom.org/viewtopic.php?f=43&amp;t=48074#p820532]HXRTC Project[/url][/b] [[b]4[/b]: [size=85]leodoom85: 1, ErrantMasa: 3[/size]]" calcext:value-type="string">
            <text:p>[b]78. [url=https://forum.zdoom.org/viewtopic.php?f=43&amp;t=48074#p820532]HXRTC Project[/url][/b] [[b]4[/b]: [size=85]leodoom85: 1, ErrantMasa: 3[/size]]</text:p>
          </table:table-cell>
          <table:table-cell table:formula="of:=IF([Numbers.C90] &gt; 0; &quot;convert background.png -gravity Center -size 270 -pointsize 24 -fill black -annotate +0-14 'Voted #&quot; &amp; [Numbers.B90] &amp; &quot; mod' -pointsize 20 -fill white -annotate +0+18 'by ZDoom Community' &quot; &amp; &quot;png8:pngs/&quot; &amp; SUBSTITUTE(SUBSTITUTE(SUBSTITUTE(SUBSTITUTE(SUBSTITUTE([Numbers.D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8 mod' -pointsize 20 -fill white -annotate +0+18 'by ZDoom Community' png8:pngs/HXRTC_Project.png" calcext:value-type="string">
            <text:p>convert background.png -gravity Center -size 270 -pointsize 24 -fill black -annotate +0-14 'Voted #78 mod' -pointsize 20 -fill white -annotate +0+18 'by ZDoom Community' png8: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&quot;[b]&quot; &amp; [Numbers.B91] &amp; &quot;. &quot; &amp; &quot;[url=&quot; &amp; [Numbers.E91] &amp; &quot;]&quot; &amp; [Numbers.D91] &amp; &quot;[/url][/b]&quot; &amp;  &quot; [[b]&quot; &amp; [Numbers.C91] &amp; &quot;[/b]: [size=85]&quot; &amp; [Numbers.F91] &amp; &quot;[/size]]&quot;; &quot;&quot;)" office:value-type="string" office:string-value="[b]78. [url=https://forum.zdoom.org/viewtopic.php?f=43&amp;t=57092#p1006758]Juvenile Power Fantasy[/url][/b] [[b]4[/b]: [size=85]Brohnesorge: 2, Rachael: 1, Shi No Hime: 1[/size]]" calcext:value-type="string">
            <text:p>[b]78. [url=https://forum.zdoom.org/viewtopic.php?f=43&amp;t=57092#p1006758]Juvenile Power Fantasy[/url][/b] [[b]4[/b]: [size=85]Brohnesorge: 2, Rachael: 1, Shi No Hime: 1[/size]]</text:p>
          </table:table-cell>
          <table:table-cell table:formula="of:=IF([Numbers.C91] &gt; 0; &quot;convert background.png -gravity Center -size 270 -pointsize 24 -fill black -annotate +0-14 'Voted #&quot; &amp; [Numbers.B91] &amp; &quot; mod' -pointsize 20 -fill white -annotate +0+18 'by ZDoom Community' &quot; &amp; &quot;png8:pngs/&quot; &amp; SUBSTITUTE(SUBSTITUTE(SUBSTITUTE(SUBSTITUTE(SUBSTITUTE([Numbers.D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8 mod' -pointsize 20 -fill white -annotate +0+18 'by ZDoom Community' png8:pngs/Juvenile_Power_Fantasy.png" calcext:value-type="string">
            <text:p>convert background.png -gravity Center -size 270 -pointsize 24 -fill black -annotate +0-14 'Voted #78 mod' -pointsize 20 -fill white -annotate +0+18 'by ZDoom Community' png8: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&quot;[b]&quot; &amp; [Numbers.B92] &amp; &quot;. &quot; &amp; &quot;[url=&quot; &amp; [Numbers.E92] &amp; &quot;]&quot; &amp; [Numbers.D92] &amp; &quot;[/url][/b]&quot; &amp;  &quot; [[b]&quot; &amp; [Numbers.C92] &amp; &quot;[/b]: [size=85]&quot; &amp; [Numbers.F92] &amp; &quot;[/size]]&quot;; &quot;&quot;)" office:value-type="string" office:string-value="[b]78. [url=https://forum.zdoom.org/viewtopic.php?f=46&amp;t=33079#p626384]NC HUD[/url][/b] [[b]4[/b]: [size=85]m8f: 1, Squirb: 3[/size]]" calcext:value-type="string">
            <text:p>[b]78. [url=https://forum.zdoom.org/viewtopic.php?f=46&amp;t=33079#p626384]NC HUD[/url][/b] [[b]4[/b]: [size=85]m8f: 1, Squirb: 3[/size]]</text:p>
          </table:table-cell>
          <table:table-cell table:formula="of:=IF([Numbers.C92] &gt; 0; &quot;convert background.png -gravity Center -size 270 -pointsize 24 -fill black -annotate +0-14 'Voted #&quot; &amp; [Numbers.B92] &amp; &quot; mod' -pointsize 20 -fill white -annotate +0+18 'by ZDoom Community' &quot; &amp; &quot;png8:pngs/&quot; &amp; SUBSTITUTE(SUBSTITUTE(SUBSTITUTE(SUBSTITUTE(SUBSTITUTE([Numbers.D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8 mod' -pointsize 20 -fill white -annotate +0+18 'by ZDoom Community' png8:pngs/NC_HUD.png" calcext:value-type="string">
            <text:p>convert background.png -gravity Center -size 270 -pointsize 24 -fill black -annotate +0-14 'Voted #78 mod' -pointsize 20 -fill white -annotate +0+18 'by ZDoom Community' png8: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&quot;[b]&quot; &amp; [Numbers.B93] &amp; &quot;. &quot; &amp; &quot;[url=&quot; &amp; [Numbers.E93] &amp; &quot;]&quot; &amp; [Numbers.D93] &amp; &quot;[/url][/b]&quot; &amp;  &quot; [[b]&quot; &amp; [Numbers.C93] &amp; &quot;[/b]: [size=85]&quot; &amp; [Numbers.F93] &amp; &quot;[/size]]&quot;; &quot;&quot;)" office:value-type="string" office:string-value="[b]78. [url=http://www.perkristian.net/game_doom-sfx.shtml]Perkristan's HD Sounds[/url][/b] [[b]4[/b]: [size=85]Caligari87: 1, AlexThePianoNailer: 2, LastManonEarth: 1[/size]]" calcext:value-type="string">
            <text:p>[b]78. [url=http://www.perkristian.net/game_doom-sfx.shtml]Perkristan's HD Sounds[/url][/b] [[b]4[/b]: [size=85]Caligari87: 1, AlexThePianoNailer: 2, LastManonEarth: 1[/size]]</text:p>
          </table:table-cell>
          <table:table-cell table:formula="of:=IF([Numbers.C93] &gt; 0; &quot;convert background.png -gravity Center -size 270 -pointsize 24 -fill black -annotate +0-14 'Voted #&quot; &amp; [Numbers.B93] &amp; &quot; mod' -pointsize 20 -fill white -annotate +0+18 'by ZDoom Community' &quot; &amp; &quot;png8:pngs/&quot; &amp; SUBSTITUTE(SUBSTITUTE(SUBSTITUTE(SUBSTITUTE(SUBSTITUTE([Numbers.D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8 mod' -pointsize 20 -fill white -annotate +0+18 'by ZDoom Community' png8:pngs/Perkristan_s_HD_Sounds.png" calcext:value-type="string">
            <text:p>convert background.png -gravity Center -size 270 -pointsize 24 -fill black -annotate +0-14 'Voted #78 mod' -pointsize 20 -fill white -annotate +0+18 'by ZDoom Community' png8: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&quot;[b]&quot; &amp; [Numbers.B94] &amp; &quot;. &quot; &amp; &quot;[url=&quot; &amp; [Numbers.E94] &amp; &quot;]&quot; &amp; [Numbers.D94] &amp; &quot;[/url][/b]&quot; &amp;  &quot; [[b]&quot; &amp; [Numbers.C94] &amp; &quot;[/b]: [size=85]&quot; &amp; [Numbers.F94] &amp; &quot;[/size]]&quot;; &quot;&quot;)" office:value-type="string" office:string-value="[b]78. [url=https://forum.zdoom.org/viewtopic.php?f=46&amp;t=58340#p1025419]Reikall's Voxels[/url][/b] [[b]4[/b]: [size=85]m8f: 1, LastManonEarth: 3[/size]]" calcext:value-type="string">
            <text:p>[b]78. [url=https://forum.zdoom.org/viewtopic.php?f=46&amp;t=58340#p1025419]Reikall's Voxels[/url][/b] [[b]4[/b]: [size=85]m8f: 1, LastManonEarth: 3[/size]]</text:p>
          </table:table-cell>
          <table:table-cell table:formula="of:=IF([Numbers.C94] &gt; 0; &quot;convert background.png -gravity Center -size 270 -pointsize 24 -fill black -annotate +0-14 'Voted #&quot; &amp; [Numbers.B94] &amp; &quot; mod' -pointsize 20 -fill white -annotate +0+18 'by ZDoom Community' &quot; &amp; &quot;png8:pngs/&quot; &amp; SUBSTITUTE(SUBSTITUTE(SUBSTITUTE(SUBSTITUTE(SUBSTITUTE([Numbers.D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8 mod' -pointsize 20 -fill white -annotate +0+18 'by ZDoom Community' png8:pngs/Reikall_s_Voxels.png" calcext:value-type="string">
            <text:p>convert background.png -gravity Center -size 270 -pointsize 24 -fill black -annotate +0-14 'Voted #78 mod' -pointsize 20 -fill white -annotate +0+18 'by ZDoom Community' png8: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&quot;[b]&quot; &amp; [Numbers.B95] &amp; &quot;. &quot; &amp; &quot;[url=&quot; &amp; [Numbers.E95] &amp; &quot;]&quot; &amp; [Numbers.D95] &amp; &quot;[/url][/b]&quot; &amp;  &quot; [[b]&quot; &amp; [Numbers.C95] &amp; &quot;[/b]: [size=85]&quot; &amp; [Numbers.F95] &amp; &quot;[/size]]&quot;; &quot;&quot;)" office:value-type="string" office:string-value="[b]78. [url=https://forum.zdoom.org/viewtopic.php?t=23024&amp;#p451257]Serpent Resurrection[/url][/b] [[b]4[/b]: [size=85]The Ultimate DooMer: 1, TheMightyHeracross: 3[/size]]" calcext:value-type="string">
            <text:p>[b]78. [url=https://forum.zdoom.org/viewtopic.php?t=23024&amp;#p451257]Serpent Resurrection[/url][/b] [[b]4[/b]: [size=85]The Ultimate DooMer: 1, TheMightyHeracross: 3[/size]]</text:p>
          </table:table-cell>
          <table:table-cell table:formula="of:=IF([Numbers.C95] &gt; 0; &quot;convert background.png -gravity Center -size 270 -pointsize 24 -fill black -annotate +0-14 'Voted #&quot; &amp; [Numbers.B95] &amp; &quot; mod' -pointsize 20 -fill white -annotate +0+18 'by ZDoom Community' &quot; &amp; &quot;png8:pngs/&quot; &amp; SUBSTITUTE(SUBSTITUTE(SUBSTITUTE(SUBSTITUTE(SUBSTITUTE([Numbers.D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8 mod' -pointsize 20 -fill white -annotate +0+18 'by ZDoom Community' png8:pngs/Serpent_Resurrection.png" calcext:value-type="string">
            <text:p>convert background.png -gravity Center -size 270 -pointsize 24 -fill black -annotate +0-14 'Voted #78 mod' -pointsize 20 -fill white -annotate +0+18 'by ZDoom Community' png8:pngs/Serpent_Resurrec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&quot;[b]&quot; &amp; [Numbers.B96] &amp; &quot;. &quot; &amp; &quot;[url=&quot; &amp; [Numbers.E96] &amp; &quot;]&quot; &amp; [Numbers.D96] &amp; &quot;[/url][/b]&quot; &amp;  &quot; [[b]&quot; &amp; [Numbers.C96] &amp; &quot;[/b]: [size=85]&quot; &amp; [Numbers.F96] &amp; &quot;[/size]]&quot;; &quot;&quot;)" office:value-type="string" office:string-value="[b]78. [url=https://forum.zdoom.org/viewtopic.php?f=43&amp;t=57310#p1010252]Shades of Doom[/url][/b] [[b]4[/b]: [size=85]GAA1992: 2, eharper256: 2[/size]]" calcext:value-type="string">
            <text:p>[b]78. [url=https://forum.zdoom.org/viewtopic.php?f=43&amp;t=57310#p1010252]Shades of Doom[/url][/b] [[b]4[/b]: [size=85]GAA1992: 2, eharper256: 2[/size]]</text:p>
          </table:table-cell>
          <table:table-cell table:formula="of:=IF([Numbers.C96] &gt; 0; &quot;convert background.png -gravity Center -size 270 -pointsize 24 -fill black -annotate +0-14 'Voted #&quot; &amp; [Numbers.B96] &amp; &quot; mod' -pointsize 20 -fill white -annotate +0+18 'by ZDoom Community' &quot; &amp; &quot;png8:pngs/&quot; &amp; SUBSTITUTE(SUBSTITUTE(SUBSTITUTE(SUBSTITUTE(SUBSTITUTE([Numbers.D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8 mod' -pointsize 20 -fill white -annotate +0+18 'by ZDoom Community' png8:pngs/Shades_of_Doom.png" calcext:value-type="string">
            <text:p>convert background.png -gravity Center -size 270 -pointsize 24 -fill black -annotate +0-14 'Voted #78 mod' -pointsize 20 -fill white -annotate +0+18 'by ZDoom Community' png8: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&quot;[b]&quot; &amp; [Numbers.B97] &amp; &quot;. &quot; &amp; &quot;[url=&quot; &amp; [Numbers.E97] &amp; &quot;]&quot; &amp; [Numbers.D97] &amp; &quot;[/url][/b]&quot; &amp;  &quot; [[b]&quot; &amp; [Numbers.C97] &amp; &quot;[/b]: [size=85]&quot; &amp; [Numbers.F97] &amp; &quot;[/size]]&quot;; &quot;&quot;)" office:value-type="string" office:string-value="[b]78. [url=https://forum.zdoom.org/viewtopic.php?t=47302#p800865]Shut up and Bleed[/url][/b] [[b]4[/b]: [size=85]GAA1992: 1, Somagu: 1, Azba: 1, YukesVonFaust: 1[/size]]" calcext:value-type="string">
            <text:p>[b]78. [url=https://forum.zdoom.org/viewtopic.php?t=47302#p800865]Shut up and Bleed[/url][/b] [[b]4[/b]: [size=85]GAA1992: 1, Somagu: 1, Azba: 1, YukesVonFaust: 1[/size]]</text:p>
          </table:table-cell>
          <table:table-cell table:formula="of:=IF([Numbers.C97] &gt; 0; &quot;convert background.png -gravity Center -size 270 -pointsize 24 -fill black -annotate +0-14 'Voted #&quot; &amp; [Numbers.B97] &amp; &quot; mod' -pointsize 20 -fill white -annotate +0+18 'by ZDoom Community' &quot; &amp; &quot;png8:pngs/&quot; &amp; SUBSTITUTE(SUBSTITUTE(SUBSTITUTE(SUBSTITUTE(SUBSTITUTE([Numbers.D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8 mod' -pointsize 20 -fill white -annotate +0+18 'by ZDoom Community' png8:pngs/Shut_up_and_Bleed.png" calcext:value-type="string">
            <text:p>convert background.png -gravity Center -size 270 -pointsize 24 -fill black -annotate +0-14 'Voted #78 mod' -pointsize 20 -fill white -annotate +0+18 'by ZDoom Community' png8: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&quot;[b]&quot; &amp; [Numbers.B98] &amp; &quot;. &quot; &amp; &quot;[url=&quot; &amp; [Numbers.E98] &amp; &quot;]&quot; &amp; [Numbers.D98] &amp; &quot;[/url][/b]&quot; &amp;  &quot; [[b]&quot; &amp; [Numbers.C98] &amp; &quot;[/b]: [size=85]&quot; &amp; [Numbers.F98] &amp; &quot;[/size]]&quot;; &quot;&quot;)" office:value-type="string" office:string-value="[b]78. [url=https://forum.zdoom.org/viewtopic.php?f=105&amp;t=54992#p971348]SpriteShadow[/url][/b] [[b]4[/b]: [size=85]m8f: 1, Caligari87: 1, Hipnotic Rogue: 1, Cyanide: 1[/size]]" calcext:value-type="string">
            <text:p>[b]78. [url=https://forum.zdoom.org/viewtopic.php?f=105&amp;t=54992#p971348]SpriteShadow[/url][/b] [[b]4[/b]: [size=85]m8f: 1, Caligari87: 1, Hipnotic Rogue: 1, Cyanide: 1[/size]]</text:p>
          </table:table-cell>
          <table:table-cell table:formula="of:=IF([Numbers.C98] &gt; 0; &quot;convert background.png -gravity Center -size 270 -pointsize 24 -fill black -annotate +0-14 'Voted #&quot; &amp; [Numbers.B98] &amp; &quot; mod' -pointsize 20 -fill white -annotate +0+18 'by ZDoom Community' &quot; &amp; &quot;png8:pngs/&quot; &amp; SUBSTITUTE(SUBSTITUTE(SUBSTITUTE(SUBSTITUTE(SUBSTITUTE([Numbers.D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8 mod' -pointsize 20 -fill white -annotate +0+18 'by ZDoom Community' png8:pngs/SpriteShadow.png" calcext:value-type="string">
            <text:p>convert background.png -gravity Center -size 270 -pointsize 24 -fill black -annotate +0-14 'Voted #78 mod' -pointsize 20 -fill white -annotate +0+18 'by ZDoom Community' png8: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&quot;[b]&quot; &amp; [Numbers.B99] &amp; &quot;. &quot; &amp; &quot;[url=&quot; &amp; [Numbers.E99] &amp; &quot;]&quot; &amp; [Numbers.D99] &amp; &quot;[/url][/b]&quot; &amp;  &quot; [[b]&quot; &amp; [Numbers.C99] &amp; &quot;[/b]: [size=85]&quot; &amp; [Numbers.F99] &amp; &quot;[/size]]&quot;; &quot;&quot;)" office:value-type="string" office:string-value="[b]78. [url=https://forum.zdoom.org/viewtopic.php?t=55741#p985511]Waterlab GZD[/url][/b] [[b]4[/b]: [size=85]Caligari87: 1, Jaxxoon R: 3[/size]]" calcext:value-type="string">
            <text:p>[b]78. [url=https://forum.zdoom.org/viewtopic.php?t=55741#p985511]Waterlab GZD[/url][/b] [[b]4[/b]: [size=85]Caligari87: 1, Jaxxoon R: 3[/size]]</text:p>
          </table:table-cell>
          <table:table-cell table:formula="of:=IF([Numbers.C99] &gt; 0; &quot;convert background.png -gravity Center -size 270 -pointsize 24 -fill black -annotate +0-14 'Voted #&quot; &amp; [Numbers.B99] &amp; &quot; mod' -pointsize 20 -fill white -annotate +0+18 'by ZDoom Community' &quot; &amp; &quot;png8:pngs/&quot; &amp; SUBSTITUTE(SUBSTITUTE(SUBSTITUTE(SUBSTITUTE(SUBSTITUTE([Numbers.D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8 mod' -pointsize 20 -fill white -annotate +0+18 'by ZDoom Community' png8:pngs/Waterlab_GZD.png" calcext:value-type="string">
            <text:p>convert background.png -gravity Center -size 270 -pointsize 24 -fill black -annotate +0-14 'Voted #78 mod' -pointsize 20 -fill white -annotate +0+18 'by ZDoom Community' png8: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&quot;[b]&quot; &amp; [Numbers.B100] &amp; &quot;. &quot; &amp; &quot;[url=&quot; &amp; [Numbers.E100] &amp; &quot;]&quot; &amp; [Numbers.D100] &amp; &quot;[/url][/b]&quot; &amp;  &quot; [[b]&quot; &amp; [Numbers.C100] &amp; &quot;[/b]: [size=85]&quot; &amp; [Numbers.F100] &amp; &quot;[/size]]&quot;; &quot;&quot;)" office:value-type="string" office:string-value="[b]78. [url=https://zandronum.com/forum/viewtopic.php?t=123]Who Dun It[/url][/b] [[b]4[/b]: [size=85]Matt: 2, Revae: 2[/size]]" calcext:value-type="string">
            <text:p>[b]78. [url=https://zandronum.com/forum/viewtopic.php?t=123]Who Dun It[/url][/b] [[b]4[/b]: [size=85]Matt: 2, Revae: 2[/size]]</text:p>
          </table:table-cell>
          <table:table-cell table:formula="of:=IF([Numbers.C100] &gt; 0; &quot;convert background.png -gravity Center -size 270 -pointsize 24 -fill black -annotate +0-14 'Voted #&quot; &amp; [Numbers.B100] &amp; &quot; mod' -pointsize 20 -fill white -annotate +0+18 'by ZDoom Community' &quot; &amp; &quot;png8:pngs/&quot; &amp; SUBSTITUTE(SUBSTITUTE(SUBSTITUTE(SUBSTITUTE(SUBSTITUTE([Numbers.D1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8 mod' -pointsize 20 -fill white -annotate +0+18 'by ZDoom Community' png8:pngs/Who_Dun_It.png" calcext:value-type="string">
            <text:p>convert background.png -gravity Center -size 270 -pointsize 24 -fill black -annotate +0-14 'Voted #78 mod' -pointsize 20 -fill white -annotate +0+18 'by ZDoom Community' png8:pngs/Who_Dun_I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&quot;[b]&quot; &amp; [Numbers.B101] &amp; &quot;. &quot; &amp; &quot;[url=&quot; &amp; [Numbers.E101] &amp; &quot;]&quot; &amp; [Numbers.D101] &amp; &quot;[/url][/b]&quot; &amp;  &quot; [[b]&quot; &amp; [Numbers.C101] &amp; &quot;[/b]: [size=85]&quot; &amp; [Numbers.F101] &amp; &quot;[/size]]&quot;; &quot;&quot;)" office:value-type="string" office:string-value="[b]98. [url=https://www.doomworld.com/idgames/combos/alanguns]Alandoguns[/url][/b] [[b]3[/b]: [size=85]lil'devil: 1, Мichаеlis: 2[/size]]" calcext:value-type="string">
            <text:p>[b]98. [url=https://www.doomworld.com/idgames/combos/alanguns]Alandoguns[/url][/b] [[b]3[/b]: [size=85]lil'devil: 1, Мichаеlis: 2[/size]]</text:p>
          </table:table-cell>
          <table:table-cell table:formula="of:=IF([Numbers.C101] &gt; 0; &quot;convert background.png -gravity Center -size 270 -pointsize 24 -fill black -annotate +0-14 'Voted #&quot; &amp; [Numbers.B101] &amp; &quot; mod' -pointsize 20 -fill white -annotate +0+18 'by ZDoom Community' &quot; &amp; &quot;png8:pngs/&quot; &amp; SUBSTITUTE(SUBSTITUTE(SUBSTITUTE(SUBSTITUTE(SUBSTITUTE([Numbers.D1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Alandoguns.png" calcext:value-type="string">
            <text:p>convert background.png -gravity Center -size 270 -pointsize 24 -fill black -annotate +0-14 'Voted #98 mod' -pointsize 20 -fill white -annotate +0+18 'by ZDoom Community' png8: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&quot;[b]&quot; &amp; [Numbers.B102] &amp; &quot;. &quot; &amp; &quot;[url=&quot; &amp; [Numbers.E102] &amp; &quot;]&quot; &amp; [Numbers.D102] &amp; &quot;[/url][/b]&quot; &amp;  &quot; [[b]&quot; &amp; [Numbers.C102] &amp; &quot;[/b]: [size=85]&quot; &amp; [Numbers.F102] &amp; &quot;[/size]]&quot;; &quot;&quot;)" office:value-type="string" office:string-value="[b]98. [url=https://forum.zdoom.org/viewtopic.php?f=43&amp;t=52363#p914958]Argent[/url][/b] [[b]3[/b]: [size=85]Cyanide: 1, eharper256: 2[/size]]" calcext:value-type="string">
            <text:p>[b]98. [url=https://forum.zdoom.org/viewtopic.php?f=43&amp;t=52363#p914958]Argent[/url][/b] [[b]3[/b]: [size=85]Cyanide: 1, eharper256: 2[/size]]</text:p>
          </table:table-cell>
          <table:table-cell table:formula="of:=IF([Numbers.C102] &gt; 0; &quot;convert background.png -gravity Center -size 270 -pointsize 24 -fill black -annotate +0-14 'Voted #&quot; &amp; [Numbers.B102] &amp; &quot; mod' -pointsize 20 -fill white -annotate +0+18 'by ZDoom Community' &quot; &amp; &quot;png8:pngs/&quot; &amp; SUBSTITUTE(SUBSTITUTE(SUBSTITUTE(SUBSTITUTE(SUBSTITUTE([Numbers.D1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Argent.png" calcext:value-type="string">
            <text:p>convert background.png -gravity Center -size 270 -pointsize 24 -fill black -annotate +0-14 'Voted #98 mod' -pointsize 20 -fill white -annotate +0+18 'by ZDoom Community' png8:pngs/Arg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&quot;[b]&quot; &amp; [Numbers.B103] &amp; &quot;. &quot; &amp; &quot;[url=&quot; &amp; [Numbers.E103] &amp; &quot;]&quot; &amp; [Numbers.D103] &amp; &quot;[/url][/b]&quot; &amp;  &quot; [[b]&quot; &amp; [Numbers.C103] &amp; &quot;[/b]: [size=85]&quot; &amp; [Numbers.F103] &amp; &quot;[/size]]&quot;; &quot;&quot;)" office:value-type="string" office:string-value="[b]98. [url=https://forum.zdoom.org/viewtopic.php?f=19&amp;t=57800#p1017196]Castlevania - Simon's Destiny[/url][/b] [[b]3[/b]: [size=85]Rachael: 1, QuakedoomNukem Cz: 1, MasterBeavis: 1[/size]]" calcext:value-type="string">
            <text:p>[b]98. [url=https://forum.zdoom.org/viewtopic.php?f=19&amp;t=57800#p1017196]Castlevania - Simon's Destiny[/url][/b] [[b]3[/b]: [size=85]Rachael: 1, QuakedoomNukem Cz: 1, MasterBeavis: 1[/size]]</text:p>
          </table:table-cell>
          <table:table-cell table:formula="of:=IF([Numbers.C103] &gt; 0; &quot;convert background.png -gravity Center -size 270 -pointsize 24 -fill black -annotate +0-14 'Voted #&quot; &amp; [Numbers.B103] &amp; &quot; mod' -pointsize 20 -fill white -annotate +0+18 'by ZDoom Community' &quot; &amp; &quot;png8:pngs/&quot; &amp; SUBSTITUTE(SUBSTITUTE(SUBSTITUTE(SUBSTITUTE(SUBSTITUTE([Numbers.D1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Castlevania_-_Simon_s_Destiny.png" calcext:value-type="string">
            <text:p>convert background.png -gravity Center -size 270 -pointsize 24 -fill black -annotate +0-14 'Voted #98 mod' -pointsize 20 -fill white -annotate +0+18 'by ZDoom Community' png8: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&quot;[b]&quot; &amp; [Numbers.B104] &amp; &quot;. &quot; &amp; &quot;[url=&quot; &amp; [Numbers.E104] &amp; &quot;]&quot; &amp; [Numbers.D104] &amp; &quot;[/url][/b]&quot; &amp;  &quot; [[b]&quot; &amp; [Numbers.C104] &amp; &quot;[/b]: [size=85]&quot; &amp; [Numbers.F104] &amp; &quot;[/size]]&quot;; &quot;&quot;)" office:value-type="string" office:string-value="[b]98. [url=https://zdoom.org/wiki/Cold_as_Hell]Cold as Hell[/url][/b] [[b]3[/b]: [size=85]Ravick: 1, Solmir : 2[/size]]" calcext:value-type="string">
            <text:p>[b]98. [url=https://zdoom.org/wiki/Cold_as_Hell]Cold as Hell[/url][/b] [[b]3[/b]: [size=85]Ravick: 1, Solmir : 2[/size]]</text:p>
          </table:table-cell>
          <table:table-cell table:formula="of:=IF([Numbers.C104] &gt; 0; &quot;convert background.png -gravity Center -size 270 -pointsize 24 -fill black -annotate +0-14 'Voted #&quot; &amp; [Numbers.B104] &amp; &quot; mod' -pointsize 20 -fill white -annotate +0+18 'by ZDoom Community' &quot; &amp; &quot;png8:pngs/&quot; &amp; SUBSTITUTE(SUBSTITUTE(SUBSTITUTE(SUBSTITUTE(SUBSTITUTE([Numbers.D1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Cold_as_Hell.png" calcext:value-type="string">
            <text:p>convert background.png -gravity Center -size 270 -pointsize 24 -fill black -annotate +0-14 'Voted #98 mod' -pointsize 20 -fill white -annotate +0+18 'by ZDoom Community' png8:pngs/Cold_as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&quot;[b]&quot; &amp; [Numbers.B105] &amp; &quot;. &quot; &amp; &quot;[url=&quot; &amp; [Numbers.E105] &amp; &quot;]&quot; &amp; [Numbers.D105] &amp; &quot;[/url][/b]&quot; &amp;  &quot; [[b]&quot; &amp; [Numbers.C105] &amp; &quot;[/b]: [size=85]&quot; &amp; [Numbers.F105] &amp; &quot;[/size]]&quot;; &quot;&quot;)" office:value-type="string" office:string-value="[b]98. [url=https://forum.zdoom.org/viewtopic.php?f=43&amp;t=51066#p888943]Combined Arms[/url][/b] [[b]3[/b]: [size=85]ChocoGuevara: 3[/size]]" calcext:value-type="string">
            <text:p>[b]98. [url=https://forum.zdoom.org/viewtopic.php?f=43&amp;t=51066#p888943]Combined Arms[/url][/b] [[b]3[/b]: [size=85]ChocoGuevara: 3[/size]]</text:p>
          </table:table-cell>
          <table:table-cell table:formula="of:=IF([Numbers.C105] &gt; 0; &quot;convert background.png -gravity Center -size 270 -pointsize 24 -fill black -annotate +0-14 'Voted #&quot; &amp; [Numbers.B105] &amp; &quot; mod' -pointsize 20 -fill white -annotate +0+18 'by ZDoom Community' &quot; &amp; &quot;png8:pngs/&quot; &amp; SUBSTITUTE(SUBSTITUTE(SUBSTITUTE(SUBSTITUTE(SUBSTITUTE([Numbers.D1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Combined_Arms.png" calcext:value-type="string">
            <text:p>convert background.png -gravity Center -size 270 -pointsize 24 -fill black -annotate +0-14 'Voted #98 mod' -pointsize 20 -fill white -annotate +0+18 'by ZDoom Community' png8:pngs/Combined_Ar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&quot;[b]&quot; &amp; [Numbers.B106] &amp; &quot;. &quot; &amp; &quot;[url=&quot; &amp; [Numbers.E106] &amp; &quot;]&quot; &amp; [Numbers.D106] &amp; &quot;[/url][/b]&quot; &amp;  &quot; [[b]&quot; &amp; [Numbers.C106] &amp; &quot;[/b]: [size=85]&quot; &amp; [Numbers.F106] &amp; &quot;[/size]]&quot;; &quot;&quot;)" office:value-type="string" office:string-value="[b]98. [url=https://forum.zdoom.org/viewtopic.php?f=43&amp;t=58535#p1028376]Complex Doom[/url][/b] [[b]3[/b]: [size=85]leodoom85: 1, Rowsol: 1, iamcarrotmaster: 1[/size]]" calcext:value-type="string">
            <text:p>[b]98. [url=https://forum.zdoom.org/viewtopic.php?f=43&amp;t=58535#p1028376]Complex Doom[/url][/b] [[b]3[/b]: [size=85]leodoom85: 1, Rowsol: 1, iamcarrotmaster: 1[/size]]</text:p>
          </table:table-cell>
          <table:table-cell table:formula="of:=IF([Numbers.C106] &gt; 0; &quot;convert background.png -gravity Center -size 270 -pointsize 24 -fill black -annotate +0-14 'Voted #&quot; &amp; [Numbers.B106] &amp; &quot; mod' -pointsize 20 -fill white -annotate +0+18 'by ZDoom Community' &quot; &amp; &quot;png8:pngs/&quot; &amp; SUBSTITUTE(SUBSTITUTE(SUBSTITUTE(SUBSTITUTE(SUBSTITUTE([Numbers.D1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Complex_Doom.png" calcext:value-type="string">
            <text:p>convert background.png -gravity Center -size 270 -pointsize 24 -fill black -annotate +0-14 'Voted #98 mod' -pointsize 20 -fill white -annotate +0+18 'by ZDoom Community' png8: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&quot;[b]&quot; &amp; [Numbers.B107] &amp; &quot;. &quot; &amp; &quot;[url=&quot; &amp; [Numbers.E107] &amp; &quot;]&quot; &amp; [Numbers.D107] &amp; &quot;[/url][/b]&quot; &amp;  &quot; [[b]&quot; &amp; [Numbers.C107] &amp; &quot;[/b]: [size=85]&quot; &amp; [Numbers.F107] &amp; &quot;[/size]]&quot;; &quot;&quot;)" office:value-type="string" office:string-value="[b]98. [url=https://www.doomworld.com/idgames/combos/wwhcdiaz]Diaz: Last Hours of Purity[/url][/b] [[b]3[/b]: [size=85]TheMightyHeracross: 3[/size]]" calcext:value-type="string">
            <text:p>[b]98. [url=https://www.doomworld.com/idgames/combos/wwhcdiaz]Diaz: Last Hours of Purity[/url][/b] [[b]3[/b]: [size=85]TheMightyHeracross: 3[/size]]</text:p>
          </table:table-cell>
          <table:table-cell table:formula="of:=IF([Numbers.C107] &gt; 0; &quot;convert background.png -gravity Center -size 270 -pointsize 24 -fill black -annotate +0-14 'Voted #&quot; &amp; [Numbers.B107] &amp; &quot; mod' -pointsize 20 -fill white -annotate +0+18 'by ZDoom Community' &quot; &amp; &quot;png8:pngs/&quot; &amp; SUBSTITUTE(SUBSTITUTE(SUBSTITUTE(SUBSTITUTE(SUBSTITUTE([Numbers.D1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Diaz:_Last_Hours_of_Purity.png" calcext:value-type="string">
            <text:p>convert background.png -gravity Center -size 270 -pointsize 24 -fill black -annotate +0-14 'Voted #98 mod' -pointsize 20 -fill white -annotate +0+18 'by ZDoom Community' png8:pngs/Diaz:_Last_Hours_of_Pur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&quot;[b]&quot; &amp; [Numbers.B108] &amp; &quot;. &quot; &amp; &quot;[url=&quot; &amp; [Numbers.E108] &amp; &quot;]&quot; &amp; [Numbers.D108] &amp; &quot;[/url][/b]&quot; &amp;  &quot; [[b]&quot; &amp; [Numbers.C108] &amp; &quot;[/b]: [size=85]&quot; &amp; [Numbers.F108] &amp; &quot;[/size]]&quot;; &quot;&quot;)" office:value-type="string" office:string-value="[b]98. [url=https://forum.zdoom.org/viewtopic.php?f=19&amp;t=46509#p778245]Droplets: Simulated Blood[/url][/b] [[b]3[/b]: [size=85]Hipnotic Rogue: 1, GAA1992: 1, IdiotBitz: 1[/size]]" calcext:value-type="string">
            <text:p>[b]98. [url=https://forum.zdoom.org/viewtopic.php?f=19&amp;t=46509#p778245]Droplets: Simulated Blood[/url][/b] [[b]3[/b]: [size=85]Hipnotic Rogue: 1, GAA1992: 1, IdiotBitz: 1[/size]]</text:p>
          </table:table-cell>
          <table:table-cell table:formula="of:=IF([Numbers.C108] &gt; 0; &quot;convert background.png -gravity Center -size 270 -pointsize 24 -fill black -annotate +0-14 'Voted #&quot; &amp; [Numbers.B108] &amp; &quot; mod' -pointsize 20 -fill white -annotate +0+18 'by ZDoom Community' &quot; &amp; &quot;png8:pngs/&quot; &amp; SUBSTITUTE(SUBSTITUTE(SUBSTITUTE(SUBSTITUTE(SUBSTITUTE([Numbers.D1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Droplets:_Simulated_Blood.png" calcext:value-type="string">
            <text:p>convert background.png -gravity Center -size 270 -pointsize 24 -fill black -annotate +0-14 'Voted #98 mod' -pointsize 20 -fill white -annotate +0+18 'by ZDoom Community' png8: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&quot;[b]&quot; &amp; [Numbers.B109] &amp; &quot;. &quot; &amp; &quot;[url=&quot; &amp; [Numbers.E109] &amp; &quot;]&quot; &amp; [Numbers.D109] &amp; &quot;[/url][/b]&quot; &amp;  &quot; [[b]&quot; &amp; [Numbers.C109] &amp; &quot;[/b]: [size=85]&quot; &amp; [Numbers.F109] &amp; &quot;[/size]]&quot;; &quot;&quot;)" office:value-type="string" office:string-value="[b]98. [url=https://forum.zdoom.org/viewtopic.php?f=43&amp;t=58486#p1027620]Factotum[/url][/b] [[b]3[/b]: [size=85]kadu522: 1, YukesVonFaust: 2[/size]]" calcext:value-type="string">
            <text:p>[b]98. [url=https://forum.zdoom.org/viewtopic.php?f=43&amp;t=58486#p1027620]Factotum[/url][/b] [[b]3[/b]: [size=85]kadu522: 1, YukesVonFaust: 2[/size]]</text:p>
          </table:table-cell>
          <table:table-cell table:formula="of:=IF([Numbers.C109] &gt; 0; &quot;convert background.png -gravity Center -size 270 -pointsize 24 -fill black -annotate +0-14 'Voted #&quot; &amp; [Numbers.B109] &amp; &quot; mod' -pointsize 20 -fill white -annotate +0+18 'by ZDoom Community' &quot; &amp; &quot;png8:pngs/&quot; &amp; SUBSTITUTE(SUBSTITUTE(SUBSTITUTE(SUBSTITUTE(SUBSTITUTE([Numbers.D1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Factotum.png" calcext:value-type="string">
            <text:p>convert background.png -gravity Center -size 270 -pointsize 24 -fill black -annotate +0-14 'Voted #98 mod' -pointsize 20 -fill white -annotate +0+18 'by ZDoom Community' png8: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&quot;[b]&quot; &amp; [Numbers.B110] &amp; &quot;. &quot; &amp; &quot;[url=&quot; &amp; [Numbers.E110] &amp; &quot;]&quot; &amp; [Numbers.D110] &amp; &quot;[/url][/b]&quot; &amp;  &quot; [[b]&quot; &amp; [Numbers.C110] &amp; &quot;[/b]: [size=85]&quot; &amp; [Numbers.F110] &amp; &quot;[/size]]&quot;; &quot;&quot;)" office:value-type="string" office:string-value="[b]98. [url=https://www.doomworld.com/idgames/levels/doom2/Ports/a-c/circus666]Happy Time Circus[/url][/b] [[b]3[/b]: [size=85]Major Cooke: 3[/size]]" calcext:value-type="string">
            <text:p>[b]98. [url=https://www.doomworld.com/idgames/levels/doom2/Ports/a-c/circus666]Happy Time Circus[/url][/b] [[b]3[/b]: [size=85]Major Cooke: 3[/size]]</text:p>
          </table:table-cell>
          <table:table-cell table:formula="of:=IF([Numbers.C110] &gt; 0; &quot;convert background.png -gravity Center -size 270 -pointsize 24 -fill black -annotate +0-14 'Voted #&quot; &amp; [Numbers.B110] &amp; &quot; mod' -pointsize 20 -fill white -annotate +0+18 'by ZDoom Community' &quot; &amp; &quot;png8:pngs/&quot; &amp; SUBSTITUTE(SUBSTITUTE(SUBSTITUTE(SUBSTITUTE(SUBSTITUTE([Numbers.D1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Happy_Time_Circus.png" calcext:value-type="string">
            <text:p>convert background.png -gravity Center -size 270 -pointsize 24 -fill black -annotate +0-14 'Voted #98 mod' -pointsize 20 -fill white -annotate +0+18 'by ZDoom Community' png8:pngs/Happy_Time_Circ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&quot;[b]&quot; &amp; [Numbers.B111] &amp; &quot;. &quot; &amp; &quot;[url=&quot; &amp; [Numbers.E111] &amp; &quot;]&quot; &amp; [Numbers.D111] &amp; &quot;[/url][/b]&quot; &amp;  &quot; [[b]&quot; &amp; [Numbers.C111] &amp; &quot;[/b]: [size=85]&quot; &amp; [Numbers.F111] &amp; &quot;[/size]]&quot;; &quot;&quot;)" office:value-type="string" office:string-value="[b]98. [url=https://forum.zdoom.org/viewtopic.php?f=43&amp;t=37130#p705156]Insanity's Requiem[/url][/b] [[b]3[/b]: [size=85]D3athStalker: 2, Martinoz: 1[/size]]" calcext:value-type="string">
            <text:p>[b]98. [url=https://forum.zdoom.org/viewtopic.php?f=43&amp;t=37130#p705156]Insanity's Requiem[/url][/b] [[b]3[/b]: [size=85]D3athStalker: 2, Martinoz: 1[/size]]</text:p>
          </table:table-cell>
          <table:table-cell table:formula="of:=IF([Numbers.C111] &gt; 0; &quot;convert background.png -gravity Center -size 270 -pointsize 24 -fill black -annotate +0-14 'Voted #&quot; &amp; [Numbers.B111] &amp; &quot; mod' -pointsize 20 -fill white -annotate +0+18 'by ZDoom Community' &quot; &amp; &quot;png8:pngs/&quot; &amp; SUBSTITUTE(SUBSTITUTE(SUBSTITUTE(SUBSTITUTE(SUBSTITUTE([Numbers.D1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Insanity_s_Requiem.png" calcext:value-type="string">
            <text:p>convert background.png -gravity Center -size 270 -pointsize 24 -fill black -annotate +0-14 'Voted #98 mod' -pointsize 20 -fill white -annotate +0+18 'by ZDoom Community' png8:pngs/Insanity_s_Requie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&quot;[b]&quot; &amp; [Numbers.B112] &amp; &quot;. &quot; &amp; &quot;[url=&quot; &amp; [Numbers.E112] &amp; &quot;]&quot; &amp; [Numbers.D112] &amp; &quot;[/url][/b]&quot; &amp;  &quot; [[b]&quot; &amp; [Numbers.C112] &amp; &quot;[/b]: [size=85]&quot; &amp; [Numbers.F112] &amp; &quot;[/size]]&quot;; &quot;&quot;)" office:value-type="string" office:string-value="[b]98. [url=https://forum.zdoom.org/viewtopic.php?f=46&amp;t=29117#p553405]Jimmy’s Jukebox[/url][/b] [[b]3[/b]: [size=85]Tapwave: 3[/size]]" calcext:value-type="string">
            <text:p>[b]98. [url=https://forum.zdoom.org/viewtopic.php?f=46&amp;t=29117#p553405]Jimmy’s Jukebox[/url][/b] [[b]3[/b]: [size=85]Tapwave: 3[/size]]</text:p>
          </table:table-cell>
          <table:table-cell table:formula="of:=IF([Numbers.C112] &gt; 0; &quot;convert background.png -gravity Center -size 270 -pointsize 24 -fill black -annotate +0-14 'Voted #&quot; &amp; [Numbers.B112] &amp; &quot; mod' -pointsize 20 -fill white -annotate +0+18 'by ZDoom Community' &quot; &amp; &quot;png8:pngs/&quot; &amp; SUBSTITUTE(SUBSTITUTE(SUBSTITUTE(SUBSTITUTE(SUBSTITUTE([Numbers.D1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Jimmy’s_Jukebox.png" calcext:value-type="string">
            <text:p>convert background.png -gravity Center -size 270 -pointsize 24 -fill black -annotate +0-14 'Voted #98 mod' -pointsize 20 -fill white -annotate +0+18 'by ZDoom Community' png8:pngs/Jimmy’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&quot;[b]&quot; &amp; [Numbers.B113] &amp; &quot;. &quot; &amp; &quot;[url=&quot; &amp; [Numbers.E113] &amp; &quot;]&quot; &amp; [Numbers.D113] &amp; &quot;[/url][/b]&quot; &amp;  &quot; [[b]&quot; &amp; [Numbers.C113] &amp; &quot;[/b]: [size=85]&quot; &amp; [Numbers.F113] &amp; &quot;[/size]]&quot;; &quot;&quot;)" office:value-type="string" office:string-value="[b]98. [url=https://mmaulwurff.github.io/pages/toolbox]m8f’s toolbox[/url][/b] [[b]3[/b]: [size=85]Squirb: 3[/size]]" calcext:value-type="string">
            <text:p>[b]98. [url=https://mmaulwurff.github.io/pages/toolbox]m8f’s toolbox[/url][/b] [[b]3[/b]: [size=85]Squirb: 3[/size]]</text:p>
          </table:table-cell>
          <table:table-cell table:formula="of:=IF([Numbers.C113] &gt; 0; &quot;convert background.png -gravity Center -size 270 -pointsize 24 -fill black -annotate +0-14 'Voted #&quot; &amp; [Numbers.B113] &amp; &quot; mod' -pointsize 20 -fill white -annotate +0+18 'by ZDoom Community' &quot; &amp; &quot;png8:pngs/&quot; &amp; SUBSTITUTE(SUBSTITUTE(SUBSTITUTE(SUBSTITUTE(SUBSTITUTE([Numbers.D1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m8f’s_toolbox.png" calcext:value-type="string">
            <text:p>convert background.png -gravity Center -size 270 -pointsize 24 -fill black -annotate +0-14 'Voted #98 mod' -pointsize 20 -fill white -annotate +0+18 'by ZDoom Community' png8:pngs/m8f’s_tool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&quot;[b]&quot; &amp; [Numbers.B114] &amp; &quot;. &quot; &amp; &quot;[url=&quot; &amp; [Numbers.E114] &amp; &quot;]&quot; &amp; [Numbers.D114] &amp; &quot;[/url][/b]&quot; &amp;  &quot; [[b]&quot; &amp; [Numbers.C114] &amp; &quot;[/b]: [size=85]&quot; &amp; [Numbers.F114] &amp; &quot;[/size]]&quot;; &quot;&quot;)" office:value-type="string" office:string-value="[b]98. [url=https://forum.zdoom.org/viewtopic.php?f=19&amp;t=16480#p326745]PlayStation Doom TC[/url][/b] [[b]3[/b]: [size=85]A_D_M_E_R_A_L: 3[/size]]" calcext:value-type="string">
            <text:p>[b]98. [url=https://forum.zdoom.org/viewtopic.php?f=19&amp;t=16480#p326745]PlayStation Doom TC[/url][/b] [[b]3[/b]: [size=85]A_D_M_E_R_A_L: 3[/size]]</text:p>
          </table:table-cell>
          <table:table-cell table:formula="of:=IF([Numbers.C114] &gt; 0; &quot;convert background.png -gravity Center -size 270 -pointsize 24 -fill black -annotate +0-14 'Voted #&quot; &amp; [Numbers.B114] &amp; &quot; mod' -pointsize 20 -fill white -annotate +0+18 'by ZDoom Community' &quot; &amp; &quot;png8:pngs/&quot; &amp; SUBSTITUTE(SUBSTITUTE(SUBSTITUTE(SUBSTITUTE(SUBSTITUTE([Numbers.D1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PlayStation_Doom_TC.png" calcext:value-type="string">
            <text:p>convert background.png -gravity Center -size 270 -pointsize 24 -fill black -annotate +0-14 'Voted #98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&quot;[b]&quot; &amp; [Numbers.B115] &amp; &quot;. &quot; &amp; &quot;[url=&quot; &amp; [Numbers.E115] &amp; &quot;]&quot; &amp; [Numbers.D115] &amp; &quot;[/url][/b]&quot; &amp;  &quot; [[b]&quot; &amp; [Numbers.C115] &amp; &quot;[/b]: [size=85]&quot; &amp; [Numbers.F115] &amp; &quot;[/size]]&quot;; &quot;&quot;)" office:value-type="string" office:string-value="[b]98. [url=https://forum.zdoom.org/viewtopic.php?f=3&amp;t=13117#p267820]Queen's Crusade[/url][/b] [[b]3[/b]: [size=85]Matt: 3[/size]]" calcext:value-type="string">
            <text:p>[b]98. [url=https://forum.zdoom.org/viewtopic.php?f=3&amp;t=13117#p267820]Queen's Crusade[/url][/b] [[b]3[/b]: [size=85]Matt: 3[/size]]</text:p>
          </table:table-cell>
          <table:table-cell table:formula="of:=IF([Numbers.C115] &gt; 0; &quot;convert background.png -gravity Center -size 270 -pointsize 24 -fill black -annotate +0-14 'Voted #&quot; &amp; [Numbers.B115] &amp; &quot; mod' -pointsize 20 -fill white -annotate +0+18 'by ZDoom Community' &quot; &amp; &quot;png8:pngs/&quot; &amp; SUBSTITUTE(SUBSTITUTE(SUBSTITUTE(SUBSTITUTE(SUBSTITUTE([Numbers.D1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Queen_s_Crusade.png" calcext:value-type="string">
            <text:p>convert background.png -gravity Center -size 270 -pointsize 24 -fill black -annotate +0-14 'Voted #98 mod' -pointsize 20 -fill white -annotate +0+18 'by ZDoom Community' png8: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&quot;[b]&quot; &amp; [Numbers.B116] &amp; &quot;. &quot; &amp; &quot;[url=&quot; &amp; [Numbers.E116] &amp; &quot;]&quot; &amp; [Numbers.D116] &amp; &quot;[/url][/b]&quot; &amp;  &quot; [[b]&quot; &amp; [Numbers.C116] &amp; &quot;[/b]: [size=85]&quot; &amp; [Numbers.F116] &amp; &quot;[/size]]&quot;; &quot;&quot;)" office:value-type="string" office:string-value="[b]98. [url=http://www.prodigal-game.com/doomwads.html]Redux E2M4[/url][/b] [[b]3[/b]: [size=85]Jaxxoon R: 3[/size]]" calcext:value-type="string">
            <text:p>[b]98. [url=http://www.prodigal-game.com/doomwads.html]Redux E2M4[/url][/b] [[b]3[/b]: [size=85]Jaxxoon R: 3[/size]]</text:p>
          </table:table-cell>
          <table:table-cell table:formula="of:=IF([Numbers.C116] &gt; 0; &quot;convert background.png -gravity Center -size 270 -pointsize 24 -fill black -annotate +0-14 'Voted #&quot; &amp; [Numbers.B116] &amp; &quot; mod' -pointsize 20 -fill white -annotate +0+18 'by ZDoom Community' &quot; &amp; &quot;png8:pngs/&quot; &amp; SUBSTITUTE(SUBSTITUTE(SUBSTITUTE(SUBSTITUTE(SUBSTITUTE([Numbers.D1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Redux_E2M4.png" calcext:value-type="string">
            <text:p>convert background.png -gravity Center -size 270 -pointsize 24 -fill black -annotate +0-14 'Voted #98 mod' -pointsize 20 -fill white -annotate +0+18 'by ZDoom Community' png8: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&quot;[b]&quot; &amp; [Numbers.B117] &amp; &quot;. &quot; &amp; &quot;[url=&quot; &amp; [Numbers.E117] &amp; &quot;]&quot; &amp; [Numbers.D117] &amp; &quot;[/url][/b]&quot; &amp;  &quot; [[b]&quot; &amp; [Numbers.C117] &amp; &quot;[/b]: [size=85]&quot; &amp; [Numbers.F117] &amp; &quot;[/size]]&quot;; &quot;&quot;)" office:value-type="string" office:string-value="[b]98. [url=https://forum.zdoom.org/viewtopic.php?f=45&amp;t=24974#p479313]scalliano's 667 Shuffle[/url][/b] [[b]3[/b]: [size=85]leodoom85: 1, Мichаеlis: 2[/size]]" calcext:value-type="string">
            <text:p>[b]98. [url=https://forum.zdoom.org/viewtopic.php?f=45&amp;t=24974#p479313]scalliano's 667 Shuffle[/url][/b] [[b]3[/b]: [size=85]leodoom85: 1, Мichаеlis: 2[/size]]</text:p>
          </table:table-cell>
          <table:table-cell table:formula="of:=IF([Numbers.C117] &gt; 0; &quot;convert background.png -gravity Center -size 270 -pointsize 24 -fill black -annotate +0-14 'Voted #&quot; &amp; [Numbers.B117] &amp; &quot; mod' -pointsize 20 -fill white -annotate +0+18 'by ZDoom Community' &quot; &amp; &quot;png8:pngs/&quot; &amp; SUBSTITUTE(SUBSTITUTE(SUBSTITUTE(SUBSTITUTE(SUBSTITUTE([Numbers.D1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scalliano_s_667_Shuffle.png" calcext:value-type="string">
            <text:p>convert background.png -gravity Center -size 270 -pointsize 24 -fill black -annotate +0-14 'Voted #98 mod' -pointsize 20 -fill white -annotate +0+18 'by ZDoom Community' png8: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&quot;[b]&quot; &amp; [Numbers.B118] &amp; &quot;. &quot; &amp; &quot;[url=&quot; &amp; [Numbers.E118] &amp; &quot;]&quot; &amp; [Numbers.D118] &amp; &quot;[/url][/b]&quot; &amp;  &quot; [[b]&quot; &amp; [Numbers.C118] &amp; &quot;[/b]: [size=85]&quot; &amp; [Numbers.F118] &amp; &quot;[/size]]&quot;; &quot;&quot;)" office:value-type="string" office:string-value="[b]98. [url=https://www.doomworld.com/idgames/levels/doom2/Ports/megawads/sonic]Super Sonic DooM[/url][/b] [[b]3[/b]: [size=85]PlayerLin: 3[/size]]" calcext:value-type="string">
            <text:p>[b]98. [url=https://www.doomworld.com/idgames/levels/doom2/Ports/megawads/sonic]Super Sonic DooM[/url][/b] [[b]3[/b]: [size=85]PlayerLin: 3[/size]]</text:p>
          </table:table-cell>
          <table:table-cell table:formula="of:=IF([Numbers.C118] &gt; 0; &quot;convert background.png -gravity Center -size 270 -pointsize 24 -fill black -annotate +0-14 'Voted #&quot; &amp; [Numbers.B118] &amp; &quot; mod' -pointsize 20 -fill white -annotate +0+18 'by ZDoom Community' &quot; &amp; &quot;png8:pngs/&quot; &amp; SUBSTITUTE(SUBSTITUTE(SUBSTITUTE(SUBSTITUTE(SUBSTITUTE([Numbers.D1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Super_Sonic_DooM.png" calcext:value-type="string">
            <text:p>convert background.png -gravity Center -size 270 -pointsize 24 -fill black -annotate +0-14 'Voted #98 mod' -pointsize 20 -fill white -annotate +0+18 'by ZDoom Community' png8:pngs/Super_Sonic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&quot;[b]&quot; &amp; [Numbers.B119] &amp; &quot;. &quot; &amp; &quot;[url=&quot; &amp; [Numbers.E119] &amp; &quot;]&quot; &amp; [Numbers.D119] &amp; &quot;[/url][/b]&quot; &amp;  &quot; [[b]&quot; &amp; [Numbers.C119] &amp; &quot;[/b]: [size=85]&quot; &amp; [Numbers.F119] &amp; &quot;[/size]]&quot;; &quot;&quot;)" office:value-type="string" office:string-value="[b]98. [url=http://waltersgameboy.tripod.com/simpdoom/]The Ultimate Simpsons Doom [/url][/b] [[b]3[/b]: [size=85]undeadmonk354: 3[/size]]" calcext:value-type="string">
            <text:p>[b]98. [url=http://waltersgameboy.tripod.com/simpdoom/]The Ultimate Simpsons Doom [/url][/b] [[b]3[/b]: [size=85]undeadmonk354: 3[/size]]</text:p>
          </table:table-cell>
          <table:table-cell table:formula="of:=IF([Numbers.C119] &gt; 0; &quot;convert background.png -gravity Center -size 270 -pointsize 24 -fill black -annotate +0-14 'Voted #&quot; &amp; [Numbers.B119] &amp; &quot; mod' -pointsize 20 -fill white -annotate +0+18 'by ZDoom Community' &quot; &amp; &quot;png8:pngs/&quot; &amp; SUBSTITUTE(SUBSTITUTE(SUBSTITUTE(SUBSTITUTE(SUBSTITUTE([Numbers.D1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The_Ultimate_Simpsons_Doom_.png" calcext:value-type="string">
            <text:p>convert background.png -gravity Center -size 270 -pointsize 24 -fill black -annotate +0-14 'Voted #98 mod' -pointsize 20 -fill white -annotate +0+18 'by ZDoom Community' png8:pngs/The_Ultimate_Simpsons_Doom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&quot;[b]&quot; &amp; [Numbers.B120] &amp; &quot;. &quot; &amp; &quot;[url=&quot; &amp; [Numbers.E120] &amp; &quot;]&quot; &amp; [Numbers.D120] &amp; &quot;[/url][/b]&quot; &amp;  &quot; [[b]&quot; &amp; [Numbers.C120] &amp; &quot;[/b]: [size=85]&quot; &amp; [Numbers.F120] &amp; &quot;[/size]]&quot;; &quot;&quot;)" office:value-type="string" office:string-value="[b]98. [url=https://www.doomworld.com/idgames/levels/doom2/Ports/v-z/void]Void[/url][/b] [[b]3[/b]: [size=85]Jaxxoon R: 3[/size]]" calcext:value-type="string">
            <text:p>[b]98. [url=https://www.doomworld.com/idgames/levels/doom2/Ports/v-z/void]Void[/url][/b] [[b]3[/b]: [size=85]Jaxxoon R: 3[/size]]</text:p>
          </table:table-cell>
          <table:table-cell table:formula="of:=IF([Numbers.C120] &gt; 0; &quot;convert background.png -gravity Center -size 270 -pointsize 24 -fill black -annotate +0-14 'Voted #&quot; &amp; [Numbers.B120] &amp; &quot; mod' -pointsize 20 -fill white -annotate +0+18 'by ZDoom Community' &quot; &amp; &quot;png8:pngs/&quot; &amp; SUBSTITUTE(SUBSTITUTE(SUBSTITUTE(SUBSTITUTE(SUBSTITUTE([Numbers.D1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Void.png" calcext:value-type="string">
            <text:p>convert background.png -gravity Center -size 270 -pointsize 24 -fill black -annotate +0-14 'Voted #98 mod' -pointsize 20 -fill white -annotate +0+18 'by ZDoom Community' png8: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&quot;[b]&quot; &amp; [Numbers.B121] &amp; &quot;. &quot; &amp; &quot;[url=&quot; &amp; [Numbers.E121] &amp; &quot;]&quot; &amp; [Numbers.D121] &amp; &quot;[/url][/b]&quot; &amp;  &quot; [[b]&quot; &amp; [Numbers.C121] &amp; &quot;[/b]: [size=85]&quot; &amp; [Numbers.F121] &amp; &quot;[/size]]&quot;; &quot;&quot;)" office:value-type="string" office:string-value="[b]98. [url=http://lazrojas.com/wolfendoom/arctic_2.html]WolfenDOOM: Operation: Arctic Wolf[/url][/b] [[b]3[/b]: [size=85]Sgt. Shivers: 3[/size]]" calcext:value-type="string">
            <text:p>[b]98. [url=http://lazrojas.com/wolfendoom/arctic_2.html]WolfenDOOM: Operation: Arctic Wolf[/url][/b] [[b]3[/b]: [size=85]Sgt. Shivers: 3[/size]]</text:p>
          </table:table-cell>
          <table:table-cell table:formula="of:=IF([Numbers.C121] &gt; 0; &quot;convert background.png -gravity Center -size 270 -pointsize 24 -fill black -annotate +0-14 'Voted #&quot; &amp; [Numbers.B121] &amp; &quot; mod' -pointsize 20 -fill white -annotate +0+18 'by ZDoom Community' &quot; &amp; &quot;png8:pngs/&quot; &amp; SUBSTITUTE(SUBSTITUTE(SUBSTITUTE(SUBSTITUTE(SUBSTITUTE([Numbers.D1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WolfenDOOM:_Operation:_Arctic_Wolf.png" calcext:value-type="string">
            <text:p>convert background.png -gravity Center -size 270 -pointsize 24 -fill black -annotate +0-14 'Voted #98 mod' -pointsize 20 -fill white -annotate +0+18 'by ZDoom Community' png8:pngs/WolfenDOOM:_Operation:_Arctic_Wolf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&quot;[b]&quot; &amp; [Numbers.B122] &amp; &quot;. &quot; &amp; &quot;[url=&quot; &amp; [Numbers.E122] &amp; &quot;]&quot; &amp; [Numbers.D122] &amp; &quot;[/url][/b]&quot; &amp;  &quot; [[b]&quot; &amp; [Numbers.C122] &amp; &quot;[/b]: [size=85]&quot; &amp; [Numbers.F122] &amp; &quot;[/size]]&quot;; &quot;&quot;)" office:value-type="string" office:string-value="[b]98. [url=https://forum.zdoom.org/viewtopic.php?f=19&amp;t=27258#p520682]ZBlood+[/url][/b] [[b]3[/b]: [size=85]Мichаеlis: 1, The_Abysswalker: 2[/size]]" calcext:value-type="string">
            <text:p>[b]98. [url=https://forum.zdoom.org/viewtopic.php?f=19&amp;t=27258#p520682]ZBlood+[/url][/b] [[b]3[/b]: [size=85]Мichаеlis: 1, The_Abysswalker: 2[/size]]</text:p>
          </table:table-cell>
          <table:table-cell table:formula="of:=IF([Numbers.C122] &gt; 0; &quot;convert background.png -gravity Center -size 270 -pointsize 24 -fill black -annotate +0-14 'Voted #&quot; &amp; [Numbers.B122] &amp; &quot; mod' -pointsize 20 -fill white -annotate +0+18 'by ZDoom Community' &quot; &amp; &quot;png8:pngs/&quot; &amp; SUBSTITUTE(SUBSTITUTE(SUBSTITUTE(SUBSTITUTE(SUBSTITUTE([Numbers.D1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ZBlood+.png" calcext:value-type="string">
            <text:p>convert background.png -gravity Center -size 270 -pointsize 24 -fill black -annotate +0-14 'Voted #98 mod' -pointsize 20 -fill white -annotate +0+18 'by ZDoom Community' png8:pngs/ZBlood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&quot;[b]&quot; &amp; [Numbers.B123] &amp; &quot;. &quot; &amp; &quot;[url=&quot; &amp; [Numbers.E123] &amp; &quot;]&quot; &amp; [Numbers.D123] &amp; &quot;[/url][/b]&quot; &amp;  &quot; [[b]&quot; &amp; [Numbers.C123] &amp; &quot;[/b]: [size=85]&quot; &amp; [Numbers.F123] &amp; &quot;[/size]]&quot;; &quot;&quot;)" office:value-type="string" office:string-value="[b]120. [url=https://forum.zdoom.org/viewtopic.php?f=43&amp;t=54914#p969409]Aetherius[/url][/b] [[b]2[/b]: [size=85]PlayerLin: 2[/size]]" calcext:value-type="string">
            <text:p>[b]120. [url=https://forum.zdoom.org/viewtopic.php?f=43&amp;t=54914#p969409]Aetherius[/url][/b] [[b]2[/b]: [size=85]PlayerLin: 2[/size]]</text:p>
          </table:table-cell>
          <table:table-cell table:formula="of:=IF([Numbers.C123] &gt; 0; &quot;convert background.png -gravity Center -size 270 -pointsize 24 -fill black -annotate +0-14 'Voted #&quot; &amp; [Numbers.B123] &amp; &quot; mod' -pointsize 20 -fill white -annotate +0+18 'by ZDoom Community' &quot; &amp; &quot;png8:pngs/&quot; &amp; SUBSTITUTE(SUBSTITUTE(SUBSTITUTE(SUBSTITUTE(SUBSTITUTE([Numbers.D1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Aetherius.png" calcext:value-type="string">
            <text:p>convert background.png -gravity Center -size 270 -pointsize 24 -fill black -annotate +0-14 'Voted #120 mod' -pointsize 20 -fill white -annotate +0+18 'by ZDoom Community' png8: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&quot;[b]&quot; &amp; [Numbers.B124] &amp; &quot;. &quot; &amp; &quot;[url=&quot; &amp; [Numbers.E124] &amp; &quot;]&quot; &amp; [Numbers.D124] &amp; &quot;[/url][/b]&quot; &amp;  &quot; [[b]&quot; &amp; [Numbers.C124] &amp; &quot;[/b]: [size=85]&quot; &amp; [Numbers.F124] &amp; &quot;[/size]]&quot;; &quot;&quot;)" office:value-type="string" office:string-value="[b]120. [url=https://forum.zdoom.org/viewtopic.php?f=43&amp;t=53545#p940527]BlackWarrior[/url][/b] [[b]2[/b]: [size=85]Somagu: 1, PlayerLin: 1[/size]]" calcext:value-type="string">
            <text:p>[b]120. [url=https://forum.zdoom.org/viewtopic.php?f=43&amp;t=53545#p940527]BlackWarrior[/url][/b] [[b]2[/b]: [size=85]Somagu: 1, PlayerLin: 1[/size]]</text:p>
          </table:table-cell>
          <table:table-cell table:formula="of:=IF([Numbers.C124] &gt; 0; &quot;convert background.png -gravity Center -size 270 -pointsize 24 -fill black -annotate +0-14 'Voted #&quot; &amp; [Numbers.B124] &amp; &quot; mod' -pointsize 20 -fill white -annotate +0+18 'by ZDoom Community' &quot; &amp; &quot;png8:pngs/&quot; &amp; SUBSTITUTE(SUBSTITUTE(SUBSTITUTE(SUBSTITUTE(SUBSTITUTE([Numbers.D1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BlackWarrior.png" calcext:value-type="string">
            <text:p>convert background.png -gravity Center -size 270 -pointsize 24 -fill black -annotate +0-14 'Voted #120 mod' -pointsize 20 -fill white -annotate +0+18 'by ZDoom Community' png8: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&quot;[b]&quot; &amp; [Numbers.B125] &amp; &quot;. &quot; &amp; &quot;[url=&quot; &amp; [Numbers.E125] &amp; &quot;]&quot; &amp; [Numbers.D125] &amp; &quot;[/url][/b]&quot; &amp;  &quot; [[b]&quot; &amp; [Numbers.C125] &amp; &quot;[/b]: [size=85]&quot; &amp; [Numbers.F125] &amp; &quot;[/size]]&quot;; &quot;&quot;)" office:value-type="string" office:string-value="[b]120. [url=https://www.moddb.com/mods/brutal-doom/addons/tomtefars-extension]Brutal Doom: Tomtefars Extension[/url][/b] [[b]2[/b]: [size=85]eharper256: 2[/size]]" calcext:value-type="string">
            <text:p>[b]120. [url=https://www.moddb.com/mods/brutal-doom/addons/tomtefars-extension]Brutal Doom: Tomtefars Extension[/url][/b] [[b]2[/b]: [size=85]eharper256: 2[/size]]</text:p>
          </table:table-cell>
          <table:table-cell table:formula="of:=IF([Numbers.C125] &gt; 0; &quot;convert background.png -gravity Center -size 270 -pointsize 24 -fill black -annotate +0-14 'Voted #&quot; &amp; [Numbers.B125] &amp; &quot; mod' -pointsize 20 -fill white -annotate +0+18 'by ZDoom Community' &quot; &amp; &quot;png8:pngs/&quot; &amp; SUBSTITUTE(SUBSTITUTE(SUBSTITUTE(SUBSTITUTE(SUBSTITUTE([Numbers.D1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Brutal_Doom:_Tomtefars_Extension.png" calcext:value-type="string">
            <text:p>convert background.png -gravity Center -size 270 -pointsize 24 -fill black -annotate +0-14 'Voted #120 mod' -pointsize 20 -fill white -annotate +0+18 'by ZDoom Community' png8:pngs/Brutal_Doom:_Tomtefars_Ext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&quot;[b]&quot; &amp; [Numbers.B126] &amp; &quot;. &quot; &amp; &quot;[url=&quot; &amp; [Numbers.E126] &amp; &quot;]&quot; &amp; [Numbers.D126] &amp; &quot;[/url][/b]&quot; &amp;  &quot; [[b]&quot; &amp; [Numbers.C126] &amp; &quot;[/b]: [size=85]&quot; &amp; [Numbers.F126] &amp; &quot;[/size]]&quot;; &quot;&quot;)" office:value-type="string" office:string-value="[b]120. [url=https://forum.zdoom.org/viewtopic.php?f=19&amp;t=55298#p978283]Consolation Prize: The PSX Doom TC[/url][/b] [[b]2[/b]: [size=85]GAA1992: 1, IdiotBitz: 1[/size]]" calcext:value-type="string">
            <text:p>[b]120. [url=https://forum.zdoom.org/viewtopic.php?f=19&amp;t=55298#p978283]Consolation Prize: The PSX Doom TC[/url][/b] [[b]2[/b]: [size=85]GAA1992: 1, IdiotBitz: 1[/size]]</text:p>
          </table:table-cell>
          <table:table-cell table:formula="of:=IF([Numbers.C126] &gt; 0; &quot;convert background.png -gravity Center -size 270 -pointsize 24 -fill black -annotate +0-14 'Voted #&quot; &amp; [Numbers.B126] &amp; &quot; mod' -pointsize 20 -fill white -annotate +0+18 'by ZDoom Community' &quot; &amp; &quot;png8:pngs/&quot; &amp; SUBSTITUTE(SUBSTITUTE(SUBSTITUTE(SUBSTITUTE(SUBSTITUTE([Numbers.D1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Consolation_Prize:_The_PSX_Doom_TC.png" calcext:value-type="string">
            <text:p>convert background.png -gravity Center -size 270 -pointsize 24 -fill black -annotate +0-14 'Voted #120 mod' -pointsize 20 -fill white -annotate +0+18 'by ZDoom Community' png8: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&quot;[b]&quot; &amp; [Numbers.B127] &amp; &quot;. &quot; &amp; &quot;[url=&quot; &amp; [Numbers.E127] &amp; &quot;]&quot; &amp; [Numbers.D127] &amp; &quot;[/url][/b]&quot; &amp;  &quot; [[b]&quot; &amp; [Numbers.C127] &amp; &quot;[/b]: [size=85]&quot; &amp; [Numbers.F127] &amp; &quot;[/size]]&quot;; &quot;&quot;)" office:value-type="string" office:string-value="[b]120. [url=https://forum.zdoom.org/viewtopic.php?t=36667#p694653]Crossfire[/url][/b] [[b]2[/b]: [size=85]Somagu: 1, Marrub: 1[/size]]" calcext:value-type="string">
            <text:p>[b]120. [url=https://forum.zdoom.org/viewtopic.php?t=36667#p694653]Crossfire[/url][/b] [[b]2[/b]: [size=85]Somagu: 1, Marrub: 1[/size]]</text:p>
          </table:table-cell>
          <table:table-cell table:formula="of:=IF([Numbers.C127] &gt; 0; &quot;convert background.png -gravity Center -size 270 -pointsize 24 -fill black -annotate +0-14 'Voted #&quot; &amp; [Numbers.B127] &amp; &quot; mod' -pointsize 20 -fill white -annotate +0+18 'by ZDoom Community' &quot; &amp; &quot;png8:pngs/&quot; &amp; SUBSTITUTE(SUBSTITUTE(SUBSTITUTE(SUBSTITUTE(SUBSTITUTE([Numbers.D1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Crossfire.png" calcext:value-type="string">
            <text:p>convert background.png -gravity Center -size 270 -pointsize 24 -fill black -annotate +0-14 'Voted #120 mod' -pointsize 20 -fill white -annotate +0+18 'by ZDoom Community' png8: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&quot;[b]&quot; &amp; [Numbers.B128] &amp; &quot;. &quot; &amp; &quot;[url=&quot; &amp; [Numbers.E128] &amp; &quot;]&quot; &amp; [Numbers.D128] &amp; &quot;[/url][/b]&quot; &amp;  &quot; [[b]&quot; &amp; [Numbers.C128] &amp; &quot;[/b]: [size=85]&quot; &amp; [Numbers.F128] &amp; &quot;[/size]]&quot;; &quot;&quot;)" office:value-type="string" office:string-value="[b]120. [url=https://forum.zdoom.org/viewtopic.php?f=19&amp;t=36608]Cyberrunner[/url][/b] [[b]2[/b]: [size=85]Revae: 2[/size]]" calcext:value-type="string">
            <text:p>[b]120. [url=https://forum.zdoom.org/viewtopic.php?f=19&amp;t=36608]Cyberrunner[/url][/b] [[b]2[/b]: [size=85]Revae: 2[/size]]</text:p>
          </table:table-cell>
          <table:table-cell table:formula="of:=IF([Numbers.C128] &gt; 0; &quot;convert background.png -gravity Center -size 270 -pointsize 24 -fill black -annotate +0-14 'Voted #&quot; &amp; [Numbers.B128] &amp; &quot; mod' -pointsize 20 -fill white -annotate +0+18 'by ZDoom Community' &quot; &amp; &quot;png8:pngs/&quot; &amp; SUBSTITUTE(SUBSTITUTE(SUBSTITUTE(SUBSTITUTE(SUBSTITUTE([Numbers.D1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Cyberrunner.png" calcext:value-type="string">
            <text:p>convert background.png -gravity Center -size 270 -pointsize 24 -fill black -annotate +0-14 'Voted #120 mod' -pointsize 20 -fill white -annotate +0+18 'by ZDoom Community' png8:pngs/Cyberrunn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&quot;[b]&quot; &amp; [Numbers.B129] &amp; &quot;. &quot; &amp; &quot;[url=&quot; &amp; [Numbers.E129] &amp; &quot;]&quot; &amp; [Numbers.D129] &amp; &quot;[/url][/b]&quot; &amp;  &quot; [[b]&quot; &amp; [Numbers.C129] &amp; &quot;[/b]: [size=85]&quot; &amp; [Numbers.F129] &amp; &quot;[/size]]&quot;; &quot;&quot;)" office:value-type="string" office:string-value="[b]120. [url=https://forum.zdoom.org/viewtopic.php?t=55048#p972862]DamNums[/url][/b] [[b]2[/b]: [size=85]Hipnotic Rogue: 1, Мichаеlis: 1[/size]]" calcext:value-type="string">
            <text:p>[b]120. [url=https://forum.zdoom.org/viewtopic.php?t=55048#p972862]DamNums[/url][/b] [[b]2[/b]: [size=85]Hipnotic Rogue: 1, Мichаеlis: 1[/size]]</text:p>
          </table:table-cell>
          <table:table-cell table:formula="of:=IF([Numbers.C129] &gt; 0; &quot;convert background.png -gravity Center -size 270 -pointsize 24 -fill black -annotate +0-14 'Voted #&quot; &amp; [Numbers.B129] &amp; &quot; mod' -pointsize 20 -fill white -annotate +0+18 'by ZDoom Community' &quot; &amp; &quot;png8:pngs/&quot; &amp; SUBSTITUTE(SUBSTITUTE(SUBSTITUTE(SUBSTITUTE(SUBSTITUTE([Numbers.D1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DamNums.png" calcext:value-type="string">
            <text:p>convert background.png -gravity Center -size 270 -pointsize 24 -fill black -annotate +0-14 'Voted #120 mod' -pointsize 20 -fill white -annotate +0+18 'by ZDoom Community' png8: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&quot;[b]&quot; &amp; [Numbers.B130] &amp; &quot;. &quot; &amp; &quot;[url=&quot; &amp; [Numbers.E130] &amp; &quot;]&quot; &amp; [Numbers.D130] &amp; &quot;[/url][/b]&quot; &amp;  &quot; [[b]&quot; &amp; [Numbers.C130] &amp; &quot;[/b]: [size=85]&quot; &amp; [Numbers.F130] &amp; &quot;[/size]]&quot;; &quot;&quot;)" office:value-type="string" office:string-value="[b]120. [url=https://forum.zdoom.org/viewtopic.php?f=43&amp;t=58521#p1028226]Dead Marine[/url][/b] [[b]2[/b]: [size=85]m8f: 1, GAA1992: 1[/size]]" calcext:value-type="string">
            <text:p>[b]120. [url=https://forum.zdoom.org/viewtopic.php?f=43&amp;t=58521#p1028226]Dead Marine[/url][/b] [[b]2[/b]: [size=85]m8f: 1, GAA1992: 1[/size]]</text:p>
          </table:table-cell>
          <table:table-cell table:formula="of:=IF([Numbers.C130] &gt; 0; &quot;convert background.png -gravity Center -size 270 -pointsize 24 -fill black -annotate +0-14 'Voted #&quot; &amp; [Numbers.B130] &amp; &quot; mod' -pointsize 20 -fill white -annotate +0+18 'by ZDoom Community' &quot; &amp; &quot;png8:pngs/&quot; &amp; SUBSTITUTE(SUBSTITUTE(SUBSTITUTE(SUBSTITUTE(SUBSTITUTE([Numbers.D1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Dead_Marine.png" calcext:value-type="string">
            <text:p>convert background.png -gravity Center -size 270 -pointsize 24 -fill black -annotate +0-14 'Voted #120 mod' -pointsize 20 -fill white -annotate +0+18 'by ZDoom Community' png8: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&quot;[b]&quot; &amp; [Numbers.B131] &amp; &quot;. &quot; &amp; &quot;[url=&quot; &amp; [Numbers.E131] &amp; &quot;]&quot; &amp; [Numbers.D131] &amp; &quot;[/url][/b]&quot; &amp;  &quot; [[b]&quot; &amp; [Numbers.C131] &amp; &quot;[/b]: [size=85]&quot; &amp; [Numbers.F131] &amp; &quot;[/size]]&quot;; &quot;&quot;)" office:value-type="string" office:string-value="[b]120. [url=https://forum.zdoom.org/viewtopic.php?f=42&amp;t=54708#p964549]dead.air[/url][/b] [[b]2[/b]: [size=85]Rachael: 1, Мichаеlis: 1[/size]]" calcext:value-type="string">
            <text:p>[b]120. [url=https://forum.zdoom.org/viewtopic.php?f=42&amp;t=54708#p964549]dead.air[/url][/b] [[b]2[/b]: [size=85]Rachael: 1, Мichаеlis: 1[/size]]</text:p>
          </table:table-cell>
          <table:table-cell table:formula="of:=IF([Numbers.C131] &gt; 0; &quot;convert background.png -gravity Center -size 270 -pointsize 24 -fill black -annotate +0-14 'Voted #&quot; &amp; [Numbers.B131] &amp; &quot; mod' -pointsize 20 -fill white -annotate +0+18 'by ZDoom Community' &quot; &amp; &quot;png8:pngs/&quot; &amp; SUBSTITUTE(SUBSTITUTE(SUBSTITUTE(SUBSTITUTE(SUBSTITUTE([Numbers.D1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dead.air.png" calcext:value-type="string">
            <text:p>convert background.png -gravity Center -size 270 -pointsize 24 -fill black -annotate +0-14 'Voted #120 mod' -pointsize 20 -fill white -annotate +0+18 'by ZDoom Community' png8:pngs/dead.ai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&quot;[b]&quot; &amp; [Numbers.B132] &amp; &quot;. &quot; &amp; &quot;[url=&quot; &amp; [Numbers.E132] &amp; &quot;]&quot; &amp; [Numbers.D132] &amp; &quot;[/url][/b]&quot; &amp;  &quot; [[b]&quot; &amp; [Numbers.C132] &amp; &quot;[/b]: [size=85]&quot; &amp; [Numbers.F132] &amp; &quot;[/size]]&quot;; &quot;&quot;)" office:value-type="string" office:string-value="[b]120. [url=https://forum.zdoom.org/viewtopic.php?f=43&amp;t=59887#p1045489]Demon CounterStrike[/url][/b] [[b]2[/b]: [size=85]Shadelight: 2[/size]]" calcext:value-type="string">
            <text:p>[b]120. [url=https://forum.zdoom.org/viewtopic.php?f=43&amp;t=59887#p1045489]Demon CounterStrike[/url][/b] [[b]2[/b]: [size=85]Shadelight: 2[/size]]</text:p>
          </table:table-cell>
          <table:table-cell table:formula="of:=IF([Numbers.C132] &gt; 0; &quot;convert background.png -gravity Center -size 270 -pointsize 24 -fill black -annotate +0-14 'Voted #&quot; &amp; [Numbers.B132] &amp; &quot; mod' -pointsize 20 -fill white -annotate +0+18 'by ZDoom Community' &quot; &amp; &quot;png8:pngs/&quot; &amp; SUBSTITUTE(SUBSTITUTE(SUBSTITUTE(SUBSTITUTE(SUBSTITUTE([Numbers.D1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Demon_CounterStrike.png" calcext:value-type="string">
            <text:p>convert background.png -gravity Center -size 270 -pointsize 24 -fill black -annotate +0-14 'Voted #120 mod' -pointsize 20 -fill white -annotate +0+18 'by ZDoom Community' png8: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&quot;[b]&quot; &amp; [Numbers.B133] &amp; &quot;. &quot; &amp; &quot;[url=&quot; &amp; [Numbers.E133] &amp; &quot;]&quot; &amp; [Numbers.D133] &amp; &quot;[/url][/b]&quot; &amp;  &quot; [[b]&quot; &amp; [Numbers.C133] &amp; &quot;[/b]: [size=85]&quot; &amp; [Numbers.F133] &amp; &quot;[/size]]&quot;; &quot;&quot;)" office:value-type="string" office:string-value="[b]120. [url=https://forum.zdoom.org/viewtopic.php?f=19&amp;t=48208#p824651]Eriguns 2[/url][/b] [[b]2[/b]: [size=85]Hipnotic Rogue: 1, Cyanide: 1[/size]]" calcext:value-type="string">
            <text:p>[b]120. [url=https://forum.zdoom.org/viewtopic.php?f=19&amp;t=48208#p824651]Eriguns 2[/url][/b] [[b]2[/b]: [size=85]Hipnotic Rogue: 1, Cyanide: 1[/size]]</text:p>
          </table:table-cell>
          <table:table-cell table:formula="of:=IF([Numbers.C133] &gt; 0; &quot;convert background.png -gravity Center -size 270 -pointsize 24 -fill black -annotate +0-14 'Voted #&quot; &amp; [Numbers.B133] &amp; &quot; mod' -pointsize 20 -fill white -annotate +0+18 'by ZDoom Community' &quot; &amp; &quot;png8:pngs/&quot; &amp; SUBSTITUTE(SUBSTITUTE(SUBSTITUTE(SUBSTITUTE(SUBSTITUTE([Numbers.D1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Eriguns_2.png" calcext:value-type="string">
            <text:p>convert background.png -gravity Center -size 270 -pointsize 24 -fill black -annotate +0-14 'Voted #120 mod' -pointsize 20 -fill white -annotate +0+18 'by ZDoom Community' png8:pngs/Erigun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&quot;[b]&quot; &amp; [Numbers.B134] &amp; &quot;. &quot; &amp; &quot;[url=&quot; &amp; [Numbers.E134] &amp; &quot;]&quot; &amp; [Numbers.D134] &amp; &quot;[/url][/b]&quot; &amp;  &quot; [[b]&quot; &amp; [Numbers.C134] &amp; &quot;[/b]: [size=85]&quot; &amp; [Numbers.F134] &amp; &quot;[/size]]&quot;; &quot;&quot;)" office:value-type="string" office:string-value="[b]120. [url=https://forum.zdoom.org/viewtopic.php?t=31034#p587707]Error: Doom[/url][/b] [[b]2[/b]: [size=85]Marrub: 2[/size]]" calcext:value-type="string">
            <text:p>[b]120. [url=https://forum.zdoom.org/viewtopic.php?t=31034#p587707]Error: Doom[/url][/b] [[b]2[/b]: [size=85]Marrub: 2[/size]]</text:p>
          </table:table-cell>
          <table:table-cell table:formula="of:=IF([Numbers.C134] &gt; 0; &quot;convert background.png -gravity Center -size 270 -pointsize 24 -fill black -annotate +0-14 'Voted #&quot; &amp; [Numbers.B134] &amp; &quot; mod' -pointsize 20 -fill white -annotate +0+18 'by ZDoom Community' &quot; &amp; &quot;png8:pngs/&quot; &amp; SUBSTITUTE(SUBSTITUTE(SUBSTITUTE(SUBSTITUTE(SUBSTITUTE([Numbers.D1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Error:_Doom.png" calcext:value-type="string">
            <text:p>convert background.png -gravity Center -size 270 -pointsize 24 -fill black -annotate +0-14 'Voted #120 mod' -pointsize 20 -fill white -annotate +0+18 'by ZDoom Community' png8: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&quot;[b]&quot; &amp; [Numbers.B135] &amp; &quot;. &quot; &amp; &quot;[url=&quot; &amp; [Numbers.E135] &amp; &quot;]&quot; &amp; [Numbers.D135] &amp; &quot;[/url][/b]&quot; &amp;  &quot; [[b]&quot; &amp; [Numbers.C135] &amp; &quot;[/b]: [size=85]&quot; &amp; [Numbers.F135] &amp; &quot;[/size]]&quot;; &quot;&quot;)" office:value-type="string" office:string-value="[b]120. [url=http://www.moddb.com/mods/final-neodoom]Final NeoDoom[/url][/b] [[b]2[/b]: [size=85]The Ultimate DooMer: 1, Ravick: 1[/size]]" calcext:value-type="string">
            <text:p>[b]120. [url=http://www.moddb.com/mods/final-neodoom]Final NeoDoom[/url][/b] [[b]2[/b]: [size=85]The Ultimate DooMer: 1, Ravick: 1[/size]]</text:p>
          </table:table-cell>
          <table:table-cell table:formula="of:=IF([Numbers.C135] &gt; 0; &quot;convert background.png -gravity Center -size 270 -pointsize 24 -fill black -annotate +0-14 'Voted #&quot; &amp; [Numbers.B135] &amp; &quot; mod' -pointsize 20 -fill white -annotate +0+18 'by ZDoom Community' &quot; &amp; &quot;png8:pngs/&quot; &amp; SUBSTITUTE(SUBSTITUTE(SUBSTITUTE(SUBSTITUTE(SUBSTITUTE([Numbers.D1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Final_NeoDoom.png" calcext:value-type="string">
            <text:p>convert background.png -gravity Center -size 270 -pointsize 24 -fill black -annotate +0-14 'Voted #120 mod' -pointsize 20 -fill white -annotate +0+18 'by ZDoom Community' png8:pngs/Final_Neo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&quot;[b]&quot; &amp; [Numbers.B136] &amp; &quot;. &quot; &amp; &quot;[url=&quot; &amp; [Numbers.E136] &amp; &quot;]&quot; &amp; [Numbers.D136] &amp; &quot;[/url][/b]&quot; &amp;  &quot; [[b]&quot; &amp; [Numbers.C136] &amp; &quot;[/b]: [size=85]&quot; &amp; [Numbers.F136] &amp; &quot;[/size]]&quot;; &quot;&quot;)" office:value-type="string" office:string-value="[b]120. [url=https://forum.zdoom.org/viewtopic.php?f=43&amp;t=46413#p775648]FragTrak[/url][/b] [[b]2[/b]: [size=85]Ikazu-san: 2[/size]]" calcext:value-type="string">
            <text:p>[b]120. [url=https://forum.zdoom.org/viewtopic.php?f=43&amp;t=46413#p775648]FragTrak[/url][/b] [[b]2[/b]: [size=85]Ikazu-san: 2[/size]]</text:p>
          </table:table-cell>
          <table:table-cell table:formula="of:=IF([Numbers.C136] &gt; 0; &quot;convert background.png -gravity Center -size 270 -pointsize 24 -fill black -annotate +0-14 'Voted #&quot; &amp; [Numbers.B136] &amp; &quot; mod' -pointsize 20 -fill white -annotate +0+18 'by ZDoom Community' &quot; &amp; &quot;png8:pngs/&quot; &amp; SUBSTITUTE(SUBSTITUTE(SUBSTITUTE(SUBSTITUTE(SUBSTITUTE([Numbers.D1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FragTrak.png" calcext:value-type="string">
            <text:p>convert background.png -gravity Center -size 270 -pointsize 24 -fill black -annotate +0-14 'Voted #120 mod' -pointsize 20 -fill white -annotate +0+18 'by ZDoom Community' png8:pngs/FragTr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&quot;[b]&quot; &amp; [Numbers.B137] &amp; &quot;. &quot; &amp; &quot;[url=&quot; &amp; [Numbers.E137] &amp; &quot;]&quot; &amp; [Numbers.D137] &amp; &quot;[/url][/b]&quot; &amp;  &quot; [[b]&quot; &amp; [Numbers.C137] &amp; &quot;[/b]: [size=85]&quot; &amp; [Numbers.F137] &amp; &quot;[/size]]&quot;; &quot;&quot;)" office:value-type="string" office:string-value="[b]120. [url=https://forum.zdoom.org/viewtopic.php?f=19&amp;t=46718#p784166]Gene-Tech: Before the Storm[/url][/b] [[b]2[/b]: [size=85]Rachael: 1, Ravick: 1[/size]]" calcext:value-type="string">
            <text:p>[b]120. [url=https://forum.zdoom.org/viewtopic.php?f=19&amp;t=46718#p784166]Gene-Tech: Before the Storm[/url][/b] [[b]2[/b]: [size=85]Rachael: 1, Ravick: 1[/size]]</text:p>
          </table:table-cell>
          <table:table-cell table:formula="of:=IF([Numbers.C137] &gt; 0; &quot;convert background.png -gravity Center -size 270 -pointsize 24 -fill black -annotate +0-14 'Voted #&quot; &amp; [Numbers.B137] &amp; &quot; mod' -pointsize 20 -fill white -annotate +0+18 'by ZDoom Community' &quot; &amp; &quot;png8:pngs/&quot; &amp; SUBSTITUTE(SUBSTITUTE(SUBSTITUTE(SUBSTITUTE(SUBSTITUTE([Numbers.D1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Gene-Tech:_Before_the_Storm.png" calcext:value-type="string">
            <text:p>convert background.png -gravity Center -size 270 -pointsize 24 -fill black -annotate +0-14 'Voted #120 mod' -pointsize 20 -fill white -annotate +0+18 'by ZDoom Community' png8:pngs/Gene-Tech:_Before_the_Sto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&quot;[b]&quot; &amp; [Numbers.B138] &amp; &quot;. &quot; &amp; &quot;[url=&quot; &amp; [Numbers.E138] &amp; &quot;]&quot; &amp; [Numbers.D138] &amp; &quot;[/url][/b]&quot; &amp;  &quot; [[b]&quot; &amp; [Numbers.C138] &amp; &quot;[/b]: [size=85]&quot; &amp; [Numbers.F138] &amp; &quot;[/size]]&quot;; &quot;&quot;)" office:value-type="string" office:string-value="[b]120. [url=https://forum.zdoom.org/viewtopic.php?f=43&amp;t=56762]Heretical Doom[/url][/b] [[b]2[/b]: [size=85]eharper256: 2[/size]]" calcext:value-type="string">
            <text:p>[b]120. [url=https://forum.zdoom.org/viewtopic.php?f=43&amp;t=56762]Heretical Doom[/url][/b] [[b]2[/b]: [size=85]eharper256: 2[/size]]</text:p>
          </table:table-cell>
          <table:table-cell table:formula="of:=IF([Numbers.C138] &gt; 0; &quot;convert background.png -gravity Center -size 270 -pointsize 24 -fill black -annotate +0-14 'Voted #&quot; &amp; [Numbers.B138] &amp; &quot; mod' -pointsize 20 -fill white -annotate +0+18 'by ZDoom Community' &quot; &amp; &quot;png8:pngs/&quot; &amp; SUBSTITUTE(SUBSTITUTE(SUBSTITUTE(SUBSTITUTE(SUBSTITUTE([Numbers.D1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Heretical_Doom.png" calcext:value-type="string">
            <text:p>convert background.png -gravity Center -size 270 -pointsize 24 -fill black -annotate +0-14 'Voted #120 mod' -pointsize 20 -fill white -annotate +0+18 'by ZDoom Community' png8:pngs/Heretic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&quot;[b]&quot; &amp; [Numbers.B139] &amp; &quot;. &quot; &amp; &quot;[url=&quot; &amp; [Numbers.E139] &amp; &quot;]&quot; &amp; [Numbers.D139] &amp; &quot;[/url][/b]&quot; &amp;  &quot; [[b]&quot; &amp; [Numbers.C139] &amp; &quot;[/b]: [size=85]&quot; &amp; [Numbers.F139] &amp; &quot;[/size]]&quot;; &quot;&quot;)" office:value-type="string" office:string-value="[b]120. [url=https://forum.zdoom.org/viewtopic.php?t=58009#p1020405]HeXeReTiC Fantasy[/url][/b] [[b]2[/b]: [size=85]Sumwunn: 2[/size]]" calcext:value-type="string">
            <text:p>[b]120. [url=https://forum.zdoom.org/viewtopic.php?t=58009#p1020405]HeXeReTiC Fantasy[/url][/b] [[b]2[/b]: [size=85]Sumwunn: 2[/size]]</text:p>
          </table:table-cell>
          <table:table-cell table:formula="of:=IF([Numbers.C139] &gt; 0; &quot;convert background.png -gravity Center -size 270 -pointsize 24 -fill black -annotate +0-14 'Voted #&quot; &amp; [Numbers.B139] &amp; &quot; mod' -pointsize 20 -fill white -annotate +0+18 'by ZDoom Community' &quot; &amp; &quot;png8:pngs/&quot; &amp; SUBSTITUTE(SUBSTITUTE(SUBSTITUTE(SUBSTITUTE(SUBSTITUTE([Numbers.D1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HeXeReTiC_Fantasy.png" calcext:value-type="string">
            <text:p>convert background.png -gravity Center -size 270 -pointsize 24 -fill black -annotate +0-14 'Voted #120 mod' -pointsize 20 -fill white -annotate +0+18 'by ZDoom Community' png8: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&quot;[b]&quot; &amp; [Numbers.B140] &amp; &quot;. &quot; &amp; &quot;[url=&quot; &amp; [Numbers.E140] &amp; &quot;]&quot; &amp; [Numbers.D140] &amp; &quot;[/url][/b]&quot; &amp;  &quot; [[b]&quot; &amp; [Numbers.C140] &amp; &quot;[/b]: [size=85]&quot; &amp; [Numbers.F140] &amp; &quot;[/size]]&quot;; &quot;&quot;)" office:value-type="string" office:string-value="[b]120. [url=https://forum.zdoom.org/viewtopic.php?f=43&amp;t=58687#p1030431]Lambda[/url][/b] [[b]2[/b]: [size=85]ChocoGuevara: 2[/size]]" calcext:value-type="string">
            <text:p>[b]120. [url=https://forum.zdoom.org/viewtopic.php?f=43&amp;t=58687#p1030431]Lambda[/url][/b] [[b]2[/b]: [size=85]ChocoGuevara: 2[/size]]</text:p>
          </table:table-cell>
          <table:table-cell table:formula="of:=IF([Numbers.C140] &gt; 0; &quot;convert background.png -gravity Center -size 270 -pointsize 24 -fill black -annotate +0-14 'Voted #&quot; &amp; [Numbers.B140] &amp; &quot; mod' -pointsize 20 -fill white -annotate +0+18 'by ZDoom Community' &quot; &amp; &quot;png8:pngs/&quot; &amp; SUBSTITUTE(SUBSTITUTE(SUBSTITUTE(SUBSTITUTE(SUBSTITUTE([Numbers.D1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Lambda.png" calcext:value-type="string">
            <text:p>convert background.png -gravity Center -size 270 -pointsize 24 -fill black -annotate +0-14 'Voted #120 mod' -pointsize 20 -fill white -annotate +0+18 'by ZDoom Community' png8:pngs/Lambd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&quot;[b]&quot; &amp; [Numbers.B141] &amp; &quot;. &quot; &amp; &quot;[url=&quot; &amp; [Numbers.E141] &amp; &quot;]&quot; &amp; [Numbers.D141] &amp; &quot;[/url][/b]&quot; &amp;  &quot; [[b]&quot; &amp; [Numbers.C141] &amp; &quot;[/b]: [size=85]&quot; &amp; [Numbers.F141] &amp; &quot;[/size]]&quot;; &quot;&quot;)" office:value-type="string" office:string-value="[b]120. [url=https://forum.zdoom.org/viewtopic.php?t=15793#p315526]Lizard Squad[/url][/b] [[b]2[/b]: [size=85]Matt: 1, lizardcommando: 1[/size]]" calcext:value-type="string">
            <text:p>[b]120. [url=https://forum.zdoom.org/viewtopic.php?t=15793#p315526]Lizard Squad[/url][/b] [[b]2[/b]: [size=85]Matt: 1, lizardcommando: 1[/size]]</text:p>
          </table:table-cell>
          <table:table-cell table:formula="of:=IF([Numbers.C141] &gt; 0; &quot;convert background.png -gravity Center -size 270 -pointsize 24 -fill black -annotate +0-14 'Voted #&quot; &amp; [Numbers.B141] &amp; &quot; mod' -pointsize 20 -fill white -annotate +0+18 'by ZDoom Community' &quot; &amp; &quot;png8:pngs/&quot; &amp; SUBSTITUTE(SUBSTITUTE(SUBSTITUTE(SUBSTITUTE(SUBSTITUTE([Numbers.D1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Lizard_Squad.png" calcext:value-type="string">
            <text:p>convert background.png -gravity Center -size 270 -pointsize 24 -fill black -annotate +0-14 'Voted #120 mod' -pointsize 20 -fill white -annotate +0+18 'by ZDoom Community' png8:pngs/Lizard_Squ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&quot;[b]&quot; &amp; [Numbers.B142] &amp; &quot;. &quot; &amp; &quot;[url=&quot; &amp; [Numbers.E142] &amp; &quot;]&quot; &amp; [Numbers.D142] &amp; &quot;[/url][/b]&quot; &amp;  &quot; [[b]&quot; &amp; [Numbers.C142] &amp; &quot;[/b]: [size=85]&quot; &amp; [Numbers.F142] &amp; &quot;[/size]]&quot;; &quot;&quot;)" office:value-type="string" office:string-value="[b]120. [url=https://www.doomworld.com/idgames/levels/doom2/Ports/m-o/massm2]MassMouth 2[/url][/b] [[b]2[/b]: [size=85]The Ultimate DooMer: 1, lizardcommando: 1[/size]]" calcext:value-type="string">
            <text:p>[b]120. [url=https://www.doomworld.com/idgames/levels/doom2/Ports/m-o/massm2]MassMouth 2[/url][/b] [[b]2[/b]: [size=85]The Ultimate DooMer: 1, lizardcommando: 1[/size]]</text:p>
          </table:table-cell>
          <table:table-cell table:formula="of:=IF([Numbers.C142] &gt; 0; &quot;convert background.png -gravity Center -size 270 -pointsize 24 -fill black -annotate +0-14 'Voted #&quot; &amp; [Numbers.B142] &amp; &quot; mod' -pointsize 20 -fill white -annotate +0+18 'by ZDoom Community' &quot; &amp; &quot;png8:pngs/&quot; &amp; SUBSTITUTE(SUBSTITUTE(SUBSTITUTE(SUBSTITUTE(SUBSTITUTE([Numbers.D1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MassMouth_2.png" calcext:value-type="string">
            <text:p>convert background.png -gravity Center -size 270 -pointsize 24 -fill black -annotate +0-14 'Voted #120 mod' -pointsize 20 -fill white -annotate +0+18 'by ZDoom Community' png8:pngs/MassMout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&quot;[b]&quot; &amp; [Numbers.B143] &amp; &quot;. &quot; &amp; &quot;[url=&quot; &amp; [Numbers.E143] &amp; &quot;]&quot; &amp; [Numbers.D143] &amp; &quot;[/url][/b]&quot; &amp;  &quot; [[b]&quot; &amp; [Numbers.C143] &amp; &quot;[/b]: [size=85]&quot; &amp; [Numbers.F143] &amp; &quot;[/size]]&quot;; &quot;&quot;)" office:value-type="string" office:string-value="[b]120. [url=https://mikestoybox.net/2017/09/13/midgard-outlaw/]Midgard Outlaw[/url][/b] [[b]2[/b]: [size=85]Rex705: 2[/size]]" calcext:value-type="string">
            <text:p>[b]120. [url=https://mikestoybox.net/2017/09/13/midgard-outlaw/]Midgard Outlaw[/url][/b] [[b]2[/b]: [size=85]Rex705: 2[/size]]</text:p>
          </table:table-cell>
          <table:table-cell table:formula="of:=IF([Numbers.C143] &gt; 0; &quot;convert background.png -gravity Center -size 270 -pointsize 24 -fill black -annotate +0-14 'Voted #&quot; &amp; [Numbers.B143] &amp; &quot; mod' -pointsize 20 -fill white -annotate +0+18 'by ZDoom Community' &quot; &amp; &quot;png8:pngs/&quot; &amp; SUBSTITUTE(SUBSTITUTE(SUBSTITUTE(SUBSTITUTE(SUBSTITUTE([Numbers.D1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Midgard_Outlaw.png" calcext:value-type="string">
            <text:p>convert background.png -gravity Center -size 270 -pointsize 24 -fill black -annotate +0-14 'Voted #120 mod' -pointsize 20 -fill white -annotate +0+18 'by ZDoom Community' png8:pngs/Midgard_Outla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&quot;[b]&quot; &amp; [Numbers.B144] &amp; &quot;. &quot; &amp; &quot;[url=&quot; &amp; [Numbers.E144] &amp; &quot;]&quot; &amp; [Numbers.D144] &amp; &quot;[/url][/b]&quot; &amp;  &quot; [[b]&quot; &amp; [Numbers.C144] &amp; &quot;[/b]: [size=85]&quot; &amp; [Numbers.F144] &amp; &quot;[/size]]&quot;; &quot;&quot;)" office:value-type="string" office:string-value="[b]120. [url=https://forum.zdoom.org/viewtopic.php?t=47988#p818163]Paranoid and Paranoiac[/url][/b] [[b]2[/b]: [size=85]The Ultimate DooMer: 1, Kappes Buur: 1[/size]]" calcext:value-type="string">
            <text:p>[b]120. [url=https://forum.zdoom.org/viewtopic.php?t=47988#p818163]Paranoid and Paranoiac[/url][/b] [[b]2[/b]: [size=85]The Ultimate DooMer: 1, Kappes Buur: 1[/size]]</text:p>
          </table:table-cell>
          <table:table-cell table:formula="of:=IF([Numbers.C144] &gt; 0; &quot;convert background.png -gravity Center -size 270 -pointsize 24 -fill black -annotate +0-14 'Voted #&quot; &amp; [Numbers.B144] &amp; &quot; mod' -pointsize 20 -fill white -annotate +0+18 'by ZDoom Community' &quot; &amp; &quot;png8:pngs/&quot; &amp; SUBSTITUTE(SUBSTITUTE(SUBSTITUTE(SUBSTITUTE(SUBSTITUTE([Numbers.D1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Paranoid_and_Paranoiac.png" calcext:value-type="string">
            <text:p>convert background.png -gravity Center -size 270 -pointsize 24 -fill black -annotate +0-14 'Voted #120 mod' -pointsize 20 -fill white -annotate +0+18 'by ZDoom Community' png8:pngs/Paranoid_and_Paranoia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&quot;[b]&quot; &amp; [Numbers.B145] &amp; &quot;. &quot; &amp; &quot;[url=&quot; &amp; [Numbers.E145] &amp; &quot;]&quot; &amp; [Numbers.D145] &amp; &quot;[/url][/b]&quot; &amp;  &quot; [[b]&quot; &amp; [Numbers.C145] &amp; &quot;[/b]: [size=85]&quot; &amp; [Numbers.F145] &amp; &quot;[/size]]&quot;; &quot;&quot;)" office:value-type="string" office:string-value="[b]120. [url=https://forum.zdoom.org/viewtopic.php?f=19&amp;t=46438#p776148]QUAKE: Descent into Heresy[/url][/b] [[b]2[/b]: [size=85]GAA1992: 1, Craneo: 1[/size]]" calcext:value-type="string">
            <text:p>[b]120. [url=https://forum.zdoom.org/viewtopic.php?f=19&amp;t=46438#p776148]QUAKE: Descent into Heresy[/url][/b] [[b]2[/b]: [size=85]GAA1992: 1, Craneo: 1[/size]]</text:p>
          </table:table-cell>
          <table:table-cell table:formula="of:=IF([Numbers.C145] &gt; 0; &quot;convert background.png -gravity Center -size 270 -pointsize 24 -fill black -annotate +0-14 'Voted #&quot; &amp; [Numbers.B145] &amp; &quot; mod' -pointsize 20 -fill white -annotate +0+18 'by ZDoom Community' &quot; &amp; &quot;png8:pngs/&quot; &amp; SUBSTITUTE(SUBSTITUTE(SUBSTITUTE(SUBSTITUTE(SUBSTITUTE([Numbers.D1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QUAKE:_Descent_into_Heresy.png" calcext:value-type="string">
            <text:p>convert background.png -gravity Center -size 270 -pointsize 24 -fill black -annotate +0-14 'Voted #120 mod' -pointsize 20 -fill white -annotate +0+18 'by ZDoom Community' png8: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&quot;[b]&quot; &amp; [Numbers.B146] &amp; &quot;. &quot; &amp; &quot;[url=&quot; &amp; [Numbers.E146] &amp; &quot;]&quot; &amp; [Numbers.D146] &amp; &quot;[/url][/b]&quot; &amp;  &quot; [[b]&quot; &amp; [Numbers.C146] &amp; &quot;[/b]: [size=85]&quot; &amp; [Numbers.F146] &amp; &quot;[/size]]&quot;; &quot;&quot;)" office:value-type="string" office:string-value="[b]120. [url=https://forum.zdoom.org/viewtopic.php?t=29792#p565461]SBrightmaps[/url][/b] [[b]2[/b]: [size=85]Hipnotic Rogue: 1, LastManonEarth: 1[/size]]" calcext:value-type="string">
            <text:p>[b]120. [url=https://forum.zdoom.org/viewtopic.php?t=29792#p565461]SBrightmaps[/url][/b] [[b]2[/b]: [size=85]Hipnotic Rogue: 1, LastManonEarth: 1[/size]]</text:p>
          </table:table-cell>
          <table:table-cell table:formula="of:=IF([Numbers.C146] &gt; 0; &quot;convert background.png -gravity Center -size 270 -pointsize 24 -fill black -annotate +0-14 'Voted #&quot; &amp; [Numbers.B146] &amp; &quot; mod' -pointsize 20 -fill white -annotate +0+18 'by ZDoom Community' &quot; &amp; &quot;png8:pngs/&quot; &amp; SUBSTITUTE(SUBSTITUTE(SUBSTITUTE(SUBSTITUTE(SUBSTITUTE([Numbers.D1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SBrightmaps.png" calcext:value-type="string">
            <text:p>convert background.png -gravity Center -size 270 -pointsize 24 -fill black -annotate +0-14 'Voted #120 mod' -pointsize 20 -fill white -annotate +0+18 'by ZDoom Community' png8: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&quot;[b]&quot; &amp; [Numbers.B147] &amp; &quot;. &quot; &amp; &quot;[url=&quot; &amp; [Numbers.E147] &amp; &quot;]&quot; &amp; [Numbers.D147] &amp; &quot;[/url][/b]&quot; &amp;  &quot; [[b]&quot; &amp; [Numbers.C147] &amp; &quot;[/b]: [size=85]&quot; &amp; [Numbers.F147] &amp; &quot;[/size]]&quot;; &quot;&quot;)" office:value-type="string" office:string-value="[b]120. [url=https://www.joshuaosullivan.co.uk/skulldash/]Skulldash[/url][/b] [[b]2[/b]: [size=85]The Ultimate DooMer: 1, QuakedoomNukem Cz: 1[/size]]" calcext:value-type="string">
            <text:p>[b]120. [url=https://www.joshuaosullivan.co.uk/skulldash/]Skulldash[/url][/b] [[b]2[/b]: [size=85]The Ultimate DooMer: 1, QuakedoomNukem Cz: 1[/size]]</text:p>
          </table:table-cell>
          <table:table-cell table:formula="of:=IF([Numbers.C147] &gt; 0; &quot;convert background.png -gravity Center -size 270 -pointsize 24 -fill black -annotate +0-14 'Voted #&quot; &amp; [Numbers.B147] &amp; &quot; mod' -pointsize 20 -fill white -annotate +0+18 'by ZDoom Community' &quot; &amp; &quot;png8:pngs/&quot; &amp; SUBSTITUTE(SUBSTITUTE(SUBSTITUTE(SUBSTITUTE(SUBSTITUTE([Numbers.D1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Skulldash.png" calcext:value-type="string">
            <text:p>convert background.png -gravity Center -size 270 -pointsize 24 -fill black -annotate +0-14 'Voted #120 mod' -pointsize 20 -fill white -annotate +0+18 'by ZDoom Community' png8:pngs/Skulld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&quot;[b]&quot; &amp; [Numbers.B148] &amp; &quot;. &quot; &amp; &quot;[url=&quot; &amp; [Numbers.E148] &amp; &quot;]&quot; &amp; [Numbers.D148] &amp; &quot;[/url][/b]&quot; &amp;  &quot; [[b]&quot; &amp; [Numbers.C148] &amp; &quot;[/b]: [size=85]&quot; &amp; [Numbers.F148] &amp; &quot;[/size]]&quot;; &quot;&quot;)" office:value-type="string" office:string-value="[b]120. [url=https://forum.zdoom.org/viewtopic.php?f=43&amp;t=46174#p769209]Sneaky Doom[/url][/b] [[b]2[/b]: [size=85]sycspysycspy: 2[/size]]" calcext:value-type="string">
            <text:p>[b]120. [url=https://forum.zdoom.org/viewtopic.php?f=43&amp;t=46174#p769209]Sneaky Doom[/url][/b] [[b]2[/b]: [size=85]sycspysycspy: 2[/size]]</text:p>
          </table:table-cell>
          <table:table-cell table:formula="of:=IF([Numbers.C148] &gt; 0; &quot;convert background.png -gravity Center -size 270 -pointsize 24 -fill black -annotate +0-14 'Voted #&quot; &amp; [Numbers.B148] &amp; &quot; mod' -pointsize 20 -fill white -annotate +0+18 'by ZDoom Community' &quot; &amp; &quot;png8:pngs/&quot; &amp; SUBSTITUTE(SUBSTITUTE(SUBSTITUTE(SUBSTITUTE(SUBSTITUTE([Numbers.D1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Sneaky_Doom.png" calcext:value-type="string">
            <text:p>convert background.png -gravity Center -size 270 -pointsize 24 -fill black -annotate +0-14 'Voted #120 mod' -pointsize 20 -fill white -annotate +0+18 'by ZDoom Community' png8:pngs/Sneaky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&quot;[b]&quot; &amp; [Numbers.B149] &amp; &quot;. &quot; &amp; &quot;[url=&quot; &amp; [Numbers.E149] &amp; &quot;]&quot; &amp; [Numbers.D149] &amp; &quot;[/url][/b]&quot; &amp;  &quot; [[b]&quot; &amp; [Numbers.C149] &amp; &quot;[/b]: [size=85]&quot; &amp; [Numbers.F149] &amp; &quot;[/size]]&quot;; &quot;&quot;)" office:value-type="string" office:string-value="[b]120. [url=https://www.doomworld.com/forum/topic/71133-sound-caulking-now-on-idgames/]Sound Caulking[/url][/b] [[b]2[/b]: [size=85]m8f: 1, A_D_M_E_R_A_L: 1[/size]]" calcext:value-type="string">
            <text:p>[b]120. [url=https://www.doomworld.com/forum/topic/71133-sound-caulking-now-on-idgames/]Sound Caulking[/url][/b] [[b]2[/b]: [size=85]m8f: 1, A_D_M_E_R_A_L: 1[/size]]</text:p>
          </table:table-cell>
          <table:table-cell table:formula="of:=IF([Numbers.C149] &gt; 0; &quot;convert background.png -gravity Center -size 270 -pointsize 24 -fill black -annotate +0-14 'Voted #&quot; &amp; [Numbers.B149] &amp; &quot; mod' -pointsize 20 -fill white -annotate +0+18 'by ZDoom Community' &quot; &amp; &quot;png8:pngs/&quot; &amp; SUBSTITUTE(SUBSTITUTE(SUBSTITUTE(SUBSTITUTE(SUBSTITUTE([Numbers.D1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Sound_Caulking.png" calcext:value-type="string">
            <text:p>convert background.png -gravity Center -size 270 -pointsize 24 -fill black -annotate +0-14 'Voted #120 mod' -pointsize 20 -fill white -annotate +0+18 'by ZDoom Community' png8: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&quot;[b]&quot; &amp; [Numbers.B150] &amp; &quot;. &quot; &amp; &quot;[url=&quot; &amp; [Numbers.E150] &amp; &quot;]&quot; &amp; [Numbers.D150] &amp; &quot;[/url][/b]&quot; &amp;  &quot; [[b]&quot; &amp; [Numbers.C150] &amp; &quot;[/b]: [size=85]&quot; &amp; [Numbers.F150] &amp; &quot;[/size]]&quot;; &quot;&quot;)" office:value-type="string" office:string-value="[b]120. [url=https://forum.zdoom.org/viewtopic.php?f=42&amp;t=62163#p1074598]Spooktober Community Mapping Project[/url][/b] [[b]2[/b]: [size=85]Rex705: 2[/size]]" calcext:value-type="string">
            <text:p>[b]120. [url=https://forum.zdoom.org/viewtopic.php?f=42&amp;t=62163#p1074598]Spooktober Community Mapping Project[/url][/b] [[b]2[/b]: [size=85]Rex705: 2[/size]]</text:p>
          </table:table-cell>
          <table:table-cell table:formula="of:=IF([Numbers.C150] &gt; 0; &quot;convert background.png -gravity Center -size 270 -pointsize 24 -fill black -annotate +0-14 'Voted #&quot; &amp; [Numbers.B150] &amp; &quot; mod' -pointsize 20 -fill white -annotate +0+18 'by ZDoom Community' &quot; &amp; &quot;png8:pngs/&quot; &amp; SUBSTITUTE(SUBSTITUTE(SUBSTITUTE(SUBSTITUTE(SUBSTITUTE([Numbers.D1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Spooktober_Community_Mapping_Project.png" calcext:value-type="string">
            <text:p>convert background.png -gravity Center -size 270 -pointsize 24 -fill black -annotate +0-14 'Voted #120 mod' -pointsize 20 -fill white -annotate +0+18 'by ZDoom Community' png8:pngs/Spooktober_Community_Mapp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&quot;[b]&quot; &amp; [Numbers.B151] &amp; &quot;. &quot; &amp; &quot;[url=&quot; &amp; [Numbers.E151] &amp; &quot;]&quot; &amp; [Numbers.D151] &amp; &quot;[/url][/b]&quot; &amp;  &quot; [[b]&quot; &amp; [Numbers.C151] &amp; &quot;[/b]: [size=85]&quot; &amp; [Numbers.F151] &amp; &quot;[/size]]&quot;; &quot;&quot;)" office:value-type="string" office:string-value="[b]120. [url=https://forum.zdoom.org/viewtopic.php?t=49369#p854693]Strange Aeons[/url][/b] [[b]2[/b]: [size=85]Rachael: 1, Мichаеlis: 1[/size]]" calcext:value-type="string">
            <text:p>[b]120. [url=https://forum.zdoom.org/viewtopic.php?t=49369#p854693]Strange Aeons[/url][/b] [[b]2[/b]: [size=85]Rachael: 1, Мichаеlis: 1[/size]]</text:p>
          </table:table-cell>
          <table:table-cell table:formula="of:=IF([Numbers.C151] &gt; 0; &quot;convert background.png -gravity Center -size 270 -pointsize 24 -fill black -annotate +0-14 'Voted #&quot; &amp; [Numbers.B151] &amp; &quot; mod' -pointsize 20 -fill white -annotate +0+18 'by ZDoom Community' &quot; &amp; &quot;png8:pngs/&quot; &amp; SUBSTITUTE(SUBSTITUTE(SUBSTITUTE(SUBSTITUTE(SUBSTITUTE([Numbers.D1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Strange_Aeons.png" calcext:value-type="string">
            <text:p>convert background.png -gravity Center -size 270 -pointsize 24 -fill black -annotate +0-14 'Voted #120 mod' -pointsize 20 -fill white -annotate +0+18 'by ZDoom Community' png8: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&quot;[b]&quot; &amp; [Numbers.B152] &amp; &quot;. &quot; &amp; &quot;[url=&quot; &amp; [Numbers.E152] &amp; &quot;]&quot; &amp; [Numbers.D152] &amp; &quot;[/url][/b]&quot; &amp;  &quot; [[b]&quot; &amp; [Numbers.C152] &amp; &quot;[/b]: [size=85]&quot; &amp; [Numbers.F152] &amp; &quot;[/size]]&quot;; &quot;&quot;)" office:value-type="string" office:string-value="[b]120. [url=https://forum.zdoom.org/viewtopic.php?f=19&amp;t=49164#p850102]Temple of the Lizard Men 4[/url][/b] [[b]2[/b]: [size=85]Rex705: 2[/size]]" calcext:value-type="string">
            <text:p>[b]120. [url=https://forum.zdoom.org/viewtopic.php?f=19&amp;t=49164#p850102]Temple of the Lizard Men 4[/url][/b] [[b]2[/b]: [size=85]Rex705: 2[/size]]</text:p>
          </table:table-cell>
          <table:table-cell table:formula="of:=IF([Numbers.C152] &gt; 0; &quot;convert background.png -gravity Center -size 270 -pointsize 24 -fill black -annotate +0-14 'Voted #&quot; &amp; [Numbers.B152] &amp; &quot; mod' -pointsize 20 -fill white -annotate +0+18 'by ZDoom Community' &quot; &amp; &quot;png8:pngs/&quot; &amp; SUBSTITUTE(SUBSTITUTE(SUBSTITUTE(SUBSTITUTE(SUBSTITUTE([Numbers.D1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Temple_of_the_Lizard_Men_4.png" calcext:value-type="string">
            <text:p>convert background.png -gravity Center -size 270 -pointsize 24 -fill black -annotate +0-14 'Voted #120 mod' -pointsize 20 -fill white -annotate +0+18 'by ZDoom Community' png8:pngs/Temple_of_the_Lizard_Men_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&quot;[b]&quot; &amp; [Numbers.B153] &amp; &quot;. &quot; &amp; &quot;[url=&quot; &amp; [Numbers.E153] &amp; &quot;]&quot; &amp; [Numbers.D153] &amp; &quot;[/url][/b]&quot; &amp;  &quot; [[b]&quot; &amp; [Numbers.C153] &amp; &quot;[/b]: [size=85]&quot; &amp; [Numbers.F153] &amp; &quot;[/size]]&quot;; &quot;&quot;)" office:value-type="string" office:string-value="[b]120. [url=https://forum.zdoom.org/viewtopic.php?t=37064#p703739]The Space Pirate[/url][/b] [[b]2[/b]: [size=85]Olroda: 2[/size]]" calcext:value-type="string">
            <text:p>[b]120. [url=https://forum.zdoom.org/viewtopic.php?t=37064#p703739]The Space Pirate[/url][/b] [[b]2[/b]: [size=85]Olroda: 2[/size]]</text:p>
          </table:table-cell>
          <table:table-cell table:formula="of:=IF([Numbers.C153] &gt; 0; &quot;convert background.png -gravity Center -size 270 -pointsize 24 -fill black -annotate +0-14 'Voted #&quot; &amp; [Numbers.B153] &amp; &quot; mod' -pointsize 20 -fill white -annotate +0+18 'by ZDoom Community' &quot; &amp; &quot;png8:pngs/&quot; &amp; SUBSTITUTE(SUBSTITUTE(SUBSTITUTE(SUBSTITUTE(SUBSTITUTE([Numbers.D1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The_Space_Pirate.png" calcext:value-type="string">
            <text:p>convert background.png -gravity Center -size 270 -pointsize 24 -fill black -annotate +0-14 'Voted #120 mod' -pointsize 20 -fill white -annotate +0+18 'by ZDoom Community' png8: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&quot;[b]&quot; &amp; [Numbers.B154] &amp; &quot;. &quot; &amp; &quot;[url=&quot; &amp; [Numbers.E154] &amp; &quot;]&quot; &amp; [Numbers.D154] &amp; &quot;[/url][/b]&quot; &amp;  &quot; [[b]&quot; &amp; [Numbers.C154] &amp; &quot;[/b]: [size=85]&quot; &amp; [Numbers.F154] &amp; &quot;[/size]]&quot;; &quot;&quot;)" office:value-type="string" office:string-value="[b]120. [url=https://zdoom.org/wiki/Town_Infection]Town Infection: The Flooding[/url][/b] [[b]2[/b]: [size=85]IdiotBitz: 1, excedentia: 1[/size]]" calcext:value-type="string">
            <text:p>[b]120. [url=https://zdoom.org/wiki/Town_Infection]Town Infection: The Flooding[/url][/b] [[b]2[/b]: [size=85]IdiotBitz: 1, excedentia: 1[/size]]</text:p>
          </table:table-cell>
          <table:table-cell table:formula="of:=IF([Numbers.C154] &gt; 0; &quot;convert background.png -gravity Center -size 270 -pointsize 24 -fill black -annotate +0-14 'Voted #&quot; &amp; [Numbers.B154] &amp; &quot; mod' -pointsize 20 -fill white -annotate +0+18 'by ZDoom Community' &quot; &amp; &quot;png8:pngs/&quot; &amp; SUBSTITUTE(SUBSTITUTE(SUBSTITUTE(SUBSTITUTE(SUBSTITUTE([Numbers.D1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Town_Infection:_The_Flooding.png" calcext:value-type="string">
            <text:p>convert background.png -gravity Center -size 270 -pointsize 24 -fill black -annotate +0-14 'Voted #120 mod' -pointsize 20 -fill white -annotate +0+18 'by ZDoom Community' png8:pngs/Town_Infection:_The_Flood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&quot;[b]&quot; &amp; [Numbers.B155] &amp; &quot;. &quot; &amp; &quot;[url=&quot; &amp; [Numbers.E155] &amp; &quot;]&quot; &amp; [Numbers.D155] &amp; &quot;[/url][/b]&quot; &amp;  &quot; [[b]&quot; &amp; [Numbers.C155] &amp; &quot;[/b]: [size=85]&quot; &amp; [Numbers.F155] &amp; &quot;[/size]]&quot;; &quot;&quot;)" office:value-type="string" office:string-value="[b]120. [url=https://forum.zdoom.org/viewtopic.php?f=19&amp;t=27981#p535716]TurboCharged ARCADE![/url][/b] [[b]2[/b]: [size=85]Major Cooke: 2[/size]]" calcext:value-type="string">
            <text:p>[b]120. [url=https://forum.zdoom.org/viewtopic.php?f=19&amp;t=27981#p535716]TurboCharged ARCADE![/url][/b] [[b]2[/b]: [size=85]Major Cooke: 2[/size]]</text:p>
          </table:table-cell>
          <table:table-cell table:formula="of:=IF([Numbers.C155] &gt; 0; &quot;convert background.png -gravity Center -size 270 -pointsize 24 -fill black -annotate +0-14 'Voted #&quot; &amp; [Numbers.B155] &amp; &quot; mod' -pointsize 20 -fill white -annotate +0+18 'by ZDoom Community' &quot; &amp; &quot;png8:pngs/&quot; &amp; SUBSTITUTE(SUBSTITUTE(SUBSTITUTE(SUBSTITUTE(SUBSTITUTE([Numbers.D1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TurboCharged_ARCADE!.png" calcext:value-type="string">
            <text:p>convert background.png -gravity Center -size 270 -pointsize 24 -fill black -annotate +0-14 'Voted #120 mod' -pointsize 20 -fill white -annotate +0+18 'by ZDoom Community' png8:pngs/TurboCharged_ARCADE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&quot;[b]&quot; &amp; [Numbers.B156] &amp; &quot;. &quot; &amp; &quot;[url=&quot; &amp; [Numbers.E156] &amp; &quot;]&quot; &amp; [Numbers.D156] &amp; &quot;[/url][/b]&quot; &amp;  &quot; [[b]&quot; &amp; [Numbers.C156] &amp; &quot;[/b]: [size=85]&quot; &amp; [Numbers.F156] &amp; &quot;[/size]]&quot;; &quot;&quot;)" office:value-type="string" office:string-value="[b]120. [url=https://forum.zdoom.org/viewtopic.php?f=43&amp;t=60612]Ultra Crispy[/url][/b] [[b]2[/b]: [size=85]YukesVonFaust: 2[/size]]" calcext:value-type="string">
            <text:p>[b]120. [url=https://forum.zdoom.org/viewtopic.php?f=43&amp;t=60612]Ultra Crispy[/url][/b] [[b]2[/b]: [size=85]YukesVonFaust: 2[/size]]</text:p>
          </table:table-cell>
          <table:table-cell table:formula="of:=IF([Numbers.C156] &gt; 0; &quot;convert background.png -gravity Center -size 270 -pointsize 24 -fill black -annotate +0-14 'Voted #&quot; &amp; [Numbers.B156] &amp; &quot; mod' -pointsize 20 -fill white -annotate +0+18 'by ZDoom Community' &quot; &amp; &quot;png8:pngs/&quot; &amp; SUBSTITUTE(SUBSTITUTE(SUBSTITUTE(SUBSTITUTE(SUBSTITUTE([Numbers.D1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Ultra_Crispy.png" calcext:value-type="string">
            <text:p>convert background.png -gravity Center -size 270 -pointsize 24 -fill black -annotate +0-14 'Voted #120 mod' -pointsize 20 -fill white -annotate +0+18 'by ZDoom Community' png8:pngs/Ultra_Crisp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&quot;[b]&quot; &amp; [Numbers.B157] &amp; &quot;. &quot; &amp; &quot;[url=&quot; &amp; [Numbers.E157] &amp; &quot;]&quot; &amp; [Numbers.D157] &amp; &quot;[/url][/b]&quot; &amp;  &quot; [[b]&quot; &amp; [Numbers.C157] &amp; &quot;[/b]: [size=85]&quot; &amp; [Numbers.F157] &amp; &quot;[/size]]&quot;; &quot;&quot;)" office:value-type="string" office:string-value="[b]120. [url=http://lazrojas.com/wolfendoom/astrostein_2.html]WolfenDOOM:  Astrostein[/url][/b] [[b]2[/b]: [size=85]Sgt. Shivers: 2[/size]]" calcext:value-type="string">
            <text:p>[b]120. [url=http://lazrojas.com/wolfendoom/astrostein_2.html]WolfenDOOM: <text:s/>Astrostein[/url][/b] [[b]2[/b]: [size=85]Sgt. Shivers: 2[/size]]</text:p>
          </table:table-cell>
          <table:table-cell table:formula="of:=IF([Numbers.C157] &gt; 0; &quot;convert background.png -gravity Center -size 270 -pointsize 24 -fill black -annotate +0-14 'Voted #&quot; &amp; [Numbers.B157] &amp; &quot; mod' -pointsize 20 -fill white -annotate +0+18 'by ZDoom Community' &quot; &amp; &quot;png8:pngs/&quot; &amp; SUBSTITUTE(SUBSTITUTE(SUBSTITUTE(SUBSTITUTE(SUBSTITUTE([Numbers.D1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WolfenDOOM:__Astrostein.png" calcext:value-type="string">
            <text:p>convert background.png -gravity Center -size 270 -pointsize 24 -fill black -annotate +0-14 'Voted #120 mod' -pointsize 20 -fill white -annotate +0+18 'by ZDoom Community' png8:pngs/WolfenDOOM:__Astroste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&quot;[b]&quot; &amp; [Numbers.B158] &amp; &quot;. &quot; &amp; &quot;[url=&quot; &amp; [Numbers.E158] &amp; &quot;]&quot; &amp; [Numbers.D158] &amp; &quot;[/url][/b]&quot; &amp;  &quot; [[b]&quot; &amp; [Numbers.C158] &amp; &quot;[/b]: [size=85]&quot; &amp; [Numbers.F158] &amp; &quot;[/size]]&quot;; &quot;&quot;)" office:value-type="string" office:string-value="[b]155. [url=https://www.doomworld.com/idgames/levels/doom/Ports/0-9/007ltsd]007: Licence to Spell DooM[/url][/b] [[b]1[/b]: [size=85]The Ultimate DooMer: 1[/size]]" calcext:value-type="string">
            <text:p>[b]155. [url=https://www.doomworld.com/idgames/levels/doom/Ports/0-9/007ltsd]007: Licence to Spell DooM[/url][/b] [[b]1[/b]: [size=85]The Ultimate DooMer: 1[/size]]</text:p>
          </table:table-cell>
          <table:table-cell table:formula="of:=IF([Numbers.C158] &gt; 0; &quot;convert background.png -gravity Center -size 270 -pointsize 24 -fill black -annotate +0-14 'Voted #&quot; &amp; [Numbers.B158] &amp; &quot; mod' -pointsize 20 -fill white -annotate +0+18 'by ZDoom Community' &quot; &amp; &quot;png8:pngs/&quot; &amp; SUBSTITUTE(SUBSTITUTE(SUBSTITUTE(SUBSTITUTE(SUBSTITUTE([Numbers.D1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007:_Licence_to_Spell_DooM.png" calcext:value-type="string">
            <text:p>convert background.png -gravity Center -size 270 -pointsize 24 -fill black -annotate +0-14 'Voted #155 mod' -pointsize 20 -fill white -annotate +0+18 'by ZDoom Community' png8:pngs/007:_Licence_to_Spel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&quot;[b]&quot; &amp; [Numbers.B159] &amp; &quot;. &quot; &amp; &quot;[url=&quot; &amp; [Numbers.E159] &amp; &quot;]&quot; &amp; [Numbers.D159] &amp; &quot;[/url][/b]&quot; &amp;  &quot; [[b]&quot; &amp; [Numbers.C159] &amp; &quot;[/b]: [size=85]&quot; &amp; [Numbers.F159] &amp; &quot;[/size]]&quot;; &quot;&quot;)" office:value-type="string" office:string-value="[b]155. [url=https://forum.zdoom.org/viewtopic.php?f=42&amp;t=54247#p954473]20 Monsters Challenge[/url][/b] [[b]1[/b]: [size=85]Rachael: 1[/size]]" calcext:value-type="string">
            <text:p>[b]155. [url=https://forum.zdoom.org/viewtopic.php?f=42&amp;t=54247#p954473]20 Monsters Challenge[/url][/b] [[b]1[/b]: [size=85]Rachael: 1[/size]]</text:p>
          </table:table-cell>
          <table:table-cell table:formula="of:=IF([Numbers.C159] &gt; 0; &quot;convert background.png -gravity Center -size 270 -pointsize 24 -fill black -annotate +0-14 'Voted #&quot; &amp; [Numbers.B159] &amp; &quot; mod' -pointsize 20 -fill white -annotate +0+18 'by ZDoom Community' &quot; &amp; &quot;png8:pngs/&quot; &amp; SUBSTITUTE(SUBSTITUTE(SUBSTITUTE(SUBSTITUTE(SUBSTITUTE([Numbers.D1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20_Monsters_Challenge.png" calcext:value-type="string">
            <text:p>convert background.png -gravity Center -size 270 -pointsize 24 -fill black -annotate +0-14 'Voted #155 mod' -pointsize 20 -fill white -annotate +0+18 'by ZDoom Community' png8:pngs/20_Monsters_Challen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&quot;[b]&quot; &amp; [Numbers.B160] &amp; &quot;. &quot; &amp; &quot;[url=&quot; &amp; [Numbers.E160] &amp; &quot;]&quot; &amp; [Numbers.D160] &amp; &quot;[/url][/b]&quot; &amp;  &quot; [[b]&quot; &amp; [Numbers.C160] &amp; &quot;[/b]: [size=85]&quot; &amp; [Numbers.F160] &amp; &quot;[/size]]&quot;; &quot;&quot;)" office:value-type="string" office:string-value="[b]155. [url=https://www.doomworld.com/idgames/levels/doom2/deathmatch/Ports/a-c/amisery]Abandoned Misery[/url][/b] [[b]1[/b]: [size=85]Kappes Buur: 1[/size]]" calcext:value-type="string">
            <text:p>[b]155. [url=https://www.doomworld.com/idgames/levels/doom2/deathmatch/Ports/a-c/amisery]Abandoned Misery[/url][/b] [[b]1[/b]: [size=85]Kappes Buur: 1[/size]]</text:p>
          </table:table-cell>
          <table:table-cell table:formula="of:=IF([Numbers.C160] &gt; 0; &quot;convert background.png -gravity Center -size 270 -pointsize 24 -fill black -annotate +0-14 'Voted #&quot; &amp; [Numbers.B160] &amp; &quot; mod' -pointsize 20 -fill white -annotate +0+18 'by ZDoom Community' &quot; &amp; &quot;png8:pngs/&quot; &amp; SUBSTITUTE(SUBSTITUTE(SUBSTITUTE(SUBSTITUTE(SUBSTITUTE([Numbers.D1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Abandoned_Misery.png" calcext:value-type="string">
            <text:p>convert background.png -gravity Center -size 270 -pointsize 24 -fill black -annotate +0-14 'Voted #155 mod' -pointsize 20 -fill white -annotate +0+18 'by ZDoom Community' png8:pngs/Abandoned_Mise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&quot;[b]&quot; &amp; [Numbers.B161] &amp; &quot;. &quot; &amp; &quot;[url=&quot; &amp; [Numbers.E161] &amp; &quot;]&quot; &amp; [Numbers.D161] &amp; &quot;[/url][/b]&quot; &amp;  &quot; [[b]&quot; &amp; [Numbers.C161] &amp; &quot;[/b]: [size=85]&quot; &amp; [Numbers.F161] &amp; &quot;[/size]]&quot;; &quot;&quot;)" office:value-type="string" office:string-value="[b]155. [url=https://forum.zdoom.org/viewtopic.php?t=36877#p699326]Accessories to Murder[/url][/b] [[b]1[/b]: [size=85]Cyanide: 1[/size]]" calcext:value-type="string">
            <text:p>[b]155. [url=https://forum.zdoom.org/viewtopic.php?t=36877#p699326]Accessories to Murder[/url][/b] [[b]1[/b]: [size=85]Cyanide: 1[/size]]</text:p>
          </table:table-cell>
          <table:table-cell table:formula="of:=IF([Numbers.C161] &gt; 0; &quot;convert background.png -gravity Center -size 270 -pointsize 24 -fill black -annotate +0-14 'Voted #&quot; &amp; [Numbers.B161] &amp; &quot; mod' -pointsize 20 -fill white -annotate +0+18 'by ZDoom Community' &quot; &amp; &quot;png8:pngs/&quot; &amp; SUBSTITUTE(SUBSTITUTE(SUBSTITUTE(SUBSTITUTE(SUBSTITUTE([Numbers.D1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Accessories_to_Murder.png" calcext:value-type="string">
            <text:p>convert background.png -gravity Center -size 270 -pointsize 24 -fill black -annotate +0-14 'Voted #155 mod' -pointsize 20 -fill white -annotate +0+18 'by ZDoom Community' png8:pngs/Accessories_to_Mur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&quot;[b]&quot; &amp; [Numbers.B162] &amp; &quot;. &quot; &amp; &quot;[url=&quot; &amp; [Numbers.E162] &amp; &quot;]&quot; &amp; [Numbers.D162] &amp; &quot;[/url][/b]&quot; &amp;  &quot; [[b]&quot; &amp; [Numbers.C162] &amp; &quot;[/b]: [size=85]&quot; &amp; [Numbers.F162] &amp; &quot;[/size]]&quot;; &quot;&quot;)" office:value-type="string" office:string-value="[b]155. [url=https://forum.zdoom.org/viewtopic.php?t=58501#p1027895]Alfonzone[/url][/b] [[b]1[/b]: [size=85]The Ultimate DooMer: 1[/size]]" calcext:value-type="string">
            <text:p>[b]155. [url=https://forum.zdoom.org/viewtopic.php?t=58501#p1027895]Alfonzone[/url][/b] [[b]1[/b]: [size=85]The Ultimate DooMer: 1[/size]]</text:p>
          </table:table-cell>
          <table:table-cell table:formula="of:=IF([Numbers.C162] &gt; 0; &quot;convert background.png -gravity Center -size 270 -pointsize 24 -fill black -annotate +0-14 'Voted #&quot; &amp; [Numbers.B162] &amp; &quot; mod' -pointsize 20 -fill white -annotate +0+18 'by ZDoom Community' &quot; &amp; &quot;png8:pngs/&quot; &amp; SUBSTITUTE(SUBSTITUTE(SUBSTITUTE(SUBSTITUTE(SUBSTITUTE([Numbers.D1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Alfonzone.png" calcext:value-type="string">
            <text:p>convert background.png -gravity Center -size 270 -pointsize 24 -fill black -annotate +0-14 'Voted #155 mod' -pointsize 20 -fill white -annotate +0+18 'by ZDoom Community' png8:pngs/Alfonzo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&quot;[b]&quot; &amp; [Numbers.B163] &amp; &quot;. &quot; &amp; &quot;[url=&quot; &amp; [Numbers.E163] &amp; &quot;]&quot; &amp; [Numbers.D163] &amp; &quot;[/url][/b]&quot; &amp;  &quot; [[b]&quot; &amp; [Numbers.C163] &amp; &quot;[/b]: [size=85]&quot; &amp; [Numbers.F163] &amp; &quot;[/size]]&quot;; &quot;&quot;)" office:value-type="string" office:string-value="[b]155. [url=https://www.moddb.com/mods/acm-2014]Aliens: Colonial Marines TC[/url][/b] [[b]1[/b]: [size=85]Ravick: 1[/size]]" calcext:value-type="string">
            <text:p>[b]155. [url=https://www.moddb.com/mods/acm-2014]Aliens: Colonial Marines TC[/url][/b] [[b]1[/b]: [size=85]Ravick: 1[/size]]</text:p>
          </table:table-cell>
          <table:table-cell table:formula="of:=IF([Numbers.C163] &gt; 0; &quot;convert background.png -gravity Center -size 270 -pointsize 24 -fill black -annotate +0-14 'Voted #&quot; &amp; [Numbers.B163] &amp; &quot; mod' -pointsize 20 -fill white -annotate +0+18 'by ZDoom Community' &quot; &amp; &quot;png8:pngs/&quot; &amp; SUBSTITUTE(SUBSTITUTE(SUBSTITUTE(SUBSTITUTE(SUBSTITUTE([Numbers.D1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Aliens:_Colonial_Marines_TC.png" calcext:value-type="string">
            <text:p>convert background.png -gravity Center -size 270 -pointsize 24 -fill black -annotate +0-14 'Voted #155 mod' -pointsize 20 -fill white -annotate +0+18 'by ZDoom Community' png8:pngs/Aliens:_Colonial_Marines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&quot;[b]&quot; &amp; [Numbers.B164] &amp; &quot;. &quot; &amp; &quot;[url=&quot; &amp; [Numbers.E164] &amp; &quot;]&quot; &amp; [Numbers.D164] &amp; &quot;[/url][/b]&quot; &amp;  &quot; [[b]&quot; &amp; [Numbers.C164] &amp; &quot;[/b]: [size=85]&quot; &amp; [Numbers.F164] &amp; &quot;[/size]]&quot;; &quot;&quot;)" office:value-type="string" office:string-value="[b]155. [url=https://forum.zdoom.org/viewtopic.php?t=56483#p998194]All Clear Message[/url][/b] [[b]1[/b]: [size=85]Cyanide: 1[/size]]" calcext:value-type="string">
            <text:p>[b]155. [url=https://forum.zdoom.org/viewtopic.php?t=56483#p998194]All Clear Message[/url][/b] [[b]1[/b]: [size=85]Cyanide: 1[/size]]</text:p>
          </table:table-cell>
          <table:table-cell table:formula="of:=IF([Numbers.C164] &gt; 0; &quot;convert background.png -gravity Center -size 270 -pointsize 24 -fill black -annotate +0-14 'Voted #&quot; &amp; [Numbers.B164] &amp; &quot; mod' -pointsize 20 -fill white -annotate +0+18 'by ZDoom Community' &quot; &amp; &quot;png8:pngs/&quot; &amp; SUBSTITUTE(SUBSTITUTE(SUBSTITUTE(SUBSTITUTE(SUBSTITUTE([Numbers.D1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All_Clear_Message.png" calcext:value-type="string">
            <text:p>convert background.png -gravity Center -size 270 -pointsize 24 -fill black -annotate +0-14 'Voted #155 mod' -pointsize 20 -fill white -annotate +0+18 'by ZDoom Community' png8:pngs/All_Clear_Mess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&quot;[b]&quot; &amp; [Numbers.B165] &amp; &quot;. &quot; &amp; &quot;[url=&quot; &amp; [Numbers.E165] &amp; &quot;]&quot; &amp; [Numbers.D165] &amp; &quot;[/url][/b]&quot; &amp;  &quot; [[b]&quot; &amp; [Numbers.C165] &amp; &quot;[/b]: [size=85]&quot; &amp; [Numbers.F165] &amp; &quot;[/size]]&quot;; &quot;&quot;)" office:value-type="string" office:string-value="[b]155. [url=https://forum.zdoom.org/viewtopic.php?t=45192#p744669]AvP 2.0[/url][/b] [[b]1[/b]: [size=85]shotfan: 1[/size]]" calcext:value-type="string">
            <text:p>[b]155. [url=https://forum.zdoom.org/viewtopic.php?t=45192#p744669]AvP 2.0[/url][/b] [[b]1[/b]: [size=85]shotfan: 1[/size]]</text:p>
          </table:table-cell>
          <table:table-cell table:formula="of:=IF([Numbers.C165] &gt; 0; &quot;convert background.png -gravity Center -size 270 -pointsize 24 -fill black -annotate +0-14 'Voted #&quot; &amp; [Numbers.B165] &amp; &quot; mod' -pointsize 20 -fill white -annotate +0+18 'by ZDoom Community' &quot; &amp; &quot;png8:pngs/&quot; &amp; SUBSTITUTE(SUBSTITUTE(SUBSTITUTE(SUBSTITUTE(SUBSTITUTE([Numbers.D1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AvP_2.0.png" calcext:value-type="string">
            <text:p>convert background.png -gravity Center -size 270 -pointsize 24 -fill black -annotate +0-14 'Voted #155 mod' -pointsize 20 -fill white -annotate +0+18 'by ZDoom Community' png8:pngs/AvP_2.0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&quot;[b]&quot; &amp; [Numbers.B166] &amp; &quot;. &quot; &amp; &quot;[url=&quot; &amp; [Numbers.E166] &amp; &quot;]&quot; &amp; [Numbers.D166] &amp; &quot;[/url][/b]&quot; &amp;  &quot; [[b]&quot; &amp; [Numbers.C166] &amp; &quot;[/b]: [size=85]&quot; &amp; [Numbers.F166] &amp; &quot;[/size]]&quot;; &quot;&quot;)" office:value-type="string" office:string-value="[b]155. [url=https://forum.zdoom.org/viewtopic.php?f=43&amp;t=57464#p1012472]Banhammer[/url][/b] [[b]1[/b]: [size=85]leodoom85: 1[/size]]" calcext:value-type="string">
            <text:p>[b]155. [url=https://forum.zdoom.org/viewtopic.php?f=43&amp;t=57464#p1012472]Banhammer[/url][/b] [[b]1[/b]: [size=85]leodoom85: 1[/size]]</text:p>
          </table:table-cell>
          <table:table-cell table:formula="of:=IF([Numbers.C166] &gt; 0; &quot;convert background.png -gravity Center -size 270 -pointsize 24 -fill black -annotate +0-14 'Voted #&quot; &amp; [Numbers.B166] &amp; &quot; mod' -pointsize 20 -fill white -annotate +0+18 'by ZDoom Community' &quot; &amp; &quot;png8:pngs/&quot; &amp; SUBSTITUTE(SUBSTITUTE(SUBSTITUTE(SUBSTITUTE(SUBSTITUTE([Numbers.D1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Banhammer.png" calcext:value-type="string">
            <text:p>convert background.png -gravity Center -size 270 -pointsize 24 -fill black -annotate +0-14 'Voted #155 mod' -pointsize 20 -fill white -annotate +0+18 'by ZDoom Community' png8: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&quot;[b]&quot; &amp; [Numbers.B167] &amp; &quot;. &quot; &amp; &quot;[url=&quot; &amp; [Numbers.E167] &amp; &quot;]&quot; &amp; [Numbers.D167] &amp; &quot;[/url][/b]&quot; &amp;  &quot; [[b]&quot; &amp; [Numbers.C167] &amp; &quot;[/b]: [size=85]&quot; &amp; [Numbers.F167] &amp; &quot;[/size]]&quot;; &quot;&quot;)" office:value-type="string" office:string-value="[b]155. [url=https://www.doomworld.com/idgames/levels/doom2/Ports/a-c/brfinal]Beyond Reality[/url][/b] [[b]1[/b]: [size=85]Kappes Buur: 1[/size]]" calcext:value-type="string">
            <text:p>[b]155. [url=https://www.doomworld.com/idgames/levels/doom2/Ports/a-c/brfinal]Beyond Reality[/url][/b] [[b]1[/b]: [size=85]Kappes Buur: 1[/size]]</text:p>
          </table:table-cell>
          <table:table-cell table:formula="of:=IF([Numbers.C167] &gt; 0; &quot;convert background.png -gravity Center -size 270 -pointsize 24 -fill black -annotate +0-14 'Voted #&quot; &amp; [Numbers.B167] &amp; &quot; mod' -pointsize 20 -fill white -annotate +0+18 'by ZDoom Community' &quot; &amp; &quot;png8:pngs/&quot; &amp; SUBSTITUTE(SUBSTITUTE(SUBSTITUTE(SUBSTITUTE(SUBSTITUTE([Numbers.D1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Beyond_Reality.png" calcext:value-type="string">
            <text:p>convert background.png -gravity Center -size 270 -pointsize 24 -fill black -annotate +0-14 'Voted #155 mod' -pointsize 20 -fill white -annotate +0+18 'by ZDoom Community' png8:pngs/Beyond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&quot;[b]&quot; &amp; [Numbers.B168] &amp; &quot;. &quot; &amp; &quot;[url=&quot; &amp; [Numbers.E168] &amp; &quot;]&quot; &amp; [Numbers.D168] &amp; &quot;[/url][/b]&quot; &amp;  &quot; [[b]&quot; &amp; [Numbers.C168] &amp; &quot;[/b]: [size=85]&quot; &amp; [Numbers.F168] &amp; &quot;[/size]]&quot;; &quot;&quot;)" office:value-type="string" office:string-value="[b]155. [url=https://forum.zdoom.org/viewtopic.php?f=3&amp;t=37949#p722987]Brutalkick[/url][/b] [[b]1[/b]: [size=85]Hipnotic Rogue: 1[/size]]" calcext:value-type="string">
            <text:p>[b]155. [url=https://forum.zdoom.org/viewtopic.php?f=3&amp;t=37949#p722987]Brutalkick[/url][/b] [[b]1[/b]: [size=85]Hipnotic Rogue: 1[/size]]</text:p>
          </table:table-cell>
          <table:table-cell table:formula="of:=IF([Numbers.C168] &gt; 0; &quot;convert background.png -gravity Center -size 270 -pointsize 24 -fill black -annotate +0-14 'Voted #&quot; &amp; [Numbers.B168] &amp; &quot; mod' -pointsize 20 -fill white -annotate +0+18 'by ZDoom Community' &quot; &amp; &quot;png8:pngs/&quot; &amp; SUBSTITUTE(SUBSTITUTE(SUBSTITUTE(SUBSTITUTE(SUBSTITUTE([Numbers.D1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Brutalkick.png" calcext:value-type="string">
            <text:p>convert background.png -gravity Center -size 270 -pointsize 24 -fill black -annotate +0-14 'Voted #155 mod' -pointsize 20 -fill white -annotate +0+18 'by ZDoom Community' png8: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&quot;[b]&quot; &amp; [Numbers.B169] &amp; &quot;. &quot; &amp; &quot;[url=&quot; &amp; [Numbers.E169] &amp; &quot;]&quot; &amp; [Numbers.D169] &amp; &quot;[/url][/b]&quot; &amp;  &quot; [[b]&quot; &amp; [Numbers.C169] &amp; &quot;[/b]: [size=85]&quot; &amp; [Numbers.F169] &amp; &quot;[/size]]&quot;; &quot;&quot;)" office:value-type="string" office:string-value="[b]155. [url=https://forum.zdoom.org/viewtopic.php?t=34569#p653208]Call of Dooty[/url][/b] [[b]1[/b]: [size=85]wolfmanfp: 1[/size]]" calcext:value-type="string">
            <text:p>[b]155. [url=https://forum.zdoom.org/viewtopic.php?t=34569#p653208]Call of Dooty[/url][/b] [[b]1[/b]: [size=85]wolfmanfp: 1[/size]]</text:p>
          </table:table-cell>
          <table:table-cell table:formula="of:=IF([Numbers.C169] &gt; 0; &quot;convert background.png -gravity Center -size 270 -pointsize 24 -fill black -annotate +0-14 'Voted #&quot; &amp; [Numbers.B169] &amp; &quot; mod' -pointsize 20 -fill white -annotate +0+18 'by ZDoom Community' &quot; &amp; &quot;png8:pngs/&quot; &amp; SUBSTITUTE(SUBSTITUTE(SUBSTITUTE(SUBSTITUTE(SUBSTITUTE([Numbers.D1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Call_of_Dooty.png" calcext:value-type="string">
            <text:p>convert background.png -gravity Center -size 270 -pointsize 24 -fill black -annotate +0-14 'Voted #155 mod' -pointsize 20 -fill white -annotate +0+18 'by ZDoom Community' png8:pngs/Call_of_Doo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&quot;[b]&quot; &amp; [Numbers.B170] &amp; &quot;. &quot; &amp; &quot;[url=&quot; &amp; [Numbers.E170] &amp; &quot;]&quot; &amp; [Numbers.D170] &amp; &quot;[/url][/b]&quot; &amp;  &quot; [[b]&quot; &amp; [Numbers.C170] &amp; &quot;[/b]: [size=85]&quot; &amp; [Numbers.F170] &amp; &quot;[/size]]&quot;; &quot;&quot;)" office:value-type="string" office:string-value="[b]155. [url=https://forum.zdoom.org/viewtopic.php?f=43&amp;t=60456#p1052735]Champions[/url][/b] [[b]1[/b]: [size=85]IdiotBitz: 1[/size]]" calcext:value-type="string">
            <text:p>[b]155. [url=https://forum.zdoom.org/viewtopic.php?f=43&amp;t=60456#p1052735]Champions[/url][/b] [[b]1[/b]: [size=85]IdiotBitz: 1[/size]]</text:p>
          </table:table-cell>
          <table:table-cell table:formula="of:=IF([Numbers.C170] &gt; 0; &quot;convert background.png -gravity Center -size 270 -pointsize 24 -fill black -annotate +0-14 'Voted #&quot; &amp; [Numbers.B170] &amp; &quot; mod' -pointsize 20 -fill white -annotate +0+18 'by ZDoom Community' &quot; &amp; &quot;png8:pngs/&quot; &amp; SUBSTITUTE(SUBSTITUTE(SUBSTITUTE(SUBSTITUTE(SUBSTITUTE([Numbers.D1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Champions.png" calcext:value-type="string">
            <text:p>convert background.png -gravity Center -size 270 -pointsize 24 -fill black -annotate +0-14 'Voted #155 mod' -pointsize 20 -fill white -annotate +0+18 'by ZDoom Community' png8:pngs/Champi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&quot;[b]&quot; &amp; [Numbers.B171] &amp; &quot;. &quot; &amp; &quot;[url=&quot; &amp; [Numbers.E171] &amp; &quot;]&quot; &amp; [Numbers.D171] &amp; &quot;[/url][/b]&quot; &amp;  &quot; [[b]&quot; &amp; [Numbers.C171] &amp; &quot;[/b]: [size=85]&quot; &amp; [Numbers.F171] &amp; &quot;[/size]]&quot;; &quot;&quot;)" office:value-type="string" office:string-value="[b]155. [url=https://www.doomworld.com/idgames/levels/doom2/Ports/a-c/cheogsh]Cheogsh[/url][/b] [[b]1[/b]: [size=85]Kappes Buur: 1[/size]]" calcext:value-type="string">
            <text:p>[b]155. [url=https://www.doomworld.com/idgames/levels/doom2/Ports/a-c/cheogsh]Cheogsh[/url][/b] [[b]1[/b]: [size=85]Kappes Buur: 1[/size]]</text:p>
          </table:table-cell>
          <table:table-cell table:formula="of:=IF([Numbers.C171] &gt; 0; &quot;convert background.png -gravity Center -size 270 -pointsize 24 -fill black -annotate +0-14 'Voted #&quot; &amp; [Numbers.B171] &amp; &quot; mod' -pointsize 20 -fill white -annotate +0+18 'by ZDoom Community' &quot; &amp; &quot;png8:pngs/&quot; &amp; SUBSTITUTE(SUBSTITUTE(SUBSTITUTE(SUBSTITUTE(SUBSTITUTE([Numbers.D1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Cheogsh.png" calcext:value-type="string">
            <text:p>convert background.png -gravity Center -size 270 -pointsize 24 -fill black -annotate +0-14 'Voted #155 mod' -pointsize 20 -fill white -annotate +0+18 'by ZDoom Community' png8:pngs/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&quot;[b]&quot; &amp; [Numbers.B172] &amp; &quot;. &quot; &amp; &quot;[url=&quot; &amp; [Numbers.E172] &amp; &quot;]&quot; &amp; [Numbers.D172] &amp; &quot;[/url][/b]&quot; &amp;  &quot; [[b]&quot; &amp; [Numbers.C172] &amp; &quot;[/b]: [size=85]&quot; &amp; [Numbers.F172] &amp; &quot;[/size]]&quot;; &quot;&quot;)" office:value-type="string" office:string-value="[b]155. [url=https://www.doomworld.com/idgames/levels/doom2/Ports/a-c/cheogsh2.zip]Cheogsh 2[/url][/b] [[b]1[/b]: [size=85]Kappes Buur: 1[/size]]" calcext:value-type="string">
            <text:p>[b]155. [url=https://www.doomworld.com/idgames/levels/doom2/Ports/a-c/cheogsh2.zip]Cheogsh 2[/url][/b] [[b]1[/b]: [size=85]Kappes Buur: 1[/size]]</text:p>
          </table:table-cell>
          <table:table-cell table:formula="of:=IF([Numbers.C172] &gt; 0; &quot;convert background.png -gravity Center -size 270 -pointsize 24 -fill black -annotate +0-14 'Voted #&quot; &amp; [Numbers.B172] &amp; &quot; mod' -pointsize 20 -fill white -annotate +0+18 'by ZDoom Community' &quot; &amp; &quot;png8:pngs/&quot; &amp; SUBSTITUTE(SUBSTITUTE(SUBSTITUTE(SUBSTITUTE(SUBSTITUTE([Numbers.D1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Cheogsh_2.png" calcext:value-type="string">
            <text:p>convert background.png -gravity Center -size 270 -pointsize 24 -fill black -annotate +0-14 'Voted #155 mod' -pointsize 20 -fill white -annotate +0+18 'by ZDoom Community' png8:pngs/Cheogs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&quot;[b]&quot; &amp; [Numbers.B173] &amp; &quot;. &quot; &amp; &quot;[url=&quot; &amp; [Numbers.E173] &amp; &quot;]&quot; &amp; [Numbers.D173] &amp; &quot;[/url][/b]&quot; &amp;  &quot; [[b]&quot; &amp; [Numbers.C173] &amp; &quot;[/b]: [size=85]&quot; &amp; [Numbers.F173] &amp; &quot;[/size]]&quot;; &quot;&quot;)" office:value-type="string" office:string-value="[b]155. [url=https://www.doomworld.com/idgames/?id=12363]Chosen[/url][/b] [[b]1[/b]: [size=85]Bigger C: 1[/size]]" calcext:value-type="string">
            <text:p>[b]155. [url=https://www.doomworld.com/idgames/?id=12363]Chosen[/url][/b] [[b]1[/b]: [size=85]Bigger C: 1[/size]]</text:p>
          </table:table-cell>
          <table:table-cell table:formula="of:=IF([Numbers.C173] &gt; 0; &quot;convert background.png -gravity Center -size 270 -pointsize 24 -fill black -annotate +0-14 'Voted #&quot; &amp; [Numbers.B173] &amp; &quot; mod' -pointsize 20 -fill white -annotate +0+18 'by ZDoom Community' &quot; &amp; &quot;png8:pngs/&quot; &amp; SUBSTITUTE(SUBSTITUTE(SUBSTITUTE(SUBSTITUTE(SUBSTITUTE([Numbers.D1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Chosen.png" calcext:value-type="string">
            <text:p>convert background.png -gravity Center -size 270 -pointsize 24 -fill black -annotate +0-14 'Voted #155 mod' -pointsize 20 -fill white -annotate +0+18 'by ZDoom Community' png8: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&quot;[b]&quot; &amp; [Numbers.B174] &amp; &quot;. &quot; &amp; &quot;[url=&quot; &amp; [Numbers.E174] &amp; &quot;]&quot; &amp; [Numbers.D174] &amp; &quot;[/url][/b]&quot; &amp;  &quot; [[b]&quot; &amp; [Numbers.C174] &amp; &quot;[/b]: [size=85]&quot; &amp; [Numbers.F174] &amp; &quot;[/size]]&quot;; &quot;&quot;)" office:value-type="string" office:string-value="[b]155. [url=https://forum.zdoom.org/viewtopic.php?f=61&amp;t=57834#p1017698]Complex Doom: LCA[/url][/b] [[b]1[/b]: [size=85]leodoom85: 1[/size]]" calcext:value-type="string">
            <text:p>[b]155. [url=https://forum.zdoom.org/viewtopic.php?f=61&amp;t=57834#p1017698]Complex Doom: LCA[/url][/b] [[b]1[/b]: [size=85]leodoom85: 1[/size]]</text:p>
          </table:table-cell>
          <table:table-cell table:formula="of:=IF([Numbers.C174] &gt; 0; &quot;convert background.png -gravity Center -size 270 -pointsize 24 -fill black -annotate +0-14 'Voted #&quot; &amp; [Numbers.B174] &amp; &quot; mod' -pointsize 20 -fill white -annotate +0+18 'by ZDoom Community' &quot; &amp; &quot;png8:pngs/&quot; &amp; SUBSTITUTE(SUBSTITUTE(SUBSTITUTE(SUBSTITUTE(SUBSTITUTE([Numbers.D1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Complex_Doom:_LCA.png" calcext:value-type="string">
            <text:p>convert background.png -gravity Center -size 270 -pointsize 24 -fill black -annotate +0-14 'Voted #155 mod' -pointsize 20 -fill white -annotate +0+18 'by ZDoom Community' png8: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&quot;[b]&quot; &amp; [Numbers.B175] &amp; &quot;. &quot; &amp; &quot;[url=&quot; &amp; [Numbers.E175] &amp; &quot;]&quot; &amp; [Numbers.D175] &amp; &quot;[/url][/b]&quot; &amp;  &quot; [[b]&quot; &amp; [Numbers.C175] &amp; &quot;[/b]: [size=85]&quot; &amp; [Numbers.F175] &amp; &quot;[/size]]&quot;; &quot;&quot;)" office:value-type="string" office:string-value="[b]155. [url=https://www.moddb.com/mods/counter-strike-doom-martian-offensive-2017]Counter-Strike Doom: Martian Offensive[/url][/b] [[b]1[/b]: [size=85]AlphaEnt: 1[/size]]" calcext:value-type="string">
            <text:p>[b]155. [url=https://www.moddb.com/mods/counter-strike-doom-martian-offensive-2017]Counter-Strike Doom: Martian Offensive[/url][/b] [[b]1[/b]: [size=85]AlphaEnt: 1[/size]]</text:p>
          </table:table-cell>
          <table:table-cell table:formula="of:=IF([Numbers.C175] &gt; 0; &quot;convert background.png -gravity Center -size 270 -pointsize 24 -fill black -annotate +0-14 'Voted #&quot; &amp; [Numbers.B175] &amp; &quot; mod' -pointsize 20 -fill white -annotate +0+18 'by ZDoom Community' &quot; &amp; &quot;png8:pngs/&quot; &amp; SUBSTITUTE(SUBSTITUTE(SUBSTITUTE(SUBSTITUTE(SUBSTITUTE([Numbers.D1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Counter-Strike_Doom:_Martian_Offensive.png" calcext:value-type="string">
            <text:p>convert background.png -gravity Center -size 270 -pointsize 24 -fill black -annotate +0-14 'Voted #155 mod' -pointsize 20 -fill white -annotate +0+18 'by ZDoom Community' png8:pngs/Counter-Strike_Doom:_Martian_Offensiv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&quot;[b]&quot; &amp; [Numbers.B176] &amp; &quot;. &quot; &amp; &quot;[url=&quot; &amp; [Numbers.E176] &amp; &quot;]&quot; &amp; [Numbers.D176] &amp; &quot;[/url][/b]&quot; &amp;  &quot; [[b]&quot; &amp; [Numbers.C176] &amp; &quot;[/b]: [size=85]&quot; &amp; [Numbers.F176] &amp; &quot;[/size]]&quot;; &quot;&quot;)" office:value-type="string" office:string-value="[b]155. [url=https://forum.zdoom.org/viewtopic.php?f=43&amp;t=51446]CustomDoom[/url][/b] [[b]1[/b]: [size=85]m8f: 1[/size]]" calcext:value-type="string">
            <text:p>[b]155. [url=https://forum.zdoom.org/viewtopic.php?f=43&amp;t=51446]CustomDoom[/url][/b] [[b]1[/b]: [size=85]m8f: 1[/size]]</text:p>
          </table:table-cell>
          <table:table-cell table:formula="of:=IF([Numbers.C176] &gt; 0; &quot;convert background.png -gravity Center -size 270 -pointsize 24 -fill black -annotate +0-14 'Voted #&quot; &amp; [Numbers.B176] &amp; &quot; mod' -pointsize 20 -fill white -annotate +0+18 'by ZDoom Community' &quot; &amp; &quot;png8:pngs/&quot; &amp; SUBSTITUTE(SUBSTITUTE(SUBSTITUTE(SUBSTITUTE(SUBSTITUTE([Numbers.D1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CustomDoom.png" calcext:value-type="string">
            <text:p>convert background.png -gravity Center -size 270 -pointsize 24 -fill black -annotate +0-14 'Voted #155 mod' -pointsize 20 -fill white -annotate +0+18 'by ZDoom Community' png8:pngs/Custom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&quot;[b]&quot; &amp; [Numbers.B177] &amp; &quot;. &quot; &amp; &quot;[url=&quot; &amp; [Numbers.E177] &amp; &quot;]&quot; &amp; [Numbers.D177] &amp; &quot;[/url][/b]&quot; &amp;  &quot; [[b]&quot; &amp; [Numbers.C177] &amp; &quot;[/b]: [size=85]&quot; &amp; [Numbers.F177] &amp; &quot;[/size]]&quot;; &quot;&quot;)" office:value-type="string" office:string-value="[b]155. [url=https://www.doomworld.com/idgames/levels/doom2/Ports/d-f/dark7]Dark 7 (with Mission Pack)[/url][/b] [[b]1[/b]: [size=85]The Ultimate DooMer: 1[/size]]" calcext:value-type="string">
            <text:p>[b]155. [url=https://www.doomworld.com/idgames/levels/doom2/Ports/d-f/dark7]Dark 7 (with Mission Pack)[/url][/b] [[b]1[/b]: [size=85]The Ultimate DooMer: 1[/size]]</text:p>
          </table:table-cell>
          <table:table-cell table:formula="of:=IF([Numbers.C177] &gt; 0; &quot;convert background.png -gravity Center -size 270 -pointsize 24 -fill black -annotate +0-14 'Voted #&quot; &amp; [Numbers.B177] &amp; &quot; mod' -pointsize 20 -fill white -annotate +0+18 'by ZDoom Community' &quot; &amp; &quot;png8:pngs/&quot; &amp; SUBSTITUTE(SUBSTITUTE(SUBSTITUTE(SUBSTITUTE(SUBSTITUTE([Numbers.D1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Dark_7__with_Mission_Pack_.png" calcext:value-type="string">
            <text:p>convert background.png -gravity Center -size 270 -pointsize 24 -fill black -annotate +0-14 'Voted #155 mod' -pointsize 20 -fill white -annotate +0+18 'by ZDoom Community' png8:pngs/Dark_7__with_Mission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&quot;[b]&quot; &amp; [Numbers.B178] &amp; &quot;. &quot; &amp; &quot;[url=&quot; &amp; [Numbers.E178] &amp; &quot;]&quot; &amp; [Numbers.D178] &amp; &quot;[/url][/b]&quot; &amp;  &quot; [[b]&quot; &amp; [Numbers.C178] &amp; &quot;[/b]: [size=85]&quot; &amp; [Numbers.F178] &amp; &quot;[/size]]&quot;; &quot;&quot;)" office:value-type="string" office:string-value="[b]155. [url=https://forum.zdoom.org/viewtopic.php?t=58375#p1025963]Dark Encounters[/url][/b] [[b]1[/b]: [size=85]The Ultimate DooMer: 1[/size]]" calcext:value-type="string">
            <text:p>[b]155. [url=https://forum.zdoom.org/viewtopic.php?t=58375#p1025963]Dark Encounters[/url][/b] [[b]1[/b]: [size=85]The Ultimate DooMer: 1[/size]]</text:p>
          </table:table-cell>
          <table:table-cell table:formula="of:=IF([Numbers.C178] &gt; 0; &quot;convert background.png -gravity Center -size 270 -pointsize 24 -fill black -annotate +0-14 'Voted #&quot; &amp; [Numbers.B178] &amp; &quot; mod' -pointsize 20 -fill white -annotate +0+18 'by ZDoom Community' &quot; &amp; &quot;png8:pngs/&quot; &amp; SUBSTITUTE(SUBSTITUTE(SUBSTITUTE(SUBSTITUTE(SUBSTITUTE([Numbers.D1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Dark_Encounters.png" calcext:value-type="string">
            <text:p>convert background.png -gravity Center -size 270 -pointsize 24 -fill black -annotate +0-14 'Voted #155 mod' -pointsize 20 -fill white -annotate +0+18 'by ZDoom Community' png8:pngs/Dark_Encoun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&quot;[b]&quot; &amp; [Numbers.B179] &amp; &quot;. &quot; &amp; &quot;[url=&quot; &amp; [Numbers.E179] &amp; &quot;]&quot; &amp; [Numbers.D179] &amp; &quot;[/url][/b]&quot; &amp;  &quot; [[b]&quot; &amp; [Numbers.C179] &amp; &quot;[/b]: [size=85]&quot; &amp; [Numbers.F179] &amp; &quot;[/size]]&quot;; &quot;&quot;)" office:value-type="string" office:string-value="[b]155. [url=https://forum.zdoom.org/viewtopic.php?f=19&amp;t=65458#p1112779]Darkmoon[/url][/b] [[b]1[/b]: [size=85]Kappes Buur: 1[/size]]" calcext:value-type="string">
            <text:p>[b]155. [url=https://forum.zdoom.org/viewtopic.php?f=19&amp;t=65458#p1112779]Darkmoon[/url][/b] [[b]1[/b]: [size=85]Kappes Buur: 1[/size]]</text:p>
          </table:table-cell>
          <table:table-cell table:formula="of:=IF([Numbers.C179] &gt; 0; &quot;convert background.png -gravity Center -size 270 -pointsize 24 -fill black -annotate +0-14 'Voted #&quot; &amp; [Numbers.B179] &amp; &quot; mod' -pointsize 20 -fill white -annotate +0+18 'by ZDoom Community' &quot; &amp; &quot;png8:pngs/&quot; &amp; SUBSTITUTE(SUBSTITUTE(SUBSTITUTE(SUBSTITUTE(SUBSTITUTE([Numbers.D1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Darkmoon.png" calcext:value-type="string">
            <text:p>convert background.png -gravity Center -size 270 -pointsize 24 -fill black -annotate +0-14 'Voted #155 mod' -pointsize 20 -fill white -annotate +0+18 'by ZDoom Community' png8:pngs/Dark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&quot;[b]&quot; &amp; [Numbers.B180] &amp; &quot;. &quot; &amp; &quot;[url=&quot; &amp; [Numbers.E180] &amp; &quot;]&quot; &amp; [Numbers.D180] &amp; &quot;[/url][/b]&quot; &amp;  &quot; [[b]&quot; &amp; [Numbers.C180] &amp; &quot;[/b]: [size=85]&quot; &amp; [Numbers.F180] &amp; &quot;[/size]]&quot;; &quot;&quot;)" office:value-type="string" office:string-value="[b]155. [url=https://www.doomworld.com/idgames/levels/doom2/Ports/d-f/dor]Dawn of Reality[/url][/b] [[b]1[/b]: [size=85]Kappes Buur: 1[/size]]" calcext:value-type="string">
            <text:p>[b]155. [url=https://www.doomworld.com/idgames/levels/doom2/Ports/d-f/dor]Dawn of Reality[/url][/b] [[b]1[/b]: [size=85]Kappes Buur: 1[/size]]</text:p>
          </table:table-cell>
          <table:table-cell table:formula="of:=IF([Numbers.C180] &gt; 0; &quot;convert background.png -gravity Center -size 270 -pointsize 24 -fill black -annotate +0-14 'Voted #&quot; &amp; [Numbers.B180] &amp; &quot; mod' -pointsize 20 -fill white -annotate +0+18 'by ZDoom Community' &quot; &amp; &quot;png8:pngs/&quot; &amp; SUBSTITUTE(SUBSTITUTE(SUBSTITUTE(SUBSTITUTE(SUBSTITUTE([Numbers.D1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Dawn_of_Reality.png" calcext:value-type="string">
            <text:p>convert background.png -gravity Center -size 270 -pointsize 24 -fill black -annotate +0-14 'Voted #155 mod' -pointsize 20 -fill white -annotate +0+18 'by ZDoom Community' png8:pngs/Dawn_of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&quot;[b]&quot; &amp; [Numbers.B181] &amp; &quot;. &quot; &amp; &quot;[url=&quot; &amp; [Numbers.E181] &amp; &quot;]&quot; &amp; [Numbers.D181] &amp; &quot;[/url][/b]&quot; &amp;  &quot; [[b]&quot; &amp; [Numbers.C181] &amp; &quot;[/b]: [size=85]&quot; &amp; [Numbers.F181] &amp; &quot;[/size]]&quot;; &quot;&quot;)" office:value-type="string" office:string-value="[b]155. [url=https://forum.zdoom.org/viewtopic.php?t=46787#p786254]Demonsteele: NowThatsWhatICallMIDI[/url][/b] [[b]1[/b]: [size=85]HaraSwift: 1[/size]]" calcext:value-type="string">
            <text:p>[b]155. [url=https://forum.zdoom.org/viewtopic.php?t=46787#p786254]Demonsteele: NowThatsWhatICallMIDI[/url][/b] [[b]1[/b]: [size=85]HaraSwift: 1[/size]]</text:p>
          </table:table-cell>
          <table:table-cell table:formula="of:=IF([Numbers.C181] &gt; 0; &quot;convert background.png -gravity Center -size 270 -pointsize 24 -fill black -annotate +0-14 'Voted #&quot; &amp; [Numbers.B181] &amp; &quot; mod' -pointsize 20 -fill white -annotate +0+18 'by ZDoom Community' &quot; &amp; &quot;png8:pngs/&quot; &amp; SUBSTITUTE(SUBSTITUTE(SUBSTITUTE(SUBSTITUTE(SUBSTITUTE([Numbers.D1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Demonsteele:_NowThatsWhatICallMIDI.png" calcext:value-type="string">
            <text:p>convert background.png -gravity Center -size 270 -pointsize 24 -fill black -annotate +0-14 'Voted #155 mod' -pointsize 20 -fill white -annotate +0+18 'by ZDoom Community' png8: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&quot;[b]&quot; &amp; [Numbers.B182] &amp; &quot;. &quot; &amp; &quot;[url=&quot; &amp; [Numbers.E182] &amp; &quot;]&quot; &amp; [Numbers.D182] &amp; &quot;[/url][/b]&quot; &amp;  &quot; [[b]&quot; &amp; [Numbers.C182] &amp; &quot;[/b]: [size=85]&quot; &amp; [Numbers.F182] &amp; &quot;[/size]]&quot;; &quot;&quot;)" office:value-type="string" office:string-value="[b]155. [url=https://www.moddb.com/mods/dont-play-with-hell-black-edition]Don`t play with HELL – Black Edition[/url][/b] [[b]1[/b]: [size=85]Ravick: 1[/size]]" calcext:value-type="string">
            <text:p>[b]155. [url=https://www.moddb.com/mods/dont-play-with-hell-black-edition]Don`t play with HELL – Black Edition[/url][/b] [[b]1[/b]: [size=85]Ravick: 1[/size]]</text:p>
          </table:table-cell>
          <table:table-cell table:formula="of:=IF([Numbers.C182] &gt; 0; &quot;convert background.png -gravity Center -size 270 -pointsize 24 -fill black -annotate +0-14 'Voted #&quot; &amp; [Numbers.B182] &amp; &quot; mod' -pointsize 20 -fill white -annotate +0+18 'by ZDoom Community' &quot; &amp; &quot;png8:pngs/&quot; &amp; SUBSTITUTE(SUBSTITUTE(SUBSTITUTE(SUBSTITUTE(SUBSTITUTE([Numbers.D1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Don-t_play_with_HELL_–_Black_Edition.png" calcext:value-type="string">
            <text:p>convert background.png -gravity Center -size 270 -pointsize 24 -fill black -annotate +0-14 'Voted #155 mod' -pointsize 20 -fill white -annotate +0+18 'by ZDoom Community' png8:pngs/Don-t_play_with_HELL_–_Black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&quot;[b]&quot; &amp; [Numbers.B183] &amp; &quot;. &quot; &amp; &quot;[url=&quot; &amp; [Numbers.E183] &amp; &quot;]&quot; &amp; [Numbers.D183] &amp; &quot;[/url][/b]&quot; &amp;  &quot; [[b]&quot; &amp; [Numbers.C183] &amp; &quot;[/b]: [size=85]&quot; &amp; [Numbers.F183] &amp; &quot;[/size]]&quot;; &quot;&quot;)" office:value-type="string" office:string-value="[b]155. [url=https://www.doomworld.com/forum/topic/62403-doom-2-minor-sprite-fixing-project-v19-release-updated-12718/]Doom 2 Minor Sprite Fixing Project[/url][/b] [[b]1[/b]: [size=85]m8f: 1[/size]]" calcext:value-type="string">
            <text:p>[b]155. [url=https://www.doomworld.com/forum/topic/62403-doom-2-minor-sprite-fixing-project-v19-release-updated-12718/]Doom 2 Minor Sprite Fixing Project[/url][/b] [[b]1[/b]: [size=85]m8f: 1[/size]]</text:p>
          </table:table-cell>
          <table:table-cell table:formula="of:=IF([Numbers.C183] &gt; 0; &quot;convert background.png -gravity Center -size 270 -pointsize 24 -fill black -annotate +0-14 'Voted #&quot; &amp; [Numbers.B183] &amp; &quot; mod' -pointsize 20 -fill white -annotate +0+18 'by ZDoom Community' &quot; &amp; &quot;png8:pngs/&quot; &amp; SUBSTITUTE(SUBSTITUTE(SUBSTITUTE(SUBSTITUTE(SUBSTITUTE([Numbers.D1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Doom_2_Minor_Sprite_Fixing_Project.png" calcext:value-type="string">
            <text:p>convert background.png -gravity Center -size 270 -pointsize 24 -fill black -annotate +0-14 'Voted #155 mod' -pointsize 20 -fill white -annotate +0+18 'by ZDoom Community' png8: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&quot;[b]&quot; &amp; [Numbers.B184] &amp; &quot;. &quot; &amp; &quot;[url=&quot; &amp; [Numbers.E184] &amp; &quot;]&quot; &amp; [Numbers.D184] &amp; &quot;[/url][/b]&quot; &amp;  &quot; [[b]&quot; &amp; [Numbers.C184] &amp; &quot;[/b]: [size=85]&quot; &amp; [Numbers.F184] &amp; &quot;[/size]]&quot;; &quot;&quot;)" office:value-type="string" office:string-value="[b]155. [url=https://www.doomworld.com/forum/topic/108725-doom-4-vanilla-new-v12-released-faster-weapons/]DOOM 4 VANILLA[/url][/b] [[b]1[/b]: [size=85]Rex705: 1[/size]]" calcext:value-type="string">
            <text:p>[b]155. [url=https://www.doomworld.com/forum/topic/108725-doom-4-vanilla-new-v12-released-faster-weapons/]DOOM 4 VANILLA[/url][/b] [[b]1[/b]: [size=85]Rex705: 1[/size]]</text:p>
          </table:table-cell>
          <table:table-cell table:formula="of:=IF([Numbers.C184] &gt; 0; &quot;convert background.png -gravity Center -size 270 -pointsize 24 -fill black -annotate +0-14 'Voted #&quot; &amp; [Numbers.B184] &amp; &quot; mod' -pointsize 20 -fill white -annotate +0+18 'by ZDoom Community' &quot; &amp; &quot;png8:pngs/&quot; &amp; SUBSTITUTE(SUBSTITUTE(SUBSTITUTE(SUBSTITUTE(SUBSTITUTE([Numbers.D1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DOOM_4_VANILLA.png" calcext:value-type="string">
            <text:p>convert background.png -gravity Center -size 270 -pointsize 24 -fill black -annotate +0-14 'Voted #155 mod' -pointsize 20 -fill white -annotate +0+18 'by ZDoom Community' png8:pngs/DOOM_4_VANILL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&quot;[b]&quot; &amp; [Numbers.B185] &amp; &quot;. &quot; &amp; &quot;[url=&quot; &amp; [Numbers.E185] &amp; &quot;]&quot; &amp; [Numbers.D185] &amp; &quot;[/url][/b]&quot; &amp;  &quot; [[b]&quot; &amp; [Numbers.C185] &amp; &quot;[/b]: [size=85]&quot; &amp; [Numbers.F185] &amp; &quot;[/size]]&quot;; &quot;&quot;)" office:value-type="string" office:string-value="[b]155. [url=https://forum.zdoom.org/viewtopic.php?f=43&amp;t=51596]Doom 64 'weapons only'[/url][/b] [[b]1[/b]: [size=85]Hipnotic Rogue: 1[/size]]" calcext:value-type="string">
            <text:p>[b]155. [url=https://forum.zdoom.org/viewtopic.php?f=43&amp;t=51596]Doom 64 'weapons only'[/url][/b] [[b]1[/b]: [size=85]Hipnotic Rogue: 1[/size]]</text:p>
          </table:table-cell>
          <table:table-cell table:formula="of:=IF([Numbers.C185] &gt; 0; &quot;convert background.png -gravity Center -size 270 -pointsize 24 -fill black -annotate +0-14 'Voted #&quot; &amp; [Numbers.B185] &amp; &quot; mod' -pointsize 20 -fill white -annotate +0+18 'by ZDoom Community' &quot; &amp; &quot;png8:pngs/&quot; &amp; SUBSTITUTE(SUBSTITUTE(SUBSTITUTE(SUBSTITUTE(SUBSTITUTE([Numbers.D1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Doom_64__weapons_only_.png" calcext:value-type="string">
            <text:p>convert background.png -gravity Center -size 270 -pointsize 24 -fill black -annotate +0-14 'Voted #155 mod' -pointsize 20 -fill white -annotate +0+18 'by ZDoom Community' png8: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&quot;[b]&quot; &amp; [Numbers.B186] &amp; &quot;. &quot; &amp; &quot;[url=&quot; &amp; [Numbers.E186] &amp; &quot;]&quot; &amp; [Numbers.D186] &amp; &quot;[/url][/b]&quot; &amp;  &quot; [[b]&quot; &amp; [Numbers.C186] &amp; &quot;[/b]: [size=85]&quot; &amp; [Numbers.F186] &amp; &quot;[/size]]&quot;; &quot;&quot;)" office:value-type="string" office:string-value="[b]155. [url=https://forum.zdoom.org/viewtopic.php?f=43&amp;t=58499#p1027836]Doom Loot Box Mod[/url][/b] [[b]1[/b]: [size=85]IdiotBitz: 1[/size]]" calcext:value-type="string">
            <text:p>[b]155. [url=https://forum.zdoom.org/viewtopic.php?f=43&amp;t=58499#p1027836]Doom Loot Box Mod[/url][/b] [[b]1[/b]: [size=85]IdiotBitz: 1[/size]]</text:p>
          </table:table-cell>
          <table:table-cell table:formula="of:=IF([Numbers.C186] &gt; 0; &quot;convert background.png -gravity Center -size 270 -pointsize 24 -fill black -annotate +0-14 'Voted #&quot; &amp; [Numbers.B186] &amp; &quot; mod' -pointsize 20 -fill white -annotate +0+18 'by ZDoom Community' &quot; &amp; &quot;png8:pngs/&quot; &amp; SUBSTITUTE(SUBSTITUTE(SUBSTITUTE(SUBSTITUTE(SUBSTITUTE([Numbers.D1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Doom_Loot_Box_Mod.png" calcext:value-type="string">
            <text:p>convert background.png -gravity Center -size 270 -pointsize 24 -fill black -annotate +0-14 'Voted #155 mod' -pointsize 20 -fill white -annotate +0+18 'by ZDoom Community' png8:pngs/Doom_Loot_Box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&quot;[b]&quot; &amp; [Numbers.B187] &amp; &quot;. &quot; &amp; &quot;[url=&quot; &amp; [Numbers.E187] &amp; &quot;]&quot; &amp; [Numbers.D187] &amp; &quot;[/url][/b]&quot; &amp;  &quot; [[b]&quot; &amp; [Numbers.C187] &amp; &quot;[/b]: [size=85]&quot; &amp; [Numbers.F187] &amp; &quot;[/size]]&quot;; &quot;&quot;)" office:value-type="string" office:string-value="[b]155. [url=https://www.doomworld.com/vb/thread/15965]Doom Raider:Crypt of the Vile[/url][/b] [[b]1[/b]: [size=85]Kappes Buur: 1[/size]]" calcext:value-type="string">
            <text:p>[b]155. [url=https://www.doomworld.com/vb/thread/15965]Doom Raider:Crypt of the Vile[/url][/b] [[b]1[/b]: [size=85]Kappes Buur: 1[/size]]</text:p>
          </table:table-cell>
          <table:table-cell table:formula="of:=IF([Numbers.C187] &gt; 0; &quot;convert background.png -gravity Center -size 270 -pointsize 24 -fill black -annotate +0-14 'Voted #&quot; &amp; [Numbers.B187] &amp; &quot; mod' -pointsize 20 -fill white -annotate +0+18 'by ZDoom Community' &quot; &amp; &quot;png8:pngs/&quot; &amp; SUBSTITUTE(SUBSTITUTE(SUBSTITUTE(SUBSTITUTE(SUBSTITUTE([Numbers.D1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Doom_Raider:Crypt_of_the_Vile.png" calcext:value-type="string">
            <text:p>convert background.png -gravity Center -size 270 -pointsize 24 -fill black -annotate +0-14 'Voted #155 mod' -pointsize 20 -fill white -annotate +0+18 'by ZDoom Community' png8:pngs/Doom_Raider:Crypt_of_the_Vi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&quot;[b]&quot; &amp; [Numbers.B188] &amp; &quot;. &quot; &amp; &quot;[url=&quot; &amp; [Numbers.E188] &amp; &quot;]&quot; &amp; [Numbers.D188] &amp; &quot;[/url][/b]&quot; &amp;  &quot; [[b]&quot; &amp; [Numbers.C188] &amp; &quot;[/b]: [size=85]&quot; &amp; [Numbers.F188] &amp; &quot;[/size]]&quot;; &quot;&quot;)" office:value-type="string" office:string-value="[b]155. [url=https://forum.zdoom.org/viewtopic.php?f=43&amp;t=62911#p1083812]DoomKrakken's Monster Randomizer[/url][/b] [[b]1[/b]: [size=85]shotfan: 1[/size]]" calcext:value-type="string">
            <text:p>[b]155. [url=https://forum.zdoom.org/viewtopic.php?f=43&amp;t=62911#p1083812]DoomKrakken's Monster Randomizer[/url][/b] [[b]1[/b]: [size=85]shotfan: 1[/size]]</text:p>
          </table:table-cell>
          <table:table-cell table:formula="of:=IF([Numbers.C188] &gt; 0; &quot;convert background.png -gravity Center -size 270 -pointsize 24 -fill black -annotate +0-14 'Voted #&quot; &amp; [Numbers.B188] &amp; &quot; mod' -pointsize 20 -fill white -annotate +0+18 'by ZDoom Community' &quot; &amp; &quot;png8:pngs/&quot; &amp; SUBSTITUTE(SUBSTITUTE(SUBSTITUTE(SUBSTITUTE(SUBSTITUTE([Numbers.D1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DoomKrakken_s_Monster_Randomizer.png" calcext:value-type="string">
            <text:p>convert background.png -gravity Center -size 270 -pointsize 24 -fill black -annotate +0-14 'Voted #155 mod' -pointsize 20 -fill white -annotate +0+18 'by ZDoom Community' png8:pngs/DoomKrakken_s_Monster_Randomi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&quot;[b]&quot; &amp; [Numbers.B189] &amp; &quot;. &quot; &amp; &quot;[url=&quot; &amp; [Numbers.E189] &amp; &quot;]&quot; &amp; [Numbers.D189] &amp; &quot;[/url][/b]&quot; &amp;  &quot; [[b]&quot; &amp; [Numbers.C189] &amp; &quot;[/b]: [size=85]&quot; &amp; [Numbers.F189] &amp; &quot;[/size]]&quot;; &quot;&quot;)" office:value-type="string" office:string-value="[b]155. [url=https://forum.zdoom.org/viewtopic.php?f=19&amp;t=48208#p824651]Eriguns 1[/url][/b] [[b]1[/b]: [size=85]Cyanide: 1[/size]]" calcext:value-type="string">
            <text:p>[b]155. [url=https://forum.zdoom.org/viewtopic.php?f=19&amp;t=48208#p824651]Eriguns 1[/url][/b] [[b]1[/b]: [size=85]Cyanide: 1[/size]]</text:p>
          </table:table-cell>
          <table:table-cell table:formula="of:=IF([Numbers.C189] &gt; 0; &quot;convert background.png -gravity Center -size 270 -pointsize 24 -fill black -annotate +0-14 'Voted #&quot; &amp; [Numbers.B189] &amp; &quot; mod' -pointsize 20 -fill white -annotate +0+18 'by ZDoom Community' &quot; &amp; &quot;png8:pngs/&quot; &amp; SUBSTITUTE(SUBSTITUTE(SUBSTITUTE(SUBSTITUTE(SUBSTITUTE([Numbers.D1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Eriguns_1.png" calcext:value-type="string">
            <text:p>convert background.png -gravity Center -size 270 -pointsize 24 -fill black -annotate +0-14 'Voted #155 mod' -pointsize 20 -fill white -annotate +0+18 'by ZDoom Community' png8:pngs/Eriguns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&quot;[b]&quot; &amp; [Numbers.B190] &amp; &quot;. &quot; &amp; &quot;[url=&quot; &amp; [Numbers.E190] &amp; &quot;]&quot; &amp; [Numbers.D190] &amp; &quot;[/url][/b]&quot; &amp;  &quot; [[b]&quot; &amp; [Numbers.C190] &amp; &quot;[/b]: [size=85]&quot; &amp; [Numbers.F190] &amp; &quot;[/size]]&quot;; &quot;&quot;)" office:value-type="string" office:string-value="[b]155. [url=https://www.doomworld.com/idgames/themes/TeamTNT/ed4_rfo/ed4_rfo1]Eternal DOOM IV: Return from Oblivion[/url][/b] [[b]1[/b]: [size=85]Kappes Buur: 1[/size]]" calcext:value-type="string">
            <text:p>[b]155. [url=https://www.doomworld.com/idgames/themes/TeamTNT/ed4_rfo/ed4_rfo1]Eternal DOOM IV: Return from Oblivion[/url][/b] [[b]1[/b]: [size=85]Kappes Buur: 1[/size]]</text:p>
          </table:table-cell>
          <table:table-cell table:formula="of:=IF([Numbers.C190] &gt; 0; &quot;convert background.png -gravity Center -size 270 -pointsize 24 -fill black -annotate +0-14 'Voted #&quot; &amp; [Numbers.B190] &amp; &quot; mod' -pointsize 20 -fill white -annotate +0+18 'by ZDoom Community' &quot; &amp; &quot;png8:pngs/&quot; &amp; SUBSTITUTE(SUBSTITUTE(SUBSTITUTE(SUBSTITUTE(SUBSTITUTE([Numbers.D1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Eternal_DOOM_IV:_Return_from_Oblivion.png" calcext:value-type="string">
            <text:p>convert background.png -gravity Center -size 270 -pointsize 24 -fill black -annotate +0-14 'Voted #155 mod' -pointsize 20 -fill white -annotate +0+18 'by ZDoom Community' png8:pngs/Eternal_DOOM_IV:_Return_from_Obliv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&quot;[b]&quot; &amp; [Numbers.B191] &amp; &quot;. &quot; &amp; &quot;[url=&quot; &amp; [Numbers.E191] &amp; &quot;]&quot; &amp; [Numbers.D191] &amp; &quot;[/url][/b]&quot; &amp;  &quot; [[b]&quot; &amp; [Numbers.C191] &amp; &quot;[/b]: [size=85]&quot; &amp; [Numbers.F191] &amp; &quot;[/size]]&quot;; &quot;&quot;)" office:value-type="string" office:string-value="[b]155. [url=https://forum.zdoom.org/viewtopic.php?f=19&amp;t=52631#p920489]Fading Corpses Universal[/url][/b] [[b]1[/b]: [size=85]m8f: 1[/size]]" calcext:value-type="string">
            <text:p>[b]155. [url=https://forum.zdoom.org/viewtopic.php?f=19&amp;t=52631#p920489]Fading Corpses Universal[/url][/b] [[b]1[/b]: [size=85]m8f: 1[/size]]</text:p>
          </table:table-cell>
          <table:table-cell table:formula="of:=IF([Numbers.C191] &gt; 0; &quot;convert background.png -gravity Center -size 270 -pointsize 24 -fill black -annotate +0-14 'Voted #&quot; &amp; [Numbers.B191] &amp; &quot; mod' -pointsize 20 -fill white -annotate +0+18 'by ZDoom Community' &quot; &amp; &quot;png8:pngs/&quot; &amp; SUBSTITUTE(SUBSTITUTE(SUBSTITUTE(SUBSTITUTE(SUBSTITUTE([Numbers.D1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Fading_Corpses_Universal.png" calcext:value-type="string">
            <text:p>convert background.png -gravity Center -size 270 -pointsize 24 -fill black -annotate +0-14 'Voted #155 mod' -pointsize 20 -fill white -annotate +0+18 'by ZDoom Community' png8:pngs/Fading_Corpses_Univers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&quot;[b]&quot; &amp; [Numbers.B192] &amp; &quot;. &quot; &amp; &quot;[url=&quot; &amp; [Numbers.E192] &amp; &quot;]&quot; &amp; [Numbers.D192] &amp; &quot;[/url][/b]&quot; &amp;  &quot; [[b]&quot; &amp; [Numbers.C192] &amp; &quot;[/b]: [size=85]&quot; &amp; [Numbers.F192] &amp; &quot;[/size]]&quot;; &quot;&quot;)" office:value-type="string" office:string-value="[b]155. [url=https://forum.zdoom.org/viewtopic.php?f=43&amp;t=58923#p1033516]FamiliarDoom[/url][/b] [[b]1[/b]: [size=85]kadu522: 1[/size]]" calcext:value-type="string">
            <text:p>[b]155. [url=https://forum.zdoom.org/viewtopic.php?f=43&amp;t=58923#p1033516]FamiliarDoom[/url][/b] [[b]1[/b]: [size=85]kadu522: 1[/size]]</text:p>
          </table:table-cell>
          <table:table-cell table:formula="of:=IF([Numbers.C192] &gt; 0; &quot;convert background.png -gravity Center -size 270 -pointsize 24 -fill black -annotate +0-14 'Voted #&quot; &amp; [Numbers.B192] &amp; &quot; mod' -pointsize 20 -fill white -annotate +0+18 'by ZDoom Community' &quot; &amp; &quot;png8:pngs/&quot; &amp; SUBSTITUTE(SUBSTITUTE(SUBSTITUTE(SUBSTITUTE(SUBSTITUTE([Numbers.D1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FamiliarDoom.png" calcext:value-type="string">
            <text:p>convert background.png -gravity Center -size 270 -pointsize 24 -fill black -annotate +0-14 'Voted #155 mod' -pointsize 20 -fill white -annotate +0+18 'by ZDoom Community' png8: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&quot;[b]&quot; &amp; [Numbers.B193] &amp; &quot;. &quot; &amp; &quot;[url=&quot; &amp; [Numbers.E193] &amp; &quot;]&quot; &amp; [Numbers.D193] &amp; &quot;[/url][/b]&quot; &amp;  &quot; [[b]&quot; &amp; [Numbers.C193] &amp; &quot;[/b]: [size=85]&quot; &amp; [Numbers.F193] &amp; &quot;[/size]]&quot;; &quot;&quot;)" office:value-type="string" office:string-value="[b]155. [url=https://forum.zdoom.org/viewtopic.php?f=105&amp;t=35388#p666921]Footsteps[/url][/b] [[b]1[/b]: [size=85]m8f: 1[/size]]" calcext:value-type="string">
            <text:p>[b]155. [url=https://forum.zdoom.org/viewtopic.php?f=105&amp;t=35388#p666921]Footsteps[/url][/b] [[b]1[/b]: [size=85]m8f: 1[/size]]</text:p>
          </table:table-cell>
          <table:table-cell table:formula="of:=IF([Numbers.C193] &gt; 0; &quot;convert background.png -gravity Center -size 270 -pointsize 24 -fill black -annotate +0-14 'Voted #&quot; &amp; [Numbers.B193] &amp; &quot; mod' -pointsize 20 -fill white -annotate +0+18 'by ZDoom Community' &quot; &amp; &quot;png8:pngs/&quot; &amp; SUBSTITUTE(SUBSTITUTE(SUBSTITUTE(SUBSTITUTE(SUBSTITUTE([Numbers.D1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Footsteps.png" calcext:value-type="string">
            <text:p>convert background.png -gravity Center -size 270 -pointsize 24 -fill black -annotate +0-14 'Voted #155 mod' -pointsize 20 -fill white -annotate +0+18 'by ZDoom Community' png8: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&quot;[b]&quot; &amp; [Numbers.B194] &amp; &quot;. &quot; &amp; &quot;[url=&quot; &amp; [Numbers.E194] &amp; &quot;]&quot; &amp; [Numbers.D194] &amp; &quot;[/url][/b]&quot; &amp;  &quot; [[b]&quot; &amp; [Numbers.C194] &amp; &quot;[/b]: [size=85]&quot; &amp; [Numbers.F194] &amp; &quot;[/size]]&quot;; &quot;&quot;)" office:value-type="string" office:string-value="[b]155. [url=https://iamsparky.wordpress.com/foreverhood/]Foreverhood[/url][/b] [[b]1[/b]: [size=85]Kappes Buur: 1[/size]]" calcext:value-type="string">
            <text:p>[b]155. [url=https://iamsparky.wordpress.com/foreverhood/]Foreverhood[/url][/b] [[b]1[/b]: [size=85]Kappes Buur: 1[/size]]</text:p>
          </table:table-cell>
          <table:table-cell table:formula="of:=IF([Numbers.C194] &gt; 0; &quot;convert background.png -gravity Center -size 270 -pointsize 24 -fill black -annotate +0-14 'Voted #&quot; &amp; [Numbers.B194] &amp; &quot; mod' -pointsize 20 -fill white -annotate +0+18 'by ZDoom Community' &quot; &amp; &quot;png8:pngs/&quot; &amp; SUBSTITUTE(SUBSTITUTE(SUBSTITUTE(SUBSTITUTE(SUBSTITUTE([Numbers.D1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Foreverhood.png" calcext:value-type="string">
            <text:p>convert background.png -gravity Center -size 270 -pointsize 24 -fill black -annotate +0-14 'Voted #155 mod' -pointsize 20 -fill white -annotate +0+18 'by ZDoom Community' png8:pngs/Foreverh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&quot;[b]&quot; &amp; [Numbers.B195] &amp; &quot;. &quot; &amp; &quot;[url=&quot; &amp; [Numbers.E195] &amp; &quot;]&quot; &amp; [Numbers.D195] &amp; &quot;[/url][/b]&quot; &amp;  &quot; [[b]&quot; &amp; [Numbers.C195] &amp; &quot;[/b]: [size=85]&quot; &amp; [Numbers.F195] &amp; &quot;[/size]]&quot;; &quot;&quot;)" office:value-type="string" office:string-value="[b]155. [url=https://forum.zdoom.org/viewtopic.php?f=19&amp;t=57252#p1009564]Ghoul School 3D[/url][/b] [[b]1[/b]: [size=85]Rachael: 1[/size]]" calcext:value-type="string">
            <text:p>[b]155. [url=https://forum.zdoom.org/viewtopic.php?f=19&amp;t=57252#p1009564]Ghoul School 3D[/url][/b] [[b]1[/b]: [size=85]Rachael: 1[/size]]</text:p>
          </table:table-cell>
          <table:table-cell table:formula="of:=IF([Numbers.C195] &gt; 0; &quot;convert background.png -gravity Center -size 270 -pointsize 24 -fill black -annotate +0-14 'Voted #&quot; &amp; [Numbers.B195] &amp; &quot; mod' -pointsize 20 -fill white -annotate +0+18 'by ZDoom Community' &quot; &amp; &quot;png8:pngs/&quot; &amp; SUBSTITUTE(SUBSTITUTE(SUBSTITUTE(SUBSTITUTE(SUBSTITUTE([Numbers.D1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Ghoul_School_3D.png" calcext:value-type="string">
            <text:p>convert background.png -gravity Center -size 270 -pointsize 24 -fill black -annotate +0-14 'Voted #155 mod' -pointsize 20 -fill white -annotate +0+18 'by ZDoom Community' png8: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&quot;[b]&quot; &amp; [Numbers.B196] &amp; &quot;. &quot; &amp; &quot;[url=&quot; &amp; [Numbers.E196] &amp; &quot;]&quot; &amp; [Numbers.D196] &amp; &quot;[/url][/b]&quot; &amp;  &quot; [[b]&quot; &amp; [Numbers.C196] &amp; &quot;[/b]: [size=85]&quot; &amp; [Numbers.F196] &amp; &quot;[/size]]&quot;; &quot;&quot;)" office:value-type="string" office:string-value="[b]155. [url=https://forum.zdoom.org/viewtopic.php?f=46&amp;t=56148#p994037]GZSHud[/url][/b] [[b]1[/b]: [size=85]Hipnotic Rogue: 1[/size]]" calcext:value-type="string">
            <text:p>[b]155. [url=https://forum.zdoom.org/viewtopic.php?f=46&amp;t=56148#p994037]GZSHud[/url][/b] [[b]1[/b]: [size=85]Hipnotic Rogue: 1[/size]]</text:p>
          </table:table-cell>
          <table:table-cell table:formula="of:=IF([Numbers.C196] &gt; 0; &quot;convert background.png -gravity Center -size 270 -pointsize 24 -fill black -annotate +0-14 'Voted #&quot; &amp; [Numbers.B196] &amp; &quot; mod' -pointsize 20 -fill white -annotate +0+18 'by ZDoom Community' &quot; &amp; &quot;png8:pngs/&quot; &amp; SUBSTITUTE(SUBSTITUTE(SUBSTITUTE(SUBSTITUTE(SUBSTITUTE([Numbers.D1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GZSHud.png" calcext:value-type="string">
            <text:p>convert background.png -gravity Center -size 270 -pointsize 24 -fill black -annotate +0-14 'Voted #155 mod' -pointsize 20 -fill white -annotate +0+18 'by ZDoom Community' png8: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&quot;[b]&quot; &amp; [Numbers.B197] &amp; &quot;. &quot; &amp; &quot;[url=&quot; &amp; [Numbers.E197] &amp; &quot;]&quot; &amp; [Numbers.D197] &amp; &quot;[/url][/b]&quot; &amp;  &quot; [[b]&quot; &amp; [Numbers.C197] &amp; &quot;[/b]: [size=85]&quot; &amp; [Numbers.F197] &amp; &quot;[/size]]&quot;; &quot;&quot;)" office:value-type="string" office:string-value="[b]155. [url=https://forum.zdoom.org/viewtopic.php?f=37&amp;t=47973#p817851]Heretic Widescreened HUD[/url][/b] [[b]1[/b]: [size=85]Hipnotic Rogue: 1[/size]]" calcext:value-type="string">
            <text:p>[b]155. [url=https://forum.zdoom.org/viewtopic.php?f=37&amp;t=47973#p817851]Heretic Widescreened HUD[/url][/b] [[b]1[/b]: [size=85]Hipnotic Rogue: 1[/size]]</text:p>
          </table:table-cell>
          <table:table-cell table:formula="of:=IF([Numbers.C197] &gt; 0; &quot;convert background.png -gravity Center -size 270 -pointsize 24 -fill black -annotate +0-14 'Voted #&quot; &amp; [Numbers.B197] &amp; &quot; mod' -pointsize 20 -fill white -annotate +0+18 'by ZDoom Community' &quot; &amp; &quot;png8:pngs/&quot; &amp; SUBSTITUTE(SUBSTITUTE(SUBSTITUTE(SUBSTITUTE(SUBSTITUTE([Numbers.D1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Heretic_Widescreened_HUD.png" calcext:value-type="string">
            <text:p>convert background.png -gravity Center -size 270 -pointsize 24 -fill black -annotate +0-14 'Voted #155 mod' -pointsize 20 -fill white -annotate +0+18 'by ZDoom Community' png8: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&quot;[b]&quot; &amp; [Numbers.B198] &amp; &quot;. &quot; &amp; &quot;[url=&quot; &amp; [Numbers.E198] &amp; &quot;]&quot; &amp; [Numbers.D198] &amp; &quot;[/url][/b]&quot; &amp;  &quot; [[b]&quot; &amp; [Numbers.C198] &amp; &quot;[/b]: [size=85]&quot; &amp; [Numbers.F198] &amp; &quot;[/size]]&quot;; &quot;&quot;)" office:value-type="string" office:string-value="[b]155. [url=https://www.doomworld.com/idgames/levels/hexen/v-z/viscerus]Hexen: Scourge of Viscerus[/url][/b] [[b]1[/b]: [size=85]Solmir : 1[/size]]" calcext:value-type="string">
            <text:p>[b]155. [url=https://www.doomworld.com/idgames/levels/hexen/v-z/viscerus]Hexen: Scourge of Viscerus[/url][/b] [[b]1[/b]: [size=85]Solmir : 1[/size]]</text:p>
          </table:table-cell>
          <table:table-cell table:formula="of:=IF([Numbers.C198] &gt; 0; &quot;convert background.png -gravity Center -size 270 -pointsize 24 -fill black -annotate +0-14 'Voted #&quot; &amp; [Numbers.B198] &amp; &quot; mod' -pointsize 20 -fill white -annotate +0+18 'by ZDoom Community' &quot; &amp; &quot;png8:pngs/&quot; &amp; SUBSTITUTE(SUBSTITUTE(SUBSTITUTE(SUBSTITUTE(SUBSTITUTE([Numbers.D1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Hexen:_Scourge_of_Viscerus.png" calcext:value-type="string">
            <text:p>convert background.png -gravity Center -size 270 -pointsize 24 -fill black -annotate +0-14 'Voted #155 mod' -pointsize 20 -fill white -annotate +0+18 'by ZDoom Community' png8:pngs/Hexen:_Scourge_of_Viscer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&quot;[b]&quot; &amp; [Numbers.B199] &amp; &quot;. &quot; &amp; &quot;[url=&quot; &amp; [Numbers.E199] &amp; &quot;]&quot; &amp; [Numbers.D199] &amp; &quot;[/url][/b]&quot; &amp;  &quot; [[b]&quot; &amp; [Numbers.C199] &amp; &quot;[/b]: [size=85]&quot; &amp; [Numbers.F199] &amp; &quot;[/size]]&quot;; &quot;&quot;)" office:value-type="string" office:string-value="[b]155. [url=https://forum.zdoom.org/viewtopic.php?f=43&amp;t=33766#p638587]HeXercise[/url][/b] [[b]1[/b]: [size=85]Eric_: 1[/size]]" calcext:value-type="string">
            <text:p>[b]155. [url=https://forum.zdoom.org/viewtopic.php?f=43&amp;t=33766#p638587]HeXercise[/url][/b] [[b]1[/b]: [size=85]Eric_: 1[/size]]</text:p>
          </table:table-cell>
          <table:table-cell table:formula="of:=IF([Numbers.C199] &gt; 0; &quot;convert background.png -gravity Center -size 270 -pointsize 24 -fill black -annotate +0-14 'Voted #&quot; &amp; [Numbers.B199] &amp; &quot; mod' -pointsize 20 -fill white -annotate +0+18 'by ZDoom Community' &quot; &amp; &quot;png8:pngs/&quot; &amp; SUBSTITUTE(SUBSTITUTE(SUBSTITUTE(SUBSTITUTE(SUBSTITUTE([Numbers.D1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HeXercise.png" calcext:value-type="string">
            <text:p>convert background.png -gravity Center -size 270 -pointsize 24 -fill black -annotate +0-14 'Voted #155 mod' -pointsize 20 -fill white -annotate +0+18 'by ZDoom Community' png8: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&quot;[b]&quot; &amp; [Numbers.B200] &amp; &quot;. &quot; &amp; &quot;[url=&quot; &amp; [Numbers.E200] &amp; &quot;]&quot; &amp; [Numbers.D200] &amp; &quot;[/url][/b]&quot; &amp;  &quot; [[b]&quot; &amp; [Numbers.C200] &amp; &quot;[/b]: [size=85]&quot; &amp; [Numbers.F200] &amp; &quot;[/size]]&quot;; &quot;&quot;)" office:value-type="string" office:string-value="[b]155. [url=https://forum.zdoom.org/viewtopic.php?f=43&amp;t=57522#p1013338]Highway to Hell[/url][/b] [[b]1[/b]: [size=85]GAA1992: 1[/size]]" calcext:value-type="string">
            <text:p>[b]155. [url=https://forum.zdoom.org/viewtopic.php?f=43&amp;t=57522#p1013338]Highway to Hell[/url][/b] [[b]1[/b]: [size=85]GAA1992: 1[/size]]</text:p>
          </table:table-cell>
          <table:table-cell table:formula="of:=IF([Numbers.C200] &gt; 0; &quot;convert background.png -gravity Center -size 270 -pointsize 24 -fill black -annotate +0-14 'Voted #&quot; &amp; [Numbers.B200] &amp; &quot; mod' -pointsize 20 -fill white -annotate +0+18 'by ZDoom Community' &quot; &amp; &quot;png8:pngs/&quot; &amp; SUBSTITUTE(SUBSTITUTE(SUBSTITUTE(SUBSTITUTE(SUBSTITUTE([Numbers.D2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Highway_to_Hell.png" calcext:value-type="string">
            <text:p>convert background.png -gravity Center -size 270 -pointsize 24 -fill black -annotate +0-14 'Voted #155 mod' -pointsize 20 -fill white -annotate +0+18 'by ZDoom Community' png8:pngs/Highway_to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&quot;[b]&quot; &amp; [Numbers.B201] &amp; &quot;. &quot; &amp; &quot;[url=&quot; &amp; [Numbers.E201] &amp; &quot;]&quot; &amp; [Numbers.D201] &amp; &quot;[/url][/b]&quot; &amp;  &quot; [[b]&quot; &amp; [Numbers.C201] &amp; &quot;[/b]: [size=85]&quot; &amp; [Numbers.F201] &amp; &quot;[/size]]&quot;; &quot;&quot;)" office:value-type="string" office:string-value="[b]155. [url=https://www.doomworld.com/idgames/levels/heretic/Ports/hocx]Hordes of Chaos[/url][/b] [[b]1[/b]: [size=85]The Ultimate DooMer: 1[/size]]" calcext:value-type="string">
            <text:p>[b]155. [url=https://www.doomworld.com/idgames/levels/heretic/Ports/hocx]Hordes of Chaos[/url][/b] [[b]1[/b]: [size=85]The Ultimate DooMer: 1[/size]]</text:p>
          </table:table-cell>
          <table:table-cell table:formula="of:=IF([Numbers.C201] &gt; 0; &quot;convert background.png -gravity Center -size 270 -pointsize 24 -fill black -annotate +0-14 'Voted #&quot; &amp; [Numbers.B201] &amp; &quot; mod' -pointsize 20 -fill white -annotate +0+18 'by ZDoom Community' &quot; &amp; &quot;png8:pngs/&quot; &amp; SUBSTITUTE(SUBSTITUTE(SUBSTITUTE(SUBSTITUTE(SUBSTITUTE([Numbers.D2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Hordes_of_Chaos.png" calcext:value-type="string">
            <text:p>convert background.png -gravity Center -size 270 -pointsize 24 -fill black -annotate +0-14 'Voted #155 mod' -pointsize 20 -fill white -annotate +0+18 'by ZDoom Community' png8:pngs/Hordes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&quot;[b]&quot; &amp; [Numbers.B202] &amp; &quot;. &quot; &amp; &quot;[url=&quot; &amp; [Numbers.E202] &amp; &quot;]&quot; &amp; [Numbers.D202] &amp; &quot;[/url][/b]&quot; &amp;  &quot; [[b]&quot; &amp; [Numbers.C202] &amp; &quot;[/b]: [size=85]&quot; &amp; [Numbers.F202] &amp; &quot;[/size]]&quot;; &quot;&quot;)" office:value-type="string" office:string-value="[b]155. [url=https://jp.itch.io/doom-keymaster]Keymaster[/url][/b] [[b]1[/b]: [size=85]IdiotBitz: 1[/size]]" calcext:value-type="string">
            <text:p>[b]155. [url=https://jp.itch.io/doom-keymaster]Keymaster[/url][/b] [[b]1[/b]: [size=85]IdiotBitz: 1[/size]]</text:p>
          </table:table-cell>
          <table:table-cell table:formula="of:=IF([Numbers.C202] &gt; 0; &quot;convert background.png -gravity Center -size 270 -pointsize 24 -fill black -annotate +0-14 'Voted #&quot; &amp; [Numbers.B202] &amp; &quot; mod' -pointsize 20 -fill white -annotate +0+18 'by ZDoom Community' &quot; &amp; &quot;png8:pngs/&quot; &amp; SUBSTITUTE(SUBSTITUTE(SUBSTITUTE(SUBSTITUTE(SUBSTITUTE([Numbers.D2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Keymaster.png" calcext:value-type="string">
            <text:p>convert background.png -gravity Center -size 270 -pointsize 24 -fill black -annotate +0-14 'Voted #155 mod' -pointsize 20 -fill white -annotate +0+18 'by ZDoom Community' png8:pngs/Keym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&quot;[b]&quot; &amp; [Numbers.B203] &amp; &quot;. &quot; &amp; &quot;[url=&quot; &amp; [Numbers.E203] &amp; &quot;]&quot; &amp; [Numbers.D203] &amp; &quot;[/url][/b]&quot; &amp;  &quot; [[b]&quot; &amp; [Numbers.C203] &amp; &quot;[/b]: [size=85]&quot; &amp; [Numbers.F203] &amp; &quot;[/size]]&quot;; &quot;&quot;)" office:value-type="string" office:string-value="[b]155. [url=https://forum.zdoom.org/viewtopic.php?t=37786#p719312]Lasting Light[/url][/b] [[b]1[/b]: [size=85]Ravick: 1[/size]]" calcext:value-type="string">
            <text:p>[b]155. [url=https://forum.zdoom.org/viewtopic.php?t=37786#p719312]Lasting Light[/url][/b] [[b]1[/b]: [size=85]Ravick: 1[/size]]</text:p>
          </table:table-cell>
          <table:table-cell table:formula="of:=IF([Numbers.C203] &gt; 0; &quot;convert background.png -gravity Center -size 270 -pointsize 24 -fill black -annotate +0-14 'Voted #&quot; &amp; [Numbers.B203] &amp; &quot; mod' -pointsize 20 -fill white -annotate +0+18 'by ZDoom Community' &quot; &amp; &quot;png8:pngs/&quot; &amp; SUBSTITUTE(SUBSTITUTE(SUBSTITUTE(SUBSTITUTE(SUBSTITUTE([Numbers.D2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Lasting_Light.png" calcext:value-type="string">
            <text:p>convert background.png -gravity Center -size 270 -pointsize 24 -fill black -annotate +0-14 'Voted #155 mod' -pointsize 20 -fill white -annotate +0+18 'by ZDoom Community' png8:pngs/Lasting_Li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&quot;[b]&quot; &amp; [Numbers.B204] &amp; &quot;. &quot; &amp; &quot;[url=&quot; &amp; [Numbers.E204] &amp; &quot;]&quot; &amp; [Numbers.D204] &amp; &quot;[/url][/b]&quot; &amp;  &quot; [[b]&quot; &amp; [Numbers.C204] &amp; &quot;[/b]: [size=85]&quot; &amp; [Numbers.F204] &amp; &quot;[/size]]&quot;; &quot;&quot;)" office:value-type="string" office:string-value="[b]155. [url=https://forum.zdoom.org/viewtopic.php?f=42&amp;t=57364#p1011019]Lilith[/url][/b] [[b]1[/b]: [size=85]AlphaEnt: 1[/size]]" calcext:value-type="string">
            <text:p>[b]155. [url=https://forum.zdoom.org/viewtopic.php?f=42&amp;t=57364#p1011019]Lilith[/url][/b] [[b]1[/b]: [size=85]AlphaEnt: 1[/size]]</text:p>
          </table:table-cell>
          <table:table-cell table:formula="of:=IF([Numbers.C204] &gt; 0; &quot;convert background.png -gravity Center -size 270 -pointsize 24 -fill black -annotate +0-14 'Voted #&quot; &amp; [Numbers.B204] &amp; &quot; mod' -pointsize 20 -fill white -annotate +0+18 'by ZDoom Community' &quot; &amp; &quot;png8:pngs/&quot; &amp; SUBSTITUTE(SUBSTITUTE(SUBSTITUTE(SUBSTITUTE(SUBSTITUTE([Numbers.D2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Lilith.png" calcext:value-type="string">
            <text:p>convert background.png -gravity Center -size 270 -pointsize 24 -fill black -annotate +0-14 'Voted #155 mod' -pointsize 20 -fill white -annotate +0+18 'by ZDoom Community' png8:pngs/Lili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&quot;[b]&quot; &amp; [Numbers.B205] &amp; &quot;. &quot; &amp; &quot;[url=&quot; &amp; [Numbers.E205] &amp; &quot;]&quot; &amp; [Numbers.D205] &amp; &quot;[/url][/b]&quot; &amp;  &quot; [[b]&quot; &amp; [Numbers.C205] &amp; &quot;[/b]: [size=85]&quot; &amp; [Numbers.F205] &amp; &quot;[/size]]&quot;; &quot;&quot;)" office:value-type="string" office:string-value="[b]155. [url=https://www.doomworld.com/idgames/levels/doom2/Ports/j-l/lslsp_gd]LOST SOULSPHERE: Gold Edition[/url][/b] [[b]1[/b]: [size=85]Major Cooke: 1[/size]]" calcext:value-type="string">
            <text:p>[b]155. [url=https://www.doomworld.com/idgames/levels/doom2/Ports/j-l/lslsp_gd]LOST SOULSPHERE: Gold Edition[/url][/b] [[b]1[/b]: [size=85]Major Cooke: 1[/size]]</text:p>
          </table:table-cell>
          <table:table-cell table:formula="of:=IF([Numbers.C205] &gt; 0; &quot;convert background.png -gravity Center -size 270 -pointsize 24 -fill black -annotate +0-14 'Voted #&quot; &amp; [Numbers.B205] &amp; &quot; mod' -pointsize 20 -fill white -annotate +0+18 'by ZDoom Community' &quot; &amp; &quot;png8:pngs/&quot; &amp; SUBSTITUTE(SUBSTITUTE(SUBSTITUTE(SUBSTITUTE(SUBSTITUTE([Numbers.D2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LOST_SOULSPHERE:_Gold_Edition.png" calcext:value-type="string">
            <text:p>convert background.png -gravity Center -size 270 -pointsize 24 -fill black -annotate +0-14 'Voted #155 mod' -pointsize 20 -fill white -annotate +0+18 'by ZDoom Community' png8:pngs/LOST_SOULSPHERE:_Gold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&quot;[b]&quot; &amp; [Numbers.B206] &amp; &quot;. &quot; &amp; &quot;[url=&quot; &amp; [Numbers.E206] &amp; &quot;]&quot; &amp; [Numbers.D206] &amp; &quot;[/url][/b]&quot; &amp;  &quot; [[b]&quot; &amp; [Numbers.C206] &amp; &quot;[/b]: [size=85]&quot; &amp; [Numbers.F206] &amp; &quot;[/size]]&quot;; &quot;&quot;)" office:value-type="string" office:string-value="[b]155. [url=https://forum.zdoom.org/viewtopic.php?f=43&amp;t=52041#p907566]Lowtech Remake[/url][/b] [[b]1[/b]: [size=85]YukesVonFaust: 1[/size]]" calcext:value-type="string">
            <text:p>[b]155. [url=https://forum.zdoom.org/viewtopic.php?f=43&amp;t=52041#p907566]Lowtech Remake[/url][/b] [[b]1[/b]: [size=85]YukesVonFaust: 1[/size]]</text:p>
          </table:table-cell>
          <table:table-cell table:formula="of:=IF([Numbers.C206] &gt; 0; &quot;convert background.png -gravity Center -size 270 -pointsize 24 -fill black -annotate +0-14 'Voted #&quot; &amp; [Numbers.B206] &amp; &quot; mod' -pointsize 20 -fill white -annotate +0+18 'by ZDoom Community' &quot; &amp; &quot;png8:pngs/&quot; &amp; SUBSTITUTE(SUBSTITUTE(SUBSTITUTE(SUBSTITUTE(SUBSTITUTE([Numbers.D2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Lowtech_Remake.png" calcext:value-type="string">
            <text:p>convert background.png -gravity Center -size 270 -pointsize 24 -fill black -annotate +0-14 'Voted #155 mod' -pointsize 20 -fill white -annotate +0+18 'by ZDoom Community' png8:pngs/Lowtech_Rema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&quot;[b]&quot; &amp; [Numbers.B207] &amp; &quot;. &quot; &amp; &quot;[url=&quot; &amp; [Numbers.E207] &amp; &quot;]&quot; &amp; [Numbers.D207] &amp; &quot;[/url][/b]&quot; &amp;  &quot; [[b]&quot; &amp; [Numbers.C207] &amp; &quot;[/b]: [size=85]&quot; &amp; [Numbers.F207] &amp; &quot;[/size]]&quot;; &quot;&quot;)" office:value-type="string" office:string-value="[b]155. [url=https://forum.zdoom.org/viewtopic.php?f=19&amp;t=28589&amp;start=2490#p925995]MAIS[/url][/b] [[b]1[/b]: [size=85]Sgt. Shivers: 1[/size]]" calcext:value-type="string">
            <text:p>[b]155. [url=https://forum.zdoom.org/viewtopic.php?f=19&amp;t=28589&amp;start=2490#p925995]MAIS[/url][/b] [[b]1[/b]: [size=85]Sgt. Shivers: 1[/size]]</text:p>
          </table:table-cell>
          <table:table-cell table:formula="of:=IF([Numbers.C207] &gt; 0; &quot;convert background.png -gravity Center -size 270 -pointsize 24 -fill black -annotate +0-14 'Voted #&quot; &amp; [Numbers.B207] &amp; &quot; mod' -pointsize 20 -fill white -annotate +0+18 'by ZDoom Community' &quot; &amp; &quot;png8:pngs/&quot; &amp; SUBSTITUTE(SUBSTITUTE(SUBSTITUTE(SUBSTITUTE(SUBSTITUTE([Numbers.D2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MAIS.png" calcext:value-type="string">
            <text:p>convert background.png -gravity Center -size 270 -pointsize 24 -fill black -annotate +0-14 'Voted #155 mod' -pointsize 20 -fill white -annotate +0+18 'by ZDoom Community' png8:pngs/MA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&quot;[b]&quot; &amp; [Numbers.B208] &amp; &quot;. &quot; &amp; &quot;[url=&quot; &amp; [Numbers.E208] &amp; &quot;]&quot; &amp; [Numbers.D208] &amp; &quot;[/url][/b]&quot; &amp;  &quot; [[b]&quot; &amp; [Numbers.C208] &amp; &quot;[/b]: [size=85]&quot; &amp; [Numbers.F208] &amp; &quot;[/size]]&quot;; &quot;&quot;)" office:value-type="string" office:string-value="[b]155. [url=https://forum.zdoom.org/viewtopic.php?t=48924#p843884]Megabounce[/url][/b] [[b]1[/b]: [size=85]Beed28: 1[/size]]" calcext:value-type="string">
            <text:p>[b]155. [url=https://forum.zdoom.org/viewtopic.php?t=48924#p843884]Megabounce[/url][/b] [[b]1[/b]: [size=85]Beed28: 1[/size]]</text:p>
          </table:table-cell>
          <table:table-cell table:formula="of:=IF([Numbers.C208] &gt; 0; &quot;convert background.png -gravity Center -size 270 -pointsize 24 -fill black -annotate +0-14 'Voted #&quot; &amp; [Numbers.B208] &amp; &quot; mod' -pointsize 20 -fill white -annotate +0+18 'by ZDoom Community' &quot; &amp; &quot;png8:pngs/&quot; &amp; SUBSTITUTE(SUBSTITUTE(SUBSTITUTE(SUBSTITUTE(SUBSTITUTE([Numbers.D2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Megabounce.png" calcext:value-type="string">
            <text:p>convert background.png -gravity Center -size 270 -pointsize 24 -fill black -annotate +0-14 'Voted #155 mod' -pointsize 20 -fill white -annotate +0+18 'by ZDoom Community' png8: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&quot;[b]&quot; &amp; [Numbers.B209] &amp; &quot;. &quot; &amp; &quot;[url=&quot; &amp; [Numbers.E209] &amp; &quot;]&quot; &amp; [Numbers.D209] &amp; &quot;[/url][/b]&quot; &amp;  &quot; [[b]&quot; &amp; [Numbers.C209] &amp; &quot;[/b]: [size=85]&quot; &amp; [Numbers.F209] &amp; &quot;[/size]]&quot;; &quot;&quot;)" office:value-type="string" office:string-value="[b]155. [url=https://forum.zdoom.org/viewtopic.php?t=45872#p761776]Metroid: Dreadnought[/url][/b] [[b]1[/b]: [size=85]Cyanide: 1[/size]]" calcext:value-type="string">
            <text:p>[b]155. [url=https://forum.zdoom.org/viewtopic.php?t=45872#p761776]Metroid: Dreadnought[/url][/b] [[b]1[/b]: [size=85]Cyanide: 1[/size]]</text:p>
          </table:table-cell>
          <table:table-cell table:formula="of:=IF([Numbers.C209] &gt; 0; &quot;convert background.png -gravity Center -size 270 -pointsize 24 -fill black -annotate +0-14 'Voted #&quot; &amp; [Numbers.B209] &amp; &quot; mod' -pointsize 20 -fill white -annotate +0+18 'by ZDoom Community' &quot; &amp; &quot;png8:pngs/&quot; &amp; SUBSTITUTE(SUBSTITUTE(SUBSTITUTE(SUBSTITUTE(SUBSTITUTE([Numbers.D2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Metroid:_Dreadnought.png" calcext:value-type="string">
            <text:p>convert background.png -gravity Center -size 270 -pointsize 24 -fill black -annotate +0-14 'Voted #155 mod' -pointsize 20 -fill white -annotate +0+18 'by ZDoom Community' png8:pngs/Metroid:_Dreadnou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&quot;[b]&quot; &amp; [Numbers.B210] &amp; &quot;. &quot; &amp; &quot;[url=&quot; &amp; [Numbers.E210] &amp; &quot;]&quot; &amp; [Numbers.D210] &amp; &quot;[/url][/b]&quot; &amp;  &quot; [[b]&quot; &amp; [Numbers.C210] &amp; &quot;[/b]: [size=85]&quot; &amp; [Numbers.F210] &amp; &quot;[/size]]&quot;; &quot;&quot;)" office:value-type="string" office:string-value="[b]155. [url=https://forum.zdoom.org/viewtopic.php?f=42&amp;t=53887#p947837]MMDCXIV - Journey into 27 Century[/url][/b] [[b]1[/b]: [size=85]Kappes Buur: 1[/size]]" calcext:value-type="string">
            <text:p>[b]155. [url=https://forum.zdoom.org/viewtopic.php?f=42&amp;t=53887#p947837]MMDCXIV - Journey into 27 Century[/url][/b] [[b]1[/b]: [size=85]Kappes Buur: 1[/size]]</text:p>
          </table:table-cell>
          <table:table-cell table:formula="of:=IF([Numbers.C210] &gt; 0; &quot;convert background.png -gravity Center -size 270 -pointsize 24 -fill black -annotate +0-14 'Voted #&quot; &amp; [Numbers.B210] &amp; &quot; mod' -pointsize 20 -fill white -annotate +0+18 'by ZDoom Community' &quot; &amp; &quot;png8:pngs/&quot; &amp; SUBSTITUTE(SUBSTITUTE(SUBSTITUTE(SUBSTITUTE(SUBSTITUTE([Numbers.D2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MMDCXIV_-_Journey_into_27_Century.png" calcext:value-type="string">
            <text:p>convert background.png -gravity Center -size 270 -pointsize 24 -fill black -annotate +0-14 'Voted #155 mod' -pointsize 20 -fill white -annotate +0+18 'by ZDoom Community' png8:pngs/MMDCXIV_-_Journey_into_27_Cent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&quot;[b]&quot; &amp; [Numbers.B211] &amp; &quot;. &quot; &amp; &quot;[url=&quot; &amp; [Numbers.E211] &amp; &quot;]&quot; &amp; [Numbers.D211] &amp; &quot;[/url][/b]&quot; &amp;  &quot; [[b]&quot; &amp; [Numbers.C211] &amp; &quot;[/b]: [size=85]&quot; &amp; [Numbers.F211] &amp; &quot;[/size]]&quot;; &quot;&quot;)" office:value-type="string" office:string-value="[b]155. [url=https://forum.zdoom.org/viewtopic.php?t=56838#p1003369]Monster Scouter[/url][/b] [[b]1[/b]: [size=85]Cyanide: 1[/size]]" calcext:value-type="string">
            <text:p>[b]155. [url=https://forum.zdoom.org/viewtopic.php?t=56838#p1003369]Monster Scouter[/url][/b] [[b]1[/b]: [size=85]Cyanide: 1[/size]]</text:p>
          </table:table-cell>
          <table:table-cell table:formula="of:=IF([Numbers.C211] &gt; 0; &quot;convert background.png -gravity Center -size 270 -pointsize 24 -fill black -annotate +0-14 'Voted #&quot; &amp; [Numbers.B211] &amp; &quot; mod' -pointsize 20 -fill white -annotate +0+18 'by ZDoom Community' &quot; &amp; &quot;png8:pngs/&quot; &amp; SUBSTITUTE(SUBSTITUTE(SUBSTITUTE(SUBSTITUTE(SUBSTITUTE([Numbers.D2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Monster_Scouter.png" calcext:value-type="string">
            <text:p>convert background.png -gravity Center -size 270 -pointsize 24 -fill black -annotate +0-14 'Voted #155 mod' -pointsize 20 -fill white -annotate +0+18 'by ZDoom Community' png8:pngs/Monster_Scou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&quot;[b]&quot; &amp; [Numbers.B212] &amp; &quot;. &quot; &amp; &quot;[url=&quot; &amp; [Numbers.E212] &amp; &quot;]&quot; &amp; [Numbers.D212] &amp; &quot;[/url][/b]&quot; &amp;  &quot; [[b]&quot; &amp; [Numbers.C212] &amp; &quot;[/b]: [size=85]&quot; &amp; [Numbers.F212] &amp; &quot;[/size]]&quot;; &quot;&quot;)" office:value-type="string" office:string-value="[b]155. [url=https://forum.zdoom.org/viewtopic.php?f=43&amp;t=56272]Nameless Lite RPG Mod[/url][/b] [[b]1[/b]: [size=85]IdiotBitz: 1[/size]]" calcext:value-type="string">
            <text:p>[b]155. [url=https://forum.zdoom.org/viewtopic.php?f=43&amp;t=56272]Nameless Lite RPG Mod[/url][/b] [[b]1[/b]: [size=85]IdiotBitz: 1[/size]]</text:p>
          </table:table-cell>
          <table:table-cell table:formula="of:=IF([Numbers.C212] &gt; 0; &quot;convert background.png -gravity Center -size 270 -pointsize 24 -fill black -annotate +0-14 'Voted #&quot; &amp; [Numbers.B212] &amp; &quot; mod' -pointsize 20 -fill white -annotate +0+18 'by ZDoom Community' &quot; &amp; &quot;png8:pngs/&quot; &amp; SUBSTITUTE(SUBSTITUTE(SUBSTITUTE(SUBSTITUTE(SUBSTITUTE([Numbers.D2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Nameless_Lite_RPG_Mod.png" calcext:value-type="string">
            <text:p>convert background.png -gravity Center -size 270 -pointsize 24 -fill black -annotate +0-14 'Voted #155 mod' -pointsize 20 -fill white -annotate +0+18 'by ZDoom Community' png8:pngs/Nameless_Lite_RPG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&quot;[b]&quot; &amp; [Numbers.B213] &amp; &quot;. &quot; &amp; &quot;[url=&quot; &amp; [Numbers.E213] &amp; &quot;]&quot; &amp; [Numbers.D213] &amp; &quot;[/url][/b]&quot; &amp;  &quot; [[b]&quot; &amp; [Numbers.C213] &amp; &quot;[/b]: [size=85]&quot; &amp; [Numbers.F213] &amp; &quot;[/size]]&quot;; &quot;&quot;)" office:value-type="string" office:string-value="[b]155. [url=https://mikestoybox.net/2017/01/04/nerves-of-steel/]Nerves of Steel[/url][/b] [[b]1[/b]: [size=85]Rex705: 1[/size]]" calcext:value-type="string">
            <text:p>[b]155. [url=https://mikestoybox.net/2017/01/04/nerves-of-steel/]Nerves of Steel[/url][/b] [[b]1[/b]: [size=85]Rex705: 1[/size]]</text:p>
          </table:table-cell>
          <table:table-cell table:formula="of:=IF([Numbers.C213] &gt; 0; &quot;convert background.png -gravity Center -size 270 -pointsize 24 -fill black -annotate +0-14 'Voted #&quot; &amp; [Numbers.B213] &amp; &quot; mod' -pointsize 20 -fill white -annotate +0+18 'by ZDoom Community' &quot; &amp; &quot;png8:pngs/&quot; &amp; SUBSTITUTE(SUBSTITUTE(SUBSTITUTE(SUBSTITUTE(SUBSTITUTE([Numbers.D2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Nerves_of_Steel.png" calcext:value-type="string">
            <text:p>convert background.png -gravity Center -size 270 -pointsize 24 -fill black -annotate +0-14 'Voted #155 mod' -pointsize 20 -fill white -annotate +0+18 'by ZDoom Community' png8:pngs/Nerves_of_Stee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&quot;[b]&quot; &amp; [Numbers.B214] &amp; &quot;. &quot; &amp; &quot;[url=&quot; &amp; [Numbers.E214] &amp; &quot;]&quot; &amp; [Numbers.D214] &amp; &quot;[/url][/b]&quot; &amp;  &quot; [[b]&quot; &amp; [Numbers.C214] &amp; &quot;[/b]: [size=85]&quot; &amp; [Numbers.F214] &amp; &quot;[/size]]&quot;; &quot;&quot;)" office:value-type="string" office:string-value="[b]155. [url=http://web.archive.org/web/20100527012514/http://members.multimania.co.uk/Enjay001/]njsplash[/url][/b] [[b]1[/b]: [size=85]Hipnotic Rogue: 1[/size]]" calcext:value-type="string">
            <text:p>[b]155. [url=http://web.archive.org/web/20100527012514/http://members.multimania.co.uk/Enjay001/]njsplash[/url][/b] [[b]1[/b]: [size=85]Hipnotic Rogue: 1[/size]]</text:p>
          </table:table-cell>
          <table:table-cell table:formula="of:=IF([Numbers.C214] &gt; 0; &quot;convert background.png -gravity Center -size 270 -pointsize 24 -fill black -annotate +0-14 'Voted #&quot; &amp; [Numbers.B214] &amp; &quot; mod' -pointsize 20 -fill white -annotate +0+18 'by ZDoom Community' &quot; &amp; &quot;png8:pngs/&quot; &amp; SUBSTITUTE(SUBSTITUTE(SUBSTITUTE(SUBSTITUTE(SUBSTITUTE([Numbers.D2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njsplash.png" calcext:value-type="string">
            <text:p>convert background.png -gravity Center -size 270 -pointsize 24 -fill black -annotate +0-14 'Voted #155 mod' -pointsize 20 -fill white -annotate +0+18 'by ZDoom Community' png8: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&quot;[b]&quot; &amp; [Numbers.B215] &amp; &quot;. &quot; &amp; &quot;[url=&quot; &amp; [Numbers.E215] &amp; &quot;]&quot; &amp; [Numbers.D215] &amp; &quot;[/url][/b]&quot; &amp;  &quot; [[b]&quot; &amp; [Numbers.C215] &amp; &quot;[/b]: [size=85]&quot; &amp; [Numbers.F215] &amp; &quot;[/size]]&quot;; &quot;&quot;)" office:value-type="string" office:string-value="[b]155. [url=https://www.doomworld.com/idgames/combos/omgwpnv2]OMG Weapons! (and Monsters)[/url][/b] [[b]1[/b]: [size=85]TDRR: 1[/size]]" calcext:value-type="string">
            <text:p>[b]155. [url=https://www.doomworld.com/idgames/combos/omgwpnv2]OMG Weapons! (and Monsters)[/url][/b] [[b]1[/b]: [size=85]TDRR: 1[/size]]</text:p>
          </table:table-cell>
          <table:table-cell table:formula="of:=IF([Numbers.C215] &gt; 0; &quot;convert background.png -gravity Center -size 270 -pointsize 24 -fill black -annotate +0-14 'Voted #&quot; &amp; [Numbers.B215] &amp; &quot; mod' -pointsize 20 -fill white -annotate +0+18 'by ZDoom Community' &quot; &amp; &quot;png8:pngs/&quot; &amp; SUBSTITUTE(SUBSTITUTE(SUBSTITUTE(SUBSTITUTE(SUBSTITUTE([Numbers.D2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OMG_Weapons!__and_Monsters_.png" calcext:value-type="string">
            <text:p>convert background.png -gravity Center -size 270 -pointsize 24 -fill black -annotate +0-14 'Voted #155 mod' -pointsize 20 -fill white -annotate +0+18 'by ZDoom Community' png8:pngs/OMG_Weapons!__and_Monsters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&quot;[b]&quot; &amp; [Numbers.B216] &amp; &quot;. &quot; &amp; &quot;[url=&quot; &amp; [Numbers.E216] &amp; &quot;]&quot; &amp; [Numbers.D216] &amp; &quot;[/url][/b]&quot; &amp;  &quot; [[b]&quot; &amp; [Numbers.C216] &amp; &quot;[/b]: [size=85]&quot; &amp; [Numbers.F216] &amp; &quot;[/size]]&quot;; &quot;&quot;)" office:value-type="string" office:string-value="[b]155. [url=https://www.doomworld.com/forum/topic/106058-paradise-v2-final-version-8222019/]Paradise[/url][/b] [[b]1[/b]: [size=85]Kappes Buur: 1[/size]]" calcext:value-type="string">
            <text:p>[b]155. [url=https://www.doomworld.com/forum/topic/106058-paradise-v2-final-version-8222019/]Paradise[/url][/b] [[b]1[/b]: [size=85]Kappes Buur: 1[/size]]</text:p>
          </table:table-cell>
          <table:table-cell table:formula="of:=IF([Numbers.C216] &gt; 0; &quot;convert background.png -gravity Center -size 270 -pointsize 24 -fill black -annotate +0-14 'Voted #&quot; &amp; [Numbers.B216] &amp; &quot; mod' -pointsize 20 -fill white -annotate +0+18 'by ZDoom Community' &quot; &amp; &quot;png8:pngs/&quot; &amp; SUBSTITUTE(SUBSTITUTE(SUBSTITUTE(SUBSTITUTE(SUBSTITUTE([Numbers.D2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Paradise.png" calcext:value-type="string">
            <text:p>convert background.png -gravity Center -size 270 -pointsize 24 -fill black -annotate +0-14 'Voted #155 mod' -pointsize 20 -fill white -annotate +0+18 'by ZDoom Community' png8:pngs/Parad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&quot;[b]&quot; &amp; [Numbers.B217] &amp; &quot;. &quot; &amp; &quot;[url=&quot; &amp; [Numbers.E217] &amp; &quot;]&quot; &amp; [Numbers.D217] &amp; &quot;[/url][/b]&quot; &amp;  &quot; [[b]&quot; &amp; [Numbers.C217] &amp; &quot;[/b]: [size=85]&quot; &amp; [Numbers.F217] &amp; &quot;[/size]]&quot;; &quot;&quot;)" office:value-type="string" office:string-value="[b]155. [url=https://forum.zdoom.org/viewtopic.php?f=19&amp;t=26057#p496393]Parkour[/url][/b] [[b]1[/b]: [size=85]TDRR: 1[/size]]" calcext:value-type="string">
            <text:p>[b]155. [url=https://forum.zdoom.org/viewtopic.php?f=19&amp;t=26057#p496393]Parkour[/url][/b] [[b]1[/b]: [size=85]TDRR: 1[/size]]</text:p>
          </table:table-cell>
          <table:table-cell table:formula="of:=IF([Numbers.C217] &gt; 0; &quot;convert background.png -gravity Center -size 270 -pointsize 24 -fill black -annotate +0-14 'Voted #&quot; &amp; [Numbers.B217] &amp; &quot; mod' -pointsize 20 -fill white -annotate +0+18 'by ZDoom Community' &quot; &amp; &quot;png8:pngs/&quot; &amp; SUBSTITUTE(SUBSTITUTE(SUBSTITUTE(SUBSTITUTE(SUBSTITUTE([Numbers.D2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Parkour.png" calcext:value-type="string">
            <text:p>convert background.png -gravity Center -size 270 -pointsize 24 -fill black -annotate +0-14 'Voted #155 mod' -pointsize 20 -fill white -annotate +0+18 'by ZDoom Community' png8:pngs/Parkou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&quot;[b]&quot; &amp; [Numbers.B218] &amp; &quot;. &quot; &amp; &quot;[url=&quot; &amp; [Numbers.E218] &amp; &quot;]&quot; &amp; [Numbers.D218] &amp; &quot;[/url][/b]&quot; &amp;  &quot; [[b]&quot; &amp; [Numbers.C218] &amp; &quot;[/b]: [size=85]&quot; &amp; [Numbers.F218] &amp; &quot;[/size]]&quot;; &quot;&quot;)" office:value-type="string" office:string-value="[b]155. [url=https://forum.zdoom.org/viewtopic.php?f=19&amp;t=27649#p529231]Pokémon Doom[/url][/b] [[b]1[/b]: [size=85]Marrub: 1[/size]]" calcext:value-type="string">
            <text:p>[b]155. [url=https://forum.zdoom.org/viewtopic.php?f=19&amp;t=27649#p529231]Pokémon Doom[/url][/b] [[b]1[/b]: [size=85]Marrub: 1[/size]]</text:p>
          </table:table-cell>
          <table:table-cell table:formula="of:=IF([Numbers.C218] &gt; 0; &quot;convert background.png -gravity Center -size 270 -pointsize 24 -fill black -annotate +0-14 'Voted #&quot; &amp; [Numbers.B218] &amp; &quot; mod' -pointsize 20 -fill white -annotate +0+18 'by ZDoom Community' &quot; &amp; &quot;png8:pngs/&quot; &amp; SUBSTITUTE(SUBSTITUTE(SUBSTITUTE(SUBSTITUTE(SUBSTITUTE([Numbers.D2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Pokémon_Doom.png" calcext:value-type="string">
            <text:p>convert background.png -gravity Center -size 270 -pointsize 24 -fill black -annotate +0-14 'Voted #155 mod' -pointsize 20 -fill white -annotate +0+18 'by ZDoom Community' png8: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&quot;[b]&quot; &amp; [Numbers.B219] &amp; &quot;. &quot; &amp; &quot;[url=&quot; &amp; [Numbers.E219] &amp; &quot;]&quot; &amp; [Numbers.D219] &amp; &quot;[/url][/b]&quot; &amp;  &quot; [[b]&quot; &amp; [Numbers.C219] &amp; &quot;[/b]: [size=85]&quot; &amp; [Numbers.F219] &amp; &quot;[/size]]&quot;; &quot;&quot;)" office:value-type="string" office:string-value="[b]155. [url=https://forum.zdoom.org/viewtopic.php?f=43&amp;t=53876#p947619]Project Ironclad[/url][/b] [[b]1[/b]: [size=85]Rachael: 1[/size]]" calcext:value-type="string">
            <text:p>[b]155. [url=https://forum.zdoom.org/viewtopic.php?f=43&amp;t=53876#p947619]Project Ironclad[/url][/b] [[b]1[/b]: [size=85]Rachael: 1[/size]]</text:p>
          </table:table-cell>
          <table:table-cell table:formula="of:=IF([Numbers.C219] &gt; 0; &quot;convert background.png -gravity Center -size 270 -pointsize 24 -fill black -annotate +0-14 'Voted #&quot; &amp; [Numbers.B219] &amp; &quot; mod' -pointsize 20 -fill white -annotate +0+18 'by ZDoom Community' &quot; &amp; &quot;png8:pngs/&quot; &amp; SUBSTITUTE(SUBSTITUTE(SUBSTITUTE(SUBSTITUTE(SUBSTITUTE([Numbers.D2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Project_Ironclad.png" calcext:value-type="string">
            <text:p>convert background.png -gravity Center -size 270 -pointsize 24 -fill black -annotate +0-14 'Voted #155 mod' -pointsize 20 -fill white -annotate +0+18 'by ZDoom Community' png8:pngs/Project_Ironcl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&quot;[b]&quot; &amp; [Numbers.B220] &amp; &quot;. &quot; &amp; &quot;[url=&quot; &amp; [Numbers.E220] &amp; &quot;]&quot; &amp; [Numbers.D220] &amp; &quot;[/url][/b]&quot; &amp;  &quot; [[b]&quot; &amp; [Numbers.C220] &amp; &quot;[/b]: [size=85]&quot; &amp; [Numbers.F220] &amp; &quot;[/size]]&quot;; &quot;&quot;)" office:value-type="string" office:string-value="[b]155. [url=https://sites.google.com/site/realgunshardcore/]Real Guns Hardcore[/url][/b] [[b]1[/b]: [size=85]Koto: 1[/size]]" calcext:value-type="string">
            <text:p>[b]155. [url=https://sites.google.com/site/realgunshardcore/]Real Guns Hardcore[/url][/b] [[b]1[/b]: [size=85]Koto: 1[/size]]</text:p>
          </table:table-cell>
          <table:table-cell table:formula="of:=IF([Numbers.C220] &gt; 0; &quot;convert background.png -gravity Center -size 270 -pointsize 24 -fill black -annotate +0-14 'Voted #&quot; &amp; [Numbers.B220] &amp; &quot; mod' -pointsize 20 -fill white -annotate +0+18 'by ZDoom Community' &quot; &amp; &quot;png8:pngs/&quot; &amp; SUBSTITUTE(SUBSTITUTE(SUBSTITUTE(SUBSTITUTE(SUBSTITUTE([Numbers.D2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Real_Guns_Hardcore.png" calcext:value-type="string">
            <text:p>convert background.png -gravity Center -size 270 -pointsize 24 -fill black -annotate +0-14 'Voted #155 mod' -pointsize 20 -fill white -annotate +0+18 'by ZDoom Community' png8:pngs/Real_Guns_Hardco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&quot;[b]&quot; &amp; [Numbers.B221] &amp; &quot;. &quot; &amp; &quot;[url=&quot; &amp; [Numbers.E221] &amp; &quot;]&quot; &amp; [Numbers.D221] &amp; &quot;[/url][/b]&quot; &amp;  &quot; [[b]&quot; &amp; [Numbers.C221] &amp; &quot;[/b]: [size=85]&quot; &amp; [Numbers.F221] &amp; &quot;[/size]]&quot;; &quot;&quot;)" office:value-type="string" office:string-value="[b]155. [url=https://www.doomworld.com/idgames/levels/doom2/Ports/p-r/roch]Realm of Cheogsh[/url][/b] [[b]1[/b]: [size=85]Ravick: 1[/size]]" calcext:value-type="string">
            <text:p>[b]155. [url=https://www.doomworld.com/idgames/levels/doom2/Ports/p-r/roch]Realm of Cheogsh[/url][/b] [[b]1[/b]: [size=85]Ravick: 1[/size]]</text:p>
          </table:table-cell>
          <table:table-cell table:formula="of:=IF([Numbers.C221] &gt; 0; &quot;convert background.png -gravity Center -size 270 -pointsize 24 -fill black -annotate +0-14 'Voted #&quot; &amp; [Numbers.B221] &amp; &quot; mod' -pointsize 20 -fill white -annotate +0+18 'by ZDoom Community' &quot; &amp; &quot;png8:pngs/&quot; &amp; SUBSTITUTE(SUBSTITUTE(SUBSTITUTE(SUBSTITUTE(SUBSTITUTE([Numbers.D2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Realm_of_Cheogsh.png" calcext:value-type="string">
            <text:p>convert background.png -gravity Center -size 270 -pointsize 24 -fill black -annotate +0-14 'Voted #155 mod' -pointsize 20 -fill white -annotate +0+18 'by ZDoom Community' png8:pngs/Realm_of_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&quot;[b]&quot; &amp; [Numbers.B222] &amp; &quot;. &quot; &amp; &quot;[url=&quot; &amp; [Numbers.E222] &amp; &quot;]&quot; &amp; [Numbers.D222] &amp; &quot;[/url][/b]&quot; &amp;  &quot; [[b]&quot; &amp; [Numbers.C222] &amp; &quot;[/b]: [size=85]&quot; &amp; [Numbers.F222] &amp; &quot;[/size]]&quot;; &quot;&quot;)" office:value-type="string" office:string-value="[b]155. [url=https://forum.zdoom.org/viewtopic.php?f=43&amp;t=54362#p957165]Run For It![/url][/b] [[b]1[/b]: [size=85]IdiotBitz: 1[/size]]" calcext:value-type="string">
            <text:p>[b]155. [url=https://forum.zdoom.org/viewtopic.php?f=43&amp;t=54362#p957165]Run For It![/url][/b] [[b]1[/b]: [size=85]IdiotBitz: 1[/size]]</text:p>
          </table:table-cell>
          <table:table-cell table:formula="of:=IF([Numbers.C222] &gt; 0; &quot;convert background.png -gravity Center -size 270 -pointsize 24 -fill black -annotate +0-14 'Voted #&quot; &amp; [Numbers.B222] &amp; &quot; mod' -pointsize 20 -fill white -annotate +0+18 'by ZDoom Community' &quot; &amp; &quot;png8:pngs/&quot; &amp; SUBSTITUTE(SUBSTITUTE(SUBSTITUTE(SUBSTITUTE(SUBSTITUTE([Numbers.D2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Run_For_It!.png" calcext:value-type="string">
            <text:p>convert background.png -gravity Center -size 270 -pointsize 24 -fill black -annotate +0-14 'Voted #155 mod' -pointsize 20 -fill white -annotate +0+18 'by ZDoom Community' png8:pngs/Run_For_It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&quot;[b]&quot; &amp; [Numbers.B223] &amp; &quot;. &quot; &amp; &quot;[url=&quot; &amp; [Numbers.E223] &amp; &quot;]&quot; &amp; [Numbers.D223] &amp; &quot;[/url][/b]&quot; &amp;  &quot; [[b]&quot; &amp; [Numbers.C223] &amp; &quot;[/b]: [size=85]&quot; &amp; [Numbers.F223] &amp; &quot;[/size]]&quot;; &quot;&quot;)" office:value-type="string" office:string-value="[b]155. [url=https://www.doomworld.com/idgames/graphics/smm4doom]Simple Mirrored Monsters[/url][/b] [[b]1[/b]: [size=85]m8f: 1[/size]]" calcext:value-type="string">
            <text:p>[b]155. [url=https://www.doomworld.com/idgames/graphics/smm4doom]Simple Mirrored Monsters[/url][/b] [[b]1[/b]: [size=85]m8f: 1[/size]]</text:p>
          </table:table-cell>
          <table:table-cell table:formula="of:=IF([Numbers.C223] &gt; 0; &quot;convert background.png -gravity Center -size 270 -pointsize 24 -fill black -annotate +0-14 'Voted #&quot; &amp; [Numbers.B223] &amp; &quot; mod' -pointsize 20 -fill white -annotate +0+18 'by ZDoom Community' &quot; &amp; &quot;png8:pngs/&quot; &amp; SUBSTITUTE(SUBSTITUTE(SUBSTITUTE(SUBSTITUTE(SUBSTITUTE([Numbers.D2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Simple_Mirrored_Monsters.png" calcext:value-type="string">
            <text:p>convert background.png -gravity Center -size 270 -pointsize 24 -fill black -annotate +0-14 'Voted #155 mod' -pointsize 20 -fill white -annotate +0+18 'by ZDoom Community' png8:pngs/Simple_Mirrored_Mons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&quot;[b]&quot; &amp; [Numbers.B224] &amp; &quot;. &quot; &amp; &quot;[url=&quot; &amp; [Numbers.E224] &amp; &quot;]&quot; &amp; [Numbers.D224] &amp; &quot;[/url][/b]&quot; &amp;  &quot; [[b]&quot; &amp; [Numbers.C224] &amp; &quot;[/b]: [size=85]&quot; &amp; [Numbers.F224] &amp; &quot;[/size]]&quot;; &quot;&quot;)" office:value-type="string" office:string-value="[b]155. [url=https://forum.zdoom.org/viewtopic.php?f=37&amp;t=55161#p975126]Smooth fluids[/url][/b] [[b]1[/b]: [size=85]Hipnotic Rogue: 1[/size]]" calcext:value-type="string">
            <text:p>[b]155. [url=https://forum.zdoom.org/viewtopic.php?f=37&amp;t=55161#p975126]Smooth fluids[/url][/b] [[b]1[/b]: [size=85]Hipnotic Rogue: 1[/size]]</text:p>
          </table:table-cell>
          <table:table-cell table:formula="of:=IF([Numbers.C224] &gt; 0; &quot;convert background.png -gravity Center -size 270 -pointsize 24 -fill black -annotate +0-14 'Voted #&quot; &amp; [Numbers.B224] &amp; &quot; mod' -pointsize 20 -fill white -annotate +0+18 'by ZDoom Community' &quot; &amp; &quot;png8:pngs/&quot; &amp; SUBSTITUTE(SUBSTITUTE(SUBSTITUTE(SUBSTITUTE(SUBSTITUTE([Numbers.D2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Smooth_fluids.png" calcext:value-type="string">
            <text:p>convert background.png -gravity Center -size 270 -pointsize 24 -fill black -annotate +0-14 'Voted #155 mod' -pointsize 20 -fill white -annotate +0+18 'by ZDoom Community' png8: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&quot;[b]&quot; &amp; [Numbers.B225] &amp; &quot;. &quot; &amp; &quot;[url=&quot; &amp; [Numbers.E225] &amp; &quot;]&quot; &amp; [Numbers.D225] &amp; &quot;[/url][/b]&quot; &amp;  &quot; [[b]&quot; &amp; [Numbers.C225] &amp; &quot;[/b]: [size=85]&quot; &amp; [Numbers.F225] &amp; &quot;[/size]]&quot;; &quot;&quot;)" office:value-type="string" office:string-value="[b]155. [url=https://www.doomworld.com/forum/topic/54855-spacedm9-10-release-download-now/]SpaceDM9[/url][/b] [[b]1[/b]: [size=85]Kappes Buur: 1[/size]]" calcext:value-type="string">
            <text:p>[b]155. [url=https://www.doomworld.com/forum/topic/54855-spacedm9-10-release-download-now/]SpaceDM9[/url][/b] [[b]1[/b]: [size=85]Kappes Buur: 1[/size]]</text:p>
          </table:table-cell>
          <table:table-cell table:formula="of:=IF([Numbers.C225] &gt; 0; &quot;convert background.png -gravity Center -size 270 -pointsize 24 -fill black -annotate +0-14 'Voted #&quot; &amp; [Numbers.B225] &amp; &quot; mod' -pointsize 20 -fill white -annotate +0+18 'by ZDoom Community' &quot; &amp; &quot;png8:pngs/&quot; &amp; SUBSTITUTE(SUBSTITUTE(SUBSTITUTE(SUBSTITUTE(SUBSTITUTE([Numbers.D2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SpaceDM9.png" calcext:value-type="string">
            <text:p>convert background.png -gravity Center -size 270 -pointsize 24 -fill black -annotate +0-14 'Voted #155 mod' -pointsize 20 -fill white -annotate +0+18 'by ZDoom Community' png8:pngs/SpaceDM9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&quot;[b]&quot; &amp; [Numbers.B226] &amp; &quot;. &quot; &amp; &quot;[url=&quot; &amp; [Numbers.E226] &amp; &quot;]&quot; &amp; [Numbers.D226] &amp; &quot;[/url][/b]&quot; &amp;  &quot; [[b]&quot; &amp; [Numbers.C226] &amp; &quot;[/b]: [size=85]&quot; &amp; [Numbers.F226] &amp; &quot;[/size]]&quot;; &quot;&quot;)" office:value-type="string" office:string-value="[b]155. [url=https://forum.zdoom.org/viewtopic.php?f=19&amp;t=60104#p1048348]Splatterhouse 3D[/url][/b] [[b]1[/b]: [size=85]Rachael: 1[/size]]" calcext:value-type="string">
            <text:p>[b]155. [url=https://forum.zdoom.org/viewtopic.php?f=19&amp;t=60104#p1048348]Splatterhouse 3D[/url][/b] [[b]1[/b]: [size=85]Rachael: 1[/size]]</text:p>
          </table:table-cell>
          <table:table-cell table:formula="of:=IF([Numbers.C226] &gt; 0; &quot;convert background.png -gravity Center -size 270 -pointsize 24 -fill black -annotate +0-14 'Voted #&quot; &amp; [Numbers.B226] &amp; &quot; mod' -pointsize 20 -fill white -annotate +0+18 'by ZDoom Community' &quot; &amp; &quot;png8:pngs/&quot; &amp; SUBSTITUTE(SUBSTITUTE(SUBSTITUTE(SUBSTITUTE(SUBSTITUTE([Numbers.D2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Splatterhouse_3D.png" calcext:value-type="string">
            <text:p>convert background.png -gravity Center -size 270 -pointsize 24 -fill black -annotate +0-14 'Voted #155 mod' -pointsize 20 -fill white -annotate +0+18 'by ZDoom Community' png8:pngs/Splatterhouse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&quot;[b]&quot; &amp; [Numbers.B227] &amp; &quot;. &quot; &amp; &quot;[url=&quot; &amp; [Numbers.E227] &amp; &quot;]&quot; &amp; [Numbers.D227] &amp; &quot;[/url][/b]&quot; &amp;  &quot; [[b]&quot; &amp; [Numbers.C227] &amp; &quot;[/b]: [size=85]&quot; &amp; [Numbers.F227] &amp; &quot;[/size]]&quot;; &quot;&quot;)" office:value-type="string" office:string-value="[b]155. [url=https://forum.zdoom.org/viewtopic.php?t=56600#p1000024]StatsKeeper[/url][/b] [[b]1[/b]: [size=85]Cyanide: 1[/size]]" calcext:value-type="string">
            <text:p>[b]155. [url=https://forum.zdoom.org/viewtopic.php?t=56600#p1000024]StatsKeeper[/url][/b] [[b]1[/b]: [size=85]Cyanide: 1[/size]]</text:p>
          </table:table-cell>
          <table:table-cell table:formula="of:=IF([Numbers.C227] &gt; 0; &quot;convert background.png -gravity Center -size 270 -pointsize 24 -fill black -annotate +0-14 'Voted #&quot; &amp; [Numbers.B227] &amp; &quot; mod' -pointsize 20 -fill white -annotate +0+18 'by ZDoom Community' &quot; &amp; &quot;png8:pngs/&quot; &amp; SUBSTITUTE(SUBSTITUTE(SUBSTITUTE(SUBSTITUTE(SUBSTITUTE([Numbers.D2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StatsKeeper.png" calcext:value-type="string">
            <text:p>convert background.png -gravity Center -size 270 -pointsize 24 -fill black -annotate +0-14 'Voted #155 mod' -pointsize 20 -fill white -annotate +0+18 'by ZDoom Community' png8:pngs/StatsKee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&quot;[b]&quot; &amp; [Numbers.B228] &amp; &quot;. &quot; &amp; &quot;[url=&quot; &amp; [Numbers.E228] &amp; &quot;]&quot; &amp; [Numbers.D228] &amp; &quot;[/url][/b]&quot; &amp;  &quot; [[b]&quot; &amp; [Numbers.C228] &amp; &quot;[/b]: [size=85]&quot; &amp; [Numbers.F228] &amp; &quot;[/size]]&quot;; &quot;&quot;)" office:value-type="string" office:string-value="[b]155. [url=https://forum.zdoom.org/viewtopic.php?f=43&amp;t=57902#p1018827]Sun Damage Omen[/url][/b] [[b]1[/b]: [size=85]Matt: 1[/size]]" calcext:value-type="string">
            <text:p>[b]155. [url=https://forum.zdoom.org/viewtopic.php?f=43&amp;t=57902#p1018827]Sun Damage Omen[/url][/b] [[b]1[/b]: [size=85]Matt: 1[/size]]</text:p>
          </table:table-cell>
          <table:table-cell table:formula="of:=IF([Numbers.C228] &gt; 0; &quot;convert background.png -gravity Center -size 270 -pointsize 24 -fill black -annotate +0-14 'Voted #&quot; &amp; [Numbers.B228] &amp; &quot; mod' -pointsize 20 -fill white -annotate +0+18 'by ZDoom Community' &quot; &amp; &quot;png8:pngs/&quot; &amp; SUBSTITUTE(SUBSTITUTE(SUBSTITUTE(SUBSTITUTE(SUBSTITUTE([Numbers.D2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Sun_Damage_Omen.png" calcext:value-type="string">
            <text:p>convert background.png -gravity Center -size 270 -pointsize 24 -fill black -annotate +0-14 'Voted #155 mod' -pointsize 20 -fill white -annotate +0+18 'by ZDoom Community' png8: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&quot;[b]&quot; &amp; [Numbers.B229] &amp; &quot;. &quot; &amp; &quot;[url=&quot; &amp; [Numbers.E229] &amp; &quot;]&quot; &amp; [Numbers.D229] &amp; &quot;[/url][/b]&quot; &amp;  &quot; [[b]&quot; &amp; [Numbers.C229] &amp; &quot;[/b]: [size=85]&quot; &amp; [Numbers.F229] &amp; &quot;[/size]]&quot;; &quot;&quot;)" office:value-type="string" office:string-value="[b]155. [url=https://forum.zdoom.org/viewtopic.php?p=883878#p883878]TGRDM3 (Morgenstern)[/url][/b] [[b]1[/b]: [size=85]Rachael: 1[/size]]" calcext:value-type="string">
            <text:p>[b]155. [url=https://forum.zdoom.org/viewtopic.php?p=883878#p883878]TGRDM3 (Morgenstern)[/url][/b] [[b]1[/b]: [size=85]Rachael: 1[/size]]</text:p>
          </table:table-cell>
          <table:table-cell table:formula="of:=IF([Numbers.C229] &gt; 0; &quot;convert background.png -gravity Center -size 270 -pointsize 24 -fill black -annotate +0-14 'Voted #&quot; &amp; [Numbers.B229] &amp; &quot; mod' -pointsize 20 -fill white -annotate +0+18 'by ZDoom Community' &quot; &amp; &quot;png8:pngs/&quot; &amp; SUBSTITUTE(SUBSTITUTE(SUBSTITUTE(SUBSTITUTE(SUBSTITUTE([Numbers.D2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TGRDM3__Morgenstern_.png" calcext:value-type="string">
            <text:p>convert background.png -gravity Center -size 270 -pointsize 24 -fill black -annotate +0-14 'Voted #155 mod' -pointsize 20 -fill white -annotate +0+18 'by ZDoom Community' png8: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&quot;[b]&quot; &amp; [Numbers.B230] &amp; &quot;. &quot; &amp; &quot;[url=&quot; &amp; [Numbers.E230] &amp; &quot;]&quot; &amp; [Numbers.D230] &amp; &quot;[/url][/b]&quot; &amp;  &quot; [[b]&quot; &amp; [Numbers.C230] &amp; &quot;[/b]: [size=85]&quot; &amp; [Numbers.F230] &amp; &quot;[/size]]&quot;; &quot;&quot;)" office:value-type="string" office:string-value="[b]155. [url=https://www.doomworld.com/idgames/levels/doom2/Ports/s-u/tcotd21me]The City of The Damned : Apocalypse[/url][/b] [[b]1[/b]: [size=85]Zan: 1[/size]]" calcext:value-type="string">
            <text:p>[b]155. [url=https://www.doomworld.com/idgames/levels/doom2/Ports/s-u/tcotd21me]The City of The Damned : Apocalypse[/url][/b] [[b]1[/b]: [size=85]Zan: 1[/size]]</text:p>
          </table:table-cell>
          <table:table-cell table:formula="of:=IF([Numbers.C230] &gt; 0; &quot;convert background.png -gravity Center -size 270 -pointsize 24 -fill black -annotate +0-14 'Voted #&quot; &amp; [Numbers.B230] &amp; &quot; mod' -pointsize 20 -fill white -annotate +0+18 'by ZDoom Community' &quot; &amp; &quot;png8:pngs/&quot; &amp; SUBSTITUTE(SUBSTITUTE(SUBSTITUTE(SUBSTITUTE(SUBSTITUTE([Numbers.D2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The_City_of_The_Damned_:_Apocalypse.png" calcext:value-type="string">
            <text:p>convert background.png -gravity Center -size 270 -pointsize 24 -fill black -annotate +0-14 'Voted #155 mod' -pointsize 20 -fill white -annotate +0+18 'by ZDoom Community' png8:pngs/The_City_of_The_Damned_:_Apocaly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&quot;[b]&quot; &amp; [Numbers.B231] &amp; &quot;. &quot; &amp; &quot;[url=&quot; &amp; [Numbers.E231] &amp; &quot;]&quot; &amp; [Numbers.D231] &amp; &quot;[/url][/b]&quot; &amp;  &quot; [[b]&quot; &amp; [Numbers.C231] &amp; &quot;[/b]: [size=85]&quot; &amp; [Numbers.F231] &amp; &quot;[/size]]&quot;; &quot;&quot;)" office:value-type="string" office:string-value="[b]155. [url=http://www.prodigal-game.com/doomwads.html]The Island[/url][/b] [[b]1[/b]: [size=85]Kappes Buur: 1[/size]]" calcext:value-type="string">
            <text:p>[b]155. [url=http://www.prodigal-game.com/doomwads.html]The Island[/url][/b] [[b]1[/b]: [size=85]Kappes Buur: 1[/size]]</text:p>
          </table:table-cell>
          <table:table-cell table:formula="of:=IF([Numbers.C231] &gt; 0; &quot;convert background.png -gravity Center -size 270 -pointsize 24 -fill black -annotate +0-14 'Voted #&quot; &amp; [Numbers.B231] &amp; &quot; mod' -pointsize 20 -fill white -annotate +0+18 'by ZDoom Community' &quot; &amp; &quot;png8:pngs/&quot; &amp; SUBSTITUTE(SUBSTITUTE(SUBSTITUTE(SUBSTITUTE(SUBSTITUTE([Numbers.D2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The_Island.png" calcext:value-type="string">
            <text:p>convert background.png -gravity Center -size 270 -pointsize 24 -fill black -annotate +0-14 'Voted #155 mod' -pointsize 20 -fill white -annotate +0+18 'by ZDoom Community' png8:pngs/The_Isla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&quot;[b]&quot; &amp; [Numbers.B232] &amp; &quot;. &quot; &amp; &quot;[url=&quot; &amp; [Numbers.E232] &amp; &quot;]&quot; &amp; [Numbers.D232] &amp; &quot;[/url][/b]&quot; &amp;  &quot; [[b]&quot; &amp; [Numbers.C232] &amp; &quot;[/b]: [size=85]&quot; &amp; [Numbers.F232] &amp; &quot;[/size]]&quot;; &quot;&quot;)" office:value-type="string" office:string-value="[b]155. [url=https://forum.zdoom.org/viewtopic.php?f=43&amp;t=55321#p978965]The Trooper[/url][/b] [[b]1[/b]: [size=85]lil'devil: 1[/size]]" calcext:value-type="string">
            <text:p>[b]155. [url=https://forum.zdoom.org/viewtopic.php?f=43&amp;t=55321#p978965]The Trooper[/url][/b] [[b]1[/b]: [size=85]lil'devil: 1[/size]]</text:p>
          </table:table-cell>
          <table:table-cell table:formula="of:=IF([Numbers.C232] &gt; 0; &quot;convert background.png -gravity Center -size 270 -pointsize 24 -fill black -annotate +0-14 'Voted #&quot; &amp; [Numbers.B232] &amp; &quot; mod' -pointsize 20 -fill white -annotate +0+18 'by ZDoom Community' &quot; &amp; &quot;png8:pngs/&quot; &amp; SUBSTITUTE(SUBSTITUTE(SUBSTITUTE(SUBSTITUTE(SUBSTITUTE([Numbers.D2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The_Trooper.png" calcext:value-type="string">
            <text:p>convert background.png -gravity Center -size 270 -pointsize 24 -fill black -annotate +0-14 'Voted #155 mod' -pointsize 20 -fill white -annotate +0+18 'by ZDoom Community' png8: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&quot;[b]&quot; &amp; [Numbers.B233] &amp; &quot;. &quot; &amp; &quot;[url=&quot; &amp; [Numbers.E233] &amp; &quot;]&quot; &amp; [Numbers.D233] &amp; &quot;[/url][/b]&quot; &amp;  &quot; [[b]&quot; &amp; [Numbers.C233] &amp; &quot;[/b]: [size=85]&quot; &amp; [Numbers.F233] &amp; &quot;[/size]]&quot;; &quot;&quot;)" office:value-type="string" office:string-value="[b]155. [url=https://forum.zdoom.org/viewtopic.php?f=105&amp;t=55413#p981192]Tilt++[/url][/b] [[b]1[/b]: [size=85]Hipnotic Rogue: 1[/size]]" calcext:value-type="string">
            <text:p>[b]155. [url=https://forum.zdoom.org/viewtopic.php?f=105&amp;t=55413#p981192]Tilt++[/url][/b] [[b]1[/b]: [size=85]Hipnotic Rogue: 1[/size]]</text:p>
          </table:table-cell>
          <table:table-cell table:formula="of:=IF([Numbers.C233] &gt; 0; &quot;convert background.png -gravity Center -size 270 -pointsize 24 -fill black -annotate +0-14 'Voted #&quot; &amp; [Numbers.B233] &amp; &quot; mod' -pointsize 20 -fill white -annotate +0+18 'by ZDoom Community' &quot; &amp; &quot;png8:pngs/&quot; &amp; SUBSTITUTE(SUBSTITUTE(SUBSTITUTE(SUBSTITUTE(SUBSTITUTE([Numbers.D2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Tilt++.png" calcext:value-type="string">
            <text:p>convert background.png -gravity Center -size 270 -pointsize 24 -fill black -annotate +0-14 'Voted #155 mod' -pointsize 20 -fill white -annotate +0+18 'by ZDoom Community' png8: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&quot;[b]&quot; &amp; [Numbers.B234] &amp; &quot;. &quot; &amp; &quot;[url=&quot; &amp; [Numbers.E234] &amp; &quot;]&quot; &amp; [Numbers.D234] &amp; &quot;[/url][/b]&quot; &amp;  &quot; [[b]&quot; &amp; [Numbers.C234] &amp; &quot;[/b]: [size=85]&quot; &amp; [Numbers.F234] &amp; &quot;[/size]]&quot;; &quot;&quot;)" office:value-type="string" office:string-value="[b]155. [url=http://www.moddb.com/addons/na132689]WARDUST heretic Sprites[/url][/b] [[b]1[/b]: [size=85]Hipnotic Rogue: 1[/size]]" calcext:value-type="string">
            <text:p>[b]155. [url=http://www.moddb.com/addons/na132689]WARDUST heretic Sprites[/url][/b] [[b]1[/b]: [size=85]Hipnotic Rogue: 1[/size]]</text:p>
          </table:table-cell>
          <table:table-cell table:formula="of:=IF([Numbers.C234] &gt; 0; &quot;convert background.png -gravity Center -size 270 -pointsize 24 -fill black -annotate +0-14 'Voted #&quot; &amp; [Numbers.B234] &amp; &quot; mod' -pointsize 20 -fill white -annotate +0+18 'by ZDoom Community' &quot; &amp; &quot;png8:pngs/&quot; &amp; SUBSTITUTE(SUBSTITUTE(SUBSTITUTE(SUBSTITUTE(SUBSTITUTE([Numbers.D2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WARDUST_heretic_Sprites.png" calcext:value-type="string">
            <text:p>convert background.png -gravity Center -size 270 -pointsize 24 -fill black -annotate +0-14 'Voted #155 mod' -pointsize 20 -fill white -annotate +0+18 'by ZDoom Community' png8: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&quot;[b]&quot; &amp; [Numbers.B235] &amp; &quot;. &quot; &amp; &quot;[url=&quot; &amp; [Numbers.E235] &amp; &quot;]&quot; &amp; [Numbers.D235] &amp; &quot;[/url][/b]&quot; &amp;  &quot; [[b]&quot; &amp; [Numbers.C235] &amp; &quot;[/b]: [size=85]&quot; &amp; [Numbers.F235] &amp; &quot;[/size]]&quot;; &quot;&quot;)" office:value-type="string" office:string-value="[b]155. [url=https://www.afadoomer.com/wolf3d/default.php]Wolfenstein 3D TC[/url][/b] [[b]1[/b]: [size=85]sycspysycspy: 1[/size]]" calcext:value-type="string">
            <text:p>[b]155. [url=https://www.afadoomer.com/wolf3d/default.php]Wolfenstein 3D TC[/url][/b] [[b]1[/b]: [size=85]sycspysycspy: 1[/size]]</text:p>
          </table:table-cell>
          <table:table-cell table:formula="of:=IF([Numbers.C235] &gt; 0; &quot;convert background.png -gravity Center -size 270 -pointsize 24 -fill black -annotate +0-14 'Voted #&quot; &amp; [Numbers.B235] &amp; &quot; mod' -pointsize 20 -fill white -annotate +0+18 'by ZDoom Community' &quot; &amp; &quot;png8:pngs/&quot; &amp; SUBSTITUTE(SUBSTITUTE(SUBSTITUTE(SUBSTITUTE(SUBSTITUTE([Numbers.D2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Wolfenstein_3D_TC.png" calcext:value-type="string">
            <text:p>convert background.png -gravity Center -size 270 -pointsize 24 -fill black -annotate +0-14 'Voted #155 mod' -pointsize 20 -fill white -annotate +0+18 'by ZDoom Community' png8:pngs/Wolfenstein_3D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&quot;[b]&quot; &amp; [Numbers.B236] &amp; &quot;. &quot; &amp; &quot;[url=&quot; &amp; [Numbers.E236] &amp; &quot;]&quot; &amp; [Numbers.D236] &amp; &quot;[/url][/b]&quot; &amp;  &quot; [[b]&quot; &amp; [Numbers.C236] &amp; &quot;[/b]: [size=85]&quot; &amp; [Numbers.F236] &amp; &quot;[/size]]&quot;; &quot;&quot;)" office:value-type="string" office:string-value="[b]155. [url=https://forum.zdoom.org/viewtopic.php?f=43&amp;t=37254#p707405]X-Weapon: Helsturm[/url][/b] [[b]1[/b]: [size=85]shotfan: 1[/size]]" calcext:value-type="string">
            <text:p>[b]155. [url=https://forum.zdoom.org/viewtopic.php?f=43&amp;t=37254#p707405]X-Weapon: Helsturm[/url][/b] [[b]1[/b]: [size=85]shotfan: 1[/size]]</text:p>
          </table:table-cell>
          <table:table-cell table:formula="of:=IF([Numbers.C236] &gt; 0; &quot;convert background.png -gravity Center -size 270 -pointsize 24 -fill black -annotate +0-14 'Voted #&quot; &amp; [Numbers.B236] &amp; &quot; mod' -pointsize 20 -fill white -annotate +0+18 'by ZDoom Community' &quot; &amp; &quot;png8:pngs/&quot; &amp; SUBSTITUTE(SUBSTITUTE(SUBSTITUTE(SUBSTITUTE(SUBSTITUTE([Numbers.D2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X-Weapon:_Helsturm.png" calcext:value-type="string">
            <text:p>convert background.png -gravity Center -size 270 -pointsize 24 -fill black -annotate +0-14 'Voted #155 mod' -pointsize 20 -fill white -annotate +0+18 'by ZDoom Community' png8:pngs/X-Weapon:_Helstu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&quot;[b]&quot; &amp; [Numbers.B237] &amp; &quot;. &quot; &amp; &quot;[url=&quot; &amp; [Numbers.E237] &amp; &quot;]&quot; &amp; [Numbers.D237] &amp; &quot;[/url][/b]&quot; &amp;  &quot; [[b]&quot; &amp; [Numbers.C237] &amp; &quot;[/b]: [size=85]&quot; &amp; [Numbers.F237] &amp; &quot;[/size]]&quot;; &quot;&quot;)" office:value-type="string" office:string-value="[b]155. [url=https://forum.zdoom.org/viewtopic.php?f=43&amp;t=63652&amp;p=1091577#p1091263]Xim's Star Wars Doom[/url][/b] [[b]1[/b]: [size=85]xim: 1[/size]]" calcext:value-type="string">
            <text:p>[b]155. [url=https://forum.zdoom.org/viewtopic.php?f=43&amp;t=63652&amp;p=1091577#p1091263]Xim's Star Wars Doom[/url][/b] [[b]1[/b]: [size=85]xim: 1[/size]]</text:p>
          </table:table-cell>
          <table:table-cell table:formula="of:=IF([Numbers.C237] &gt; 0; &quot;convert background.png -gravity Center -size 270 -pointsize 24 -fill black -annotate +0-14 'Voted #&quot; &amp; [Numbers.B237] &amp; &quot; mod' -pointsize 20 -fill white -annotate +0+18 'by ZDoom Community' &quot; &amp; &quot;png8:pngs/&quot; &amp; SUBSTITUTE(SUBSTITUTE(SUBSTITUTE(SUBSTITUTE(SUBSTITUTE([Numbers.D2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Xim_s_Star_Wars_Doom.png" calcext:value-type="string">
            <text:p>convert background.png -gravity Center -size 270 -pointsize 24 -fill black -annotate +0-14 'Voted #155 mod' -pointsize 20 -fill white -annotate +0+18 'by ZDoom Community' png8:pngs/Xim_s_Star_Wars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&quot;[b]&quot; &amp; [Numbers.B238] &amp; &quot;. &quot; &amp; &quot;[url=&quot; &amp; [Numbers.E238] &amp; &quot;]&quot; &amp; [Numbers.D238] &amp; &quot;[/url][/b]&quot; &amp;  &quot; [[b]&quot; &amp; [Numbers.C238] &amp; &quot;[/b]: [size=85]&quot; &amp; [Numbers.F238] &amp; &quot;[/size]]&quot;; &quot;&quot;)" office:value-type="string" office:string-value="[b]155. [url=https://forum.zdoom.org/viewtopic.php?f=43&amp;t=50744#p882979]Zion[/url][/b] [[b]1[/b]: [size=85]Apaul27 : 1[/size]]" calcext:value-type="string">
            <text:p>[b]155. [url=https://forum.zdoom.org/viewtopic.php?f=43&amp;t=50744#p882979]Zion[/url][/b] [[b]1[/b]: [size=85]Apaul27 : 1[/size]]</text:p>
          </table:table-cell>
          <table:table-cell table:formula="of:=IF([Numbers.C238] &gt; 0; &quot;convert background.png -gravity Center -size 270 -pointsize 24 -fill black -annotate +0-14 'Voted #&quot; &amp; [Numbers.B238] &amp; &quot; mod' -pointsize 20 -fill white -annotate +0+18 'by ZDoom Community' &quot; &amp; &quot;png8:pngs/&quot; &amp; SUBSTITUTE(SUBSTITUTE(SUBSTITUTE(SUBSTITUTE(SUBSTITUTE([Numbers.D2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Zion.png" calcext:value-type="string">
            <text:p>convert background.png -gravity Center -size 270 -pointsize 24 -fill black -annotate +0-14 'Voted #155 mod' -pointsize 20 -fill white -annotate +0+18 'by ZDoom Community' png8:pngs/Z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&quot;[b]&quot; &amp; [Numbers.B239] &amp; &quot;. &quot; &amp; &quot;[url=&quot; &amp; [Numbers.E239] &amp; &quot;]&quot; &amp; [Numbers.D239] &amp; &quot;[/url][/b]&quot; &amp;  &quot; [[b]&quot; &amp; [Numbers.C239] &amp; &quot;[/b]: [size=85]&quot; &amp; [Numbers.F239] &amp; &quot;[/size]]&quot;; &quot;&quot;)">
            <text:p/>
          </table:table-cell>
          <table:table-cell table:formula="of:=IF([Numbers.C239] &gt; 0; &quot;convert background.png -gravity Center -size 270 -pointsize 24 -fill black -annotate +0-14 'Voted #&quot; &amp; [Numbers.B239] &amp; &quot; mod' -pointsize 20 -fill white -annotate +0+18 'by ZDoom Community' &quot; &amp; &quot;png8:pngs/&quot; &amp; SUBSTITUTE(SUBSTITUTE(SUBSTITUTE(SUBSTITUTE(SUBSTITUTE([Numbers.D2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&quot;[b]&quot; &amp; [Numbers.B240] &amp; &quot;. &quot; &amp; &quot;[url=&quot; &amp; [Numbers.E240] &amp; &quot;]&quot; &amp; [Numbers.D240] &amp; &quot;[/url][/b]&quot; &amp;  &quot; [[b]&quot; &amp; [Numbers.C240] &amp; &quot;[/b]: [size=85]&quot; &amp; [Numbers.F240] &amp; &quot;[/size]]&quot;; &quot;&quot;)">
            <text:p/>
          </table:table-cell>
          <table:table-cell table:formula="of:=IF([Numbers.C240] &gt; 0; &quot;convert background.png -gravity Center -size 270 -pointsize 24 -fill black -annotate +0-14 'Voted #&quot; &amp; [Numbers.B240] &amp; &quot; mod' -pointsize 20 -fill white -annotate +0+18 'by ZDoom Community' &quot; &amp; &quot;png8:pngs/&quot; &amp; SUBSTITUTE(SUBSTITUTE(SUBSTITUTE(SUBSTITUTE(SUBSTITUTE([Numbers.D2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&quot;[b]&quot; &amp; [Numbers.B241] &amp; &quot;. &quot; &amp; &quot;[url=&quot; &amp; [Numbers.E241] &amp; &quot;]&quot; &amp; [Numbers.D241] &amp; &quot;[/url][/b]&quot; &amp;  &quot; [[b]&quot; &amp; [Numbers.C241] &amp; &quot;[/b]: [size=85]&quot; &amp; [Numbers.F241] &amp; &quot;[/size]]&quot;; &quot;&quot;)">
            <text:p/>
          </table:table-cell>
          <table:table-cell table:formula="of:=IF([Numbers.C241] &gt; 0; &quot;convert background.png -gravity Center -size 270 -pointsize 24 -fill black -annotate +0-14 'Voted #&quot; &amp; [Numbers.B241] &amp; &quot; mod' -pointsize 20 -fill white -annotate +0+18 'by ZDoom Community' &quot; &amp; &quot;png8:pngs/&quot; &amp; SUBSTITUTE(SUBSTITUTE(SUBSTITUTE(SUBSTITUTE(SUBSTITUTE([Numbers.D2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&quot;[b]&quot; &amp; [Numbers.B242] &amp; &quot;. &quot; &amp; &quot;[url=&quot; &amp; [Numbers.E242] &amp; &quot;]&quot; &amp; [Numbers.D242] &amp; &quot;[/url][/b]&quot; &amp;  &quot; [[b]&quot; &amp; [Numbers.C242] &amp; &quot;[/b]: [size=85]&quot; &amp; [Numbers.F242] &amp; &quot;[/size]]&quot;; &quot;&quot;)">
            <text:p/>
          </table:table-cell>
          <table:table-cell table:formula="of:=IF([Numbers.C242] &gt; 0; &quot;convert background.png -gravity Center -size 270 -pointsize 24 -fill black -annotate +0-14 'Voted #&quot; &amp; [Numbers.B242] &amp; &quot; mod' -pointsize 20 -fill white -annotate +0+18 'by ZDoom Community' &quot; &amp; &quot;png8:pngs/&quot; &amp; SUBSTITUTE(SUBSTITUTE(SUBSTITUTE(SUBSTITUTE(SUBSTITUTE([Numbers.D2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&quot;[b]&quot; &amp; [Numbers.B243] &amp; &quot;. &quot; &amp; &quot;[url=&quot; &amp; [Numbers.E243] &amp; &quot;]&quot; &amp; [Numbers.D243] &amp; &quot;[/url][/b]&quot; &amp;  &quot; [[b]&quot; &amp; [Numbers.C243] &amp; &quot;[/b]: [size=85]&quot; &amp; [Numbers.F243] &amp; &quot;[/size]]&quot;; &quot;&quot;)">
            <text:p/>
          </table:table-cell>
          <table:table-cell table:formula="of:=IF([Numbers.C243] &gt; 0; &quot;convert background.png -gravity Center -size 270 -pointsize 24 -fill black -annotate +0-14 'Voted #&quot; &amp; [Numbers.B243] &amp; &quot; mod' -pointsize 20 -fill white -annotate +0+18 'by ZDoom Community' &quot; &amp; &quot;png8:pngs/&quot; &amp; SUBSTITUTE(SUBSTITUTE(SUBSTITUTE(SUBSTITUTE(SUBSTITUTE([Numbers.D2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&quot;[b]&quot; &amp; [Numbers.B244] &amp; &quot;. &quot; &amp; &quot;[url=&quot; &amp; [Numbers.E244] &amp; &quot;]&quot; &amp; [Numbers.D244] &amp; &quot;[/url][/b]&quot; &amp;  &quot; [[b]&quot; &amp; [Numbers.C244] &amp; &quot;[/b]: [size=85]&quot; &amp; [Numbers.F244] &amp; &quot;[/size]]&quot;; &quot;&quot;)">
            <text:p/>
          </table:table-cell>
          <table:table-cell table:formula="of:=IF([Numbers.C244] &gt; 0; &quot;convert background.png -gravity Center -size 270 -pointsize 24 -fill black -annotate +0-14 'Voted #&quot; &amp; [Numbers.B244] &amp; &quot; mod' -pointsize 20 -fill white -annotate +0+18 'by ZDoom Community' &quot; &amp; &quot;png8:pngs/&quot; &amp; SUBSTITUTE(SUBSTITUTE(SUBSTITUTE(SUBSTITUTE(SUBSTITUTE([Numbers.D2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&quot;[b]&quot; &amp; [Numbers.B245] &amp; &quot;. &quot; &amp; &quot;[url=&quot; &amp; [Numbers.E245] &amp; &quot;]&quot; &amp; [Numbers.D245] &amp; &quot;[/url][/b]&quot; &amp;  &quot; [[b]&quot; &amp; [Numbers.C245] &amp; &quot;[/b]: [size=85]&quot; &amp; [Numbers.F245] &amp; &quot;[/size]]&quot;; &quot;&quot;)">
            <text:p/>
          </table:table-cell>
          <table:table-cell table:formula="of:=IF([Numbers.C245] &gt; 0; &quot;convert background.png -gravity Center -size 270 -pointsize 24 -fill black -annotate +0-14 'Voted #&quot; &amp; [Numbers.B245] &amp; &quot; mod' -pointsize 20 -fill white -annotate +0+18 'by ZDoom Community' &quot; &amp; &quot;png8:pngs/&quot; &amp; SUBSTITUTE(SUBSTITUTE(SUBSTITUTE(SUBSTITUTE(SUBSTITUTE([Numbers.D2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&quot;[b]&quot; &amp; [Numbers.B246] &amp; &quot;. &quot; &amp; &quot;[url=&quot; &amp; [Numbers.E246] &amp; &quot;]&quot; &amp; [Numbers.D246] &amp; &quot;[/url][/b]&quot; &amp;  &quot; [[b]&quot; &amp; [Numbers.C246] &amp; &quot;[/b]: [size=85]&quot; &amp; [Numbers.F246] &amp; &quot;[/size]]&quot;; &quot;&quot;)">
            <text:p/>
          </table:table-cell>
          <table:table-cell table:formula="of:=IF([Numbers.C246] &gt; 0; &quot;convert background.png -gravity Center -size 270 -pointsize 24 -fill black -annotate +0-14 'Voted #&quot; &amp; [Numbers.B246] &amp; &quot; mod' -pointsize 20 -fill white -annotate +0+18 'by ZDoom Community' &quot; &amp; &quot;png8:pngs/&quot; &amp; SUBSTITUTE(SUBSTITUTE(SUBSTITUTE(SUBSTITUTE(SUBSTITUTE([Numbers.D2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&quot;[b]&quot; &amp; [Numbers.B247] &amp; &quot;. &quot; &amp; &quot;[url=&quot; &amp; [Numbers.E247] &amp; &quot;]&quot; &amp; [Numbers.D247] &amp; &quot;[/url][/b]&quot; &amp;  &quot; [[b]&quot; &amp; [Numbers.C247] &amp; &quot;[/b]: [size=85]&quot; &amp; [Numbers.F247] &amp; &quot;[/size]]&quot;; &quot;&quot;)">
            <text:p/>
          </table:table-cell>
          <table:table-cell table:formula="of:=IF([Numbers.C247] &gt; 0; &quot;convert background.png -gravity Center -size 270 -pointsize 24 -fill black -annotate +0-14 'Voted #&quot; &amp; [Numbers.B247] &amp; &quot; mod' -pointsize 20 -fill white -annotate +0+18 'by ZDoom Community' &quot; &amp; &quot;png8:pngs/&quot; &amp; SUBSTITUTE(SUBSTITUTE(SUBSTITUTE(SUBSTITUTE(SUBSTITUTE([Numbers.D24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&quot;[b]&quot; &amp; [Numbers.B248] &amp; &quot;. &quot; &amp; &quot;[url=&quot; &amp; [Numbers.E248] &amp; &quot;]&quot; &amp; [Numbers.D248] &amp; &quot;[/url][/b]&quot; &amp;  &quot; [[b]&quot; &amp; [Numbers.C248] &amp; &quot;[/b]: [size=85]&quot; &amp; [Numbers.F248] &amp; &quot;[/size]]&quot;; &quot;&quot;)">
            <text:p/>
          </table:table-cell>
          <table:table-cell table:formula="of:=IF([Numbers.C248] &gt; 0; &quot;convert background.png -gravity Center -size 270 -pointsize 24 -fill black -annotate +0-14 'Voted #&quot; &amp; [Numbers.B248] &amp; &quot; mod' -pointsize 20 -fill white -annotate +0+18 'by ZDoom Community' &quot; &amp; &quot;png8:pngs/&quot; &amp; SUBSTITUTE(SUBSTITUTE(SUBSTITUTE(SUBSTITUTE(SUBSTITUTE([Numbers.D24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&quot;[b]&quot; &amp; [Numbers.B249] &amp; &quot;. &quot; &amp; &quot;[url=&quot; &amp; [Numbers.E249] &amp; &quot;]&quot; &amp; [Numbers.D249] &amp; &quot;[/url][/b]&quot; &amp;  &quot; [[b]&quot; &amp; [Numbers.C249] &amp; &quot;[/b]: [size=85]&quot; &amp; [Numbers.F249] &amp; &quot;[/size]]&quot;; &quot;&quot;)">
            <text:p/>
          </table:table-cell>
          <table:table-cell table:formula="of:=IF([Numbers.C249] &gt; 0; &quot;convert background.png -gravity Center -size 270 -pointsize 24 -fill black -annotate +0-14 'Voted #&quot; &amp; [Numbers.B249] &amp; &quot; mod' -pointsize 20 -fill white -annotate +0+18 'by ZDoom Community' &quot; &amp; &quot;png8:pngs/&quot; &amp; SUBSTITUTE(SUBSTITUTE(SUBSTITUTE(SUBSTITUTE(SUBSTITUTE([Numbers.D24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&quot;[b]&quot; &amp; [Numbers.B250] &amp; &quot;. &quot; &amp; &quot;[url=&quot; &amp; [Numbers.E250] &amp; &quot;]&quot; &amp; [Numbers.D250] &amp; &quot;[/url][/b]&quot; &amp;  &quot; [[b]&quot; &amp; [Numbers.C250] &amp; &quot;[/b]: [size=85]&quot; &amp; [Numbers.F250] &amp; &quot;[/size]]&quot;; &quot;&quot;)">
            <text:p/>
          </table:table-cell>
          <table:table-cell table:formula="of:=IF([Numbers.C250] &gt; 0; &quot;convert background.png -gravity Center -size 270 -pointsize 24 -fill black -annotate +0-14 'Voted #&quot; &amp; [Numbers.B250] &amp; &quot; mod' -pointsize 20 -fill white -annotate +0+18 'by ZDoom Community' &quot; &amp; &quot;png8:pngs/&quot; &amp; SUBSTITUTE(SUBSTITUTE(SUBSTITUTE(SUBSTITUTE(SUBSTITUTE([Numbers.D25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&quot;[b]&quot; &amp; [Numbers.B251] &amp; &quot;. &quot; &amp; &quot;[url=&quot; &amp; [Numbers.E251] &amp; &quot;]&quot; &amp; [Numbers.D251] &amp; &quot;[/url][/b]&quot; &amp;  &quot; [[b]&quot; &amp; [Numbers.C251] &amp; &quot;[/b]: [size=85]&quot; &amp; [Numbers.F251] &amp; &quot;[/size]]&quot;; &quot;&quot;)">
            <text:p/>
          </table:table-cell>
          <table:table-cell table:formula="of:=IF([Numbers.C251] &gt; 0; &quot;convert background.png -gravity Center -size 270 -pointsize 24 -fill black -annotate +0-14 'Voted #&quot; &amp; [Numbers.B251] &amp; &quot; mod' -pointsize 20 -fill white -annotate +0+18 'by ZDoom Community' &quot; &amp; &quot;png8:pngs/&quot; &amp; SUBSTITUTE(SUBSTITUTE(SUBSTITUTE(SUBSTITUTE(SUBSTITUTE([Numbers.D25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&quot;[b]&quot; &amp; [Numbers.B252] &amp; &quot;. &quot; &amp; &quot;[url=&quot; &amp; [Numbers.E252] &amp; &quot;]&quot; &amp; [Numbers.D252] &amp; &quot;[/url][/b]&quot; &amp;  &quot; [[b]&quot; &amp; [Numbers.C252] &amp; &quot;[/b]: [size=85]&quot; &amp; [Numbers.F252] &amp; &quot;[/size]]&quot;; &quot;&quot;)">
            <text:p/>
          </table:table-cell>
          <table:table-cell table:formula="of:=IF([Numbers.C252] &gt; 0; &quot;convert background.png -gravity Center -size 270 -pointsize 24 -fill black -annotate +0-14 'Voted #&quot; &amp; [Numbers.B252] &amp; &quot; mod' -pointsize 20 -fill white -annotate +0+18 'by ZDoom Community' &quot; &amp; &quot;png8:pngs/&quot; &amp; SUBSTITUTE(SUBSTITUTE(SUBSTITUTE(SUBSTITUTE(SUBSTITUTE([Numbers.D25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&quot;[b]&quot; &amp; [Numbers.B253] &amp; &quot;. &quot; &amp; &quot;[url=&quot; &amp; [Numbers.E253] &amp; &quot;]&quot; &amp; [Numbers.D253] &amp; &quot;[/url][/b]&quot; &amp;  &quot; [[b]&quot; &amp; [Numbers.C253] &amp; &quot;[/b]: [size=85]&quot; &amp; [Numbers.F253] &amp; &quot;[/size]]&quot;; &quot;&quot;)">
            <text:p/>
          </table:table-cell>
          <table:table-cell table:formula="of:=IF([Numbers.C253] &gt; 0; &quot;convert background.png -gravity Center -size 270 -pointsize 24 -fill black -annotate +0-14 'Voted #&quot; &amp; [Numbers.B253] &amp; &quot; mod' -pointsize 20 -fill white -annotate +0+18 'by ZDoom Community' &quot; &amp; &quot;png8:pngs/&quot; &amp; SUBSTITUTE(SUBSTITUTE(SUBSTITUTE(SUBSTITUTE(SUBSTITUTE([Numbers.D25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&quot;[b]&quot; &amp; [Numbers.B254] &amp; &quot;. &quot; &amp; &quot;[url=&quot; &amp; [Numbers.E254] &amp; &quot;]&quot; &amp; [Numbers.D254] &amp; &quot;[/url][/b]&quot; &amp;  &quot; [[b]&quot; &amp; [Numbers.C254] &amp; &quot;[/b]: [size=85]&quot; &amp; [Numbers.F254] &amp; &quot;[/size]]&quot;; &quot;&quot;)">
            <text:p/>
          </table:table-cell>
          <table:table-cell table:formula="of:=IF([Numbers.C254] &gt; 0; &quot;convert background.png -gravity Center -size 270 -pointsize 24 -fill black -annotate +0-14 'Voted #&quot; &amp; [Numbers.B254] &amp; &quot; mod' -pointsize 20 -fill white -annotate +0+18 'by ZDoom Community' &quot; &amp; &quot;png8:pngs/&quot; &amp; SUBSTITUTE(SUBSTITUTE(SUBSTITUTE(SUBSTITUTE(SUBSTITUTE([Numbers.D25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&quot;[b]&quot; &amp; [Numbers.B255] &amp; &quot;. &quot; &amp; &quot;[url=&quot; &amp; [Numbers.E255] &amp; &quot;]&quot; &amp; [Numbers.D255] &amp; &quot;[/url][/b]&quot; &amp;  &quot; [[b]&quot; &amp; [Numbers.C255] &amp; &quot;[/b]: [size=85]&quot; &amp; [Numbers.F255] &amp; &quot;[/size]]&quot;; &quot;&quot;)">
            <text:p/>
          </table:table-cell>
          <table:table-cell table:formula="of:=IF([Numbers.C255] &gt; 0; &quot;convert background.png -gravity Center -size 270 -pointsize 24 -fill black -annotate +0-14 'Voted #&quot; &amp; [Numbers.B255] &amp; &quot; mod' -pointsize 20 -fill white -annotate +0+18 'by ZDoom Community' &quot; &amp; &quot;png8:pngs/&quot; &amp; SUBSTITUTE(SUBSTITUTE(SUBSTITUTE(SUBSTITUTE(SUBSTITUTE([Numbers.D25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&quot;[b]&quot; &amp; [Numbers.B256] &amp; &quot;. &quot; &amp; &quot;[url=&quot; &amp; [Numbers.E256] &amp; &quot;]&quot; &amp; [Numbers.D256] &amp; &quot;[/url][/b]&quot; &amp;  &quot; [[b]&quot; &amp; [Numbers.C256] &amp; &quot;[/b]: [size=85]&quot; &amp; [Numbers.F256] &amp; &quot;[/size]]&quot;; &quot;&quot;)">
            <text:p/>
          </table:table-cell>
          <table:table-cell table:formula="of:=IF([Numbers.C256] &gt; 0; &quot;convert background.png -gravity Center -size 270 -pointsize 24 -fill black -annotate +0-14 'Voted #&quot; &amp; [Numbers.B256] &amp; &quot; mod' -pointsize 20 -fill white -annotate +0+18 'by ZDoom Community' &quot; &amp; &quot;png8:pngs/&quot; &amp; SUBSTITUTE(SUBSTITUTE(SUBSTITUTE(SUBSTITUTE(SUBSTITUTE([Numbers.D25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&quot;[b]&quot; &amp; [Numbers.B257] &amp; &quot;. &quot; &amp; &quot;[url=&quot; &amp; [Numbers.E257] &amp; &quot;]&quot; &amp; [Numbers.D257] &amp; &quot;[/url][/b]&quot; &amp;  &quot; [[b]&quot; &amp; [Numbers.C257] &amp; &quot;[/b]: [size=85]&quot; &amp; [Numbers.F257] &amp; &quot;[/size]]&quot;; &quot;&quot;)">
            <text:p/>
          </table:table-cell>
          <table:table-cell table:formula="of:=IF([Numbers.C257] &gt; 0; &quot;convert background.png -gravity Center -size 270 -pointsize 24 -fill black -annotate +0-14 'Voted #&quot; &amp; [Numbers.B257] &amp; &quot; mod' -pointsize 20 -fill white -annotate +0+18 'by ZDoom Community' &quot; &amp; &quot;png8:pngs/&quot; &amp; SUBSTITUTE(SUBSTITUTE(SUBSTITUTE(SUBSTITUTE(SUBSTITUTE([Numbers.D25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&quot;[b]&quot; &amp; [Numbers.B258] &amp; &quot;. &quot; &amp; &quot;[url=&quot; &amp; [Numbers.E258] &amp; &quot;]&quot; &amp; [Numbers.D258] &amp; &quot;[/url][/b]&quot; &amp;  &quot; [[b]&quot; &amp; [Numbers.C258] &amp; &quot;[/b]: [size=85]&quot; &amp; [Numbers.F258] &amp; &quot;[/size]]&quot;; &quot;&quot;)">
            <text:p/>
          </table:table-cell>
          <table:table-cell table:formula="of:=IF([Numbers.C258] &gt; 0; &quot;convert background.png -gravity Center -size 270 -pointsize 24 -fill black -annotate +0-14 'Voted #&quot; &amp; [Numbers.B258] &amp; &quot; mod' -pointsize 20 -fill white -annotate +0+18 'by ZDoom Community' &quot; &amp; &quot;png8:pngs/&quot; &amp; SUBSTITUTE(SUBSTITUTE(SUBSTITUTE(SUBSTITUTE(SUBSTITUTE([Numbers.D25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&quot;[b]&quot; &amp; [Numbers.B259] &amp; &quot;. &quot; &amp; &quot;[url=&quot; &amp; [Numbers.E259] &amp; &quot;]&quot; &amp; [Numbers.D259] &amp; &quot;[/url][/b]&quot; &amp;  &quot; [[b]&quot; &amp; [Numbers.C259] &amp; &quot;[/b]: [size=85]&quot; &amp; [Numbers.F259] &amp; &quot;[/size]]&quot;; &quot;&quot;)">
            <text:p/>
          </table:table-cell>
          <table:table-cell table:formula="of:=IF([Numbers.C259] &gt; 0; &quot;convert background.png -gravity Center -size 270 -pointsize 24 -fill black -annotate +0-14 'Voted #&quot; &amp; [Numbers.B259] &amp; &quot; mod' -pointsize 20 -fill white -annotate +0+18 'by ZDoom Community' &quot; &amp; &quot;png8:pngs/&quot; &amp; SUBSTITUTE(SUBSTITUTE(SUBSTITUTE(SUBSTITUTE(SUBSTITUTE([Numbers.D25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&quot;[b]&quot; &amp; [Numbers.B260] &amp; &quot;. &quot; &amp; &quot;[url=&quot; &amp; [Numbers.E260] &amp; &quot;]&quot; &amp; [Numbers.D260] &amp; &quot;[/url][/b]&quot; &amp;  &quot; [[b]&quot; &amp; [Numbers.C260] &amp; &quot;[/b]: [size=85]&quot; &amp; [Numbers.F260] &amp; &quot;[/size]]&quot;; &quot;&quot;)">
            <text:p/>
          </table:table-cell>
          <table:table-cell table:formula="of:=IF([Numbers.C260] &gt; 0; &quot;convert background.png -gravity Center -size 270 -pointsize 24 -fill black -annotate +0-14 'Voted #&quot; &amp; [Numbers.B260] &amp; &quot; mod' -pointsize 20 -fill white -annotate +0+18 'by ZDoom Community' &quot; &amp; &quot;png8:pngs/&quot; &amp; SUBSTITUTE(SUBSTITUTE(SUBSTITUTE(SUBSTITUTE(SUBSTITUTE([Numbers.D26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&quot;[b]&quot; &amp; [Numbers.B261] &amp; &quot;. &quot; &amp; &quot;[url=&quot; &amp; [Numbers.E261] &amp; &quot;]&quot; &amp; [Numbers.D261] &amp; &quot;[/url][/b]&quot; &amp;  &quot; [[b]&quot; &amp; [Numbers.C261] &amp; &quot;[/b]: [size=85]&quot; &amp; [Numbers.F261] &amp; &quot;[/size]]&quot;; &quot;&quot;)">
            <text:p/>
          </table:table-cell>
          <table:table-cell table:formula="of:=IF([Numbers.C261] &gt; 0; &quot;convert background.png -gravity Center -size 270 -pointsize 24 -fill black -annotate +0-14 'Voted #&quot; &amp; [Numbers.B261] &amp; &quot; mod' -pointsize 20 -fill white -annotate +0+18 'by ZDoom Community' &quot; &amp; &quot;png8:pngs/&quot; &amp; SUBSTITUTE(SUBSTITUTE(SUBSTITUTE(SUBSTITUTE(SUBSTITUTE([Numbers.D26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&quot;[b]&quot; &amp; [Numbers.B262] &amp; &quot;. &quot; &amp; &quot;[url=&quot; &amp; [Numbers.E262] &amp; &quot;]&quot; &amp; [Numbers.D262] &amp; &quot;[/url][/b]&quot; &amp;  &quot; [[b]&quot; &amp; [Numbers.C262] &amp; &quot;[/b]: [size=85]&quot; &amp; [Numbers.F262] &amp; &quot;[/size]]&quot;; &quot;&quot;)">
            <text:p/>
          </table:table-cell>
          <table:table-cell table:formula="of:=IF([Numbers.C262] &gt; 0; &quot;convert background.png -gravity Center -size 270 -pointsize 24 -fill black -annotate +0-14 'Voted #&quot; &amp; [Numbers.B262] &amp; &quot; mod' -pointsize 20 -fill white -annotate +0+18 'by ZDoom Community' &quot; &amp; &quot;png8:pngs/&quot; &amp; SUBSTITUTE(SUBSTITUTE(SUBSTITUTE(SUBSTITUTE(SUBSTITUTE([Numbers.D26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&quot;[b]&quot; &amp; [Numbers.B263] &amp; &quot;. &quot; &amp; &quot;[url=&quot; &amp; [Numbers.E263] &amp; &quot;]&quot; &amp; [Numbers.D263] &amp; &quot;[/url][/b]&quot; &amp;  &quot; [[b]&quot; &amp; [Numbers.C263] &amp; &quot;[/b]: [size=85]&quot; &amp; [Numbers.F263] &amp; &quot;[/size]]&quot;; &quot;&quot;)">
            <text:p/>
          </table:table-cell>
          <table:table-cell table:formula="of:=IF([Numbers.C263] &gt; 0; &quot;convert background.png -gravity Center -size 270 -pointsize 24 -fill black -annotate +0-14 'Voted #&quot; &amp; [Numbers.B263] &amp; &quot; mod' -pointsize 20 -fill white -annotate +0+18 'by ZDoom Community' &quot; &amp; &quot;png8:pngs/&quot; &amp; SUBSTITUTE(SUBSTITUTE(SUBSTITUTE(SUBSTITUTE(SUBSTITUTE([Numbers.D26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&quot;[b]&quot; &amp; [Numbers.B264] &amp; &quot;. &quot; &amp; &quot;[url=&quot; &amp; [Numbers.E264] &amp; &quot;]&quot; &amp; [Numbers.D264] &amp; &quot;[/url][/b]&quot; &amp;  &quot; [[b]&quot; &amp; [Numbers.C264] &amp; &quot;[/b]: [size=85]&quot; &amp; [Numbers.F264] &amp; &quot;[/size]]&quot;; &quot;&quot;)">
            <text:p/>
          </table:table-cell>
          <table:table-cell table:formula="of:=IF([Numbers.C264] &gt; 0; &quot;convert background.png -gravity Center -size 270 -pointsize 24 -fill black -annotate +0-14 'Voted #&quot; &amp; [Numbers.B264] &amp; &quot; mod' -pointsize 20 -fill white -annotate +0+18 'by ZDoom Community' &quot; &amp; &quot;png8:pngs/&quot; &amp; SUBSTITUTE(SUBSTITUTE(SUBSTITUTE(SUBSTITUTE(SUBSTITUTE([Numbers.D26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&quot;[b]&quot; &amp; [Numbers.B265] &amp; &quot;. &quot; &amp; &quot;[url=&quot; &amp; [Numbers.E265] &amp; &quot;]&quot; &amp; [Numbers.D265] &amp; &quot;[/url][/b]&quot; &amp;  &quot; [[b]&quot; &amp; [Numbers.C265] &amp; &quot;[/b]: [size=85]&quot; &amp; [Numbers.F265] &amp; &quot;[/size]]&quot;; &quot;&quot;)">
            <text:p/>
          </table:table-cell>
          <table:table-cell table:formula="of:=IF([Numbers.C265] &gt; 0; &quot;convert background.png -gravity Center -size 270 -pointsize 24 -fill black -annotate +0-14 'Voted #&quot; &amp; [Numbers.B265] &amp; &quot; mod' -pointsize 20 -fill white -annotate +0+18 'by ZDoom Community' &quot; &amp; &quot;png8:pngs/&quot; &amp; SUBSTITUTE(SUBSTITUTE(SUBSTITUTE(SUBSTITUTE(SUBSTITUTE([Numbers.D26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&quot;[b]&quot; &amp; [Numbers.B266] &amp; &quot;. &quot; &amp; &quot;[url=&quot; &amp; [Numbers.E266] &amp; &quot;]&quot; &amp; [Numbers.D266] &amp; &quot;[/url][/b]&quot; &amp;  &quot; [[b]&quot; &amp; [Numbers.C266] &amp; &quot;[/b]: [size=85]&quot; &amp; [Numbers.F266] &amp; &quot;[/size]]&quot;; &quot;&quot;)">
            <text:p/>
          </table:table-cell>
          <table:table-cell table:formula="of:=IF([Numbers.C266] &gt; 0; &quot;convert background.png -gravity Center -size 270 -pointsize 24 -fill black -annotate +0-14 'Voted #&quot; &amp; [Numbers.B266] &amp; &quot; mod' -pointsize 20 -fill white -annotate +0+18 'by ZDoom Community' &quot; &amp; &quot;png8:pngs/&quot; &amp; SUBSTITUTE(SUBSTITUTE(SUBSTITUTE(SUBSTITUTE(SUBSTITUTE([Numbers.D26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&quot;[b]&quot; &amp; [Numbers.B267] &amp; &quot;. &quot; &amp; &quot;[url=&quot; &amp; [Numbers.E267] &amp; &quot;]&quot; &amp; [Numbers.D267] &amp; &quot;[/url][/b]&quot; &amp;  &quot; [[b]&quot; &amp; [Numbers.C267] &amp; &quot;[/b]: [size=85]&quot; &amp; [Numbers.F267] &amp; &quot;[/size]]&quot;; &quot;&quot;)">
            <text:p/>
          </table:table-cell>
          <table:table-cell table:formula="of:=IF([Numbers.C267] &gt; 0; &quot;convert background.png -gravity Center -size 270 -pointsize 24 -fill black -annotate +0-14 'Voted #&quot; &amp; [Numbers.B267] &amp; &quot; mod' -pointsize 20 -fill white -annotate +0+18 'by ZDoom Community' &quot; &amp; &quot;png8:pngs/&quot; &amp; SUBSTITUTE(SUBSTITUTE(SUBSTITUTE(SUBSTITUTE(SUBSTITUTE([Numbers.D26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&quot;[b]&quot; &amp; [Numbers.B268] &amp; &quot;. &quot; &amp; &quot;[url=&quot; &amp; [Numbers.E268] &amp; &quot;]&quot; &amp; [Numbers.D268] &amp; &quot;[/url][/b]&quot; &amp;  &quot; [[b]&quot; &amp; [Numbers.C268] &amp; &quot;[/b]: [size=85]&quot; &amp; [Numbers.F268] &amp; &quot;[/size]]&quot;; &quot;&quot;)">
            <text:p/>
          </table:table-cell>
          <table:table-cell table:formula="of:=IF([Numbers.C268] &gt; 0; &quot;convert background.png -gravity Center -size 270 -pointsize 24 -fill black -annotate +0-14 'Voted #&quot; &amp; [Numbers.B268] &amp; &quot; mod' -pointsize 20 -fill white -annotate +0+18 'by ZDoom Community' &quot; &amp; &quot;png8:pngs/&quot; &amp; SUBSTITUTE(SUBSTITUTE(SUBSTITUTE(SUBSTITUTE(SUBSTITUTE([Numbers.D26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&quot;[b]&quot; &amp; [Numbers.B269] &amp; &quot;. &quot; &amp; &quot;[url=&quot; &amp; [Numbers.E269] &amp; &quot;]&quot; &amp; [Numbers.D269] &amp; &quot;[/url][/b]&quot; &amp;  &quot; [[b]&quot; &amp; [Numbers.C269] &amp; &quot;[/b]: [size=85]&quot; &amp; [Numbers.F269] &amp; &quot;[/size]]&quot;; &quot;&quot;)">
            <text:p/>
          </table:table-cell>
          <table:table-cell table:formula="of:=IF([Numbers.C269] &gt; 0; &quot;convert background.png -gravity Center -size 270 -pointsize 24 -fill black -annotate +0-14 'Voted #&quot; &amp; [Numbers.B269] &amp; &quot; mod' -pointsize 20 -fill white -annotate +0+18 'by ZDoom Community' &quot; &amp; &quot;png8:pngs/&quot; &amp; SUBSTITUTE(SUBSTITUTE(SUBSTITUTE(SUBSTITUTE(SUBSTITUTE([Numbers.D26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&quot;[b]&quot; &amp; [Numbers.B270] &amp; &quot;. &quot; &amp; &quot;[url=&quot; &amp; [Numbers.E270] &amp; &quot;]&quot; &amp; [Numbers.D270] &amp; &quot;[/url][/b]&quot; &amp;  &quot; [[b]&quot; &amp; [Numbers.C270] &amp; &quot;[/b]: [size=85]&quot; &amp; [Numbers.F270] &amp; &quot;[/size]]&quot;; &quot;&quot;)">
            <text:p/>
          </table:table-cell>
          <table:table-cell table:formula="of:=IF([Numbers.C270] &gt; 0; &quot;convert background.png -gravity Center -size 270 -pointsize 24 -fill black -annotate +0-14 'Voted #&quot; &amp; [Numbers.B270] &amp; &quot; mod' -pointsize 20 -fill white -annotate +0+18 'by ZDoom Community' &quot; &amp; &quot;png8:pngs/&quot; &amp; SUBSTITUTE(SUBSTITUTE(SUBSTITUTE(SUBSTITUTE(SUBSTITUTE([Numbers.D27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&quot;[b]&quot; &amp; [Numbers.B271] &amp; &quot;. &quot; &amp; &quot;[url=&quot; &amp; [Numbers.E271] &amp; &quot;]&quot; &amp; [Numbers.D271] &amp; &quot;[/url][/b]&quot; &amp;  &quot; [[b]&quot; &amp; [Numbers.C271] &amp; &quot;[/b]: [size=85]&quot; &amp; [Numbers.F271] &amp; &quot;[/size]]&quot;; &quot;&quot;)">
            <text:p/>
          </table:table-cell>
          <table:table-cell table:formula="of:=IF([Numbers.C271] &gt; 0; &quot;convert background.png -gravity Center -size 270 -pointsize 24 -fill black -annotate +0-14 'Voted #&quot; &amp; [Numbers.B271] &amp; &quot; mod' -pointsize 20 -fill white -annotate +0+18 'by ZDoom Community' &quot; &amp; &quot;png8:pngs/&quot; &amp; SUBSTITUTE(SUBSTITUTE(SUBSTITUTE(SUBSTITUTE(SUBSTITUTE([Numbers.D27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&quot;[b]&quot; &amp; [Numbers.B272] &amp; &quot;. &quot; &amp; &quot;[url=&quot; &amp; [Numbers.E272] &amp; &quot;]&quot; &amp; [Numbers.D272] &amp; &quot;[/url][/b]&quot; &amp;  &quot; [[b]&quot; &amp; [Numbers.C272] &amp; &quot;[/b]: [size=85]&quot; &amp; [Numbers.F272] &amp; &quot;[/size]]&quot;; &quot;&quot;)">
            <text:p/>
          </table:table-cell>
          <table:table-cell table:formula="of:=IF([Numbers.C272] &gt; 0; &quot;convert background.png -gravity Center -size 270 -pointsize 24 -fill black -annotate +0-14 'Voted #&quot; &amp; [Numbers.B272] &amp; &quot; mod' -pointsize 20 -fill white -annotate +0+18 'by ZDoom Community' &quot; &amp; &quot;png8:pngs/&quot; &amp; SUBSTITUTE(SUBSTITUTE(SUBSTITUTE(SUBSTITUTE(SUBSTITUTE([Numbers.D27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&quot;[b]&quot; &amp; [Numbers.B273] &amp; &quot;. &quot; &amp; &quot;[url=&quot; &amp; [Numbers.E273] &amp; &quot;]&quot; &amp; [Numbers.D273] &amp; &quot;[/url][/b]&quot; &amp;  &quot; [[b]&quot; &amp; [Numbers.C273] &amp; &quot;[/b]: [size=85]&quot; &amp; [Numbers.F273] &amp; &quot;[/size]]&quot;; &quot;&quot;)">
            <text:p/>
          </table:table-cell>
          <table:table-cell table:formula="of:=IF([Numbers.C273] &gt; 0; &quot;convert background.png -gravity Center -size 270 -pointsize 24 -fill black -annotate +0-14 'Voted #&quot; &amp; [Numbers.B273] &amp; &quot; mod' -pointsize 20 -fill white -annotate +0+18 'by ZDoom Community' &quot; &amp; &quot;png8:pngs/&quot; &amp; SUBSTITUTE(SUBSTITUTE(SUBSTITUTE(SUBSTITUTE(SUBSTITUTE([Numbers.D27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&quot;[b]&quot; &amp; [Numbers.B274] &amp; &quot;. &quot; &amp; &quot;[url=&quot; &amp; [Numbers.E274] &amp; &quot;]&quot; &amp; [Numbers.D274] &amp; &quot;[/url][/b]&quot; &amp;  &quot; [[b]&quot; &amp; [Numbers.C274] &amp; &quot;[/b]: [size=85]&quot; &amp; [Numbers.F274] &amp; &quot;[/size]]&quot;; &quot;&quot;)">
            <text:p/>
          </table:table-cell>
          <table:table-cell table:formula="of:=IF([Numbers.C274] &gt; 0; &quot;convert background.png -gravity Center -size 270 -pointsize 24 -fill black -annotate +0-14 'Voted #&quot; &amp; [Numbers.B274] &amp; &quot; mod' -pointsize 20 -fill white -annotate +0+18 'by ZDoom Community' &quot; &amp; &quot;png8:pngs/&quot; &amp; SUBSTITUTE(SUBSTITUTE(SUBSTITUTE(SUBSTITUTE(SUBSTITUTE([Numbers.D27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&quot;[b]&quot; &amp; [Numbers.B275] &amp; &quot;. &quot; &amp; &quot;[url=&quot; &amp; [Numbers.E275] &amp; &quot;]&quot; &amp; [Numbers.D275] &amp; &quot;[/url][/b]&quot; &amp;  &quot; [[b]&quot; &amp; [Numbers.C275] &amp; &quot;[/b]: [size=85]&quot; &amp; [Numbers.F275] &amp; &quot;[/size]]&quot;; &quot;&quot;)">
            <text:p/>
          </table:table-cell>
          <table:table-cell table:formula="of:=IF([Numbers.C275] &gt; 0; &quot;convert background.png -gravity Center -size 270 -pointsize 24 -fill black -annotate +0-14 'Voted #&quot; &amp; [Numbers.B275] &amp; &quot; mod' -pointsize 20 -fill white -annotate +0+18 'by ZDoom Community' &quot; &amp; &quot;png8:pngs/&quot; &amp; SUBSTITUTE(SUBSTITUTE(SUBSTITUTE(SUBSTITUTE(SUBSTITUTE([Numbers.D27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&quot;[b]&quot; &amp; [Numbers.B276] &amp; &quot;. &quot; &amp; &quot;[url=&quot; &amp; [Numbers.E276] &amp; &quot;]&quot; &amp; [Numbers.D276] &amp; &quot;[/url][/b]&quot; &amp;  &quot; [[b]&quot; &amp; [Numbers.C276] &amp; &quot;[/b]: [size=85]&quot; &amp; [Numbers.F276] &amp; &quot;[/size]]&quot;; &quot;&quot;)">
            <text:p/>
          </table:table-cell>
          <table:table-cell table:formula="of:=IF([Numbers.C276] &gt; 0; &quot;convert background.png -gravity Center -size 270 -pointsize 24 -fill black -annotate +0-14 'Voted #&quot; &amp; [Numbers.B276] &amp; &quot; mod' -pointsize 20 -fill white -annotate +0+18 'by ZDoom Community' &quot; &amp; &quot;png8:pngs/&quot; &amp; SUBSTITUTE(SUBSTITUTE(SUBSTITUTE(SUBSTITUTE(SUBSTITUTE([Numbers.D27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&quot;[b]&quot; &amp; [Numbers.B277] &amp; &quot;. &quot; &amp; &quot;[url=&quot; &amp; [Numbers.E277] &amp; &quot;]&quot; &amp; [Numbers.D277] &amp; &quot;[/url][/b]&quot; &amp;  &quot; [[b]&quot; &amp; [Numbers.C277] &amp; &quot;[/b]: [size=85]&quot; &amp; [Numbers.F277] &amp; &quot;[/size]]&quot;; &quot;&quot;)">
            <text:p/>
          </table:table-cell>
          <table:table-cell table:formula="of:=IF([Numbers.C277] &gt; 0; &quot;convert background.png -gravity Center -size 270 -pointsize 24 -fill black -annotate +0-14 'Voted #&quot; &amp; [Numbers.B277] &amp; &quot; mod' -pointsize 20 -fill white -annotate +0+18 'by ZDoom Community' &quot; &amp; &quot;png8:pngs/&quot; &amp; SUBSTITUTE(SUBSTITUTE(SUBSTITUTE(SUBSTITUTE(SUBSTITUTE([Numbers.D27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&quot;[b]&quot; &amp; [Numbers.B278] &amp; &quot;. &quot; &amp; &quot;[url=&quot; &amp; [Numbers.E278] &amp; &quot;]&quot; &amp; [Numbers.D278] &amp; &quot;[/url][/b]&quot; &amp;  &quot; [[b]&quot; &amp; [Numbers.C278] &amp; &quot;[/b]: [size=85]&quot; &amp; [Numbers.F278] &amp; &quot;[/size]]&quot;; &quot;&quot;)">
            <text:p/>
          </table:table-cell>
          <table:table-cell table:formula="of:=IF([Numbers.C278] &gt; 0; &quot;convert background.png -gravity Center -size 270 -pointsize 24 -fill black -annotate +0-14 'Voted #&quot; &amp; [Numbers.B278] &amp; &quot; mod' -pointsize 20 -fill white -annotate +0+18 'by ZDoom Community' &quot; &amp; &quot;png8:pngs/&quot; &amp; SUBSTITUTE(SUBSTITUTE(SUBSTITUTE(SUBSTITUTE(SUBSTITUTE([Numbers.D27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&quot;[b]&quot; &amp; [Numbers.B279] &amp; &quot;. &quot; &amp; &quot;[url=&quot; &amp; [Numbers.E279] &amp; &quot;]&quot; &amp; [Numbers.D279] &amp; &quot;[/url][/b]&quot; &amp;  &quot; [[b]&quot; &amp; [Numbers.C279] &amp; &quot;[/b]: [size=85]&quot; &amp; [Numbers.F279] &amp; &quot;[/size]]&quot;; &quot;&quot;)">
            <text:p/>
          </table:table-cell>
          <table:table-cell table:formula="of:=IF([Numbers.C279] &gt; 0; &quot;convert background.png -gravity Center -size 270 -pointsize 24 -fill black -annotate +0-14 'Voted #&quot; &amp; [Numbers.B279] &amp; &quot; mod' -pointsize 20 -fill white -annotate +0+18 'by ZDoom Community' &quot; &amp; &quot;png8:pngs/&quot; &amp; SUBSTITUTE(SUBSTITUTE(SUBSTITUTE(SUBSTITUTE(SUBSTITUTE([Numbers.D27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&quot;[b]&quot; &amp; [Numbers.B280] &amp; &quot;. &quot; &amp; &quot;[url=&quot; &amp; [Numbers.E280] &amp; &quot;]&quot; &amp; [Numbers.D280] &amp; &quot;[/url][/b]&quot; &amp;  &quot; [[b]&quot; &amp; [Numbers.C280] &amp; &quot;[/b]: [size=85]&quot; &amp; [Numbers.F280] &amp; &quot;[/size]]&quot;; &quot;&quot;)">
            <text:p/>
          </table:table-cell>
          <table:table-cell table:formula="of:=IF([Numbers.C280] &gt; 0; &quot;convert background.png -gravity Center -size 270 -pointsize 24 -fill black -annotate +0-14 'Voted #&quot; &amp; [Numbers.B280] &amp; &quot; mod' -pointsize 20 -fill white -annotate +0+18 'by ZDoom Community' &quot; &amp; &quot;png8:pngs/&quot; &amp; SUBSTITUTE(SUBSTITUTE(SUBSTITUTE(SUBSTITUTE(SUBSTITUTE([Numbers.D28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&quot;[b]&quot; &amp; [Numbers.B281] &amp; &quot;. &quot; &amp; &quot;[url=&quot; &amp; [Numbers.E281] &amp; &quot;]&quot; &amp; [Numbers.D281] &amp; &quot;[/url][/b]&quot; &amp;  &quot; [[b]&quot; &amp; [Numbers.C281] &amp; &quot;[/b]: [size=85]&quot; &amp; [Numbers.F281] &amp; &quot;[/size]]&quot;; &quot;&quot;)">
            <text:p/>
          </table:table-cell>
          <table:table-cell table:formula="of:=IF([Numbers.C281] &gt; 0; &quot;convert background.png -gravity Center -size 270 -pointsize 24 -fill black -annotate +0-14 'Voted #&quot; &amp; [Numbers.B281] &amp; &quot; mod' -pointsize 20 -fill white -annotate +0+18 'by ZDoom Community' &quot; &amp; &quot;png8:pngs/&quot; &amp; SUBSTITUTE(SUBSTITUTE(SUBSTITUTE(SUBSTITUTE(SUBSTITUTE([Numbers.D28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&quot;[b]&quot; &amp; [Numbers.B282] &amp; &quot;. &quot; &amp; &quot;[url=&quot; &amp; [Numbers.E282] &amp; &quot;]&quot; &amp; [Numbers.D282] &amp; &quot;[/url][/b]&quot; &amp;  &quot; [[b]&quot; &amp; [Numbers.C282] &amp; &quot;[/b]: [size=85]&quot; &amp; [Numbers.F282] &amp; &quot;[/size]]&quot;; &quot;&quot;)">
            <text:p/>
          </table:table-cell>
          <table:table-cell table:formula="of:=IF([Numbers.C282] &gt; 0; &quot;convert background.png -gravity Center -size 270 -pointsize 24 -fill black -annotate +0-14 'Voted #&quot; &amp; [Numbers.B282] &amp; &quot; mod' -pointsize 20 -fill white -annotate +0+18 'by ZDoom Community' &quot; &amp; &quot;png8:pngs/&quot; &amp; SUBSTITUTE(SUBSTITUTE(SUBSTITUTE(SUBSTITUTE(SUBSTITUTE([Numbers.D28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&quot;[b]&quot; &amp; [Numbers.B283] &amp; &quot;. &quot; &amp; &quot;[url=&quot; &amp; [Numbers.E283] &amp; &quot;]&quot; &amp; [Numbers.D283] &amp; &quot;[/url][/b]&quot; &amp;  &quot; [[b]&quot; &amp; [Numbers.C283] &amp; &quot;[/b]: [size=85]&quot; &amp; [Numbers.F283] &amp; &quot;[/size]]&quot;; &quot;&quot;)">
            <text:p/>
          </table:table-cell>
          <table:table-cell table:formula="of:=IF([Numbers.C283] &gt; 0; &quot;convert background.png -gravity Center -size 270 -pointsize 24 -fill black -annotate +0-14 'Voted #&quot; &amp; [Numbers.B283] &amp; &quot; mod' -pointsize 20 -fill white -annotate +0+18 'by ZDoom Community' &quot; &amp; &quot;png8:pngs/&quot; &amp; SUBSTITUTE(SUBSTITUTE(SUBSTITUTE(SUBSTITUTE(SUBSTITUTE([Numbers.D28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&quot;[b]&quot; &amp; [Numbers.B284] &amp; &quot;. &quot; &amp; &quot;[url=&quot; &amp; [Numbers.E284] &amp; &quot;]&quot; &amp; [Numbers.D284] &amp; &quot;[/url][/b]&quot; &amp;  &quot; [[b]&quot; &amp; [Numbers.C284] &amp; &quot;[/b]: [size=85]&quot; &amp; [Numbers.F284] &amp; &quot;[/size]]&quot;; &quot;&quot;)">
            <text:p/>
          </table:table-cell>
          <table:table-cell table:formula="of:=IF([Numbers.C284] &gt; 0; &quot;convert background.png -gravity Center -size 270 -pointsize 24 -fill black -annotate +0-14 'Voted #&quot; &amp; [Numbers.B284] &amp; &quot; mod' -pointsize 20 -fill white -annotate +0+18 'by ZDoom Community' &quot; &amp; &quot;png8:pngs/&quot; &amp; SUBSTITUTE(SUBSTITUTE(SUBSTITUTE(SUBSTITUTE(SUBSTITUTE([Numbers.D28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&quot;[b]&quot; &amp; [Numbers.B285] &amp; &quot;. &quot; &amp; &quot;[url=&quot; &amp; [Numbers.E285] &amp; &quot;]&quot; &amp; [Numbers.D285] &amp; &quot;[/url][/b]&quot; &amp;  &quot; [[b]&quot; &amp; [Numbers.C285] &amp; &quot;[/b]: [size=85]&quot; &amp; [Numbers.F285] &amp; &quot;[/size]]&quot;; &quot;&quot;)">
            <text:p/>
          </table:table-cell>
          <table:table-cell table:formula="of:=IF([Numbers.C285] &gt; 0; &quot;convert background.png -gravity Center -size 270 -pointsize 24 -fill black -annotate +0-14 'Voted #&quot; &amp; [Numbers.B285] &amp; &quot; mod' -pointsize 20 -fill white -annotate +0+18 'by ZDoom Community' &quot; &amp; &quot;png8:pngs/&quot; &amp; SUBSTITUTE(SUBSTITUTE(SUBSTITUTE(SUBSTITUTE(SUBSTITUTE([Numbers.D28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&quot;[b]&quot; &amp; [Numbers.B286] &amp; &quot;. &quot; &amp; &quot;[url=&quot; &amp; [Numbers.E286] &amp; &quot;]&quot; &amp; [Numbers.D286] &amp; &quot;[/url][/b]&quot; &amp;  &quot; [[b]&quot; &amp; [Numbers.C286] &amp; &quot;[/b]: [size=85]&quot; &amp; [Numbers.F286] &amp; &quot;[/size]]&quot;; &quot;&quot;)">
            <text:p/>
          </table:table-cell>
          <table:table-cell table:formula="of:=IF([Numbers.C286] &gt; 0; &quot;convert background.png -gravity Center -size 270 -pointsize 24 -fill black -annotate +0-14 'Voted #&quot; &amp; [Numbers.B286] &amp; &quot; mod' -pointsize 20 -fill white -annotate +0+18 'by ZDoom Community' &quot; &amp; &quot;png8:pngs/&quot; &amp; SUBSTITUTE(SUBSTITUTE(SUBSTITUTE(SUBSTITUTE(SUBSTITUTE([Numbers.D28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&quot;[b]&quot; &amp; [Numbers.B287] &amp; &quot;. &quot; &amp; &quot;[url=&quot; &amp; [Numbers.E287] &amp; &quot;]&quot; &amp; [Numbers.D287] &amp; &quot;[/url][/b]&quot; &amp;  &quot; [[b]&quot; &amp; [Numbers.C287] &amp; &quot;[/b]: [size=85]&quot; &amp; [Numbers.F287] &amp; &quot;[/size]]&quot;; &quot;&quot;)">
            <text:p/>
          </table:table-cell>
          <table:table-cell table:formula="of:=IF([Numbers.C287] &gt; 0; &quot;convert background.png -gravity Center -size 270 -pointsize 24 -fill black -annotate +0-14 'Voted #&quot; &amp; [Numbers.B287] &amp; &quot; mod' -pointsize 20 -fill white -annotate +0+18 'by ZDoom Community' &quot; &amp; &quot;png8:pngs/&quot; &amp; SUBSTITUTE(SUBSTITUTE(SUBSTITUTE(SUBSTITUTE(SUBSTITUTE([Numbers.D28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&quot;[b]&quot; &amp; [Numbers.B288] &amp; &quot;. &quot; &amp; &quot;[url=&quot; &amp; [Numbers.E288] &amp; &quot;]&quot; &amp; [Numbers.D288] &amp; &quot;[/url][/b]&quot; &amp;  &quot; [[b]&quot; &amp; [Numbers.C288] &amp; &quot;[/b]: [size=85]&quot; &amp; [Numbers.F288] &amp; &quot;[/size]]&quot;; &quot;&quot;)">
            <text:p/>
          </table:table-cell>
          <table:table-cell table:formula="of:=IF([Numbers.C288] &gt; 0; &quot;convert background.png -gravity Center -size 270 -pointsize 24 -fill black -annotate +0-14 'Voted #&quot; &amp; [Numbers.B288] &amp; &quot; mod' -pointsize 20 -fill white -annotate +0+18 'by ZDoom Community' &quot; &amp; &quot;png8:pngs/&quot; &amp; SUBSTITUTE(SUBSTITUTE(SUBSTITUTE(SUBSTITUTE(SUBSTITUTE([Numbers.D28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&quot;[b]&quot; &amp; [Numbers.B289] &amp; &quot;. &quot; &amp; &quot;[url=&quot; &amp; [Numbers.E289] &amp; &quot;]&quot; &amp; [Numbers.D289] &amp; &quot;[/url][/b]&quot; &amp;  &quot; [[b]&quot; &amp; [Numbers.C289] &amp; &quot;[/b]: [size=85]&quot; &amp; [Numbers.F289] &amp; &quot;[/size]]&quot;; &quot;&quot;)">
            <text:p/>
          </table:table-cell>
          <table:table-cell table:formula="of:=IF([Numbers.C289] &gt; 0; &quot;convert background.png -gravity Center -size 270 -pointsize 24 -fill black -annotate +0-14 'Voted #&quot; &amp; [Numbers.B289] &amp; &quot; mod' -pointsize 20 -fill white -annotate +0+18 'by ZDoom Community' &quot; &amp; &quot;png8:pngs/&quot; &amp; SUBSTITUTE(SUBSTITUTE(SUBSTITUTE(SUBSTITUTE(SUBSTITUTE([Numbers.D28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&quot;[b]&quot; &amp; [Numbers.B290] &amp; &quot;. &quot; &amp; &quot;[url=&quot; &amp; [Numbers.E290] &amp; &quot;]&quot; &amp; [Numbers.D290] &amp; &quot;[/url][/b]&quot; &amp;  &quot; [[b]&quot; &amp; [Numbers.C290] &amp; &quot;[/b]: [size=85]&quot; &amp; [Numbers.F290] &amp; &quot;[/size]]&quot;; &quot;&quot;)">
            <text:p/>
          </table:table-cell>
          <table:table-cell table:formula="of:=IF([Numbers.C290] &gt; 0; &quot;convert background.png -gravity Center -size 270 -pointsize 24 -fill black -annotate +0-14 'Voted #&quot; &amp; [Numbers.B290] &amp; &quot; mod' -pointsize 20 -fill white -annotate +0+18 'by ZDoom Community' &quot; &amp; &quot;png8:pngs/&quot; &amp; SUBSTITUTE(SUBSTITUTE(SUBSTITUTE(SUBSTITUTE(SUBSTITUTE([Numbers.D29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&quot;[b]&quot; &amp; [Numbers.B291] &amp; &quot;. &quot; &amp; &quot;[url=&quot; &amp; [Numbers.E291] &amp; &quot;]&quot; &amp; [Numbers.D291] &amp; &quot;[/url][/b]&quot; &amp;  &quot; [[b]&quot; &amp; [Numbers.C291] &amp; &quot;[/b]: [size=85]&quot; &amp; [Numbers.F291] &amp; &quot;[/size]]&quot;; &quot;&quot;)">
            <text:p/>
          </table:table-cell>
          <table:table-cell table:formula="of:=IF([Numbers.C291] &gt; 0; &quot;convert background.png -gravity Center -size 270 -pointsize 24 -fill black -annotate +0-14 'Voted #&quot; &amp; [Numbers.B291] &amp; &quot; mod' -pointsize 20 -fill white -annotate +0+18 'by ZDoom Community' &quot; &amp; &quot;png8:pngs/&quot; &amp; SUBSTITUTE(SUBSTITUTE(SUBSTITUTE(SUBSTITUTE(SUBSTITUTE([Numbers.D29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&quot;[b]&quot; &amp; [Numbers.B292] &amp; &quot;. &quot; &amp; &quot;[url=&quot; &amp; [Numbers.E292] &amp; &quot;]&quot; &amp; [Numbers.D292] &amp; &quot;[/url][/b]&quot; &amp;  &quot; [[b]&quot; &amp; [Numbers.C292] &amp; &quot;[/b]: [size=85]&quot; &amp; [Numbers.F292] &amp; &quot;[/size]]&quot;; &quot;&quot;)">
            <text:p/>
          </table:table-cell>
          <table:table-cell table:formula="of:=IF([Numbers.C292] &gt; 0; &quot;convert background.png -gravity Center -size 270 -pointsize 24 -fill black -annotate +0-14 'Voted #&quot; &amp; [Numbers.B292] &amp; &quot; mod' -pointsize 20 -fill white -annotate +0+18 'by ZDoom Community' &quot; &amp; &quot;png8:pngs/&quot; &amp; SUBSTITUTE(SUBSTITUTE(SUBSTITUTE(SUBSTITUTE(SUBSTITUTE([Numbers.D29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&quot;[b]&quot; &amp; [Numbers.B293] &amp; &quot;. &quot; &amp; &quot;[url=&quot; &amp; [Numbers.E293] &amp; &quot;]&quot; &amp; [Numbers.D293] &amp; &quot;[/url][/b]&quot; &amp;  &quot; [[b]&quot; &amp; [Numbers.C293] &amp; &quot;[/b]: [size=85]&quot; &amp; [Numbers.F293] &amp; &quot;[/size]]&quot;; &quot;&quot;)">
            <text:p/>
          </table:table-cell>
          <table:table-cell table:formula="of:=IF([Numbers.C293] &gt; 0; &quot;convert background.png -gravity Center -size 270 -pointsize 24 -fill black -annotate +0-14 'Voted #&quot; &amp; [Numbers.B293] &amp; &quot; mod' -pointsize 20 -fill white -annotate +0+18 'by ZDoom Community' &quot; &amp; &quot;png8:pngs/&quot; &amp; SUBSTITUTE(SUBSTITUTE(SUBSTITUTE(SUBSTITUTE(SUBSTITUTE([Numbers.D29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&quot;[b]&quot; &amp; [Numbers.B294] &amp; &quot;. &quot; &amp; &quot;[url=&quot; &amp; [Numbers.E294] &amp; &quot;]&quot; &amp; [Numbers.D294] &amp; &quot;[/url][/b]&quot; &amp;  &quot; [[b]&quot; &amp; [Numbers.C294] &amp; &quot;[/b]: [size=85]&quot; &amp; [Numbers.F294] &amp; &quot;[/size]]&quot;; &quot;&quot;)">
            <text:p/>
          </table:table-cell>
          <table:table-cell table:formula="of:=IF([Numbers.C294] &gt; 0; &quot;convert background.png -gravity Center -size 270 -pointsize 24 -fill black -annotate +0-14 'Voted #&quot; &amp; [Numbers.B294] &amp; &quot; mod' -pointsize 20 -fill white -annotate +0+18 'by ZDoom Community' &quot; &amp; &quot;png8:pngs/&quot; &amp; SUBSTITUTE(SUBSTITUTE(SUBSTITUTE(SUBSTITUTE(SUBSTITUTE([Numbers.D29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&quot;[b]&quot; &amp; [Numbers.B295] &amp; &quot;. &quot; &amp; &quot;[url=&quot; &amp; [Numbers.E295] &amp; &quot;]&quot; &amp; [Numbers.D295] &amp; &quot;[/url][/b]&quot; &amp;  &quot; [[b]&quot; &amp; [Numbers.C295] &amp; &quot;[/b]: [size=85]&quot; &amp; [Numbers.F295] &amp; &quot;[/size]]&quot;; &quot;&quot;)">
            <text:p/>
          </table:table-cell>
          <table:table-cell table:formula="of:=IF([Numbers.C295] &gt; 0; &quot;convert background.png -gravity Center -size 270 -pointsize 24 -fill black -annotate +0-14 'Voted #&quot; &amp; [Numbers.B295] &amp; &quot; mod' -pointsize 20 -fill white -annotate +0+18 'by ZDoom Community' &quot; &amp; &quot;png8:pngs/&quot; &amp; SUBSTITUTE(SUBSTITUTE(SUBSTITUTE(SUBSTITUTE(SUBSTITUTE([Numbers.D29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&quot;[b]&quot; &amp; [Numbers.B296] &amp; &quot;. &quot; &amp; &quot;[url=&quot; &amp; [Numbers.E296] &amp; &quot;]&quot; &amp; [Numbers.D296] &amp; &quot;[/url][/b]&quot; &amp;  &quot; [[b]&quot; &amp; [Numbers.C296] &amp; &quot;[/b]: [size=85]&quot; &amp; [Numbers.F296] &amp; &quot;[/size]]&quot;; &quot;&quot;)">
            <text:p/>
          </table:table-cell>
          <table:table-cell table:formula="of:=IF([Numbers.C296] &gt; 0; &quot;convert background.png -gravity Center -size 270 -pointsize 24 -fill black -annotate +0-14 'Voted #&quot; &amp; [Numbers.B296] &amp; &quot; mod' -pointsize 20 -fill white -annotate +0+18 'by ZDoom Community' &quot; &amp; &quot;png8:pngs/&quot; &amp; SUBSTITUTE(SUBSTITUTE(SUBSTITUTE(SUBSTITUTE(SUBSTITUTE([Numbers.D29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&quot;[b]&quot; &amp; [Numbers.B297] &amp; &quot;. &quot; &amp; &quot;[url=&quot; &amp; [Numbers.E297] &amp; &quot;]&quot; &amp; [Numbers.D297] &amp; &quot;[/url][/b]&quot; &amp;  &quot; [[b]&quot; &amp; [Numbers.C297] &amp; &quot;[/b]: [size=85]&quot; &amp; [Numbers.F297] &amp; &quot;[/size]]&quot;; &quot;&quot;)">
            <text:p/>
          </table:table-cell>
          <table:table-cell table:formula="of:=IF([Numbers.C297] &gt; 0; &quot;convert background.png -gravity Center -size 270 -pointsize 24 -fill black -annotate +0-14 'Voted #&quot; &amp; [Numbers.B297] &amp; &quot; mod' -pointsize 20 -fill white -annotate +0+18 'by ZDoom Community' &quot; &amp; &quot;png8:pngs/&quot; &amp; SUBSTITUTE(SUBSTITUTE(SUBSTITUTE(SUBSTITUTE(SUBSTITUTE([Numbers.D29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&quot;[b]&quot; &amp; [Numbers.B298] &amp; &quot;. &quot; &amp; &quot;[url=&quot; &amp; [Numbers.E298] &amp; &quot;]&quot; &amp; [Numbers.D298] &amp; &quot;[/url][/b]&quot; &amp;  &quot; [[b]&quot; &amp; [Numbers.C298] &amp; &quot;[/b]: [size=85]&quot; &amp; [Numbers.F298] &amp; &quot;[/size]]&quot;; &quot;&quot;)">
            <text:p/>
          </table:table-cell>
          <table:table-cell table:formula="of:=IF([Numbers.C298] &gt; 0; &quot;convert background.png -gravity Center -size 270 -pointsize 24 -fill black -annotate +0-14 'Voted #&quot; &amp; [Numbers.B298] &amp; &quot; mod' -pointsize 20 -fill white -annotate +0+18 'by ZDoom Community' &quot; &amp; &quot;png8:pngs/&quot; &amp; SUBSTITUTE(SUBSTITUTE(SUBSTITUTE(SUBSTITUTE(SUBSTITUTE([Numbers.D29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&quot;[b]&quot; &amp; [Numbers.B299] &amp; &quot;. &quot; &amp; &quot;[url=&quot; &amp; [Numbers.E299] &amp; &quot;]&quot; &amp; [Numbers.D299] &amp; &quot;[/url][/b]&quot; &amp;  &quot; [[b]&quot; &amp; [Numbers.C299] &amp; &quot;[/b]: [size=85]&quot; &amp; [Numbers.F299] &amp; &quot;[/size]]&quot;; &quot;&quot;)">
            <text:p/>
          </table:table-cell>
          <table:table-cell table:formula="of:=IF([Numbers.C299] &gt; 0; &quot;convert background.png -gravity Center -size 270 -pointsize 24 -fill black -annotate +0-14 'Voted #&quot; &amp; [Numbers.B299] &amp; &quot; mod' -pointsize 20 -fill white -annotate +0+18 'by ZDoom Community' &quot; &amp; &quot;png8:pngs/&quot; &amp; SUBSTITUTE(SUBSTITUTE(SUBSTITUTE(SUBSTITUTE(SUBSTITUTE([Numbers.D29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&quot;[b]&quot; &amp; [Numbers.B300] &amp; &quot;. &quot; &amp; &quot;[url=&quot; &amp; [Numbers.E300] &amp; &quot;]&quot; &amp; [Numbers.D300] &amp; &quot;[/url][/b]&quot; &amp;  &quot; [[b]&quot; &amp; [Numbers.C300] &amp; &quot;[/b]: [size=85]&quot; &amp; [Numbers.F300] &amp; &quot;[/size]]&quot;; &quot;&quot;)">
            <text:p/>
          </table:table-cell>
          <table:table-cell table:formula="of:=IF([Numbers.C300] &gt; 0; &quot;convert background.png -gravity Center -size 270 -pointsize 24 -fill black -annotate +0-14 'Voted #&quot; &amp; [Numbers.B300] &amp; &quot; mod' -pointsize 20 -fill white -annotate +0+18 'by ZDoom Community' &quot; &amp; &quot;png8:pngs/&quot; &amp; SUBSTITUTE(SUBSTITUTE(SUBSTITUTE(SUBSTITUTE(SUBSTITUTE([Numbers.D30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&quot;[b]&quot; &amp; [Numbers.B301] &amp; &quot;. &quot; &amp; &quot;[url=&quot; &amp; [Numbers.E301] &amp; &quot;]&quot; &amp; [Numbers.D301] &amp; &quot;[/url][/b]&quot; &amp;  &quot; [[b]&quot; &amp; [Numbers.C301] &amp; &quot;[/b]: [size=85]&quot; &amp; [Numbers.F301] &amp; &quot;[/size]]&quot;; &quot;&quot;)">
            <text:p/>
          </table:table-cell>
          <table:table-cell table:formula="of:=IF([Numbers.C301] &gt; 0; &quot;convert background.png -gravity Center -size 270 -pointsize 24 -fill black -annotate +0-14 'Voted #&quot; &amp; [Numbers.B301] &amp; &quot; mod' -pointsize 20 -fill white -annotate +0+18 'by ZDoom Community' &quot; &amp; &quot;png8:pngs/&quot; &amp; SUBSTITUTE(SUBSTITUTE(SUBSTITUTE(SUBSTITUTE(SUBSTITUTE([Numbers.D30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&quot;[b]&quot; &amp; [Numbers.B302] &amp; &quot;. &quot; &amp; &quot;[url=&quot; &amp; [Numbers.E302] &amp; &quot;]&quot; &amp; [Numbers.D302] &amp; &quot;[/url][/b]&quot; &amp;  &quot; [[b]&quot; &amp; [Numbers.C302] &amp; &quot;[/b]: [size=85]&quot; &amp; [Numbers.F302] &amp; &quot;[/size]]&quot;; &quot;&quot;)">
            <text:p/>
          </table:table-cell>
          <table:table-cell table:formula="of:=IF([Numbers.C302] &gt; 0; &quot;convert background.png -gravity Center -size 270 -pointsize 24 -fill black -annotate +0-14 'Voted #&quot; &amp; [Numbers.B302] &amp; &quot; mod' -pointsize 20 -fill white -annotate +0+18 'by ZDoom Community' &quot; &amp; &quot;png8:pngs/&quot; &amp; SUBSTITUTE(SUBSTITUTE(SUBSTITUTE(SUBSTITUTE(SUBSTITUTE([Numbers.D30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&quot;[b]&quot; &amp; [Numbers.B303] &amp; &quot;. &quot; &amp; &quot;[url=&quot; &amp; [Numbers.E303] &amp; &quot;]&quot; &amp; [Numbers.D303] &amp; &quot;[/url][/b]&quot; &amp;  &quot; [[b]&quot; &amp; [Numbers.C303] &amp; &quot;[/b]: [size=85]&quot; &amp; [Numbers.F303] &amp; &quot;[/size]]&quot;; &quot;&quot;)">
            <text:p/>
          </table:table-cell>
          <table:table-cell table:formula="of:=IF([Numbers.C303] &gt; 0; &quot;convert background.png -gravity Center -size 270 -pointsize 24 -fill black -annotate +0-14 'Voted #&quot; &amp; [Numbers.B303] &amp; &quot; mod' -pointsize 20 -fill white -annotate +0+18 'by ZDoom Community' &quot; &amp; &quot;png8:pngs/&quot; &amp; SUBSTITUTE(SUBSTITUTE(SUBSTITUTE(SUBSTITUTE(SUBSTITUTE([Numbers.D30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&quot;[b]&quot; &amp; [Numbers.B304] &amp; &quot;. &quot; &amp; &quot;[url=&quot; &amp; [Numbers.E304] &amp; &quot;]&quot; &amp; [Numbers.D304] &amp; &quot;[/url][/b]&quot; &amp;  &quot; [[b]&quot; &amp; [Numbers.C304] &amp; &quot;[/b]: [size=85]&quot; &amp; [Numbers.F304] &amp; &quot;[/size]]&quot;; &quot;&quot;)">
            <text:p/>
          </table:table-cell>
          <table:table-cell table:formula="of:=IF([Numbers.C304] &gt; 0; &quot;convert background.png -gravity Center -size 270 -pointsize 24 -fill black -annotate +0-14 'Voted #&quot; &amp; [Numbers.B304] &amp; &quot; mod' -pointsize 20 -fill white -annotate +0+18 'by ZDoom Community' &quot; &amp; &quot;png8:pngs/&quot; &amp; SUBSTITUTE(SUBSTITUTE(SUBSTITUTE(SUBSTITUTE(SUBSTITUTE([Numbers.D30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&quot;[b]&quot; &amp; [Numbers.B305] &amp; &quot;. &quot; &amp; &quot;[url=&quot; &amp; [Numbers.E305] &amp; &quot;]&quot; &amp; [Numbers.D305] &amp; &quot;[/url][/b]&quot; &amp;  &quot; [[b]&quot; &amp; [Numbers.C305] &amp; &quot;[/b]: [size=85]&quot; &amp; [Numbers.F305] &amp; &quot;[/size]]&quot;; &quot;&quot;)">
            <text:p/>
          </table:table-cell>
          <table:table-cell table:formula="of:=IF([Numbers.C305] &gt; 0; &quot;convert background.png -gravity Center -size 270 -pointsize 24 -fill black -annotate +0-14 'Voted #&quot; &amp; [Numbers.B305] &amp; &quot; mod' -pointsize 20 -fill white -annotate +0+18 'by ZDoom Community' &quot; &amp; &quot;png8:pngs/&quot; &amp; SUBSTITUTE(SUBSTITUTE(SUBSTITUTE(SUBSTITUTE(SUBSTITUTE([Numbers.D30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&quot;[b]&quot; &amp; [Numbers.B306] &amp; &quot;. &quot; &amp; &quot;[url=&quot; &amp; [Numbers.E306] &amp; &quot;]&quot; &amp; [Numbers.D306] &amp; &quot;[/url][/b]&quot; &amp;  &quot; [[b]&quot; &amp; [Numbers.C306] &amp; &quot;[/b]: [size=85]&quot; &amp; [Numbers.F306] &amp; &quot;[/size]]&quot;; &quot;&quot;)">
            <text:p/>
          </table:table-cell>
          <table:table-cell table:formula="of:=IF([Numbers.C306] &gt; 0; &quot;convert background.png -gravity Center -size 270 -pointsize 24 -fill black -annotate +0-14 'Voted #&quot; &amp; [Numbers.B306] &amp; &quot; mod' -pointsize 20 -fill white -annotate +0+18 'by ZDoom Community' &quot; &amp; &quot;png8:pngs/&quot; &amp; SUBSTITUTE(SUBSTITUTE(SUBSTITUTE(SUBSTITUTE(SUBSTITUTE([Numbers.D30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&quot;[b]&quot; &amp; [Numbers.B307] &amp; &quot;. &quot; &amp; &quot;[url=&quot; &amp; [Numbers.E307] &amp; &quot;]&quot; &amp; [Numbers.D307] &amp; &quot;[/url][/b]&quot; &amp;  &quot; [[b]&quot; &amp; [Numbers.C307] &amp; &quot;[/b]: [size=85]&quot; &amp; [Numbers.F307] &amp; &quot;[/size]]&quot;; &quot;&quot;)">
            <text:p/>
          </table:table-cell>
          <table:table-cell table:formula="of:=IF([Numbers.C307] &gt; 0; &quot;convert background.png -gravity Center -size 270 -pointsize 24 -fill black -annotate +0-14 'Voted #&quot; &amp; [Numbers.B307] &amp; &quot; mod' -pointsize 20 -fill white -annotate +0+18 'by ZDoom Community' &quot; &amp; &quot;png8:pngs/&quot; &amp; SUBSTITUTE(SUBSTITUTE(SUBSTITUTE(SUBSTITUTE(SUBSTITUTE([Numbers.D30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&quot;[b]&quot; &amp; [Numbers.B308] &amp; &quot;. &quot; &amp; &quot;[url=&quot; &amp; [Numbers.E308] &amp; &quot;]&quot; &amp; [Numbers.D308] &amp; &quot;[/url][/b]&quot; &amp;  &quot; [[b]&quot; &amp; [Numbers.C308] &amp; &quot;[/b]: [size=85]&quot; &amp; [Numbers.F308] &amp; &quot;[/size]]&quot;; &quot;&quot;)">
            <text:p/>
          </table:table-cell>
          <table:table-cell table:formula="of:=IF([Numbers.C308] &gt; 0; &quot;convert background.png -gravity Center -size 270 -pointsize 24 -fill black -annotate +0-14 'Voted #&quot; &amp; [Numbers.B308] &amp; &quot; mod' -pointsize 20 -fill white -annotate +0+18 'by ZDoom Community' &quot; &amp; &quot;png8:pngs/&quot; &amp; SUBSTITUTE(SUBSTITUTE(SUBSTITUTE(SUBSTITUTE(SUBSTITUTE([Numbers.D30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&quot;[b]&quot; &amp; [Numbers.B309] &amp; &quot;. &quot; &amp; &quot;[url=&quot; &amp; [Numbers.E309] &amp; &quot;]&quot; &amp; [Numbers.D309] &amp; &quot;[/url][/b]&quot; &amp;  &quot; [[b]&quot; &amp; [Numbers.C309] &amp; &quot;[/b]: [size=85]&quot; &amp; [Numbers.F309] &amp; &quot;[/size]]&quot;; &quot;&quot;)">
            <text:p/>
          </table:table-cell>
          <table:table-cell table:formula="of:=IF([Numbers.C309] &gt; 0; &quot;convert background.png -gravity Center -size 270 -pointsize 24 -fill black -annotate +0-14 'Voted #&quot; &amp; [Numbers.B309] &amp; &quot; mod' -pointsize 20 -fill white -annotate +0+18 'by ZDoom Community' &quot; &amp; &quot;png8:pngs/&quot; &amp; SUBSTITUTE(SUBSTITUTE(SUBSTITUTE(SUBSTITUTE(SUBSTITUTE([Numbers.D30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&quot;[b]&quot; &amp; [Numbers.B310] &amp; &quot;. &quot; &amp; &quot;[url=&quot; &amp; [Numbers.E310] &amp; &quot;]&quot; &amp; [Numbers.D310] &amp; &quot;[/url][/b]&quot; &amp;  &quot; [[b]&quot; &amp; [Numbers.C310] &amp; &quot;[/b]: [size=85]&quot; &amp; [Numbers.F310] &amp; &quot;[/size]]&quot;; &quot;&quot;)">
            <text:p/>
          </table:table-cell>
          <table:table-cell table:formula="of:=IF([Numbers.C310] &gt; 0; &quot;convert background.png -gravity Center -size 270 -pointsize 24 -fill black -annotate +0-14 'Voted #&quot; &amp; [Numbers.B310] &amp; &quot; mod' -pointsize 20 -fill white -annotate +0+18 'by ZDoom Community' &quot; &amp; &quot;png8:pngs/&quot; &amp; SUBSTITUTE(SUBSTITUTE(SUBSTITUTE(SUBSTITUTE(SUBSTITUTE([Numbers.D3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&quot;[b]&quot; &amp; [Numbers.B311] &amp; &quot;. &quot; &amp; &quot;[url=&quot; &amp; [Numbers.E311] &amp; &quot;]&quot; &amp; [Numbers.D311] &amp; &quot;[/url][/b]&quot; &amp;  &quot; [[b]&quot; &amp; [Numbers.C311] &amp; &quot;[/b]: [size=85]&quot; &amp; [Numbers.F311] &amp; &quot;[/size]]&quot;; &quot;&quot;)">
            <text:p/>
          </table:table-cell>
          <table:table-cell table:formula="of:=IF([Numbers.C311] &gt; 0; &quot;convert background.png -gravity Center -size 270 -pointsize 24 -fill black -annotate +0-14 'Voted #&quot; &amp; [Numbers.B311] &amp; &quot; mod' -pointsize 20 -fill white -annotate +0+18 'by ZDoom Community' &quot; &amp; &quot;png8:pngs/&quot; &amp; SUBSTITUTE(SUBSTITUTE(SUBSTITUTE(SUBSTITUTE(SUBSTITUTE([Numbers.D3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&quot;[b]&quot; &amp; [Numbers.B312] &amp; &quot;. &quot; &amp; &quot;[url=&quot; &amp; [Numbers.E312] &amp; &quot;]&quot; &amp; [Numbers.D312] &amp; &quot;[/url][/b]&quot; &amp;  &quot; [[b]&quot; &amp; [Numbers.C312] &amp; &quot;[/b]: [size=85]&quot; &amp; [Numbers.F312] &amp; &quot;[/size]]&quot;; &quot;&quot;)">
            <text:p/>
          </table:table-cell>
          <table:table-cell table:formula="of:=IF([Numbers.C312] &gt; 0; &quot;convert background.png -gravity Center -size 270 -pointsize 24 -fill black -annotate +0-14 'Voted #&quot; &amp; [Numbers.B312] &amp; &quot; mod' -pointsize 20 -fill white -annotate +0+18 'by ZDoom Community' &quot; &amp; &quot;png8:pngs/&quot; &amp; SUBSTITUTE(SUBSTITUTE(SUBSTITUTE(SUBSTITUTE(SUBSTITUTE([Numbers.D3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&quot;[b]&quot; &amp; [Numbers.B313] &amp; &quot;. &quot; &amp; &quot;[url=&quot; &amp; [Numbers.E313] &amp; &quot;]&quot; &amp; [Numbers.D313] &amp; &quot;[/url][/b]&quot; &amp;  &quot; [[b]&quot; &amp; [Numbers.C313] &amp; &quot;[/b]: [size=85]&quot; &amp; [Numbers.F313] &amp; &quot;[/size]]&quot;; &quot;&quot;)">
            <text:p/>
          </table:table-cell>
          <table:table-cell table:formula="of:=IF([Numbers.C313] &gt; 0; &quot;convert background.png -gravity Center -size 270 -pointsize 24 -fill black -annotate +0-14 'Voted #&quot; &amp; [Numbers.B313] &amp; &quot; mod' -pointsize 20 -fill white -annotate +0+18 'by ZDoom Community' &quot; &amp; &quot;png8:pngs/&quot; &amp; SUBSTITUTE(SUBSTITUTE(SUBSTITUTE(SUBSTITUTE(SUBSTITUTE([Numbers.D3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&quot;[b]&quot; &amp; [Numbers.B314] &amp; &quot;. &quot; &amp; &quot;[url=&quot; &amp; [Numbers.E314] &amp; &quot;]&quot; &amp; [Numbers.D314] &amp; &quot;[/url][/b]&quot; &amp;  &quot; [[b]&quot; &amp; [Numbers.C314] &amp; &quot;[/b]: [size=85]&quot; &amp; [Numbers.F314] &amp; &quot;[/size]]&quot;; &quot;&quot;)">
            <text:p/>
          </table:table-cell>
          <table:table-cell table:formula="of:=IF([Numbers.C314] &gt; 0; &quot;convert background.png -gravity Center -size 270 -pointsize 24 -fill black -annotate +0-14 'Voted #&quot; &amp; [Numbers.B314] &amp; &quot; mod' -pointsize 20 -fill white -annotate +0+18 'by ZDoom Community' &quot; &amp; &quot;png8:pngs/&quot; &amp; SUBSTITUTE(SUBSTITUTE(SUBSTITUTE(SUBSTITUTE(SUBSTITUTE([Numbers.D3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&quot;[b]&quot; &amp; [Numbers.B315] &amp; &quot;. &quot; &amp; &quot;[url=&quot; &amp; [Numbers.E315] &amp; &quot;]&quot; &amp; [Numbers.D315] &amp; &quot;[/url][/b]&quot; &amp;  &quot; [[b]&quot; &amp; [Numbers.C315] &amp; &quot;[/b]: [size=85]&quot; &amp; [Numbers.F315] &amp; &quot;[/size]]&quot;; &quot;&quot;)">
            <text:p/>
          </table:table-cell>
          <table:table-cell table:formula="of:=IF([Numbers.C315] &gt; 0; &quot;convert background.png -gravity Center -size 270 -pointsize 24 -fill black -annotate +0-14 'Voted #&quot; &amp; [Numbers.B315] &amp; &quot; mod' -pointsize 20 -fill white -annotate +0+18 'by ZDoom Community' &quot; &amp; &quot;png8:pngs/&quot; &amp; SUBSTITUTE(SUBSTITUTE(SUBSTITUTE(SUBSTITUTE(SUBSTITUTE([Numbers.D3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&quot;[b]&quot; &amp; [Numbers.B316] &amp; &quot;. &quot; &amp; &quot;[url=&quot; &amp; [Numbers.E316] &amp; &quot;]&quot; &amp; [Numbers.D316] &amp; &quot;[/url][/b]&quot; &amp;  &quot; [[b]&quot; &amp; [Numbers.C316] &amp; &quot;[/b]: [size=85]&quot; &amp; [Numbers.F316] &amp; &quot;[/size]]&quot;; &quot;&quot;)">
            <text:p/>
          </table:table-cell>
          <table:table-cell table:formula="of:=IF([Numbers.C316] &gt; 0; &quot;convert background.png -gravity Center -size 270 -pointsize 24 -fill black -annotate +0-14 'Voted #&quot; &amp; [Numbers.B316] &amp; &quot; mod' -pointsize 20 -fill white -annotate +0+18 'by ZDoom Community' &quot; &amp; &quot;png8:pngs/&quot; &amp; SUBSTITUTE(SUBSTITUTE(SUBSTITUTE(SUBSTITUTE(SUBSTITUTE([Numbers.D3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&quot;[b]&quot; &amp; [Numbers.B317] &amp; &quot;. &quot; &amp; &quot;[url=&quot; &amp; [Numbers.E317] &amp; &quot;]&quot; &amp; [Numbers.D317] &amp; &quot;[/url][/b]&quot; &amp;  &quot; [[b]&quot; &amp; [Numbers.C317] &amp; &quot;[/b]: [size=85]&quot; &amp; [Numbers.F317] &amp; &quot;[/size]]&quot;; &quot;&quot;)">
            <text:p/>
          </table:table-cell>
          <table:table-cell table:formula="of:=IF([Numbers.C317] &gt; 0; &quot;convert background.png -gravity Center -size 270 -pointsize 24 -fill black -annotate +0-14 'Voted #&quot; &amp; [Numbers.B317] &amp; &quot; mod' -pointsize 20 -fill white -annotate +0+18 'by ZDoom Community' &quot; &amp; &quot;png8:pngs/&quot; &amp; SUBSTITUTE(SUBSTITUTE(SUBSTITUTE(SUBSTITUTE(SUBSTITUTE([Numbers.D3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&quot;[b]&quot; &amp; [Numbers.B318] &amp; &quot;. &quot; &amp; &quot;[url=&quot; &amp; [Numbers.E318] &amp; &quot;]&quot; &amp; [Numbers.D318] &amp; &quot;[/url][/b]&quot; &amp;  &quot; [[b]&quot; &amp; [Numbers.C318] &amp; &quot;[/b]: [size=85]&quot; &amp; [Numbers.F318] &amp; &quot;[/size]]&quot;; &quot;&quot;)">
            <text:p/>
          </table:table-cell>
          <table:table-cell table:formula="of:=IF([Numbers.C318] &gt; 0; &quot;convert background.png -gravity Center -size 270 -pointsize 24 -fill black -annotate +0-14 'Voted #&quot; &amp; [Numbers.B318] &amp; &quot; mod' -pointsize 20 -fill white -annotate +0+18 'by ZDoom Community' &quot; &amp; &quot;png8:pngs/&quot; &amp; SUBSTITUTE(SUBSTITUTE(SUBSTITUTE(SUBSTITUTE(SUBSTITUTE([Numbers.D3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&quot;[b]&quot; &amp; [Numbers.B319] &amp; &quot;. &quot; &amp; &quot;[url=&quot; &amp; [Numbers.E319] &amp; &quot;]&quot; &amp; [Numbers.D319] &amp; &quot;[/url][/b]&quot; &amp;  &quot; [[b]&quot; &amp; [Numbers.C319] &amp; &quot;[/b]: [size=85]&quot; &amp; [Numbers.F319] &amp; &quot;[/size]]&quot;; &quot;&quot;)">
            <text:p/>
          </table:table-cell>
          <table:table-cell table:formula="of:=IF([Numbers.C319] &gt; 0; &quot;convert background.png -gravity Center -size 270 -pointsize 24 -fill black -annotate +0-14 'Voted #&quot; &amp; [Numbers.B319] &amp; &quot; mod' -pointsize 20 -fill white -annotate +0+18 'by ZDoom Community' &quot; &amp; &quot;png8:pngs/&quot; &amp; SUBSTITUTE(SUBSTITUTE(SUBSTITUTE(SUBSTITUTE(SUBSTITUTE([Numbers.D3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&quot;[b]&quot; &amp; [Numbers.B320] &amp; &quot;. &quot; &amp; &quot;[url=&quot; &amp; [Numbers.E320] &amp; &quot;]&quot; &amp; [Numbers.D320] &amp; &quot;[/url][/b]&quot; &amp;  &quot; [[b]&quot; &amp; [Numbers.C320] &amp; &quot;[/b]: [size=85]&quot; &amp; [Numbers.F320] &amp; &quot;[/size]]&quot;; &quot;&quot;)">
            <text:p/>
          </table:table-cell>
          <table:table-cell table:formula="of:=IF([Numbers.C320] &gt; 0; &quot;convert background.png -gravity Center -size 270 -pointsize 24 -fill black -annotate +0-14 'Voted #&quot; &amp; [Numbers.B320] &amp; &quot; mod' -pointsize 20 -fill white -annotate +0+18 'by ZDoom Community' &quot; &amp; &quot;png8:pngs/&quot; &amp; SUBSTITUTE(SUBSTITUTE(SUBSTITUTE(SUBSTITUTE(SUBSTITUTE([Numbers.D3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&quot;[b]&quot; &amp; [Numbers.B321] &amp; &quot;. &quot; &amp; &quot;[url=&quot; &amp; [Numbers.E321] &amp; &quot;]&quot; &amp; [Numbers.D321] &amp; &quot;[/url][/b]&quot; &amp;  &quot; [[b]&quot; &amp; [Numbers.C321] &amp; &quot;[/b]: [size=85]&quot; &amp; [Numbers.F321] &amp; &quot;[/size]]&quot;; &quot;&quot;)">
            <text:p/>
          </table:table-cell>
          <table:table-cell table:formula="of:=IF([Numbers.C321] &gt; 0; &quot;convert background.png -gravity Center -size 270 -pointsize 24 -fill black -annotate +0-14 'Voted #&quot; &amp; [Numbers.B321] &amp; &quot; mod' -pointsize 20 -fill white -annotate +0+18 'by ZDoom Community' &quot; &amp; &quot;png8:pngs/&quot; &amp; SUBSTITUTE(SUBSTITUTE(SUBSTITUTE(SUBSTITUTE(SUBSTITUTE([Numbers.D3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&quot;[b]&quot; &amp; [Numbers.B322] &amp; &quot;. &quot; &amp; &quot;[url=&quot; &amp; [Numbers.E322] &amp; &quot;]&quot; &amp; [Numbers.D322] &amp; &quot;[/url][/b]&quot; &amp;  &quot; [[b]&quot; &amp; [Numbers.C322] &amp; &quot;[/b]: [size=85]&quot; &amp; [Numbers.F322] &amp; &quot;[/size]]&quot;; &quot;&quot;)">
            <text:p/>
          </table:table-cell>
          <table:table-cell table:formula="of:=IF([Numbers.C322] &gt; 0; &quot;convert background.png -gravity Center -size 270 -pointsize 24 -fill black -annotate +0-14 'Voted #&quot; &amp; [Numbers.B322] &amp; &quot; mod' -pointsize 20 -fill white -annotate +0+18 'by ZDoom Community' &quot; &amp; &quot;png8:pngs/&quot; &amp; SUBSTITUTE(SUBSTITUTE(SUBSTITUTE(SUBSTITUTE(SUBSTITUTE([Numbers.D3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&quot;[b]&quot; &amp; [Numbers.B323] &amp; &quot;. &quot; &amp; &quot;[url=&quot; &amp; [Numbers.E323] &amp; &quot;]&quot; &amp; [Numbers.D323] &amp; &quot;[/url][/b]&quot; &amp;  &quot; [[b]&quot; &amp; [Numbers.C323] &amp; &quot;[/b]: [size=85]&quot; &amp; [Numbers.F323] &amp; &quot;[/size]]&quot;; &quot;&quot;)">
            <text:p/>
          </table:table-cell>
          <table:table-cell table:formula="of:=IF([Numbers.C323] &gt; 0; &quot;convert background.png -gravity Center -size 270 -pointsize 24 -fill black -annotate +0-14 'Voted #&quot; &amp; [Numbers.B323] &amp; &quot; mod' -pointsize 20 -fill white -annotate +0+18 'by ZDoom Community' &quot; &amp; &quot;png8:pngs/&quot; &amp; SUBSTITUTE(SUBSTITUTE(SUBSTITUTE(SUBSTITUTE(SUBSTITUTE([Numbers.D3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&quot;[b]&quot; &amp; [Numbers.B324] &amp; &quot;. &quot; &amp; &quot;[url=&quot; &amp; [Numbers.E324] &amp; &quot;]&quot; &amp; [Numbers.D324] &amp; &quot;[/url][/b]&quot; &amp;  &quot; [[b]&quot; &amp; [Numbers.C324] &amp; &quot;[/b]: [size=85]&quot; &amp; [Numbers.F324] &amp; &quot;[/size]]&quot;; &quot;&quot;)">
            <text:p/>
          </table:table-cell>
          <table:table-cell table:formula="of:=IF([Numbers.C324] &gt; 0; &quot;convert background.png -gravity Center -size 270 -pointsize 24 -fill black -annotate +0-14 'Voted #&quot; &amp; [Numbers.B324] &amp; &quot; mod' -pointsize 20 -fill white -annotate +0+18 'by ZDoom Community' &quot; &amp; &quot;png8:pngs/&quot; &amp; SUBSTITUTE(SUBSTITUTE(SUBSTITUTE(SUBSTITUTE(SUBSTITUTE([Numbers.D3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&quot;[b]&quot; &amp; [Numbers.B325] &amp; &quot;. &quot; &amp; &quot;[url=&quot; &amp; [Numbers.E325] &amp; &quot;]&quot; &amp; [Numbers.D325] &amp; &quot;[/url][/b]&quot; &amp;  &quot; [[b]&quot; &amp; [Numbers.C325] &amp; &quot;[/b]: [size=85]&quot; &amp; [Numbers.F325] &amp; &quot;[/size]]&quot;; &quot;&quot;)">
            <text:p/>
          </table:table-cell>
          <table:table-cell table:formula="of:=IF([Numbers.C325] &gt; 0; &quot;convert background.png -gravity Center -size 270 -pointsize 24 -fill black -annotate +0-14 'Voted #&quot; &amp; [Numbers.B325] &amp; &quot; mod' -pointsize 20 -fill white -annotate +0+18 'by ZDoom Community' &quot; &amp; &quot;png8:pngs/&quot; &amp; SUBSTITUTE(SUBSTITUTE(SUBSTITUTE(SUBSTITUTE(SUBSTITUTE([Numbers.D3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&quot;[b]&quot; &amp; [Numbers.B326] &amp; &quot;. &quot; &amp; &quot;[url=&quot; &amp; [Numbers.E326] &amp; &quot;]&quot; &amp; [Numbers.D326] &amp; &quot;[/url][/b]&quot; &amp;  &quot; [[b]&quot; &amp; [Numbers.C326] &amp; &quot;[/b]: [size=85]&quot; &amp; [Numbers.F326] &amp; &quot;[/size]]&quot;; &quot;&quot;)">
            <text:p/>
          </table:table-cell>
          <table:table-cell table:formula="of:=IF([Numbers.C326] &gt; 0; &quot;convert background.png -gravity Center -size 270 -pointsize 24 -fill black -annotate +0-14 'Voted #&quot; &amp; [Numbers.B326] &amp; &quot; mod' -pointsize 20 -fill white -annotate +0+18 'by ZDoom Community' &quot; &amp; &quot;png8:pngs/&quot; &amp; SUBSTITUTE(SUBSTITUTE(SUBSTITUTE(SUBSTITUTE(SUBSTITUTE([Numbers.D3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&quot;[b]&quot; &amp; [Numbers.B327] &amp; &quot;. &quot; &amp; &quot;[url=&quot; &amp; [Numbers.E327] &amp; &quot;]&quot; &amp; [Numbers.D327] &amp; &quot;[/url][/b]&quot; &amp;  &quot; [[b]&quot; &amp; [Numbers.C327] &amp; &quot;[/b]: [size=85]&quot; &amp; [Numbers.F327] &amp; &quot;[/size]]&quot;; &quot;&quot;)">
            <text:p/>
          </table:table-cell>
          <table:table-cell table:formula="of:=IF([Numbers.C327] &gt; 0; &quot;convert background.png -gravity Center -size 270 -pointsize 24 -fill black -annotate +0-14 'Voted #&quot; &amp; [Numbers.B327] &amp; &quot; mod' -pointsize 20 -fill white -annotate +0+18 'by ZDoom Community' &quot; &amp; &quot;png8:pngs/&quot; &amp; SUBSTITUTE(SUBSTITUTE(SUBSTITUTE(SUBSTITUTE(SUBSTITUTE([Numbers.D3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&quot;[b]&quot; &amp; [Numbers.B328] &amp; &quot;. &quot; &amp; &quot;[url=&quot; &amp; [Numbers.E328] &amp; &quot;]&quot; &amp; [Numbers.D328] &amp; &quot;[/url][/b]&quot; &amp;  &quot; [[b]&quot; &amp; [Numbers.C328] &amp; &quot;[/b]: [size=85]&quot; &amp; [Numbers.F328] &amp; &quot;[/size]]&quot;; &quot;&quot;)">
            <text:p/>
          </table:table-cell>
          <table:table-cell table:formula="of:=IF([Numbers.C328] &gt; 0; &quot;convert background.png -gravity Center -size 270 -pointsize 24 -fill black -annotate +0-14 'Voted #&quot; &amp; [Numbers.B328] &amp; &quot; mod' -pointsize 20 -fill white -annotate +0+18 'by ZDoom Community' &quot; &amp; &quot;png8:pngs/&quot; &amp; SUBSTITUTE(SUBSTITUTE(SUBSTITUTE(SUBSTITUTE(SUBSTITUTE([Numbers.D3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&quot;[b]&quot; &amp; [Numbers.B329] &amp; &quot;. &quot; &amp; &quot;[url=&quot; &amp; [Numbers.E329] &amp; &quot;]&quot; &amp; [Numbers.D329] &amp; &quot;[/url][/b]&quot; &amp;  &quot; [[b]&quot; &amp; [Numbers.C329] &amp; &quot;[/b]: [size=85]&quot; &amp; [Numbers.F329] &amp; &quot;[/size]]&quot;; &quot;&quot;)">
            <text:p/>
          </table:table-cell>
          <table:table-cell table:formula="of:=IF([Numbers.C329] &gt; 0; &quot;convert background.png -gravity Center -size 270 -pointsize 24 -fill black -annotate +0-14 'Voted #&quot; &amp; [Numbers.B329] &amp; &quot; mod' -pointsize 20 -fill white -annotate +0+18 'by ZDoom Community' &quot; &amp; &quot;png8:pngs/&quot; &amp; SUBSTITUTE(SUBSTITUTE(SUBSTITUTE(SUBSTITUTE(SUBSTITUTE([Numbers.D3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&quot;[b]&quot; &amp; [Numbers.B330] &amp; &quot;. &quot; &amp; &quot;[url=&quot; &amp; [Numbers.E330] &amp; &quot;]&quot; &amp; [Numbers.D330] &amp; &quot;[/url][/b]&quot; &amp;  &quot; [[b]&quot; &amp; [Numbers.C330] &amp; &quot;[/b]: [size=85]&quot; &amp; [Numbers.F330] &amp; &quot;[/size]]&quot;; &quot;&quot;)">
            <text:p/>
          </table:table-cell>
          <table:table-cell table:formula="of:=IF([Numbers.C330] &gt; 0; &quot;convert background.png -gravity Center -size 270 -pointsize 24 -fill black -annotate +0-14 'Voted #&quot; &amp; [Numbers.B330] &amp; &quot; mod' -pointsize 20 -fill white -annotate +0+18 'by ZDoom Community' &quot; &amp; &quot;png8:pngs/&quot; &amp; SUBSTITUTE(SUBSTITUTE(SUBSTITUTE(SUBSTITUTE(SUBSTITUTE([Numbers.D3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&quot;[b]&quot; &amp; [Numbers.B331] &amp; &quot;. &quot; &amp; &quot;[url=&quot; &amp; [Numbers.E331] &amp; &quot;]&quot; &amp; [Numbers.D331] &amp; &quot;[/url][/b]&quot; &amp;  &quot; [[b]&quot; &amp; [Numbers.C331] &amp; &quot;[/b]: [size=85]&quot; &amp; [Numbers.F331] &amp; &quot;[/size]]&quot;; &quot;&quot;)">
            <text:p/>
          </table:table-cell>
          <table:table-cell table:formula="of:=IF([Numbers.C331] &gt; 0; &quot;convert background.png -gravity Center -size 270 -pointsize 24 -fill black -annotate +0-14 'Voted #&quot; &amp; [Numbers.B331] &amp; &quot; mod' -pointsize 20 -fill white -annotate +0+18 'by ZDoom Community' &quot; &amp; &quot;png8:pngs/&quot; &amp; SUBSTITUTE(SUBSTITUTE(SUBSTITUTE(SUBSTITUTE(SUBSTITUTE([Numbers.D3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&quot;[b]&quot; &amp; [Numbers.B332] &amp; &quot;. &quot; &amp; &quot;[url=&quot; &amp; [Numbers.E332] &amp; &quot;]&quot; &amp; [Numbers.D332] &amp; &quot;[/url][/b]&quot; &amp;  &quot; [[b]&quot; &amp; [Numbers.C332] &amp; &quot;[/b]: [size=85]&quot; &amp; [Numbers.F332] &amp; &quot;[/size]]&quot;; &quot;&quot;)">
            <text:p/>
          </table:table-cell>
          <table:table-cell table:formula="of:=IF([Numbers.C332] &gt; 0; &quot;convert background.png -gravity Center -size 270 -pointsize 24 -fill black -annotate +0-14 'Voted #&quot; &amp; [Numbers.B332] &amp; &quot; mod' -pointsize 20 -fill white -annotate +0+18 'by ZDoom Community' &quot; &amp; &quot;png8:pngs/&quot; &amp; SUBSTITUTE(SUBSTITUTE(SUBSTITUTE(SUBSTITUTE(SUBSTITUTE([Numbers.D3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&quot;[b]&quot; &amp; [Numbers.B333] &amp; &quot;. &quot; &amp; &quot;[url=&quot; &amp; [Numbers.E333] &amp; &quot;]&quot; &amp; [Numbers.D333] &amp; &quot;[/url][/b]&quot; &amp;  &quot; [[b]&quot; &amp; [Numbers.C333] &amp; &quot;[/b]: [size=85]&quot; &amp; [Numbers.F333] &amp; &quot;[/size]]&quot;; &quot;&quot;)">
            <text:p/>
          </table:table-cell>
          <table:table-cell table:formula="of:=IF([Numbers.C333] &gt; 0; &quot;convert background.png -gravity Center -size 270 -pointsize 24 -fill black -annotate +0-14 'Voted #&quot; &amp; [Numbers.B333] &amp; &quot; mod' -pointsize 20 -fill white -annotate +0+18 'by ZDoom Community' &quot; &amp; &quot;png8:pngs/&quot; &amp; SUBSTITUTE(SUBSTITUTE(SUBSTITUTE(SUBSTITUTE(SUBSTITUTE([Numbers.D3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&quot;[b]&quot; &amp; [Numbers.B334] &amp; &quot;. &quot; &amp; &quot;[url=&quot; &amp; [Numbers.E334] &amp; &quot;]&quot; &amp; [Numbers.D334] &amp; &quot;[/url][/b]&quot; &amp;  &quot; [[b]&quot; &amp; [Numbers.C334] &amp; &quot;[/b]: [size=85]&quot; &amp; [Numbers.F334] &amp; &quot;[/size]]&quot;; &quot;&quot;)">
            <text:p/>
          </table:table-cell>
          <table:table-cell table:formula="of:=IF([Numbers.C334] &gt; 0; &quot;convert background.png -gravity Center -size 270 -pointsize 24 -fill black -annotate +0-14 'Voted #&quot; &amp; [Numbers.B334] &amp; &quot; mod' -pointsize 20 -fill white -annotate +0+18 'by ZDoom Community' &quot; &amp; &quot;png8:pngs/&quot; &amp; SUBSTITUTE(SUBSTITUTE(SUBSTITUTE(SUBSTITUTE(SUBSTITUTE([Numbers.D3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&quot;[b]&quot; &amp; [Numbers.B335] &amp; &quot;. &quot; &amp; &quot;[url=&quot; &amp; [Numbers.E335] &amp; &quot;]&quot; &amp; [Numbers.D335] &amp; &quot;[/url][/b]&quot; &amp;  &quot; [[b]&quot; &amp; [Numbers.C335] &amp; &quot;[/b]: [size=85]&quot; &amp; [Numbers.F335] &amp; &quot;[/size]]&quot;; &quot;&quot;)">
            <text:p/>
          </table:table-cell>
          <table:table-cell table:formula="of:=IF([Numbers.C335] &gt; 0; &quot;convert background.png -gravity Center -size 270 -pointsize 24 -fill black -annotate +0-14 'Voted #&quot; &amp; [Numbers.B335] &amp; &quot; mod' -pointsize 20 -fill white -annotate +0+18 'by ZDoom Community' &quot; &amp; &quot;png8:pngs/&quot; &amp; SUBSTITUTE(SUBSTITUTE(SUBSTITUTE(SUBSTITUTE(SUBSTITUTE([Numbers.D3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&quot;[b]&quot; &amp; [Numbers.B336] &amp; &quot;. &quot; &amp; &quot;[url=&quot; &amp; [Numbers.E336] &amp; &quot;]&quot; &amp; [Numbers.D336] &amp; &quot;[/url][/b]&quot; &amp;  &quot; [[b]&quot; &amp; [Numbers.C336] &amp; &quot;[/b]: [size=85]&quot; &amp; [Numbers.F336] &amp; &quot;[/size]]&quot;; &quot;&quot;)">
            <text:p/>
          </table:table-cell>
          <table:table-cell table:formula="of:=IF([Numbers.C336] &gt; 0; &quot;convert background.png -gravity Center -size 270 -pointsize 24 -fill black -annotate +0-14 'Voted #&quot; &amp; [Numbers.B336] &amp; &quot; mod' -pointsize 20 -fill white -annotate +0+18 'by ZDoom Community' &quot; &amp; &quot;png8:pngs/&quot; &amp; SUBSTITUTE(SUBSTITUTE(SUBSTITUTE(SUBSTITUTE(SUBSTITUTE([Numbers.D3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&quot;[b]&quot; &amp; [Numbers.B337] &amp; &quot;. &quot; &amp; &quot;[url=&quot; &amp; [Numbers.E337] &amp; &quot;]&quot; &amp; [Numbers.D337] &amp; &quot;[/url][/b]&quot; &amp;  &quot; [[b]&quot; &amp; [Numbers.C337] &amp; &quot;[/b]: [size=85]&quot; &amp; [Numbers.F337] &amp; &quot;[/size]]&quot;; &quot;&quot;)">
            <text:p/>
          </table:table-cell>
          <table:table-cell table:formula="of:=IF([Numbers.C337] &gt; 0; &quot;convert background.png -gravity Center -size 270 -pointsize 24 -fill black -annotate +0-14 'Voted #&quot; &amp; [Numbers.B337] &amp; &quot; mod' -pointsize 20 -fill white -annotate +0+18 'by ZDoom Community' &quot; &amp; &quot;png8:pngs/&quot; &amp; SUBSTITUTE(SUBSTITUTE(SUBSTITUTE(SUBSTITUTE(SUBSTITUTE([Numbers.D3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&quot;[b]&quot; &amp; [Numbers.B338] &amp; &quot;. &quot; &amp; &quot;[url=&quot; &amp; [Numbers.E338] &amp; &quot;]&quot; &amp; [Numbers.D338] &amp; &quot;[/url][/b]&quot; &amp;  &quot; [[b]&quot; &amp; [Numbers.C338] &amp; &quot;[/b]: [size=85]&quot; &amp; [Numbers.F338] &amp; &quot;[/size]]&quot;; &quot;&quot;)">
            <text:p/>
          </table:table-cell>
          <table:table-cell table:formula="of:=IF([Numbers.C338] &gt; 0; &quot;convert background.png -gravity Center -size 270 -pointsize 24 -fill black -annotate +0-14 'Voted #&quot; &amp; [Numbers.B338] &amp; &quot; mod' -pointsize 20 -fill white -annotate +0+18 'by ZDoom Community' &quot; &amp; &quot;png8:pngs/&quot; &amp; SUBSTITUTE(SUBSTITUTE(SUBSTITUTE(SUBSTITUTE(SUBSTITUTE([Numbers.D3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&quot;[b]&quot; &amp; [Numbers.B339] &amp; &quot;. &quot; &amp; &quot;[url=&quot; &amp; [Numbers.E339] &amp; &quot;]&quot; &amp; [Numbers.D339] &amp; &quot;[/url][/b]&quot; &amp;  &quot; [[b]&quot; &amp; [Numbers.C339] &amp; &quot;[/b]: [size=85]&quot; &amp; [Numbers.F339] &amp; &quot;[/size]]&quot;; &quot;&quot;)">
            <text:p/>
          </table:table-cell>
          <table:table-cell table:formula="of:=IF([Numbers.C339] &gt; 0; &quot;convert background.png -gravity Center -size 270 -pointsize 24 -fill black -annotate +0-14 'Voted #&quot; &amp; [Numbers.B339] &amp; &quot; mod' -pointsize 20 -fill white -annotate +0+18 'by ZDoom Community' &quot; &amp; &quot;png8:pngs/&quot; &amp; SUBSTITUTE(SUBSTITUTE(SUBSTITUTE(SUBSTITUTE(SUBSTITUTE([Numbers.D3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&quot;[b]&quot; &amp; [Numbers.B340] &amp; &quot;. &quot; &amp; &quot;[url=&quot; &amp; [Numbers.E340] &amp; &quot;]&quot; &amp; [Numbers.D340] &amp; &quot;[/url][/b]&quot; &amp;  &quot; [[b]&quot; &amp; [Numbers.C340] &amp; &quot;[/b]: [size=85]&quot; &amp; [Numbers.F340] &amp; &quot;[/size]]&quot;; &quot;&quot;)">
            <text:p/>
          </table:table-cell>
          <table:table-cell table:formula="of:=IF([Numbers.C340] &gt; 0; &quot;convert background.png -gravity Center -size 270 -pointsize 24 -fill black -annotate +0-14 'Voted #&quot; &amp; [Numbers.B340] &amp; &quot; mod' -pointsize 20 -fill white -annotate +0+18 'by ZDoom Community' &quot; &amp; &quot;png8:pngs/&quot; &amp; SUBSTITUTE(SUBSTITUTE(SUBSTITUTE(SUBSTITUTE(SUBSTITUTE([Numbers.D3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&quot;[b]&quot; &amp; [Numbers.B341] &amp; &quot;. &quot; &amp; &quot;[url=&quot; &amp; [Numbers.E341] &amp; &quot;]&quot; &amp; [Numbers.D341] &amp; &quot;[/url][/b]&quot; &amp;  &quot; [[b]&quot; &amp; [Numbers.C341] &amp; &quot;[/b]: [size=85]&quot; &amp; [Numbers.F341] &amp; &quot;[/size]]&quot;; &quot;&quot;)">
            <text:p/>
          </table:table-cell>
          <table:table-cell table:formula="of:=IF([Numbers.C341] &gt; 0; &quot;convert background.png -gravity Center -size 270 -pointsize 24 -fill black -annotate +0-14 'Voted #&quot; &amp; [Numbers.B341] &amp; &quot; mod' -pointsize 20 -fill white -annotate +0+18 'by ZDoom Community' &quot; &amp; &quot;png8:pngs/&quot; &amp; SUBSTITUTE(SUBSTITUTE(SUBSTITUTE(SUBSTITUTE(SUBSTITUTE([Numbers.D3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&quot;[b]&quot; &amp; [Numbers.B342] &amp; &quot;. &quot; &amp; &quot;[url=&quot; &amp; [Numbers.E342] &amp; &quot;]&quot; &amp; [Numbers.D342] &amp; &quot;[/url][/b]&quot; &amp;  &quot; [[b]&quot; &amp; [Numbers.C342] &amp; &quot;[/b]: [size=85]&quot; &amp; [Numbers.F342] &amp; &quot;[/size]]&quot;; &quot;&quot;)">
            <text:p/>
          </table:table-cell>
          <table:table-cell table:formula="of:=IF([Numbers.C342] &gt; 0; &quot;convert background.png -gravity Center -size 270 -pointsize 24 -fill black -annotate +0-14 'Voted #&quot; &amp; [Numbers.B342] &amp; &quot; mod' -pointsize 20 -fill white -annotate +0+18 'by ZDoom Community' &quot; &amp; &quot;png8:pngs/&quot; &amp; SUBSTITUTE(SUBSTITUTE(SUBSTITUTE(SUBSTITUTE(SUBSTITUTE([Numbers.D3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&quot;[b]&quot; &amp; [Numbers.B343] &amp; &quot;. &quot; &amp; &quot;[url=&quot; &amp; [Numbers.E343] &amp; &quot;]&quot; &amp; [Numbers.D343] &amp; &quot;[/url][/b]&quot; &amp;  &quot; [[b]&quot; &amp; [Numbers.C343] &amp; &quot;[/b]: [size=85]&quot; &amp; [Numbers.F343] &amp; &quot;[/size]]&quot;; &quot;&quot;)">
            <text:p/>
          </table:table-cell>
          <table:table-cell table:formula="of:=IF([Numbers.C343] &gt; 0; &quot;convert background.png -gravity Center -size 270 -pointsize 24 -fill black -annotate +0-14 'Voted #&quot; &amp; [Numbers.B343] &amp; &quot; mod' -pointsize 20 -fill white -annotate +0+18 'by ZDoom Community' &quot; &amp; &quot;png8:pngs/&quot; &amp; SUBSTITUTE(SUBSTITUTE(SUBSTITUTE(SUBSTITUTE(SUBSTITUTE([Numbers.D3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&quot;[b]&quot; &amp; [Numbers.B344] &amp; &quot;. &quot; &amp; &quot;[url=&quot; &amp; [Numbers.E344] &amp; &quot;]&quot; &amp; [Numbers.D344] &amp; &quot;[/url][/b]&quot; &amp;  &quot; [[b]&quot; &amp; [Numbers.C344] &amp; &quot;[/b]: [size=85]&quot; &amp; [Numbers.F344] &amp; &quot;[/size]]&quot;; &quot;&quot;)">
            <text:p/>
          </table:table-cell>
          <table:table-cell table:formula="of:=IF([Numbers.C344] &gt; 0; &quot;convert background.png -gravity Center -size 270 -pointsize 24 -fill black -annotate +0-14 'Voted #&quot; &amp; [Numbers.B344] &amp; &quot; mod' -pointsize 20 -fill white -annotate +0+18 'by ZDoom Community' &quot; &amp; &quot;png8:pngs/&quot; &amp; SUBSTITUTE(SUBSTITUTE(SUBSTITUTE(SUBSTITUTE(SUBSTITUTE([Numbers.D3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&quot;[b]&quot; &amp; [Numbers.B345] &amp; &quot;. &quot; &amp; &quot;[url=&quot; &amp; [Numbers.E345] &amp; &quot;]&quot; &amp; [Numbers.D345] &amp; &quot;[/url][/b]&quot; &amp;  &quot; [[b]&quot; &amp; [Numbers.C345] &amp; &quot;[/b]: [size=85]&quot; &amp; [Numbers.F345] &amp; &quot;[/size]]&quot;; &quot;&quot;)">
            <text:p/>
          </table:table-cell>
          <table:table-cell table:formula="of:=IF([Numbers.C345] &gt; 0; &quot;convert background.png -gravity Center -size 270 -pointsize 24 -fill black -annotate +0-14 'Voted #&quot; &amp; [Numbers.B345] &amp; &quot; mod' -pointsize 20 -fill white -annotate +0+18 'by ZDoom Community' &quot; &amp; &quot;png8:pngs/&quot; &amp; SUBSTITUTE(SUBSTITUTE(SUBSTITUTE(SUBSTITUTE(SUBSTITUTE([Numbers.D3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&quot;[b]&quot; &amp; [Numbers.B346] &amp; &quot;. &quot; &amp; &quot;[url=&quot; &amp; [Numbers.E346] &amp; &quot;]&quot; &amp; [Numbers.D346] &amp; &quot;[/url][/b]&quot; &amp;  &quot; [[b]&quot; &amp; [Numbers.C346] &amp; &quot;[/b]: [size=85]&quot; &amp; [Numbers.F346] &amp; &quot;[/size]]&quot;; &quot;&quot;)">
            <text:p/>
          </table:table-cell>
          <table:table-cell table:formula="of:=IF([Numbers.C346] &gt; 0; &quot;convert background.png -gravity Center -size 270 -pointsize 24 -fill black -annotate +0-14 'Voted #&quot; &amp; [Numbers.B346] &amp; &quot; mod' -pointsize 20 -fill white -annotate +0+18 'by ZDoom Community' &quot; &amp; &quot;png8:pngs/&quot; &amp; SUBSTITUTE(SUBSTITUTE(SUBSTITUTE(SUBSTITUTE(SUBSTITUTE([Numbers.D3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url=&quot; &amp; [Numbers.E347] &amp; &quot;]&quot; &amp; [Numbers.D347] &amp; &quot;[/url]&quot; &amp;  &quot; [[b]&quot; &amp; [Numbers.C347] &amp; &quot;[/b]: &quot; &amp; [Numbers.F347] &amp; &quot;]&quot;; &quot;&quot;)">
            <text:p/>
          </table:table-cell>
          <table:table-cell table:formula="of:=IF([Numbers.C347] &gt; 0; &quot;convert background.png -gravity Center -size 270 -pointsize 24 -fill black -annotate +0-14 'Voted #&quot; &amp; [Numbers.B347] &amp; &quot; mod' -pointsize 20 -fill white -annotate +0+18 'by ZDoom Community' &quot; &amp; &quot;pngs/&quot; &amp; SUBSTITUTE(SUBSTITUTE(SUBSTITUTE(SUBSTITUTE([Numbers.D34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url=&quot; &amp; [Numbers.E348] &amp; &quot;]&quot; &amp; [Numbers.D348] &amp; &quot;[/url]&quot; &amp;  &quot; [[b]&quot; &amp; [Numbers.C348] &amp; &quot;[/b]: &quot; &amp; [Numbers.F348] &amp; &quot;]&quot;; &quot;&quot;)">
            <text:p/>
          </table:table-cell>
          <table:table-cell table:formula="of:=IF([Numbers.C348] &gt; 0; &quot;convert background.png -gravity Center -size 270 -pointsize 24 -fill black -annotate +0-14 'Voted #&quot; &amp; [Numbers.B348] &amp; &quot; mod' -pointsize 20 -fill white -annotate +0+18 'by ZDoom Community' &quot; &amp; &quot;pngs/&quot; &amp; SUBSTITUTE(SUBSTITUTE(SUBSTITUTE(SUBSTITUTE([Numbers.D34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url=&quot; &amp; [Numbers.E349] &amp; &quot;]&quot; &amp; [Numbers.D349] &amp; &quot;[/url]&quot; &amp;  &quot; [[b]&quot; &amp; [Numbers.C349] &amp; &quot;[/b]: &quot; &amp; [Numbers.F349] &amp; &quot;]&quot;; &quot;&quot;)">
            <text:p/>
          </table:table-cell>
          <table:table-cell table:formula="of:=IF([Numbers.C349] &gt; 0; &quot;convert background.png -gravity Center -size 270 -pointsize 24 -fill black -annotate +0-14 'Voted #&quot; &amp; [Numbers.B349] &amp; &quot; mod' -pointsize 20 -fill white -annotate +0+18 'by ZDoom Community' &quot; &amp; &quot;pngs/&quot; &amp; SUBSTITUTE(SUBSTITUTE(SUBSTITUTE(SUBSTITUTE([Numbers.D34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url=&quot; &amp; [Numbers.E350] &amp; &quot;]&quot; &amp; [Numbers.D350] &amp; &quot;[/url]&quot; &amp;  &quot; [[b]&quot; &amp; [Numbers.C350] &amp; &quot;[/b]: &quot; &amp; [Numbers.F350] &amp; &quot;]&quot;; &quot;&quot;)">
            <text:p/>
          </table:table-cell>
          <table:table-cell table:formula="of:=IF([Numbers.C350] &gt; 0; &quot;convert background.png -gravity Center -size 270 -pointsize 24 -fill black -annotate +0-14 'Voted #&quot; &amp; [Numbers.B350] &amp; &quot; mod' -pointsize 20 -fill white -annotate +0+18 'by ZDoom Community' &quot; &amp; &quot;pngs/&quot; &amp; SUBSTITUTE(SUBSTITUTE(SUBSTITUTE(SUBSTITUTE([Numbers.D35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url=&quot; &amp; [Numbers.E351] &amp; &quot;]&quot; &amp; [Numbers.D351] &amp; &quot;[/url]&quot; &amp;  &quot; [[b]&quot; &amp; [Numbers.C351] &amp; &quot;[/b]: &quot; &amp; [Numbers.F351] &amp; &quot;]&quot;; &quot;&quot;)">
            <text:p/>
          </table:table-cell>
          <table:table-cell table:formula="of:=IF([Numbers.C351] &gt; 0; &quot;convert background.png -gravity Center -size 270 -pointsize 24 -fill black -annotate +0-14 'Voted #&quot; &amp; [Numbers.B351] &amp; &quot; mod' -pointsize 20 -fill white -annotate +0+18 'by ZDoom Community' &quot; &amp; &quot;pngs/&quot; &amp; SUBSTITUTE(SUBSTITUTE(SUBSTITUTE(SUBSTITUTE([Numbers.D35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url=&quot; &amp; [Numbers.E352] &amp; &quot;]&quot; &amp; [Numbers.D352] &amp; &quot;[/url]&quot; &amp;  &quot; [[b]&quot; &amp; [Numbers.C352] &amp; &quot;[/b]: &quot; &amp; [Numbers.F352] &amp; &quot;]&quot;; &quot;&quot;)">
            <text:p/>
          </table:table-cell>
          <table:table-cell table:formula="of:=IF([Numbers.C352] &gt; 0; &quot;convert background.png -gravity Center -size 270 -pointsize 24 -fill black -annotate +0-14 'Voted #&quot; &amp; [Numbers.B352] &amp; &quot; mod' -pointsize 20 -fill white -annotate +0+18 'by ZDoom Community' &quot; &amp; &quot;pngs/&quot; &amp; SUBSTITUTE(SUBSTITUTE(SUBSTITUTE(SUBSTITUTE([Numbers.D35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url=&quot; &amp; [Numbers.E353] &amp; &quot;]&quot; &amp; [Numbers.D353] &amp; &quot;[/url]&quot; &amp;  &quot; [[b]&quot; &amp; [Numbers.C353] &amp; &quot;[/b]: &quot; &amp; [Numbers.F353] &amp; &quot;]&quot;; &quot;&quot;)">
            <text:p/>
          </table:table-cell>
          <table:table-cell table:formula="of:=IF([Numbers.C353] &gt; 0; &quot;convert background.png -gravity Center -size 270 -pointsize 24 -fill black -annotate +0-14 'Voted #&quot; &amp; [Numbers.B353] &amp; &quot; mod' -pointsize 20 -fill white -annotate +0+18 'by ZDoom Community' &quot; &amp; &quot;pngs/&quot; &amp; SUBSTITUTE(SUBSTITUTE(SUBSTITUTE(SUBSTITUTE([Numbers.D35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url=&quot; &amp; [Numbers.E354] &amp; &quot;]&quot; &amp; [Numbers.D354] &amp; &quot;[/url]&quot; &amp;  &quot; [[b]&quot; &amp; [Numbers.C354] &amp; &quot;[/b]: &quot; &amp; [Numbers.F354] &amp; &quot;]&quot;; &quot;&quot;)">
            <text:p/>
          </table:table-cell>
          <table:table-cell table:formula="of:=IF([Numbers.C354] &gt; 0; &quot;convert background.png -gravity Center -size 270 -pointsize 24 -fill black -annotate +0-14 'Voted #&quot; &amp; [Numbers.B354] &amp; &quot; mod' -pointsize 20 -fill white -annotate +0+18 'by ZDoom Community' &quot; &amp; &quot;pngs/&quot; &amp; SUBSTITUTE(SUBSTITUTE(SUBSTITUTE(SUBSTITUTE([Numbers.D35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url=&quot; &amp; [Numbers.E355] &amp; &quot;]&quot; &amp; [Numbers.D355] &amp; &quot;[/url]&quot; &amp;  &quot; [[b]&quot; &amp; [Numbers.C355] &amp; &quot;[/b]: &quot; &amp; [Numbers.F355] &amp; &quot;]&quot;; &quot;&quot;)">
            <text:p/>
          </table:table-cell>
          <table:table-cell table:formula="of:=IF([Numbers.C355] &gt; 0; &quot;convert background.png -gravity Center -size 270 -pointsize 24 -fill black -annotate +0-14 'Voted #&quot; &amp; [Numbers.B355] &amp; &quot; mod' -pointsize 20 -fill white -annotate +0+18 'by ZDoom Community' &quot; &amp; &quot;pngs/&quot; &amp; SUBSTITUTE(SUBSTITUTE(SUBSTITUTE(SUBSTITUTE([Numbers.D35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url=&quot; &amp; [Numbers.E356] &amp; &quot;]&quot; &amp; [Numbers.D356] &amp; &quot;[/url]&quot; &amp;  &quot; [[b]&quot; &amp; [Numbers.C356] &amp; &quot;[/b]: &quot; &amp; [Numbers.F356] &amp; &quot;]&quot;; &quot;&quot;)">
            <text:p/>
          </table:table-cell>
          <table:table-cell table:formula="of:=IF([Numbers.C356] &gt; 0; &quot;convert background.png -gravity Center -size 270 -pointsize 24 -fill black -annotate +0-14 'Voted #&quot; &amp; [Numbers.B356] &amp; &quot; mod' -pointsize 20 -fill white -annotate +0+18 'by ZDoom Community' &quot; &amp; &quot;pngs/&quot; &amp; SUBSTITUTE(SUBSTITUTE(SUBSTITUTE(SUBSTITUTE([Numbers.D35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url=&quot; &amp; [Numbers.E357] &amp; &quot;]&quot; &amp; [Numbers.D357] &amp; &quot;[/url]&quot; &amp;  &quot; [[b]&quot; &amp; [Numbers.C357] &amp; &quot;[/b]: &quot; &amp; [Numbers.F357] &amp; &quot;]&quot;; &quot;&quot;)">
            <text:p/>
          </table:table-cell>
          <table:table-cell table:formula="of:=IF([Numbers.C357] &gt; 0; &quot;convert background.png -gravity Center -size 270 -pointsize 24 -fill black -annotate +0-14 'Voted #&quot; &amp; [Numbers.B357] &amp; &quot; mod' -pointsize 20 -fill white -annotate +0+18 'by ZDoom Community' &quot; &amp; &quot;pngs/&quot; &amp; SUBSTITUTE(SUBSTITUTE(SUBSTITUTE(SUBSTITUTE([Numbers.D35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url=&quot; &amp; [Numbers.E358] &amp; &quot;]&quot; &amp; [Numbers.D358] &amp; &quot;[/url]&quot; &amp;  &quot; [[b]&quot; &amp; [Numbers.C358] &amp; &quot;[/b]: &quot; &amp; [Numbers.F358] &amp; &quot;]&quot;; &quot;&quot;)">
            <text:p/>
          </table:table-cell>
          <table:table-cell table:formula="of:=IF([Numbers.C358] &gt; 0; &quot;convert background.png -gravity Center -size 270 -pointsize 24 -fill black -annotate +0-14 'Voted #&quot; &amp; [Numbers.B358] &amp; &quot; mod' -pointsize 20 -fill white -annotate +0+18 'by ZDoom Community' &quot; &amp; &quot;pngs/&quot; &amp; SUBSTITUTE(SUBSTITUTE(SUBSTITUTE(SUBSTITUTE([Numbers.D35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url=&quot; &amp; [Numbers.E359] &amp; &quot;]&quot; &amp; [Numbers.D359] &amp; &quot;[/url]&quot; &amp;  &quot; [[b]&quot; &amp; [Numbers.C359] &amp; &quot;[/b]: &quot; &amp; [Numbers.F359] &amp; &quot;]&quot;; &quot;&quot;)">
            <text:p/>
          </table:table-cell>
          <table:table-cell table:formula="of:=IF([Numbers.C359] &gt; 0; &quot;convert background.png -gravity Center -size 270 -pointsize 24 -fill black -annotate +0-14 'Voted #&quot; &amp; [Numbers.B359] &amp; &quot; mod' -pointsize 20 -fill white -annotate +0+18 'by ZDoom Community' &quot; &amp; &quot;pngs/&quot; &amp; SUBSTITUTE(SUBSTITUTE(SUBSTITUTE(SUBSTITUTE([Numbers.D35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url=&quot; &amp; [Numbers.E360] &amp; &quot;]&quot; &amp; [Numbers.D360] &amp; &quot;[/url]&quot; &amp;  &quot; [[b]&quot; &amp; [Numbers.C360] &amp; &quot;[/b]: &quot; &amp; [Numbers.F360] &amp; &quot;]&quot;; &quot;&quot;)">
            <text:p/>
          </table:table-cell>
          <table:table-cell table:formula="of:=IF([Numbers.C360] &gt; 0; &quot;convert background.png -gravity Center -size 270 -pointsize 24 -fill black -annotate +0-14 'Voted #&quot; &amp; [Numbers.B360] &amp; &quot; mod' -pointsize 20 -fill white -annotate +0+18 'by ZDoom Community' &quot; &amp; &quot;pngs/&quot; &amp; SUBSTITUTE(SUBSTITUTE(SUBSTITUTE(SUBSTITUTE([Numbers.D36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url=&quot; &amp; [Numbers.E361] &amp; &quot;]&quot; &amp; [Numbers.D361] &amp; &quot;[/url]&quot; &amp;  &quot; [[b]&quot; &amp; [Numbers.C361] &amp; &quot;[/b]: &quot; &amp; [Numbers.F361] &amp; &quot;]&quot;; &quot;&quot;)">
            <text:p/>
          </table:table-cell>
          <table:table-cell table:formula="of:=IF([Numbers.C361] &gt; 0; &quot;convert background.png -gravity Center -size 270 -pointsize 24 -fill black -annotate +0-14 'Voted #&quot; &amp; [Numbers.B361] &amp; &quot; mod' -pointsize 20 -fill white -annotate +0+18 'by ZDoom Community' &quot; &amp; &quot;pngs/&quot; &amp; SUBSTITUTE(SUBSTITUTE(SUBSTITUTE(SUBSTITUTE([Numbers.D36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url=&quot; &amp; [Numbers.E362] &amp; &quot;]&quot; &amp; [Numbers.D362] &amp; &quot;[/url]&quot; &amp;  &quot; [[b]&quot; &amp; [Numbers.C362] &amp; &quot;[/b]: &quot; &amp; [Numbers.F362] &amp; &quot;]&quot;; &quot;&quot;)">
            <text:p/>
          </table:table-cell>
          <table:table-cell table:formula="of:=IF([Numbers.C362] &gt; 0; &quot;convert background.png -gravity Center -size 270 -pointsize 24 -fill black -annotate +0-14 'Voted #&quot; &amp; [Numbers.B362] &amp; &quot; mod' -pointsize 20 -fill white -annotate +0+18 'by ZDoom Community' &quot; &amp; &quot;pngs/&quot; &amp; SUBSTITUTE(SUBSTITUTE(SUBSTITUTE(SUBSTITUTE([Numbers.D36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url=&quot; &amp; [Numbers.E363] &amp; &quot;]&quot; &amp; [Numbers.D363] &amp; &quot;[/url]&quot; &amp;  &quot; [[b]&quot; &amp; [Numbers.C363] &amp; &quot;[/b]: &quot; &amp; [Numbers.F363] &amp; &quot;]&quot;; &quot;&quot;)">
            <text:p/>
          </table:table-cell>
          <table:table-cell table:formula="of:=IF([Numbers.C363] &gt; 0; &quot;convert background.png -gravity Center -size 270 -pointsize 24 -fill black -annotate +0-14 'Voted #&quot; &amp; [Numbers.B363] &amp; &quot; mod' -pointsize 20 -fill white -annotate +0+18 'by ZDoom Community' &quot; &amp; &quot;pngs/&quot; &amp; SUBSTITUTE(SUBSTITUTE(SUBSTITUTE(SUBSTITUTE([Numbers.D36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url=&quot; &amp; [Numbers.E364] &amp; &quot;]&quot; &amp; [Numbers.D364] &amp; &quot;[/url]&quot; &amp;  &quot; [[b]&quot; &amp; [Numbers.C364] &amp; &quot;[/b]: &quot; &amp; [Numbers.F364] &amp; &quot;]&quot;; &quot;&quot;)">
            <text:p/>
          </table:table-cell>
          <table:table-cell table:formula="of:=IF([Numbers.C364] &gt; 0; &quot;convert background.png -gravity Center -size 270 -pointsize 24 -fill black -annotate +0-14 'Voted #&quot; &amp; [Numbers.B364] &amp; &quot; mod' -pointsize 20 -fill white -annotate +0+18 'by ZDoom Community' &quot; &amp; &quot;pngs/&quot; &amp; SUBSTITUTE(SUBSTITUTE(SUBSTITUTE(SUBSTITUTE([Numbers.D36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url=&quot; &amp; [Numbers.E365] &amp; &quot;]&quot; &amp; [Numbers.D365] &amp; &quot;[/url]&quot; &amp;  &quot; [[b]&quot; &amp; [Numbers.C365] &amp; &quot;[/b]: &quot; &amp; [Numbers.F365] &amp; &quot;]&quot;; &quot;&quot;)">
            <text:p/>
          </table:table-cell>
          <table:table-cell table:formula="of:=IF([Numbers.C365] &gt; 0; &quot;convert background.png -gravity Center -size 270 -pointsize 24 -fill black -annotate +0-14 'Voted #&quot; &amp; [Numbers.B365] &amp; &quot; mod' -pointsize 20 -fill white -annotate +0+18 'by ZDoom Community' &quot; &amp; &quot;pngs/&quot; &amp; SUBSTITUTE(SUBSTITUTE(SUBSTITUTE(SUBSTITUTE([Numbers.D36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url=&quot; &amp; [Numbers.E366] &amp; &quot;]&quot; &amp; [Numbers.D366] &amp; &quot;[/url]&quot; &amp;  &quot; [[b]&quot; &amp; [Numbers.C366] &amp; &quot;[/b]: &quot; &amp; [Numbers.F366] &amp; &quot;]&quot;; &quot;&quot;)">
            <text:p/>
          </table:table-cell>
          <table:table-cell table:formula="of:=IF([Numbers.C366] &gt; 0; &quot;convert background.png -gravity Center -size 270 -pointsize 24 -fill black -annotate +0-14 'Voted #&quot; &amp; [Numbers.B366] &amp; &quot; mod' -pointsize 20 -fill white -annotate +0+18 'by ZDoom Community' &quot; &amp; &quot;pngs/&quot; &amp; SUBSTITUTE(SUBSTITUTE(SUBSTITUTE(SUBSTITUTE([Numbers.D36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url=&quot; &amp; [Numbers.E367] &amp; &quot;]&quot; &amp; [Numbers.D367] &amp; &quot;[/url]&quot; &amp;  &quot; [[b]&quot; &amp; [Numbers.C367] &amp; &quot;[/b]: &quot; &amp; [Numbers.F367] &amp; &quot;]&quot;; &quot;&quot;)">
            <text:p/>
          </table:table-cell>
          <table:table-cell table:formula="of:=IF([Numbers.C367] &gt; 0; &quot;convert background.png -gravity Center -size 270 -pointsize 24 -fill black -annotate +0-14 'Voted #&quot; &amp; [Numbers.B367] &amp; &quot; mod' -pointsize 20 -fill white -annotate +0+18 'by ZDoom Community' &quot; &amp; &quot;pngs/&quot; &amp; SUBSTITUTE(SUBSTITUTE(SUBSTITUTE(SUBSTITUTE([Numbers.D36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url=&quot; &amp; [Numbers.E368] &amp; &quot;]&quot; &amp; [Numbers.D368] &amp; &quot;[/url]&quot; &amp;  &quot; [[b]&quot; &amp; [Numbers.C368] &amp; &quot;[/b]: &quot; &amp; [Numbers.F368] &amp; &quot;]&quot;; &quot;&quot;)">
            <text:p/>
          </table:table-cell>
          <table:table-cell table:formula="of:=IF([Numbers.C368] &gt; 0; &quot;convert background.png -gravity Center -size 270 -pointsize 24 -fill black -annotate +0-14 'Voted #&quot; &amp; [Numbers.B368] &amp; &quot; mod' -pointsize 20 -fill white -annotate +0+18 'by ZDoom Community' &quot; &amp; &quot;pngs/&quot; &amp; SUBSTITUTE(SUBSTITUTE(SUBSTITUTE(SUBSTITUTE([Numbers.D36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url=&quot; &amp; [Numbers.E369] &amp; &quot;]&quot; &amp; [Numbers.D369] &amp; &quot;[/url]&quot; &amp;  &quot; [[b]&quot; &amp; [Numbers.C369] &amp; &quot;[/b]: &quot; &amp; [Numbers.F369] &amp; &quot;]&quot;; &quot;&quot;)">
            <text:p/>
          </table:table-cell>
          <table:table-cell table:formula="of:=IF([Numbers.C369] &gt; 0; &quot;convert background.png -gravity Center -size 270 -pointsize 24 -fill black -annotate +0-14 'Voted #&quot; &amp; [Numbers.B369] &amp; &quot; mod' -pointsize 20 -fill white -annotate +0+18 'by ZDoom Community' &quot; &amp; &quot;pngs/&quot; &amp; SUBSTITUTE(SUBSTITUTE(SUBSTITUTE(SUBSTITUTE([Numbers.D36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url=&quot; &amp; [Numbers.E370] &amp; &quot;]&quot; &amp; [Numbers.D370] &amp; &quot;[/url]&quot; &amp;  &quot; [[b]&quot; &amp; [Numbers.C370] &amp; &quot;[/b]: &quot; &amp; [Numbers.F370] &amp; &quot;]&quot;; &quot;&quot;)">
            <text:p/>
          </table:table-cell>
          <table:table-cell table:formula="of:=IF([Numbers.C370] &gt; 0; &quot;convert background.png -gravity Center -size 270 -pointsize 24 -fill black -annotate +0-14 'Voted #&quot; &amp; [Numbers.B370] &amp; &quot; mod' -pointsize 20 -fill white -annotate +0+18 'by ZDoom Community' &quot; &amp; &quot;pngs/&quot; &amp; SUBSTITUTE(SUBSTITUTE(SUBSTITUTE(SUBSTITUTE([Numbers.D37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url=&quot; &amp; [Numbers.E371] &amp; &quot;]&quot; &amp; [Numbers.D371] &amp; &quot;[/url]&quot; &amp;  &quot; [[b]&quot; &amp; [Numbers.C371] &amp; &quot;[/b]: &quot; &amp; [Numbers.F371] &amp; &quot;]&quot;; &quot;&quot;)">
            <text:p/>
          </table:table-cell>
          <table:table-cell table:formula="of:=IF([Numbers.C371] &gt; 0; &quot;convert background.png -gravity Center -size 270 -pointsize 24 -fill black -annotate +0-14 'Voted #&quot; &amp; [Numbers.B371] &amp; &quot; mod' -pointsize 20 -fill white -annotate +0+18 'by ZDoom Community' &quot; &amp; &quot;pngs/&quot; &amp; SUBSTITUTE(SUBSTITUTE(SUBSTITUTE(SUBSTITUTE([Numbers.D37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url=&quot; &amp; [Numbers.E372] &amp; &quot;]&quot; &amp; [Numbers.D372] &amp; &quot;[/url]&quot; &amp;  &quot; [[b]&quot; &amp; [Numbers.C372] &amp; &quot;[/b]: &quot; &amp; [Numbers.F372] &amp; &quot;]&quot;; &quot;&quot;)">
            <text:p/>
          </table:table-cell>
          <table:table-cell table:formula="of:=IF([Numbers.C372] &gt; 0; &quot;convert background.png -gravity Center -size 270 -pointsize 24 -fill black -annotate +0-14 'Voted #&quot; &amp; [Numbers.B372] &amp; &quot; mod' -pointsize 20 -fill white -annotate +0+18 'by ZDoom Community' &quot; &amp; &quot;pngs/&quot; &amp; SUBSTITUTE(SUBSTITUTE(SUBSTITUTE(SUBSTITUTE([Numbers.D37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url=&quot; &amp; [Numbers.E373] &amp; &quot;]&quot; &amp; [Numbers.D373] &amp; &quot;[/url]&quot; &amp;  &quot; [[b]&quot; &amp; [Numbers.C373] &amp; &quot;[/b]: &quot; &amp; [Numbers.F373] &amp; &quot;]&quot;; &quot;&quot;)">
            <text:p/>
          </table:table-cell>
          <table:table-cell table:formula="of:=IF([Numbers.C373] &gt; 0; &quot;convert background.png -gravity Center -size 270 -pointsize 24 -fill black -annotate +0-14 'Voted #&quot; &amp; [Numbers.B373] &amp; &quot; mod' -pointsize 20 -fill white -annotate +0+18 'by ZDoom Community' &quot; &amp; &quot;pngs/&quot; &amp; SUBSTITUTE(SUBSTITUTE(SUBSTITUTE(SUBSTITUTE([Numbers.D37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url=&quot; &amp; [Numbers.E374] &amp; &quot;]&quot; &amp; [Numbers.D374] &amp; &quot;[/url]&quot; &amp;  &quot; [[b]&quot; &amp; [Numbers.C374] &amp; &quot;[/b]: &quot; &amp; [Numbers.F374] &amp; &quot;]&quot;; &quot;&quot;)">
            <text:p/>
          </table:table-cell>
          <table:table-cell table:formula="of:=IF([Numbers.C374] &gt; 0; &quot;convert background.png -gravity Center -size 270 -pointsize 24 -fill black -annotate +0-14 'Voted #&quot; &amp; [Numbers.B374] &amp; &quot; mod' -pointsize 20 -fill white -annotate +0+18 'by ZDoom Community' &quot; &amp; &quot;pngs/&quot; &amp; SUBSTITUTE(SUBSTITUTE(SUBSTITUTE(SUBSTITUTE([Numbers.D37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url=&quot; &amp; [Numbers.E375] &amp; &quot;]&quot; &amp; [Numbers.D375] &amp; &quot;[/url]&quot; &amp;  &quot; [[b]&quot; &amp; [Numbers.C375] &amp; &quot;[/b]: &quot; &amp; [Numbers.F375] &amp; &quot;]&quot;; &quot;&quot;)">
            <text:p/>
          </table:table-cell>
          <table:table-cell table:formula="of:=IF([Numbers.C375] &gt; 0; &quot;convert background.png -gravity Center -size 270 -pointsize 24 -fill black -annotate +0-14 'Voted #&quot; &amp; [Numbers.B375] &amp; &quot; mod' -pointsize 20 -fill white -annotate +0+18 'by ZDoom Community' &quot; &amp; &quot;pngs/&quot; &amp; SUBSTITUTE(SUBSTITUTE(SUBSTITUTE(SUBSTITUTE([Numbers.D37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url=&quot; &amp; [Numbers.E376] &amp; &quot;]&quot; &amp; [Numbers.D376] &amp; &quot;[/url]&quot; &amp;  &quot; [[b]&quot; &amp; [Numbers.C376] &amp; &quot;[/b]: &quot; &amp; [Numbers.F376] &amp; &quot;]&quot;; &quot;&quot;)">
            <text:p/>
          </table:table-cell>
          <table:table-cell table:formula="of:=IF([Numbers.C376] &gt; 0; &quot;convert background.png -gravity Center -size 270 -pointsize 24 -fill black -annotate +0-14 'Voted #&quot; &amp; [Numbers.B376] &amp; &quot; mod' -pointsize 20 -fill white -annotate +0+18 'by ZDoom Community' &quot; &amp; &quot;pngs/&quot; &amp; SUBSTITUTE(SUBSTITUTE(SUBSTITUTE(SUBSTITUTE([Numbers.D37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url=&quot; &amp; [Numbers.E377] &amp; &quot;]&quot; &amp; [Numbers.D377] &amp; &quot;[/url]&quot; &amp;  &quot; [[b]&quot; &amp; [Numbers.C377] &amp; &quot;[/b]: &quot; &amp; [Numbers.F377] &amp; &quot;]&quot;; &quot;&quot;)">
            <text:p/>
          </table:table-cell>
          <table:table-cell table:formula="of:=IF([Numbers.C377] &gt; 0; &quot;convert background.png -gravity Center -size 270 -pointsize 24 -fill black -annotate +0-14 'Voted #&quot; &amp; [Numbers.B377] &amp; &quot; mod' -pointsize 20 -fill white -annotate +0+18 'by ZDoom Community' &quot; &amp; &quot;pngs/&quot; &amp; SUBSTITUTE(SUBSTITUTE(SUBSTITUTE(SUBSTITUTE([Numbers.D37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url=&quot; &amp; [Numbers.E378] &amp; &quot;]&quot; &amp; [Numbers.D378] &amp; &quot;[/url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url=&quot; &amp; [Numbers.E379] &amp; &quot;]&quot; &amp; [Numbers.D379] &amp; &quot;[/url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url=&quot; &amp; [Numbers.E380] &amp; &quot;]&quot; &amp; [Numbers.D380] &amp; &quot;[/url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url=&quot; &amp; [Numbers.E381] &amp; &quot;]&quot; &amp; [Numbers.D381] &amp; &quot;[/url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url=&quot; &amp; [Numbers.E382] &amp; &quot;]&quot; &amp; [Numbers.D382] &amp; &quot;[/url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url=&quot; &amp; [Numbers.E383] &amp; &quot;]&quot; &amp; [Numbers.D383] &amp; &quot;[/url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url=&quot; &amp; [Numbers.E384] &amp; &quot;]&quot; &amp; [Numbers.D384] &amp; &quot;[/url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url=&quot; &amp; [Numbers.E385] &amp; &quot;]&quot; &amp; [Numbers.D385] &amp; &quot;[/url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url=&quot; &amp; [Numbers.E386] &amp; &quot;]&quot; &amp; [Numbers.D386] &amp; &quot;[/url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url=&quot; &amp; [Numbers.E387] &amp; &quot;]&quot; &amp; [Numbers.D387] &amp; &quot;[/url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url=&quot; &amp; [Numbers.E388] &amp; &quot;]&quot; &amp; [Numbers.D388] &amp; &quot;[/url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url=&quot; &amp; [Numbers.E389] &amp; &quot;]&quot; &amp; [Numbers.D389] &amp; &quot;[/url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url=&quot; &amp; [Numbers.E390] &amp; &quot;]&quot; &amp; [Numbers.D390] &amp; &quot;[/url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url=&quot; &amp; [Numbers.E391] &amp; &quot;]&quot; &amp; [Numbers.D391] &amp; &quot;[/url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url=&quot; &amp; [Numbers.E392] &amp; &quot;]&quot; &amp; [Numbers.D392] &amp; &quot;[/url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url=&quot; &amp; [Numbers.E393] &amp; &quot;]&quot; &amp; [Numbers.D393] &amp; &quot;[/url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url=&quot; &amp; [Numbers.E394] &amp; &quot;]&quot; &amp; [Numbers.D394] &amp; &quot;[/url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url=&quot; &amp; [Numbers.E395] &amp; &quot;]&quot; &amp; [Numbers.D395] &amp; &quot;[/url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url=&quot; &amp; [Numbers.E396] &amp; &quot;]&quot; &amp; [Numbers.D396] &amp; &quot;[/url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url=&quot; &amp; [Numbers.E397] &amp; &quot;]&quot; &amp; [Numbers.D397] &amp; &quot;[/url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url=&quot; &amp; [Numbers.E398] &amp; &quot;]&quot; &amp; [Numbers.D398] &amp; &quot;[/url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url=&quot; &amp; [Numbers.E399] &amp; &quot;]&quot; &amp; [Numbers.D399] &amp; &quot;[/url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url=&quot; &amp; [Numbers.E400] &amp; &quot;]&quot; &amp; [Numbers.D400] &amp; &quot;[/url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url=&quot; &amp; [Numbers.E401] &amp; &quot;]&quot; &amp; [Numbers.D401] &amp; &quot;[/url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url=&quot; &amp; [Numbers.E402] &amp; &quot;]&quot; &amp; [Numbers.D402] &amp; &quot;[/url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url=&quot; &amp; [Numbers.E403] &amp; &quot;]&quot; &amp; [Numbers.D403] &amp; &quot;[/url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url=&quot; &amp; [Numbers.E404] &amp; &quot;]&quot; &amp; [Numbers.D404] &amp; &quot;[/url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url=&quot; &amp; [Numbers.E405] &amp; &quot;]&quot; &amp; [Numbers.D405] &amp; &quot;[/url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url=&quot; &amp; [Numbers.E406] &amp; &quot;]&quot; &amp; [Numbers.D406] &amp; &quot;[/url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url=&quot; &amp; [Numbers.E407] &amp; &quot;]&quot; &amp; [Numbers.D407] &amp; &quot;[/url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url=&quot; &amp; [Numbers.E408] &amp; &quot;]&quot; &amp; [Numbers.D408] &amp; &quot;[/url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url=&quot; &amp; [Numbers.E409] &amp; &quot;]&quot; &amp; [Numbers.D409] &amp; &quot;[/url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url=&quot; &amp; [Numbers.E410] &amp; &quot;]&quot; &amp; [Numbers.D410] &amp; &quot;[/url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table table:name="Mentions" table:style-name="ta1">
        <table:table-column table:style-name="co11" table:default-cell-style-name="Default"/>
        <table:table-column table:style-name="co12" table:default-cell-style-name="Default"/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Runaway Train</text:p>
          </table:table-cell>
          <table:table-cell office:value-type="string" calcext:value-type="string">
            <text:p>https://www.doomworld.com/idgames/levels/doom2/Ports/m-o/njtrain</text:p>
          </table:table-cell>
        </table:table-row>
        <table:table-row table:style-name="ro3">
          <table:table-cell office:value-type="string" calcext:value-type="string">
            <text:p>Chex Quest 3</text:p>
          </table:table-cell>
          <table:table-cell office:value-type="string" calcext:value-type="string">
            <text:p>http://www.chucktropolis.com/gamers.htm</text:p>
          </table:table-cell>
        </table:table-row>
        <table:table-row table:style-name="ro3">
          <table:table-cell office:value-type="string" calcext:value-type="string">
            <text:p>Capture The Flag Base</text:p>
          </table:table-cell>
          <table:table-cell office:value-type="string" calcext:value-type="string">
            <text:p>https://forum.zdoom.org/viewtopic.php?f=37&amp;t=61373#p1064629</text:p>
          </table:table-cell>
        </table:table-row>
        <table:table-row table:style-name="ro3">
          <table:table-cell office:value-type="string" calcext:value-type="string">
            <text:p>DUBG</text:p>
          </table:table-cell>
          <table:table-cell office:value-type="string" calcext:value-type="string">
            <text:p>https://forum.zdoom.org/viewtopic.php?f=19&amp;t=60640#p1055085</text:p>
          </table:table-cell>
        </table:table-row>
        <table:table-row table:style-name="ro3">
          <table:table-cell office:value-type="string" calcext:value-type="string">
            <text:p>TDBots</text:p>
          </table:table-cell>
          <table:table-cell office:value-type="string" calcext:value-type="string">
            <text:p>https://forum.zdoom.org/viewtopic.php?f=43&amp;t=64527#p1101875</text:p>
          </table:table-cell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4">00/00/0000</text:date>, <text:time style:data-style-name="N2" text:time-value="19:57:49.9333596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19-09-24T20:02:11.491211696</dc:date>
    <meta:editing-duration>P1DT16H7M43S</meta:editing-duration>
    <meta:editing-cycles>190</meta:editing-cycles>
    <meta:generator>LibreOffice/6.1.5.2$Linux_X86_64 LibreOffice_project/10$Build-2</meta:generator>
    <meta:document-statistic meta:table-count="3" meta:cell-count="4194" meta:object-count="0"/>
  </office:meta>
</office:document-meta>
</file>